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ram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terations:</text:p>
          </table:table-cell>
          <table:table-cell office:value-type="float" office:value="100000000" calcext:value-type="float">
            <text:p>100,000,000</text:p>
          </table:table-cell>
        </table:table-row>
        <table:table-row table:style-name="ro1" table:number-rows-repeated="104857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ort_nop" table:style-name="ta1">
        <table:table-column table:style-name="co1" table:number-columns-repeated="12" table:default-cell-style-name="Default"/>
        <table:table-column table:style-name="co1" table:number-columns-repeated="5" table:default-cell-style-name="ce2"/>
        <table:table-column table:style-name="co1" table:number-columns-repeated="3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uops</text:p>
          </table:table-cell>
          <table:table-cell office:value-type="string" calcext:value-type="string">
            <text:p>Coffee Lake</text:p>
          </table:table-cell>
          <table:table-cell office:value-type="string" calcext:value-type="string">
            <text:p>Skylake</text:p>
          </table:table-cell>
          <table:table-cell office:value-type="string" calcext:value-type="string">
            <text:p>Haswell</text:p>
          </table:table-cell>
          <table:table-cell office:value-type="string" calcext:value-type="string">
            <text:p>Broadwell</text:p>
          </table:table-cell>
          <table:table-cell office:value-type="string" calcext:value-type="string">
            <text:p>IvyBridge</text:p>
          </table:table-cell>
          <table:table-cell office:value-type="string" calcext:value-type="string">
            <text:p>Sandy Bridge</text:p>
          </table:table-cell>
          <table:table-cell office:value-type="string" calcext:value-type="string">
            <text:p>Nehalem</text:p>
          </table:table-cell>
          <table:table-cell table:number-columns-repeated="2"/>
          <table:table-cell office:value-type="string" calcext:value-type="string">
            <text:p>uops</text:p>
          </table:table-cell>
          <table:table-cell table:style-name="ce2" table:formula="of:=[.B2]" office:value-type="string" office:string-value="Coffee Lake" calcext:value-type="string">
            <text:p>Coffee Lake</text:p>
          </table:table-cell>
          <table:table-cell table:formula="of:=[.C2]" office:value-type="string" office:string-value="Skylake" calcext:value-type="string">
            <text:p>Skylake</text:p>
          </table:table-cell>
          <table:table-cell table:formula="of:=[.D2]" office:value-type="string" office:string-value="Haswell" calcext:value-type="string">
            <text:p>Haswell</text:p>
          </table:table-cell>
          <table:table-cell table:formula="of:=[.E2]" office:value-type="string" office:string-value="Broadwell" calcext:value-type="string">
            <text:p>Broadwell</text:p>
          </table:table-cell>
          <table:table-cell table:formula="of:=[.F2]" office:value-type="string" office:string-value="IvyBridge" calcext:value-type="string">
            <text:p>IvyBridge</text:p>
          </table:table-cell>
          <table:table-cell table:formula="of:=[.G2]" office:value-type="string" office:string-value="Sandy Bridge" calcext:value-type="string">
            <text:p>Sandy Bridge</text:p>
          </table:table-cell>
          <table:table-cell table:style-name="ce2" table:formula="of:=[.H2]" office:value-type="string" office:string-value="Nehalem" calcext:value-type="string">
            <text:p>Nehalem</text:p>
          </table:table-cell>
          <table:table-cell table:style-name="ce2" table:formula="of:=[.I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58996" calcext:value-type="float">
            <text:p>100258996</text:p>
          </table:table-cell>
          <table:table-cell office:value-type="float" office:value="100339334" calcext:value-type="float">
            <text:p>100339334</text:p>
          </table:table-cell>
          <table:table-cell office:value-type="float" office:value="142741379" calcext:value-type="float">
            <text:p>142741379</text:p>
          </table:table-cell>
          <table:table-cell office:value-type="float" office:value="100252228" calcext:value-type="float">
            <text:p>100252228</text:p>
          </table:table-cell>
          <table:table-cell office:value-type="float" office:value="100300416" calcext:value-type="float">
            <text:p>100300416</text:p>
          </table:table-cell>
          <table:table-cell office:value-type="float" office:value="100255290" calcext:value-type="float">
            <text:p>100255290</text:p>
          </table:table-cell>
          <table:table-cell office:value-type="float" office:value="200367599" calcext:value-type="float">
            <text:p>200367599</text:p>
          </table:table-cell>
          <table:table-cell table:number-columns-repeated="2"/>
          <table:table-cell table:formula="of:=[.A3]" office:value-type="float" office:value="3" calcext:value-type="float">
            <text:p>3</text:p>
          </table:table-cell>
          <table:table-cell table:style-name="ce2" table:formula="of:=[.B3]/[$Params.$B$1]" office:value-type="float" office:value="1.00258996" calcext:value-type="float">
            <text:p>1.00</text:p>
          </table:table-cell>
          <table:table-cell table:formula="of:=[.C3]/[$Params.$B$1]" office:value-type="float" office:value="1.00339334" calcext:value-type="float">
            <text:p>1.00</text:p>
          </table:table-cell>
          <table:table-cell table:formula="of:=[.D3]/[$Params.$B$1]" office:value-type="float" office:value="1.42741379" calcext:value-type="float">
            <text:p>1.43</text:p>
          </table:table-cell>
          <table:table-cell table:formula="of:=[.E3]/[$Params.$B$1]" office:value-type="float" office:value="1.00252228" calcext:value-type="float">
            <text:p>1.00</text:p>
          </table:table-cell>
          <table:table-cell table:formula="of:=[.F3]/[$Params.$B$1]" office:value-type="float" office:value="1.00300416" calcext:value-type="float">
            <text:p>1.00</text:p>
          </table:table-cell>
          <table:table-cell table:formula="of:=[.G3]/[$Params.$B$1]" office:value-type="float" office:value="1.0025529" calcext:value-type="float">
            <text:p>1.00</text:p>
          </table:table-cell>
          <table:table-cell table:style-name="ce2" table:formula="of:=[.H3]/[$Params.$B$1]" office:value-type="float" office:value="2.00367599" calcext:value-type="float">
            <text:p>2.00</text:p>
          </table:table-cell>
          <table:table-cell table:style-name="ce2" table:formula="of:=[.I3]/[$Params.$B$1]" office:value-type="float" office:value="0" calcext:value-type="float">
            <text:p>0.00</text:p>
          </table:table-cell>
          <table:table-cell table:formula="of:=[.A3]/[.R3]" office:value-type="float" office:value="1.49724806554177" calcext:value-type="float">
            <text:p>1.4972480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211827" calcext:value-type="float">
            <text:p>100211827</text:p>
          </table:table-cell>
          <table:table-cell office:value-type="float" office:value="100292899" calcext:value-type="float">
            <text:p>100292899</text:p>
          </table:table-cell>
          <table:table-cell office:value-type="float" office:value="148940201" calcext:value-type="float">
            <text:p>148940201</text:p>
          </table:table-cell>
          <table:table-cell office:value-type="float" office:value="100298646" calcext:value-type="float">
            <text:p>100298646</text:p>
          </table:table-cell>
          <table:table-cell office:value-type="float" office:value="100251144" calcext:value-type="float">
            <text:p>100251144</text:p>
          </table:table-cell>
          <table:table-cell office:value-type="float" office:value="100247177" calcext:value-type="float">
            <text:p>100247177</text:p>
          </table:table-cell>
          <table:table-cell office:value-type="float" office:value="200262064" calcext:value-type="float">
            <text:p>200262064</text:p>
          </table:table-cell>
          <table:table-cell table:number-columns-repeated="2"/>
          <table:table-cell table:formula="of:=[.A4]" office:value-type="float" office:value="4" calcext:value-type="float">
            <text:p>4</text:p>
          </table:table-cell>
          <table:table-cell table:style-name="ce2" table:formula="of:=[.B4]/[$Params.$B$1]" office:value-type="float" office:value="1.00211827" calcext:value-type="float">
            <text:p>1.00</text:p>
          </table:table-cell>
          <table:table-cell table:formula="of:=[.C4]/[$Params.$B$1]" office:value-type="float" office:value="1.00292899" calcext:value-type="float">
            <text:p>1.00</text:p>
          </table:table-cell>
          <table:table-cell table:formula="of:=[.D4]/[$Params.$B$1]" office:value-type="float" office:value="1.48940201" calcext:value-type="float">
            <text:p>1.49</text:p>
          </table:table-cell>
          <table:table-cell table:formula="of:=[.E4]/[$Params.$B$1]" office:value-type="float" office:value="1.00298646" calcext:value-type="float">
            <text:p>1.00</text:p>
          </table:table-cell>
          <table:table-cell table:formula="of:=[.F4]/[$Params.$B$1]" office:value-type="float" office:value="1.00251144" calcext:value-type="float">
            <text:p>1.00</text:p>
          </table:table-cell>
          <table:table-cell table:formula="of:=[.G4]/[$Params.$B$1]" office:value-type="float" office:value="1.00247177" calcext:value-type="float">
            <text:p>1.00</text:p>
          </table:table-cell>
          <table:table-cell table:style-name="ce2" table:formula="of:=[.H4]/[$Params.$B$1]" office:value-type="float" office:value="2.00262064" calcext:value-type="float">
            <text:p>2.00</text:p>
          </table:table-cell>
          <table:table-cell table:style-name="ce2" table:formula="of:=[.I4]/[$Params.$B$1]" office:value-type="float" office:value="0" calcext:value-type="float">
            <text:p>0.00</text:p>
          </table:table-cell>
          <table:table-cell table:formula="of:=[.A4]/[.R4]" office:value-type="float" office:value="1.99738278938342" calcext:value-type="float">
            <text:p>1.99738278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220887" calcext:value-type="float">
            <text:p>125220887</text:p>
          </table:table-cell>
          <table:table-cell office:value-type="float" office:value="133747793" calcext:value-type="float">
            <text:p>133747793</text:p>
          </table:table-cell>
          <table:table-cell office:value-type="float" office:value="134488217" calcext:value-type="float">
            <text:p>134488217</text:p>
          </table:table-cell>
          <table:table-cell office:value-type="float" office:value="133621299" calcext:value-type="float">
            <text:p>133621299</text:p>
          </table:table-cell>
          <table:table-cell office:value-type="float" office:value="200243389" calcext:value-type="float">
            <text:p>200243389</text:p>
          </table:table-cell>
          <table:table-cell office:value-type="float" office:value="200250310" calcext:value-type="float">
            <text:p>200250310</text:p>
          </table:table-cell>
          <table:table-cell office:value-type="float" office:value="200246288" calcext:value-type="float">
            <text:p>200246288</text:p>
          </table:table-cell>
          <table:table-cell table:number-columns-repeated="2"/>
          <table:table-cell table:formula="of:=[.A5]" office:value-type="float" office:value="5" calcext:value-type="float">
            <text:p>5</text:p>
          </table:table-cell>
          <table:table-cell table:style-name="ce2" table:formula="of:=[.B5]/[$Params.$B$1]" office:value-type="float" office:value="1.25220887" calcext:value-type="float">
            <text:p>1.25</text:p>
          </table:table-cell>
          <table:table-cell table:formula="of:=[.C5]/[$Params.$B$1]" office:value-type="float" office:value="1.33747793" calcext:value-type="float">
            <text:p>1.34</text:p>
          </table:table-cell>
          <table:table-cell table:formula="of:=[.D5]/[$Params.$B$1]" office:value-type="float" office:value="1.34488217" calcext:value-type="float">
            <text:p>1.34</text:p>
          </table:table-cell>
          <table:table-cell table:formula="of:=[.E5]/[$Params.$B$1]" office:value-type="float" office:value="1.33621299" calcext:value-type="float">
            <text:p>1.34</text:p>
          </table:table-cell>
          <table:table-cell table:formula="of:=[.F5]/[$Params.$B$1]" office:value-type="float" office:value="2.00243389" calcext:value-type="float">
            <text:p>2.00</text:p>
          </table:table-cell>
          <table:table-cell table:formula="of:=[.G5]/[$Params.$B$1]" office:value-type="float" office:value="2.0025031" calcext:value-type="float">
            <text:p>2.00</text:p>
          </table:table-cell>
          <table:table-cell table:style-name="ce2" table:formula="of:=[.H5]/[$Params.$B$1]" office:value-type="float" office:value="2.00246288" calcext:value-type="float">
            <text:p>2.00</text:p>
          </table:table-cell>
          <table:table-cell table:style-name="ce2" table:formula="of:=[.I5]/[$Params.$B$1]" office:value-type="float" office:value="0" calcext:value-type="float">
            <text:p>0.00</text:p>
          </table:table-cell>
          <table:table-cell table:formula="of:=[.A5]/[.R5]" office:value-type="float" office:value="2.4969251864484" calcext:value-type="float">
            <text:p>2.49692518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246343" calcext:value-type="float">
            <text:p>150246343</text:p>
          </table:table-cell>
          <table:table-cell office:value-type="float" office:value="150324575" calcext:value-type="float">
            <text:p>150324575</text:p>
          </table:table-cell>
          <table:table-cell office:value-type="float" office:value="160233853" calcext:value-type="float">
            <text:p>160233853</text:p>
          </table:table-cell>
          <table:table-cell office:value-type="float" office:value="160265495" calcext:value-type="float">
            <text:p>160265495</text:p>
          </table:table-cell>
          <table:table-cell office:value-type="float" office:value="200220708" calcext:value-type="float">
            <text:p>200220708</text:p>
          </table:table-cell>
          <table:table-cell office:value-type="float" office:value="200258262" calcext:value-type="float">
            <text:p>200258262</text:p>
          </table:table-cell>
          <table:table-cell office:value-type="float" office:value="300478369" calcext:value-type="float">
            <text:p>300478369</text:p>
          </table:table-cell>
          <table:table-cell table:number-columns-repeated="2"/>
          <table:table-cell table:formula="of:=[.A6]" office:value-type="float" office:value="6" calcext:value-type="float">
            <text:p>6</text:p>
          </table:table-cell>
          <table:table-cell table:style-name="ce2" table:formula="of:=[.B6]/[$Params.$B$1]" office:value-type="float" office:value="1.50246343" calcext:value-type="float">
            <text:p>1.50</text:p>
          </table:table-cell>
          <table:table-cell table:formula="of:=[.C6]/[$Params.$B$1]" office:value-type="float" office:value="1.50324575" calcext:value-type="float">
            <text:p>1.50</text:p>
          </table:table-cell>
          <table:table-cell table:formula="of:=[.D6]/[$Params.$B$1]" office:value-type="float" office:value="1.60233853" calcext:value-type="float">
            <text:p>1.60</text:p>
          </table:table-cell>
          <table:table-cell table:formula="of:=[.E6]/[$Params.$B$1]" office:value-type="float" office:value="1.60265495" calcext:value-type="float">
            <text:p>1.60</text:p>
          </table:table-cell>
          <table:table-cell table:formula="of:=[.F6]/[$Params.$B$1]" office:value-type="float" office:value="2.00220708" calcext:value-type="float">
            <text:p>2.00</text:p>
          </table:table-cell>
          <table:table-cell table:formula="of:=[.G6]/[$Params.$B$1]" office:value-type="float" office:value="2.00258262" calcext:value-type="float">
            <text:p>2.00</text:p>
          </table:table-cell>
          <table:table-cell table:style-name="ce2" table:formula="of:=[.H6]/[$Params.$B$1]" office:value-type="float" office:value="3.00478369" calcext:value-type="float">
            <text:p>3.00</text:p>
          </table:table-cell>
          <table:table-cell table:style-name="ce2" table:formula="of:=[.I6]/[$Params.$B$1]" office:value-type="float" office:value="0" calcext:value-type="float">
            <text:p>0.00</text:p>
          </table:table-cell>
          <table:table-cell table:formula="of:=[.A6]/[.R6]" office:value-type="float" office:value="1.99681595050191" calcext:value-type="float">
            <text:p>1.99681595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246494" calcext:value-type="float">
            <text:p>200246494</text:p>
          </table:table-cell>
          <table:table-cell office:value-type="float" office:value="200333627" calcext:value-type="float">
            <text:p>200333627</text:p>
          </table:table-cell>
          <table:table-cell office:value-type="float" office:value="175233485" calcext:value-type="float">
            <text:p>175233485</text:p>
          </table:table-cell>
          <table:table-cell office:value-type="float" office:value="175272189" calcext:value-type="float">
            <text:p>175272189</text:p>
          </table:table-cell>
          <table:table-cell office:value-type="float" office:value="200218283" calcext:value-type="float">
            <text:p>200218283</text:p>
          </table:table-cell>
          <table:table-cell office:value-type="float" office:value="200253876" calcext:value-type="float">
            <text:p>200253876</text:p>
          </table:table-cell>
          <table:table-cell office:value-type="float" office:value="300487979" calcext:value-type="float">
            <text:p>300487979</text:p>
          </table:table-cell>
          <table:table-cell table:number-columns-repeated="2"/>
          <table:table-cell table:formula="of:=[.A7]" office:value-type="float" office:value="7" calcext:value-type="float">
            <text:p>7</text:p>
          </table:table-cell>
          <table:table-cell table:style-name="ce2" table:formula="of:=[.B7]/[$Params.$B$1]" office:value-type="float" office:value="2.00246494" calcext:value-type="float">
            <text:p>2.00</text:p>
          </table:table-cell>
          <table:table-cell table:formula="of:=[.C7]/[$Params.$B$1]" office:value-type="float" office:value="2.00333627" calcext:value-type="float">
            <text:p>2.00</text:p>
          </table:table-cell>
          <table:table-cell table:formula="of:=[.D7]/[$Params.$B$1]" office:value-type="float" office:value="1.75233485" calcext:value-type="float">
            <text:p>1.75</text:p>
          </table:table-cell>
          <table:table-cell table:formula="of:=[.E7]/[$Params.$B$1]" office:value-type="float" office:value="1.75272189" calcext:value-type="float">
            <text:p>1.75</text:p>
          </table:table-cell>
          <table:table-cell table:formula="of:=[.F7]/[$Params.$B$1]" office:value-type="float" office:value="2.00218283" calcext:value-type="float">
            <text:p>2.00</text:p>
          </table:table-cell>
          <table:table-cell table:formula="of:=[.G7]/[$Params.$B$1]" office:value-type="float" office:value="2.00253876" calcext:value-type="float">
            <text:p>2.00</text:p>
          </table:table-cell>
          <table:table-cell table:style-name="ce2" table:formula="of:=[.H7]/[$Params.$B$1]" office:value-type="float" office:value="3.00487979" calcext:value-type="float">
            <text:p>3.00</text:p>
          </table:table-cell>
          <table:table-cell table:style-name="ce2" table:formula="of:=[.I7]/[$Params.$B$1]" office:value-type="float" office:value="0" calcext:value-type="float">
            <text:p>0.00</text:p>
          </table:table-cell>
          <table:table-cell table:formula="of:=[.A7]/[.R7]" office:value-type="float" office:value="2.32954410465784" calcext:value-type="float">
            <text:p>2.3295441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307365" calcext:value-type="float">
            <text:p>200307365</text:p>
          </table:table-cell>
          <table:table-cell office:value-type="float" office:value="200458793" calcext:value-type="float">
            <text:p>200458793</text:p>
          </table:table-cell>
          <table:table-cell office:value-type="float" office:value="200241653" calcext:value-type="float">
            <text:p>200241653</text:p>
          </table:table-cell>
          <table:table-cell office:value-type="float" office:value="210244513" calcext:value-type="float">
            <text:p>210244513</text:p>
          </table:table-cell>
          <table:table-cell office:value-type="float" office:value="200521661" calcext:value-type="float">
            <text:p>200521661</text:p>
          </table:table-cell>
          <table:table-cell office:value-type="float" office:value="200248005" calcext:value-type="float">
            <text:p>200248005</text:p>
          </table:table-cell>
          <table:table-cell office:value-type="float" office:value="300257407" calcext:value-type="float">
            <text:p>300257407</text:p>
          </table:table-cell>
          <table:table-cell table:number-columns-repeated="2"/>
          <table:table-cell table:formula="of:=[.A8]" office:value-type="float" office:value="8" calcext:value-type="float">
            <text:p>8</text:p>
          </table:table-cell>
          <table:table-cell table:style-name="ce2" table:formula="of:=[.B8]/[$Params.$B$1]" office:value-type="float" office:value="2.00307365" calcext:value-type="float">
            <text:p>2.00</text:p>
          </table:table-cell>
          <table:table-cell table:formula="of:=[.C8]/[$Params.$B$1]" office:value-type="float" office:value="2.00458793" calcext:value-type="float">
            <text:p>2.00</text:p>
          </table:table-cell>
          <table:table-cell table:formula="of:=[.D8]/[$Params.$B$1]" office:value-type="float" office:value="2.00241653" calcext:value-type="float">
            <text:p>2.00</text:p>
          </table:table-cell>
          <table:table-cell table:formula="of:=[.E8]/[$Params.$B$1]" office:value-type="float" office:value="2.10244513" calcext:value-type="float">
            <text:p>2.10</text:p>
          </table:table-cell>
          <table:table-cell table:formula="of:=[.F8]/[$Params.$B$1]" office:value-type="float" office:value="2.00521661" calcext:value-type="float">
            <text:p>2.01</text:p>
          </table:table-cell>
          <table:table-cell table:formula="of:=[.G8]/[$Params.$B$1]" office:value-type="float" office:value="2.00248005" calcext:value-type="float">
            <text:p>2.00</text:p>
          </table:table-cell>
          <table:table-cell table:style-name="ce2" table:formula="of:=[.H8]/[$Params.$B$1]" office:value-type="float" office:value="3.00257407" calcext:value-type="float">
            <text:p>3.00</text:p>
          </table:table-cell>
          <table:table-cell table:style-name="ce2" table:formula="of:=[.I8]/[$Params.$B$1]" office:value-type="float" office:value="0" calcext:value-type="float">
            <text:p>0.00</text:p>
          </table:table-cell>
          <table:table-cell table:formula="of:=[.A8]/[.R8]" office:value-type="float" office:value="2.66438056597218" calcext:value-type="float">
            <text:p>2.6643805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7634959" calcext:value-type="float">
            <text:p>227634959</text:p>
          </table:table-cell>
          <table:table-cell office:value-type="float" office:value="233710894" calcext:value-type="float">
            <text:p>233710894</text:p>
          </table:table-cell>
          <table:table-cell office:value-type="float" office:value="233574631" calcext:value-type="float">
            <text:p>233574631</text:p>
          </table:table-cell>
          <table:table-cell office:value-type="float" office:value="233604539" calcext:value-type="float">
            <text:p>233604539</text:p>
          </table:table-cell>
          <table:table-cell office:value-type="float" office:value="300311022" calcext:value-type="float">
            <text:p>300311022</text:p>
          </table:table-cell>
          <table:table-cell office:value-type="float" office:value="300258440" calcext:value-type="float">
            <text:p>300258440</text:p>
          </table:table-cell>
          <table:table-cell office:value-type="float" office:value="300283203" calcext:value-type="float">
            <text:p>300283203</text:p>
          </table:table-cell>
          <table:table-cell table:number-columns-repeated="2"/>
          <table:table-cell table:formula="of:=[.A9]" office:value-type="float" office:value="9" calcext:value-type="float">
            <text:p>9</text:p>
          </table:table-cell>
          <table:table-cell table:style-name="ce2" table:formula="of:=[.B9]/[$Params.$B$1]" office:value-type="float" office:value="2.27634959" calcext:value-type="float">
            <text:p>2.28</text:p>
          </table:table-cell>
          <table:table-cell table:formula="of:=[.C9]/[$Params.$B$1]" office:value-type="float" office:value="2.33710894" calcext:value-type="float">
            <text:p>2.34</text:p>
          </table:table-cell>
          <table:table-cell table:formula="of:=[.D9]/[$Params.$B$1]" office:value-type="float" office:value="2.33574631" calcext:value-type="float">
            <text:p>2.34</text:p>
          </table:table-cell>
          <table:table-cell table:formula="of:=[.E9]/[$Params.$B$1]" office:value-type="float" office:value="2.33604539" calcext:value-type="float">
            <text:p>2.34</text:p>
          </table:table-cell>
          <table:table-cell table:formula="of:=[.F9]/[$Params.$B$1]" office:value-type="float" office:value="3.00311022" calcext:value-type="float">
            <text:p>3.00</text:p>
          </table:table-cell>
          <table:table-cell table:formula="of:=[.G9]/[$Params.$B$1]" office:value-type="float" office:value="3.0025844" calcext:value-type="float">
            <text:p>3.00</text:p>
          </table:table-cell>
          <table:table-cell table:style-name="ce2" table:formula="of:=[.H9]/[$Params.$B$1]" office:value-type="float" office:value="3.00283203" calcext:value-type="float">
            <text:p>3.00</text:p>
          </table:table-cell>
          <table:table-cell table:style-name="ce2" table:formula="of:=[.I9]/[$Params.$B$1]" office:value-type="float" office:value="0" calcext:value-type="float">
            <text:p>0.00</text:p>
          </table:table-cell>
          <table:table-cell table:formula="of:=[.A9]/[.R9]" office:value-type="float" office:value="2.99717064094324" calcext:value-type="float">
            <text:p>2.9971706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262816" calcext:value-type="float">
            <text:p>250262816</text:p>
          </table:table-cell>
          <table:table-cell office:value-type="float" office:value="266997278" calcext:value-type="float">
            <text:p>266997278</text:p>
          </table:table-cell>
          <table:table-cell office:value-type="float" office:value="266952604" calcext:value-type="float">
            <text:p>266952604</text:p>
          </table:table-cell>
          <table:table-cell office:value-type="float" office:value="266951564" calcext:value-type="float">
            <text:p>266951564</text:p>
          </table:table-cell>
          <table:table-cell office:value-type="float" office:value="300244069" calcext:value-type="float">
            <text:p>300244069</text:p>
          </table:table-cell>
          <table:table-cell office:value-type="float" office:value="300256159" calcext:value-type="float">
            <text:p>300256159</text:p>
          </table:table-cell>
          <table:table-cell office:value-type="float" office:value="400548855" calcext:value-type="float">
            <text:p>400548855</text:p>
          </table:table-cell>
          <table:table-cell table:number-columns-repeated="2"/>
          <table:table-cell table:formula="of:=[.A10]" office:value-type="float" office:value="10" calcext:value-type="float">
            <text:p>10</text:p>
          </table:table-cell>
          <table:table-cell table:style-name="ce2" table:formula="of:=[.B10]/[$Params.$B$1]" office:value-type="float" office:value="2.50262816" calcext:value-type="float">
            <text:p>2.50</text:p>
          </table:table-cell>
          <table:table-cell table:formula="of:=[.C10]/[$Params.$B$1]" office:value-type="float" office:value="2.66997278" calcext:value-type="float">
            <text:p>2.67</text:p>
          </table:table-cell>
          <table:table-cell table:formula="of:=[.D10]/[$Params.$B$1]" office:value-type="float" office:value="2.66952604" calcext:value-type="float">
            <text:p>2.67</text:p>
          </table:table-cell>
          <table:table-cell table:formula="of:=[.E10]/[$Params.$B$1]" office:value-type="float" office:value="2.66951564" calcext:value-type="float">
            <text:p>2.67</text:p>
          </table:table-cell>
          <table:table-cell table:formula="of:=[.F10]/[$Params.$B$1]" office:value-type="float" office:value="3.00244069" calcext:value-type="float">
            <text:p>3.00</text:p>
          </table:table-cell>
          <table:table-cell table:formula="of:=[.G10]/[$Params.$B$1]" office:value-type="float" office:value="3.00256159" calcext:value-type="float">
            <text:p>3.00</text:p>
          </table:table-cell>
          <table:table-cell table:style-name="ce2" table:formula="of:=[.H10]/[$Params.$B$1]" office:value-type="float" office:value="4.00548855" calcext:value-type="float">
            <text:p>4.01</text:p>
          </table:table-cell>
          <table:table-cell table:style-name="ce2" table:formula="of:=[.I10]/[$Params.$B$1]" office:value-type="float" office:value="0" calcext:value-type="float">
            <text:p>0.00</text:p>
          </table:table-cell>
          <table:table-cell table:formula="of:=[.A10]/[.R10]" office:value-type="float" office:value="2.49657435670363" calcext:value-type="float">
            <text:p>2.49657435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5252718" calcext:value-type="float">
            <text:p>275252718</text:p>
          </table:table-cell>
          <table:table-cell office:value-type="float" office:value="300352423" calcext:value-type="float">
            <text:p>300352423</text:p>
          </table:table-cell>
          <table:table-cell office:value-type="float" office:value="300317955" calcext:value-type="float">
            <text:p>300317955</text:p>
          </table:table-cell>
          <table:table-cell office:value-type="float" office:value="352085549" calcext:value-type="float">
            <text:p>352085549</text:p>
          </table:table-cell>
          <table:table-cell office:value-type="float" office:value="300248302" calcext:value-type="float">
            <text:p>300248302</text:p>
          </table:table-cell>
          <table:table-cell office:value-type="float" office:value="300252615" calcext:value-type="float">
            <text:p>300252615</text:p>
          </table:table-cell>
          <table:table-cell office:value-type="float" office:value="400270844" calcext:value-type="float">
            <text:p>400270844</text:p>
          </table:table-cell>
          <table:table-cell table:number-columns-repeated="2"/>
          <table:table-cell table:formula="of:=[.A11]" office:value-type="float" office:value="11" calcext:value-type="float">
            <text:p>11</text:p>
          </table:table-cell>
          <table:table-cell table:style-name="ce2" table:formula="of:=[.B11]/[$Params.$B$1]" office:value-type="float" office:value="2.75252718" calcext:value-type="float">
            <text:p>2.75</text:p>
          </table:table-cell>
          <table:table-cell table:formula="of:=[.C11]/[$Params.$B$1]" office:value-type="float" office:value="3.00352423" calcext:value-type="float">
            <text:p>3.00</text:p>
          </table:table-cell>
          <table:table-cell table:formula="of:=[.D11]/[$Params.$B$1]" office:value-type="float" office:value="3.00317955" calcext:value-type="float">
            <text:p>3.00</text:p>
          </table:table-cell>
          <table:table-cell table:formula="of:=[.E11]/[$Params.$B$1]" office:value-type="float" office:value="3.52085549" calcext:value-type="float">
            <text:p>3.52</text:p>
          </table:table-cell>
          <table:table-cell table:formula="of:=[.F11]/[$Params.$B$1]" office:value-type="float" office:value="3.00248302" calcext:value-type="float">
            <text:p>3.00</text:p>
          </table:table-cell>
          <table:table-cell table:formula="of:=[.G11]/[$Params.$B$1]" office:value-type="float" office:value="3.00252615" calcext:value-type="float">
            <text:p>3.00</text:p>
          </table:table-cell>
          <table:table-cell table:style-name="ce2" table:formula="of:=[.H11]/[$Params.$B$1]" office:value-type="float" office:value="4.00270844" calcext:value-type="float">
            <text:p>4.00</text:p>
          </table:table-cell>
          <table:table-cell table:style-name="ce2" table:formula="of:=[.I11]/[$Params.$B$1]" office:value-type="float" office:value="0" calcext:value-type="float">
            <text:p>0.00</text:p>
          </table:table-cell>
          <table:table-cell table:formula="of:=[.A11]/[.R11]" office:value-type="float" office:value="2.74813920746124" calcext:value-type="float">
            <text:p>2.74813920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272572" calcext:value-type="float">
            <text:p>300272572</text:p>
          </table:table-cell>
          <table:table-cell office:value-type="float" office:value="300380186" calcext:value-type="float">
            <text:p>300380186</text:p>
          </table:table-cell>
          <table:table-cell office:value-type="float" office:value="300255786" calcext:value-type="float">
            <text:p>300255786</text:p>
          </table:table-cell>
          <table:table-cell office:value-type="float" office:value="300312731" calcext:value-type="float">
            <text:p>300312731</text:p>
          </table:table-cell>
          <table:table-cell office:value-type="float" office:value="300590013" calcext:value-type="float">
            <text:p>300590013</text:p>
          </table:table-cell>
          <table:table-cell office:value-type="float" office:value="300258025" calcext:value-type="float">
            <text:p>300258025</text:p>
          </table:table-cell>
          <table:table-cell office:value-type="float" office:value="400255675" calcext:value-type="float">
            <text:p>400255675</text:p>
          </table:table-cell>
          <table:table-cell table:number-columns-repeated="2"/>
          <table:table-cell table:formula="of:=[.A12]" office:value-type="float" office:value="12" calcext:value-type="float">
            <text:p>12</text:p>
          </table:table-cell>
          <table:table-cell table:style-name="ce2" table:formula="of:=[.B12]/[$Params.$B$1]" office:value-type="float" office:value="3.00272572" calcext:value-type="float">
            <text:p>3.00</text:p>
          </table:table-cell>
          <table:table-cell table:formula="of:=[.C12]/[$Params.$B$1]" office:value-type="float" office:value="3.00380186" calcext:value-type="float">
            <text:p>3.00</text:p>
          </table:table-cell>
          <table:table-cell table:formula="of:=[.D12]/[$Params.$B$1]" office:value-type="float" office:value="3.00255786" calcext:value-type="float">
            <text:p>3.00</text:p>
          </table:table-cell>
          <table:table-cell table:formula="of:=[.E12]/[$Params.$B$1]" office:value-type="float" office:value="3.00312731" calcext:value-type="float">
            <text:p>3.00</text:p>
          </table:table-cell>
          <table:table-cell table:formula="of:=[.F12]/[$Params.$B$1]" office:value-type="float" office:value="3.00590013" calcext:value-type="float">
            <text:p>3.01</text:p>
          </table:table-cell>
          <table:table-cell table:formula="of:=[.G12]/[$Params.$B$1]" office:value-type="float" office:value="3.00258025" calcext:value-type="float">
            <text:p>3.00</text:p>
          </table:table-cell>
          <table:table-cell table:style-name="ce2" table:formula="of:=[.H12]/[$Params.$B$1]" office:value-type="float" office:value="4.00255675" calcext:value-type="float">
            <text:p>4.00</text:p>
          </table:table-cell>
          <table:table-cell table:style-name="ce2" table:formula="of:=[.I12]/[$Params.$B$1]" office:value-type="float" office:value="0" calcext:value-type="float">
            <text:p>0.00</text:p>
          </table:table-cell>
          <table:table-cell table:formula="of:=[.A12]/[.R12]" office:value-type="float" office:value="2.99808366239904" calcext:value-type="float">
            <text:p>2.99808366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5464144" calcext:value-type="float">
            <text:p>325464144</text:p>
          </table:table-cell>
          <table:table-cell office:value-type="float" office:value="350333540" calcext:value-type="float">
            <text:p>350333540</text:p>
          </table:table-cell>
          <table:table-cell office:value-type="float" office:value="350246577" calcext:value-type="float">
            <text:p>350246577</text:p>
          </table:table-cell>
          <table:table-cell office:value-type="float" office:value="350266145" calcext:value-type="float">
            <text:p>350266145</text:p>
          </table:table-cell>
          <table:table-cell office:value-type="float" office:value="400315897" calcext:value-type="float">
            <text:p>400315897</text:p>
          </table:table-cell>
          <table:table-cell office:value-type="float" office:value="400254987" calcext:value-type="float">
            <text:p>400254987</text:p>
          </table:table-cell>
          <table:table-cell office:value-type="float" office:value="433940157" calcext:value-type="float">
            <text:p>433940157</text:p>
          </table:table-cell>
          <table:table-cell table:number-columns-repeated="2"/>
          <table:table-cell table:formula="of:=[.A13]" office:value-type="float" office:value="13" calcext:value-type="float">
            <text:p>13</text:p>
          </table:table-cell>
          <table:table-cell table:style-name="ce2" table:formula="of:=[.B13]/[$Params.$B$1]" office:value-type="float" office:value="3.25464144" calcext:value-type="float">
            <text:p>3.25</text:p>
          </table:table-cell>
          <table:table-cell table:formula="of:=[.C13]/[$Params.$B$1]" office:value-type="float" office:value="3.5033354" calcext:value-type="float">
            <text:p>3.50</text:p>
          </table:table-cell>
          <table:table-cell table:formula="of:=[.D13]/[$Params.$B$1]" office:value-type="float" office:value="3.50246577" calcext:value-type="float">
            <text:p>3.50</text:p>
          </table:table-cell>
          <table:table-cell table:formula="of:=[.E13]/[$Params.$B$1]" office:value-type="float" office:value="3.50266145" calcext:value-type="float">
            <text:p>3.50</text:p>
          </table:table-cell>
          <table:table-cell table:formula="of:=[.F13]/[$Params.$B$1]" office:value-type="float" office:value="4.00315897" calcext:value-type="float">
            <text:p>4.00</text:p>
          </table:table-cell>
          <table:table-cell table:formula="of:=[.G13]/[$Params.$B$1]" office:value-type="float" office:value="4.00254987" calcext:value-type="float">
            <text:p>4.00</text:p>
          </table:table-cell>
          <table:table-cell table:style-name="ce2" table:formula="of:=[.H13]/[$Params.$B$1]" office:value-type="float" office:value="4.33940157" calcext:value-type="float">
            <text:p>4.34</text:p>
          </table:table-cell>
          <table:table-cell table:style-name="ce2" table:formula="of:=[.I13]/[$Params.$B$1]" office:value-type="float" office:value="0" calcext:value-type="float">
            <text:p>0.00</text:p>
          </table:table-cell>
          <table:table-cell table:formula="of:=[.A13]/[.R13]" office:value-type="float" office:value="2.99580478789383" calcext:value-type="float">
            <text:p>2.99580478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0405921" calcext:value-type="float">
            <text:p>350405921</text:p>
          </table:table-cell>
          <table:table-cell office:value-type="float" office:value="350335669" calcext:value-type="float">
            <text:p>350335669</text:p>
          </table:table-cell>
          <table:table-cell office:value-type="float" office:value="350241759" calcext:value-type="float">
            <text:p>350241759</text:p>
          </table:table-cell>
          <table:table-cell office:value-type="float" office:value="384147274" calcext:value-type="float">
            <text:p>384147274</text:p>
          </table:table-cell>
          <table:table-cell office:value-type="float" office:value="400238983" calcext:value-type="float">
            <text:p>400238983</text:p>
          </table:table-cell>
          <table:table-cell office:value-type="float" office:value="400264260" calcext:value-type="float">
            <text:p>400264260</text:p>
          </table:table-cell>
          <table:table-cell office:value-type="float" office:value="500271216" calcext:value-type="float">
            <text:p>500271216</text:p>
          </table:table-cell>
          <table:table-cell table:number-columns-repeated="2"/>
          <table:table-cell table:formula="of:=[.A14]" office:value-type="float" office:value="14" calcext:value-type="float">
            <text:p>14</text:p>
          </table:table-cell>
          <table:table-cell table:style-name="ce2" table:formula="of:=[.B14]/[$Params.$B$1]" office:value-type="float" office:value="3.50405921" calcext:value-type="float">
            <text:p>3.50</text:p>
          </table:table-cell>
          <table:table-cell table:formula="of:=[.C14]/[$Params.$B$1]" office:value-type="float" office:value="3.50335669" calcext:value-type="float">
            <text:p>3.50</text:p>
          </table:table-cell>
          <table:table-cell table:formula="of:=[.D14]/[$Params.$B$1]" office:value-type="float" office:value="3.50241759" calcext:value-type="float">
            <text:p>3.50</text:p>
          </table:table-cell>
          <table:table-cell table:formula="of:=[.E14]/[$Params.$B$1]" office:value-type="float" office:value="3.84147274" calcext:value-type="float">
            <text:p>3.84</text:p>
          </table:table-cell>
          <table:table-cell table:formula="of:=[.F14]/[$Params.$B$1]" office:value-type="float" office:value="4.00238983" calcext:value-type="float">
            <text:p>4.00</text:p>
          </table:table-cell>
          <table:table-cell table:formula="of:=[.G14]/[$Params.$B$1]" office:value-type="float" office:value="4.0026426" calcext:value-type="float">
            <text:p>4.00</text:p>
          </table:table-cell>
          <table:table-cell table:style-name="ce2" table:formula="of:=[.H14]/[$Params.$B$1]" office:value-type="float" office:value="5.00271216" calcext:value-type="float">
            <text:p>5.00</text:p>
          </table:table-cell>
          <table:table-cell table:style-name="ce2" table:formula="of:=[.I14]/[$Params.$B$1]" office:value-type="float" office:value="0" calcext:value-type="float">
            <text:p>0.00</text:p>
          </table:table-cell>
          <table:table-cell table:formula="of:=[.A14]/[.R14]" office:value-type="float" office:value="2.79848201380429" calcext:value-type="float">
            <text:p>2.79848201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5226739" calcext:value-type="float">
            <text:p>375226739</text:p>
          </table:table-cell>
          <table:table-cell office:value-type="float" office:value="400409048" calcext:value-type="float">
            <text:p>400409048</text:p>
          </table:table-cell>
          <table:table-cell office:value-type="float" office:value="400260500" calcext:value-type="float">
            <text:p>400260500</text:p>
          </table:table-cell>
          <table:table-cell office:value-type="float" office:value="400331044" calcext:value-type="float">
            <text:p>400331044</text:p>
          </table:table-cell>
          <table:table-cell office:value-type="float" office:value="400252285" calcext:value-type="float">
            <text:p>400252285</text:p>
          </table:table-cell>
          <table:table-cell office:value-type="float" office:value="400268338" calcext:value-type="float">
            <text:p>400268338</text:p>
          </table:table-cell>
          <table:table-cell office:value-type="float" office:value="500378086" calcext:value-type="float">
            <text:p>500378086</text:p>
          </table:table-cell>
          <table:table-cell table:number-columns-repeated="2"/>
          <table:table-cell table:formula="of:=[.A15]" office:value-type="float" office:value="15" calcext:value-type="float">
            <text:p>15</text:p>
          </table:table-cell>
          <table:table-cell table:style-name="ce2" table:formula="of:=[.B15]/[$Params.$B$1]" office:value-type="float" office:value="3.75226739" calcext:value-type="float">
            <text:p>3.75</text:p>
          </table:table-cell>
          <table:table-cell table:formula="of:=[.C15]/[$Params.$B$1]" office:value-type="float" office:value="4.00409048" calcext:value-type="float">
            <text:p>4.00</text:p>
          </table:table-cell>
          <table:table-cell table:formula="of:=[.D15]/[$Params.$B$1]" office:value-type="float" office:value="4.002605" calcext:value-type="float">
            <text:p>4.00</text:p>
          </table:table-cell>
          <table:table-cell table:formula="of:=[.E15]/[$Params.$B$1]" office:value-type="float" office:value="4.00331044" calcext:value-type="float">
            <text:p>4.00</text:p>
          </table:table-cell>
          <table:table-cell table:formula="of:=[.F15]/[$Params.$B$1]" office:value-type="float" office:value="4.00252285" calcext:value-type="float">
            <text:p>4.00</text:p>
          </table:table-cell>
          <table:table-cell table:formula="of:=[.G15]/[$Params.$B$1]" office:value-type="float" office:value="4.00268338" calcext:value-type="float">
            <text:p>4.00</text:p>
          </table:table-cell>
          <table:table-cell table:style-name="ce2" table:formula="of:=[.H15]/[$Params.$B$1]" office:value-type="float" office:value="5.00378086" calcext:value-type="float">
            <text:p>5.00</text:p>
          </table:table-cell>
          <table:table-cell table:style-name="ce2" table:formula="of:=[.I15]/[$Params.$B$1]" office:value-type="float" office:value="0" calcext:value-type="float">
            <text:p>0.00</text:p>
          </table:table-cell>
          <table:table-cell table:formula="of:=[.A15]/[.R15]" office:value-type="float" office:value="2.99773319809213" calcext:value-type="float">
            <text:p>2.99773319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7747241" calcext:value-type="float">
            <text:p>597747241</text:p>
          </table:table-cell>
          <table:table-cell office:value-type="float" office:value="400382410" calcext:value-type="float">
            <text:p>400382410</text:p>
          </table:table-cell>
          <table:table-cell office:value-type="float" office:value="400250489" calcext:value-type="float">
            <text:p>400250489</text:p>
          </table:table-cell>
          <table:table-cell office:value-type="float" office:value="422064825" calcext:value-type="float">
            <text:p>422064825</text:p>
          </table:table-cell>
          <table:table-cell office:value-type="float" office:value="400669660" calcext:value-type="float">
            <text:p>400669660</text:p>
          </table:table-cell>
          <table:table-cell office:value-type="float" office:value="400254413" calcext:value-type="float">
            <text:p>400254413</text:p>
          </table:table-cell>
          <table:table-cell office:value-type="float" office:value="533966850" calcext:value-type="float">
            <text:p>533966850</text:p>
          </table:table-cell>
          <table:table-cell table:number-columns-repeated="2"/>
          <table:table-cell table:formula="of:=[.A16]" office:value-type="float" office:value="16" calcext:value-type="float">
            <text:p>16</text:p>
          </table:table-cell>
          <table:table-cell table:style-name="ce2" table:formula="of:=[.B16]/[$Params.$B$1]" office:value-type="float" office:value="5.97747241" calcext:value-type="float">
            <text:p>5.98</text:p>
          </table:table-cell>
          <table:table-cell table:formula="of:=[.C16]/[$Params.$B$1]" office:value-type="float" office:value="4.0038241" calcext:value-type="float">
            <text:p>4.00</text:p>
          </table:table-cell>
          <table:table-cell table:formula="of:=[.D16]/[$Params.$B$1]" office:value-type="float" office:value="4.00250489" calcext:value-type="float">
            <text:p>4.00</text:p>
          </table:table-cell>
          <table:table-cell table:formula="of:=[.E16]/[$Params.$B$1]" office:value-type="float" office:value="4.22064825" calcext:value-type="float">
            <text:p>4.22</text:p>
          </table:table-cell>
          <table:table-cell table:formula="of:=[.F16]/[$Params.$B$1]" office:value-type="float" office:value="4.0066966" calcext:value-type="float">
            <text:p>4.01</text:p>
          </table:table-cell>
          <table:table-cell table:formula="of:=[.G16]/[$Params.$B$1]" office:value-type="float" office:value="4.00254413" calcext:value-type="float">
            <text:p>4.00</text:p>
          </table:table-cell>
          <table:table-cell table:style-name="ce2" table:formula="of:=[.H16]/[$Params.$B$1]" office:value-type="float" office:value="5.3396685" calcext:value-type="float">
            <text:p>5.34</text:p>
          </table:table-cell>
          <table:table-cell table:style-name="ce2" table:formula="of:=[.I16]/[$Params.$B$1]" office:value-type="float" office:value="0" calcext:value-type="float">
            <text:p>0.00</text:p>
          </table:table-cell>
          <table:table-cell table:formula="of:=[.A16]/[.R16]" office:value-type="float" office:value="2.99644069664624" calcext:value-type="float">
            <text:p>2.99644069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5331581" calcext:value-type="float">
            <text:p>425331581</text:p>
          </table:table-cell>
          <table:table-cell office:value-type="float" office:value="450404904" calcext:value-type="float">
            <text:p>450404904</text:p>
          </table:table-cell>
          <table:table-cell office:value-type="float" office:value="491573121" calcext:value-type="float">
            <text:p>491573121</text:p>
          </table:table-cell>
          <table:table-cell office:value-type="float" office:value="491508996" calcext:value-type="float">
            <text:p>491508996</text:p>
          </table:table-cell>
          <table:table-cell office:value-type="float" office:value="500288341" calcext:value-type="float">
            <text:p>500288341</text:p>
          </table:table-cell>
          <table:table-cell office:value-type="float" office:value="500256733" calcext:value-type="float">
            <text:p>500256733</text:p>
          </table:table-cell>
          <table:table-cell office:value-type="float" office:value="566973514" calcext:value-type="float">
            <text:p>566973514</text:p>
          </table:table-cell>
          <table:table-cell table:number-columns-repeated="2"/>
          <table:table-cell table:formula="of:=[.A17]" office:value-type="float" office:value="17" calcext:value-type="float">
            <text:p>17</text:p>
          </table:table-cell>
          <table:table-cell table:style-name="ce2" table:formula="of:=[.B17]/[$Params.$B$1]" office:value-type="float" office:value="4.25331581" calcext:value-type="float">
            <text:p>4.25</text:p>
          </table:table-cell>
          <table:table-cell table:formula="of:=[.C17]/[$Params.$B$1]" office:value-type="float" office:value="4.50404904" calcext:value-type="float">
            <text:p>4.50</text:p>
          </table:table-cell>
          <table:table-cell table:formula="of:=[.D17]/[$Params.$B$1]" office:value-type="float" office:value="4.91573121" calcext:value-type="float">
            <text:p>4.92</text:p>
          </table:table-cell>
          <table:table-cell table:formula="of:=[.E17]/[$Params.$B$1]" office:value-type="float" office:value="4.91508996" calcext:value-type="float">
            <text:p>4.92</text:p>
          </table:table-cell>
          <table:table-cell table:formula="of:=[.F17]/[$Params.$B$1]" office:value-type="float" office:value="5.00288341" calcext:value-type="float">
            <text:p>5.00</text:p>
          </table:table-cell>
          <table:table-cell table:formula="of:=[.G17]/[$Params.$B$1]" office:value-type="float" office:value="5.00256733" calcext:value-type="float">
            <text:p>5.00</text:p>
          </table:table-cell>
          <table:table-cell table:style-name="ce2" table:formula="of:=[.H17]/[$Params.$B$1]" office:value-type="float" office:value="5.66973514" calcext:value-type="float">
            <text:p>5.67</text:p>
          </table:table-cell>
          <table:table-cell table:style-name="ce2" table:formula="of:=[.I17]/[$Params.$B$1]" office:value-type="float" office:value="0" calcext:value-type="float">
            <text:p>0.00</text:p>
          </table:table-cell>
          <table:table-cell table:formula="of:=[.A17]/[.R17]" office:value-type="float" office:value="2.99837639329304" calcext:value-type="float">
            <text:p>2.99837639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256392" calcext:value-type="float">
            <text:p>450256392</text:p>
          </table:table-cell>
          <table:table-cell office:value-type="float" office:value="450356802" calcext:value-type="float">
            <text:p>450356802</text:p>
          </table:table-cell>
          <table:table-cell office:value-type="float" office:value="496345737" calcext:value-type="float">
            <text:p>496345737</text:p>
          </table:table-cell>
          <table:table-cell office:value-type="float" office:value="513733342" calcext:value-type="float">
            <text:p>513733342</text:p>
          </table:table-cell>
          <table:table-cell office:value-type="float" office:value="500247509" calcext:value-type="float">
            <text:p>500247509</text:p>
          </table:table-cell>
          <table:table-cell office:value-type="float" office:value="500261025" calcext:value-type="float">
            <text:p>500261025</text:p>
          </table:table-cell>
          <table:table-cell office:value-type="float" office:value="600656515" calcext:value-type="float">
            <text:p>600656515</text:p>
          </table:table-cell>
          <table:table-cell table:number-columns-repeated="2"/>
          <table:table-cell table:formula="of:=[.A18]" office:value-type="float" office:value="18" calcext:value-type="float">
            <text:p>18</text:p>
          </table:table-cell>
          <table:table-cell table:style-name="ce2" table:formula="of:=[.B18]/[$Params.$B$1]" office:value-type="float" office:value="4.50256392" calcext:value-type="float">
            <text:p>4.50</text:p>
          </table:table-cell>
          <table:table-cell table:formula="of:=[.C18]/[$Params.$B$1]" office:value-type="float" office:value="4.50356802" calcext:value-type="float">
            <text:p>4.50</text:p>
          </table:table-cell>
          <table:table-cell table:formula="of:=[.D18]/[$Params.$B$1]" office:value-type="float" office:value="4.96345737" calcext:value-type="float">
            <text:p>4.96</text:p>
          </table:table-cell>
          <table:table-cell table:formula="of:=[.E18]/[$Params.$B$1]" office:value-type="float" office:value="5.13733342" calcext:value-type="float">
            <text:p>5.14</text:p>
          </table:table-cell>
          <table:table-cell table:formula="of:=[.F18]/[$Params.$B$1]" office:value-type="float" office:value="5.00247509" calcext:value-type="float">
            <text:p>5.00</text:p>
          </table:table-cell>
          <table:table-cell table:formula="of:=[.G18]/[$Params.$B$1]" office:value-type="float" office:value="5.00261025" calcext:value-type="float">
            <text:p>5.00</text:p>
          </table:table-cell>
          <table:table-cell table:style-name="ce2" table:formula="of:=[.H18]/[$Params.$B$1]" office:value-type="float" office:value="6.00656515" calcext:value-type="float">
            <text:p>6.01</text:p>
          </table:table-cell>
          <table:table-cell table:style-name="ce2" table:formula="of:=[.I18]/[$Params.$B$1]" office:value-type="float" office:value="0" calcext:value-type="float">
            <text:p>0.00</text:p>
          </table:table-cell>
          <table:table-cell table:formula="of:=[.A18]/[.R18]" office:value-type="float" office:value="2.99672101284043" calcext:value-type="float">
            <text:p>2.99672101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257804" calcext:value-type="float">
            <text:p>500257804</text:p>
          </table:table-cell>
          <table:table-cell office:value-type="float" office:value="500337921" calcext:value-type="float">
            <text:p>500337921</text:p>
          </table:table-cell>
          <table:table-cell office:value-type="float" office:value="500251987" calcext:value-type="float">
            <text:p>500251987</text:p>
          </table:table-cell>
          <table:table-cell office:value-type="float" office:value="500383119" calcext:value-type="float">
            <text:p>500383119</text:p>
          </table:table-cell>
          <table:table-cell office:value-type="float" office:value="500757921" calcext:value-type="float">
            <text:p>500757921</text:p>
          </table:table-cell>
          <table:table-cell office:value-type="float" office:value="500274090" calcext:value-type="float">
            <text:p>500274090</text:p>
          </table:table-cell>
          <table:table-cell office:value-type="float" office:value="633634660" calcext:value-type="float">
            <text:p>633634660</text:p>
          </table:table-cell>
          <table:table-cell table:number-columns-repeated="2"/>
          <table:table-cell table:formula="of:=[.A19]" office:value-type="float" office:value="19" calcext:value-type="float">
            <text:p>19</text:p>
          </table:table-cell>
          <table:table-cell table:style-name="ce2" table:formula="of:=[.B19]/[$Params.$B$1]" office:value-type="float" office:value="5.00257804" calcext:value-type="float">
            <text:p>5.00</text:p>
          </table:table-cell>
          <table:table-cell table:formula="of:=[.C19]/[$Params.$B$1]" office:value-type="float" office:value="5.00337921" calcext:value-type="float">
            <text:p>5.00</text:p>
          </table:table-cell>
          <table:table-cell table:formula="of:=[.D19]/[$Params.$B$1]" office:value-type="float" office:value="5.00251987" calcext:value-type="float">
            <text:p>5.00</text:p>
          </table:table-cell>
          <table:table-cell table:formula="of:=[.E19]/[$Params.$B$1]" office:value-type="float" office:value="5.00383119" calcext:value-type="float">
            <text:p>5.00</text:p>
          </table:table-cell>
          <table:table-cell table:formula="of:=[.F19]/[$Params.$B$1]" office:value-type="float" office:value="5.00757921" calcext:value-type="float">
            <text:p>5.01</text:p>
          </table:table-cell>
          <table:table-cell table:formula="of:=[.G19]/[$Params.$B$1]" office:value-type="float" office:value="5.0027409" calcext:value-type="float">
            <text:p>5.00</text:p>
          </table:table-cell>
          <table:table-cell table:style-name="ce2" table:formula="of:=[.H19]/[$Params.$B$1]" office:value-type="float" office:value="6.3363466" calcext:value-type="float">
            <text:p>6.34</text:p>
          </table:table-cell>
          <table:table-cell table:style-name="ce2" table:formula="of:=[.I19]/[$Params.$B$1]" office:value-type="float" office:value="0" calcext:value-type="float">
            <text:p>0.00</text:p>
          </table:table-cell>
          <table:table-cell table:formula="of:=[.A19]/[.R19]" office:value-type="float" office:value="2.99857334193177" calcext:value-type="float">
            <text:p>2.99857334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649395" calcext:value-type="float">
            <text:p>500649395</text:p>
          </table:table-cell>
          <table:table-cell office:value-type="float" office:value="500359184" calcext:value-type="float">
            <text:p>500359184</text:p>
          </table:table-cell>
          <table:table-cell office:value-type="float" office:value="500266813" calcext:value-type="float">
            <text:p>500266813</text:p>
          </table:table-cell>
          <table:table-cell office:value-type="float" office:value="531842387" calcext:value-type="float">
            <text:p>531842387</text:p>
          </table:table-cell>
          <table:table-cell office:value-type="float" office:value="500267885" calcext:value-type="float">
            <text:p>500267885</text:p>
          </table:table-cell>
          <table:table-cell office:value-type="float" office:value="500266225" calcext:value-type="float">
            <text:p>500266225</text:p>
          </table:table-cell>
          <table:table-cell office:value-type="float" office:value="667152167" calcext:value-type="float">
            <text:p>667152167</text:p>
          </table:table-cell>
          <table:table-cell table:number-columns-repeated="2"/>
          <table:table-cell table:formula="of:=[.A20]" office:value-type="float" office:value="20" calcext:value-type="float">
            <text:p>20</text:p>
          </table:table-cell>
          <table:table-cell table:style-name="ce2" table:formula="of:=[.B20]/[$Params.$B$1]" office:value-type="float" office:value="5.00649395" calcext:value-type="float">
            <text:p>5.01</text:p>
          </table:table-cell>
          <table:table-cell table:formula="of:=[.C20]/[$Params.$B$1]" office:value-type="float" office:value="5.00359184" calcext:value-type="float">
            <text:p>5.00</text:p>
          </table:table-cell>
          <table:table-cell table:formula="of:=[.D20]/[$Params.$B$1]" office:value-type="float" office:value="5.00266813" calcext:value-type="float">
            <text:p>5.00</text:p>
          </table:table-cell>
          <table:table-cell table:formula="of:=[.E20]/[$Params.$B$1]" office:value-type="float" office:value="5.31842387" calcext:value-type="float">
            <text:p>5.32</text:p>
          </table:table-cell>
          <table:table-cell table:formula="of:=[.F20]/[$Params.$B$1]" office:value-type="float" office:value="5.00267885" calcext:value-type="float">
            <text:p>5.00</text:p>
          </table:table-cell>
          <table:table-cell table:formula="of:=[.G20]/[$Params.$B$1]" office:value-type="float" office:value="5.00266225" calcext:value-type="float">
            <text:p>5.00</text:p>
          </table:table-cell>
          <table:table-cell table:style-name="ce2" table:formula="of:=[.H20]/[$Params.$B$1]" office:value-type="float" office:value="6.67152167" calcext:value-type="float">
            <text:p>6.67</text:p>
          </table:table-cell>
          <table:table-cell table:style-name="ce2" table:formula="of:=[.I20]/[$Params.$B$1]" office:value-type="float" office:value="0" calcext:value-type="float">
            <text:p>0.00</text:p>
          </table:table-cell>
          <table:table-cell table:formula="of:=[.A20]/[.R20]" office:value-type="float" office:value="2.99781683838854" calcext:value-type="float">
            <text:p>2.99781683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0314785" calcext:value-type="float">
            <text:p>600314785</text:p>
          </table:table-cell>
          <table:table-cell office:value-type="float" office:value="600620032" calcext:value-type="float">
            <text:p>600620032</text:p>
          </table:table-cell>
          <table:table-cell office:value-type="float" office:value="600270425" calcext:value-type="float">
            <text:p>600270425</text:p>
          </table:table-cell>
          <table:table-cell office:value-type="float" office:value="600275728" calcext:value-type="float">
            <text:p>600275728</text:p>
          </table:table-cell>
          <table:table-cell office:value-type="float" office:value="600603320" calcext:value-type="float">
            <text:p>600603320</text:p>
          </table:table-cell>
          <table:table-cell office:value-type="float" office:value="600264647" calcext:value-type="float">
            <text:p>600264647</text:p>
          </table:table-cell>
          <table:table-cell office:value-type="float" office:value="700284183" calcext:value-type="float">
            <text:p>700284183</text:p>
          </table:table-cell>
          <table:table-cell table:number-columns-repeated="2"/>
          <table:table-cell table:formula="of:=[.A21]" office:value-type="float" office:value="21" calcext:value-type="float">
            <text:p>21</text:p>
          </table:table-cell>
          <table:table-cell table:style-name="ce2" table:formula="of:=[.B21]/[$Params.$B$1]" office:value-type="float" office:value="6.00314785" calcext:value-type="float">
            <text:p>6.00</text:p>
          </table:table-cell>
          <table:table-cell table:formula="of:=[.C21]/[$Params.$B$1]" office:value-type="float" office:value="6.00620032" calcext:value-type="float">
            <text:p>6.01</text:p>
          </table:table-cell>
          <table:table-cell table:formula="of:=[.D21]/[$Params.$B$1]" office:value-type="float" office:value="6.00270425" calcext:value-type="float">
            <text:p>6.00</text:p>
          </table:table-cell>
          <table:table-cell table:formula="of:=[.E21]/[$Params.$B$1]" office:value-type="float" office:value="6.00275728" calcext:value-type="float">
            <text:p>6.00</text:p>
          </table:table-cell>
          <table:table-cell table:formula="of:=[.F21]/[$Params.$B$1]" office:value-type="float" office:value="6.0060332" calcext:value-type="float">
            <text:p>6.01</text:p>
          </table:table-cell>
          <table:table-cell table:formula="of:=[.G21]/[$Params.$B$1]" office:value-type="float" office:value="6.00264647" calcext:value-type="float">
            <text:p>6.00</text:p>
          </table:table-cell>
          <table:table-cell table:style-name="ce2" table:formula="of:=[.H21]/[$Params.$B$1]" office:value-type="float" office:value="7.00284183" calcext:value-type="float">
            <text:p>7.00</text:p>
          </table:table-cell>
          <table:table-cell table:style-name="ce2" table:formula="of:=[.I21]/[$Params.$B$1]" office:value-type="float" office:value="0" calcext:value-type="float">
            <text:p>0.00</text:p>
          </table:table-cell>
          <table:table-cell table:formula="of:=[.A21]/[.R21]" office:value-type="float" office:value="2.99878256710533" calcext:value-type="float">
            <text:p>2.99878256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0619446" calcext:value-type="float">
            <text:p>600619446</text:p>
          </table:table-cell>
          <table:table-cell office:value-type="float" office:value="600393047" calcext:value-type="float">
            <text:p>600393047</text:p>
          </table:table-cell>
          <table:table-cell office:value-type="float" office:value="600257508" calcext:value-type="float">
            <text:p>600257508</text:p>
          </table:table-cell>
          <table:table-cell office:value-type="float" office:value="616908368" calcext:value-type="float">
            <text:p>616908368</text:p>
          </table:table-cell>
          <table:table-cell office:value-type="float" office:value="600279529" calcext:value-type="float">
            <text:p>600279529</text:p>
          </table:table-cell>
          <table:table-cell office:value-type="float" office:value="600259660" calcext:value-type="float">
            <text:p>600259660</text:p>
          </table:table-cell>
          <table:table-cell office:value-type="float" office:value="733913704" calcext:value-type="float">
            <text:p>733913704</text:p>
          </table:table-cell>
          <table:table-cell table:number-columns-repeated="2"/>
          <table:table-cell table:formula="of:=[.A22]" office:value-type="float" office:value="22" calcext:value-type="float">
            <text:p>22</text:p>
          </table:table-cell>
          <table:table-cell table:style-name="ce2" table:formula="of:=[.B22]/[$Params.$B$1]" office:value-type="float" office:value="6.00619446" calcext:value-type="float">
            <text:p>6.01</text:p>
          </table:table-cell>
          <table:table-cell table:formula="of:=[.C22]/[$Params.$B$1]" office:value-type="float" office:value="6.00393047" calcext:value-type="float">
            <text:p>6.00</text:p>
          </table:table-cell>
          <table:table-cell table:formula="of:=[.D22]/[$Params.$B$1]" office:value-type="float" office:value="6.00257508" calcext:value-type="float">
            <text:p>6.00</text:p>
          </table:table-cell>
          <table:table-cell table:formula="of:=[.E22]/[$Params.$B$1]" office:value-type="float" office:value="6.16908368" calcext:value-type="float">
            <text:p>6.17</text:p>
          </table:table-cell>
          <table:table-cell table:formula="of:=[.F22]/[$Params.$B$1]" office:value-type="float" office:value="6.00279529" calcext:value-type="float">
            <text:p>6.00</text:p>
          </table:table-cell>
          <table:table-cell table:formula="of:=[.G22]/[$Params.$B$1]" office:value-type="float" office:value="6.0025966" calcext:value-type="float">
            <text:p>6.00</text:p>
          </table:table-cell>
          <table:table-cell table:style-name="ce2" table:formula="of:=[.H22]/[$Params.$B$1]" office:value-type="float" office:value="7.33913704" calcext:value-type="float">
            <text:p>7.34</text:p>
          </table:table-cell>
          <table:table-cell table:style-name="ce2" table:formula="of:=[.I22]/[$Params.$B$1]" office:value-type="float" office:value="0" calcext:value-type="float">
            <text:p>0.00</text:p>
          </table:table-cell>
          <table:table-cell table:formula="of:=[.A22]/[.R22]" office:value-type="float" office:value="2.99762763388868" calcext:value-type="float">
            <text:p>2.99762763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0386202" calcext:value-type="float">
            <text:p>600386202</text:p>
          </table:table-cell>
          <table:table-cell office:value-type="float" office:value="600672002" calcext:value-type="float">
            <text:p>600672002</text:p>
          </table:table-cell>
          <table:table-cell office:value-type="float" office:value="600258096" calcext:value-type="float">
            <text:p>600258096</text:p>
          </table:table-cell>
          <table:table-cell office:value-type="float" office:value="629394810" calcext:value-type="float">
            <text:p>629394810</text:p>
          </table:table-cell>
          <table:table-cell office:value-type="float" office:value="600250060" calcext:value-type="float">
            <text:p>600250060</text:p>
          </table:table-cell>
          <table:table-cell office:value-type="float" office:value="600265108" calcext:value-type="float">
            <text:p>600265108</text:p>
          </table:table-cell>
          <table:table-cell office:value-type="float" office:value="767034912" calcext:value-type="float">
            <text:p>767034912</text:p>
          </table:table-cell>
          <table:table-cell table:number-columns-repeated="2"/>
          <table:table-cell table:formula="of:=[.A23]" office:value-type="float" office:value="23" calcext:value-type="float">
            <text:p>23</text:p>
          </table:table-cell>
          <table:table-cell table:style-name="ce2" table:formula="of:=[.B23]/[$Params.$B$1]" office:value-type="float" office:value="6.00386202" calcext:value-type="float">
            <text:p>6.00</text:p>
          </table:table-cell>
          <table:table-cell table:formula="of:=[.C23]/[$Params.$B$1]" office:value-type="float" office:value="6.00672002" calcext:value-type="float">
            <text:p>6.01</text:p>
          </table:table-cell>
          <table:table-cell table:formula="of:=[.D23]/[$Params.$B$1]" office:value-type="float" office:value="6.00258096" calcext:value-type="float">
            <text:p>6.00</text:p>
          </table:table-cell>
          <table:table-cell table:formula="of:=[.E23]/[$Params.$B$1]" office:value-type="float" office:value="6.2939481" calcext:value-type="float">
            <text:p>6.29</text:p>
          </table:table-cell>
          <table:table-cell table:formula="of:=[.F23]/[$Params.$B$1]" office:value-type="float" office:value="6.0025006" calcext:value-type="float">
            <text:p>6.00</text:p>
          </table:table-cell>
          <table:table-cell table:formula="of:=[.G23]/[$Params.$B$1]" office:value-type="float" office:value="6.00265108" calcext:value-type="float">
            <text:p>6.00</text:p>
          </table:table-cell>
          <table:table-cell table:style-name="ce2" table:formula="of:=[.H23]/[$Params.$B$1]" office:value-type="float" office:value="7.67034912" calcext:value-type="float">
            <text:p>7.67</text:p>
          </table:table-cell>
          <table:table-cell table:style-name="ce2" table:formula="of:=[.I23]/[$Params.$B$1]" office:value-type="float" office:value="0" calcext:value-type="float">
            <text:p>0.00</text:p>
          </table:table-cell>
          <table:table-cell table:formula="of:=[.A23]/[.R23]" office:value-type="float" office:value="2.99855973178963" calcext:value-type="float">
            <text:p>2.99855973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273288" calcext:value-type="float">
            <text:p>600273288</text:p>
          </table:table-cell>
          <table:table-cell office:value-type="float" office:value="600865875" calcext:value-type="float">
            <text:p>600865875</text:p>
          </table:table-cell>
          <table:table-cell office:value-type="float" office:value="600260533" calcext:value-type="float">
            <text:p>600260533</text:p>
          </table:table-cell>
          <table:table-cell office:value-type="float" office:value="600319428" calcext:value-type="float">
            <text:p>600319428</text:p>
          </table:table-cell>
          <table:table-cell office:value-type="float" office:value="600259741" calcext:value-type="float">
            <text:p>600259741</text:p>
          </table:table-cell>
          <table:table-cell office:value-type="float" office:value="600262075" calcext:value-type="float">
            <text:p>600262075</text:p>
          </table:table-cell>
          <table:table-cell office:value-type="float" office:value="800356047" calcext:value-type="float">
            <text:p>800356047</text:p>
          </table:table-cell>
          <table:table-cell table:number-columns-repeated="2"/>
          <table:table-cell table:formula="of:=[.A24]" office:value-type="float" office:value="24" calcext:value-type="float">
            <text:p>24</text:p>
          </table:table-cell>
          <table:table-cell table:style-name="ce2" table:formula="of:=[.B24]/[$Params.$B$1]" office:value-type="float" office:value="6.00273288" calcext:value-type="float">
            <text:p>6.00</text:p>
          </table:table-cell>
          <table:table-cell table:formula="of:=[.C24]/[$Params.$B$1]" office:value-type="float" office:value="6.00865875" calcext:value-type="float">
            <text:p>6.01</text:p>
          </table:table-cell>
          <table:table-cell table:formula="of:=[.D24]/[$Params.$B$1]" office:value-type="float" office:value="6.00260533" calcext:value-type="float">
            <text:p>6.00</text:p>
          </table:table-cell>
          <table:table-cell table:formula="of:=[.E24]/[$Params.$B$1]" office:value-type="float" office:value="6.00319428" calcext:value-type="float">
            <text:p>6.00</text:p>
          </table:table-cell>
          <table:table-cell table:formula="of:=[.F24]/[$Params.$B$1]" office:value-type="float" office:value="6.00259741" calcext:value-type="float">
            <text:p>6.00</text:p>
          </table:table-cell>
          <table:table-cell table:formula="of:=[.G24]/[$Params.$B$1]" office:value-type="float" office:value="6.00262075" calcext:value-type="float">
            <text:p>6.00</text:p>
          </table:table-cell>
          <table:table-cell table:style-name="ce2" table:formula="of:=[.H24]/[$Params.$B$1]" office:value-type="float" office:value="8.00356047" calcext:value-type="float">
            <text:p>8.00</text:p>
          </table:table-cell>
          <table:table-cell table:style-name="ce2" table:formula="of:=[.I24]/[$Params.$B$1]" office:value-type="float" office:value="0" calcext:value-type="float">
            <text:p>0.00</text:p>
          </table:table-cell>
          <table:table-cell table:formula="of:=[.A24]/[.R24]" office:value-type="float" office:value="2.99866541771752" calcext:value-type="float">
            <text:p>2.99866541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0574479" calcext:value-type="float">
            <text:p>700574479</text:p>
          </table:table-cell>
          <table:table-cell office:value-type="float" office:value="700621984" calcext:value-type="float">
            <text:p>700621984</text:p>
          </table:table-cell>
          <table:table-cell office:value-type="float" office:value="700285702" calcext:value-type="float">
            <text:p>700285702</text:p>
          </table:table-cell>
          <table:table-cell office:value-type="float" office:value="708075697" calcext:value-type="float">
            <text:p>708075697</text:p>
          </table:table-cell>
          <table:table-cell office:value-type="float" office:value="700614617" calcext:value-type="float">
            <text:p>700614617</text:p>
          </table:table-cell>
          <table:table-cell office:value-type="float" office:value="700267105" calcext:value-type="float">
            <text:p>700267105</text:p>
          </table:table-cell>
          <table:table-cell office:value-type="float" office:value="833836557" calcext:value-type="float">
            <text:p>833836557</text:p>
          </table:table-cell>
          <table:table-cell table:number-columns-repeated="2"/>
          <table:table-cell table:formula="of:=[.A25]" office:value-type="float" office:value="25" calcext:value-type="float">
            <text:p>25</text:p>
          </table:table-cell>
          <table:table-cell table:style-name="ce2" table:formula="of:=[.B25]/[$Params.$B$1]" office:value-type="float" office:value="7.00574479" calcext:value-type="float">
            <text:p>7.01</text:p>
          </table:table-cell>
          <table:table-cell table:formula="of:=[.C25]/[$Params.$B$1]" office:value-type="float" office:value="7.00621984" calcext:value-type="float">
            <text:p>7.01</text:p>
          </table:table-cell>
          <table:table-cell table:formula="of:=[.D25]/[$Params.$B$1]" office:value-type="float" office:value="7.00285702" calcext:value-type="float">
            <text:p>7.00</text:p>
          </table:table-cell>
          <table:table-cell table:formula="of:=[.E25]/[$Params.$B$1]" office:value-type="float" office:value="7.08075697" calcext:value-type="float">
            <text:p>7.08</text:p>
          </table:table-cell>
          <table:table-cell table:formula="of:=[.F25]/[$Params.$B$1]" office:value-type="float" office:value="7.00614617" calcext:value-type="float">
            <text:p>7.01</text:p>
          </table:table-cell>
          <table:table-cell table:formula="of:=[.G25]/[$Params.$B$1]" office:value-type="float" office:value="7.00267105" calcext:value-type="float">
            <text:p>7.00</text:p>
          </table:table-cell>
          <table:table-cell table:style-name="ce2" table:formula="of:=[.H25]/[$Params.$B$1]" office:value-type="float" office:value="8.33836557" calcext:value-type="float">
            <text:p>8.34</text:p>
          </table:table-cell>
          <table:table-cell table:style-name="ce2" table:formula="of:=[.I25]/[$Params.$B$1]" office:value-type="float" office:value="0" calcext:value-type="float">
            <text:p>0.00</text:p>
          </table:table-cell>
          <table:table-cell table:formula="of:=[.A25]/[.R25]" office:value-type="float" office:value="2.99818948811092" calcext:value-type="float">
            <text:p>2.99818948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0459510" calcext:value-type="float">
            <text:p>700459510</text:p>
          </table:table-cell>
          <table:table-cell office:value-type="float" office:value="700453221" calcext:value-type="float">
            <text:p>700453221</text:p>
          </table:table-cell>
          <table:table-cell office:value-type="float" office:value="700262187" calcext:value-type="float">
            <text:p>700262187</text:p>
          </table:table-cell>
          <table:table-cell office:value-type="float" office:value="718117370" calcext:value-type="float">
            <text:p>718117370</text:p>
          </table:table-cell>
          <table:table-cell office:value-type="float" office:value="700288365" calcext:value-type="float">
            <text:p>700288365</text:p>
          </table:table-cell>
          <table:table-cell office:value-type="float" office:value="700266607" calcext:value-type="float">
            <text:p>700266607</text:p>
          </table:table-cell>
          <table:table-cell office:value-type="float" office:value="866979217" calcext:value-type="float">
            <text:p>866979217</text:p>
          </table:table-cell>
          <table:table-cell table:number-columns-repeated="2"/>
          <table:table-cell table:formula="of:=[.A26]" office:value-type="float" office:value="26" calcext:value-type="float">
            <text:p>26</text:p>
          </table:table-cell>
          <table:table-cell table:style-name="ce2" table:formula="of:=[.B26]/[$Params.$B$1]" office:value-type="float" office:value="7.0045951" calcext:value-type="float">
            <text:p>7.00</text:p>
          </table:table-cell>
          <table:table-cell table:formula="of:=[.C26]/[$Params.$B$1]" office:value-type="float" office:value="7.00453221" calcext:value-type="float">
            <text:p>7.00</text:p>
          </table:table-cell>
          <table:table-cell table:formula="of:=[.D26]/[$Params.$B$1]" office:value-type="float" office:value="7.00262187" calcext:value-type="float">
            <text:p>7.00</text:p>
          </table:table-cell>
          <table:table-cell table:formula="of:=[.E26]/[$Params.$B$1]" office:value-type="float" office:value="7.1811737" calcext:value-type="float">
            <text:p>7.18</text:p>
          </table:table-cell>
          <table:table-cell table:formula="of:=[.F26]/[$Params.$B$1]" office:value-type="float" office:value="7.00288365" calcext:value-type="float">
            <text:p>7.00</text:p>
          </table:table-cell>
          <table:table-cell table:formula="of:=[.G26]/[$Params.$B$1]" office:value-type="float" office:value="7.00266607" calcext:value-type="float">
            <text:p>7.00</text:p>
          </table:table-cell>
          <table:table-cell table:style-name="ce2" table:formula="of:=[.H26]/[$Params.$B$1]" office:value-type="float" office:value="8.66979217" calcext:value-type="float">
            <text:p>8.67</text:p>
          </table:table-cell>
          <table:table-cell table:style-name="ce2" table:formula="of:=[.I26]/[$Params.$B$1]" office:value-type="float" office:value="0" calcext:value-type="float">
            <text:p>0.00</text:p>
          </table:table-cell>
          <table:table-cell table:formula="of:=[.A26]/[.R26]" office:value-type="float" office:value="2.99891848503215" calcext:value-type="float">
            <text:p>2.9989184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5555620" calcext:value-type="float">
            <text:p>705555620</text:p>
          </table:table-cell>
          <table:table-cell office:value-type="float" office:value="700397301" calcext:value-type="float">
            <text:p>700397301</text:p>
          </table:table-cell>
          <table:table-cell office:value-type="float" office:value="700316627" calcext:value-type="float">
            <text:p>700316627</text:p>
          </table:table-cell>
          <table:table-cell office:value-type="float" office:value="700493043" calcext:value-type="float">
            <text:p>700493043</text:p>
          </table:table-cell>
          <table:table-cell office:value-type="float" office:value="700730822" calcext:value-type="float">
            <text:p>700730822</text:p>
          </table:table-cell>
          <table:table-cell office:value-type="float" office:value="700271912" calcext:value-type="float">
            <text:p>700271912</text:p>
          </table:table-cell>
          <table:table-cell office:value-type="float" office:value="900610967" calcext:value-type="float">
            <text:p>900610967</text:p>
          </table:table-cell>
          <table:table-cell table:number-columns-repeated="2"/>
          <table:table-cell table:formula="of:=[.A27]" office:value-type="float" office:value="27" calcext:value-type="float">
            <text:p>27</text:p>
          </table:table-cell>
          <table:table-cell table:style-name="ce2" table:formula="of:=[.B27]/[$Params.$B$1]" office:value-type="float" office:value="7.0555562" calcext:value-type="float">
            <text:p>7.06</text:p>
          </table:table-cell>
          <table:table-cell table:formula="of:=[.C27]/[$Params.$B$1]" office:value-type="float" office:value="7.00397301" calcext:value-type="float">
            <text:p>7.00</text:p>
          </table:table-cell>
          <table:table-cell table:formula="of:=[.D27]/[$Params.$B$1]" office:value-type="float" office:value="7.00316627" calcext:value-type="float">
            <text:p>7.00</text:p>
          </table:table-cell>
          <table:table-cell table:formula="of:=[.E27]/[$Params.$B$1]" office:value-type="float" office:value="7.00493043" calcext:value-type="float">
            <text:p>7.00</text:p>
          </table:table-cell>
          <table:table-cell table:formula="of:=[.F27]/[$Params.$B$1]" office:value-type="float" office:value="7.00730822" calcext:value-type="float">
            <text:p>7.01</text:p>
          </table:table-cell>
          <table:table-cell table:formula="of:=[.G27]/[$Params.$B$1]" office:value-type="float" office:value="7.00271912" calcext:value-type="float">
            <text:p>7.00</text:p>
          </table:table-cell>
          <table:table-cell table:style-name="ce2" table:formula="of:=[.H27]/[$Params.$B$1]" office:value-type="float" office:value="9.00610967" calcext:value-type="float">
            <text:p>9.01</text:p>
          </table:table-cell>
          <table:table-cell table:style-name="ce2" table:formula="of:=[.I27]/[$Params.$B$1]" office:value-type="float" office:value="0" calcext:value-type="float">
            <text:p>0.00</text:p>
          </table:table-cell>
          <table:table-cell table:formula="of:=[.A27]/[.R27]" office:value-type="float" office:value="2.99796482491646" calcext:value-type="float">
            <text:p>2.99796482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7481567" calcext:value-type="float">
            <text:p>717481567</text:p>
          </table:table-cell>
          <table:table-cell office:value-type="float" office:value="700426914" calcext:value-type="float">
            <text:p>700426914</text:p>
          </table:table-cell>
          <table:table-cell office:value-type="float" office:value="700265414" calcext:value-type="float">
            <text:p>700265414</text:p>
          </table:table-cell>
          <table:table-cell office:value-type="float" office:value="732258364" calcext:value-type="float">
            <text:p>732258364</text:p>
          </table:table-cell>
          <table:table-cell office:value-type="float" office:value="700272920" calcext:value-type="float">
            <text:p>700272920</text:p>
          </table:table-cell>
          <table:table-cell office:value-type="float" office:value="700271553" calcext:value-type="float">
            <text:p>700271553</text:p>
          </table:table-cell>
          <table:table-cell office:value-type="float" office:value="933805729" calcext:value-type="float">
            <text:p>933805729</text:p>
          </table:table-cell>
          <table:table-cell table:number-columns-repeated="2"/>
          <table:table-cell table:formula="of:=[.A28]" office:value-type="float" office:value="28" calcext:value-type="float">
            <text:p>28</text:p>
          </table:table-cell>
          <table:table-cell table:style-name="ce2" table:formula="of:=[.B28]/[$Params.$B$1]" office:value-type="float" office:value="7.17481567" calcext:value-type="float">
            <text:p>7.17</text:p>
          </table:table-cell>
          <table:table-cell table:formula="of:=[.C28]/[$Params.$B$1]" office:value-type="float" office:value="7.00426914" calcext:value-type="float">
            <text:p>7.00</text:p>
          </table:table-cell>
          <table:table-cell table:formula="of:=[.D28]/[$Params.$B$1]" office:value-type="float" office:value="7.00265414" calcext:value-type="float">
            <text:p>7.00</text:p>
          </table:table-cell>
          <table:table-cell table:formula="of:=[.E28]/[$Params.$B$1]" office:value-type="float" office:value="7.32258364" calcext:value-type="float">
            <text:p>7.32</text:p>
          </table:table-cell>
          <table:table-cell table:formula="of:=[.F28]/[$Params.$B$1]" office:value-type="float" office:value="7.0027292" calcext:value-type="float">
            <text:p>7.00</text:p>
          </table:table-cell>
          <table:table-cell table:formula="of:=[.G28]/[$Params.$B$1]" office:value-type="float" office:value="7.00271553" calcext:value-type="float">
            <text:p>7.00</text:p>
          </table:table-cell>
          <table:table-cell table:style-name="ce2" table:formula="of:=[.H28]/[$Params.$B$1]" office:value-type="float" office:value="9.33805729" calcext:value-type="float">
            <text:p>9.34</text:p>
          </table:table-cell>
          <table:table-cell table:style-name="ce2" table:formula="of:=[.I28]/[$Params.$B$1]" office:value-type="float" office:value="0" calcext:value-type="float">
            <text:p>0.00</text:p>
          </table:table-cell>
          <table:table-cell table:formula="of:=[.A28]/[.R28]" office:value-type="float" office:value="2.99848235349603" calcext:value-type="float">
            <text:p>2.99848235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0239846" calcext:value-type="float">
            <text:p>800239846</text:p>
          </table:table-cell>
          <table:table-cell office:value-type="float" office:value="800392707" calcext:value-type="float">
            <text:p>800392707</text:p>
          </table:table-cell>
          <table:table-cell office:value-type="float" office:value="800281319" calcext:value-type="float">
            <text:p>800281319</text:p>
          </table:table-cell>
          <table:table-cell office:value-type="float" office:value="824758594" calcext:value-type="float">
            <text:p>824758594</text:p>
          </table:table-cell>
          <table:table-cell office:value-type="float" office:value="800743482" calcext:value-type="float">
            <text:p>800743482</text:p>
          </table:table-cell>
          <table:table-cell office:value-type="float" office:value="800272497" calcext:value-type="float">
            <text:p>800272497</text:p>
          </table:table-cell>
          <table:table-cell office:value-type="float" office:value="966994771" calcext:value-type="float">
            <text:p>966994771</text:p>
          </table:table-cell>
          <table:table-cell table:number-columns-repeated="2"/>
          <table:table-cell table:formula="of:=[.A29]" office:value-type="float" office:value="29" calcext:value-type="float">
            <text:p>29</text:p>
          </table:table-cell>
          <table:table-cell table:style-name="ce2" table:formula="of:=[.B29]/[$Params.$B$1]" office:value-type="float" office:value="8.00239846" calcext:value-type="float">
            <text:p>8.00</text:p>
          </table:table-cell>
          <table:table-cell table:formula="of:=[.C29]/[$Params.$B$1]" office:value-type="float" office:value="8.00392707" calcext:value-type="float">
            <text:p>8.00</text:p>
          </table:table-cell>
          <table:table-cell table:formula="of:=[.D29]/[$Params.$B$1]" office:value-type="float" office:value="8.00281319" calcext:value-type="float">
            <text:p>8.00</text:p>
          </table:table-cell>
          <table:table-cell table:formula="of:=[.E29]/[$Params.$B$1]" office:value-type="float" office:value="8.24758594" calcext:value-type="float">
            <text:p>8.25</text:p>
          </table:table-cell>
          <table:table-cell table:formula="of:=[.F29]/[$Params.$B$1]" office:value-type="float" office:value="8.00743482" calcext:value-type="float">
            <text:p>8.01</text:p>
          </table:table-cell>
          <table:table-cell table:formula="of:=[.G29]/[$Params.$B$1]" office:value-type="float" office:value="8.00272497" calcext:value-type="float">
            <text:p>8.00</text:p>
          </table:table-cell>
          <table:table-cell table:style-name="ce2" table:formula="of:=[.H29]/[$Params.$B$1]" office:value-type="float" office:value="9.66994771" calcext:value-type="float">
            <text:p>9.67</text:p>
          </table:table-cell>
          <table:table-cell table:style-name="ce2" table:formula="of:=[.I29]/[$Params.$B$1]" office:value-type="float" office:value="0" calcext:value-type="float">
            <text:p>0.00</text:p>
          </table:table-cell>
          <table:table-cell table:formula="of:=[.A29]/[.R29]" office:value-type="float" office:value="2.99898209066944" calcext:value-type="float">
            <text:p>2.99898209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0779642" calcext:value-type="float">
            <text:p>800779642</text:p>
          </table:table-cell>
          <table:table-cell office:value-type="float" office:value="800457559" calcext:value-type="float">
            <text:p>800457559</text:p>
          </table:table-cell>
          <table:table-cell office:value-type="float" office:value="800274084" calcext:value-type="float">
            <text:p>800274084</text:p>
          </table:table-cell>
          <table:table-cell office:value-type="float" office:value="800403479" calcext:value-type="float">
            <text:p>800403479</text:p>
          </table:table-cell>
          <table:table-cell office:value-type="float" office:value="800284194" calcext:value-type="float">
            <text:p>800284194</text:p>
          </table:table-cell>
          <table:table-cell office:value-type="float" office:value="800271708" calcext:value-type="float">
            <text:p>800271708</text:p>
          </table:table-cell>
          <table:table-cell office:value-type="float" office:value="1000704052" calcext:value-type="float">
            <text:p>1000704052</text:p>
          </table:table-cell>
          <table:table-cell table:number-columns-repeated="2"/>
          <table:table-cell table:formula="of:=[.A30]" office:value-type="float" office:value="30" calcext:value-type="float">
            <text:p>30</text:p>
          </table:table-cell>
          <table:table-cell table:style-name="ce2" table:formula="of:=[.B30]/[$Params.$B$1]" office:value-type="float" office:value="8.00779642" calcext:value-type="float">
            <text:p>8.01</text:p>
          </table:table-cell>
          <table:table-cell table:formula="of:=[.C30]/[$Params.$B$1]" office:value-type="float" office:value="8.00457559" calcext:value-type="float">
            <text:p>8.00</text:p>
          </table:table-cell>
          <table:table-cell table:formula="of:=[.D30]/[$Params.$B$1]" office:value-type="float" office:value="8.00274084" calcext:value-type="float">
            <text:p>8.00</text:p>
          </table:table-cell>
          <table:table-cell table:formula="of:=[.E30]/[$Params.$B$1]" office:value-type="float" office:value="8.00403479" calcext:value-type="float">
            <text:p>8.00</text:p>
          </table:table-cell>
          <table:table-cell table:formula="of:=[.F30]/[$Params.$B$1]" office:value-type="float" office:value="8.00284194" calcext:value-type="float">
            <text:p>8.00</text:p>
          </table:table-cell>
          <table:table-cell table:formula="of:=[.G30]/[$Params.$B$1]" office:value-type="float" office:value="8.00271708" calcext:value-type="float">
            <text:p>8.00</text:p>
          </table:table-cell>
          <table:table-cell table:style-name="ce2" table:formula="of:=[.H30]/[$Params.$B$1]" office:value-type="float" office:value="10.00704052" calcext:value-type="float">
            <text:p>10.01</text:p>
          </table:table-cell>
          <table:table-cell table:style-name="ce2" table:formula="of:=[.I30]/[$Params.$B$1]" office:value-type="float" office:value="0" calcext:value-type="float">
            <text:p>0.00</text:p>
          </table:table-cell>
          <table:table-cell table:formula="of:=[.A30]/[.R30]" office:value-type="float" office:value="2.99788933002142" calcext:value-type="float">
            <text:p>2.997889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0310265" calcext:value-type="float">
            <text:p>800310265</text:p>
          </table:table-cell>
          <table:table-cell office:value-type="float" office:value="800424020" calcext:value-type="float">
            <text:p>800424020</text:p>
          </table:table-cell>
          <table:table-cell office:value-type="float" office:value="900367415" calcext:value-type="float">
            <text:p>900367415</text:p>
          </table:table-cell>
          <table:table-cell office:value-type="float" office:value="831880770" calcext:value-type="float">
            <text:p>831880770</text:p>
          </table:table-cell>
          <table:table-cell office:value-type="float" office:value="900701786" calcext:value-type="float">
            <text:p>900701786</text:p>
          </table:table-cell>
          <table:table-cell office:value-type="float" office:value="900274270" calcext:value-type="float">
            <text:p>900274270</text:p>
          </table:table-cell>
          <table:table-cell office:value-type="float" office:value="1033900083" calcext:value-type="float">
            <text:p>1033900083</text:p>
          </table:table-cell>
          <table:table-cell table:number-columns-repeated="2"/>
          <table:table-cell table:formula="of:=[.A31]" office:value-type="float" office:value="31" calcext:value-type="float">
            <text:p>31</text:p>
          </table:table-cell>
          <table:table-cell table:style-name="ce2" table:formula="of:=[.B31]/[$Params.$B$1]" office:value-type="float" office:value="8.00310265" calcext:value-type="float">
            <text:p>8.00</text:p>
          </table:table-cell>
          <table:table-cell table:formula="of:=[.C31]/[$Params.$B$1]" office:value-type="float" office:value="8.0042402" calcext:value-type="float">
            <text:p>8.00</text:p>
          </table:table-cell>
          <table:table-cell table:formula="of:=[.D31]/[$Params.$B$1]" office:value-type="float" office:value="9.00367415" calcext:value-type="float">
            <text:p>9.00</text:p>
          </table:table-cell>
          <table:table-cell table:formula="of:=[.E31]/[$Params.$B$1]" office:value-type="float" office:value="8.3188077" calcext:value-type="float">
            <text:p>8.32</text:p>
          </table:table-cell>
          <table:table-cell table:formula="of:=[.F31]/[$Params.$B$1]" office:value-type="float" office:value="9.00701786" calcext:value-type="float">
            <text:p>9.01</text:p>
          </table:table-cell>
          <table:table-cell table:formula="of:=[.G31]/[$Params.$B$1]" office:value-type="float" office:value="9.0027427" calcext:value-type="float">
            <text:p>9.00</text:p>
          </table:table-cell>
          <table:table-cell table:style-name="ce2" table:formula="of:=[.H31]/[$Params.$B$1]" office:value-type="float" office:value="10.33900083" calcext:value-type="float">
            <text:p>10.34</text:p>
          </table:table-cell>
          <table:table-cell table:style-name="ce2" table:formula="of:=[.I31]/[$Params.$B$1]" office:value-type="float" office:value="0" calcext:value-type="float">
            <text:p>0.00</text:p>
          </table:table-cell>
          <table:table-cell table:formula="of:=[.A31]/[.R31]" office:value-type="float" office:value="2.99835549969677" calcext:value-type="float">
            <text:p>2.99835549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759341" calcext:value-type="float">
            <text:p>800759341</text:p>
          </table:table-cell>
          <table:table-cell office:value-type="float" office:value="800594355" calcext:value-type="float">
            <text:p>800594355</text:p>
          </table:table-cell>
          <table:table-cell office:value-type="float" office:value="900297410" calcext:value-type="float">
            <text:p>900297410</text:p>
          </table:table-cell>
          <table:table-cell office:value-type="float" office:value="838568090" calcext:value-type="float">
            <text:p>838568090</text:p>
          </table:table-cell>
          <table:table-cell office:value-type="float" office:value="900603834" calcext:value-type="float">
            <text:p>900603834</text:p>
          </table:table-cell>
          <table:table-cell office:value-type="float" office:value="900268402" calcext:value-type="float">
            <text:p>900268402</text:p>
          </table:table-cell>
          <table:table-cell office:value-type="float" office:value="1067225501" calcext:value-type="float">
            <text:p>1067225501</text:p>
          </table:table-cell>
          <table:table-cell table:number-columns-repeated="2"/>
          <table:table-cell table:formula="of:=[.A32]" office:value-type="float" office:value="32" calcext:value-type="float">
            <text:p>32</text:p>
          </table:table-cell>
          <table:table-cell table:style-name="ce2" table:formula="of:=[.B32]/[$Params.$B$1]" office:value-type="float" office:value="8.00759341" calcext:value-type="float">
            <text:p>8.01</text:p>
          </table:table-cell>
          <table:table-cell table:formula="of:=[.C32]/[$Params.$B$1]" office:value-type="float" office:value="8.00594355" calcext:value-type="float">
            <text:p>8.01</text:p>
          </table:table-cell>
          <table:table-cell table:formula="of:=[.D32]/[$Params.$B$1]" office:value-type="float" office:value="9.0029741" calcext:value-type="float">
            <text:p>9.00</text:p>
          </table:table-cell>
          <table:table-cell table:formula="of:=[.E32]/[$Params.$B$1]" office:value-type="float" office:value="8.3856809" calcext:value-type="float">
            <text:p>8.39</text:p>
          </table:table-cell>
          <table:table-cell table:formula="of:=[.F32]/[$Params.$B$1]" office:value-type="float" office:value="9.00603834" calcext:value-type="float">
            <text:p>9.01</text:p>
          </table:table-cell>
          <table:table-cell table:formula="of:=[.G32]/[$Params.$B$1]" office:value-type="float" office:value="9.00268402" calcext:value-type="float">
            <text:p>9.00</text:p>
          </table:table-cell>
          <table:table-cell table:style-name="ce2" table:formula="of:=[.H32]/[$Params.$B$1]" office:value-type="float" office:value="10.67225501" calcext:value-type="float">
            <text:p>10.67</text:p>
          </table:table-cell>
          <table:table-cell table:style-name="ce2" table:formula="of:=[.I32]/[$Params.$B$1]" office:value-type="float" office:value="0" calcext:value-type="float">
            <text:p>0.00</text:p>
          </table:table-cell>
          <table:table-cell table:formula="of:=[.A32]/[.R32]" office:value-type="float" office:value="2.99842910144254" calcext:value-type="float">
            <text:p>2.99842910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0274600" calcext:value-type="float">
            <text:p>900274600</text:p>
          </table:table-cell>
          <table:table-cell office:value-type="float" office:value="900410955" calcext:value-type="float">
            <text:p>900410955</text:p>
          </table:table-cell>
          <table:table-cell office:value-type="float" office:value="900286399" calcext:value-type="float">
            <text:p>900286399</text:p>
          </table:table-cell>
          <table:table-cell office:value-type="float" office:value="900426042" calcext:value-type="float">
            <text:p>900426042</text:p>
          </table:table-cell>
          <table:table-cell office:value-type="float" office:value="900386971" calcext:value-type="float">
            <text:p>900386971</text:p>
          </table:table-cell>
          <table:table-cell office:value-type="float" office:value="900286168" calcext:value-type="float">
            <text:p>900286168</text:p>
          </table:table-cell>
          <table:table-cell office:value-type="float" office:value="1100325517" calcext:value-type="float">
            <text:p>1100325517</text:p>
          </table:table-cell>
          <table:table-cell table:number-columns-repeated="2"/>
          <table:table-cell table:formula="of:=[.A33]" office:value-type="float" office:value="33" calcext:value-type="float">
            <text:p>33</text:p>
          </table:table-cell>
          <table:table-cell table:style-name="ce2" table:formula="of:=[.B33]/[$Params.$B$1]" office:value-type="float" office:value="9.002746" calcext:value-type="float">
            <text:p>9.00</text:p>
          </table:table-cell>
          <table:table-cell table:formula="of:=[.C33]/[$Params.$B$1]" office:value-type="float" office:value="9.00410955" calcext:value-type="float">
            <text:p>9.00</text:p>
          </table:table-cell>
          <table:table-cell table:formula="of:=[.D33]/[$Params.$B$1]" office:value-type="float" office:value="9.00286399" calcext:value-type="float">
            <text:p>9.00</text:p>
          </table:table-cell>
          <table:table-cell table:formula="of:=[.E33]/[$Params.$B$1]" office:value-type="float" office:value="9.00426042" calcext:value-type="float">
            <text:p>9.00</text:p>
          </table:table-cell>
          <table:table-cell table:formula="of:=[.F33]/[$Params.$B$1]" office:value-type="float" office:value="9.00386971" calcext:value-type="float">
            <text:p>9.00</text:p>
          </table:table-cell>
          <table:table-cell table:formula="of:=[.G33]/[$Params.$B$1]" office:value-type="float" office:value="9.00286168" calcext:value-type="float">
            <text:p>9.00</text:p>
          </table:table-cell>
          <table:table-cell table:style-name="ce2" table:formula="of:=[.H33]/[$Params.$B$1]" office:value-type="float" office:value="11.00325517" calcext:value-type="float">
            <text:p>11.00</text:p>
          </table:table-cell>
          <table:table-cell table:style-name="ce2" table:formula="of:=[.I33]/[$Params.$B$1]" office:value-type="float" office:value="0" calcext:value-type="float">
            <text:p>0.00</text:p>
          </table:table-cell>
          <table:table-cell table:formula="of:=[.A33]/[.R33]" office:value-type="float" office:value="2.99911248899993" calcext:value-type="float">
            <text:p>2.9991124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0813935" calcext:value-type="float">
            <text:p>900813935</text:p>
          </table:table-cell>
          <table:table-cell office:value-type="float" office:value="900468647" calcext:value-type="float">
            <text:p>900468647</text:p>
          </table:table-cell>
          <table:table-cell office:value-type="float" office:value="900303240" calcext:value-type="float">
            <text:p>900303240</text:p>
          </table:table-cell>
          <table:table-cell office:value-type="float" office:value="935394690" calcext:value-type="float">
            <text:p>935394690</text:p>
          </table:table-cell>
          <table:table-cell office:value-type="float" office:value="900698737" calcext:value-type="float">
            <text:p>900698737</text:p>
          </table:table-cell>
          <table:table-cell office:value-type="float" office:value="900269149" calcext:value-type="float">
            <text:p>900269149</text:p>
          </table:table-cell>
          <table:table-cell office:value-type="float" office:value="1133815935" calcext:value-type="float">
            <text:p>1133815935</text:p>
          </table:table-cell>
          <table:table-cell table:number-columns-repeated="2"/>
          <table:table-cell table:formula="of:=[.A34]" office:value-type="float" office:value="34" calcext:value-type="float">
            <text:p>34</text:p>
          </table:table-cell>
          <table:table-cell table:style-name="ce2" table:formula="of:=[.B34]/[$Params.$B$1]" office:value-type="float" office:value="9.00813935" calcext:value-type="float">
            <text:p>9.01</text:p>
          </table:table-cell>
          <table:table-cell table:formula="of:=[.C34]/[$Params.$B$1]" office:value-type="float" office:value="9.00468647" calcext:value-type="float">
            <text:p>9.00</text:p>
          </table:table-cell>
          <table:table-cell table:formula="of:=[.D34]/[$Params.$B$1]" office:value-type="float" office:value="9.0030324" calcext:value-type="float">
            <text:p>9.00</text:p>
          </table:table-cell>
          <table:table-cell table:formula="of:=[.E34]/[$Params.$B$1]" office:value-type="float" office:value="9.3539469" calcext:value-type="float">
            <text:p>9.35</text:p>
          </table:table-cell>
          <table:table-cell table:formula="of:=[.F34]/[$Params.$B$1]" office:value-type="float" office:value="9.00698737" calcext:value-type="float">
            <text:p>9.01</text:p>
          </table:table-cell>
          <table:table-cell table:formula="of:=[.G34]/[$Params.$B$1]" office:value-type="float" office:value="9.00269149" calcext:value-type="float">
            <text:p>9.00</text:p>
          </table:table-cell>
          <table:table-cell table:style-name="ce2" table:formula="of:=[.H34]/[$Params.$B$1]" office:value-type="float" office:value="11.33815935" calcext:value-type="float">
            <text:p>11.34</text:p>
          </table:table-cell>
          <table:table-cell table:style-name="ce2" table:formula="of:=[.I34]/[$Params.$B$1]" office:value-type="float" office:value="0" calcext:value-type="float">
            <text:p>0.00</text:p>
          </table:table-cell>
          <table:table-cell table:formula="of:=[.A34]/[.R34]" office:value-type="float" office:value="2.99872306874925" calcext:value-type="float">
            <text:p>2.99872306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0263480" calcext:value-type="float">
            <text:p>900263480</text:p>
          </table:table-cell>
          <table:table-cell office:value-type="float" office:value="900568564" calcext:value-type="float">
            <text:p>900568564</text:p>
          </table:table-cell>
          <table:table-cell office:value-type="float" office:value="900289188" calcext:value-type="float">
            <text:p>900289188</text:p>
          </table:table-cell>
          <table:table-cell office:value-type="float" office:value="953494270" calcext:value-type="float">
            <text:p>953494270</text:p>
          </table:table-cell>
          <table:table-cell office:value-type="float" office:value="900277589" calcext:value-type="float">
            <text:p>900277589</text:p>
          </table:table-cell>
          <table:table-cell office:value-type="float" office:value="900272787" calcext:value-type="float">
            <text:p>900272787</text:p>
          </table:table-cell>
          <table:table-cell office:value-type="float" office:value="1167189514" calcext:value-type="float">
            <text:p>1167189514</text:p>
          </table:table-cell>
          <table:table-cell table:number-columns-repeated="2"/>
          <table:table-cell table:formula="of:=[.A35]" office:value-type="float" office:value="35" calcext:value-type="float">
            <text:p>35</text:p>
          </table:table-cell>
          <table:table-cell table:style-name="ce2" table:formula="of:=[.B35]/[$Params.$B$1]" office:value-type="float" office:value="9.0026348" calcext:value-type="float">
            <text:p>9.00</text:p>
          </table:table-cell>
          <table:table-cell table:formula="of:=[.C35]/[$Params.$B$1]" office:value-type="float" office:value="9.00568564" calcext:value-type="float">
            <text:p>9.01</text:p>
          </table:table-cell>
          <table:table-cell table:formula="of:=[.D35]/[$Params.$B$1]" office:value-type="float" office:value="9.00289188" calcext:value-type="float">
            <text:p>9.00</text:p>
          </table:table-cell>
          <table:table-cell table:formula="of:=[.E35]/[$Params.$B$1]" office:value-type="float" office:value="9.5349427" calcext:value-type="float">
            <text:p>9.53</text:p>
          </table:table-cell>
          <table:table-cell table:formula="of:=[.F35]/[$Params.$B$1]" office:value-type="float" office:value="9.00277589" calcext:value-type="float">
            <text:p>9.00</text:p>
          </table:table-cell>
          <table:table-cell table:formula="of:=[.G35]/[$Params.$B$1]" office:value-type="float" office:value="9.00272787" calcext:value-type="float">
            <text:p>9.00</text:p>
          </table:table-cell>
          <table:table-cell table:style-name="ce2" table:formula="of:=[.H35]/[$Params.$B$1]" office:value-type="float" office:value="11.67189514" calcext:value-type="float">
            <text:p>11.67</text:p>
          </table:table-cell>
          <table:table-cell table:style-name="ce2" table:formula="of:=[.I35]/[$Params.$B$1]" office:value-type="float" office:value="0" calcext:value-type="float">
            <text:p>0.00</text:p>
          </table:table-cell>
          <table:table-cell table:formula="of:=[.A35]/[.R35]" office:value-type="float" office:value="2.99865613768699" calcext:value-type="float">
            <text:p>2.99865613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7635750" calcext:value-type="float">
            <text:p>917635750</text:p>
          </table:table-cell>
          <table:table-cell office:value-type="float" office:value="900490936" calcext:value-type="float">
            <text:p>900490936</text:p>
          </table:table-cell>
          <table:table-cell office:value-type="float" office:value="1000297081" calcext:value-type="float">
            <text:p>1000297081</text:p>
          </table:table-cell>
          <table:table-cell office:value-type="float" office:value="915403586" calcext:value-type="float">
            <text:p>915403586</text:p>
          </table:table-cell>
          <table:table-cell office:value-type="float" office:value="1000667911" calcext:value-type="float">
            <text:p>1000667911</text:p>
          </table:table-cell>
          <table:table-cell office:value-type="float" office:value="1000281410" calcext:value-type="float">
            <text:p>1000281410</text:p>
          </table:table-cell>
          <table:table-cell office:value-type="float" office:value="1200452971" calcext:value-type="float">
            <text:p>1200452971</text:p>
          </table:table-cell>
          <table:table-cell table:number-columns-repeated="2"/>
          <table:table-cell table:formula="of:=[.A36]" office:value-type="float" office:value="36" calcext:value-type="float">
            <text:p>36</text:p>
          </table:table-cell>
          <table:table-cell table:style-name="ce2" table:formula="of:=[.B36]/[$Params.$B$1]" office:value-type="float" office:value="9.1763575" calcext:value-type="float">
            <text:p>9.18</text:p>
          </table:table-cell>
          <table:table-cell table:formula="of:=[.C36]/[$Params.$B$1]" office:value-type="float" office:value="9.00490936" calcext:value-type="float">
            <text:p>9.00</text:p>
          </table:table-cell>
          <table:table-cell table:formula="of:=[.D36]/[$Params.$B$1]" office:value-type="float" office:value="10.00297081" calcext:value-type="float">
            <text:p>10.00</text:p>
          </table:table-cell>
          <table:table-cell table:formula="of:=[.E36]/[$Params.$B$1]" office:value-type="float" office:value="9.15403586" calcext:value-type="float">
            <text:p>9.15</text:p>
          </table:table-cell>
          <table:table-cell table:formula="of:=[.F36]/[$Params.$B$1]" office:value-type="float" office:value="10.00667911" calcext:value-type="float">
            <text:p>10.01</text:p>
          </table:table-cell>
          <table:table-cell table:formula="of:=[.G36]/[$Params.$B$1]" office:value-type="float" office:value="10.0028141" calcext:value-type="float">
            <text:p>10.00</text:p>
          </table:table-cell>
          <table:table-cell table:style-name="ce2" table:formula="of:=[.H36]/[$Params.$B$1]" office:value-type="float" office:value="12.00452971" calcext:value-type="float">
            <text:p>12.00</text:p>
          </table:table-cell>
          <table:table-cell table:style-name="ce2" table:formula="of:=[.I36]/[$Params.$B$1]" office:value-type="float" office:value="0" calcext:value-type="float">
            <text:p>0.00</text:p>
          </table:table-cell>
          <table:table-cell table:formula="of:=[.A36]/[.R36]" office:value-type="float" office:value="2.99886799980272" calcext:value-type="float">
            <text:p>2.99886799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323010" calcext:value-type="float">
            <text:p>1000323010</text:p>
          </table:table-cell>
          <table:table-cell office:value-type="float" office:value="1000464685" calcext:value-type="float">
            <text:p>1000464685</text:p>
          </table:table-cell>
          <table:table-cell office:value-type="float" office:value="1000302544" calcext:value-type="float">
            <text:p>1000302544</text:p>
          </table:table-cell>
          <table:table-cell office:value-type="float" office:value="1014332613" calcext:value-type="float">
            <text:p>1014332613</text:p>
          </table:table-cell>
          <table:table-cell office:value-type="float" office:value="1000316716" calcext:value-type="float">
            <text:p>1000316716</text:p>
          </table:table-cell>
          <table:table-cell office:value-type="float" office:value="1000275717" calcext:value-type="float">
            <text:p>1000275717</text:p>
          </table:table-cell>
          <table:table-cell office:value-type="float" office:value="1233834198" calcext:value-type="float">
            <text:p>1233834198</text:p>
          </table:table-cell>
          <table:table-cell table:number-columns-repeated="2"/>
          <table:table-cell table:formula="of:=[.A37]" office:value-type="float" office:value="37" calcext:value-type="float">
            <text:p>37</text:p>
          </table:table-cell>
          <table:table-cell table:style-name="ce2" table:formula="of:=[.B37]/[$Params.$B$1]" office:value-type="float" office:value="10.0032301" calcext:value-type="float">
            <text:p>10.00</text:p>
          </table:table-cell>
          <table:table-cell table:formula="of:=[.C37]/[$Params.$B$1]" office:value-type="float" office:value="10.00464685" calcext:value-type="float">
            <text:p>10.00</text:p>
          </table:table-cell>
          <table:table-cell table:formula="of:=[.D37]/[$Params.$B$1]" office:value-type="float" office:value="10.00302544" calcext:value-type="float">
            <text:p>10.00</text:p>
          </table:table-cell>
          <table:table-cell table:formula="of:=[.E37]/[$Params.$B$1]" office:value-type="float" office:value="10.14332613" calcext:value-type="float">
            <text:p>10.14</text:p>
          </table:table-cell>
          <table:table-cell table:formula="of:=[.F37]/[$Params.$B$1]" office:value-type="float" office:value="10.00316716" calcext:value-type="float">
            <text:p>10.00</text:p>
          </table:table-cell>
          <table:table-cell table:formula="of:=[.G37]/[$Params.$B$1]" office:value-type="float" office:value="10.00275717" calcext:value-type="float">
            <text:p>10.00</text:p>
          </table:table-cell>
          <table:table-cell table:style-name="ce2" table:formula="of:=[.H37]/[$Params.$B$1]" office:value-type="float" office:value="12.33834198" calcext:value-type="float">
            <text:p>12.34</text:p>
          </table:table-cell>
          <table:table-cell table:style-name="ce2" table:formula="of:=[.I37]/[$Params.$B$1]" office:value-type="float" office:value="0" calcext:value-type="float">
            <text:p>0.00</text:p>
          </table:table-cell>
          <table:table-cell table:formula="of:=[.A37]/[.R37]" office:value-type="float" office:value="2.99878217510713" calcext:value-type="float">
            <text:p>2.99878217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801643" calcext:value-type="float">
            <text:p>1000801643</text:p>
          </table:table-cell>
          <table:table-cell office:value-type="float" office:value="1000535850" calcext:value-type="float">
            <text:p>1000535850</text:p>
          </table:table-cell>
          <table:table-cell office:value-type="float" office:value="1000291826" calcext:value-type="float">
            <text:p>1000291826</text:p>
          </table:table-cell>
          <table:table-cell office:value-type="float" office:value="1000411798" calcext:value-type="float">
            <text:p>1000411798</text:p>
          </table:table-cell>
          <table:table-cell office:value-type="float" office:value="1000668198" calcext:value-type="float">
            <text:p>1000668198</text:p>
          </table:table-cell>
          <table:table-cell office:value-type="float" office:value="1000280363" calcext:value-type="float">
            <text:p>1000280363</text:p>
          </table:table-cell>
          <table:table-cell office:value-type="float" office:value="1266990189" calcext:value-type="float">
            <text:p>1266990189</text:p>
          </table:table-cell>
          <table:table-cell table:number-columns-repeated="2"/>
          <table:table-cell table:formula="of:=[.A38]" office:value-type="float" office:value="38" calcext:value-type="float">
            <text:p>38</text:p>
          </table:table-cell>
          <table:table-cell table:style-name="ce2" table:formula="of:=[.B38]/[$Params.$B$1]" office:value-type="float" office:value="10.00801643" calcext:value-type="float">
            <text:p>10.01</text:p>
          </table:table-cell>
          <table:table-cell table:formula="of:=[.C38]/[$Params.$B$1]" office:value-type="float" office:value="10.0053585" calcext:value-type="float">
            <text:p>10.01</text:p>
          </table:table-cell>
          <table:table-cell table:formula="of:=[.D38]/[$Params.$B$1]" office:value-type="float" office:value="10.00291826" calcext:value-type="float">
            <text:p>10.00</text:p>
          </table:table-cell>
          <table:table-cell table:formula="of:=[.E38]/[$Params.$B$1]" office:value-type="float" office:value="10.00411798" calcext:value-type="float">
            <text:p>10.00</text:p>
          </table:table-cell>
          <table:table-cell table:formula="of:=[.F38]/[$Params.$B$1]" office:value-type="float" office:value="10.00668198" calcext:value-type="float">
            <text:p>10.01</text:p>
          </table:table-cell>
          <table:table-cell table:formula="of:=[.G38]/[$Params.$B$1]" office:value-type="float" office:value="10.00280363" calcext:value-type="float">
            <text:p>10.00</text:p>
          </table:table-cell>
          <table:table-cell table:style-name="ce2" table:formula="of:=[.H38]/[$Params.$B$1]" office:value-type="float" office:value="12.66990189" calcext:value-type="float">
            <text:p>12.67</text:p>
          </table:table-cell>
          <table:table-cell table:style-name="ce2" table:formula="of:=[.I38]/[$Params.$B$1]" office:value-type="float" office:value="0" calcext:value-type="float">
            <text:p>0.00</text:p>
          </table:table-cell>
          <table:table-cell table:formula="of:=[.A38]/[.R38]" office:value-type="float" office:value="2.9992339585512" calcext:value-type="float">
            <text:p>2.99923395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272583" calcext:value-type="float">
            <text:p>1000272583</text:p>
          </table:table-cell>
          <table:table-cell office:value-type="float" office:value="1000489330" calcext:value-type="float">
            <text:p>1000489330</text:p>
          </table:table-cell>
          <table:table-cell office:value-type="float" office:value="1000299103" calcext:value-type="float">
            <text:p>1000299103</text:p>
          </table:table-cell>
          <table:table-cell office:value-type="float" office:value="1058621033" calcext:value-type="float">
            <text:p>1058621033</text:p>
          </table:table-cell>
          <table:table-cell office:value-type="float" office:value="1000676670" calcext:value-type="float">
            <text:p>1000676670</text:p>
          </table:table-cell>
          <table:table-cell office:value-type="float" office:value="1000273545" calcext:value-type="float">
            <text:p>1000273545</text:p>
          </table:table-cell>
          <table:table-cell office:value-type="float" office:value="1300583849" calcext:value-type="float">
            <text:p>1300583849</text:p>
          </table:table-cell>
          <table:table-cell table:number-columns-repeated="2"/>
          <table:table-cell table:formula="of:=[.A39]" office:value-type="float" office:value="39" calcext:value-type="float">
            <text:p>39</text:p>
          </table:table-cell>
          <table:table-cell table:style-name="ce2" table:formula="of:=[.B39]/[$Params.$B$1]" office:value-type="float" office:value="10.00272583" calcext:value-type="float">
            <text:p>10.00</text:p>
          </table:table-cell>
          <table:table-cell table:formula="of:=[.C39]/[$Params.$B$1]" office:value-type="float" office:value="10.0048933" calcext:value-type="float">
            <text:p>10.00</text:p>
          </table:table-cell>
          <table:table-cell table:formula="of:=[.D39]/[$Params.$B$1]" office:value-type="float" office:value="10.00299103" calcext:value-type="float">
            <text:p>10.00</text:p>
          </table:table-cell>
          <table:table-cell table:formula="of:=[.E39]/[$Params.$B$1]" office:value-type="float" office:value="10.58621033" calcext:value-type="float">
            <text:p>10.59</text:p>
          </table:table-cell>
          <table:table-cell table:formula="of:=[.F39]/[$Params.$B$1]" office:value-type="float" office:value="10.0067667" calcext:value-type="float">
            <text:p>10.01</text:p>
          </table:table-cell>
          <table:table-cell table:formula="of:=[.G39]/[$Params.$B$1]" office:value-type="float" office:value="10.00273545" calcext:value-type="float">
            <text:p>10.00</text:p>
          </table:table-cell>
          <table:table-cell table:style-name="ce2" table:formula="of:=[.H39]/[$Params.$B$1]" office:value-type="float" office:value="13.00583849" calcext:value-type="float">
            <text:p>13.01</text:p>
          </table:table-cell>
          <table:table-cell table:style-name="ce2" table:formula="of:=[.I39]/[$Params.$B$1]" office:value-type="float" office:value="0" calcext:value-type="float">
            <text:p>0.00</text:p>
          </table:table-cell>
          <table:table-cell table:formula="of:=[.A39]/[.R39]" office:value-type="float" office:value="2.99865326099402" calcext:value-type="float">
            <text:p>2.9986532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638607" calcext:value-type="float">
            <text:p>1000638607</text:p>
          </table:table-cell>
          <table:table-cell office:value-type="float" office:value="1000462594" calcext:value-type="float">
            <text:p>1000462594</text:p>
          </table:table-cell>
          <table:table-cell office:value-type="float" office:value="1100369376" calcext:value-type="float">
            <text:p>1100369376</text:p>
          </table:table-cell>
          <table:table-cell office:value-type="float" office:value="1026065372" calcext:value-type="float">
            <text:p>1026065372</text:p>
          </table:table-cell>
          <table:table-cell office:value-type="float" office:value="1100661620" calcext:value-type="float">
            <text:p>1100661620</text:p>
          </table:table-cell>
          <table:table-cell office:value-type="float" office:value="1100277437" calcext:value-type="float">
            <text:p>1100277437</text:p>
          </table:table-cell>
          <table:table-cell office:value-type="float" office:value="1333944868" calcext:value-type="float">
            <text:p>1333944868</text:p>
          </table:table-cell>
          <table:table-cell table:number-columns-repeated="2"/>
          <table:table-cell table:formula="of:=[.A40]" office:value-type="float" office:value="40" calcext:value-type="float">
            <text:p>40</text:p>
          </table:table-cell>
          <table:table-cell table:style-name="ce2" table:formula="of:=[.B40]/[$Params.$B$1]" office:value-type="float" office:value="10.00638607" calcext:value-type="float">
            <text:p>10.01</text:p>
          </table:table-cell>
          <table:table-cell table:formula="of:=[.C40]/[$Params.$B$1]" office:value-type="float" office:value="10.00462594" calcext:value-type="float">
            <text:p>10.00</text:p>
          </table:table-cell>
          <table:table-cell table:formula="of:=[.D40]/[$Params.$B$1]" office:value-type="float" office:value="11.00369376" calcext:value-type="float">
            <text:p>11.00</text:p>
          </table:table-cell>
          <table:table-cell table:formula="of:=[.E40]/[$Params.$B$1]" office:value-type="float" office:value="10.26065372" calcext:value-type="float">
            <text:p>10.26</text:p>
          </table:table-cell>
          <table:table-cell table:formula="of:=[.F40]/[$Params.$B$1]" office:value-type="float" office:value="11.0066162" calcext:value-type="float">
            <text:p>11.01</text:p>
          </table:table-cell>
          <table:table-cell table:formula="of:=[.G40]/[$Params.$B$1]" office:value-type="float" office:value="11.00277437" calcext:value-type="float">
            <text:p>11.00</text:p>
          </table:table-cell>
          <table:table-cell table:style-name="ce2" table:formula="of:=[.H40]/[$Params.$B$1]" office:value-type="float" office:value="13.33944868" calcext:value-type="float">
            <text:p>13.34</text:p>
          </table:table-cell>
          <table:table-cell table:style-name="ce2" table:formula="of:=[.I40]/[$Params.$B$1]" office:value-type="float" office:value="0" calcext:value-type="float">
            <text:p>0.00</text:p>
          </table:table-cell>
          <table:table-cell table:formula="of:=[.A40]/[.R40]" office:value-type="float" office:value="2.99862467779291" calcext:value-type="float">
            <text:p>2.99862467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00436865" calcext:value-type="float">
            <text:p>1100436865</text:p>
          </table:table-cell>
          <table:table-cell office:value-type="float" office:value="1100396698" calcext:value-type="float">
            <text:p>1100396698</text:p>
          </table:table-cell>
          <table:table-cell office:value-type="float" office:value="1100317011" calcext:value-type="float">
            <text:p>1100317011</text:p>
          </table:table-cell>
          <table:table-cell office:value-type="float" office:value="1129845352" calcext:value-type="float">
            <text:p>1129845352</text:p>
          </table:table-cell>
          <table:table-cell office:value-type="float" office:value="1100308481" calcext:value-type="float">
            <text:p>1100308481</text:p>
          </table:table-cell>
          <table:table-cell office:value-type="float" office:value="1100281289" calcext:value-type="float">
            <text:p>1100281289</text:p>
          </table:table-cell>
          <table:table-cell office:value-type="float" office:value="1367301624" calcext:value-type="float">
            <text:p>1367301624</text:p>
          </table:table-cell>
          <table:table-cell table:number-columns-repeated="2"/>
          <table:table-cell table:formula="of:=[.A41]" office:value-type="float" office:value="41" calcext:value-type="float">
            <text:p>41</text:p>
          </table:table-cell>
          <table:table-cell table:style-name="ce2" table:formula="of:=[.B41]/[$Params.$B$1]" office:value-type="float" office:value="11.00436865" calcext:value-type="float">
            <text:p>11.00</text:p>
          </table:table-cell>
          <table:table-cell table:formula="of:=[.C41]/[$Params.$B$1]" office:value-type="float" office:value="11.00396698" calcext:value-type="float">
            <text:p>11.00</text:p>
          </table:table-cell>
          <table:table-cell table:formula="of:=[.D41]/[$Params.$B$1]" office:value-type="float" office:value="11.00317011" calcext:value-type="float">
            <text:p>11.00</text:p>
          </table:table-cell>
          <table:table-cell table:formula="of:=[.E41]/[$Params.$B$1]" office:value-type="float" office:value="11.29845352" calcext:value-type="float">
            <text:p>11.30</text:p>
          </table:table-cell>
          <table:table-cell table:formula="of:=[.F41]/[$Params.$B$1]" office:value-type="float" office:value="11.00308481" calcext:value-type="float">
            <text:p>11.00</text:p>
          </table:table-cell>
          <table:table-cell table:formula="of:=[.G41]/[$Params.$B$1]" office:value-type="float" office:value="11.00281289" calcext:value-type="float">
            <text:p>11.00</text:p>
          </table:table-cell>
          <table:table-cell table:style-name="ce2" table:formula="of:=[.H41]/[$Params.$B$1]" office:value-type="float" office:value="13.67301624" calcext:value-type="float">
            <text:p>13.67</text:p>
          </table:table-cell>
          <table:table-cell table:style-name="ce2" table:formula="of:=[.I41]/[$Params.$B$1]" office:value-type="float" office:value="0" calcext:value-type="float">
            <text:p>0.00</text:p>
          </table:table-cell>
          <table:table-cell table:formula="of:=[.A41]/[.R41]" office:value-type="float" office:value="2.99860683848643" calcext:value-type="float">
            <text:p>2.99860683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0355487" calcext:value-type="float">
            <text:p>1100355487</text:p>
          </table:table-cell>
          <table:table-cell office:value-type="float" office:value="1100557113" calcext:value-type="float">
            <text:p>1100557113</text:p>
          </table:table-cell>
          <table:table-cell office:value-type="float" office:value="1100295389" calcext:value-type="float">
            <text:p>1100295389</text:p>
          </table:table-cell>
          <table:table-cell office:value-type="float" office:value="1124721042" calcext:value-type="float">
            <text:p>1124721042</text:p>
          </table:table-cell>
          <table:table-cell office:value-type="float" office:value="1100748909" calcext:value-type="float">
            <text:p>1100748909</text:p>
          </table:table-cell>
          <table:table-cell office:value-type="float" office:value="1100273165" calcext:value-type="float">
            <text:p>1100273165</text:p>
          </table:table-cell>
          <table:table-cell office:value-type="float" office:value="1400308043" calcext:value-type="float">
            <text:p>1400308043</text:p>
          </table:table-cell>
          <table:table-cell table:number-columns-repeated="2"/>
          <table:table-cell table:formula="of:=[.A42]" office:value-type="float" office:value="42" calcext:value-type="float">
            <text:p>42</text:p>
          </table:table-cell>
          <table:table-cell table:style-name="ce2" table:formula="of:=[.B42]/[$Params.$B$1]" office:value-type="float" office:value="11.00355487" calcext:value-type="float">
            <text:p>11.00</text:p>
          </table:table-cell>
          <table:table-cell table:formula="of:=[.C42]/[$Params.$B$1]" office:value-type="float" office:value="11.00557113" calcext:value-type="float">
            <text:p>11.01</text:p>
          </table:table-cell>
          <table:table-cell table:formula="of:=[.D42]/[$Params.$B$1]" office:value-type="float" office:value="11.00295389" calcext:value-type="float">
            <text:p>11.00</text:p>
          </table:table-cell>
          <table:table-cell table:formula="of:=[.E42]/[$Params.$B$1]" office:value-type="float" office:value="11.24721042" calcext:value-type="float">
            <text:p>11.25</text:p>
          </table:table-cell>
          <table:table-cell table:formula="of:=[.F42]/[$Params.$B$1]" office:value-type="float" office:value="11.00748909" calcext:value-type="float">
            <text:p>11.01</text:p>
          </table:table-cell>
          <table:table-cell table:formula="of:=[.G42]/[$Params.$B$1]" office:value-type="float" office:value="11.00273165" calcext:value-type="float">
            <text:p>11.00</text:p>
          </table:table-cell>
          <table:table-cell table:style-name="ce2" table:formula="of:=[.H42]/[$Params.$B$1]" office:value-type="float" office:value="14.00308043" calcext:value-type="float">
            <text:p>14.00</text:p>
          </table:table-cell>
          <table:table-cell table:style-name="ce2" table:formula="of:=[.I42]/[$Params.$B$1]" office:value-type="float" office:value="0" calcext:value-type="float">
            <text:p>0.00</text:p>
          </table:table-cell>
          <table:table-cell table:formula="of:=[.A42]/[.R42]" office:value-type="float" office:value="2.99934005306574" calcext:value-type="float">
            <text:p>2.99934005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17422381" calcext:value-type="float">
            <text:p>1117422381</text:p>
          </table:table-cell>
          <table:table-cell office:value-type="float" office:value="1100552233" calcext:value-type="float">
            <text:p>1100552233</text:p>
          </table:table-cell>
          <table:table-cell office:value-type="float" office:value="1100399363" calcext:value-type="float">
            <text:p>1100399363</text:p>
          </table:table-cell>
          <table:table-cell office:value-type="float" office:value="1149867510" calcext:value-type="float">
            <text:p>1149867510</text:p>
          </table:table-cell>
          <table:table-cell office:value-type="float" office:value="1100703089" calcext:value-type="float">
            <text:p>1100703089</text:p>
          </table:table-cell>
          <table:table-cell office:value-type="float" office:value="1100277996" calcext:value-type="float">
            <text:p>1100277996</text:p>
          </table:table-cell>
          <table:table-cell office:value-type="float" office:value="1434055018" calcext:value-type="float">
            <text:p>1434055018</text:p>
          </table:table-cell>
          <table:table-cell table:number-columns-repeated="2"/>
          <table:table-cell table:formula="of:=[.A43]" office:value-type="float" office:value="43" calcext:value-type="float">
            <text:p>43</text:p>
          </table:table-cell>
          <table:table-cell table:style-name="ce2" table:formula="of:=[.B43]/[$Params.$B$1]" office:value-type="float" office:value="11.17422381" calcext:value-type="float">
            <text:p>11.17</text:p>
          </table:table-cell>
          <table:table-cell table:formula="of:=[.C43]/[$Params.$B$1]" office:value-type="float" office:value="11.00552233" calcext:value-type="float">
            <text:p>11.01</text:p>
          </table:table-cell>
          <table:table-cell table:formula="of:=[.D43]/[$Params.$B$1]" office:value-type="float" office:value="11.00399363" calcext:value-type="float">
            <text:p>11.00</text:p>
          </table:table-cell>
          <table:table-cell table:formula="of:=[.E43]/[$Params.$B$1]" office:value-type="float" office:value="11.4986751" calcext:value-type="float">
            <text:p>11.50</text:p>
          </table:table-cell>
          <table:table-cell table:formula="of:=[.F43]/[$Params.$B$1]" office:value-type="float" office:value="11.00703089" calcext:value-type="float">
            <text:p>11.01</text:p>
          </table:table-cell>
          <table:table-cell table:formula="of:=[.G43]/[$Params.$B$1]" office:value-type="float" office:value="11.00277996" calcext:value-type="float">
            <text:p>11.00</text:p>
          </table:table-cell>
          <table:table-cell table:style-name="ce2" table:formula="of:=[.H43]/[$Params.$B$1]" office:value-type="float" office:value="14.34055018" calcext:value-type="float">
            <text:p>14.34</text:p>
          </table:table-cell>
          <table:table-cell table:style-name="ce2" table:formula="of:=[.I43]/[$Params.$B$1]" office:value-type="float" office:value="0" calcext:value-type="float">
            <text:p>0.00</text:p>
          </table:table-cell>
          <table:table-cell table:formula="of:=[.A43]/[.R43]" office:value-type="float" office:value="2.99849025736612" calcext:value-type="float">
            <text:p>2.99849025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00292449" calcext:value-type="float">
            <text:p>1100292449</text:p>
          </table:table-cell>
          <table:table-cell office:value-type="float" office:value="1100375028" calcext:value-type="float">
            <text:p>1100375028</text:p>
          </table:table-cell>
          <table:table-cell office:value-type="float" office:value="1200304940" calcext:value-type="float">
            <text:p>1200304940</text:p>
          </table:table-cell>
          <table:table-cell office:value-type="float" office:value="1125767242" calcext:value-type="float">
            <text:p>1125767242</text:p>
          </table:table-cell>
          <table:table-cell office:value-type="float" office:value="1200487082" calcext:value-type="float">
            <text:p>1200487082</text:p>
          </table:table-cell>
          <table:table-cell office:value-type="float" office:value="1200283695" calcext:value-type="float">
            <text:p>1200283695</text:p>
          </table:table-cell>
          <table:table-cell office:value-type="float" office:value="1467085645" calcext:value-type="float">
            <text:p>1467085645</text:p>
          </table:table-cell>
          <table:table-cell table:number-columns-repeated="2"/>
          <table:table-cell table:formula="of:=[.A44]" office:value-type="float" office:value="44" calcext:value-type="float">
            <text:p>44</text:p>
          </table:table-cell>
          <table:table-cell table:style-name="ce2" table:formula="of:=[.B44]/[$Params.$B$1]" office:value-type="float" office:value="11.00292449" calcext:value-type="float">
            <text:p>11.00</text:p>
          </table:table-cell>
          <table:table-cell table:formula="of:=[.C44]/[$Params.$B$1]" office:value-type="float" office:value="11.00375028" calcext:value-type="float">
            <text:p>11.00</text:p>
          </table:table-cell>
          <table:table-cell table:formula="of:=[.D44]/[$Params.$B$1]" office:value-type="float" office:value="12.0030494" calcext:value-type="float">
            <text:p>12.00</text:p>
          </table:table-cell>
          <table:table-cell table:formula="of:=[.E44]/[$Params.$B$1]" office:value-type="float" office:value="11.25767242" calcext:value-type="float">
            <text:p>11.26</text:p>
          </table:table-cell>
          <table:table-cell table:formula="of:=[.F44]/[$Params.$B$1]" office:value-type="float" office:value="12.00487082" calcext:value-type="float">
            <text:p>12.00</text:p>
          </table:table-cell>
          <table:table-cell table:formula="of:=[.G44]/[$Params.$B$1]" office:value-type="float" office:value="12.00283695" calcext:value-type="float">
            <text:p>12.00</text:p>
          </table:table-cell>
          <table:table-cell table:style-name="ce2" table:formula="of:=[.H44]/[$Params.$B$1]" office:value-type="float" office:value="14.67085645" calcext:value-type="float">
            <text:p>14.67</text:p>
          </table:table-cell>
          <table:table-cell table:style-name="ce2" table:formula="of:=[.I44]/[$Params.$B$1]" office:value-type="float" office:value="0" calcext:value-type="float">
            <text:p>0.00</text:p>
          </table:table-cell>
          <table:table-cell table:formula="of:=[.A44]/[.R44]" office:value-type="float" office:value="2.9991432436107" calcext:value-type="float">
            <text:p>2.99914324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25583958" calcext:value-type="float">
            <text:p>1225583958</text:p>
          </table:table-cell>
          <table:table-cell office:value-type="float" office:value="1200518317" calcext:value-type="float">
            <text:p>1200518317</text:p>
          </table:table-cell>
          <table:table-cell office:value-type="float" office:value="1200340544" calcext:value-type="float">
            <text:p>1200340544</text:p>
          </table:table-cell>
          <table:table-cell office:value-type="float" office:value="1239445559" calcext:value-type="float">
            <text:p>1239445559</text:p>
          </table:table-cell>
          <table:table-cell office:value-type="float" office:value="1200413475" calcext:value-type="float">
            <text:p>1200413475</text:p>
          </table:table-cell>
          <table:table-cell office:value-type="float" office:value="1200278968" calcext:value-type="float">
            <text:p>1200278968</text:p>
          </table:table-cell>
          <table:table-cell office:value-type="float" office:value="1500336338" calcext:value-type="float">
            <text:p>1500336338</text:p>
          </table:table-cell>
          <table:table-cell table:number-columns-repeated="2"/>
          <table:table-cell table:formula="of:=[.A45]" office:value-type="float" office:value="45" calcext:value-type="float">
            <text:p>45</text:p>
          </table:table-cell>
          <table:table-cell table:style-name="ce2" table:formula="of:=[.B45]/[$Params.$B$1]" office:value-type="float" office:value="12.25583958" calcext:value-type="float">
            <text:p>12.26</text:p>
          </table:table-cell>
          <table:table-cell table:formula="of:=[.C45]/[$Params.$B$1]" office:value-type="float" office:value="12.00518317" calcext:value-type="float">
            <text:p>12.01</text:p>
          </table:table-cell>
          <table:table-cell table:formula="of:=[.D45]/[$Params.$B$1]" office:value-type="float" office:value="12.00340544" calcext:value-type="float">
            <text:p>12.00</text:p>
          </table:table-cell>
          <table:table-cell table:formula="of:=[.E45]/[$Params.$B$1]" office:value-type="float" office:value="12.39445559" calcext:value-type="float">
            <text:p>12.39</text:p>
          </table:table-cell>
          <table:table-cell table:formula="of:=[.F45]/[$Params.$B$1]" office:value-type="float" office:value="12.00413475" calcext:value-type="float">
            <text:p>12.00</text:p>
          </table:table-cell>
          <table:table-cell table:formula="of:=[.G45]/[$Params.$B$1]" office:value-type="float" office:value="12.00278968" calcext:value-type="float">
            <text:p>12.00</text:p>
          </table:table-cell>
          <table:table-cell table:style-name="ce2" table:formula="of:=[.H45]/[$Params.$B$1]" office:value-type="float" office:value="15.00336338" calcext:value-type="float">
            <text:p>15.00</text:p>
          </table:table-cell>
          <table:table-cell table:style-name="ce2" table:formula="of:=[.I45]/[$Params.$B$1]" office:value-type="float" office:value="0" calcext:value-type="float">
            <text:p>0.00</text:p>
          </table:table-cell>
          <table:table-cell table:formula="of:=[.A45]/[.R45]" office:value-type="float" office:value="2.99932747479719" calcext:value-type="float">
            <text:p>2.99932747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00349063" calcext:value-type="float">
            <text:p>1200349063</text:p>
          </table:table-cell>
          <table:table-cell office:value-type="float" office:value="1200440733" calcext:value-type="float">
            <text:p>1200440733</text:p>
          </table:table-cell>
          <table:table-cell office:value-type="float" office:value="1200300585" calcext:value-type="float">
            <text:p>1200300585</text:p>
          </table:table-cell>
          <table:table-cell office:value-type="float" office:value="1205790784" calcext:value-type="float">
            <text:p>1205790784</text:p>
          </table:table-cell>
          <table:table-cell office:value-type="float" office:value="1200716029" calcext:value-type="float">
            <text:p>1200716029</text:p>
          </table:table-cell>
          <table:table-cell office:value-type="float" office:value="1200281327" calcext:value-type="float">
            <text:p>1200281327</text:p>
          </table:table-cell>
          <table:table-cell office:value-type="float" office:value="1533962262" calcext:value-type="float">
            <text:p>1533962262</text:p>
          </table:table-cell>
          <table:table-cell table:number-columns-repeated="2"/>
          <table:table-cell table:formula="of:=[.A46]" office:value-type="float" office:value="46" calcext:value-type="float">
            <text:p>46</text:p>
          </table:table-cell>
          <table:table-cell table:style-name="ce2" table:formula="of:=[.B46]/[$Params.$B$1]" office:value-type="float" office:value="12.00349063" calcext:value-type="float">
            <text:p>12.00</text:p>
          </table:table-cell>
          <table:table-cell table:formula="of:=[.C46]/[$Params.$B$1]" office:value-type="float" office:value="12.00440733" calcext:value-type="float">
            <text:p>12.00</text:p>
          </table:table-cell>
          <table:table-cell table:formula="of:=[.D46]/[$Params.$B$1]" office:value-type="float" office:value="12.00300585" calcext:value-type="float">
            <text:p>12.00</text:p>
          </table:table-cell>
          <table:table-cell table:formula="of:=[.E46]/[$Params.$B$1]" office:value-type="float" office:value="12.05790784" calcext:value-type="float">
            <text:p>12.06</text:p>
          </table:table-cell>
          <table:table-cell table:formula="of:=[.F46]/[$Params.$B$1]" office:value-type="float" office:value="12.00716029" calcext:value-type="float">
            <text:p>12.01</text:p>
          </table:table-cell>
          <table:table-cell table:formula="of:=[.G46]/[$Params.$B$1]" office:value-type="float" office:value="12.00281327" calcext:value-type="float">
            <text:p>12.00</text:p>
          </table:table-cell>
          <table:table-cell table:style-name="ce2" table:formula="of:=[.H46]/[$Params.$B$1]" office:value-type="float" office:value="15.33962262" calcext:value-type="float">
            <text:p>15.34</text:p>
          </table:table-cell>
          <table:table-cell table:style-name="ce2" table:formula="of:=[.I46]/[$Params.$B$1]" office:value-type="float" office:value="0" calcext:value-type="float">
            <text:p>0.00</text:p>
          </table:table-cell>
          <table:table-cell table:formula="of:=[.A46]/[.R46]" office:value-type="float" office:value="2.99876999190479" calcext:value-type="float">
            <text:p>2.99876999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00820151" calcext:value-type="float">
            <text:p>1200820151</text:p>
          </table:table-cell>
          <table:table-cell office:value-type="float" office:value="1200513235" calcext:value-type="float">
            <text:p>1200513235</text:p>
          </table:table-cell>
          <table:table-cell office:value-type="float" office:value="1300314684" calcext:value-type="float">
            <text:p>1300314684</text:p>
          </table:table-cell>
          <table:table-cell office:value-type="float" office:value="1223994277" calcext:value-type="float">
            <text:p>1223994277</text:p>
          </table:table-cell>
          <table:table-cell office:value-type="float" office:value="1300687068" calcext:value-type="float">
            <text:p>1300687068</text:p>
          </table:table-cell>
          <table:table-cell office:value-type="float" office:value="1300291263" calcext:value-type="float">
            <text:p>1300291263</text:p>
          </table:table-cell>
          <table:table-cell office:value-type="float" office:value="1567289579" calcext:value-type="float">
            <text:p>1567289579</text:p>
          </table:table-cell>
          <table:table-cell table:number-columns-repeated="2"/>
          <table:table-cell table:formula="of:=[.A47]" office:value-type="float" office:value="47" calcext:value-type="float">
            <text:p>47</text:p>
          </table:table-cell>
          <table:table-cell table:style-name="ce2" table:formula="of:=[.B47]/[$Params.$B$1]" office:value-type="float" office:value="12.00820151" calcext:value-type="float">
            <text:p>12.01</text:p>
          </table:table-cell>
          <table:table-cell table:formula="of:=[.C47]/[$Params.$B$1]" office:value-type="float" office:value="12.00513235" calcext:value-type="float">
            <text:p>12.01</text:p>
          </table:table-cell>
          <table:table-cell table:formula="of:=[.D47]/[$Params.$B$1]" office:value-type="float" office:value="13.00314684" calcext:value-type="float">
            <text:p>13.00</text:p>
          </table:table-cell>
          <table:table-cell table:formula="of:=[.E47]/[$Params.$B$1]" office:value-type="float" office:value="12.23994277" calcext:value-type="float">
            <text:p>12.24</text:p>
          </table:table-cell>
          <table:table-cell table:formula="of:=[.F47]/[$Params.$B$1]" office:value-type="float" office:value="13.00687068" calcext:value-type="float">
            <text:p>13.01</text:p>
          </table:table-cell>
          <table:table-cell table:formula="of:=[.G47]/[$Params.$B$1]" office:value-type="float" office:value="13.00291263" calcext:value-type="float">
            <text:p>13.00</text:p>
          </table:table-cell>
          <table:table-cell table:style-name="ce2" table:formula="of:=[.H47]/[$Params.$B$1]" office:value-type="float" office:value="15.67289579" calcext:value-type="float">
            <text:p>15.67</text:p>
          </table:table-cell>
          <table:table-cell table:style-name="ce2" table:formula="of:=[.I4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0572263" calcext:value-type="float">
            <text:p>1200572263</text:p>
          </table:table-cell>
          <table:table-cell office:value-type="float" office:value="1200500789" calcext:value-type="float">
            <text:p>1200500789</text:p>
          </table:table-cell>
          <table:table-cell office:value-type="float" office:value="1300305208" calcext:value-type="float">
            <text:p>1300305208</text:p>
          </table:table-cell>
          <table:table-cell office:value-type="float" office:value="1232990212" calcext:value-type="float">
            <text:p>1232990212</text:p>
          </table:table-cell>
          <table:table-cell office:value-type="float" office:value="1300685209" calcext:value-type="float">
            <text:p>1300685209</text:p>
          </table:table-cell>
          <table:table-cell office:value-type="float" office:value="1300301778" calcext:value-type="float">
            <text:p>1300301778</text:p>
          </table:table-cell>
          <table:table-cell office:value-type="float" office:value="1600605074" calcext:value-type="float">
            <text:p>1600605074</text:p>
          </table:table-cell>
          <table:table-cell table:number-columns-repeated="2"/>
          <table:table-cell table:formula="of:=[.A48]" office:value-type="float" office:value="48" calcext:value-type="float">
            <text:p>48</text:p>
          </table:table-cell>
          <table:table-cell table:style-name="ce2" table:formula="of:=[.B48]/[$Params.$B$1]" office:value-type="float" office:value="12.00572263" calcext:value-type="float">
            <text:p>12.01</text:p>
          </table:table-cell>
          <table:table-cell table:formula="of:=[.C48]/[$Params.$B$1]" office:value-type="float" office:value="12.00500789" calcext:value-type="float">
            <text:p>12.01</text:p>
          </table:table-cell>
          <table:table-cell table:formula="of:=[.D48]/[$Params.$B$1]" office:value-type="float" office:value="13.00305208" calcext:value-type="float">
            <text:p>13.00</text:p>
          </table:table-cell>
          <table:table-cell table:formula="of:=[.E48]/[$Params.$B$1]" office:value-type="float" office:value="12.32990212" calcext:value-type="float">
            <text:p>12.33</text:p>
          </table:table-cell>
          <table:table-cell table:formula="of:=[.F48]/[$Params.$B$1]" office:value-type="float" office:value="13.00685209" calcext:value-type="float">
            <text:p>13.01</text:p>
          </table:table-cell>
          <table:table-cell table:formula="of:=[.G48]/[$Params.$B$1]" office:value-type="float" office:value="13.00301778" calcext:value-type="float">
            <text:p>13.00</text:p>
          </table:table-cell>
          <table:table-cell table:style-name="ce2" table:formula="of:=[.H48]/[$Params.$B$1]" office:value-type="float" office:value="16.00605074" calcext:value-type="float">
            <text:p>16.01</text:p>
          </table:table-cell>
          <table:table-cell table:style-name="ce2" table:formula="of:=[.I4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00344129" calcext:value-type="float">
            <text:p>1300344129</text:p>
          </table:table-cell>
          <table:table-cell office:value-type="float" office:value="1300567376" calcext:value-type="float">
            <text:p>1300567376</text:p>
          </table:table-cell>
          <table:table-cell office:value-type="float" office:value="1300316355" calcext:value-type="float">
            <text:p>1300316355</text:p>
          </table:table-cell>
          <table:table-cell office:value-type="float" office:value="1324362493" calcext:value-type="float">
            <text:p>1324362493</text:p>
          </table:table-cell>
          <table:table-cell office:value-type="float" office:value="1300602531" calcext:value-type="float">
            <text:p>1300602531</text:p>
          </table:table-cell>
          <table:table-cell office:value-type="float" office:value="1300291817" calcext:value-type="float">
            <text:p>1300291817</text:p>
          </table:table-cell>
          <table:table-cell office:value-type="float" office:value="1633928521" calcext:value-type="float">
            <text:p>1633928521</text:p>
          </table:table-cell>
          <table:table-cell table:number-columns-repeated="2"/>
          <table:table-cell table:formula="of:=[.A49]" office:value-type="float" office:value="49" calcext:value-type="float">
            <text:p>49</text:p>
          </table:table-cell>
          <table:table-cell table:style-name="ce2" table:formula="of:=[.B49]/[$Params.$B$1]" office:value-type="float" office:value="13.00344129" calcext:value-type="float">
            <text:p>13.00</text:p>
          </table:table-cell>
          <table:table-cell table:formula="of:=[.C49]/[$Params.$B$1]" office:value-type="float" office:value="13.00567376" calcext:value-type="float">
            <text:p>13.01</text:p>
          </table:table-cell>
          <table:table-cell table:formula="of:=[.D49]/[$Params.$B$1]" office:value-type="float" office:value="13.00316355" calcext:value-type="float">
            <text:p>13.00</text:p>
          </table:table-cell>
          <table:table-cell table:formula="of:=[.E49]/[$Params.$B$1]" office:value-type="float" office:value="13.24362493" calcext:value-type="float">
            <text:p>13.24</text:p>
          </table:table-cell>
          <table:table-cell table:formula="of:=[.F49]/[$Params.$B$1]" office:value-type="float" office:value="13.00602531" calcext:value-type="float">
            <text:p>13.01</text:p>
          </table:table-cell>
          <table:table-cell table:formula="of:=[.G49]/[$Params.$B$1]" office:value-type="float" office:value="13.00291817" calcext:value-type="float">
            <text:p>13.00</text:p>
          </table:table-cell>
          <table:table-cell table:style-name="ce2" table:formula="of:=[.H49]/[$Params.$B$1]" office:value-type="float" office:value="16.33928521" calcext:value-type="float">
            <text:p>16.34</text:p>
          </table:table-cell>
          <table:table-cell table:style-name="ce2" table:formula="of:=[.I4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9471848" calcext:value-type="float">
            <text:p>1309471848</text:p>
          </table:table-cell>
          <table:table-cell office:value-type="float" office:value="1300460947" calcext:value-type="float">
            <text:p>1300460947</text:p>
          </table:table-cell>
          <table:table-cell office:value-type="float" office:value="1300348937" calcext:value-type="float">
            <text:p>1300348937</text:p>
          </table:table-cell>
          <table:table-cell office:value-type="float" office:value="1330856078" calcext:value-type="float">
            <text:p>1330856078</text:p>
          </table:table-cell>
          <table:table-cell office:value-type="float" office:value="1300690253" calcext:value-type="float">
            <text:p>1300690253</text:p>
          </table:table-cell>
          <table:table-cell office:value-type="float" office:value="1300289840" calcext:value-type="float">
            <text:p>1300289840</text:p>
          </table:table-cell>
          <table:table-cell office:value-type="float" office:value="1667239303" calcext:value-type="float">
            <text:p>1667239303</text:p>
          </table:table-cell>
          <table:table-cell table:number-columns-repeated="2"/>
          <table:table-cell table:formula="of:=[.A50]" office:value-type="float" office:value="50" calcext:value-type="float">
            <text:p>50</text:p>
          </table:table-cell>
          <table:table-cell table:style-name="ce2" table:formula="of:=[.B50]/[$Params.$B$1]" office:value-type="float" office:value="13.09471848" calcext:value-type="float">
            <text:p>13.09</text:p>
          </table:table-cell>
          <table:table-cell table:formula="of:=[.C50]/[$Params.$B$1]" office:value-type="float" office:value="13.00460947" calcext:value-type="float">
            <text:p>13.00</text:p>
          </table:table-cell>
          <table:table-cell table:formula="of:=[.D50]/[$Params.$B$1]" office:value-type="float" office:value="13.00348937" calcext:value-type="float">
            <text:p>13.00</text:p>
          </table:table-cell>
          <table:table-cell table:formula="of:=[.E50]/[$Params.$B$1]" office:value-type="float" office:value="13.30856078" calcext:value-type="float">
            <text:p>13.31</text:p>
          </table:table-cell>
          <table:table-cell table:formula="of:=[.F50]/[$Params.$B$1]" office:value-type="float" office:value="13.00690253" calcext:value-type="float">
            <text:p>13.01</text:p>
          </table:table-cell>
          <table:table-cell table:formula="of:=[.G50]/[$Params.$B$1]" office:value-type="float" office:value="13.0028984" calcext:value-type="float">
            <text:p>13.00</text:p>
          </table:table-cell>
          <table:table-cell table:style-name="ce2" table:formula="of:=[.H50]/[$Params.$B$1]" office:value-type="float" office:value="16.67239303" calcext:value-type="float">
            <text:p>16.67</text:p>
          </table:table-cell>
          <table:table-cell table:style-name="ce2" table:formula="of:=[.I5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00670535" calcext:value-type="float">
            <text:p>1300670535</text:p>
          </table:table-cell>
          <table:table-cell office:value-type="float" office:value="1300579171" calcext:value-type="float">
            <text:p>1300579171</text:p>
          </table:table-cell>
          <table:table-cell office:value-type="float" office:value="1300315977" calcext:value-type="float">
            <text:p>1300315977</text:p>
          </table:table-cell>
          <table:table-cell office:value-type="float" office:value="1334422153" calcext:value-type="float">
            <text:p>1334422153</text:p>
          </table:table-cell>
          <table:table-cell office:value-type="float" office:value="1300454450" calcext:value-type="float">
            <text:p>1300454450</text:p>
          </table:table-cell>
          <table:table-cell office:value-type="float" office:value="1300291742" calcext:value-type="float">
            <text:p>1300291742</text:p>
          </table:table-cell>
          <table:table-cell office:value-type="float" office:value="1700584094" calcext:value-type="float">
            <text:p>1700584094</text:p>
          </table:table-cell>
          <table:table-cell table:number-columns-repeated="2"/>
          <table:table-cell table:formula="of:=[.A51]" office:value-type="float" office:value="51" calcext:value-type="float">
            <text:p>51</text:p>
          </table:table-cell>
          <table:table-cell table:style-name="ce2" table:formula="of:=[.B51]/[$Params.$B$1]" office:value-type="float" office:value="13.00670535" calcext:value-type="float">
            <text:p>13.01</text:p>
          </table:table-cell>
          <table:table-cell table:formula="of:=[.C51]/[$Params.$B$1]" office:value-type="float" office:value="13.00579171" calcext:value-type="float">
            <text:p>13.01</text:p>
          </table:table-cell>
          <table:table-cell table:formula="of:=[.D51]/[$Params.$B$1]" office:value-type="float" office:value="13.00315977" calcext:value-type="float">
            <text:p>13.00</text:p>
          </table:table-cell>
          <table:table-cell table:formula="of:=[.E51]/[$Params.$B$1]" office:value-type="float" office:value="13.34422153" calcext:value-type="float">
            <text:p>13.34</text:p>
          </table:table-cell>
          <table:table-cell table:formula="of:=[.F51]/[$Params.$B$1]" office:value-type="float" office:value="13.0045445" calcext:value-type="float">
            <text:p>13.00</text:p>
          </table:table-cell>
          <table:table-cell table:formula="of:=[.G51]/[$Params.$B$1]" office:value-type="float" office:value="13.00291742" calcext:value-type="float">
            <text:p>13.00</text:p>
          </table:table-cell>
          <table:table-cell table:style-name="ce2" table:formula="of:=[.H51]/[$Params.$B$1]" office:value-type="float" office:value="17.00584094" calcext:value-type="float">
            <text:p>17.01</text:p>
          </table:table-cell>
          <table:table-cell table:style-name="ce2" table:formula="of:=[.I5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00302223" calcext:value-type="float">
            <text:p>1300302223</text:p>
          </table:table-cell>
          <table:table-cell office:value-type="float" office:value="1300391534" calcext:value-type="float">
            <text:p>1300391534</text:p>
          </table:table-cell>
          <table:table-cell office:value-type="float" office:value="1400311353" calcext:value-type="float">
            <text:p>1400311353</text:p>
          </table:table-cell>
          <table:table-cell office:value-type="float" office:value="1331860697" calcext:value-type="float">
            <text:p>1331860697</text:p>
          </table:table-cell>
          <table:table-cell office:value-type="float" office:value="1400582679" calcext:value-type="float">
            <text:p>1400582679</text:p>
          </table:table-cell>
          <table:table-cell office:value-type="float" office:value="1400289090" calcext:value-type="float">
            <text:p>1400289090</text:p>
          </table:table-cell>
          <table:table-cell office:value-type="float" office:value="1733856305" calcext:value-type="float">
            <text:p>1733856305</text:p>
          </table:table-cell>
          <table:table-cell table:number-columns-repeated="2"/>
          <table:table-cell table:formula="of:=[.A52]" office:value-type="float" office:value="52" calcext:value-type="float">
            <text:p>52</text:p>
          </table:table-cell>
          <table:table-cell table:style-name="ce2" table:formula="of:=[.B52]/[$Params.$B$1]" office:value-type="float" office:value="13.00302223" calcext:value-type="float">
            <text:p>13.00</text:p>
          </table:table-cell>
          <table:table-cell table:formula="of:=[.C52]/[$Params.$B$1]" office:value-type="float" office:value="13.00391534" calcext:value-type="float">
            <text:p>13.00</text:p>
          </table:table-cell>
          <table:table-cell table:formula="of:=[.D52]/[$Params.$B$1]" office:value-type="float" office:value="14.00311353" calcext:value-type="float">
            <text:p>14.00</text:p>
          </table:table-cell>
          <table:table-cell table:formula="of:=[.E52]/[$Params.$B$1]" office:value-type="float" office:value="13.31860697" calcext:value-type="float">
            <text:p>13.32</text:p>
          </table:table-cell>
          <table:table-cell table:formula="of:=[.F52]/[$Params.$B$1]" office:value-type="float" office:value="14.00582679" calcext:value-type="float">
            <text:p>14.01</text:p>
          </table:table-cell>
          <table:table-cell table:formula="of:=[.G52]/[$Params.$B$1]" office:value-type="float" office:value="14.0028909" calcext:value-type="float">
            <text:p>14.00</text:p>
          </table:table-cell>
          <table:table-cell table:style-name="ce2" table:formula="of:=[.H52]/[$Params.$B$1]" office:value-type="float" office:value="17.33856305" calcext:value-type="float">
            <text:p>17.34</text:p>
          </table:table-cell>
          <table:table-cell table:style-name="ce2" table:formula="of:=[.I5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00807779" calcext:value-type="float">
            <text:p>1400807779</text:p>
          </table:table-cell>
          <table:table-cell office:value-type="float" office:value="1400476558" calcext:value-type="float">
            <text:p>1400476558</text:p>
          </table:table-cell>
          <table:table-cell office:value-type="float" office:value="1400327764" calcext:value-type="float">
            <text:p>1400327764</text:p>
          </table:table-cell>
          <table:table-cell office:value-type="float" office:value="1407274123" calcext:value-type="float">
            <text:p>1407274123</text:p>
          </table:table-cell>
          <table:table-cell office:value-type="float" office:value="1400673200" calcext:value-type="float">
            <text:p>1400673200</text:p>
          </table:table-cell>
          <table:table-cell office:value-type="float" office:value="1400288904" calcext:value-type="float">
            <text:p>1400288904</text:p>
          </table:table-cell>
          <table:table-cell office:value-type="float" office:value="1767356700" calcext:value-type="float">
            <text:p>1767356700</text:p>
          </table:table-cell>
          <table:table-cell table:number-columns-repeated="2"/>
          <table:table-cell table:formula="of:=[.A53]" office:value-type="float" office:value="53" calcext:value-type="float">
            <text:p>53</text:p>
          </table:table-cell>
          <table:table-cell table:style-name="ce2" table:formula="of:=[.B53]/[$Params.$B$1]" office:value-type="float" office:value="14.00807779" calcext:value-type="float">
            <text:p>14.01</text:p>
          </table:table-cell>
          <table:table-cell table:formula="of:=[.C53]/[$Params.$B$1]" office:value-type="float" office:value="14.00476558" calcext:value-type="float">
            <text:p>14.00</text:p>
          </table:table-cell>
          <table:table-cell table:formula="of:=[.D53]/[$Params.$B$1]" office:value-type="float" office:value="14.00327764" calcext:value-type="float">
            <text:p>14.00</text:p>
          </table:table-cell>
          <table:table-cell table:formula="of:=[.E53]/[$Params.$B$1]" office:value-type="float" office:value="14.07274123" calcext:value-type="float">
            <text:p>14.07</text:p>
          </table:table-cell>
          <table:table-cell table:formula="of:=[.F53]/[$Params.$B$1]" office:value-type="float" office:value="14.006732" calcext:value-type="float">
            <text:p>14.01</text:p>
          </table:table-cell>
          <table:table-cell table:formula="of:=[.G53]/[$Params.$B$1]" office:value-type="float" office:value="14.00288904" calcext:value-type="float">
            <text:p>14.00</text:p>
          </table:table-cell>
          <table:table-cell table:style-name="ce2" table:formula="of:=[.H53]/[$Params.$B$1]" office:value-type="float" office:value="17.673567" calcext:value-type="float">
            <text:p>17.67</text:p>
          </table:table-cell>
          <table:table-cell table:style-name="ce2" table:formula="of:=[.I5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00626220" calcext:value-type="float">
            <text:p>1400626220</text:p>
          </table:table-cell>
          <table:table-cell office:value-type="float" office:value="1400452031" calcext:value-type="float">
            <text:p>1400452031</text:p>
          </table:table-cell>
          <table:table-cell office:value-type="float" office:value="1400436904" calcext:value-type="float">
            <text:p>1400436904</text:p>
          </table:table-cell>
          <table:table-cell office:value-type="float" office:value="1412155009" calcext:value-type="float">
            <text:p>1412155009</text:p>
          </table:table-cell>
          <table:table-cell office:value-type="float" office:value="1400606954" calcext:value-type="float">
            <text:p>1400606954</text:p>
          </table:table-cell>
          <table:table-cell office:value-type="float" office:value="1400292182" calcext:value-type="float">
            <text:p>1400292182</text:p>
          </table:table-cell>
          <table:table-cell office:value-type="float" office:value="1800550596" calcext:value-type="float">
            <text:p>1800550596</text:p>
          </table:table-cell>
          <table:table-cell table:number-columns-repeated="2"/>
          <table:table-cell table:formula="of:=[.A54]" office:value-type="float" office:value="54" calcext:value-type="float">
            <text:p>54</text:p>
          </table:table-cell>
          <table:table-cell table:style-name="ce2" table:formula="of:=[.B54]/[$Params.$B$1]" office:value-type="float" office:value="14.0062622" calcext:value-type="float">
            <text:p>14.01</text:p>
          </table:table-cell>
          <table:table-cell table:formula="of:=[.C54]/[$Params.$B$1]" office:value-type="float" office:value="14.00452031" calcext:value-type="float">
            <text:p>14.00</text:p>
          </table:table-cell>
          <table:table-cell table:formula="of:=[.D54]/[$Params.$B$1]" office:value-type="float" office:value="14.00436904" calcext:value-type="float">
            <text:p>14.00</text:p>
          </table:table-cell>
          <table:table-cell table:formula="of:=[.E54]/[$Params.$B$1]" office:value-type="float" office:value="14.12155009" calcext:value-type="float">
            <text:p>14.12</text:p>
          </table:table-cell>
          <table:table-cell table:formula="of:=[.F54]/[$Params.$B$1]" office:value-type="float" office:value="14.00606954" calcext:value-type="float">
            <text:p>14.01</text:p>
          </table:table-cell>
          <table:table-cell table:formula="of:=[.G54]/[$Params.$B$1]" office:value-type="float" office:value="14.00292182" calcext:value-type="float">
            <text:p>14.00</text:p>
          </table:table-cell>
          <table:table-cell table:style-name="ce2" table:formula="of:=[.H54]/[$Params.$B$1]" office:value-type="float" office:value="18.00550596" calcext:value-type="float">
            <text:p>18.01</text:p>
          </table:table-cell>
          <table:table-cell table:style-name="ce2" table:formula="of:=[.I5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0546137" calcext:value-type="float">
            <text:p>1400546137</text:p>
          </table:table-cell>
          <table:table-cell office:value-type="float" office:value="1400460396" calcext:value-type="float">
            <text:p>1400460396</text:p>
          </table:table-cell>
          <table:table-cell office:value-type="float" office:value="1400315964" calcext:value-type="float">
            <text:p>1400315964</text:p>
          </table:table-cell>
          <table:table-cell office:value-type="float" office:value="1410516035" calcext:value-type="float">
            <text:p>1410516035</text:p>
          </table:table-cell>
          <table:table-cell office:value-type="float" office:value="1400629002" calcext:value-type="float">
            <text:p>1400629002</text:p>
          </table:table-cell>
          <table:table-cell office:value-type="float" office:value="1400291327" calcext:value-type="float">
            <text:p>1400291327</text:p>
          </table:table-cell>
          <table:table-cell office:value-type="float" office:value="1834016611" calcext:value-type="float">
            <text:p>1834016611</text:p>
          </table:table-cell>
          <table:table-cell table:number-columns-repeated="2"/>
          <table:table-cell table:formula="of:=[.A55]" office:value-type="float" office:value="55" calcext:value-type="float">
            <text:p>55</text:p>
          </table:table-cell>
          <table:table-cell table:style-name="ce2" table:formula="of:=[.B55]/[$Params.$B$1]" office:value-type="float" office:value="14.00546137" calcext:value-type="float">
            <text:p>14.01</text:p>
          </table:table-cell>
          <table:table-cell table:formula="of:=[.C55]/[$Params.$B$1]" office:value-type="float" office:value="14.00460396" calcext:value-type="float">
            <text:p>14.00</text:p>
          </table:table-cell>
          <table:table-cell table:formula="of:=[.D55]/[$Params.$B$1]" office:value-type="float" office:value="14.00315964" calcext:value-type="float">
            <text:p>14.00</text:p>
          </table:table-cell>
          <table:table-cell table:formula="of:=[.E55]/[$Params.$B$1]" office:value-type="float" office:value="14.10516035" calcext:value-type="float">
            <text:p>14.11</text:p>
          </table:table-cell>
          <table:table-cell table:formula="of:=[.F55]/[$Params.$B$1]" office:value-type="float" office:value="14.00629002" calcext:value-type="float">
            <text:p>14.01</text:p>
          </table:table-cell>
          <table:table-cell table:formula="of:=[.G55]/[$Params.$B$1]" office:value-type="float" office:value="14.00291327" calcext:value-type="float">
            <text:p>14.00</text:p>
          </table:table-cell>
          <table:table-cell table:style-name="ce2" table:formula="of:=[.H55]/[$Params.$B$1]" office:value-type="float" office:value="18.34016611" calcext:value-type="float">
            <text:p>18.34</text:p>
          </table:table-cell>
          <table:table-cell table:style-name="ce2" table:formula="of:=[.I5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00347899" calcext:value-type="float">
            <text:p>1400347899</text:p>
          </table:table-cell>
          <table:table-cell office:value-type="float" office:value="1400507240" calcext:value-type="float">
            <text:p>1400507240</text:p>
          </table:table-cell>
          <table:table-cell office:value-type="float" office:value="1500335906" calcext:value-type="float">
            <text:p>1500335906</text:p>
          </table:table-cell>
          <table:table-cell office:value-type="float" office:value="1455835397" calcext:value-type="float">
            <text:p>1455835397</text:p>
          </table:table-cell>
          <table:table-cell office:value-type="float" office:value="1500615481" calcext:value-type="float">
            <text:p>1500615481</text:p>
          </table:table-cell>
          <table:table-cell office:value-type="float" office:value="1500296542" calcext:value-type="float">
            <text:p>1500296542</text:p>
          </table:table-cell>
          <table:table-cell office:value-type="float" office:value="1867035333" calcext:value-type="float">
            <text:p>1867035333</text:p>
          </table:table-cell>
          <table:table-cell table:number-columns-repeated="2"/>
          <table:table-cell table:formula="of:=[.A56]" office:value-type="float" office:value="56" calcext:value-type="float">
            <text:p>56</text:p>
          </table:table-cell>
          <table:table-cell table:style-name="ce2" table:formula="of:=[.B56]/[$Params.$B$1]" office:value-type="float" office:value="14.00347899" calcext:value-type="float">
            <text:p>14.00</text:p>
          </table:table-cell>
          <table:table-cell table:formula="of:=[.C56]/[$Params.$B$1]" office:value-type="float" office:value="14.0050724" calcext:value-type="float">
            <text:p>14.01</text:p>
          </table:table-cell>
          <table:table-cell table:formula="of:=[.D56]/[$Params.$B$1]" office:value-type="float" office:value="15.00335906" calcext:value-type="float">
            <text:p>15.00</text:p>
          </table:table-cell>
          <table:table-cell table:formula="of:=[.E56]/[$Params.$B$1]" office:value-type="float" office:value="14.55835397" calcext:value-type="float">
            <text:p>14.56</text:p>
          </table:table-cell>
          <table:table-cell table:formula="of:=[.F56]/[$Params.$B$1]" office:value-type="float" office:value="15.00615481" calcext:value-type="float">
            <text:p>15.01</text:p>
          </table:table-cell>
          <table:table-cell table:formula="of:=[.G56]/[$Params.$B$1]" office:value-type="float" office:value="15.00296542" calcext:value-type="float">
            <text:p>15.00</text:p>
          </table:table-cell>
          <table:table-cell table:style-name="ce2" table:formula="of:=[.H56]/[$Params.$B$1]" office:value-type="float" office:value="18.67035333" calcext:value-type="float">
            <text:p>18.67</text:p>
          </table:table-cell>
          <table:table-cell table:style-name="ce2" table:formula="of:=[.I5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00958516" calcext:value-type="float">
            <text:p>1500958516</text:p>
          </table:table-cell>
          <table:table-cell office:value-type="float" office:value="1500460512" calcext:value-type="float">
            <text:p>1500460512</text:p>
          </table:table-cell>
          <table:table-cell office:value-type="float" office:value="1500332811" calcext:value-type="float">
            <text:p>1500332811</text:p>
          </table:table-cell>
          <table:table-cell office:value-type="float" office:value="1549385486" calcext:value-type="float">
            <text:p>1549385486</text:p>
          </table:table-cell>
          <table:table-cell office:value-type="float" office:value="1500563828" calcext:value-type="float">
            <text:p>1500563828</text:p>
          </table:table-cell>
          <table:table-cell office:value-type="float" office:value="1500310297" calcext:value-type="float">
            <text:p>1500310297</text:p>
          </table:table-cell>
          <table:table-cell office:value-type="float" office:value="1900654649" calcext:value-type="float">
            <text:p>1900654649</text:p>
          </table:table-cell>
          <table:table-cell table:number-columns-repeated="2"/>
          <table:table-cell table:formula="of:=[.A57]" office:value-type="float" office:value="57" calcext:value-type="float">
            <text:p>57</text:p>
          </table:table-cell>
          <table:table-cell table:style-name="ce2" table:formula="of:=[.B57]/[$Params.$B$1]" office:value-type="float" office:value="15.00958516" calcext:value-type="float">
            <text:p>15.01</text:p>
          </table:table-cell>
          <table:table-cell table:formula="of:=[.C57]/[$Params.$B$1]" office:value-type="float" office:value="15.00460512" calcext:value-type="float">
            <text:p>15.00</text:p>
          </table:table-cell>
          <table:table-cell table:formula="of:=[.D57]/[$Params.$B$1]" office:value-type="float" office:value="15.00332811" calcext:value-type="float">
            <text:p>15.00</text:p>
          </table:table-cell>
          <table:table-cell table:formula="of:=[.E57]/[$Params.$B$1]" office:value-type="float" office:value="15.49385486" calcext:value-type="float">
            <text:p>15.49</text:p>
          </table:table-cell>
          <table:table-cell table:formula="of:=[.F57]/[$Params.$B$1]" office:value-type="float" office:value="15.00563828" calcext:value-type="float">
            <text:p>15.01</text:p>
          </table:table-cell>
          <table:table-cell table:formula="of:=[.G57]/[$Params.$B$1]" office:value-type="float" office:value="15.00310297" calcext:value-type="float">
            <text:p>15.00</text:p>
          </table:table-cell>
          <table:table-cell table:style-name="ce2" table:formula="of:=[.H57]/[$Params.$B$1]" office:value-type="float" office:value="19.00654649" calcext:value-type="float">
            <text:p>19.01</text:p>
          </table:table-cell>
          <table:table-cell table:style-name="ce2" table:formula="of:=[.I5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00717406" calcext:value-type="float">
            <text:p>1500717406</text:p>
          </table:table-cell>
          <table:table-cell office:value-type="float" office:value="1500502338" calcext:value-type="float">
            <text:p>1500502338</text:p>
          </table:table-cell>
          <table:table-cell office:value-type="float" office:value="1500428794" calcext:value-type="float">
            <text:p>1500428794</text:p>
          </table:table-cell>
          <table:table-cell office:value-type="float" office:value="1503690760" calcext:value-type="float">
            <text:p>1503690760</text:p>
          </table:table-cell>
          <table:table-cell office:value-type="float" office:value="1500797725" calcext:value-type="float">
            <text:p>1500797725</text:p>
          </table:table-cell>
          <table:table-cell office:value-type="float" office:value="1500304117" calcext:value-type="float">
            <text:p>1500304117</text:p>
          </table:table-cell>
          <table:table-cell office:value-type="float" office:value="1933716769" calcext:value-type="float">
            <text:p>1933716769</text:p>
          </table:table-cell>
          <table:table-cell table:number-columns-repeated="2"/>
          <table:table-cell table:formula="of:=[.A58]" office:value-type="float" office:value="58" calcext:value-type="float">
            <text:p>58</text:p>
          </table:table-cell>
          <table:table-cell table:style-name="ce2" table:formula="of:=[.B58]/[$Params.$B$1]" office:value-type="float" office:value="15.00717406" calcext:value-type="float">
            <text:p>15.01</text:p>
          </table:table-cell>
          <table:table-cell table:formula="of:=[.C58]/[$Params.$B$1]" office:value-type="float" office:value="15.00502338" calcext:value-type="float">
            <text:p>15.01</text:p>
          </table:table-cell>
          <table:table-cell table:formula="of:=[.D58]/[$Params.$B$1]" office:value-type="float" office:value="15.00428794" calcext:value-type="float">
            <text:p>15.00</text:p>
          </table:table-cell>
          <table:table-cell table:formula="of:=[.E58]/[$Params.$B$1]" office:value-type="float" office:value="15.0369076" calcext:value-type="float">
            <text:p>15.04</text:p>
          </table:table-cell>
          <table:table-cell table:formula="of:=[.F58]/[$Params.$B$1]" office:value-type="float" office:value="15.00797725" calcext:value-type="float">
            <text:p>15.01</text:p>
          </table:table-cell>
          <table:table-cell table:formula="of:=[.G58]/[$Params.$B$1]" office:value-type="float" office:value="15.00304117" calcext:value-type="float">
            <text:p>15.00</text:p>
          </table:table-cell>
          <table:table-cell table:style-name="ce2" table:formula="of:=[.H58]/[$Params.$B$1]" office:value-type="float" office:value="19.33716769" calcext:value-type="float">
            <text:p>19.34</text:p>
          </table:table-cell>
          <table:table-cell table:style-name="ce2" table:formula="of:=[.I5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00456899" calcext:value-type="float">
            <text:p>1500456899</text:p>
          </table:table-cell>
          <table:table-cell office:value-type="float" office:value="1500486775" calcext:value-type="float">
            <text:p>1500486775</text:p>
          </table:table-cell>
          <table:table-cell office:value-type="float" office:value="1500337017" calcext:value-type="float">
            <text:p>1500337017</text:p>
          </table:table-cell>
          <table:table-cell office:value-type="float" office:value="1530736746" calcext:value-type="float">
            <text:p>1530736746</text:p>
          </table:table-cell>
          <table:table-cell office:value-type="float" office:value="1500658977" calcext:value-type="float">
            <text:p>1500658977</text:p>
          </table:table-cell>
          <table:table-cell office:value-type="float" office:value="1500300610" calcext:value-type="float">
            <text:p>1500300610</text:p>
          </table:table-cell>
          <table:table-cell office:value-type="float" office:value="1967251813" calcext:value-type="float">
            <text:p>1967251813</text:p>
          </table:table-cell>
          <table:table-cell table:number-columns-repeated="2"/>
          <table:table-cell table:formula="of:=[.A59]" office:value-type="float" office:value="59" calcext:value-type="float">
            <text:p>59</text:p>
          </table:table-cell>
          <table:table-cell table:style-name="ce2" table:formula="of:=[.B59]/[$Params.$B$1]" office:value-type="float" office:value="15.00456899" calcext:value-type="float">
            <text:p>15.00</text:p>
          </table:table-cell>
          <table:table-cell table:formula="of:=[.C59]/[$Params.$B$1]" office:value-type="float" office:value="15.00486775" calcext:value-type="float">
            <text:p>15.00</text:p>
          </table:table-cell>
          <table:table-cell table:formula="of:=[.D59]/[$Params.$B$1]" office:value-type="float" office:value="15.00337017" calcext:value-type="float">
            <text:p>15.00</text:p>
          </table:table-cell>
          <table:table-cell table:formula="of:=[.E59]/[$Params.$B$1]" office:value-type="float" office:value="15.30736746" calcext:value-type="float">
            <text:p>15.31</text:p>
          </table:table-cell>
          <table:table-cell table:formula="of:=[.F59]/[$Params.$B$1]" office:value-type="float" office:value="15.00658977" calcext:value-type="float">
            <text:p>15.01</text:p>
          </table:table-cell>
          <table:table-cell table:formula="of:=[.G59]/[$Params.$B$1]" office:value-type="float" office:value="15.0030061" calcext:value-type="float">
            <text:p>15.00</text:p>
          </table:table-cell>
          <table:table-cell table:style-name="ce2" table:formula="of:=[.H59]/[$Params.$B$1]" office:value-type="float" office:value="19.67251813" calcext:value-type="float">
            <text:p>19.67</text:p>
          </table:table-cell>
          <table:table-cell table:style-name="ce2" table:formula="of:=[.I5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0497717" calcext:value-type="float">
            <text:p>1500497717</text:p>
          </table:table-cell>
          <table:table-cell office:value-type="float" office:value="1500637166" calcext:value-type="float">
            <text:p>1500637166</text:p>
          </table:table-cell>
          <table:table-cell office:value-type="float" office:value="1600340767" calcext:value-type="float">
            <text:p>1600340767</text:p>
          </table:table-cell>
          <table:table-cell office:value-type="float" office:value="1501758911" calcext:value-type="float">
            <text:p>1501758911</text:p>
          </table:table-cell>
          <table:table-cell office:value-type="float" office:value="1600691647" calcext:value-type="float">
            <text:p>1600691647</text:p>
          </table:table-cell>
          <table:table-cell office:value-type="float" office:value="1600298707" calcext:value-type="float">
            <text:p>1600298707</text:p>
          </table:table-cell>
          <table:table-cell office:value-type="float" office:value="2000440353" calcext:value-type="float">
            <text:p>2000440353</text:p>
          </table:table-cell>
          <table:table-cell table:number-columns-repeated="2"/>
          <table:table-cell table:formula="of:=[.A60]" office:value-type="float" office:value="60" calcext:value-type="float">
            <text:p>60</text:p>
          </table:table-cell>
          <table:table-cell table:style-name="ce2" table:formula="of:=[.B60]/[$Params.$B$1]" office:value-type="float" office:value="15.00497717" calcext:value-type="float">
            <text:p>15.00</text:p>
          </table:table-cell>
          <table:table-cell table:formula="of:=[.C60]/[$Params.$B$1]" office:value-type="float" office:value="15.00637166" calcext:value-type="float">
            <text:p>15.01</text:p>
          </table:table-cell>
          <table:table-cell table:formula="of:=[.D60]/[$Params.$B$1]" office:value-type="float" office:value="16.00340767" calcext:value-type="float">
            <text:p>16.00</text:p>
          </table:table-cell>
          <table:table-cell table:formula="of:=[.E60]/[$Params.$B$1]" office:value-type="float" office:value="15.01758911" calcext:value-type="float">
            <text:p>15.02</text:p>
          </table:table-cell>
          <table:table-cell table:formula="of:=[.F60]/[$Params.$B$1]" office:value-type="float" office:value="16.00691647" calcext:value-type="float">
            <text:p>16.01</text:p>
          </table:table-cell>
          <table:table-cell table:formula="of:=[.G60]/[$Params.$B$1]" office:value-type="float" office:value="16.00298707" calcext:value-type="float">
            <text:p>16.00</text:p>
          </table:table-cell>
          <table:table-cell table:style-name="ce2" table:formula="of:=[.H60]/[$Params.$B$1]" office:value-type="float" office:value="20.00440353" calcext:value-type="float">
            <text:p>20.00</text:p>
          </table:table-cell>
          <table:table-cell table:style-name="ce2" table:formula="of:=[.I6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00703426" calcext:value-type="float">
            <text:p>1600703426</text:p>
          </table:table-cell>
          <table:table-cell office:value-type="float" office:value="1600606463" calcext:value-type="float">
            <text:p>1600606463</text:p>
          </table:table-cell>
          <table:table-cell office:value-type="float" office:value="1600351545" calcext:value-type="float">
            <text:p>1600351545</text:p>
          </table:table-cell>
          <table:table-cell office:value-type="float" office:value="1600519766" calcext:value-type="float">
            <text:p>1600519766</text:p>
          </table:table-cell>
          <table:table-cell office:value-type="float" office:value="1600647091" calcext:value-type="float">
            <text:p>1600647091</text:p>
          </table:table-cell>
          <table:table-cell office:value-type="float" office:value="1600301719" calcext:value-type="float">
            <text:p>1600301719</text:p>
          </table:table-cell>
          <table:table-cell office:value-type="float" office:value="2033951720" calcext:value-type="float">
            <text:p>2033951720</text:p>
          </table:table-cell>
          <table:table-cell table:number-columns-repeated="2"/>
          <table:table-cell table:formula="of:=[.A61]" office:value-type="float" office:value="61" calcext:value-type="float">
            <text:p>61</text:p>
          </table:table-cell>
          <table:table-cell table:style-name="ce2" table:formula="of:=[.B61]/[$Params.$B$1]" office:value-type="float" office:value="16.00703426" calcext:value-type="float">
            <text:p>16.01</text:p>
          </table:table-cell>
          <table:table-cell table:formula="of:=[.C61]/[$Params.$B$1]" office:value-type="float" office:value="16.00606463" calcext:value-type="float">
            <text:p>16.01</text:p>
          </table:table-cell>
          <table:table-cell table:formula="of:=[.D61]/[$Params.$B$1]" office:value-type="float" office:value="16.00351545" calcext:value-type="float">
            <text:p>16.00</text:p>
          </table:table-cell>
          <table:table-cell table:formula="of:=[.E61]/[$Params.$B$1]" office:value-type="float" office:value="16.00519766" calcext:value-type="float">
            <text:p>16.01</text:p>
          </table:table-cell>
          <table:table-cell table:formula="of:=[.F61]/[$Params.$B$1]" office:value-type="float" office:value="16.00647091" calcext:value-type="float">
            <text:p>16.01</text:p>
          </table:table-cell>
          <table:table-cell table:formula="of:=[.G61]/[$Params.$B$1]" office:value-type="float" office:value="16.00301719" calcext:value-type="float">
            <text:p>16.00</text:p>
          </table:table-cell>
          <table:table-cell table:style-name="ce2" table:formula="of:=[.H61]/[$Params.$B$1]" office:value-type="float" office:value="20.3395172" calcext:value-type="float">
            <text:p>20.34</text:p>
          </table:table-cell>
          <table:table-cell table:style-name="ce2" table:formula="of:=[.I6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00790141" calcext:value-type="float">
            <text:p>1600790141</text:p>
          </table:table-cell>
          <table:table-cell office:value-type="float" office:value="1600692207" calcext:value-type="float">
            <text:p>1600692207</text:p>
          </table:table-cell>
          <table:table-cell office:value-type="float" office:value="1600441544" calcext:value-type="float">
            <text:p>1600441544</text:p>
          </table:table-cell>
          <table:table-cell office:value-type="float" office:value="1600501139" calcext:value-type="float">
            <text:p>1600501139</text:p>
          </table:table-cell>
          <table:table-cell office:value-type="float" office:value="1600621506" calcext:value-type="float">
            <text:p>1600621506</text:p>
          </table:table-cell>
          <table:table-cell office:value-type="float" office:value="1600298503" calcext:value-type="float">
            <text:p>1600298503</text:p>
          </table:table-cell>
          <table:table-cell office:value-type="float" office:value="2067043953" calcext:value-type="float">
            <text:p>2067043953</text:p>
          </table:table-cell>
          <table:table-cell table:number-columns-repeated="2"/>
          <table:table-cell table:formula="of:=[.A62]" office:value-type="float" office:value="62" calcext:value-type="float">
            <text:p>62</text:p>
          </table:table-cell>
          <table:table-cell table:style-name="ce2" table:formula="of:=[.B62]/[$Params.$B$1]" office:value-type="float" office:value="16.00790141" calcext:value-type="float">
            <text:p>16.01</text:p>
          </table:table-cell>
          <table:table-cell table:formula="of:=[.C62]/[$Params.$B$1]" office:value-type="float" office:value="16.00692207" calcext:value-type="float">
            <text:p>16.01</text:p>
          </table:table-cell>
          <table:table-cell table:formula="of:=[.D62]/[$Params.$B$1]" office:value-type="float" office:value="16.00441544" calcext:value-type="float">
            <text:p>16.00</text:p>
          </table:table-cell>
          <table:table-cell table:formula="of:=[.E62]/[$Params.$B$1]" office:value-type="float" office:value="16.00501139" calcext:value-type="float">
            <text:p>16.01</text:p>
          </table:table-cell>
          <table:table-cell table:formula="of:=[.F62]/[$Params.$B$1]" office:value-type="float" office:value="16.00621506" calcext:value-type="float">
            <text:p>16.01</text:p>
          </table:table-cell>
          <table:table-cell table:formula="of:=[.G62]/[$Params.$B$1]" office:value-type="float" office:value="16.00298503" calcext:value-type="float">
            <text:p>16.00</text:p>
          </table:table-cell>
          <table:table-cell table:style-name="ce2" table:formula="of:=[.H62]/[$Params.$B$1]" office:value-type="float" office:value="20.67043953" calcext:value-type="float">
            <text:p>20.67</text:p>
          </table:table-cell>
          <table:table-cell table:style-name="ce2" table:formula="of:=[.I6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00889457" calcext:value-type="float">
            <text:p>1600889457</text:p>
          </table:table-cell>
          <table:table-cell office:value-type="float" office:value="1600648919" calcext:value-type="float">
            <text:p>1600648919</text:p>
          </table:table-cell>
          <table:table-cell office:value-type="float" office:value="1700333983" calcext:value-type="float">
            <text:p>1700333983</text:p>
          </table:table-cell>
          <table:table-cell office:value-type="float" office:value="1628616592" calcext:value-type="float">
            <text:p>1628616592</text:p>
          </table:table-cell>
          <table:table-cell office:value-type="float" office:value="1700589477" calcext:value-type="float">
            <text:p>1700589477</text:p>
          </table:table-cell>
          <table:table-cell office:value-type="float" office:value="1700301541" calcext:value-type="float">
            <text:p>1700301541</text:p>
          </table:table-cell>
          <table:table-cell office:value-type="float" office:value="2100500670" calcext:value-type="float">
            <text:p>2100500670</text:p>
          </table:table-cell>
          <table:table-cell table:number-columns-repeated="2"/>
          <table:table-cell table:formula="of:=[.A63]" office:value-type="float" office:value="63" calcext:value-type="float">
            <text:p>63</text:p>
          </table:table-cell>
          <table:table-cell table:style-name="ce2" table:formula="of:=[.B63]/[$Params.$B$1]" office:value-type="float" office:value="16.00889457" calcext:value-type="float">
            <text:p>16.01</text:p>
          </table:table-cell>
          <table:table-cell table:formula="of:=[.C63]/[$Params.$B$1]" office:value-type="float" office:value="16.00648919" calcext:value-type="float">
            <text:p>16.01</text:p>
          </table:table-cell>
          <table:table-cell table:formula="of:=[.D63]/[$Params.$B$1]" office:value-type="float" office:value="17.00333983" calcext:value-type="float">
            <text:p>17.00</text:p>
          </table:table-cell>
          <table:table-cell table:formula="of:=[.E63]/[$Params.$B$1]" office:value-type="float" office:value="16.28616592" calcext:value-type="float">
            <text:p>16.29</text:p>
          </table:table-cell>
          <table:table-cell table:formula="of:=[.F63]/[$Params.$B$1]" office:value-type="float" office:value="17.00589477" calcext:value-type="float">
            <text:p>17.01</text:p>
          </table:table-cell>
          <table:table-cell table:formula="of:=[.G63]/[$Params.$B$1]" office:value-type="float" office:value="17.00301541" calcext:value-type="float">
            <text:p>17.00</text:p>
          </table:table-cell>
          <table:table-cell table:style-name="ce2" table:formula="of:=[.H63]/[$Params.$B$1]" office:value-type="float" office:value="21.0050067" calcext:value-type="float">
            <text:p>21.01</text:p>
          </table:table-cell>
          <table:table-cell table:style-name="ce2" table:formula="of:=[.I6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00842798" calcext:value-type="float">
            <text:p>1600842798</text:p>
          </table:table-cell>
          <table:table-cell office:value-type="float" office:value="1600507848" calcext:value-type="float">
            <text:p>1600507848</text:p>
          </table:table-cell>
          <table:table-cell office:value-type="float" office:value="1700349528" calcext:value-type="float">
            <text:p>1700349528</text:p>
          </table:table-cell>
          <table:table-cell office:value-type="float" office:value="1600525928" calcext:value-type="float">
            <text:p>1600525928</text:p>
          </table:table-cell>
          <table:table-cell office:value-type="float" office:value="1700815205" calcext:value-type="float">
            <text:p>1700815205</text:p>
          </table:table-cell>
          <table:table-cell office:value-type="float" office:value="1700289679" calcext:value-type="float">
            <text:p>1700289679</text:p>
          </table:table-cell>
          <table:table-cell office:value-type="float" office:value="2134001596" calcext:value-type="float">
            <text:p>2134001596</text:p>
          </table:table-cell>
          <table:table-cell table:number-columns-repeated="2"/>
          <table:table-cell table:formula="of:=[.A64]" office:value-type="float" office:value="64" calcext:value-type="float">
            <text:p>64</text:p>
          </table:table-cell>
          <table:table-cell table:style-name="ce2" table:formula="of:=[.B64]/[$Params.$B$1]" office:value-type="float" office:value="16.00842798" calcext:value-type="float">
            <text:p>16.01</text:p>
          </table:table-cell>
          <table:table-cell table:formula="of:=[.C64]/[$Params.$B$1]" office:value-type="float" office:value="16.00507848" calcext:value-type="float">
            <text:p>16.01</text:p>
          </table:table-cell>
          <table:table-cell table:formula="of:=[.D64]/[$Params.$B$1]" office:value-type="float" office:value="17.00349528" calcext:value-type="float">
            <text:p>17.00</text:p>
          </table:table-cell>
          <table:table-cell table:formula="of:=[.E64]/[$Params.$B$1]" office:value-type="float" office:value="16.00525928" calcext:value-type="float">
            <text:p>16.01</text:p>
          </table:table-cell>
          <table:table-cell table:formula="of:=[.F64]/[$Params.$B$1]" office:value-type="float" office:value="17.00815205" calcext:value-type="float">
            <text:p>17.01</text:p>
          </table:table-cell>
          <table:table-cell table:formula="of:=[.G64]/[$Params.$B$1]" office:value-type="float" office:value="17.00289679" calcext:value-type="float">
            <text:p>17.00</text:p>
          </table:table-cell>
          <table:table-cell table:style-name="ce2" table:formula="of:=[.H64]/[$Params.$B$1]" office:value-type="float" office:value="21.34001596" calcext:value-type="float">
            <text:p>21.34</text:p>
          </table:table-cell>
          <table:table-cell table:style-name="ce2" table:formula="of:=[.I6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00415843" calcext:value-type="float">
            <text:p>1700415843</text:p>
          </table:table-cell>
          <table:table-cell office:value-type="float" office:value="1700627208" calcext:value-type="float">
            <text:p>1700627208</text:p>
          </table:table-cell>
          <table:table-cell office:value-type="float" office:value="1700351936" calcext:value-type="float">
            <text:p>1700351936</text:p>
          </table:table-cell>
          <table:table-cell office:value-type="float" office:value="1727358339" calcext:value-type="float">
            <text:p>1727358339</text:p>
          </table:table-cell>
          <table:table-cell office:value-type="float" office:value="1700714766" calcext:value-type="float">
            <text:p>1700714766</text:p>
          </table:table-cell>
          <table:table-cell office:value-type="float" office:value="1700306302" calcext:value-type="float">
            <text:p>1700306302</text:p>
          </table:table-cell>
          <table:table-cell office:value-type="float" office:value="2167200149" calcext:value-type="float">
            <text:p>2167200149</text:p>
          </table:table-cell>
          <table:table-cell table:number-columns-repeated="2"/>
          <table:table-cell table:formula="of:=[.A65]" office:value-type="float" office:value="65" calcext:value-type="float">
            <text:p>65</text:p>
          </table:table-cell>
          <table:table-cell table:style-name="ce2" table:formula="of:=[.B65]/[$Params.$B$1]" office:value-type="float" office:value="17.00415843" calcext:value-type="float">
            <text:p>17.00</text:p>
          </table:table-cell>
          <table:table-cell table:formula="of:=[.C65]/[$Params.$B$1]" office:value-type="float" office:value="17.00627208" calcext:value-type="float">
            <text:p>17.01</text:p>
          </table:table-cell>
          <table:table-cell table:formula="of:=[.D65]/[$Params.$B$1]" office:value-type="float" office:value="17.00351936" calcext:value-type="float">
            <text:p>17.00</text:p>
          </table:table-cell>
          <table:table-cell table:formula="of:=[.E65]/[$Params.$B$1]" office:value-type="float" office:value="17.27358339" calcext:value-type="float">
            <text:p>17.27</text:p>
          </table:table-cell>
          <table:table-cell table:formula="of:=[.F65]/[$Params.$B$1]" office:value-type="float" office:value="17.00714766" calcext:value-type="float">
            <text:p>17.01</text:p>
          </table:table-cell>
          <table:table-cell table:formula="of:=[.G65]/[$Params.$B$1]" office:value-type="float" office:value="17.00306302" calcext:value-type="float">
            <text:p>17.00</text:p>
          </table:table-cell>
          <table:table-cell table:style-name="ce2" table:formula="of:=[.H65]/[$Params.$B$1]" office:value-type="float" office:value="21.67200149" calcext:value-type="float">
            <text:p>21.67</text:p>
          </table:table-cell>
          <table:table-cell table:style-name="ce2" table:formula="of:=[.I6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00643426" calcext:value-type="float">
            <text:p>1700643426</text:p>
          </table:table-cell>
          <table:table-cell office:value-type="float" office:value="1700508317" calcext:value-type="float">
            <text:p>1700508317</text:p>
          </table:table-cell>
          <table:table-cell office:value-type="float" office:value="1700418652" calcext:value-type="float">
            <text:p>1700418652</text:p>
          </table:table-cell>
          <table:table-cell office:value-type="float" office:value="1707740139" calcext:value-type="float">
            <text:p>1707740139</text:p>
          </table:table-cell>
          <table:table-cell office:value-type="float" office:value="1700623756" calcext:value-type="float">
            <text:p>1700623756</text:p>
          </table:table-cell>
          <table:table-cell office:value-type="float" office:value="1700305446" calcext:value-type="float">
            <text:p>1700305446</text:p>
          </table:table-cell>
          <table:table-cell office:value-type="float" office:value="2200462153" calcext:value-type="float">
            <text:p>2200462153</text:p>
          </table:table-cell>
          <table:table-cell table:number-columns-repeated="2"/>
          <table:table-cell table:formula="of:=[.A66]" office:value-type="float" office:value="66" calcext:value-type="float">
            <text:p>66</text:p>
          </table:table-cell>
          <table:table-cell table:style-name="ce2" table:formula="of:=[.B66]/[$Params.$B$1]" office:value-type="float" office:value="17.00643426" calcext:value-type="float">
            <text:p>17.01</text:p>
          </table:table-cell>
          <table:table-cell table:formula="of:=[.C66]/[$Params.$B$1]" office:value-type="float" office:value="17.00508317" calcext:value-type="float">
            <text:p>17.01</text:p>
          </table:table-cell>
          <table:table-cell table:formula="of:=[.D66]/[$Params.$B$1]" office:value-type="float" office:value="17.00418652" calcext:value-type="float">
            <text:p>17.00</text:p>
          </table:table-cell>
          <table:table-cell table:formula="of:=[.E66]/[$Params.$B$1]" office:value-type="float" office:value="17.07740139" calcext:value-type="float">
            <text:p>17.08</text:p>
          </table:table-cell>
          <table:table-cell table:formula="of:=[.F66]/[$Params.$B$1]" office:value-type="float" office:value="17.00623756" calcext:value-type="float">
            <text:p>17.01</text:p>
          </table:table-cell>
          <table:table-cell table:formula="of:=[.G66]/[$Params.$B$1]" office:value-type="float" office:value="17.00305446" calcext:value-type="float">
            <text:p>17.00</text:p>
          </table:table-cell>
          <table:table-cell table:style-name="ce2" table:formula="of:=[.H66]/[$Params.$B$1]" office:value-type="float" office:value="22.00462153" calcext:value-type="float">
            <text:p>22.00</text:p>
          </table:table-cell>
          <table:table-cell table:style-name="ce2" table:formula="of:=[.I6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00639764" calcext:value-type="float">
            <text:p>1700639764</text:p>
          </table:table-cell>
          <table:table-cell office:value-type="float" office:value="1700517524" calcext:value-type="float">
            <text:p>1700517524</text:p>
          </table:table-cell>
          <table:table-cell office:value-type="float" office:value="1700343047" calcext:value-type="float">
            <text:p>1700343047</text:p>
          </table:table-cell>
          <table:table-cell office:value-type="float" office:value="1704805950" calcext:value-type="float">
            <text:p>1704805950</text:p>
          </table:table-cell>
          <table:table-cell office:value-type="float" office:value="1700504557" calcext:value-type="float">
            <text:p>1700504557</text:p>
          </table:table-cell>
          <table:table-cell office:value-type="float" office:value="1700303402" calcext:value-type="float">
            <text:p>1700303402</text:p>
          </table:table-cell>
          <table:table-cell office:value-type="float" office:value="2233810065" calcext:value-type="float">
            <text:p>2233810065</text:p>
          </table:table-cell>
          <table:table-cell table:number-columns-repeated="2"/>
          <table:table-cell table:formula="of:=[.A67]" office:value-type="float" office:value="67" calcext:value-type="float">
            <text:p>67</text:p>
          </table:table-cell>
          <table:table-cell table:style-name="ce2" table:formula="of:=[.B67]/[$Params.$B$1]" office:value-type="float" office:value="17.00639764" calcext:value-type="float">
            <text:p>17.01</text:p>
          </table:table-cell>
          <table:table-cell table:formula="of:=[.C67]/[$Params.$B$1]" office:value-type="float" office:value="17.00517524" calcext:value-type="float">
            <text:p>17.01</text:p>
          </table:table-cell>
          <table:table-cell table:formula="of:=[.D67]/[$Params.$B$1]" office:value-type="float" office:value="17.00343047" calcext:value-type="float">
            <text:p>17.00</text:p>
          </table:table-cell>
          <table:table-cell table:formula="of:=[.E67]/[$Params.$B$1]" office:value-type="float" office:value="17.0480595" calcext:value-type="float">
            <text:p>17.05</text:p>
          </table:table-cell>
          <table:table-cell table:formula="of:=[.F67]/[$Params.$B$1]" office:value-type="float" office:value="17.00504557" calcext:value-type="float">
            <text:p>17.01</text:p>
          </table:table-cell>
          <table:table-cell table:formula="of:=[.G67]/[$Params.$B$1]" office:value-type="float" office:value="17.00303402" calcext:value-type="float">
            <text:p>17.00</text:p>
          </table:table-cell>
          <table:table-cell table:style-name="ce2" table:formula="of:=[.H67]/[$Params.$B$1]" office:value-type="float" office:value="22.33810065" calcext:value-type="float">
            <text:p>22.34</text:p>
          </table:table-cell>
          <table:table-cell table:style-name="ce2" table:formula="of:=[.I6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00707365" calcext:value-type="float">
            <text:p>1700707365</text:p>
          </table:table-cell>
          <table:table-cell office:value-type="float" office:value="1700500146" calcext:value-type="float">
            <text:p>1700500146</text:p>
          </table:table-cell>
          <table:table-cell office:value-type="float" office:value="1800349754" calcext:value-type="float">
            <text:p>1800349754</text:p>
          </table:table-cell>
          <table:table-cell office:value-type="float" office:value="1709030607" calcext:value-type="float">
            <text:p>1709030607</text:p>
          </table:table-cell>
          <table:table-cell office:value-type="float" office:value="1800717848" calcext:value-type="float">
            <text:p>1800717848</text:p>
          </table:table-cell>
          <table:table-cell office:value-type="float" office:value="1800304141" calcext:value-type="float">
            <text:p>1800304141</text:p>
          </table:table-cell>
          <table:table-cell office:value-type="float" office:value="2267250567" calcext:value-type="float">
            <text:p>2267250567</text:p>
          </table:table-cell>
          <table:table-cell table:number-columns-repeated="2"/>
          <table:table-cell table:formula="of:=[.A68]" office:value-type="float" office:value="68" calcext:value-type="float">
            <text:p>68</text:p>
          </table:table-cell>
          <table:table-cell table:style-name="ce2" table:formula="of:=[.B68]/[$Params.$B$1]" office:value-type="float" office:value="17.00707365" calcext:value-type="float">
            <text:p>17.01</text:p>
          </table:table-cell>
          <table:table-cell table:formula="of:=[.C68]/[$Params.$B$1]" office:value-type="float" office:value="17.00500146" calcext:value-type="float">
            <text:p>17.01</text:p>
          </table:table-cell>
          <table:table-cell table:formula="of:=[.D68]/[$Params.$B$1]" office:value-type="float" office:value="18.00349754" calcext:value-type="float">
            <text:p>18.00</text:p>
          </table:table-cell>
          <table:table-cell table:formula="of:=[.E68]/[$Params.$B$1]" office:value-type="float" office:value="17.09030607" calcext:value-type="float">
            <text:p>17.09</text:p>
          </table:table-cell>
          <table:table-cell table:formula="of:=[.F68]/[$Params.$B$1]" office:value-type="float" office:value="18.00717848" calcext:value-type="float">
            <text:p>18.01</text:p>
          </table:table-cell>
          <table:table-cell table:formula="of:=[.G68]/[$Params.$B$1]" office:value-type="float" office:value="18.00304141" calcext:value-type="float">
            <text:p>18.00</text:p>
          </table:table-cell>
          <table:table-cell table:style-name="ce2" table:formula="of:=[.H68]/[$Params.$B$1]" office:value-type="float" office:value="22.67250567" calcext:value-type="float">
            <text:p>22.67</text:p>
          </table:table-cell>
          <table:table-cell table:style-name="ce2" table:formula="of:=[.I6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00675786" calcext:value-type="float">
            <text:p>1800675786</text:p>
          </table:table-cell>
          <table:table-cell office:value-type="float" office:value="1800589769" calcext:value-type="float">
            <text:p>1800589769</text:p>
          </table:table-cell>
          <table:table-cell office:value-type="float" office:value="1800421443" calcext:value-type="float">
            <text:p>1800421443</text:p>
          </table:table-cell>
          <table:table-cell office:value-type="float" office:value="1808410477" calcext:value-type="float">
            <text:p>1808410477</text:p>
          </table:table-cell>
          <table:table-cell office:value-type="float" office:value="1800684253" calcext:value-type="float">
            <text:p>1800684253</text:p>
          </table:table-cell>
          <table:table-cell office:value-type="float" office:value="1800305462" calcext:value-type="float">
            <text:p>1800305462</text:p>
          </table:table-cell>
          <table:table-cell office:value-type="float" office:value="2300407735" calcext:value-type="float">
            <text:p>2300407735</text:p>
          </table:table-cell>
          <table:table-cell table:number-columns-repeated="2"/>
          <table:table-cell table:formula="of:=[.A69]" office:value-type="float" office:value="69" calcext:value-type="float">
            <text:p>69</text:p>
          </table:table-cell>
          <table:table-cell table:style-name="ce2" table:formula="of:=[.B69]/[$Params.$B$1]" office:value-type="float" office:value="18.00675786" calcext:value-type="float">
            <text:p>18.01</text:p>
          </table:table-cell>
          <table:table-cell table:formula="of:=[.C69]/[$Params.$B$1]" office:value-type="float" office:value="18.00589769" calcext:value-type="float">
            <text:p>18.01</text:p>
          </table:table-cell>
          <table:table-cell table:formula="of:=[.D69]/[$Params.$B$1]" office:value-type="float" office:value="18.00421443" calcext:value-type="float">
            <text:p>18.00</text:p>
          </table:table-cell>
          <table:table-cell table:formula="of:=[.E69]/[$Params.$B$1]" office:value-type="float" office:value="18.08410477" calcext:value-type="float">
            <text:p>18.08</text:p>
          </table:table-cell>
          <table:table-cell table:formula="of:=[.F69]/[$Params.$B$1]" office:value-type="float" office:value="18.00684253" calcext:value-type="float">
            <text:p>18.01</text:p>
          </table:table-cell>
          <table:table-cell table:formula="of:=[.G69]/[$Params.$B$1]" office:value-type="float" office:value="18.00305462" calcext:value-type="float">
            <text:p>18.00</text:p>
          </table:table-cell>
          <table:table-cell table:style-name="ce2" table:formula="of:=[.H69]/[$Params.$B$1]" office:value-type="float" office:value="23.00407735" calcext:value-type="float">
            <text:p>23.00</text:p>
          </table:table-cell>
          <table:table-cell table:style-name="ce2" table:formula="of:=[.I6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00624192" calcext:value-type="float">
            <text:p>1800624192</text:p>
          </table:table-cell>
          <table:table-cell office:value-type="float" office:value="1800525824" calcext:value-type="float">
            <text:p>1800525824</text:p>
          </table:table-cell>
          <table:table-cell office:value-type="float" office:value="1800347376" calcext:value-type="float">
            <text:p>1800347376</text:p>
          </table:table-cell>
          <table:table-cell office:value-type="float" office:value="1814858235" calcext:value-type="float">
            <text:p>1814858235</text:p>
          </table:table-cell>
          <table:table-cell office:value-type="float" office:value="1800486145" calcext:value-type="float">
            <text:p>1800486145</text:p>
          </table:table-cell>
          <table:table-cell office:value-type="float" office:value="1800307002" calcext:value-type="float">
            <text:p>1800307002</text:p>
          </table:table-cell>
          <table:table-cell office:value-type="float" office:value="2333788713" calcext:value-type="float">
            <text:p>2333788713</text:p>
          </table:table-cell>
          <table:table-cell table:number-columns-repeated="2"/>
          <table:table-cell table:formula="of:=[.A70]" office:value-type="float" office:value="70" calcext:value-type="float">
            <text:p>70</text:p>
          </table:table-cell>
          <table:table-cell table:style-name="ce2" table:formula="of:=[.B70]/[$Params.$B$1]" office:value-type="float" office:value="18.00624192" calcext:value-type="float">
            <text:p>18.01</text:p>
          </table:table-cell>
          <table:table-cell table:formula="of:=[.C70]/[$Params.$B$1]" office:value-type="float" office:value="18.00525824" calcext:value-type="float">
            <text:p>18.01</text:p>
          </table:table-cell>
          <table:table-cell table:formula="of:=[.D70]/[$Params.$B$1]" office:value-type="float" office:value="18.00347376" calcext:value-type="float">
            <text:p>18.00</text:p>
          </table:table-cell>
          <table:table-cell table:formula="of:=[.E70]/[$Params.$B$1]" office:value-type="float" office:value="18.14858235" calcext:value-type="float">
            <text:p>18.15</text:p>
          </table:table-cell>
          <table:table-cell table:formula="of:=[.F70]/[$Params.$B$1]" office:value-type="float" office:value="18.00486145" calcext:value-type="float">
            <text:p>18.00</text:p>
          </table:table-cell>
          <table:table-cell table:formula="of:=[.G70]/[$Params.$B$1]" office:value-type="float" office:value="18.00307002" calcext:value-type="float">
            <text:p>18.00</text:p>
          </table:table-cell>
          <table:table-cell table:style-name="ce2" table:formula="of:=[.H70]/[$Params.$B$1]" office:value-type="float" office:value="23.33788713" calcext:value-type="float">
            <text:p>23.34</text:p>
          </table:table-cell>
          <table:table-cell table:style-name="ce2" table:formula="of:=[.I7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00728237" calcext:value-type="float">
            <text:p>1800728237</text:p>
          </table:table-cell>
          <table:table-cell office:value-type="float" office:value="1800511260" calcext:value-type="float">
            <text:p>1800511260</text:p>
          </table:table-cell>
          <table:table-cell office:value-type="float" office:value="1800336196" calcext:value-type="float">
            <text:p>1800336196</text:p>
          </table:table-cell>
          <table:table-cell office:value-type="float" office:value="1808264189" calcext:value-type="float">
            <text:p>1808264189</text:p>
          </table:table-cell>
          <table:table-cell office:value-type="float" office:value="1800736385" calcext:value-type="float">
            <text:p>1800736385</text:p>
          </table:table-cell>
          <table:table-cell office:value-type="float" office:value="1800307211" calcext:value-type="float">
            <text:p>1800307211</text:p>
          </table:table-cell>
          <table:table-cell office:value-type="float" office:value="2367088498" calcext:value-type="float">
            <text:p>2367088498</text:p>
          </table:table-cell>
          <table:table-cell table:number-columns-repeated="2"/>
          <table:table-cell table:formula="of:=[.A71]" office:value-type="float" office:value="71" calcext:value-type="float">
            <text:p>71</text:p>
          </table:table-cell>
          <table:table-cell table:style-name="ce2" table:formula="of:=[.B71]/[$Params.$B$1]" office:value-type="float" office:value="18.00728237" calcext:value-type="float">
            <text:p>18.01</text:p>
          </table:table-cell>
          <table:table-cell table:formula="of:=[.C71]/[$Params.$B$1]" office:value-type="float" office:value="18.0051126" calcext:value-type="float">
            <text:p>18.01</text:p>
          </table:table-cell>
          <table:table-cell table:formula="of:=[.D71]/[$Params.$B$1]" office:value-type="float" office:value="18.00336196" calcext:value-type="float">
            <text:p>18.00</text:p>
          </table:table-cell>
          <table:table-cell table:formula="of:=[.E71]/[$Params.$B$1]" office:value-type="float" office:value="18.08264189" calcext:value-type="float">
            <text:p>18.08</text:p>
          </table:table-cell>
          <table:table-cell table:formula="of:=[.F71]/[$Params.$B$1]" office:value-type="float" office:value="18.00736385" calcext:value-type="float">
            <text:p>18.01</text:p>
          </table:table-cell>
          <table:table-cell table:formula="of:=[.G71]/[$Params.$B$1]" office:value-type="float" office:value="18.00307211" calcext:value-type="float">
            <text:p>18.00</text:p>
          </table:table-cell>
          <table:table-cell table:style-name="ce2" table:formula="of:=[.H71]/[$Params.$B$1]" office:value-type="float" office:value="23.67088498" calcext:value-type="float">
            <text:p>23.67</text:p>
          </table:table-cell>
          <table:table-cell table:style-name="ce2" table:formula="of:=[.I7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13350121" calcext:value-type="float">
            <text:p>1813350121</text:p>
          </table:table-cell>
          <table:table-cell office:value-type="float" office:value="1800555561" calcext:value-type="float">
            <text:p>1800555561</text:p>
          </table:table-cell>
          <table:table-cell office:value-type="float" office:value="1900448655" calcext:value-type="float">
            <text:p>1900448655</text:p>
          </table:table-cell>
          <table:table-cell office:value-type="float" office:value="1819099103" calcext:value-type="float">
            <text:p>1819099103</text:p>
          </table:table-cell>
          <table:table-cell office:value-type="float" office:value="1900532455" calcext:value-type="float">
            <text:p>1900532455</text:p>
          </table:table-cell>
          <table:table-cell office:value-type="float" office:value="1900316486" calcext:value-type="float">
            <text:p>1900316486</text:p>
          </table:table-cell>
          <table:table-cell office:value-type="float" office:value="2400512396" calcext:value-type="float">
            <text:p>2400512396</text:p>
          </table:table-cell>
          <table:table-cell table:number-columns-repeated="2"/>
          <table:table-cell table:formula="of:=[.A72]" office:value-type="float" office:value="72" calcext:value-type="float">
            <text:p>72</text:p>
          </table:table-cell>
          <table:table-cell table:style-name="ce2" table:formula="of:=[.B72]/[$Params.$B$1]" office:value-type="float" office:value="18.13350121" calcext:value-type="float">
            <text:p>18.13</text:p>
          </table:table-cell>
          <table:table-cell table:formula="of:=[.C72]/[$Params.$B$1]" office:value-type="float" office:value="18.00555561" calcext:value-type="float">
            <text:p>18.01</text:p>
          </table:table-cell>
          <table:table-cell table:formula="of:=[.D72]/[$Params.$B$1]" office:value-type="float" office:value="19.00448655" calcext:value-type="float">
            <text:p>19.00</text:p>
          </table:table-cell>
          <table:table-cell table:formula="of:=[.E72]/[$Params.$B$1]" office:value-type="float" office:value="18.19099103" calcext:value-type="float">
            <text:p>18.19</text:p>
          </table:table-cell>
          <table:table-cell table:formula="of:=[.F72]/[$Params.$B$1]" office:value-type="float" office:value="19.00532455" calcext:value-type="float">
            <text:p>19.01</text:p>
          </table:table-cell>
          <table:table-cell table:formula="of:=[.G72]/[$Params.$B$1]" office:value-type="float" office:value="19.00316486" calcext:value-type="float">
            <text:p>19.00</text:p>
          </table:table-cell>
          <table:table-cell table:style-name="ce2" table:formula="of:=[.H72]/[$Params.$B$1]" office:value-type="float" office:value="24.00512396" calcext:value-type="float">
            <text:p>24.01</text:p>
          </table:table-cell>
          <table:table-cell table:style-name="ce2" table:formula="of:=[.I7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12755010" calcext:value-type="float">
            <text:p>1912755010</text:p>
          </table:table-cell>
          <table:table-cell office:value-type="float" office:value="1900659383" calcext:value-type="float">
            <text:p>1900659383</text:p>
          </table:table-cell>
          <table:table-cell office:value-type="float" office:value="1900354499" calcext:value-type="float">
            <text:p>1900354499</text:p>
          </table:table-cell>
          <table:table-cell office:value-type="float" office:value="1900487097" calcext:value-type="float">
            <text:p>1900487097</text:p>
          </table:table-cell>
          <table:table-cell office:value-type="float" office:value="1900635226" calcext:value-type="float">
            <text:p>1900635226</text:p>
          </table:table-cell>
          <table:table-cell office:value-type="float" office:value="1900302682" calcext:value-type="float">
            <text:p>1900302682</text:p>
          </table:table-cell>
          <table:table-cell office:value-type="float" office:value="2433955787" calcext:value-type="float">
            <text:p>2433955787</text:p>
          </table:table-cell>
          <table:table-cell table:number-columns-repeated="2"/>
          <table:table-cell table:formula="of:=[.A73]" office:value-type="float" office:value="73" calcext:value-type="float">
            <text:p>73</text:p>
          </table:table-cell>
          <table:table-cell table:style-name="ce2" table:formula="of:=[.B73]/[$Params.$B$1]" office:value-type="float" office:value="19.1275501" calcext:value-type="float">
            <text:p>19.13</text:p>
          </table:table-cell>
          <table:table-cell table:formula="of:=[.C73]/[$Params.$B$1]" office:value-type="float" office:value="19.00659383" calcext:value-type="float">
            <text:p>19.01</text:p>
          </table:table-cell>
          <table:table-cell table:formula="of:=[.D73]/[$Params.$B$1]" office:value-type="float" office:value="19.00354499" calcext:value-type="float">
            <text:p>19.00</text:p>
          </table:table-cell>
          <table:table-cell table:formula="of:=[.E73]/[$Params.$B$1]" office:value-type="float" office:value="19.00487097" calcext:value-type="float">
            <text:p>19.00</text:p>
          </table:table-cell>
          <table:table-cell table:formula="of:=[.F73]/[$Params.$B$1]" office:value-type="float" office:value="19.00635226" calcext:value-type="float">
            <text:p>19.01</text:p>
          </table:table-cell>
          <table:table-cell table:formula="of:=[.G73]/[$Params.$B$1]" office:value-type="float" office:value="19.00302682" calcext:value-type="float">
            <text:p>19.00</text:p>
          </table:table-cell>
          <table:table-cell table:style-name="ce2" table:formula="of:=[.H73]/[$Params.$B$1]" office:value-type="float" office:value="24.33955787" calcext:value-type="float">
            <text:p>24.34</text:p>
          </table:table-cell>
          <table:table-cell table:style-name="ce2" table:formula="of:=[.I7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00348754" calcext:value-type="float">
            <text:p>1900348754</text:p>
          </table:table-cell>
          <table:table-cell office:value-type="float" office:value="1900694135" calcext:value-type="float">
            <text:p>1900694135</text:p>
          </table:table-cell>
          <table:table-cell office:value-type="float" office:value="1900360719" calcext:value-type="float">
            <text:p>1900360719</text:p>
          </table:table-cell>
          <table:table-cell office:value-type="float" office:value="1900632668" calcext:value-type="float">
            <text:p>1900632668</text:p>
          </table:table-cell>
          <table:table-cell office:value-type="float" office:value="1900480399" calcext:value-type="float">
            <text:p>1900480399</text:p>
          </table:table-cell>
          <table:table-cell office:value-type="float" office:value="1900312799" calcext:value-type="float">
            <text:p>1900312799</text:p>
          </table:table-cell>
          <table:table-cell office:value-type="float" office:value="2467083478" calcext:value-type="float">
            <text:p>2467083478</text:p>
          </table:table-cell>
          <table:table-cell table:number-columns-repeated="2"/>
          <table:table-cell table:formula="of:=[.A74]" office:value-type="float" office:value="74" calcext:value-type="float">
            <text:p>74</text:p>
          </table:table-cell>
          <table:table-cell table:style-name="ce2" table:formula="of:=[.B74]/[$Params.$B$1]" office:value-type="float" office:value="19.00348754" calcext:value-type="float">
            <text:p>19.00</text:p>
          </table:table-cell>
          <table:table-cell table:formula="of:=[.C74]/[$Params.$B$1]" office:value-type="float" office:value="19.00694135" calcext:value-type="float">
            <text:p>19.01</text:p>
          </table:table-cell>
          <table:table-cell table:formula="of:=[.D74]/[$Params.$B$1]" office:value-type="float" office:value="19.00360719" calcext:value-type="float">
            <text:p>19.00</text:p>
          </table:table-cell>
          <table:table-cell table:formula="of:=[.E74]/[$Params.$B$1]" office:value-type="float" office:value="19.00632668" calcext:value-type="float">
            <text:p>19.01</text:p>
          </table:table-cell>
          <table:table-cell table:formula="of:=[.F74]/[$Params.$B$1]" office:value-type="float" office:value="19.00480399" calcext:value-type="float">
            <text:p>19.00</text:p>
          </table:table-cell>
          <table:table-cell table:formula="of:=[.G74]/[$Params.$B$1]" office:value-type="float" office:value="19.00312799" calcext:value-type="float">
            <text:p>19.00</text:p>
          </table:table-cell>
          <table:table-cell table:style-name="ce2" table:formula="of:=[.H74]/[$Params.$B$1]" office:value-type="float" office:value="24.67083478" calcext:value-type="float">
            <text:p>24.67</text:p>
          </table:table-cell>
          <table:table-cell table:style-name="ce2" table:formula="of:=[.I7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00543294" calcext:value-type="float">
            <text:p>1900543294</text:p>
          </table:table-cell>
          <table:table-cell office:value-type="float" office:value="1900691955" calcext:value-type="float">
            <text:p>1900691955</text:p>
          </table:table-cell>
          <table:table-cell office:value-type="float" office:value="1900350843" calcext:value-type="float">
            <text:p>1900350843</text:p>
          </table:table-cell>
          <table:table-cell office:value-type="float" office:value="1900535660" calcext:value-type="float">
            <text:p>1900535660</text:p>
          </table:table-cell>
          <table:table-cell office:value-type="float" office:value="1900493010" calcext:value-type="float">
            <text:p>1900493010</text:p>
          </table:table-cell>
          <table:table-cell office:value-type="float" office:value="1900319166" calcext:value-type="float">
            <text:p>1900319166</text:p>
          </table:table-cell>
          <table:table-cell office:value-type="float" office:value="2500446651" calcext:value-type="float">
            <text:p>2500446651</text:p>
          </table:table-cell>
          <table:table-cell table:number-columns-repeated="2"/>
          <table:table-cell table:formula="of:=[.A75]" office:value-type="float" office:value="75" calcext:value-type="float">
            <text:p>75</text:p>
          </table:table-cell>
          <table:table-cell table:style-name="ce2" table:formula="of:=[.B75]/[$Params.$B$1]" office:value-type="float" office:value="19.00543294" calcext:value-type="float">
            <text:p>19.01</text:p>
          </table:table-cell>
          <table:table-cell table:formula="of:=[.C75]/[$Params.$B$1]" office:value-type="float" office:value="19.00691955" calcext:value-type="float">
            <text:p>19.01</text:p>
          </table:table-cell>
          <table:table-cell table:formula="of:=[.D75]/[$Params.$B$1]" office:value-type="float" office:value="19.00350843" calcext:value-type="float">
            <text:p>19.00</text:p>
          </table:table-cell>
          <table:table-cell table:formula="of:=[.E75]/[$Params.$B$1]" office:value-type="float" office:value="19.0053566" calcext:value-type="float">
            <text:p>19.01</text:p>
          </table:table-cell>
          <table:table-cell table:formula="of:=[.F75]/[$Params.$B$1]" office:value-type="float" office:value="19.0049301" calcext:value-type="float">
            <text:p>19.00</text:p>
          </table:table-cell>
          <table:table-cell table:formula="of:=[.G75]/[$Params.$B$1]" office:value-type="float" office:value="19.00319166" calcext:value-type="float">
            <text:p>19.00</text:p>
          </table:table-cell>
          <table:table-cell table:style-name="ce2" table:formula="of:=[.H75]/[$Params.$B$1]" office:value-type="float" office:value="25.00446651" calcext:value-type="float">
            <text:p>25.00</text:p>
          </table:table-cell>
          <table:table-cell table:style-name="ce2" table:formula="of:=[.I7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00719821" calcext:value-type="float">
            <text:p>1900719821</text:p>
          </table:table-cell>
          <table:table-cell office:value-type="float" office:value="1900579549" calcext:value-type="float">
            <text:p>1900579549</text:p>
          </table:table-cell>
          <table:table-cell office:value-type="float" office:value="2000352706" calcext:value-type="float">
            <text:p>2000352706</text:p>
          </table:table-cell>
          <table:table-cell office:value-type="float" office:value="1900799892" calcext:value-type="float">
            <text:p>1900799892</text:p>
          </table:table-cell>
          <table:table-cell office:value-type="float" office:value="2000702218" calcext:value-type="float">
            <text:p>2000702218</text:p>
          </table:table-cell>
          <table:table-cell office:value-type="float" office:value="2000313268" calcext:value-type="float">
            <text:p>2000313268</text:p>
          </table:table-cell>
          <table:table-cell office:value-type="float" office:value="2533767359" calcext:value-type="float">
            <text:p>2533767359</text:p>
          </table:table-cell>
          <table:table-cell table:number-columns-repeated="2"/>
          <table:table-cell table:formula="of:=[.A76]" office:value-type="float" office:value="76" calcext:value-type="float">
            <text:p>76</text:p>
          </table:table-cell>
          <table:table-cell table:style-name="ce2" table:formula="of:=[.B76]/[$Params.$B$1]" office:value-type="float" office:value="19.00719821" calcext:value-type="float">
            <text:p>19.01</text:p>
          </table:table-cell>
          <table:table-cell table:formula="of:=[.C76]/[$Params.$B$1]" office:value-type="float" office:value="19.00579549" calcext:value-type="float">
            <text:p>19.01</text:p>
          </table:table-cell>
          <table:table-cell table:formula="of:=[.D76]/[$Params.$B$1]" office:value-type="float" office:value="20.00352706" calcext:value-type="float">
            <text:p>20.00</text:p>
          </table:table-cell>
          <table:table-cell table:formula="of:=[.E76]/[$Params.$B$1]" office:value-type="float" office:value="19.00799892" calcext:value-type="float">
            <text:p>19.01</text:p>
          </table:table-cell>
          <table:table-cell table:formula="of:=[.F76]/[$Params.$B$1]" office:value-type="float" office:value="20.00702218" calcext:value-type="float">
            <text:p>20.01</text:p>
          </table:table-cell>
          <table:table-cell table:formula="of:=[.G76]/[$Params.$B$1]" office:value-type="float" office:value="20.00313268" calcext:value-type="float">
            <text:p>20.00</text:p>
          </table:table-cell>
          <table:table-cell table:style-name="ce2" table:formula="of:=[.H76]/[$Params.$B$1]" office:value-type="float" office:value="25.33767359" calcext:value-type="float">
            <text:p>25.34</text:p>
          </table:table-cell>
          <table:table-cell table:style-name="ce2" table:formula="of:=[.I7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47688534" calcext:value-type="float">
            <text:p>2047688534</text:p>
          </table:table-cell>
          <table:table-cell office:value-type="float" office:value="2000572823" calcext:value-type="float">
            <text:p>2000572823</text:p>
          </table:table-cell>
          <table:table-cell office:value-type="float" office:value="2000419910" calcext:value-type="float">
            <text:p>2000419910</text:p>
          </table:table-cell>
          <table:table-cell office:value-type="float" office:value="2049250112" calcext:value-type="float">
            <text:p>2049250112</text:p>
          </table:table-cell>
          <table:table-cell office:value-type="float" office:value="2000452830" calcext:value-type="float">
            <text:p>2000452830</text:p>
          </table:table-cell>
          <table:table-cell office:value-type="float" office:value="2000316547" calcext:value-type="float">
            <text:p>2000316547</text:p>
          </table:table-cell>
          <table:table-cell office:value-type="float" office:value="2567104935" calcext:value-type="float">
            <text:p>2567104935</text:p>
          </table:table-cell>
          <table:table-cell table:number-columns-repeated="2"/>
          <table:table-cell table:formula="of:=[.A77]" office:value-type="float" office:value="77" calcext:value-type="float">
            <text:p>77</text:p>
          </table:table-cell>
          <table:table-cell table:style-name="ce2" table:formula="of:=[.B77]/[$Params.$B$1]" office:value-type="float" office:value="20.47688534" calcext:value-type="float">
            <text:p>20.48</text:p>
          </table:table-cell>
          <table:table-cell table:formula="of:=[.C77]/[$Params.$B$1]" office:value-type="float" office:value="20.00572823" calcext:value-type="float">
            <text:p>20.01</text:p>
          </table:table-cell>
          <table:table-cell table:formula="of:=[.D77]/[$Params.$B$1]" office:value-type="float" office:value="20.0041991" calcext:value-type="float">
            <text:p>20.00</text:p>
          </table:table-cell>
          <table:table-cell table:formula="of:=[.E77]/[$Params.$B$1]" office:value-type="float" office:value="20.49250112" calcext:value-type="float">
            <text:p>20.49</text:p>
          </table:table-cell>
          <table:table-cell table:formula="of:=[.F77]/[$Params.$B$1]" office:value-type="float" office:value="20.0045283" calcext:value-type="float">
            <text:p>20.00</text:p>
          </table:table-cell>
          <table:table-cell table:formula="of:=[.G77]/[$Params.$B$1]" office:value-type="float" office:value="20.00316547" calcext:value-type="float">
            <text:p>20.00</text:p>
          </table:table-cell>
          <table:table-cell table:style-name="ce2" table:formula="of:=[.H77]/[$Params.$B$1]" office:value-type="float" office:value="25.67104935" calcext:value-type="float">
            <text:p>25.67</text:p>
          </table:table-cell>
          <table:table-cell table:style-name="ce2" table:formula="of:=[.I7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0648610" calcext:value-type="float">
            <text:p>2000648610</text:p>
          </table:table-cell>
          <table:table-cell office:value-type="float" office:value="2000470651" calcext:value-type="float">
            <text:p>2000470651</text:p>
          </table:table-cell>
          <table:table-cell office:value-type="float" office:value="2000422465" calcext:value-type="float">
            <text:p>2000422465</text:p>
          </table:table-cell>
          <table:table-cell office:value-type="float" office:value="2000659008" calcext:value-type="float">
            <text:p>2000659008</text:p>
          </table:table-cell>
          <table:table-cell office:value-type="float" office:value="2000505929" calcext:value-type="float">
            <text:p>2000505929</text:p>
          </table:table-cell>
          <table:table-cell office:value-type="float" office:value="2000321414" calcext:value-type="float">
            <text:p>2000321414</text:p>
          </table:table-cell>
          <table:table-cell office:value-type="float" office:value="2600555622" calcext:value-type="float">
            <text:p>2600555622</text:p>
          </table:table-cell>
          <table:table-cell table:number-columns-repeated="2"/>
          <table:table-cell table:formula="of:=[.A78]" office:value-type="float" office:value="78" calcext:value-type="float">
            <text:p>78</text:p>
          </table:table-cell>
          <table:table-cell table:style-name="ce2" table:formula="of:=[.B78]/[$Params.$B$1]" office:value-type="float" office:value="20.0064861" calcext:value-type="float">
            <text:p>20.01</text:p>
          </table:table-cell>
          <table:table-cell table:formula="of:=[.C78]/[$Params.$B$1]" office:value-type="float" office:value="20.00470651" calcext:value-type="float">
            <text:p>20.00</text:p>
          </table:table-cell>
          <table:table-cell table:formula="of:=[.D78]/[$Params.$B$1]" office:value-type="float" office:value="20.00422465" calcext:value-type="float">
            <text:p>20.00</text:p>
          </table:table-cell>
          <table:table-cell table:formula="of:=[.E78]/[$Params.$B$1]" office:value-type="float" office:value="20.00659008" calcext:value-type="float">
            <text:p>20.01</text:p>
          </table:table-cell>
          <table:table-cell table:formula="of:=[.F78]/[$Params.$B$1]" office:value-type="float" office:value="20.00505929" calcext:value-type="float">
            <text:p>20.01</text:p>
          </table:table-cell>
          <table:table-cell table:formula="of:=[.G78]/[$Params.$B$1]" office:value-type="float" office:value="20.00321414" calcext:value-type="float">
            <text:p>20.00</text:p>
          </table:table-cell>
          <table:table-cell table:style-name="ce2" table:formula="of:=[.H78]/[$Params.$B$1]" office:value-type="float" office:value="26.00555622" calcext:value-type="float">
            <text:p>26.01</text:p>
          </table:table-cell>
          <table:table-cell table:style-name="ce2" table:formula="of:=[.I7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0641027" calcext:value-type="float">
            <text:p>2000641027</text:p>
          </table:table-cell>
          <table:table-cell office:value-type="float" office:value="2000540701" calcext:value-type="float">
            <text:p>2000540701</text:p>
          </table:table-cell>
          <table:table-cell office:value-type="float" office:value="2100366105" calcext:value-type="float">
            <text:p>2100366105</text:p>
          </table:table-cell>
          <table:table-cell office:value-type="float" office:value="2000640618" calcext:value-type="float">
            <text:p>2000640618</text:p>
          </table:table-cell>
          <table:table-cell office:value-type="float" office:value="2100503697" calcext:value-type="float">
            <text:p>2100503697</text:p>
          </table:table-cell>
          <table:table-cell office:value-type="float" office:value="2100322140" calcext:value-type="float">
            <text:p>2100322140</text:p>
          </table:table-cell>
          <table:table-cell office:value-type="float" office:value="2633963841" calcext:value-type="float">
            <text:p>2633963841</text:p>
          </table:table-cell>
          <table:table-cell table:number-columns-repeated="2"/>
          <table:table-cell table:formula="of:=[.A79]" office:value-type="float" office:value="79" calcext:value-type="float">
            <text:p>79</text:p>
          </table:table-cell>
          <table:table-cell table:style-name="ce2" table:formula="of:=[.B79]/[$Params.$B$1]" office:value-type="float" office:value="20.00641027" calcext:value-type="float">
            <text:p>20.01</text:p>
          </table:table-cell>
          <table:table-cell table:formula="of:=[.C79]/[$Params.$B$1]" office:value-type="float" office:value="20.00540701" calcext:value-type="float">
            <text:p>20.01</text:p>
          </table:table-cell>
          <table:table-cell table:formula="of:=[.D79]/[$Params.$B$1]" office:value-type="float" office:value="21.00366105" calcext:value-type="float">
            <text:p>21.00</text:p>
          </table:table-cell>
          <table:table-cell table:formula="of:=[.E79]/[$Params.$B$1]" office:value-type="float" office:value="20.00640618" calcext:value-type="float">
            <text:p>20.01</text:p>
          </table:table-cell>
          <table:table-cell table:formula="of:=[.F79]/[$Params.$B$1]" office:value-type="float" office:value="21.00503697" calcext:value-type="float">
            <text:p>21.01</text:p>
          </table:table-cell>
          <table:table-cell table:formula="of:=[.G79]/[$Params.$B$1]" office:value-type="float" office:value="21.0032214" calcext:value-type="float">
            <text:p>21.00</text:p>
          </table:table-cell>
          <table:table-cell table:style-name="ce2" table:formula="of:=[.H79]/[$Params.$B$1]" office:value-type="float" office:value="26.33963841" calcext:value-type="float">
            <text:p>26.34</text:p>
          </table:table-cell>
          <table:table-cell table:style-name="ce2" table:formula="of:=[.I7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0378626" calcext:value-type="float">
            <text:p>2000378626</text:p>
          </table:table-cell>
          <table:table-cell office:value-type="float" office:value="2000630743" calcext:value-type="float">
            <text:p>2000630743</text:p>
          </table:table-cell>
          <table:table-cell office:value-type="float" office:value="2100406917" calcext:value-type="float">
            <text:p>2100406917</text:p>
          </table:table-cell>
          <table:table-cell office:value-type="float" office:value="2023959912" calcext:value-type="float">
            <text:p>2023959912</text:p>
          </table:table-cell>
          <table:table-cell office:value-type="float" office:value="2100629005" calcext:value-type="float">
            <text:p>2100629005</text:p>
          </table:table-cell>
          <table:table-cell office:value-type="float" office:value="2100319257" calcext:value-type="float">
            <text:p>2100319257</text:p>
          </table:table-cell>
          <table:table-cell office:value-type="float" office:value="2667088042" calcext:value-type="float">
            <text:p>2667088042</text:p>
          </table:table-cell>
          <table:table-cell table:number-columns-repeated="2"/>
          <table:table-cell table:formula="of:=[.A80]" office:value-type="float" office:value="80" calcext:value-type="float">
            <text:p>80</text:p>
          </table:table-cell>
          <table:table-cell table:style-name="ce2" table:formula="of:=[.B80]/[$Params.$B$1]" office:value-type="float" office:value="20.00378626" calcext:value-type="float">
            <text:p>20.00</text:p>
          </table:table-cell>
          <table:table-cell table:formula="of:=[.C80]/[$Params.$B$1]" office:value-type="float" office:value="20.00630743" calcext:value-type="float">
            <text:p>20.01</text:p>
          </table:table-cell>
          <table:table-cell table:formula="of:=[.D80]/[$Params.$B$1]" office:value-type="float" office:value="21.00406917" calcext:value-type="float">
            <text:p>21.00</text:p>
          </table:table-cell>
          <table:table-cell table:formula="of:=[.E80]/[$Params.$B$1]" office:value-type="float" office:value="20.23959912" calcext:value-type="float">
            <text:p>20.24</text:p>
          </table:table-cell>
          <table:table-cell table:formula="of:=[.F80]/[$Params.$B$1]" office:value-type="float" office:value="21.00629005" calcext:value-type="float">
            <text:p>21.01</text:p>
          </table:table-cell>
          <table:table-cell table:formula="of:=[.G80]/[$Params.$B$1]" office:value-type="float" office:value="21.00319257" calcext:value-type="float">
            <text:p>21.00</text:p>
          </table:table-cell>
          <table:table-cell table:style-name="ce2" table:formula="of:=[.H80]/[$Params.$B$1]" office:value-type="float" office:value="26.67088042" calcext:value-type="float">
            <text:p>26.67</text:p>
          </table:table-cell>
          <table:table-cell table:style-name="ce2" table:formula="of:=[.I8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12950203" calcext:value-type="float">
            <text:p>2112950203</text:p>
          </table:table-cell>
          <table:table-cell office:value-type="float" office:value="2100750816" calcext:value-type="float">
            <text:p>2100750816</text:p>
          </table:table-cell>
          <table:table-cell office:value-type="float" office:value="2100368195" calcext:value-type="float">
            <text:p>2100368195</text:p>
          </table:table-cell>
          <table:table-cell office:value-type="float" office:value="2100559495" calcext:value-type="float">
            <text:p>2100559495</text:p>
          </table:table-cell>
          <table:table-cell office:value-type="float" office:value="2100462312" calcext:value-type="float">
            <text:p>2100462312</text:p>
          </table:table-cell>
          <table:table-cell office:value-type="float" office:value="2100317503" calcext:value-type="float">
            <text:p>2100317503</text:p>
          </table:table-cell>
          <table:table-cell office:value-type="float" office:value="2700466745" calcext:value-type="float">
            <text:p>2700466745</text:p>
          </table:table-cell>
          <table:table-cell table:number-columns-repeated="2"/>
          <table:table-cell table:formula="of:=[.A81]" office:value-type="float" office:value="81" calcext:value-type="float">
            <text:p>81</text:p>
          </table:table-cell>
          <table:table-cell table:style-name="ce2" table:formula="of:=[.B81]/[$Params.$B$1]" office:value-type="float" office:value="21.12950203" calcext:value-type="float">
            <text:p>21.13</text:p>
          </table:table-cell>
          <table:table-cell table:formula="of:=[.C81]/[$Params.$B$1]" office:value-type="float" office:value="21.00750816" calcext:value-type="float">
            <text:p>21.01</text:p>
          </table:table-cell>
          <table:table-cell table:formula="of:=[.D81]/[$Params.$B$1]" office:value-type="float" office:value="21.00368195" calcext:value-type="float">
            <text:p>21.00</text:p>
          </table:table-cell>
          <table:table-cell table:formula="of:=[.E81]/[$Params.$B$1]" office:value-type="float" office:value="21.00559495" calcext:value-type="float">
            <text:p>21.01</text:p>
          </table:table-cell>
          <table:table-cell table:formula="of:=[.F81]/[$Params.$B$1]" office:value-type="float" office:value="21.00462312" calcext:value-type="float">
            <text:p>21.00</text:p>
          </table:table-cell>
          <table:table-cell table:formula="of:=[.G81]/[$Params.$B$1]" office:value-type="float" office:value="21.00317503" calcext:value-type="float">
            <text:p>21.00</text:p>
          </table:table-cell>
          <table:table-cell table:style-name="ce2" table:formula="of:=[.H81]/[$Params.$B$1]" office:value-type="float" office:value="27.00466745" calcext:value-type="float">
            <text:p>27.00</text:p>
          </table:table-cell>
          <table:table-cell table:style-name="ce2" table:formula="of:=[.I8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00527373" calcext:value-type="float">
            <text:p>2100527373</text:p>
          </table:table-cell>
          <table:table-cell office:value-type="float" office:value="2100534530" calcext:value-type="float">
            <text:p>2100534530</text:p>
          </table:table-cell>
          <table:table-cell office:value-type="float" office:value="2100445502" calcext:value-type="float">
            <text:p>2100445502</text:p>
          </table:table-cell>
          <table:table-cell office:value-type="float" office:value="2102051515" calcext:value-type="float">
            <text:p>2102051515</text:p>
          </table:table-cell>
          <table:table-cell office:value-type="float" office:value="2100503018" calcext:value-type="float">
            <text:p>2100503018</text:p>
          </table:table-cell>
          <table:table-cell office:value-type="float" office:value="2100326564" calcext:value-type="float">
            <text:p>2100326564</text:p>
          </table:table-cell>
          <table:table-cell office:value-type="float" office:value="2733747868" calcext:value-type="float">
            <text:p>2733747868</text:p>
          </table:table-cell>
          <table:table-cell table:number-columns-repeated="2"/>
          <table:table-cell table:formula="of:=[.A82]" office:value-type="float" office:value="82" calcext:value-type="float">
            <text:p>82</text:p>
          </table:table-cell>
          <table:table-cell table:style-name="ce2" table:formula="of:=[.B82]/[$Params.$B$1]" office:value-type="float" office:value="21.00527373" calcext:value-type="float">
            <text:p>21.01</text:p>
          </table:table-cell>
          <table:table-cell table:formula="of:=[.C82]/[$Params.$B$1]" office:value-type="float" office:value="21.0053453" calcext:value-type="float">
            <text:p>21.01</text:p>
          </table:table-cell>
          <table:table-cell table:formula="of:=[.D82]/[$Params.$B$1]" office:value-type="float" office:value="21.00445502" calcext:value-type="float">
            <text:p>21.00</text:p>
          </table:table-cell>
          <table:table-cell table:formula="of:=[.E82]/[$Params.$B$1]" office:value-type="float" office:value="21.02051515" calcext:value-type="float">
            <text:p>21.02</text:p>
          </table:table-cell>
          <table:table-cell table:formula="of:=[.F82]/[$Params.$B$1]" office:value-type="float" office:value="21.00503018" calcext:value-type="float">
            <text:p>21.01</text:p>
          </table:table-cell>
          <table:table-cell table:formula="of:=[.G82]/[$Params.$B$1]" office:value-type="float" office:value="21.00326564" calcext:value-type="float">
            <text:p>21.00</text:p>
          </table:table-cell>
          <table:table-cell table:style-name="ce2" table:formula="of:=[.H82]/[$Params.$B$1]" office:value-type="float" office:value="27.33747868" calcext:value-type="float">
            <text:p>27.34</text:p>
          </table:table-cell>
          <table:table-cell table:style-name="ce2" table:formula="of:=[.I8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00956217" calcext:value-type="float">
            <text:p>2100956217</text:p>
          </table:table-cell>
          <table:table-cell office:value-type="float" office:value="2100676217" calcext:value-type="float">
            <text:p>2100676217</text:p>
          </table:table-cell>
          <table:table-cell office:value-type="float" office:value="2100363587" calcext:value-type="float">
            <text:p>2100363587</text:p>
          </table:table-cell>
          <table:table-cell office:value-type="float" office:value="2125803205" calcext:value-type="float">
            <text:p>2125803205</text:p>
          </table:table-cell>
          <table:table-cell office:value-type="float" office:value="2100528089" calcext:value-type="float">
            <text:p>2100528089</text:p>
          </table:table-cell>
          <table:table-cell office:value-type="float" office:value="2100316132" calcext:value-type="float">
            <text:p>2100316132</text:p>
          </table:table-cell>
          <table:table-cell office:value-type="float" office:value="2767162829" calcext:value-type="float">
            <text:p>2767162829</text:p>
          </table:table-cell>
          <table:table-cell table:number-columns-repeated="2"/>
          <table:table-cell table:formula="of:=[.A83]" office:value-type="float" office:value="83" calcext:value-type="float">
            <text:p>83</text:p>
          </table:table-cell>
          <table:table-cell table:style-name="ce2" table:formula="of:=[.B83]/[$Params.$B$1]" office:value-type="float" office:value="21.00956217" calcext:value-type="float">
            <text:p>21.01</text:p>
          </table:table-cell>
          <table:table-cell table:formula="of:=[.C83]/[$Params.$B$1]" office:value-type="float" office:value="21.00676217" calcext:value-type="float">
            <text:p>21.01</text:p>
          </table:table-cell>
          <table:table-cell table:formula="of:=[.D83]/[$Params.$B$1]" office:value-type="float" office:value="21.00363587" calcext:value-type="float">
            <text:p>21.00</text:p>
          </table:table-cell>
          <table:table-cell table:formula="of:=[.E83]/[$Params.$B$1]" office:value-type="float" office:value="21.25803205" calcext:value-type="float">
            <text:p>21.26</text:p>
          </table:table-cell>
          <table:table-cell table:formula="of:=[.F83]/[$Params.$B$1]" office:value-type="float" office:value="21.00528089" calcext:value-type="float">
            <text:p>21.01</text:p>
          </table:table-cell>
          <table:table-cell table:formula="of:=[.G83]/[$Params.$B$1]" office:value-type="float" office:value="21.00316132" calcext:value-type="float">
            <text:p>21.00</text:p>
          </table:table-cell>
          <table:table-cell table:style-name="ce2" table:formula="of:=[.H83]/[$Params.$B$1]" office:value-type="float" office:value="27.67162829" calcext:value-type="float">
            <text:p>27.67</text:p>
          </table:table-cell>
          <table:table-cell table:style-name="ce2" table:formula="of:=[.I8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00608309" calcext:value-type="float">
            <text:p>2100608309</text:p>
          </table:table-cell>
          <table:table-cell office:value-type="float" office:value="2100818918" calcext:value-type="float">
            <text:p>2100818918</text:p>
          </table:table-cell>
          <table:table-cell office:value-type="float" office:value="2200453684" calcext:value-type="float">
            <text:p>2200453684</text:p>
          </table:table-cell>
          <table:table-cell office:value-type="float" office:value="2100536895" calcext:value-type="float">
            <text:p>2100536895</text:p>
          </table:table-cell>
          <table:table-cell office:value-type="float" office:value="2200654843" calcext:value-type="float">
            <text:p>2200654843</text:p>
          </table:table-cell>
          <table:table-cell office:value-type="float" office:value="2200324306" calcext:value-type="float">
            <text:p>2200324306</text:p>
          </table:table-cell>
          <table:table-cell office:value-type="float" office:value="2800433543" calcext:value-type="float">
            <text:p>2800433543</text:p>
          </table:table-cell>
          <table:table-cell table:number-columns-repeated="2"/>
          <table:table-cell table:formula="of:=[.A84]" office:value-type="float" office:value="84" calcext:value-type="float">
            <text:p>84</text:p>
          </table:table-cell>
          <table:table-cell table:style-name="ce2" table:formula="of:=[.B84]/[$Params.$B$1]" office:value-type="float" office:value="21.00608309" calcext:value-type="float">
            <text:p>21.01</text:p>
          </table:table-cell>
          <table:table-cell table:formula="of:=[.C84]/[$Params.$B$1]" office:value-type="float" office:value="21.00818918" calcext:value-type="float">
            <text:p>21.01</text:p>
          </table:table-cell>
          <table:table-cell table:formula="of:=[.D84]/[$Params.$B$1]" office:value-type="float" office:value="22.00453684" calcext:value-type="float">
            <text:p>22.00</text:p>
          </table:table-cell>
          <table:table-cell table:formula="of:=[.E84]/[$Params.$B$1]" office:value-type="float" office:value="21.00536895" calcext:value-type="float">
            <text:p>21.01</text:p>
          </table:table-cell>
          <table:table-cell table:formula="of:=[.F84]/[$Params.$B$1]" office:value-type="float" office:value="22.00654843" calcext:value-type="float">
            <text:p>22.01</text:p>
          </table:table-cell>
          <table:table-cell table:formula="of:=[.G84]/[$Params.$B$1]" office:value-type="float" office:value="22.00324306" calcext:value-type="float">
            <text:p>22.00</text:p>
          </table:table-cell>
          <table:table-cell table:style-name="ce2" table:formula="of:=[.H84]/[$Params.$B$1]" office:value-type="float" office:value="28.00433543" calcext:value-type="float">
            <text:p>28.00</text:p>
          </table:table-cell>
          <table:table-cell table:style-name="ce2" table:formula="of:=[.I8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00479289" calcext:value-type="float">
            <text:p>2200479289</text:p>
          </table:table-cell>
          <table:table-cell office:value-type="float" office:value="2200507266" calcext:value-type="float">
            <text:p>2200507266</text:p>
          </table:table-cell>
          <table:table-cell office:value-type="float" office:value="2200367238" calcext:value-type="float">
            <text:p>2200367238</text:p>
          </table:table-cell>
          <table:table-cell office:value-type="float" office:value="2201360255" calcext:value-type="float">
            <text:p>2201360255</text:p>
          </table:table-cell>
          <table:table-cell office:value-type="float" office:value="2200517590" calcext:value-type="float">
            <text:p>2200517590</text:p>
          </table:table-cell>
          <table:table-cell office:value-type="float" office:value="2200320727" calcext:value-type="float">
            <text:p>2200320727</text:p>
          </table:table-cell>
          <table:table-cell office:value-type="float" office:value="2833796311" calcext:value-type="float">
            <text:p>2833796311</text:p>
          </table:table-cell>
          <table:table-cell table:number-columns-repeated="2"/>
          <table:table-cell table:formula="of:=[.A85]" office:value-type="float" office:value="85" calcext:value-type="float">
            <text:p>85</text:p>
          </table:table-cell>
          <table:table-cell table:style-name="ce2" table:formula="of:=[.B85]/[$Params.$B$1]" office:value-type="float" office:value="22.00479289" calcext:value-type="float">
            <text:p>22.00</text:p>
          </table:table-cell>
          <table:table-cell table:formula="of:=[.C85]/[$Params.$B$1]" office:value-type="float" office:value="22.00507266" calcext:value-type="float">
            <text:p>22.01</text:p>
          </table:table-cell>
          <table:table-cell table:formula="of:=[.D85]/[$Params.$B$1]" office:value-type="float" office:value="22.00367238" calcext:value-type="float">
            <text:p>22.00</text:p>
          </table:table-cell>
          <table:table-cell table:formula="of:=[.E85]/[$Params.$B$1]" office:value-type="float" office:value="22.01360255" calcext:value-type="float">
            <text:p>22.01</text:p>
          </table:table-cell>
          <table:table-cell table:formula="of:=[.F85]/[$Params.$B$1]" office:value-type="float" office:value="22.0051759" calcext:value-type="float">
            <text:p>22.01</text:p>
          </table:table-cell>
          <table:table-cell table:formula="of:=[.G85]/[$Params.$B$1]" office:value-type="float" office:value="22.00320727" calcext:value-type="float">
            <text:p>22.00</text:p>
          </table:table-cell>
          <table:table-cell table:style-name="ce2" table:formula="of:=[.H85]/[$Params.$B$1]" office:value-type="float" office:value="28.33796311" calcext:value-type="float">
            <text:p>28.34</text:p>
          </table:table-cell>
          <table:table-cell table:style-name="ce2" table:formula="of:=[.I8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00318105" calcext:value-type="float">
            <text:p>2200318105</text:p>
          </table:table-cell>
          <table:table-cell office:value-type="float" office:value="2200514764" calcext:value-type="float">
            <text:p>2200514764</text:p>
          </table:table-cell>
          <table:table-cell office:value-type="float" office:value="2200376114" calcext:value-type="float">
            <text:p>2200376114</text:p>
          </table:table-cell>
          <table:table-cell office:value-type="float" office:value="2200776382" calcext:value-type="float">
            <text:p>2200776382</text:p>
          </table:table-cell>
          <table:table-cell office:value-type="float" office:value="2200510566" calcext:value-type="float">
            <text:p>2200510566</text:p>
          </table:table-cell>
          <table:table-cell office:value-type="float" office:value="2200333894" calcext:value-type="float">
            <text:p>2200333894</text:p>
          </table:table-cell>
          <table:table-cell office:value-type="float" office:value="2867261745" calcext:value-type="float">
            <text:p>2867261745</text:p>
          </table:table-cell>
          <table:table-cell table:number-columns-repeated="2"/>
          <table:table-cell table:formula="of:=[.A86]" office:value-type="float" office:value="86" calcext:value-type="float">
            <text:p>86</text:p>
          </table:table-cell>
          <table:table-cell table:style-name="ce2" table:formula="of:=[.B86]/[$Params.$B$1]" office:value-type="float" office:value="22.00318105" calcext:value-type="float">
            <text:p>22.00</text:p>
          </table:table-cell>
          <table:table-cell table:formula="of:=[.C86]/[$Params.$B$1]" office:value-type="float" office:value="22.00514764" calcext:value-type="float">
            <text:p>22.01</text:p>
          </table:table-cell>
          <table:table-cell table:formula="of:=[.D86]/[$Params.$B$1]" office:value-type="float" office:value="22.00376114" calcext:value-type="float">
            <text:p>22.00</text:p>
          </table:table-cell>
          <table:table-cell table:formula="of:=[.E86]/[$Params.$B$1]" office:value-type="float" office:value="22.00776382" calcext:value-type="float">
            <text:p>22.01</text:p>
          </table:table-cell>
          <table:table-cell table:formula="of:=[.F86]/[$Params.$B$1]" office:value-type="float" office:value="22.00510566" calcext:value-type="float">
            <text:p>22.01</text:p>
          </table:table-cell>
          <table:table-cell table:formula="of:=[.G86]/[$Params.$B$1]" office:value-type="float" office:value="22.00333894" calcext:value-type="float">
            <text:p>22.00</text:p>
          </table:table-cell>
          <table:table-cell table:style-name="ce2" table:formula="of:=[.H86]/[$Params.$B$1]" office:value-type="float" office:value="28.67261745" calcext:value-type="float">
            <text:p>28.67</text:p>
          </table:table-cell>
          <table:table-cell table:style-name="ce2" table:formula="of:=[.I8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00698643" calcext:value-type="float">
            <text:p>2200698643</text:p>
          </table:table-cell>
          <table:table-cell office:value-type="float" office:value="2200596968" calcext:value-type="float">
            <text:p>2200596968</text:p>
          </table:table-cell>
          <table:table-cell office:value-type="float" office:value="2200384416" calcext:value-type="float">
            <text:p>2200384416</text:p>
          </table:table-cell>
          <table:table-cell office:value-type="float" office:value="2201668993" calcext:value-type="float">
            <text:p>2201668993</text:p>
          </table:table-cell>
          <table:table-cell office:value-type="float" office:value="2200491920" calcext:value-type="float">
            <text:p>2200491920</text:p>
          </table:table-cell>
          <table:table-cell office:value-type="float" office:value="2200319361" calcext:value-type="float">
            <text:p>2200319361</text:p>
          </table:table-cell>
          <table:table-cell office:value-type="float" office:value="2900465327" calcext:value-type="float">
            <text:p>2900465327</text:p>
          </table:table-cell>
          <table:table-cell table:number-columns-repeated="2"/>
          <table:table-cell table:formula="of:=[.A87]" office:value-type="float" office:value="87" calcext:value-type="float">
            <text:p>87</text:p>
          </table:table-cell>
          <table:table-cell table:style-name="ce2" table:formula="of:=[.B87]/[$Params.$B$1]" office:value-type="float" office:value="22.00698643" calcext:value-type="float">
            <text:p>22.01</text:p>
          </table:table-cell>
          <table:table-cell table:formula="of:=[.C87]/[$Params.$B$1]" office:value-type="float" office:value="22.00596968" calcext:value-type="float">
            <text:p>22.01</text:p>
          </table:table-cell>
          <table:table-cell table:formula="of:=[.D87]/[$Params.$B$1]" office:value-type="float" office:value="22.00384416" calcext:value-type="float">
            <text:p>22.00</text:p>
          </table:table-cell>
          <table:table-cell table:formula="of:=[.E87]/[$Params.$B$1]" office:value-type="float" office:value="22.01668993" calcext:value-type="float">
            <text:p>22.02</text:p>
          </table:table-cell>
          <table:table-cell table:formula="of:=[.F87]/[$Params.$B$1]" office:value-type="float" office:value="22.0049192" calcext:value-type="float">
            <text:p>22.00</text:p>
          </table:table-cell>
          <table:table-cell table:formula="of:=[.G87]/[$Params.$B$1]" office:value-type="float" office:value="22.00319361" calcext:value-type="float">
            <text:p>22.00</text:p>
          </table:table-cell>
          <table:table-cell table:style-name="ce2" table:formula="of:=[.H87]/[$Params.$B$1]" office:value-type="float" office:value="29.00465327" calcext:value-type="float">
            <text:p>29.00</text:p>
          </table:table-cell>
          <table:table-cell table:style-name="ce2" table:formula="of:=[.I8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00348930" calcext:value-type="float">
            <text:p>2200348930</text:p>
          </table:table-cell>
          <table:table-cell office:value-type="float" office:value="2200570780" calcext:value-type="float">
            <text:p>2200570780</text:p>
          </table:table-cell>
          <table:table-cell office:value-type="float" office:value="2300447802" calcext:value-type="float">
            <text:p>2300447802</text:p>
          </table:table-cell>
          <table:table-cell office:value-type="float" office:value="2200577499" calcext:value-type="float">
            <text:p>2200577499</text:p>
          </table:table-cell>
          <table:table-cell office:value-type="float" office:value="2300470387" calcext:value-type="float">
            <text:p>2300470387</text:p>
          </table:table-cell>
          <table:table-cell office:value-type="float" office:value="2300334969" calcext:value-type="float">
            <text:p>2300334969</text:p>
          </table:table-cell>
          <table:table-cell office:value-type="float" office:value="2933815203" calcext:value-type="float">
            <text:p>2933815203</text:p>
          </table:table-cell>
          <table:table-cell table:number-columns-repeated="2"/>
          <table:table-cell table:formula="of:=[.A88]" office:value-type="float" office:value="88" calcext:value-type="float">
            <text:p>88</text:p>
          </table:table-cell>
          <table:table-cell table:style-name="ce2" table:formula="of:=[.B88]/[$Params.$B$1]" office:value-type="float" office:value="22.0034893" calcext:value-type="float">
            <text:p>22.00</text:p>
          </table:table-cell>
          <table:table-cell table:formula="of:=[.C88]/[$Params.$B$1]" office:value-type="float" office:value="22.0057078" calcext:value-type="float">
            <text:p>22.01</text:p>
          </table:table-cell>
          <table:table-cell table:formula="of:=[.D88]/[$Params.$B$1]" office:value-type="float" office:value="23.00447802" calcext:value-type="float">
            <text:p>23.00</text:p>
          </table:table-cell>
          <table:table-cell table:formula="of:=[.E88]/[$Params.$B$1]" office:value-type="float" office:value="22.00577499" calcext:value-type="float">
            <text:p>22.01</text:p>
          </table:table-cell>
          <table:table-cell table:formula="of:=[.F88]/[$Params.$B$1]" office:value-type="float" office:value="23.00470387" calcext:value-type="float">
            <text:p>23.00</text:p>
          </table:table-cell>
          <table:table-cell table:formula="of:=[.G88]/[$Params.$B$1]" office:value-type="float" office:value="23.00334969" calcext:value-type="float">
            <text:p>23.00</text:p>
          </table:table-cell>
          <table:table-cell table:style-name="ce2" table:formula="of:=[.H88]/[$Params.$B$1]" office:value-type="float" office:value="29.33815203" calcext:value-type="float">
            <text:p>29.34</text:p>
          </table:table-cell>
          <table:table-cell table:style-name="ce2" table:formula="of:=[.I8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00527976" calcext:value-type="float">
            <text:p>2300527976</text:p>
          </table:table-cell>
          <table:table-cell office:value-type="float" office:value="2300577843" calcext:value-type="float">
            <text:p>2300577843</text:p>
          </table:table-cell>
          <table:table-cell office:value-type="float" office:value="2300453339" calcext:value-type="float">
            <text:p>2300453339</text:p>
          </table:table-cell>
          <table:table-cell office:value-type="float" office:value="2300794893" calcext:value-type="float">
            <text:p>2300794893</text:p>
          </table:table-cell>
          <table:table-cell office:value-type="float" office:value="2300586570" calcext:value-type="float">
            <text:p>2300586570</text:p>
          </table:table-cell>
          <table:table-cell office:value-type="float" office:value="2300329777" calcext:value-type="float">
            <text:p>2300329777</text:p>
          </table:table-cell>
          <table:table-cell office:value-type="float" office:value="2967149268" calcext:value-type="float">
            <text:p>2967149268</text:p>
          </table:table-cell>
          <table:table-cell table:number-columns-repeated="2"/>
          <table:table-cell table:formula="of:=[.A89]" office:value-type="float" office:value="89" calcext:value-type="float">
            <text:p>89</text:p>
          </table:table-cell>
          <table:table-cell table:style-name="ce2" table:formula="of:=[.B89]/[$Params.$B$1]" office:value-type="float" office:value="23.00527976" calcext:value-type="float">
            <text:p>23.01</text:p>
          </table:table-cell>
          <table:table-cell table:formula="of:=[.C89]/[$Params.$B$1]" office:value-type="float" office:value="23.00577843" calcext:value-type="float">
            <text:p>23.01</text:p>
          </table:table-cell>
          <table:table-cell table:formula="of:=[.D89]/[$Params.$B$1]" office:value-type="float" office:value="23.00453339" calcext:value-type="float">
            <text:p>23.00</text:p>
          </table:table-cell>
          <table:table-cell table:formula="of:=[.E89]/[$Params.$B$1]" office:value-type="float" office:value="23.00794893" calcext:value-type="float">
            <text:p>23.01</text:p>
          </table:table-cell>
          <table:table-cell table:formula="of:=[.F89]/[$Params.$B$1]" office:value-type="float" office:value="23.0058657" calcext:value-type="float">
            <text:p>23.01</text:p>
          </table:table-cell>
          <table:table-cell table:formula="of:=[.G89]/[$Params.$B$1]" office:value-type="float" office:value="23.00329777" calcext:value-type="float">
            <text:p>23.00</text:p>
          </table:table-cell>
          <table:table-cell table:style-name="ce2" table:formula="of:=[.H89]/[$Params.$B$1]" office:value-type="float" office:value="29.67149268" calcext:value-type="float">
            <text:p>29.67</text:p>
          </table:table-cell>
          <table:table-cell table:style-name="ce2" table:formula="of:=[.I8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01070046" calcext:value-type="float">
            <text:p>2301070046</text:p>
          </table:table-cell>
          <table:table-cell office:value-type="float" office:value="2300662413" calcext:value-type="float">
            <text:p>2300662413</text:p>
          </table:table-cell>
          <table:table-cell office:value-type="float" office:value="2300383917" calcext:value-type="float">
            <text:p>2300383917</text:p>
          </table:table-cell>
          <table:table-cell office:value-type="float" office:value="2314573588" calcext:value-type="float">
            <text:p>2314573588</text:p>
          </table:table-cell>
          <table:table-cell office:value-type="float" office:value="2300726188" calcext:value-type="float">
            <text:p>2300726188</text:p>
          </table:table-cell>
          <table:table-cell office:value-type="float" office:value="2300336999" calcext:value-type="float">
            <text:p>2300336999</text:p>
          </table:table-cell>
          <table:table-cell office:value-type="float" office:value="3000437626" calcext:value-type="float">
            <text:p>3000437626</text:p>
          </table:table-cell>
          <table:table-cell table:number-columns-repeated="2"/>
          <table:table-cell table:formula="of:=[.A90]" office:value-type="float" office:value="90" calcext:value-type="float">
            <text:p>90</text:p>
          </table:table-cell>
          <table:table-cell table:style-name="ce2" table:formula="of:=[.B90]/[$Params.$B$1]" office:value-type="float" office:value="23.01070046" calcext:value-type="float">
            <text:p>23.01</text:p>
          </table:table-cell>
          <table:table-cell table:formula="of:=[.C90]/[$Params.$B$1]" office:value-type="float" office:value="23.00662413" calcext:value-type="float">
            <text:p>23.01</text:p>
          </table:table-cell>
          <table:table-cell table:formula="of:=[.D90]/[$Params.$B$1]" office:value-type="float" office:value="23.00383917" calcext:value-type="float">
            <text:p>23.00</text:p>
          </table:table-cell>
          <table:table-cell table:formula="of:=[.E90]/[$Params.$B$1]" office:value-type="float" office:value="23.14573588" calcext:value-type="float">
            <text:p>23.15</text:p>
          </table:table-cell>
          <table:table-cell table:formula="of:=[.F90]/[$Params.$B$1]" office:value-type="float" office:value="23.00726188" calcext:value-type="float">
            <text:p>23.01</text:p>
          </table:table-cell>
          <table:table-cell table:formula="of:=[.G90]/[$Params.$B$1]" office:value-type="float" office:value="23.00336999" calcext:value-type="float">
            <text:p>23.00</text:p>
          </table:table-cell>
          <table:table-cell table:style-name="ce2" table:formula="of:=[.H90]/[$Params.$B$1]" office:value-type="float" office:value="30.00437626" calcext:value-type="float">
            <text:p>30.00</text:p>
          </table:table-cell>
          <table:table-cell table:style-name="ce2" table:formula="of:=[.I9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00320966" calcext:value-type="float">
            <text:p>2300320966</text:p>
          </table:table-cell>
          <table:table-cell office:value-type="float" office:value="2300730621" calcext:value-type="float">
            <text:p>2300730621</text:p>
          </table:table-cell>
          <table:table-cell office:value-type="float" office:value="2300384695" calcext:value-type="float">
            <text:p>2300384695</text:p>
          </table:table-cell>
          <table:table-cell office:value-type="float" office:value="2310966657" calcext:value-type="float">
            <text:p>2310966657</text:p>
          </table:table-cell>
          <table:table-cell office:value-type="float" office:value="2300497035" calcext:value-type="float">
            <text:p>2300497035</text:p>
          </table:table-cell>
          <table:table-cell office:value-type="float" office:value="2300324752" calcext:value-type="float">
            <text:p>2300324752</text:p>
          </table:table-cell>
          <table:table-cell office:value-type="float" office:value="3033837274" calcext:value-type="float">
            <text:p>3033837274</text:p>
          </table:table-cell>
          <table:table-cell table:number-columns-repeated="2"/>
          <table:table-cell table:formula="of:=[.A91]" office:value-type="float" office:value="91" calcext:value-type="float">
            <text:p>91</text:p>
          </table:table-cell>
          <table:table-cell table:style-name="ce2" table:formula="of:=[.B91]/[$Params.$B$1]" office:value-type="float" office:value="23.00320966" calcext:value-type="float">
            <text:p>23.00</text:p>
          </table:table-cell>
          <table:table-cell table:formula="of:=[.C91]/[$Params.$B$1]" office:value-type="float" office:value="23.00730621" calcext:value-type="float">
            <text:p>23.01</text:p>
          </table:table-cell>
          <table:table-cell table:formula="of:=[.D91]/[$Params.$B$1]" office:value-type="float" office:value="23.00384695" calcext:value-type="float">
            <text:p>23.00</text:p>
          </table:table-cell>
          <table:table-cell table:formula="of:=[.E91]/[$Params.$B$1]" office:value-type="float" office:value="23.10966657" calcext:value-type="float">
            <text:p>23.11</text:p>
          </table:table-cell>
          <table:table-cell table:formula="of:=[.F91]/[$Params.$B$1]" office:value-type="float" office:value="23.00497035" calcext:value-type="float">
            <text:p>23.00</text:p>
          </table:table-cell>
          <table:table-cell table:formula="of:=[.G91]/[$Params.$B$1]" office:value-type="float" office:value="23.00324752" calcext:value-type="float">
            <text:p>23.00</text:p>
          </table:table-cell>
          <table:table-cell table:style-name="ce2" table:formula="of:=[.H91]/[$Params.$B$1]" office:value-type="float" office:value="30.33837274" calcext:value-type="float">
            <text:p>30.34</text:p>
          </table:table-cell>
          <table:table-cell table:style-name="ce2" table:formula="of:=[.I9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00669235" calcext:value-type="float">
            <text:p>2300669235</text:p>
          </table:table-cell>
          <table:table-cell office:value-type="float" office:value="2300570913" calcext:value-type="float">
            <text:p>2300570913</text:p>
          </table:table-cell>
          <table:table-cell office:value-type="float" office:value="2400382756" calcext:value-type="float">
            <text:p>2400382756</text:p>
          </table:table-cell>
          <table:table-cell office:value-type="float" office:value="2302731897" calcext:value-type="float">
            <text:p>2302731897</text:p>
          </table:table-cell>
          <table:table-cell office:value-type="float" office:value="2400459032" calcext:value-type="float">
            <text:p>2400459032</text:p>
          </table:table-cell>
          <table:table-cell office:value-type="float" office:value="2400331725" calcext:value-type="float">
            <text:p>2400331725</text:p>
          </table:table-cell>
          <table:table-cell office:value-type="float" office:value="3067086496" calcext:value-type="float">
            <text:p>3067086496</text:p>
          </table:table-cell>
          <table:table-cell table:number-columns-repeated="2"/>
          <table:table-cell table:formula="of:=[.A92]" office:value-type="float" office:value="92" calcext:value-type="float">
            <text:p>92</text:p>
          </table:table-cell>
          <table:table-cell table:style-name="ce2" table:formula="of:=[.B92]/[$Params.$B$1]" office:value-type="float" office:value="23.00669235" calcext:value-type="float">
            <text:p>23.01</text:p>
          </table:table-cell>
          <table:table-cell table:formula="of:=[.C92]/[$Params.$B$1]" office:value-type="float" office:value="23.00570913" calcext:value-type="float">
            <text:p>23.01</text:p>
          </table:table-cell>
          <table:table-cell table:formula="of:=[.D92]/[$Params.$B$1]" office:value-type="float" office:value="24.00382756" calcext:value-type="float">
            <text:p>24.00</text:p>
          </table:table-cell>
          <table:table-cell table:formula="of:=[.E92]/[$Params.$B$1]" office:value-type="float" office:value="23.02731897" calcext:value-type="float">
            <text:p>23.03</text:p>
          </table:table-cell>
          <table:table-cell table:formula="of:=[.F92]/[$Params.$B$1]" office:value-type="float" office:value="24.00459032" calcext:value-type="float">
            <text:p>24.00</text:p>
          </table:table-cell>
          <table:table-cell table:formula="of:=[.G92]/[$Params.$B$1]" office:value-type="float" office:value="24.00331725" calcext:value-type="float">
            <text:p>24.00</text:p>
          </table:table-cell>
          <table:table-cell table:style-name="ce2" table:formula="of:=[.H92]/[$Params.$B$1]" office:value-type="float" office:value="30.67086496" calcext:value-type="float">
            <text:p>30.67</text:p>
          </table:table-cell>
          <table:table-cell table:style-name="ce2" table:formula="of:=[.I9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00408617" calcext:value-type="float">
            <text:p>2400408617</text:p>
          </table:table-cell>
          <table:table-cell office:value-type="float" office:value="2400652543" calcext:value-type="float">
            <text:p>2400652543</text:p>
          </table:table-cell>
          <table:table-cell office:value-type="float" office:value="2400444552" calcext:value-type="float">
            <text:p>2400444552</text:p>
          </table:table-cell>
          <table:table-cell office:value-type="float" office:value="2400707574" calcext:value-type="float">
            <text:p>2400707574</text:p>
          </table:table-cell>
          <table:table-cell office:value-type="float" office:value="2400495826" calcext:value-type="float">
            <text:p>2400495826</text:p>
          </table:table-cell>
          <table:table-cell office:value-type="float" office:value="2400336349" calcext:value-type="float">
            <text:p>2400336349</text:p>
          </table:table-cell>
          <table:table-cell office:value-type="float" office:value="3100494988" calcext:value-type="float">
            <text:p>3100494988</text:p>
          </table:table-cell>
          <table:table-cell table:number-columns-repeated="2"/>
          <table:table-cell table:formula="of:=[.A93]" office:value-type="float" office:value="93" calcext:value-type="float">
            <text:p>93</text:p>
          </table:table-cell>
          <table:table-cell table:style-name="ce2" table:formula="of:=[.B93]/[$Params.$B$1]" office:value-type="float" office:value="24.00408617" calcext:value-type="float">
            <text:p>24.00</text:p>
          </table:table-cell>
          <table:table-cell table:formula="of:=[.C93]/[$Params.$B$1]" office:value-type="float" office:value="24.00652543" calcext:value-type="float">
            <text:p>24.01</text:p>
          </table:table-cell>
          <table:table-cell table:formula="of:=[.D93]/[$Params.$B$1]" office:value-type="float" office:value="24.00444552" calcext:value-type="float">
            <text:p>24.00</text:p>
          </table:table-cell>
          <table:table-cell table:formula="of:=[.E93]/[$Params.$B$1]" office:value-type="float" office:value="24.00707574" calcext:value-type="float">
            <text:p>24.01</text:p>
          </table:table-cell>
          <table:table-cell table:formula="of:=[.F93]/[$Params.$B$1]" office:value-type="float" office:value="24.00495826" calcext:value-type="float">
            <text:p>24.00</text:p>
          </table:table-cell>
          <table:table-cell table:formula="of:=[.G93]/[$Params.$B$1]" office:value-type="float" office:value="24.00336349" calcext:value-type="float">
            <text:p>24.00</text:p>
          </table:table-cell>
          <table:table-cell table:style-name="ce2" table:formula="of:=[.H93]/[$Params.$B$1]" office:value-type="float" office:value="31.00494988" calcext:value-type="float">
            <text:p>31.00</text:p>
          </table:table-cell>
          <table:table-cell table:style-name="ce2" table:formula="of:=[.I9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400845646" calcext:value-type="float">
            <text:p>2400845646</text:p>
          </table:table-cell>
          <table:table-cell office:value-type="float" office:value="2400532303" calcext:value-type="float">
            <text:p>2400532303</text:p>
          </table:table-cell>
          <table:table-cell office:value-type="float" office:value="2400469292" calcext:value-type="float">
            <text:p>2400469292</text:p>
          </table:table-cell>
          <table:table-cell office:value-type="float" office:value="2401031778" calcext:value-type="float">
            <text:p>2401031778</text:p>
          </table:table-cell>
          <table:table-cell office:value-type="float" office:value="2400523667" calcext:value-type="float">
            <text:p>2400523667</text:p>
          </table:table-cell>
          <table:table-cell office:value-type="float" office:value="2400330857" calcext:value-type="float">
            <text:p>2400330857</text:p>
          </table:table-cell>
          <table:table-cell office:value-type="float" office:value="3133965383" calcext:value-type="float">
            <text:p>3133965383</text:p>
          </table:table-cell>
          <table:table-cell table:number-columns-repeated="2"/>
          <table:table-cell table:formula="of:=[.A94]" office:value-type="float" office:value="94" calcext:value-type="float">
            <text:p>94</text:p>
          </table:table-cell>
          <table:table-cell table:style-name="ce2" table:formula="of:=[.B94]/[$Params.$B$1]" office:value-type="float" office:value="24.00845646" calcext:value-type="float">
            <text:p>24.01</text:p>
          </table:table-cell>
          <table:table-cell table:formula="of:=[.C94]/[$Params.$B$1]" office:value-type="float" office:value="24.00532303" calcext:value-type="float">
            <text:p>24.01</text:p>
          </table:table-cell>
          <table:table-cell table:formula="of:=[.D94]/[$Params.$B$1]" office:value-type="float" office:value="24.00469292" calcext:value-type="float">
            <text:p>24.00</text:p>
          </table:table-cell>
          <table:table-cell table:formula="of:=[.E94]/[$Params.$B$1]" office:value-type="float" office:value="24.01031778" calcext:value-type="float">
            <text:p>24.01</text:p>
          </table:table-cell>
          <table:table-cell table:formula="of:=[.F94]/[$Params.$B$1]" office:value-type="float" office:value="24.00523667" calcext:value-type="float">
            <text:p>24.01</text:p>
          </table:table-cell>
          <table:table-cell table:formula="of:=[.G94]/[$Params.$B$1]" office:value-type="float" office:value="24.00330857" calcext:value-type="float">
            <text:p>24.00</text:p>
          </table:table-cell>
          <table:table-cell table:style-name="ce2" table:formula="of:=[.H94]/[$Params.$B$1]" office:value-type="float" office:value="31.33965383" calcext:value-type="float">
            <text:p>31.34</text:p>
          </table:table-cell>
          <table:table-cell table:style-name="ce2" table:formula="of:=[.I9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00465726" calcext:value-type="float">
            <text:p>2400465726</text:p>
          </table:table-cell>
          <table:table-cell office:value-type="float" office:value="2400609913" calcext:value-type="float">
            <text:p>2400609913</text:p>
          </table:table-cell>
          <table:table-cell office:value-type="float" office:value="2500392233" calcext:value-type="float">
            <text:p>2500392233</text:p>
          </table:table-cell>
          <table:table-cell office:value-type="float" office:value="2400758621" calcext:value-type="float">
            <text:p>2400758621</text:p>
          </table:table-cell>
          <table:table-cell office:value-type="float" office:value="2500507911" calcext:value-type="float">
            <text:p>2500507911</text:p>
          </table:table-cell>
          <table:table-cell office:value-type="float" office:value="2500331406" calcext:value-type="float">
            <text:p>2500331406</text:p>
          </table:table-cell>
          <table:table-cell office:value-type="float" office:value="3167372044" calcext:value-type="float">
            <text:p>3167372044</text:p>
          </table:table-cell>
          <table:table-cell table:number-columns-repeated="2"/>
          <table:table-cell table:formula="of:=[.A95]" office:value-type="float" office:value="95" calcext:value-type="float">
            <text:p>95</text:p>
          </table:table-cell>
          <table:table-cell table:style-name="ce2" table:formula="of:=[.B95]/[$Params.$B$1]" office:value-type="float" office:value="24.00465726" calcext:value-type="float">
            <text:p>24.00</text:p>
          </table:table-cell>
          <table:table-cell table:formula="of:=[.C95]/[$Params.$B$1]" office:value-type="float" office:value="24.00609913" calcext:value-type="float">
            <text:p>24.01</text:p>
          </table:table-cell>
          <table:table-cell table:formula="of:=[.D95]/[$Params.$B$1]" office:value-type="float" office:value="25.00392233" calcext:value-type="float">
            <text:p>25.00</text:p>
          </table:table-cell>
          <table:table-cell table:formula="of:=[.E95]/[$Params.$B$1]" office:value-type="float" office:value="24.00758621" calcext:value-type="float">
            <text:p>24.01</text:p>
          </table:table-cell>
          <table:table-cell table:formula="of:=[.F95]/[$Params.$B$1]" office:value-type="float" office:value="25.00507911" calcext:value-type="float">
            <text:p>25.01</text:p>
          </table:table-cell>
          <table:table-cell table:formula="of:=[.G95]/[$Params.$B$1]" office:value-type="float" office:value="25.00331406" calcext:value-type="float">
            <text:p>25.00</text:p>
          </table:table-cell>
          <table:table-cell table:style-name="ce2" table:formula="of:=[.H95]/[$Params.$B$1]" office:value-type="float" office:value="31.67372044" calcext:value-type="float">
            <text:p>31.67</text:p>
          </table:table-cell>
          <table:table-cell table:style-name="ce2" table:formula="of:=[.I9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00437765" calcext:value-type="float">
            <text:p>2400437765</text:p>
          </table:table-cell>
          <table:table-cell office:value-type="float" office:value="2400614665" calcext:value-type="float">
            <text:p>2400614665</text:p>
          </table:table-cell>
          <table:table-cell office:value-type="float" office:value="2500393344" calcext:value-type="float">
            <text:p>2500393344</text:p>
          </table:table-cell>
          <table:table-cell office:value-type="float" office:value="2401726001" calcext:value-type="float">
            <text:p>2401726001</text:p>
          </table:table-cell>
          <table:table-cell office:value-type="float" office:value="2500512175" calcext:value-type="float">
            <text:p>2500512175</text:p>
          </table:table-cell>
          <table:table-cell office:value-type="float" office:value="2500387144" calcext:value-type="float">
            <text:p>2500387144</text:p>
          </table:table-cell>
          <table:table-cell office:value-type="float" office:value="3200782947" calcext:value-type="float">
            <text:p>3200782947</text:p>
          </table:table-cell>
          <table:table-cell table:number-columns-repeated="2"/>
          <table:table-cell table:formula="of:=[.A96]" office:value-type="float" office:value="96" calcext:value-type="float">
            <text:p>96</text:p>
          </table:table-cell>
          <table:table-cell table:style-name="ce2" table:formula="of:=[.B96]/[$Params.$B$1]" office:value-type="float" office:value="24.00437765" calcext:value-type="float">
            <text:p>24.00</text:p>
          </table:table-cell>
          <table:table-cell table:formula="of:=[.C96]/[$Params.$B$1]" office:value-type="float" office:value="24.00614665" calcext:value-type="float">
            <text:p>24.01</text:p>
          </table:table-cell>
          <table:table-cell table:formula="of:=[.D96]/[$Params.$B$1]" office:value-type="float" office:value="25.00393344" calcext:value-type="float">
            <text:p>25.00</text:p>
          </table:table-cell>
          <table:table-cell table:formula="of:=[.E96]/[$Params.$B$1]" office:value-type="float" office:value="24.01726001" calcext:value-type="float">
            <text:p>24.02</text:p>
          </table:table-cell>
          <table:table-cell table:formula="of:=[.F96]/[$Params.$B$1]" office:value-type="float" office:value="25.00512175" calcext:value-type="float">
            <text:p>25.01</text:p>
          </table:table-cell>
          <table:table-cell table:formula="of:=[.G96]/[$Params.$B$1]" office:value-type="float" office:value="25.00387144" calcext:value-type="float">
            <text:p>25.00</text:p>
          </table:table-cell>
          <table:table-cell table:style-name="ce2" table:formula="of:=[.H96]/[$Params.$B$1]" office:value-type="float" office:value="32.00782947" calcext:value-type="float">
            <text:p>32.01</text:p>
          </table:table-cell>
          <table:table-cell table:style-name="ce2" table:formula="of:=[.I9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00418134" calcext:value-type="float">
            <text:p>2500418134</text:p>
          </table:table-cell>
          <table:table-cell office:value-type="float" office:value="2500817089" calcext:value-type="float">
            <text:p>2500817089</text:p>
          </table:table-cell>
          <table:table-cell office:value-type="float" office:value="2500408386" calcext:value-type="float">
            <text:p>2500408386</text:p>
          </table:table-cell>
          <table:table-cell office:value-type="float" office:value="2500643721" calcext:value-type="float">
            <text:p>2500643721</text:p>
          </table:table-cell>
          <table:table-cell office:value-type="float" office:value="2500684848" calcext:value-type="float">
            <text:p>2500684848</text:p>
          </table:table-cell>
          <table:table-cell office:value-type="float" office:value="2500346306" calcext:value-type="float">
            <text:p>2500346306</text:p>
          </table:table-cell>
          <table:table-cell office:value-type="float" office:value="3234562135" calcext:value-type="float">
            <text:p>3234562135</text:p>
          </table:table-cell>
          <table:table-cell table:number-columns-repeated="2"/>
          <table:table-cell table:formula="of:=[.A97]" office:value-type="float" office:value="97" calcext:value-type="float">
            <text:p>97</text:p>
          </table:table-cell>
          <table:table-cell table:style-name="ce2" table:formula="of:=[.B97]/[$Params.$B$1]" office:value-type="float" office:value="25.00418134" calcext:value-type="float">
            <text:p>25.00</text:p>
          </table:table-cell>
          <table:table-cell table:formula="of:=[.C97]/[$Params.$B$1]" office:value-type="float" office:value="25.00817089" calcext:value-type="float">
            <text:p>25.01</text:p>
          </table:table-cell>
          <table:table-cell table:formula="of:=[.D97]/[$Params.$B$1]" office:value-type="float" office:value="25.00408386" calcext:value-type="float">
            <text:p>25.00</text:p>
          </table:table-cell>
          <table:table-cell table:formula="of:=[.E97]/[$Params.$B$1]" office:value-type="float" office:value="25.00643721" calcext:value-type="float">
            <text:p>25.01</text:p>
          </table:table-cell>
          <table:table-cell table:formula="of:=[.F97]/[$Params.$B$1]" office:value-type="float" office:value="25.00684848" calcext:value-type="float">
            <text:p>25.01</text:p>
          </table:table-cell>
          <table:table-cell table:formula="of:=[.G97]/[$Params.$B$1]" office:value-type="float" office:value="25.00346306" calcext:value-type="float">
            <text:p>25.00</text:p>
          </table:table-cell>
          <table:table-cell table:style-name="ce2" table:formula="of:=[.H97]/[$Params.$B$1]" office:value-type="float" office:value="32.34562135" calcext:value-type="float">
            <text:p>32.35</text:p>
          </table:table-cell>
          <table:table-cell table:style-name="ce2" table:formula="of:=[.I9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00606721" calcext:value-type="float">
            <text:p>2500606721</text:p>
          </table:table-cell>
          <table:table-cell office:value-type="float" office:value="2500810927" calcext:value-type="float">
            <text:p>2500810927</text:p>
          </table:table-cell>
          <table:table-cell office:value-type="float" office:value="2500394327" calcext:value-type="float">
            <text:p>2500394327</text:p>
          </table:table-cell>
          <table:table-cell office:value-type="float" office:value="2528466825" calcext:value-type="float">
            <text:p>2528466825</text:p>
          </table:table-cell>
          <table:table-cell office:value-type="float" office:value="2500545828" calcext:value-type="float">
            <text:p>2500545828</text:p>
          </table:table-cell>
          <table:table-cell office:value-type="float" office:value="2500339326" calcext:value-type="float">
            <text:p>2500339326</text:p>
          </table:table-cell>
          <table:table-cell office:value-type="float" office:value="3267432969" calcext:value-type="float">
            <text:p>3267432969</text:p>
          </table:table-cell>
          <table:table-cell table:number-columns-repeated="2"/>
          <table:table-cell table:formula="of:=[.A98]" office:value-type="float" office:value="98" calcext:value-type="float">
            <text:p>98</text:p>
          </table:table-cell>
          <table:table-cell table:style-name="ce2" table:formula="of:=[.B98]/[$Params.$B$1]" office:value-type="float" office:value="25.00606721" calcext:value-type="float">
            <text:p>25.01</text:p>
          </table:table-cell>
          <table:table-cell table:formula="of:=[.C98]/[$Params.$B$1]" office:value-type="float" office:value="25.00810927" calcext:value-type="float">
            <text:p>25.01</text:p>
          </table:table-cell>
          <table:table-cell table:formula="of:=[.D98]/[$Params.$B$1]" office:value-type="float" office:value="25.00394327" calcext:value-type="float">
            <text:p>25.00</text:p>
          </table:table-cell>
          <table:table-cell table:formula="of:=[.E98]/[$Params.$B$1]" office:value-type="float" office:value="25.28466825" calcext:value-type="float">
            <text:p>25.28</text:p>
          </table:table-cell>
          <table:table-cell table:formula="of:=[.F98]/[$Params.$B$1]" office:value-type="float" office:value="25.00545828" calcext:value-type="float">
            <text:p>25.01</text:p>
          </table:table-cell>
          <table:table-cell table:formula="of:=[.G98]/[$Params.$B$1]" office:value-type="float" office:value="25.00339326" calcext:value-type="float">
            <text:p>25.00</text:p>
          </table:table-cell>
          <table:table-cell table:style-name="ce2" table:formula="of:=[.H98]/[$Params.$B$1]" office:value-type="float" office:value="32.67432969" calcext:value-type="float">
            <text:p>32.67</text:p>
          </table:table-cell>
          <table:table-cell table:style-name="ce2" table:formula="of:=[.I9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0572679" calcext:value-type="float">
            <text:p>2500572679</text:p>
          </table:table-cell>
          <table:table-cell office:value-type="float" office:value="2500513004" calcext:value-type="float">
            <text:p>2500513004</text:p>
          </table:table-cell>
          <table:table-cell office:value-type="float" office:value="2500549728" calcext:value-type="float">
            <text:p>2500549728</text:p>
          </table:table-cell>
          <table:table-cell office:value-type="float" office:value="2501115002" calcext:value-type="float">
            <text:p>2501115002</text:p>
          </table:table-cell>
          <table:table-cell office:value-type="float" office:value="2500462309" calcext:value-type="float">
            <text:p>2500462309</text:p>
          </table:table-cell>
          <table:table-cell office:value-type="float" office:value="2500344064" calcext:value-type="float">
            <text:p>2500344064</text:p>
          </table:table-cell>
          <table:table-cell office:value-type="float" office:value="3300935084" calcext:value-type="float">
            <text:p>3300935084</text:p>
          </table:table-cell>
          <table:table-cell table:number-columns-repeated="2"/>
          <table:table-cell table:formula="of:=[.A99]" office:value-type="float" office:value="99" calcext:value-type="float">
            <text:p>99</text:p>
          </table:table-cell>
          <table:table-cell table:style-name="ce2" table:formula="of:=[.B99]/[$Params.$B$1]" office:value-type="float" office:value="25.00572679" calcext:value-type="float">
            <text:p>25.01</text:p>
          </table:table-cell>
          <table:table-cell table:formula="of:=[.C99]/[$Params.$B$1]" office:value-type="float" office:value="25.00513004" calcext:value-type="float">
            <text:p>25.01</text:p>
          </table:table-cell>
          <table:table-cell table:formula="of:=[.D99]/[$Params.$B$1]" office:value-type="float" office:value="25.00549728" calcext:value-type="float">
            <text:p>25.01</text:p>
          </table:table-cell>
          <table:table-cell table:formula="of:=[.E99]/[$Params.$B$1]" office:value-type="float" office:value="25.01115002" calcext:value-type="float">
            <text:p>25.01</text:p>
          </table:table-cell>
          <table:table-cell table:formula="of:=[.F99]/[$Params.$B$1]" office:value-type="float" office:value="25.00462309" calcext:value-type="float">
            <text:p>25.00</text:p>
          </table:table-cell>
          <table:table-cell table:formula="of:=[.G99]/[$Params.$B$1]" office:value-type="float" office:value="25.00344064" calcext:value-type="float">
            <text:p>25.00</text:p>
          </table:table-cell>
          <table:table-cell table:style-name="ce2" table:formula="of:=[.H99]/[$Params.$B$1]" office:value-type="float" office:value="33.00935084" calcext:value-type="float">
            <text:p>33.01</text:p>
          </table:table-cell>
          <table:table-cell table:style-name="ce2" table:formula="of:=[.I9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500441735" calcext:value-type="float">
            <text:p>2500441735</text:p>
          </table:table-cell>
          <table:table-cell/>
          <table:table-cell office:value-type="float" office:value="2600399235" calcext:value-type="float">
            <text:p>2600399235</text:p>
          </table:table-cell>
          <table:table-cell office:value-type="float" office:value="2549533098" calcext:value-type="float">
            <text:p>2549533098</text:p>
          </table:table-cell>
          <table:table-cell office:value-type="float" office:value="2600526649" calcext:value-type="float">
            <text:p>2600526649</text:p>
          </table:table-cell>
          <table:table-cell office:value-type="float" office:value="2600338657" calcext:value-type="float">
            <text:p>2600338657</text:p>
          </table:table-cell>
          <table:table-cell office:value-type="float" office:value="3334109157" calcext:value-type="float">
            <text:p>3334109157</text:p>
          </table:table-cell>
          <table:table-cell table:number-columns-repeated="2"/>
          <table:table-cell table:formula="of:=[.A100]" office:value-type="float" office:value="0" calcext:value-type="float">
            <text:p>0</text:p>
          </table:table-cell>
          <table:table-cell table:style-name="ce2" table:formula="of:=[.B100]/[$Params.$B$1]" office:value-type="float" office:value="25.00441735" calcext:value-type="float">
            <text:p>25.00</text:p>
          </table:table-cell>
          <table:table-cell table:formula="of:=[.C100]/[$Params.$B$1]" office:value-type="float" office:value="0" calcext:value-type="float">
            <text:p>0.00</text:p>
          </table:table-cell>
          <table:table-cell table:formula="of:=[.D100]/[$Params.$B$1]" office:value-type="float" office:value="26.00399235" calcext:value-type="float">
            <text:p>26.00</text:p>
          </table:table-cell>
          <table:table-cell table:formula="of:=[.E100]/[$Params.$B$1]" office:value-type="float" office:value="25.49533098" calcext:value-type="float">
            <text:p>25.50</text:p>
          </table:table-cell>
          <table:table-cell table:formula="of:=[.F100]/[$Params.$B$1]" office:value-type="float" office:value="26.00526649" calcext:value-type="float">
            <text:p>26.01</text:p>
          </table:table-cell>
          <table:table-cell table:formula="of:=[.G100]/[$Params.$B$1]" office:value-type="float" office:value="26.00338657" calcext:value-type="float">
            <text:p>26.00</text:p>
          </table:table-cell>
          <table:table-cell table:style-name="ce2" table:formula="of:=[.H100]/[$Params.$B$1]" office:value-type="float" office:value="33.34109157" calcext:value-type="float">
            <text:p>33.34</text:p>
          </table:table-cell>
          <table:table-cell table:style-name="ce2" table:formula="of:=[.I10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603047849" calcext:value-type="float">
            <text:p>2603047849</text:p>
          </table:table-cell>
          <table:table-cell/>
          <table:table-cell office:value-type="float" office:value="2600418277" calcext:value-type="float">
            <text:p>2600418277</text:p>
          </table:table-cell>
          <table:table-cell office:value-type="float" office:value="2625217698" calcext:value-type="float">
            <text:p>2625217698</text:p>
          </table:table-cell>
          <table:table-cell office:value-type="float" office:value="2600521632" calcext:value-type="float">
            <text:p>2600521632</text:p>
          </table:table-cell>
          <table:table-cell office:value-type="float" office:value="2600348683" calcext:value-type="float">
            <text:p>2600348683</text:p>
          </table:table-cell>
          <table:table-cell office:value-type="float" office:value="3367602023" calcext:value-type="float">
            <text:p>3367602023</text:p>
          </table:table-cell>
          <table:table-cell table:number-columns-repeated="2"/>
          <table:table-cell table:formula="of:=[.A101]" office:value-type="float" office:value="0" calcext:value-type="float">
            <text:p>0</text:p>
          </table:table-cell>
          <table:table-cell table:style-name="ce2" table:formula="of:=[.B101]/[$Params.$B$1]" office:value-type="float" office:value="26.03047849" calcext:value-type="float">
            <text:p>26.03</text:p>
          </table:table-cell>
          <table:table-cell table:formula="of:=[.C101]/[$Params.$B$1]" office:value-type="float" office:value="0" calcext:value-type="float">
            <text:p>0.00</text:p>
          </table:table-cell>
          <table:table-cell table:formula="of:=[.D101]/[$Params.$B$1]" office:value-type="float" office:value="26.00418277" calcext:value-type="float">
            <text:p>26.00</text:p>
          </table:table-cell>
          <table:table-cell table:formula="of:=[.E101]/[$Params.$B$1]" office:value-type="float" office:value="26.25217698" calcext:value-type="float">
            <text:p>26.25</text:p>
          </table:table-cell>
          <table:table-cell table:formula="of:=[.F101]/[$Params.$B$1]" office:value-type="float" office:value="26.00521632" calcext:value-type="float">
            <text:p>26.01</text:p>
          </table:table-cell>
          <table:table-cell table:formula="of:=[.G101]/[$Params.$B$1]" office:value-type="float" office:value="26.00348683" calcext:value-type="float">
            <text:p>26.00</text:p>
          </table:table-cell>
          <table:table-cell table:style-name="ce2" table:formula="of:=[.H101]/[$Params.$B$1]" office:value-type="float" office:value="33.67602023" calcext:value-type="float">
            <text:p>33.68</text:p>
          </table:table-cell>
          <table:table-cell table:style-name="ce2" table:formula="of:=[.I10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600384662" calcext:value-type="float">
            <text:p>2600384662</text:p>
          </table:table-cell>
          <table:table-cell/>
          <table:table-cell office:value-type="float" office:value="2600418860" calcext:value-type="float">
            <text:p>2600418860</text:p>
          </table:table-cell>
          <table:table-cell office:value-type="float" office:value="2685219911" calcext:value-type="float">
            <text:p>2685219911</text:p>
          </table:table-cell>
          <table:table-cell office:value-type="float" office:value="2600522418" calcext:value-type="float">
            <text:p>2600522418</text:p>
          </table:table-cell>
          <table:table-cell office:value-type="float" office:value="2600342081" calcext:value-type="float">
            <text:p>2600342081</text:p>
          </table:table-cell>
          <table:table-cell office:value-type="float" office:value="3400833896" calcext:value-type="float">
            <text:p>3400833896</text:p>
          </table:table-cell>
          <table:table-cell table:number-columns-repeated="2"/>
          <table:table-cell table:formula="of:=[.A102]" office:value-type="float" office:value="0" calcext:value-type="float">
            <text:p>0</text:p>
          </table:table-cell>
          <table:table-cell table:style-name="ce2" table:formula="of:=[.B102]/[$Params.$B$1]" office:value-type="float" office:value="26.00384662" calcext:value-type="float">
            <text:p>26.00</text:p>
          </table:table-cell>
          <table:table-cell table:formula="of:=[.C102]/[$Params.$B$1]" office:value-type="float" office:value="0" calcext:value-type="float">
            <text:p>0.00</text:p>
          </table:table-cell>
          <table:table-cell table:formula="of:=[.D102]/[$Params.$B$1]" office:value-type="float" office:value="26.0041886" calcext:value-type="float">
            <text:p>26.00</text:p>
          </table:table-cell>
          <table:table-cell table:formula="of:=[.E102]/[$Params.$B$1]" office:value-type="float" office:value="26.85219911" calcext:value-type="float">
            <text:p>26.85</text:p>
          </table:table-cell>
          <table:table-cell table:formula="of:=[.F102]/[$Params.$B$1]" office:value-type="float" office:value="26.00522418" calcext:value-type="float">
            <text:p>26.01</text:p>
          </table:table-cell>
          <table:table-cell table:formula="of:=[.G102]/[$Params.$B$1]" office:value-type="float" office:value="26.00342081" calcext:value-type="float">
            <text:p>26.00</text:p>
          </table:table-cell>
          <table:table-cell table:style-name="ce2" table:formula="of:=[.H102]/[$Params.$B$1]" office:value-type="float" office:value="34.00833896" calcext:value-type="float">
            <text:p>34.01</text:p>
          </table:table-cell>
          <table:table-cell table:style-name="ce2" table:formula="of:=[.I10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603298331" calcext:value-type="float">
            <text:p>2603298331</text:p>
          </table:table-cell>
          <table:table-cell/>
          <table:table-cell office:value-type="float" office:value="2600472690" calcext:value-type="float">
            <text:p>2600472690</text:p>
          </table:table-cell>
          <table:table-cell office:value-type="float" office:value="2637958992" calcext:value-type="float">
            <text:p>2637958992</text:p>
          </table:table-cell>
          <table:table-cell office:value-type="float" office:value="2600528527" calcext:value-type="float">
            <text:p>2600528527</text:p>
          </table:table-cell>
          <table:table-cell office:value-type="float" office:value="2600347623" calcext:value-type="float">
            <text:p>2600347623</text:p>
          </table:table-cell>
          <table:table-cell office:value-type="float" office:value="3434585227" calcext:value-type="float">
            <text:p>3434585227</text:p>
          </table:table-cell>
          <table:table-cell table:number-columns-repeated="2"/>
          <table:table-cell table:formula="of:=[.A103]" office:value-type="float" office:value="0" calcext:value-type="float">
            <text:p>0</text:p>
          </table:table-cell>
          <table:table-cell table:style-name="ce2" table:formula="of:=[.B103]/[$Params.$B$1]" office:value-type="float" office:value="26.03298331" calcext:value-type="float">
            <text:p>26.03</text:p>
          </table:table-cell>
          <table:table-cell table:formula="of:=[.C103]/[$Params.$B$1]" office:value-type="float" office:value="0" calcext:value-type="float">
            <text:p>0.00</text:p>
          </table:table-cell>
          <table:table-cell table:formula="of:=[.D103]/[$Params.$B$1]" office:value-type="float" office:value="26.0047269" calcext:value-type="float">
            <text:p>26.00</text:p>
          </table:table-cell>
          <table:table-cell table:formula="of:=[.E103]/[$Params.$B$1]" office:value-type="float" office:value="26.37958992" calcext:value-type="float">
            <text:p>26.38</text:p>
          </table:table-cell>
          <table:table-cell table:formula="of:=[.F103]/[$Params.$B$1]" office:value-type="float" office:value="26.00528527" calcext:value-type="float">
            <text:p>26.01</text:p>
          </table:table-cell>
          <table:table-cell table:formula="of:=[.G103]/[$Params.$B$1]" office:value-type="float" office:value="26.00347623" calcext:value-type="float">
            <text:p>26.00</text:p>
          </table:table-cell>
          <table:table-cell table:style-name="ce2" table:formula="of:=[.H103]/[$Params.$B$1]" office:value-type="float" office:value="34.34585227" calcext:value-type="float">
            <text:p>34.35</text:p>
          </table:table-cell>
          <table:table-cell table:style-name="ce2" table:formula="of:=[.I10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600500604" calcext:value-type="float">
            <text:p>2600500604</text:p>
          </table:table-cell>
          <table:table-cell/>
          <table:table-cell office:value-type="float" office:value="2700518330" calcext:value-type="float">
            <text:p>2700518330</text:p>
          </table:table-cell>
          <table:table-cell office:value-type="float" office:value="2642076993" calcext:value-type="float">
            <text:p>2642076993</text:p>
          </table:table-cell>
          <table:table-cell office:value-type="float" office:value="2700506850" calcext:value-type="float">
            <text:p>2700506850</text:p>
          </table:table-cell>
          <table:table-cell office:value-type="float" office:value="2700353607" calcext:value-type="float">
            <text:p>2700353607</text:p>
          </table:table-cell>
          <table:table-cell office:value-type="float" office:value="3467954026" calcext:value-type="float">
            <text:p>3467954026</text:p>
          </table:table-cell>
          <table:table-cell table:number-columns-repeated="2"/>
          <table:table-cell table:formula="of:=[.A104]" office:value-type="float" office:value="0" calcext:value-type="float">
            <text:p>0</text:p>
          </table:table-cell>
          <table:table-cell table:style-name="ce2" table:formula="of:=[.B104]/[$Params.$B$1]" office:value-type="float" office:value="26.00500604" calcext:value-type="float">
            <text:p>26.01</text:p>
          </table:table-cell>
          <table:table-cell table:formula="of:=[.C104]/[$Params.$B$1]" office:value-type="float" office:value="0" calcext:value-type="float">
            <text:p>0.00</text:p>
          </table:table-cell>
          <table:table-cell table:formula="of:=[.D104]/[$Params.$B$1]" office:value-type="float" office:value="27.0051833" calcext:value-type="float">
            <text:p>27.01</text:p>
          </table:table-cell>
          <table:table-cell table:formula="of:=[.E104]/[$Params.$B$1]" office:value-type="float" office:value="26.42076993" calcext:value-type="float">
            <text:p>26.42</text:p>
          </table:table-cell>
          <table:table-cell table:formula="of:=[.F104]/[$Params.$B$1]" office:value-type="float" office:value="27.0050685" calcext:value-type="float">
            <text:p>27.01</text:p>
          </table:table-cell>
          <table:table-cell table:formula="of:=[.G104]/[$Params.$B$1]" office:value-type="float" office:value="27.00353607" calcext:value-type="float">
            <text:p>27.00</text:p>
          </table:table-cell>
          <table:table-cell table:style-name="ce2" table:formula="of:=[.H104]/[$Params.$B$1]" office:value-type="float" office:value="34.67954026" calcext:value-type="float">
            <text:p>34.68</text:p>
          </table:table-cell>
          <table:table-cell table:style-name="ce2" table:formula="of:=[.I10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701592995" calcext:value-type="float">
            <text:p>2701592995</text:p>
          </table:table-cell>
          <table:table-cell/>
          <table:table-cell office:value-type="float" office:value="2700416633" calcext:value-type="float">
            <text:p>2700416633</text:p>
          </table:table-cell>
          <table:table-cell office:value-type="float" office:value="2720697338" calcext:value-type="float">
            <text:p>2720697338</text:p>
          </table:table-cell>
          <table:table-cell office:value-type="float" office:value="2700883881" calcext:value-type="float">
            <text:p>2700883881</text:p>
          </table:table-cell>
          <table:table-cell office:value-type="float" office:value="2700344734" calcext:value-type="float">
            <text:p>2700344734</text:p>
          </table:table-cell>
          <table:table-cell office:value-type="float" office:value="3501026642" calcext:value-type="float">
            <text:p>3501026642</text:p>
          </table:table-cell>
          <table:table-cell table:number-columns-repeated="2"/>
          <table:table-cell table:formula="of:=[.A105]" office:value-type="float" office:value="0" calcext:value-type="float">
            <text:p>0</text:p>
          </table:table-cell>
          <table:table-cell table:style-name="ce2" table:formula="of:=[.B105]/[$Params.$B$1]" office:value-type="float" office:value="27.01592995" calcext:value-type="float">
            <text:p>27.02</text:p>
          </table:table-cell>
          <table:table-cell table:formula="of:=[.C105]/[$Params.$B$1]" office:value-type="float" office:value="0" calcext:value-type="float">
            <text:p>0.00</text:p>
          </table:table-cell>
          <table:table-cell table:formula="of:=[.D105]/[$Params.$B$1]" office:value-type="float" office:value="27.00416633" calcext:value-type="float">
            <text:p>27.00</text:p>
          </table:table-cell>
          <table:table-cell table:formula="of:=[.E105]/[$Params.$B$1]" office:value-type="float" office:value="27.20697338" calcext:value-type="float">
            <text:p>27.21</text:p>
          </table:table-cell>
          <table:table-cell table:formula="of:=[.F105]/[$Params.$B$1]" office:value-type="float" office:value="27.00883881" calcext:value-type="float">
            <text:p>27.01</text:p>
          </table:table-cell>
          <table:table-cell table:formula="of:=[.G105]/[$Params.$B$1]" office:value-type="float" office:value="27.00344734" calcext:value-type="float">
            <text:p>27.00</text:p>
          </table:table-cell>
          <table:table-cell table:style-name="ce2" table:formula="of:=[.H105]/[$Params.$B$1]" office:value-type="float" office:value="35.01026642" calcext:value-type="float">
            <text:p>35.01</text:p>
          </table:table-cell>
          <table:table-cell table:style-name="ce2" table:formula="of:=[.I10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700482087" calcext:value-type="float">
            <text:p>2700482087</text:p>
          </table:table-cell>
          <table:table-cell/>
          <table:table-cell office:value-type="float" office:value="2700426100" calcext:value-type="float">
            <text:p>2700426100</text:p>
          </table:table-cell>
          <table:table-cell office:value-type="float" office:value="2750702558" calcext:value-type="float">
            <text:p>2750702558</text:p>
          </table:table-cell>
          <table:table-cell office:value-type="float" office:value="2700658774" calcext:value-type="float">
            <text:p>2700658774</text:p>
          </table:table-cell>
          <table:table-cell office:value-type="float" office:value="2700348675" calcext:value-type="float">
            <text:p>2700348675</text:p>
          </table:table-cell>
          <table:table-cell office:value-type="float" office:value="3534479767" calcext:value-type="float">
            <text:p>3534479767</text:p>
          </table:table-cell>
          <table:table-cell table:number-columns-repeated="2"/>
          <table:table-cell table:formula="of:=[.A106]" office:value-type="float" office:value="0" calcext:value-type="float">
            <text:p>0</text:p>
          </table:table-cell>
          <table:table-cell table:style-name="ce2" table:formula="of:=[.B106]/[$Params.$B$1]" office:value-type="float" office:value="27.00482087" calcext:value-type="float">
            <text:p>27.00</text:p>
          </table:table-cell>
          <table:table-cell table:formula="of:=[.C106]/[$Params.$B$1]" office:value-type="float" office:value="0" calcext:value-type="float">
            <text:p>0.00</text:p>
          </table:table-cell>
          <table:table-cell table:formula="of:=[.D106]/[$Params.$B$1]" office:value-type="float" office:value="27.004261" calcext:value-type="float">
            <text:p>27.00</text:p>
          </table:table-cell>
          <table:table-cell table:formula="of:=[.E106]/[$Params.$B$1]" office:value-type="float" office:value="27.50702558" calcext:value-type="float">
            <text:p>27.51</text:p>
          </table:table-cell>
          <table:table-cell table:formula="of:=[.F106]/[$Params.$B$1]" office:value-type="float" office:value="27.00658774" calcext:value-type="float">
            <text:p>27.01</text:p>
          </table:table-cell>
          <table:table-cell table:formula="of:=[.G106]/[$Params.$B$1]" office:value-type="float" office:value="27.00348675" calcext:value-type="float">
            <text:p>27.00</text:p>
          </table:table-cell>
          <table:table-cell table:style-name="ce2" table:formula="of:=[.H106]/[$Params.$B$1]" office:value-type="float" office:value="35.34479767" calcext:value-type="float">
            <text:p>35.34</text:p>
          </table:table-cell>
          <table:table-cell table:style-name="ce2" table:formula="of:=[.I10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700599490" calcext:value-type="float">
            <text:p>2700599490</text:p>
          </table:table-cell>
          <table:table-cell/>
          <table:table-cell office:value-type="float" office:value="2700417516" calcext:value-type="float">
            <text:p>2700417516</text:p>
          </table:table-cell>
          <table:table-cell office:value-type="float" office:value="2745985034" calcext:value-type="float">
            <text:p>2745985034</text:p>
          </table:table-cell>
          <table:table-cell office:value-type="float" office:value="2700538475" calcext:value-type="float">
            <text:p>2700538475</text:p>
          </table:table-cell>
          <table:table-cell office:value-type="float" office:value="2700354356" calcext:value-type="float">
            <text:p>2700354356</text:p>
          </table:table-cell>
          <table:table-cell office:value-type="float" office:value="3567591299" calcext:value-type="float">
            <text:p>3567591299</text:p>
          </table:table-cell>
          <table:table-cell table:number-columns-repeated="2"/>
          <table:table-cell table:formula="of:=[.A107]" office:value-type="float" office:value="0" calcext:value-type="float">
            <text:p>0</text:p>
          </table:table-cell>
          <table:table-cell table:style-name="ce2" table:formula="of:=[.B107]/[$Params.$B$1]" office:value-type="float" office:value="27.0059949" calcext:value-type="float">
            <text:p>27.01</text:p>
          </table:table-cell>
          <table:table-cell table:formula="of:=[.C107]/[$Params.$B$1]" office:value-type="float" office:value="0" calcext:value-type="float">
            <text:p>0.00</text:p>
          </table:table-cell>
          <table:table-cell table:formula="of:=[.D107]/[$Params.$B$1]" office:value-type="float" office:value="27.00417516" calcext:value-type="float">
            <text:p>27.00</text:p>
          </table:table-cell>
          <table:table-cell table:formula="of:=[.E107]/[$Params.$B$1]" office:value-type="float" office:value="27.45985034" calcext:value-type="float">
            <text:p>27.46</text:p>
          </table:table-cell>
          <table:table-cell table:formula="of:=[.F107]/[$Params.$B$1]" office:value-type="float" office:value="27.00538475" calcext:value-type="float">
            <text:p>27.01</text:p>
          </table:table-cell>
          <table:table-cell table:formula="of:=[.G107]/[$Params.$B$1]" office:value-type="float" office:value="27.00354356" calcext:value-type="float">
            <text:p>27.00</text:p>
          </table:table-cell>
          <table:table-cell table:style-name="ce2" table:formula="of:=[.H107]/[$Params.$B$1]" office:value-type="float" office:value="35.67591299" calcext:value-type="float">
            <text:p>35.68</text:p>
          </table:table-cell>
          <table:table-cell table:style-name="ce2" table:formula="of:=[.I10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700365951" calcext:value-type="float">
            <text:p>2700365951</text:p>
          </table:table-cell>
          <table:table-cell/>
          <table:table-cell office:value-type="float" office:value="2800492306" calcext:value-type="float">
            <text:p>2800492306</text:p>
          </table:table-cell>
          <table:table-cell office:value-type="float" office:value="2723465923" calcext:value-type="float">
            <text:p>2723465923</text:p>
          </table:table-cell>
          <table:table-cell office:value-type="float" office:value="2800612908" calcext:value-type="float">
            <text:p>2800612908</text:p>
          </table:table-cell>
          <table:table-cell office:value-type="float" office:value="2800355982" calcext:value-type="float">
            <text:p>2800355982</text:p>
          </table:table-cell>
          <table:table-cell office:value-type="float" office:value="3601116322" calcext:value-type="float">
            <text:p>3601116322</text:p>
          </table:table-cell>
          <table:table-cell table:number-columns-repeated="2"/>
          <table:table-cell table:formula="of:=[.A108]" office:value-type="float" office:value="0" calcext:value-type="float">
            <text:p>0</text:p>
          </table:table-cell>
          <table:table-cell table:style-name="ce2" table:formula="of:=[.B108]/[$Params.$B$1]" office:value-type="float" office:value="27.00365951" calcext:value-type="float">
            <text:p>27.00</text:p>
          </table:table-cell>
          <table:table-cell table:formula="of:=[.C108]/[$Params.$B$1]" office:value-type="float" office:value="0" calcext:value-type="float">
            <text:p>0.00</text:p>
          </table:table-cell>
          <table:table-cell table:formula="of:=[.D108]/[$Params.$B$1]" office:value-type="float" office:value="28.00492306" calcext:value-type="float">
            <text:p>28.00</text:p>
          </table:table-cell>
          <table:table-cell table:formula="of:=[.E108]/[$Params.$B$1]" office:value-type="float" office:value="27.23465923" calcext:value-type="float">
            <text:p>27.23</text:p>
          </table:table-cell>
          <table:table-cell table:formula="of:=[.F108]/[$Params.$B$1]" office:value-type="float" office:value="28.00612908" calcext:value-type="float">
            <text:p>28.01</text:p>
          </table:table-cell>
          <table:table-cell table:formula="of:=[.G108]/[$Params.$B$1]" office:value-type="float" office:value="28.00355982" calcext:value-type="float">
            <text:p>28.00</text:p>
          </table:table-cell>
          <table:table-cell table:style-name="ce2" table:formula="of:=[.H108]/[$Params.$B$1]" office:value-type="float" office:value="36.01116322" calcext:value-type="float">
            <text:p>36.01</text:p>
          </table:table-cell>
          <table:table-cell table:style-name="ce2" table:formula="of:=[.I10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800560997" calcext:value-type="float">
            <text:p>2800560997</text:p>
          </table:table-cell>
          <table:table-cell/>
          <table:table-cell office:value-type="float" office:value="2800494460" calcext:value-type="float">
            <text:p>2800494460</text:p>
          </table:table-cell>
          <table:table-cell office:value-type="float" office:value="2879215476" calcext:value-type="float">
            <text:p>2879215476</text:p>
          </table:table-cell>
          <table:table-cell office:value-type="float" office:value="2800585108" calcext:value-type="float">
            <text:p>2800585108</text:p>
          </table:table-cell>
          <table:table-cell office:value-type="float" office:value="2800348795" calcext:value-type="float">
            <text:p>2800348795</text:p>
          </table:table-cell>
          <table:table-cell office:value-type="float" office:value="3634355218" calcext:value-type="float">
            <text:p>3634355218</text:p>
          </table:table-cell>
          <table:table-cell table:number-columns-repeated="2"/>
          <table:table-cell table:formula="of:=[.A109]" office:value-type="float" office:value="0" calcext:value-type="float">
            <text:p>0</text:p>
          </table:table-cell>
          <table:table-cell table:style-name="ce2" table:formula="of:=[.B109]/[$Params.$B$1]" office:value-type="float" office:value="28.00560997" calcext:value-type="float">
            <text:p>28.01</text:p>
          </table:table-cell>
          <table:table-cell table:formula="of:=[.C109]/[$Params.$B$1]" office:value-type="float" office:value="0" calcext:value-type="float">
            <text:p>0.00</text:p>
          </table:table-cell>
          <table:table-cell table:formula="of:=[.D109]/[$Params.$B$1]" office:value-type="float" office:value="28.0049446" calcext:value-type="float">
            <text:p>28.00</text:p>
          </table:table-cell>
          <table:table-cell table:formula="of:=[.E109]/[$Params.$B$1]" office:value-type="float" office:value="28.79215476" calcext:value-type="float">
            <text:p>28.79</text:p>
          </table:table-cell>
          <table:table-cell table:formula="of:=[.F109]/[$Params.$B$1]" office:value-type="float" office:value="28.00585108" calcext:value-type="float">
            <text:p>28.01</text:p>
          </table:table-cell>
          <table:table-cell table:formula="of:=[.G109]/[$Params.$B$1]" office:value-type="float" office:value="28.00348795" calcext:value-type="float">
            <text:p>28.00</text:p>
          </table:table-cell>
          <table:table-cell table:style-name="ce2" table:formula="of:=[.H109]/[$Params.$B$1]" office:value-type="float" office:value="36.34355218" calcext:value-type="float">
            <text:p>36.34</text:p>
          </table:table-cell>
          <table:table-cell table:style-name="ce2" table:formula="of:=[.I10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800494941" calcext:value-type="float">
            <text:p>2800494941</text:p>
          </table:table-cell>
          <table:table-cell/>
          <table:table-cell office:value-type="float" office:value="2800421407" calcext:value-type="float">
            <text:p>2800421407</text:p>
          </table:table-cell>
          <table:table-cell office:value-type="float" office:value="2831986012" calcext:value-type="float">
            <text:p>2831986012</text:p>
          </table:table-cell>
          <table:table-cell office:value-type="float" office:value="2800528837" calcext:value-type="float">
            <text:p>2800528837</text:p>
          </table:table-cell>
          <table:table-cell office:value-type="float" office:value="2800354385" calcext:value-type="float">
            <text:p>2800354385</text:p>
          </table:table-cell>
          <table:table-cell office:value-type="float" office:value="3667634125" calcext:value-type="float">
            <text:p>3667634125</text:p>
          </table:table-cell>
          <table:table-cell table:number-columns-repeated="2"/>
          <table:table-cell table:formula="of:=[.A110]" office:value-type="float" office:value="0" calcext:value-type="float">
            <text:p>0</text:p>
          </table:table-cell>
          <table:table-cell table:style-name="ce2" table:formula="of:=[.B110]/[$Params.$B$1]" office:value-type="float" office:value="28.00494941" calcext:value-type="float">
            <text:p>28.00</text:p>
          </table:table-cell>
          <table:table-cell table:formula="of:=[.C110]/[$Params.$B$1]" office:value-type="float" office:value="0" calcext:value-type="float">
            <text:p>0.00</text:p>
          </table:table-cell>
          <table:table-cell table:formula="of:=[.D110]/[$Params.$B$1]" office:value-type="float" office:value="28.00421407" calcext:value-type="float">
            <text:p>28.00</text:p>
          </table:table-cell>
          <table:table-cell table:formula="of:=[.E110]/[$Params.$B$1]" office:value-type="float" office:value="28.31986012" calcext:value-type="float">
            <text:p>28.32</text:p>
          </table:table-cell>
          <table:table-cell table:formula="of:=[.F110]/[$Params.$B$1]" office:value-type="float" office:value="28.00528837" calcext:value-type="float">
            <text:p>28.01</text:p>
          </table:table-cell>
          <table:table-cell table:formula="of:=[.G110]/[$Params.$B$1]" office:value-type="float" office:value="28.00354385" calcext:value-type="float">
            <text:p>28.00</text:p>
          </table:table-cell>
          <table:table-cell table:style-name="ce2" table:formula="of:=[.H110]/[$Params.$B$1]" office:value-type="float" office:value="36.67634125" calcext:value-type="float">
            <text:p>36.68</text:p>
          </table:table-cell>
          <table:table-cell table:style-name="ce2" table:formula="of:=[.I11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800403045" calcext:value-type="float">
            <text:p>2800403045</text:p>
          </table:table-cell>
          <table:table-cell/>
          <table:table-cell office:value-type="float" office:value="2900413143" calcext:value-type="float">
            <text:p>2900413143</text:p>
          </table:table-cell>
          <table:table-cell office:value-type="float" office:value="2854271320" calcext:value-type="float">
            <text:p>2854271320</text:p>
          </table:table-cell>
          <table:table-cell office:value-type="float" office:value="2900498270" calcext:value-type="float">
            <text:p>2900498270</text:p>
          </table:table-cell>
          <table:table-cell office:value-type="float" office:value="2900348467" calcext:value-type="float">
            <text:p>2900348467</text:p>
          </table:table-cell>
          <table:table-cell office:value-type="float" office:value="3701204590" calcext:value-type="float">
            <text:p>3701204590</text:p>
          </table:table-cell>
          <table:table-cell table:number-columns-repeated="2"/>
          <table:table-cell table:formula="of:=[.A111]" office:value-type="float" office:value="0" calcext:value-type="float">
            <text:p>0</text:p>
          </table:table-cell>
          <table:table-cell table:style-name="ce2" table:formula="of:=[.B111]/[$Params.$B$1]" office:value-type="float" office:value="28.00403045" calcext:value-type="float">
            <text:p>28.00</text:p>
          </table:table-cell>
          <table:table-cell table:formula="of:=[.C111]/[$Params.$B$1]" office:value-type="float" office:value="0" calcext:value-type="float">
            <text:p>0.00</text:p>
          </table:table-cell>
          <table:table-cell table:formula="of:=[.D111]/[$Params.$B$1]" office:value-type="float" office:value="29.00413143" calcext:value-type="float">
            <text:p>29.00</text:p>
          </table:table-cell>
          <table:table-cell table:formula="of:=[.E111]/[$Params.$B$1]" office:value-type="float" office:value="28.5427132" calcext:value-type="float">
            <text:p>28.54</text:p>
          </table:table-cell>
          <table:table-cell table:formula="of:=[.F111]/[$Params.$B$1]" office:value-type="float" office:value="29.0049827" calcext:value-type="float">
            <text:p>29.00</text:p>
          </table:table-cell>
          <table:table-cell table:formula="of:=[.G111]/[$Params.$B$1]" office:value-type="float" office:value="29.00348467" calcext:value-type="float">
            <text:p>29.00</text:p>
          </table:table-cell>
          <table:table-cell table:style-name="ce2" table:formula="of:=[.H111]/[$Params.$B$1]" office:value-type="float" office:value="37.0120459" calcext:value-type="float">
            <text:p>37.01</text:p>
          </table:table-cell>
          <table:table-cell table:style-name="ce2" table:formula="of:=[.I11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800623262" calcext:value-type="float">
            <text:p>2800623262</text:p>
          </table:table-cell>
          <table:table-cell/>
          <table:table-cell office:value-type="float" office:value="2900514568" calcext:value-type="float">
            <text:p>2900514568</text:p>
          </table:table-cell>
          <table:table-cell office:value-type="float" office:value="2861741343" calcext:value-type="float">
            <text:p>2861741343</text:p>
          </table:table-cell>
          <table:table-cell office:value-type="float" office:value="2900497154" calcext:value-type="float">
            <text:p>2900497154</text:p>
          </table:table-cell>
          <table:table-cell office:value-type="float" office:value="2900354181" calcext:value-type="float">
            <text:p>2900354181</text:p>
          </table:table-cell>
          <table:table-cell office:value-type="float" office:value="3733871922" calcext:value-type="float">
            <text:p>3733871922</text:p>
          </table:table-cell>
          <table:table-cell table:number-columns-repeated="2"/>
          <table:table-cell table:formula="of:=[.A112]" office:value-type="float" office:value="0" calcext:value-type="float">
            <text:p>0</text:p>
          </table:table-cell>
          <table:table-cell table:style-name="ce2" table:formula="of:=[.B112]/[$Params.$B$1]" office:value-type="float" office:value="28.00623262" calcext:value-type="float">
            <text:p>28.01</text:p>
          </table:table-cell>
          <table:table-cell table:formula="of:=[.C112]/[$Params.$B$1]" office:value-type="float" office:value="0" calcext:value-type="float">
            <text:p>0.00</text:p>
          </table:table-cell>
          <table:table-cell table:formula="of:=[.D112]/[$Params.$B$1]" office:value-type="float" office:value="29.00514568" calcext:value-type="float">
            <text:p>29.01</text:p>
          </table:table-cell>
          <table:table-cell table:formula="of:=[.E112]/[$Params.$B$1]" office:value-type="float" office:value="28.61741343" calcext:value-type="float">
            <text:p>28.62</text:p>
          </table:table-cell>
          <table:table-cell table:formula="of:=[.F112]/[$Params.$B$1]" office:value-type="float" office:value="29.00497154" calcext:value-type="float">
            <text:p>29.00</text:p>
          </table:table-cell>
          <table:table-cell table:formula="of:=[.G112]/[$Params.$B$1]" office:value-type="float" office:value="29.00354181" calcext:value-type="float">
            <text:p>29.00</text:p>
          </table:table-cell>
          <table:table-cell table:style-name="ce2" table:formula="of:=[.H112]/[$Params.$B$1]" office:value-type="float" office:value="37.33871922" calcext:value-type="float">
            <text:p>37.34</text:p>
          </table:table-cell>
          <table:table-cell table:style-name="ce2" table:formula="of:=[.I11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900503060" calcext:value-type="float">
            <text:p>2900503060</text:p>
          </table:table-cell>
          <table:table-cell/>
          <table:table-cell office:value-type="float" office:value="2900499548" calcext:value-type="float">
            <text:p>2900499548</text:p>
          </table:table-cell>
          <table:table-cell office:value-type="float" office:value="2970190979" calcext:value-type="float">
            <text:p>2970190979</text:p>
          </table:table-cell>
          <table:table-cell office:value-type="float" office:value="2900544126" calcext:value-type="float">
            <text:p>2900544126</text:p>
          </table:table-cell>
          <table:table-cell office:value-type="float" office:value="2900348924" calcext:value-type="float">
            <text:p>2900348924</text:p>
          </table:table-cell>
          <table:table-cell office:value-type="float" office:value="3767720327" calcext:value-type="float">
            <text:p>3767720327</text:p>
          </table:table-cell>
          <table:table-cell table:number-columns-repeated="2"/>
          <table:table-cell table:formula="of:=[.A113]" office:value-type="float" office:value="0" calcext:value-type="float">
            <text:p>0</text:p>
          </table:table-cell>
          <table:table-cell table:style-name="ce2" table:formula="of:=[.B113]/[$Params.$B$1]" office:value-type="float" office:value="29.0050306" calcext:value-type="float">
            <text:p>29.01</text:p>
          </table:table-cell>
          <table:table-cell table:formula="of:=[.C113]/[$Params.$B$1]" office:value-type="float" office:value="0" calcext:value-type="float">
            <text:p>0.00</text:p>
          </table:table-cell>
          <table:table-cell table:formula="of:=[.D113]/[$Params.$B$1]" office:value-type="float" office:value="29.00499548" calcext:value-type="float">
            <text:p>29.00</text:p>
          </table:table-cell>
          <table:table-cell table:formula="of:=[.E113]/[$Params.$B$1]" office:value-type="float" office:value="29.70190979" calcext:value-type="float">
            <text:p>29.70</text:p>
          </table:table-cell>
          <table:table-cell table:formula="of:=[.F113]/[$Params.$B$1]" office:value-type="float" office:value="29.00544126" calcext:value-type="float">
            <text:p>29.01</text:p>
          </table:table-cell>
          <table:table-cell table:formula="of:=[.G113]/[$Params.$B$1]" office:value-type="float" office:value="29.00348924" calcext:value-type="float">
            <text:p>29.00</text:p>
          </table:table-cell>
          <table:table-cell table:style-name="ce2" table:formula="of:=[.H113]/[$Params.$B$1]" office:value-type="float" office:value="37.67720327" calcext:value-type="float">
            <text:p>37.68</text:p>
          </table:table-cell>
          <table:table-cell table:style-name="ce2" table:formula="of:=[.I11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900396762" calcext:value-type="float">
            <text:p>2900396762</text:p>
          </table:table-cell>
          <table:table-cell/>
          <table:table-cell office:value-type="float" office:value="2900438912" calcext:value-type="float">
            <text:p>2900438912</text:p>
          </table:table-cell>
          <table:table-cell office:value-type="float" office:value="2959491025" calcext:value-type="float">
            <text:p>2959491025</text:p>
          </table:table-cell>
          <table:table-cell office:value-type="float" office:value="2900527113" calcext:value-type="float">
            <text:p>2900527113</text:p>
          </table:table-cell>
          <table:table-cell office:value-type="float" office:value="2900349644" calcext:value-type="float">
            <text:p>2900349644</text:p>
          </table:table-cell>
          <table:table-cell office:value-type="float" office:value="3800771532" calcext:value-type="float">
            <text:p>3800771532</text:p>
          </table:table-cell>
          <table:table-cell table:number-columns-repeated="2"/>
          <table:table-cell table:formula="of:=[.A114]" office:value-type="float" office:value="0" calcext:value-type="float">
            <text:p>0</text:p>
          </table:table-cell>
          <table:table-cell table:style-name="ce2" table:formula="of:=[.B114]/[$Params.$B$1]" office:value-type="float" office:value="29.00396762" calcext:value-type="float">
            <text:p>29.00</text:p>
          </table:table-cell>
          <table:table-cell table:formula="of:=[.C114]/[$Params.$B$1]" office:value-type="float" office:value="0" calcext:value-type="float">
            <text:p>0.00</text:p>
          </table:table-cell>
          <table:table-cell table:formula="of:=[.D114]/[$Params.$B$1]" office:value-type="float" office:value="29.00438912" calcext:value-type="float">
            <text:p>29.00</text:p>
          </table:table-cell>
          <table:table-cell table:formula="of:=[.E114]/[$Params.$B$1]" office:value-type="float" office:value="29.59491025" calcext:value-type="float">
            <text:p>29.59</text:p>
          </table:table-cell>
          <table:table-cell table:formula="of:=[.F114]/[$Params.$B$1]" office:value-type="float" office:value="29.00527113" calcext:value-type="float">
            <text:p>29.01</text:p>
          </table:table-cell>
          <table:table-cell table:formula="of:=[.G114]/[$Params.$B$1]" office:value-type="float" office:value="29.00349644" calcext:value-type="float">
            <text:p>29.00</text:p>
          </table:table-cell>
          <table:table-cell table:style-name="ce2" table:formula="of:=[.H114]/[$Params.$B$1]" office:value-type="float" office:value="38.00771532" calcext:value-type="float">
            <text:p>38.01</text:p>
          </table:table-cell>
          <table:table-cell table:style-name="ce2" table:formula="of:=[.I11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900448612" calcext:value-type="float">
            <text:p>2900448612</text:p>
          </table:table-cell>
          <table:table-cell/>
          <table:table-cell office:value-type="float" office:value="2900414014" calcext:value-type="float">
            <text:p>2900414014</text:p>
          </table:table-cell>
          <table:table-cell office:value-type="float" office:value="2962739085" calcext:value-type="float">
            <text:p>2962739085</text:p>
          </table:table-cell>
          <table:table-cell office:value-type="float" office:value="2900516883" calcext:value-type="float">
            <text:p>2900516883</text:p>
          </table:table-cell>
          <table:table-cell office:value-type="float" office:value="2900347512" calcext:value-type="float">
            <text:p>2900347512</text:p>
          </table:table-cell>
          <table:table-cell office:value-type="float" office:value="3834166398" calcext:value-type="float">
            <text:p>3834166398</text:p>
          </table:table-cell>
          <table:table-cell table:number-columns-repeated="2"/>
          <table:table-cell table:formula="of:=[.A115]" office:value-type="float" office:value="0" calcext:value-type="float">
            <text:p>0</text:p>
          </table:table-cell>
          <table:table-cell table:style-name="ce2" table:formula="of:=[.B115]/[$Params.$B$1]" office:value-type="float" office:value="29.00448612" calcext:value-type="float">
            <text:p>29.00</text:p>
          </table:table-cell>
          <table:table-cell table:formula="of:=[.C115]/[$Params.$B$1]" office:value-type="float" office:value="0" calcext:value-type="float">
            <text:p>0.00</text:p>
          </table:table-cell>
          <table:table-cell table:formula="of:=[.D115]/[$Params.$B$1]" office:value-type="float" office:value="29.00414014" calcext:value-type="float">
            <text:p>29.00</text:p>
          </table:table-cell>
          <table:table-cell table:formula="of:=[.E115]/[$Params.$B$1]" office:value-type="float" office:value="29.62739085" calcext:value-type="float">
            <text:p>29.63</text:p>
          </table:table-cell>
          <table:table-cell table:formula="of:=[.F115]/[$Params.$B$1]" office:value-type="float" office:value="29.00516883" calcext:value-type="float">
            <text:p>29.01</text:p>
          </table:table-cell>
          <table:table-cell table:formula="of:=[.G115]/[$Params.$B$1]" office:value-type="float" office:value="29.00347512" calcext:value-type="float">
            <text:p>29.00</text:p>
          </table:table-cell>
          <table:table-cell table:style-name="ce2" table:formula="of:=[.H115]/[$Params.$B$1]" office:value-type="float" office:value="38.34166398" calcext:value-type="float">
            <text:p>38.34</text:p>
          </table:table-cell>
          <table:table-cell table:style-name="ce2" table:formula="of:=[.I11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900453983" calcext:value-type="float">
            <text:p>2900453983</text:p>
          </table:table-cell>
          <table:table-cell/>
          <table:table-cell office:value-type="float" office:value="3000504631" calcext:value-type="float">
            <text:p>3000504631</text:p>
          </table:table-cell>
          <table:table-cell office:value-type="float" office:value="2973604783" calcext:value-type="float">
            <text:p>2973604783</text:p>
          </table:table-cell>
          <table:table-cell office:value-type="float" office:value="3000511550" calcext:value-type="float">
            <text:p>3000511550</text:p>
          </table:table-cell>
          <table:table-cell office:value-type="float" office:value="3000348353" calcext:value-type="float">
            <text:p>3000348353</text:p>
          </table:table-cell>
          <table:table-cell office:value-type="float" office:value="3867492025" calcext:value-type="float">
            <text:p>3867492025</text:p>
          </table:table-cell>
          <table:table-cell table:number-columns-repeated="2"/>
          <table:table-cell table:formula="of:=[.A116]" office:value-type="float" office:value="0" calcext:value-type="float">
            <text:p>0</text:p>
          </table:table-cell>
          <table:table-cell table:style-name="ce2" table:formula="of:=[.B116]/[$Params.$B$1]" office:value-type="float" office:value="29.00453983" calcext:value-type="float">
            <text:p>29.00</text:p>
          </table:table-cell>
          <table:table-cell table:formula="of:=[.C116]/[$Params.$B$1]" office:value-type="float" office:value="0" calcext:value-type="float">
            <text:p>0.00</text:p>
          </table:table-cell>
          <table:table-cell table:formula="of:=[.D116]/[$Params.$B$1]" office:value-type="float" office:value="30.00504631" calcext:value-type="float">
            <text:p>30.01</text:p>
          </table:table-cell>
          <table:table-cell table:formula="of:=[.E116]/[$Params.$B$1]" office:value-type="float" office:value="29.73604783" calcext:value-type="float">
            <text:p>29.74</text:p>
          </table:table-cell>
          <table:table-cell table:formula="of:=[.F116]/[$Params.$B$1]" office:value-type="float" office:value="30.0051155" calcext:value-type="float">
            <text:p>30.01</text:p>
          </table:table-cell>
          <table:table-cell table:formula="of:=[.G116]/[$Params.$B$1]" office:value-type="float" office:value="30.00348353" calcext:value-type="float">
            <text:p>30.00</text:p>
          </table:table-cell>
          <table:table-cell table:style-name="ce2" table:formula="of:=[.H116]/[$Params.$B$1]" office:value-type="float" office:value="38.67492025" calcext:value-type="float">
            <text:p>38.67</text:p>
          </table:table-cell>
          <table:table-cell table:style-name="ce2" table:formula="of:=[.I11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000420549" calcext:value-type="float">
            <text:p>3000420549</text:p>
          </table:table-cell>
          <table:table-cell/>
          <table:table-cell office:value-type="float" office:value="3000426851" calcext:value-type="float">
            <text:p>3000426851</text:p>
          </table:table-cell>
          <table:table-cell office:value-type="float" office:value="3035586204" calcext:value-type="float">
            <text:p>3035586204</text:p>
          </table:table-cell>
          <table:table-cell office:value-type="float" office:value="3000836096" calcext:value-type="float">
            <text:p>3000836096</text:p>
          </table:table-cell>
          <table:table-cell office:value-type="float" office:value="3000349103" calcext:value-type="float">
            <text:p>3000349103</text:p>
          </table:table-cell>
          <table:table-cell office:value-type="float" office:value="3901004643" calcext:value-type="float">
            <text:p>3901004643</text:p>
          </table:table-cell>
          <table:table-cell table:number-columns-repeated="2"/>
          <table:table-cell table:formula="of:=[.A117]" office:value-type="float" office:value="0" calcext:value-type="float">
            <text:p>0</text:p>
          </table:table-cell>
          <table:table-cell table:style-name="ce2" table:formula="of:=[.B117]/[$Params.$B$1]" office:value-type="float" office:value="30.00420549" calcext:value-type="float">
            <text:p>30.00</text:p>
          </table:table-cell>
          <table:table-cell table:formula="of:=[.C117]/[$Params.$B$1]" office:value-type="float" office:value="0" calcext:value-type="float">
            <text:p>0.00</text:p>
          </table:table-cell>
          <table:table-cell table:formula="of:=[.D117]/[$Params.$B$1]" office:value-type="float" office:value="30.00426851" calcext:value-type="float">
            <text:p>30.00</text:p>
          </table:table-cell>
          <table:table-cell table:formula="of:=[.E117]/[$Params.$B$1]" office:value-type="float" office:value="30.35586204" calcext:value-type="float">
            <text:p>30.36</text:p>
          </table:table-cell>
          <table:table-cell table:formula="of:=[.F117]/[$Params.$B$1]" office:value-type="float" office:value="30.00836096" calcext:value-type="float">
            <text:p>30.01</text:p>
          </table:table-cell>
          <table:table-cell table:formula="of:=[.G117]/[$Params.$B$1]" office:value-type="float" office:value="30.00349103" calcext:value-type="float">
            <text:p>30.00</text:p>
          </table:table-cell>
          <table:table-cell table:style-name="ce2" table:formula="of:=[.H117]/[$Params.$B$1]" office:value-type="float" office:value="39.01004643" calcext:value-type="float">
            <text:p>39.01</text:p>
          </table:table-cell>
          <table:table-cell table:style-name="ce2" table:formula="of:=[.I11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000370439" calcext:value-type="float">
            <text:p>3000370439</text:p>
          </table:table-cell>
          <table:table-cell/>
          <table:table-cell office:value-type="float" office:value="3000522059" calcext:value-type="float">
            <text:p>3000522059</text:p>
          </table:table-cell>
          <table:table-cell office:value-type="float" office:value="3065337839" calcext:value-type="float">
            <text:p>3065337839</text:p>
          </table:table-cell>
          <table:table-cell office:value-type="float" office:value="3000981040" calcext:value-type="float">
            <text:p>3000981040</text:p>
          </table:table-cell>
          <table:table-cell office:value-type="float" office:value="3000354284" calcext:value-type="float">
            <text:p>3000354284</text:p>
          </table:table-cell>
          <table:table-cell office:value-type="float" office:value="3934173263" calcext:value-type="float">
            <text:p>3934173263</text:p>
          </table:table-cell>
          <table:table-cell table:number-columns-repeated="2"/>
          <table:table-cell table:formula="of:=[.A118]" office:value-type="float" office:value="0" calcext:value-type="float">
            <text:p>0</text:p>
          </table:table-cell>
          <table:table-cell table:style-name="ce2" table:formula="of:=[.B118]/[$Params.$B$1]" office:value-type="float" office:value="30.00370439" calcext:value-type="float">
            <text:p>30.00</text:p>
          </table:table-cell>
          <table:table-cell table:formula="of:=[.C118]/[$Params.$B$1]" office:value-type="float" office:value="0" calcext:value-type="float">
            <text:p>0.00</text:p>
          </table:table-cell>
          <table:table-cell table:formula="of:=[.D118]/[$Params.$B$1]" office:value-type="float" office:value="30.00522059" calcext:value-type="float">
            <text:p>30.01</text:p>
          </table:table-cell>
          <table:table-cell table:formula="of:=[.E118]/[$Params.$B$1]" office:value-type="float" office:value="30.65337839" calcext:value-type="float">
            <text:p>30.65</text:p>
          </table:table-cell>
          <table:table-cell table:formula="of:=[.F118]/[$Params.$B$1]" office:value-type="float" office:value="30.0098104" calcext:value-type="float">
            <text:p>30.01</text:p>
          </table:table-cell>
          <table:table-cell table:formula="of:=[.G118]/[$Params.$B$1]" office:value-type="float" office:value="30.00354284" calcext:value-type="float">
            <text:p>30.00</text:p>
          </table:table-cell>
          <table:table-cell table:style-name="ce2" table:formula="of:=[.H118]/[$Params.$B$1]" office:value-type="float" office:value="39.34173263" calcext:value-type="float">
            <text:p>39.34</text:p>
          </table:table-cell>
          <table:table-cell table:style-name="ce2" table:formula="of:=[.I11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000423283" calcext:value-type="float">
            <text:p>3000423283</text:p>
          </table:table-cell>
          <table:table-cell/>
          <table:table-cell office:value-type="float" office:value="3000430068" calcext:value-type="float">
            <text:p>3000430068</text:p>
          </table:table-cell>
          <table:table-cell office:value-type="float" office:value="3036517454" calcext:value-type="float">
            <text:p>3036517454</text:p>
          </table:table-cell>
          <table:table-cell office:value-type="float" office:value="3000685064" calcext:value-type="float">
            <text:p>3000685064</text:p>
          </table:table-cell>
          <table:table-cell office:value-type="float" office:value="3000350653" calcext:value-type="float">
            <text:p>3000350653</text:p>
          </table:table-cell>
          <table:table-cell office:value-type="float" office:value="3967213738" calcext:value-type="float">
            <text:p>3967213738</text:p>
          </table:table-cell>
          <table:table-cell table:number-columns-repeated="2"/>
          <table:table-cell table:formula="of:=[.A119]" office:value-type="float" office:value="0" calcext:value-type="float">
            <text:p>0</text:p>
          </table:table-cell>
          <table:table-cell table:style-name="ce2" table:formula="of:=[.B119]/[$Params.$B$1]" office:value-type="float" office:value="30.00423283" calcext:value-type="float">
            <text:p>30.00</text:p>
          </table:table-cell>
          <table:table-cell table:formula="of:=[.C119]/[$Params.$B$1]" office:value-type="float" office:value="0" calcext:value-type="float">
            <text:p>0.00</text:p>
          </table:table-cell>
          <table:table-cell table:formula="of:=[.D119]/[$Params.$B$1]" office:value-type="float" office:value="30.00430068" calcext:value-type="float">
            <text:p>30.00</text:p>
          </table:table-cell>
          <table:table-cell table:formula="of:=[.E119]/[$Params.$B$1]" office:value-type="float" office:value="30.36517454" calcext:value-type="float">
            <text:p>30.37</text:p>
          </table:table-cell>
          <table:table-cell table:formula="of:=[.F119]/[$Params.$B$1]" office:value-type="float" office:value="30.00685064" calcext:value-type="float">
            <text:p>30.01</text:p>
          </table:table-cell>
          <table:table-cell table:formula="of:=[.G119]/[$Params.$B$1]" office:value-type="float" office:value="30.00350653" calcext:value-type="float">
            <text:p>30.00</text:p>
          </table:table-cell>
          <table:table-cell table:style-name="ce2" table:formula="of:=[.H119]/[$Params.$B$1]" office:value-type="float" office:value="39.67213738" calcext:value-type="float">
            <text:p>39.67</text:p>
          </table:table-cell>
          <table:table-cell table:style-name="ce2" table:formula="of:=[.I11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000356309" calcext:value-type="float">
            <text:p>3000356309</text:p>
          </table:table-cell>
          <table:table-cell/>
          <table:table-cell office:value-type="float" office:value="3100528137" calcext:value-type="float">
            <text:p>3100528137</text:p>
          </table:table-cell>
          <table:table-cell office:value-type="float" office:value="3035657822" calcext:value-type="float">
            <text:p>3035657822</text:p>
          </table:table-cell>
          <table:table-cell office:value-type="float" office:value="3100968476" calcext:value-type="float">
            <text:p>3100968476</text:p>
          </table:table-cell>
          <table:table-cell office:value-type="float" office:value="3100360840" calcext:value-type="float">
            <text:p>3100360840</text:p>
          </table:table-cell>
          <table:table-cell office:value-type="float" office:value="4000907390" calcext:value-type="float">
            <text:p>4000907390</text:p>
          </table:table-cell>
          <table:table-cell table:number-columns-repeated="2"/>
          <table:table-cell table:formula="of:=[.A120]" office:value-type="float" office:value="0" calcext:value-type="float">
            <text:p>0</text:p>
          </table:table-cell>
          <table:table-cell table:style-name="ce2" table:formula="of:=[.B120]/[$Params.$B$1]" office:value-type="float" office:value="30.00356309" calcext:value-type="float">
            <text:p>30.00</text:p>
          </table:table-cell>
          <table:table-cell table:formula="of:=[.C120]/[$Params.$B$1]" office:value-type="float" office:value="0" calcext:value-type="float">
            <text:p>0.00</text:p>
          </table:table-cell>
          <table:table-cell table:formula="of:=[.D120]/[$Params.$B$1]" office:value-type="float" office:value="31.00528137" calcext:value-type="float">
            <text:p>31.01</text:p>
          </table:table-cell>
          <table:table-cell table:formula="of:=[.E120]/[$Params.$B$1]" office:value-type="float" office:value="30.35657822" calcext:value-type="float">
            <text:p>30.36</text:p>
          </table:table-cell>
          <table:table-cell table:formula="of:=[.F120]/[$Params.$B$1]" office:value-type="float" office:value="31.00968476" calcext:value-type="float">
            <text:p>31.01</text:p>
          </table:table-cell>
          <table:table-cell table:formula="of:=[.G120]/[$Params.$B$1]" office:value-type="float" office:value="31.0036084" calcext:value-type="float">
            <text:p>31.00</text:p>
          </table:table-cell>
          <table:table-cell table:style-name="ce2" table:formula="of:=[.H120]/[$Params.$B$1]" office:value-type="float" office:value="40.0090739" calcext:value-type="float">
            <text:p>40.01</text:p>
          </table:table-cell>
          <table:table-cell table:style-name="ce2" table:formula="of:=[.I12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100612360" calcext:value-type="float">
            <text:p>3100612360</text:p>
          </table:table-cell>
          <table:table-cell/>
          <table:table-cell office:value-type="float" office:value="3100514478" calcext:value-type="float">
            <text:p>3100514478</text:p>
          </table:table-cell>
          <table:table-cell office:value-type="float" office:value="3112923872" calcext:value-type="float">
            <text:p>3112923872</text:p>
          </table:table-cell>
          <table:table-cell office:value-type="float" office:value="3101497767" calcext:value-type="float">
            <text:p>3101497767</text:p>
          </table:table-cell>
          <table:table-cell office:value-type="float" office:value="3100359372" calcext:value-type="float">
            <text:p>3100359372</text:p>
          </table:table-cell>
          <table:table-cell office:value-type="float" office:value="4033842794" calcext:value-type="float">
            <text:p>4033842794</text:p>
          </table:table-cell>
          <table:table-cell table:number-columns-repeated="2"/>
          <table:table-cell table:formula="of:=[.A121]" office:value-type="float" office:value="0" calcext:value-type="float">
            <text:p>0</text:p>
          </table:table-cell>
          <table:table-cell table:style-name="ce2" table:formula="of:=[.B121]/[$Params.$B$1]" office:value-type="float" office:value="31.0061236" calcext:value-type="float">
            <text:p>31.01</text:p>
          </table:table-cell>
          <table:table-cell table:formula="of:=[.C121]/[$Params.$B$1]" office:value-type="float" office:value="0" calcext:value-type="float">
            <text:p>0.00</text:p>
          </table:table-cell>
          <table:table-cell table:formula="of:=[.D121]/[$Params.$B$1]" office:value-type="float" office:value="31.00514478" calcext:value-type="float">
            <text:p>31.01</text:p>
          </table:table-cell>
          <table:table-cell table:formula="of:=[.E121]/[$Params.$B$1]" office:value-type="float" office:value="31.12923872" calcext:value-type="float">
            <text:p>31.13</text:p>
          </table:table-cell>
          <table:table-cell table:formula="of:=[.F121]/[$Params.$B$1]" office:value-type="float" office:value="31.01497767" calcext:value-type="float">
            <text:p>31.01</text:p>
          </table:table-cell>
          <table:table-cell table:formula="of:=[.G121]/[$Params.$B$1]" office:value-type="float" office:value="31.00359372" calcext:value-type="float">
            <text:p>31.00</text:p>
          </table:table-cell>
          <table:table-cell table:style-name="ce2" table:formula="of:=[.H121]/[$Params.$B$1]" office:value-type="float" office:value="40.33842794" calcext:value-type="float">
            <text:p>40.34</text:p>
          </table:table-cell>
          <table:table-cell table:style-name="ce2" table:formula="of:=[.I12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100667197" calcext:value-type="float">
            <text:p>3100667197</text:p>
          </table:table-cell>
          <table:table-cell/>
          <table:table-cell office:value-type="float" office:value="3100447422" calcext:value-type="float">
            <text:p>3100447422</text:p>
          </table:table-cell>
          <table:table-cell office:value-type="float" office:value="3120007333" calcext:value-type="float">
            <text:p>3120007333</text:p>
          </table:table-cell>
          <table:table-cell office:value-type="float" office:value="3101114356" calcext:value-type="float">
            <text:p>3101114356</text:p>
          </table:table-cell>
          <table:table-cell office:value-type="float" office:value="3100361534" calcext:value-type="float">
            <text:p>3100361534</text:p>
          </table:table-cell>
          <table:table-cell office:value-type="float" office:value="4067224582" calcext:value-type="float">
            <text:p>4067224582</text:p>
          </table:table-cell>
          <table:table-cell table:number-columns-repeated="2"/>
          <table:table-cell table:formula="of:=[.A122]" office:value-type="float" office:value="0" calcext:value-type="float">
            <text:p>0</text:p>
          </table:table-cell>
          <table:table-cell table:style-name="ce2" table:formula="of:=[.B122]/[$Params.$B$1]" office:value-type="float" office:value="31.00667197" calcext:value-type="float">
            <text:p>31.01</text:p>
          </table:table-cell>
          <table:table-cell table:formula="of:=[.C122]/[$Params.$B$1]" office:value-type="float" office:value="0" calcext:value-type="float">
            <text:p>0.00</text:p>
          </table:table-cell>
          <table:table-cell table:formula="of:=[.D122]/[$Params.$B$1]" office:value-type="float" office:value="31.00447422" calcext:value-type="float">
            <text:p>31.00</text:p>
          </table:table-cell>
          <table:table-cell table:formula="of:=[.E122]/[$Params.$B$1]" office:value-type="float" office:value="31.20007333" calcext:value-type="float">
            <text:p>31.20</text:p>
          </table:table-cell>
          <table:table-cell table:formula="of:=[.F122]/[$Params.$B$1]" office:value-type="float" office:value="31.01114356" calcext:value-type="float">
            <text:p>31.01</text:p>
          </table:table-cell>
          <table:table-cell table:formula="of:=[.G122]/[$Params.$B$1]" office:value-type="float" office:value="31.00361534" calcext:value-type="float">
            <text:p>31.00</text:p>
          </table:table-cell>
          <table:table-cell table:style-name="ce2" table:formula="of:=[.H122]/[$Params.$B$1]" office:value-type="float" office:value="40.67224582" calcext:value-type="float">
            <text:p>40.67</text:p>
          </table:table-cell>
          <table:table-cell table:style-name="ce2" table:formula="of:=[.I12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100432778" calcext:value-type="float">
            <text:p>3100432778</text:p>
          </table:table-cell>
          <table:table-cell/>
          <table:table-cell office:value-type="float" office:value="3100440912" calcext:value-type="float">
            <text:p>3100440912</text:p>
          </table:table-cell>
          <table:table-cell office:value-type="float" office:value="3125708093" calcext:value-type="float">
            <text:p>3125708093</text:p>
          </table:table-cell>
          <table:table-cell office:value-type="float" office:value="3100912406" calcext:value-type="float">
            <text:p>3100912406</text:p>
          </table:table-cell>
          <table:table-cell office:value-type="float" office:value="3100361394" calcext:value-type="float">
            <text:p>3100361394</text:p>
          </table:table-cell>
          <table:table-cell office:value-type="float" office:value="4100611502" calcext:value-type="float">
            <text:p>4100611502</text:p>
          </table:table-cell>
          <table:table-cell table:number-columns-repeated="2"/>
          <table:table-cell table:formula="of:=[.A123]" office:value-type="float" office:value="0" calcext:value-type="float">
            <text:p>0</text:p>
          </table:table-cell>
          <table:table-cell table:style-name="ce2" table:formula="of:=[.B123]/[$Params.$B$1]" office:value-type="float" office:value="31.00432778" calcext:value-type="float">
            <text:p>31.00</text:p>
          </table:table-cell>
          <table:table-cell table:formula="of:=[.C123]/[$Params.$B$1]" office:value-type="float" office:value="0" calcext:value-type="float">
            <text:p>0.00</text:p>
          </table:table-cell>
          <table:table-cell table:formula="of:=[.D123]/[$Params.$B$1]" office:value-type="float" office:value="31.00440912" calcext:value-type="float">
            <text:p>31.00</text:p>
          </table:table-cell>
          <table:table-cell table:formula="of:=[.E123]/[$Params.$B$1]" office:value-type="float" office:value="31.25708093" calcext:value-type="float">
            <text:p>31.26</text:p>
          </table:table-cell>
          <table:table-cell table:formula="of:=[.F123]/[$Params.$B$1]" office:value-type="float" office:value="31.00912406" calcext:value-type="float">
            <text:p>31.01</text:p>
          </table:table-cell>
          <table:table-cell table:formula="of:=[.G123]/[$Params.$B$1]" office:value-type="float" office:value="31.00361394" calcext:value-type="float">
            <text:p>31.00</text:p>
          </table:table-cell>
          <table:table-cell table:style-name="ce2" table:formula="of:=[.H123]/[$Params.$B$1]" office:value-type="float" office:value="41.00611502" calcext:value-type="float">
            <text:p>41.01</text:p>
          </table:table-cell>
          <table:table-cell table:style-name="ce2" table:formula="of:=[.I12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100422390" calcext:value-type="float">
            <text:p>3100422390</text:p>
          </table:table-cell>
          <table:table-cell/>
          <table:table-cell office:value-type="float" office:value="3200508941" calcext:value-type="float">
            <text:p>3200508941</text:p>
          </table:table-cell>
          <table:table-cell office:value-type="float" office:value="3112657245" calcext:value-type="float">
            <text:p>3112657245</text:p>
          </table:table-cell>
          <table:table-cell office:value-type="float" office:value="3200984809" calcext:value-type="float">
            <text:p>3200984809</text:p>
          </table:table-cell>
          <table:table-cell office:value-type="float" office:value="3200355053" calcext:value-type="float">
            <text:p>3200355053</text:p>
          </table:table-cell>
          <table:table-cell office:value-type="float" office:value="4133876073" calcext:value-type="float">
            <text:p>4133876073</text:p>
          </table:table-cell>
          <table:table-cell table:number-columns-repeated="2"/>
          <table:table-cell table:formula="of:=[.A124]" office:value-type="float" office:value="0" calcext:value-type="float">
            <text:p>0</text:p>
          </table:table-cell>
          <table:table-cell table:style-name="ce2" table:formula="of:=[.B124]/[$Params.$B$1]" office:value-type="float" office:value="31.0042239" calcext:value-type="float">
            <text:p>31.00</text:p>
          </table:table-cell>
          <table:table-cell table:formula="of:=[.C124]/[$Params.$B$1]" office:value-type="float" office:value="0" calcext:value-type="float">
            <text:p>0.00</text:p>
          </table:table-cell>
          <table:table-cell table:formula="of:=[.D124]/[$Params.$B$1]" office:value-type="float" office:value="32.00508941" calcext:value-type="float">
            <text:p>32.01</text:p>
          </table:table-cell>
          <table:table-cell table:formula="of:=[.E124]/[$Params.$B$1]" office:value-type="float" office:value="31.12657245" calcext:value-type="float">
            <text:p>31.13</text:p>
          </table:table-cell>
          <table:table-cell table:formula="of:=[.F124]/[$Params.$B$1]" office:value-type="float" office:value="32.00984809" calcext:value-type="float">
            <text:p>32.01</text:p>
          </table:table-cell>
          <table:table-cell table:formula="of:=[.G124]/[$Params.$B$1]" office:value-type="float" office:value="32.00355053" calcext:value-type="float">
            <text:p>32.00</text:p>
          </table:table-cell>
          <table:table-cell table:style-name="ce2" table:formula="of:=[.H124]/[$Params.$B$1]" office:value-type="float" office:value="41.33876073" calcext:value-type="float">
            <text:p>41.34</text:p>
          </table:table-cell>
          <table:table-cell table:style-name="ce2" table:formula="of:=[.I12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200425824" calcext:value-type="float">
            <text:p>3200425824</text:p>
          </table:table-cell>
          <table:table-cell/>
          <table:table-cell office:value-type="float" office:value="3200512252" calcext:value-type="float">
            <text:p>3200512252</text:p>
          </table:table-cell>
          <table:table-cell office:value-type="float" office:value="3201766221" calcext:value-type="float">
            <text:p>3201766221</text:p>
          </table:table-cell>
          <table:table-cell office:value-type="float" office:value="3200900173" calcext:value-type="float">
            <text:p>3200900173</text:p>
          </table:table-cell>
          <table:table-cell office:value-type="float" office:value="3200354400" calcext:value-type="float">
            <text:p>3200354400</text:p>
          </table:table-cell>
          <table:table-cell office:value-type="float" office:value="4167226559" calcext:value-type="float">
            <text:p>4167226559</text:p>
          </table:table-cell>
          <table:table-cell table:number-columns-repeated="2"/>
          <table:table-cell table:formula="of:=[.A125]" office:value-type="float" office:value="0" calcext:value-type="float">
            <text:p>0</text:p>
          </table:table-cell>
          <table:table-cell table:style-name="ce2" table:formula="of:=[.B125]/[$Params.$B$1]" office:value-type="float" office:value="32.00425824" calcext:value-type="float">
            <text:p>32.00</text:p>
          </table:table-cell>
          <table:table-cell table:formula="of:=[.C125]/[$Params.$B$1]" office:value-type="float" office:value="0" calcext:value-type="float">
            <text:p>0.00</text:p>
          </table:table-cell>
          <table:table-cell table:formula="of:=[.D125]/[$Params.$B$1]" office:value-type="float" office:value="32.00512252" calcext:value-type="float">
            <text:p>32.01</text:p>
          </table:table-cell>
          <table:table-cell table:formula="of:=[.E125]/[$Params.$B$1]" office:value-type="float" office:value="32.01766221" calcext:value-type="float">
            <text:p>32.02</text:p>
          </table:table-cell>
          <table:table-cell table:formula="of:=[.F125]/[$Params.$B$1]" office:value-type="float" office:value="32.00900173" calcext:value-type="float">
            <text:p>32.01</text:p>
          </table:table-cell>
          <table:table-cell table:formula="of:=[.G125]/[$Params.$B$1]" office:value-type="float" office:value="32.003544" calcext:value-type="float">
            <text:p>32.00</text:p>
          </table:table-cell>
          <table:table-cell table:style-name="ce2" table:formula="of:=[.H125]/[$Params.$B$1]" office:value-type="float" office:value="41.67226559" calcext:value-type="float">
            <text:p>41.67</text:p>
          </table:table-cell>
          <table:table-cell table:style-name="ce2" table:formula="of:=[.I12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200492428" calcext:value-type="float">
            <text:p>3200492428</text:p>
          </table:table-cell>
          <table:table-cell/>
          <table:table-cell office:value-type="float" office:value="3200435579" calcext:value-type="float">
            <text:p>3200435579</text:p>
          </table:table-cell>
          <table:table-cell office:value-type="float" office:value="3224710001" calcext:value-type="float">
            <text:p>3224710001</text:p>
          </table:table-cell>
          <table:table-cell office:value-type="float" office:value="3201028561" calcext:value-type="float">
            <text:p>3201028561</text:p>
          </table:table-cell>
          <table:table-cell office:value-type="float" office:value="3200356421" calcext:value-type="float">
            <text:p>3200356421</text:p>
          </table:table-cell>
          <table:table-cell office:value-type="float" office:value="4200870966" calcext:value-type="float">
            <text:p>4200870966</text:p>
          </table:table-cell>
          <table:table-cell table:number-columns-repeated="2"/>
          <table:table-cell table:formula="of:=[.A126]" office:value-type="float" office:value="0" calcext:value-type="float">
            <text:p>0</text:p>
          </table:table-cell>
          <table:table-cell table:style-name="ce2" table:formula="of:=[.B126]/[$Params.$B$1]" office:value-type="float" office:value="32.00492428" calcext:value-type="float">
            <text:p>32.00</text:p>
          </table:table-cell>
          <table:table-cell table:formula="of:=[.C126]/[$Params.$B$1]" office:value-type="float" office:value="0" calcext:value-type="float">
            <text:p>0.00</text:p>
          </table:table-cell>
          <table:table-cell table:formula="of:=[.D126]/[$Params.$B$1]" office:value-type="float" office:value="32.00435579" calcext:value-type="float">
            <text:p>32.00</text:p>
          </table:table-cell>
          <table:table-cell table:formula="of:=[.E126]/[$Params.$B$1]" office:value-type="float" office:value="32.24710001" calcext:value-type="float">
            <text:p>32.25</text:p>
          </table:table-cell>
          <table:table-cell table:formula="of:=[.F126]/[$Params.$B$1]" office:value-type="float" office:value="32.01028561" calcext:value-type="float">
            <text:p>32.01</text:p>
          </table:table-cell>
          <table:table-cell table:formula="of:=[.G126]/[$Params.$B$1]" office:value-type="float" office:value="32.00356421" calcext:value-type="float">
            <text:p>32.00</text:p>
          </table:table-cell>
          <table:table-cell table:style-name="ce2" table:formula="of:=[.H126]/[$Params.$B$1]" office:value-type="float" office:value="42.00870966" calcext:value-type="float">
            <text:p>42.01</text:p>
          </table:table-cell>
          <table:table-cell table:style-name="ce2" table:formula="of:=[.I12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388991062" calcext:value-type="float">
            <text:p>3388991062</text:p>
          </table:table-cell>
          <table:table-cell/>
          <table:table-cell office:value-type="float" office:value="3200427469" calcext:value-type="float">
            <text:p>3200427469</text:p>
          </table:table-cell>
          <table:table-cell office:value-type="float" office:value="3202380544" calcext:value-type="float">
            <text:p>3202380544</text:p>
          </table:table-cell>
          <table:table-cell office:value-type="float" office:value="3200996908" calcext:value-type="float">
            <text:p>3200996908</text:p>
          </table:table-cell>
          <table:table-cell office:value-type="float" office:value="3200356853" calcext:value-type="float">
            <text:p>3200356853</text:p>
          </table:table-cell>
          <table:table-cell office:value-type="float" office:value="4233977620" calcext:value-type="float">
            <text:p>4233977620</text:p>
          </table:table-cell>
          <table:table-cell table:number-columns-repeated="2"/>
          <table:table-cell table:formula="of:=[.A127]" office:value-type="float" office:value="0" calcext:value-type="float">
            <text:p>0</text:p>
          </table:table-cell>
          <table:table-cell table:style-name="ce2" table:formula="of:=[.B127]/[$Params.$B$1]" office:value-type="float" office:value="33.88991062" calcext:value-type="float">
            <text:p>33.89</text:p>
          </table:table-cell>
          <table:table-cell table:formula="of:=[.C127]/[$Params.$B$1]" office:value-type="float" office:value="0" calcext:value-type="float">
            <text:p>0.00</text:p>
          </table:table-cell>
          <table:table-cell table:formula="of:=[.D127]/[$Params.$B$1]" office:value-type="float" office:value="32.00427469" calcext:value-type="float">
            <text:p>32.00</text:p>
          </table:table-cell>
          <table:table-cell table:formula="of:=[.E127]/[$Params.$B$1]" office:value-type="float" office:value="32.02380544" calcext:value-type="float">
            <text:p>32.02</text:p>
          </table:table-cell>
          <table:table-cell table:formula="of:=[.F127]/[$Params.$B$1]" office:value-type="float" office:value="32.00996908" calcext:value-type="float">
            <text:p>32.01</text:p>
          </table:table-cell>
          <table:table-cell table:formula="of:=[.G127]/[$Params.$B$1]" office:value-type="float" office:value="32.00356853" calcext:value-type="float">
            <text:p>32.00</text:p>
          </table:table-cell>
          <table:table-cell table:style-name="ce2" table:formula="of:=[.H127]/[$Params.$B$1]" office:value-type="float" office:value="42.3397762" calcext:value-type="float">
            <text:p>42.34</text:p>
          </table:table-cell>
          <table:table-cell table:style-name="ce2" table:formula="of:=[.I12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200504966" calcext:value-type="float">
            <text:p>3200504966</text:p>
          </table:table-cell>
          <table:table-cell/>
          <table:table-cell office:value-type="float" office:value="3300554110" calcext:value-type="float">
            <text:p>3300554110</text:p>
          </table:table-cell>
          <table:table-cell office:value-type="float" office:value="3200823570" calcext:value-type="float">
            <text:p>3200823570</text:p>
          </table:table-cell>
          <table:table-cell office:value-type="float" office:value="3301057894" calcext:value-type="float">
            <text:p>3301057894</text:p>
          </table:table-cell>
          <table:table-cell office:value-type="float" office:value="3300362559" calcext:value-type="float">
            <text:p>3300362559</text:p>
          </table:table-cell>
          <table:table-cell office:value-type="float" office:value="4267324256" calcext:value-type="float">
            <text:p>4267324256</text:p>
          </table:table-cell>
          <table:table-cell table:number-columns-repeated="2"/>
          <table:table-cell table:formula="of:=[.A128]" office:value-type="float" office:value="0" calcext:value-type="float">
            <text:p>0</text:p>
          </table:table-cell>
          <table:table-cell table:style-name="ce2" table:formula="of:=[.B128]/[$Params.$B$1]" office:value-type="float" office:value="32.00504966" calcext:value-type="float">
            <text:p>32.01</text:p>
          </table:table-cell>
          <table:table-cell table:formula="of:=[.C128]/[$Params.$B$1]" office:value-type="float" office:value="0" calcext:value-type="float">
            <text:p>0.00</text:p>
          </table:table-cell>
          <table:table-cell table:formula="of:=[.D128]/[$Params.$B$1]" office:value-type="float" office:value="33.0055411" calcext:value-type="float">
            <text:p>33.01</text:p>
          </table:table-cell>
          <table:table-cell table:formula="of:=[.E128]/[$Params.$B$1]" office:value-type="float" office:value="32.0082357" calcext:value-type="float">
            <text:p>32.01</text:p>
          </table:table-cell>
          <table:table-cell table:formula="of:=[.F128]/[$Params.$B$1]" office:value-type="float" office:value="33.01057894" calcext:value-type="float">
            <text:p>33.01</text:p>
          </table:table-cell>
          <table:table-cell table:formula="of:=[.G128]/[$Params.$B$1]" office:value-type="float" office:value="33.00362559" calcext:value-type="float">
            <text:p>33.00</text:p>
          </table:table-cell>
          <table:table-cell table:style-name="ce2" table:formula="of:=[.H128]/[$Params.$B$1]" office:value-type="float" office:value="42.67324256" calcext:value-type="float">
            <text:p>42.67</text:p>
          </table:table-cell>
          <table:table-cell table:style-name="ce2" table:formula="of:=[.I12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300374394" calcext:value-type="float">
            <text:p>3300374394</text:p>
          </table:table-cell>
          <table:table-cell/>
          <table:table-cell office:value-type="float" office:value="3300438588" calcext:value-type="float">
            <text:p>3300438588</text:p>
          </table:table-cell>
          <table:table-cell office:value-type="float" office:value="3329598335" calcext:value-type="float">
            <text:p>3329598335</text:p>
          </table:table-cell>
          <table:table-cell office:value-type="float" office:value="3300800383" calcext:value-type="float">
            <text:p>3300800383</text:p>
          </table:table-cell>
          <table:table-cell office:value-type="float" office:value="3300368999" calcext:value-type="float">
            <text:p>3300368999</text:p>
          </table:table-cell>
          <table:table-cell office:value-type="float" office:value="4300543362" calcext:value-type="float">
            <text:p>4300543362</text:p>
          </table:table-cell>
          <table:table-cell table:number-columns-repeated="2"/>
          <table:table-cell table:formula="of:=[.A129]" office:value-type="float" office:value="0" calcext:value-type="float">
            <text:p>0</text:p>
          </table:table-cell>
          <table:table-cell table:style-name="ce2" table:formula="of:=[.B129]/[$Params.$B$1]" office:value-type="float" office:value="33.00374394" calcext:value-type="float">
            <text:p>33.00</text:p>
          </table:table-cell>
          <table:table-cell table:formula="of:=[.C129]/[$Params.$B$1]" office:value-type="float" office:value="0" calcext:value-type="float">
            <text:p>0.00</text:p>
          </table:table-cell>
          <table:table-cell table:formula="of:=[.D129]/[$Params.$B$1]" office:value-type="float" office:value="33.00438588" calcext:value-type="float">
            <text:p>33.00</text:p>
          </table:table-cell>
          <table:table-cell table:formula="of:=[.E129]/[$Params.$B$1]" office:value-type="float" office:value="33.29598335" calcext:value-type="float">
            <text:p>33.30</text:p>
          </table:table-cell>
          <table:table-cell table:formula="of:=[.F129]/[$Params.$B$1]" office:value-type="float" office:value="33.00800383" calcext:value-type="float">
            <text:p>33.01</text:p>
          </table:table-cell>
          <table:table-cell table:formula="of:=[.G129]/[$Params.$B$1]" office:value-type="float" office:value="33.00368999" calcext:value-type="float">
            <text:p>33.00</text:p>
          </table:table-cell>
          <table:table-cell table:style-name="ce2" table:formula="of:=[.H129]/[$Params.$B$1]" office:value-type="float" office:value="43.00543362" calcext:value-type="float">
            <text:p>43.01</text:p>
          </table:table-cell>
          <table:table-cell table:style-name="ce2" table:formula="of:=[.I12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300749867" calcext:value-type="float">
            <text:p>3300749867</text:p>
          </table:table-cell>
          <table:table-cell/>
          <table:table-cell office:value-type="float" office:value="3300541613" calcext:value-type="float">
            <text:p>3300541613</text:p>
          </table:table-cell>
          <table:table-cell office:value-type="float" office:value="3312087152" calcext:value-type="float">
            <text:p>3312087152</text:p>
          </table:table-cell>
          <table:table-cell office:value-type="float" office:value="3301323409" calcext:value-type="float">
            <text:p>3301323409</text:p>
          </table:table-cell>
          <table:table-cell office:value-type="float" office:value="3300362542" calcext:value-type="float">
            <text:p>3300362542</text:p>
          </table:table-cell>
          <table:table-cell office:value-type="float" office:value="4333880633" calcext:value-type="float">
            <text:p>4333880633</text:p>
          </table:table-cell>
          <table:table-cell table:number-columns-repeated="2"/>
          <table:table-cell table:formula="of:=[.A130]" office:value-type="float" office:value="0" calcext:value-type="float">
            <text:p>0</text:p>
          </table:table-cell>
          <table:table-cell table:style-name="ce2" table:formula="of:=[.B130]/[$Params.$B$1]" office:value-type="float" office:value="33.00749867" calcext:value-type="float">
            <text:p>33.01</text:p>
          </table:table-cell>
          <table:table-cell table:formula="of:=[.C130]/[$Params.$B$1]" office:value-type="float" office:value="0" calcext:value-type="float">
            <text:p>0.00</text:p>
          </table:table-cell>
          <table:table-cell table:formula="of:=[.D130]/[$Params.$B$1]" office:value-type="float" office:value="33.00541613" calcext:value-type="float">
            <text:p>33.01</text:p>
          </table:table-cell>
          <table:table-cell table:formula="of:=[.E130]/[$Params.$B$1]" office:value-type="float" office:value="33.12087152" calcext:value-type="float">
            <text:p>33.12</text:p>
          </table:table-cell>
          <table:table-cell table:formula="of:=[.F130]/[$Params.$B$1]" office:value-type="float" office:value="33.01323409" calcext:value-type="float">
            <text:p>33.01</text:p>
          </table:table-cell>
          <table:table-cell table:formula="of:=[.G130]/[$Params.$B$1]" office:value-type="float" office:value="33.00362542" calcext:value-type="float">
            <text:p>33.00</text:p>
          </table:table-cell>
          <table:table-cell table:style-name="ce2" table:formula="of:=[.H130]/[$Params.$B$1]" office:value-type="float" office:value="43.33880633" calcext:value-type="float">
            <text:p>43.34</text:p>
          </table:table-cell>
          <table:table-cell table:style-name="ce2" table:formula="of:=[.I13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300608155" calcext:value-type="float">
            <text:p>3300608155</text:p>
          </table:table-cell>
          <table:table-cell/>
          <table:table-cell office:value-type="float" office:value="3300515704" calcext:value-type="float">
            <text:p>3300515704</text:p>
          </table:table-cell>
          <table:table-cell office:value-type="float" office:value="3302527109" calcext:value-type="float">
            <text:p>3302527109</text:p>
          </table:table-cell>
          <table:table-cell office:value-type="float" office:value="3300814153" calcext:value-type="float">
            <text:p>3300814153</text:p>
          </table:table-cell>
          <table:table-cell office:value-type="float" office:value="3300361177" calcext:value-type="float">
            <text:p>3300361177</text:p>
          </table:table-cell>
          <table:table-cell office:value-type="float" office:value="4367414670" calcext:value-type="float">
            <text:p>4367414670</text:p>
          </table:table-cell>
          <table:table-cell table:number-columns-repeated="2"/>
          <table:table-cell table:formula="of:=[.A131]" office:value-type="float" office:value="0" calcext:value-type="float">
            <text:p>0</text:p>
          </table:table-cell>
          <table:table-cell table:style-name="ce2" table:formula="of:=[.B131]/[$Params.$B$1]" office:value-type="float" office:value="33.00608155" calcext:value-type="float">
            <text:p>33.01</text:p>
          </table:table-cell>
          <table:table-cell table:formula="of:=[.C131]/[$Params.$B$1]" office:value-type="float" office:value="0" calcext:value-type="float">
            <text:p>0.00</text:p>
          </table:table-cell>
          <table:table-cell table:formula="of:=[.D131]/[$Params.$B$1]" office:value-type="float" office:value="33.00515704" calcext:value-type="float">
            <text:p>33.01</text:p>
          </table:table-cell>
          <table:table-cell table:formula="of:=[.E131]/[$Params.$B$1]" office:value-type="float" office:value="33.02527109" calcext:value-type="float">
            <text:p>33.03</text:p>
          </table:table-cell>
          <table:table-cell table:formula="of:=[.F131]/[$Params.$B$1]" office:value-type="float" office:value="33.00814153" calcext:value-type="float">
            <text:p>33.01</text:p>
          </table:table-cell>
          <table:table-cell table:formula="of:=[.G131]/[$Params.$B$1]" office:value-type="float" office:value="33.00361177" calcext:value-type="float">
            <text:p>33.00</text:p>
          </table:table-cell>
          <table:table-cell table:style-name="ce2" table:formula="of:=[.H131]/[$Params.$B$1]" office:value-type="float" office:value="43.6741467" calcext:value-type="float">
            <text:p>43.67</text:p>
          </table:table-cell>
          <table:table-cell table:style-name="ce2" table:formula="of:=[.I13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461846558" calcext:value-type="float">
            <text:p>3461846558</text:p>
          </table:table-cell>
          <table:table-cell/>
          <table:table-cell office:value-type="float" office:value="3400446699" calcext:value-type="float">
            <text:p>3400446699</text:p>
          </table:table-cell>
          <table:table-cell office:value-type="float" office:value="3307816875" calcext:value-type="float">
            <text:p>3307816875</text:p>
          </table:table-cell>
          <table:table-cell office:value-type="float" office:value="3401349053" calcext:value-type="float">
            <text:p>3401349053</text:p>
          </table:table-cell>
          <table:table-cell office:value-type="float" office:value="3400383117" calcext:value-type="float">
            <text:p>3400383117</text:p>
          </table:table-cell>
          <table:table-cell office:value-type="float" office:value="4400569574" calcext:value-type="float">
            <text:p>4400569574</text:p>
          </table:table-cell>
          <table:table-cell table:number-columns-repeated="2"/>
          <table:table-cell table:formula="of:=[.A132]" office:value-type="float" office:value="0" calcext:value-type="float">
            <text:p>0</text:p>
          </table:table-cell>
          <table:table-cell table:style-name="ce2" table:formula="of:=[.B132]/[$Params.$B$1]" office:value-type="float" office:value="34.61846558" calcext:value-type="float">
            <text:p>34.62</text:p>
          </table:table-cell>
          <table:table-cell table:formula="of:=[.C132]/[$Params.$B$1]" office:value-type="float" office:value="0" calcext:value-type="float">
            <text:p>0.00</text:p>
          </table:table-cell>
          <table:table-cell table:formula="of:=[.D132]/[$Params.$B$1]" office:value-type="float" office:value="34.00446699" calcext:value-type="float">
            <text:p>34.00</text:p>
          </table:table-cell>
          <table:table-cell table:formula="of:=[.E132]/[$Params.$B$1]" office:value-type="float" office:value="33.07816875" calcext:value-type="float">
            <text:p>33.08</text:p>
          </table:table-cell>
          <table:table-cell table:formula="of:=[.F132]/[$Params.$B$1]" office:value-type="float" office:value="34.01349053" calcext:value-type="float">
            <text:p>34.01</text:p>
          </table:table-cell>
          <table:table-cell table:formula="of:=[.G132]/[$Params.$B$1]" office:value-type="float" office:value="34.00383117" calcext:value-type="float">
            <text:p>34.00</text:p>
          </table:table-cell>
          <table:table-cell table:style-name="ce2" table:formula="of:=[.H132]/[$Params.$B$1]" office:value-type="float" office:value="44.00569574" calcext:value-type="float">
            <text:p>44.01</text:p>
          </table:table-cell>
          <table:table-cell table:style-name="ce2" table:formula="of:=[.I13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401054834" calcext:value-type="float">
            <text:p>3401054834</text:p>
          </table:table-cell>
          <table:table-cell/>
          <table:table-cell office:value-type="float" office:value="3400537430" calcext:value-type="float">
            <text:p>3400537430</text:p>
          </table:table-cell>
          <table:table-cell office:value-type="float" office:value="3432178324" calcext:value-type="float">
            <text:p>3432178324</text:p>
          </table:table-cell>
          <table:table-cell office:value-type="float" office:value="3401447710" calcext:value-type="float">
            <text:p>3401447710</text:p>
          </table:table-cell>
          <table:table-cell office:value-type="float" office:value="3400370334" calcext:value-type="float">
            <text:p>3400370334</text:p>
          </table:table-cell>
          <table:table-cell office:value-type="float" office:value="4433878855" calcext:value-type="float">
            <text:p>4433878855</text:p>
          </table:table-cell>
          <table:table-cell table:number-columns-repeated="2"/>
          <table:table-cell table:formula="of:=[.A133]" office:value-type="float" office:value="0" calcext:value-type="float">
            <text:p>0</text:p>
          </table:table-cell>
          <table:table-cell table:style-name="ce2" table:formula="of:=[.B133]/[$Params.$B$1]" office:value-type="float" office:value="34.01054834" calcext:value-type="float">
            <text:p>34.01</text:p>
          </table:table-cell>
          <table:table-cell table:formula="of:=[.C133]/[$Params.$B$1]" office:value-type="float" office:value="0" calcext:value-type="float">
            <text:p>0.00</text:p>
          </table:table-cell>
          <table:table-cell table:formula="of:=[.D133]/[$Params.$B$1]" office:value-type="float" office:value="34.0053743" calcext:value-type="float">
            <text:p>34.01</text:p>
          </table:table-cell>
          <table:table-cell table:formula="of:=[.E133]/[$Params.$B$1]" office:value-type="float" office:value="34.32178324" calcext:value-type="float">
            <text:p>34.32</text:p>
          </table:table-cell>
          <table:table-cell table:formula="of:=[.F133]/[$Params.$B$1]" office:value-type="float" office:value="34.0144771" calcext:value-type="float">
            <text:p>34.01</text:p>
          </table:table-cell>
          <table:table-cell table:formula="of:=[.G133]/[$Params.$B$1]" office:value-type="float" office:value="34.00370334" calcext:value-type="float">
            <text:p>34.00</text:p>
          </table:table-cell>
          <table:table-cell table:style-name="ce2" table:formula="of:=[.H133]/[$Params.$B$1]" office:value-type="float" office:value="44.33878855" calcext:value-type="float">
            <text:p>44.34</text:p>
          </table:table-cell>
          <table:table-cell table:style-name="ce2" table:formula="of:=[.I13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401021251" calcext:value-type="float">
            <text:p>3401021251</text:p>
          </table:table-cell>
          <table:table-cell/>
          <table:table-cell office:value-type="float" office:value="3400457150" calcext:value-type="float">
            <text:p>3400457150</text:p>
          </table:table-cell>
          <table:table-cell office:value-type="float" office:value="3402218880" calcext:value-type="float">
            <text:p>3402218880</text:p>
          </table:table-cell>
          <table:table-cell office:value-type="float" office:value="3401023652" calcext:value-type="float">
            <text:p>3401023652</text:p>
          </table:table-cell>
          <table:table-cell office:value-type="float" office:value="3400362585" calcext:value-type="float">
            <text:p>3400362585</text:p>
          </table:table-cell>
          <table:table-cell office:value-type="float" office:value="4467237992" calcext:value-type="float">
            <text:p>4467237992</text:p>
          </table:table-cell>
          <table:table-cell table:number-columns-repeated="2"/>
          <table:table-cell table:formula="of:=[.A134]" office:value-type="float" office:value="0" calcext:value-type="float">
            <text:p>0</text:p>
          </table:table-cell>
          <table:table-cell table:style-name="ce2" table:formula="of:=[.B134]/[$Params.$B$1]" office:value-type="float" office:value="34.01021251" calcext:value-type="float">
            <text:p>34.01</text:p>
          </table:table-cell>
          <table:table-cell table:formula="of:=[.C134]/[$Params.$B$1]" office:value-type="float" office:value="0" calcext:value-type="float">
            <text:p>0.00</text:p>
          </table:table-cell>
          <table:table-cell table:formula="of:=[.D134]/[$Params.$B$1]" office:value-type="float" office:value="34.0045715" calcext:value-type="float">
            <text:p>34.00</text:p>
          </table:table-cell>
          <table:table-cell table:formula="of:=[.E134]/[$Params.$B$1]" office:value-type="float" office:value="34.0221888" calcext:value-type="float">
            <text:p>34.02</text:p>
          </table:table-cell>
          <table:table-cell table:formula="of:=[.F134]/[$Params.$B$1]" office:value-type="float" office:value="34.01023652" calcext:value-type="float">
            <text:p>34.01</text:p>
          </table:table-cell>
          <table:table-cell table:formula="of:=[.G134]/[$Params.$B$1]" office:value-type="float" office:value="34.00362585" calcext:value-type="float">
            <text:p>34.00</text:p>
          </table:table-cell>
          <table:table-cell table:style-name="ce2" table:formula="of:=[.H134]/[$Params.$B$1]" office:value-type="float" office:value="44.67237992" calcext:value-type="float">
            <text:p>44.67</text:p>
          </table:table-cell>
          <table:table-cell table:style-name="ce2" table:formula="of:=[.I13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400786447" calcext:value-type="float">
            <text:p>3400786447</text:p>
          </table:table-cell>
          <table:table-cell/>
          <table:table-cell office:value-type="float" office:value="3400550774" calcext:value-type="float">
            <text:p>3400550774</text:p>
          </table:table-cell>
          <table:table-cell office:value-type="float" office:value="3403297842" calcext:value-type="float">
            <text:p>3403297842</text:p>
          </table:table-cell>
          <table:table-cell office:value-type="float" office:value="3401179645" calcext:value-type="float">
            <text:p>3401179645</text:p>
          </table:table-cell>
          <table:table-cell office:value-type="float" office:value="3400366900" calcext:value-type="float">
            <text:p>3400366900</text:p>
          </table:table-cell>
          <table:table-cell office:value-type="float" office:value="4500554954" calcext:value-type="float">
            <text:p>4500554954</text:p>
          </table:table-cell>
          <table:table-cell table:number-columns-repeated="2"/>
          <table:table-cell table:formula="of:=[.A135]" office:value-type="float" office:value="0" calcext:value-type="float">
            <text:p>0</text:p>
          </table:table-cell>
          <table:table-cell table:style-name="ce2" table:formula="of:=[.B135]/[$Params.$B$1]" office:value-type="float" office:value="34.00786447" calcext:value-type="float">
            <text:p>34.01</text:p>
          </table:table-cell>
          <table:table-cell table:formula="of:=[.C135]/[$Params.$B$1]" office:value-type="float" office:value="0" calcext:value-type="float">
            <text:p>0.00</text:p>
          </table:table-cell>
          <table:table-cell table:formula="of:=[.D135]/[$Params.$B$1]" office:value-type="float" office:value="34.00550774" calcext:value-type="float">
            <text:p>34.01</text:p>
          </table:table-cell>
          <table:table-cell table:formula="of:=[.E135]/[$Params.$B$1]" office:value-type="float" office:value="34.03297842" calcext:value-type="float">
            <text:p>34.03</text:p>
          </table:table-cell>
          <table:table-cell table:formula="of:=[.F135]/[$Params.$B$1]" office:value-type="float" office:value="34.01179645" calcext:value-type="float">
            <text:p>34.01</text:p>
          </table:table-cell>
          <table:table-cell table:formula="of:=[.G135]/[$Params.$B$1]" office:value-type="float" office:value="34.003669" calcext:value-type="float">
            <text:p>34.00</text:p>
          </table:table-cell>
          <table:table-cell table:style-name="ce2" table:formula="of:=[.H135]/[$Params.$B$1]" office:value-type="float" office:value="45.00554954" calcext:value-type="float">
            <text:p>45.01</text:p>
          </table:table-cell>
          <table:table-cell table:style-name="ce2" table:formula="of:=[.I13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400639534" calcext:value-type="float">
            <text:p>3400639534</text:p>
          </table:table-cell>
          <table:table-cell/>
          <table:table-cell office:value-type="float" office:value="3500464710" calcext:value-type="float">
            <text:p>3500464710</text:p>
          </table:table-cell>
          <table:table-cell office:value-type="float" office:value="3402814829" calcext:value-type="float">
            <text:p>3402814829</text:p>
          </table:table-cell>
          <table:table-cell office:value-type="float" office:value="3501223231" calcext:value-type="float">
            <text:p>3501223231</text:p>
          </table:table-cell>
          <table:table-cell office:value-type="float" office:value="3500375266" calcext:value-type="float">
            <text:p>3500375266</text:p>
          </table:table-cell>
          <table:table-cell office:value-type="float" office:value="4533857457" calcext:value-type="float">
            <text:p>4533857457</text:p>
          </table:table-cell>
          <table:table-cell table:number-columns-repeated="2"/>
          <table:table-cell table:formula="of:=[.A136]" office:value-type="float" office:value="0" calcext:value-type="float">
            <text:p>0</text:p>
          </table:table-cell>
          <table:table-cell table:style-name="ce2" table:formula="of:=[.B136]/[$Params.$B$1]" office:value-type="float" office:value="34.00639534" calcext:value-type="float">
            <text:p>34.01</text:p>
          </table:table-cell>
          <table:table-cell table:formula="of:=[.C136]/[$Params.$B$1]" office:value-type="float" office:value="0" calcext:value-type="float">
            <text:p>0.00</text:p>
          </table:table-cell>
          <table:table-cell table:formula="of:=[.D136]/[$Params.$B$1]" office:value-type="float" office:value="35.0046471" calcext:value-type="float">
            <text:p>35.00</text:p>
          </table:table-cell>
          <table:table-cell table:formula="of:=[.E136]/[$Params.$B$1]" office:value-type="float" office:value="34.02814829" calcext:value-type="float">
            <text:p>34.03</text:p>
          </table:table-cell>
          <table:table-cell table:formula="of:=[.F136]/[$Params.$B$1]" office:value-type="float" office:value="35.01223231" calcext:value-type="float">
            <text:p>35.01</text:p>
          </table:table-cell>
          <table:table-cell table:formula="of:=[.G136]/[$Params.$B$1]" office:value-type="float" office:value="35.00375266" calcext:value-type="float">
            <text:p>35.00</text:p>
          </table:table-cell>
          <table:table-cell table:style-name="ce2" table:formula="of:=[.H136]/[$Params.$B$1]" office:value-type="float" office:value="45.33857457" calcext:value-type="float">
            <text:p>45.34</text:p>
          </table:table-cell>
          <table:table-cell table:style-name="ce2" table:formula="of:=[.I13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500642857" calcext:value-type="float">
            <text:p>3500642857</text:p>
          </table:table-cell>
          <table:table-cell/>
          <table:table-cell office:value-type="float" office:value="3500537189" calcext:value-type="float">
            <text:p>3500537189</text:p>
          </table:table-cell>
          <table:table-cell office:value-type="float" office:value="3501458239" calcext:value-type="float">
            <text:p>3501458239</text:p>
          </table:table-cell>
          <table:table-cell office:value-type="float" office:value="3501030171" calcext:value-type="float">
            <text:p>3501030171</text:p>
          </table:table-cell>
          <table:table-cell office:value-type="float" office:value="3500375643" calcext:value-type="float">
            <text:p>3500375643</text:p>
          </table:table-cell>
          <table:table-cell office:value-type="float" office:value="4567440998" calcext:value-type="float">
            <text:p>4567440998</text:p>
          </table:table-cell>
          <table:table-cell table:number-columns-repeated="2"/>
          <table:table-cell table:formula="of:=[.A137]" office:value-type="float" office:value="0" calcext:value-type="float">
            <text:p>0</text:p>
          </table:table-cell>
          <table:table-cell table:style-name="ce2" table:formula="of:=[.B137]/[$Params.$B$1]" office:value-type="float" office:value="35.00642857" calcext:value-type="float">
            <text:p>35.01</text:p>
          </table:table-cell>
          <table:table-cell table:formula="of:=[.C137]/[$Params.$B$1]" office:value-type="float" office:value="0" calcext:value-type="float">
            <text:p>0.00</text:p>
          </table:table-cell>
          <table:table-cell table:formula="of:=[.D137]/[$Params.$B$1]" office:value-type="float" office:value="35.00537189" calcext:value-type="float">
            <text:p>35.01</text:p>
          </table:table-cell>
          <table:table-cell table:formula="of:=[.E137]/[$Params.$B$1]" office:value-type="float" office:value="35.01458239" calcext:value-type="float">
            <text:p>35.01</text:p>
          </table:table-cell>
          <table:table-cell table:formula="of:=[.F137]/[$Params.$B$1]" office:value-type="float" office:value="35.01030171" calcext:value-type="float">
            <text:p>35.01</text:p>
          </table:table-cell>
          <table:table-cell table:formula="of:=[.G137]/[$Params.$B$1]" office:value-type="float" office:value="35.00375643" calcext:value-type="float">
            <text:p>35.00</text:p>
          </table:table-cell>
          <table:table-cell table:style-name="ce2" table:formula="of:=[.H137]/[$Params.$B$1]" office:value-type="float" office:value="45.67440998" calcext:value-type="float">
            <text:p>45.67</text:p>
          </table:table-cell>
          <table:table-cell table:style-name="ce2" table:formula="of:=[.I13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502404054" calcext:value-type="float">
            <text:p>3502404054</text:p>
          </table:table-cell>
          <table:table-cell/>
          <table:table-cell office:value-type="float" office:value="3500524822" calcext:value-type="float">
            <text:p>3500524822</text:p>
          </table:table-cell>
          <table:table-cell office:value-type="float" office:value="3521859914" calcext:value-type="float">
            <text:p>3521859914</text:p>
          </table:table-cell>
          <table:table-cell office:value-type="float" office:value="3500880563" calcext:value-type="float">
            <text:p>3500880563</text:p>
          </table:table-cell>
          <table:table-cell office:value-type="float" office:value="3500377586" calcext:value-type="float">
            <text:p>3500377586</text:p>
          </table:table-cell>
          <table:table-cell office:value-type="float" office:value="4600672934" calcext:value-type="float">
            <text:p>4600672934</text:p>
          </table:table-cell>
          <table:table-cell table:number-columns-repeated="2"/>
          <table:table-cell table:formula="of:=[.A138]" office:value-type="float" office:value="0" calcext:value-type="float">
            <text:p>0</text:p>
          </table:table-cell>
          <table:table-cell table:style-name="ce2" table:formula="of:=[.B138]/[$Params.$B$1]" office:value-type="float" office:value="35.02404054" calcext:value-type="float">
            <text:p>35.02</text:p>
          </table:table-cell>
          <table:table-cell table:formula="of:=[.C138]/[$Params.$B$1]" office:value-type="float" office:value="0" calcext:value-type="float">
            <text:p>0.00</text:p>
          </table:table-cell>
          <table:table-cell table:formula="of:=[.D138]/[$Params.$B$1]" office:value-type="float" office:value="35.00524822" calcext:value-type="float">
            <text:p>35.01</text:p>
          </table:table-cell>
          <table:table-cell table:formula="of:=[.E138]/[$Params.$B$1]" office:value-type="float" office:value="35.21859914" calcext:value-type="float">
            <text:p>35.22</text:p>
          </table:table-cell>
          <table:table-cell table:formula="of:=[.F138]/[$Params.$B$1]" office:value-type="float" office:value="35.00880563" calcext:value-type="float">
            <text:p>35.01</text:p>
          </table:table-cell>
          <table:table-cell table:formula="of:=[.G138]/[$Params.$B$1]" office:value-type="float" office:value="35.00377586" calcext:value-type="float">
            <text:p>35.00</text:p>
          </table:table-cell>
          <table:table-cell table:style-name="ce2" table:formula="of:=[.H138]/[$Params.$B$1]" office:value-type="float" office:value="46.00672934" calcext:value-type="float">
            <text:p>46.01</text:p>
          </table:table-cell>
          <table:table-cell table:style-name="ce2" table:formula="of:=[.I13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500836813" calcext:value-type="float">
            <text:p>3500836813</text:p>
          </table:table-cell>
          <table:table-cell/>
          <table:table-cell office:value-type="float" office:value="3600485674" calcext:value-type="float">
            <text:p>3600485674</text:p>
          </table:table-cell>
          <table:table-cell office:value-type="float" office:value="3500830196" calcext:value-type="float">
            <text:p>3500830196</text:p>
          </table:table-cell>
          <table:table-cell office:value-type="float" office:value="3601368203" calcext:value-type="float">
            <text:p>3601368203</text:p>
          </table:table-cell>
          <table:table-cell office:value-type="float" office:value="3600371385" calcext:value-type="float">
            <text:p>3600371385</text:p>
          </table:table-cell>
          <table:table-cell office:value-type="float" office:value="4633907395" calcext:value-type="float">
            <text:p>4633907395</text:p>
          </table:table-cell>
          <table:table-cell table:number-columns-repeated="2"/>
          <table:table-cell table:formula="of:=[.A139]" office:value-type="float" office:value="0" calcext:value-type="float">
            <text:p>0</text:p>
          </table:table-cell>
          <table:table-cell table:style-name="ce2" table:formula="of:=[.B139]/[$Params.$B$1]" office:value-type="float" office:value="35.00836813" calcext:value-type="float">
            <text:p>35.01</text:p>
          </table:table-cell>
          <table:table-cell table:formula="of:=[.C139]/[$Params.$B$1]" office:value-type="float" office:value="0" calcext:value-type="float">
            <text:p>0.00</text:p>
          </table:table-cell>
          <table:table-cell table:formula="of:=[.D139]/[$Params.$B$1]" office:value-type="float" office:value="36.00485674" calcext:value-type="float">
            <text:p>36.00</text:p>
          </table:table-cell>
          <table:table-cell table:formula="of:=[.E139]/[$Params.$B$1]" office:value-type="float" office:value="35.00830196" calcext:value-type="float">
            <text:p>35.01</text:p>
          </table:table-cell>
          <table:table-cell table:formula="of:=[.F139]/[$Params.$B$1]" office:value-type="float" office:value="36.01368203" calcext:value-type="float">
            <text:p>36.01</text:p>
          </table:table-cell>
          <table:table-cell table:formula="of:=[.G139]/[$Params.$B$1]" office:value-type="float" office:value="36.00371385" calcext:value-type="float">
            <text:p>36.00</text:p>
          </table:table-cell>
          <table:table-cell table:style-name="ce2" table:formula="of:=[.H139]/[$Params.$B$1]" office:value-type="float" office:value="46.33907395" calcext:value-type="float">
            <text:p>46.34</text:p>
          </table:table-cell>
          <table:table-cell table:style-name="ce2" table:formula="of:=[.I13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500788076" calcext:value-type="float">
            <text:p>3500788076</text:p>
          </table:table-cell>
          <table:table-cell/>
          <table:table-cell office:value-type="float" office:value="3600455290" calcext:value-type="float">
            <text:p>3600455290</text:p>
          </table:table-cell>
          <table:table-cell office:value-type="float" office:value="3500940809" calcext:value-type="float">
            <text:p>3500940809</text:p>
          </table:table-cell>
          <table:table-cell office:value-type="float" office:value="3601639739" calcext:value-type="float">
            <text:p>3601639739</text:p>
          </table:table-cell>
          <table:table-cell office:value-type="float" office:value="3600388741" calcext:value-type="float">
            <text:p>3600388741</text:p>
          </table:table-cell>
          <table:table-cell office:value-type="float" office:value="4667247906" calcext:value-type="float">
            <text:p>46672479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10727997" calcext:value-type="float">
            <text:p>3610727997</text:p>
          </table:table-cell>
          <table:table-cell/>
          <table:table-cell office:value-type="float" office:value="3600764755" calcext:value-type="float">
            <text:p>3600764755</text:p>
          </table:table-cell>
          <table:table-cell office:value-type="float" office:value="3600868209" calcext:value-type="float">
            <text:p>3600868209</text:p>
          </table:table-cell>
          <table:table-cell office:value-type="float" office:value="3600968081" calcext:value-type="float">
            <text:p>3600968081</text:p>
          </table:table-cell>
          <table:table-cell office:value-type="float" office:value="3600377077" calcext:value-type="float">
            <text:p>3600377077</text:p>
          </table:table-cell>
          <table:table-cell office:value-type="float" office:value="4700559738" calcext:value-type="float">
            <text:p>47005597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0737907" calcext:value-type="float">
            <text:p>3760737907</text:p>
          </table:table-cell>
          <table:table-cell/>
          <table:table-cell office:value-type="float" office:value="3600564867" calcext:value-type="float">
            <text:p>3600564867</text:p>
          </table:table-cell>
          <table:table-cell office:value-type="float" office:value="3600655310" calcext:value-type="float">
            <text:p>3600655310</text:p>
          </table:table-cell>
          <table:table-cell office:value-type="float" office:value="3600718133" calcext:value-type="float">
            <text:p>3600718133</text:p>
          </table:table-cell>
          <table:table-cell office:value-type="float" office:value="3600374851" calcext:value-type="float">
            <text:p>3600374851</text:p>
          </table:table-cell>
          <table:table-cell office:value-type="float" office:value="4733980760" calcext:value-type="float">
            <text:p>473398076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1298719" calcext:value-type="float">
            <text:p>3601298719</text:p>
          </table:table-cell>
          <table:table-cell/>
          <table:table-cell office:value-type="float" office:value="3600476423" calcext:value-type="float">
            <text:p>3600476423</text:p>
          </table:table-cell>
          <table:table-cell office:value-type="float" office:value="3607590840" calcext:value-type="float">
            <text:p>3607590840</text:p>
          </table:table-cell>
          <table:table-cell office:value-type="float" office:value="3600675177" calcext:value-type="float">
            <text:p>3600675177</text:p>
          </table:table-cell>
          <table:table-cell office:value-type="float" office:value="3600380838" calcext:value-type="float">
            <text:p>3600380838</text:p>
          </table:table-cell>
          <table:table-cell office:value-type="float" office:value="4767229156" calcext:value-type="float">
            <text:p>47672291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30377261" calcext:value-type="float">
            <text:p>3630377261</text:p>
          </table:table-cell>
          <table:table-cell/>
          <table:table-cell office:value-type="float" office:value="3700459697" calcext:value-type="float">
            <text:p>3700459697</text:p>
          </table:table-cell>
          <table:table-cell office:value-type="float" office:value="3625413544" calcext:value-type="float">
            <text:p>3625413544</text:p>
          </table:table-cell>
          <table:table-cell office:value-type="float" office:value="3700666161" calcext:value-type="float">
            <text:p>3700666161</text:p>
          </table:table-cell>
          <table:table-cell office:value-type="float" office:value="3700388980" calcext:value-type="float">
            <text:p>3700388980</text:p>
          </table:table-cell>
          <table:table-cell office:value-type="float" office:value="4800599956" calcext:value-type="float">
            <text:p>48005999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0907241" calcext:value-type="float">
            <text:p>3700907241</text:p>
          </table:table-cell>
          <table:table-cell/>
          <table:table-cell office:value-type="float" office:value="3700610196" calcext:value-type="float">
            <text:p>3700610196</text:p>
          </table:table-cell>
          <table:table-cell office:value-type="float" office:value="3709892751" calcext:value-type="float">
            <text:p>3709892751</text:p>
          </table:table-cell>
          <table:table-cell office:value-type="float" office:value="3700513043" calcext:value-type="float">
            <text:p>3700513043</text:p>
          </table:table-cell>
          <table:table-cell office:value-type="float" office:value="3700384650" calcext:value-type="float">
            <text:p>3700384650</text:p>
          </table:table-cell>
          <table:table-cell office:value-type="float" office:value="4833902207" calcext:value-type="float">
            <text:p>48339022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0892513" calcext:value-type="float">
            <text:p>3700892513</text:p>
          </table:table-cell>
          <table:table-cell/>
          <table:table-cell office:value-type="float" office:value="3700483459" calcext:value-type="float">
            <text:p>3700483459</text:p>
          </table:table-cell>
          <table:table-cell office:value-type="float" office:value="3702869964" calcext:value-type="float">
            <text:p>3702869964</text:p>
          </table:table-cell>
          <table:table-cell office:value-type="float" office:value="3700462702" calcext:value-type="float">
            <text:p>3700462702</text:p>
          </table:table-cell>
          <table:table-cell office:value-type="float" office:value="3700385427" calcext:value-type="float">
            <text:p>3700385427</text:p>
          </table:table-cell>
          <table:table-cell office:value-type="float" office:value="4867547724" calcext:value-type="float">
            <text:p>48675477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2416615" calcext:value-type="float">
            <text:p>3702416615</text:p>
          </table:table-cell>
          <table:table-cell/>
          <table:table-cell office:value-type="float" office:value="3700497679" calcext:value-type="float">
            <text:p>3700497679</text:p>
          </table:table-cell>
          <table:table-cell office:value-type="float" office:value="3703426126" calcext:value-type="float">
            <text:p>3703426126</text:p>
          </table:table-cell>
          <table:table-cell office:value-type="float" office:value="3700546695" calcext:value-type="float">
            <text:p>3700546695</text:p>
          </table:table-cell>
          <table:table-cell office:value-type="float" office:value="3700392550" calcext:value-type="float">
            <text:p>3700392550</text:p>
          </table:table-cell>
          <table:table-cell office:value-type="float" office:value="4901038196" calcext:value-type="float">
            <text:p>49010381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0654120" calcext:value-type="float">
            <text:p>3700654120</text:p>
          </table:table-cell>
          <table:table-cell/>
          <table:table-cell office:value-type="float" office:value="3800633674" calcext:value-type="float">
            <text:p>3800633674</text:p>
          </table:table-cell>
          <table:table-cell office:value-type="float" office:value="3700662955" calcext:value-type="float">
            <text:p>3700662955</text:p>
          </table:table-cell>
          <table:table-cell office:value-type="float" office:value="3800479624" calcext:value-type="float">
            <text:p>3800479624</text:p>
          </table:table-cell>
          <table:table-cell office:value-type="float" office:value="3800394620" calcext:value-type="float">
            <text:p>3800394620</text:p>
          </table:table-cell>
          <table:table-cell office:value-type="float" office:value="4934823026" calcext:value-type="float">
            <text:p>49348230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1774891" calcext:value-type="float">
            <text:p>3811774891</text:p>
          </table:table-cell>
          <table:table-cell/>
          <table:table-cell office:value-type="float" office:value="3800494882" calcext:value-type="float">
            <text:p>3800494882</text:p>
          </table:table-cell>
          <table:table-cell office:value-type="float" office:value="3800928427" calcext:value-type="float">
            <text:p>3800928427</text:p>
          </table:table-cell>
          <table:table-cell office:value-type="float" office:value="3800561032" calcext:value-type="float">
            <text:p>3800561032</text:p>
          </table:table-cell>
          <table:table-cell office:value-type="float" office:value="3800398564" calcext:value-type="float">
            <text:p>3800398564</text:p>
          </table:table-cell>
          <table:table-cell office:value-type="float" office:value="4967713672" calcext:value-type="float">
            <text:p>49677136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0799310" calcext:value-type="float">
            <text:p>3800799310</text:p>
          </table:table-cell>
          <table:table-cell/>
          <table:table-cell office:value-type="float" office:value="3800495539" calcext:value-type="float">
            <text:p>3800495539</text:p>
          </table:table-cell>
          <table:table-cell office:value-type="float" office:value="3800694530" calcext:value-type="float">
            <text:p>3800694530</text:p>
          </table:table-cell>
          <table:table-cell office:value-type="float" office:value="3800551932" calcext:value-type="float">
            <text:p>3800551932</text:p>
          </table:table-cell>
          <table:table-cell office:value-type="float" office:value="3800393704" calcext:value-type="float">
            <text:p>3800393704</text:p>
          </table:table-cell>
          <table:table-cell office:value-type="float" office:value="5001376262" calcext:value-type="float">
            <text:p>50013762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1228285" calcext:value-type="float">
            <text:p>3801228285</text:p>
          </table:table-cell>
          <table:table-cell/>
          <table:table-cell office:value-type="float" office:value="3800601149" calcext:value-type="float">
            <text:p>3800601149</text:p>
          </table:table-cell>
          <table:table-cell office:value-type="float" office:value="3800842728" calcext:value-type="float">
            <text:p>3800842728</text:p>
          </table:table-cell>
          <table:table-cell office:value-type="float" office:value="3800563265" calcext:value-type="float">
            <text:p>3800563265</text:p>
          </table:table-cell>
          <table:table-cell office:value-type="float" office:value="3800387428" calcext:value-type="float">
            <text:p>3800387428</text:p>
          </table:table-cell>
          <table:table-cell office:value-type="float" office:value="5034566515" calcext:value-type="float">
            <text:p>50345665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66790915" calcext:value-type="float">
            <text:p>4066790915</text:p>
          </table:table-cell>
          <table:table-cell/>
          <table:table-cell office:value-type="float" office:value="3900506926" calcext:value-type="float">
            <text:p>3900506926</text:p>
          </table:table-cell>
          <table:table-cell office:value-type="float" office:value="3886430876" calcext:value-type="float">
            <text:p>3886430876</text:p>
          </table:table-cell>
          <table:table-cell office:value-type="float" office:value="3900511711" calcext:value-type="float">
            <text:p>3900511711</text:p>
          </table:table-cell>
          <table:table-cell office:value-type="float" office:value="3900400800" calcext:value-type="float">
            <text:p>3900400800</text:p>
          </table:table-cell>
          <table:table-cell office:value-type="float" office:value="5067878595" calcext:value-type="float">
            <text:p>50678785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02551159" calcext:value-type="float">
            <text:p>3902551159</text:p>
          </table:table-cell>
          <table:table-cell/>
          <table:table-cell office:value-type="float" office:value="3900487555" calcext:value-type="float">
            <text:p>3900487555</text:p>
          </table:table-cell>
          <table:table-cell office:value-type="float" office:value="3938753055" calcext:value-type="float">
            <text:p>3938753055</text:p>
          </table:table-cell>
          <table:table-cell office:value-type="float" office:value="3900513796" calcext:value-type="float">
            <text:p>3900513796</text:p>
          </table:table-cell>
          <table:table-cell office:value-type="float" office:value="3900390440" calcext:value-type="float">
            <text:p>3900390440</text:p>
          </table:table-cell>
          <table:table-cell office:value-type="float" office:value="5101614226" calcext:value-type="float">
            <text:p>51016142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12465554" calcext:value-type="float">
            <text:p>3912465554</text:p>
          </table:table-cell>
          <table:table-cell/>
          <table:table-cell office:value-type="float" office:value="3900578446" calcext:value-type="float">
            <text:p>3900578446</text:p>
          </table:table-cell>
          <table:table-cell office:value-type="float" office:value="3972674603" calcext:value-type="float">
            <text:p>3972674603</text:p>
          </table:table-cell>
          <table:table-cell office:value-type="float" office:value="3900494325" calcext:value-type="float">
            <text:p>3900494325</text:p>
          </table:table-cell>
          <table:table-cell office:value-type="float" office:value="3900400551" calcext:value-type="float">
            <text:p>3900400551</text:p>
          </table:table-cell>
          <table:table-cell office:value-type="float" office:value="5133979045" calcext:value-type="float">
            <text:p>51339790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00808757" calcext:value-type="float">
            <text:p>3900808757</text:p>
          </table:table-cell>
          <table:table-cell/>
          <table:table-cell office:value-type="float" office:value="4000588465" calcext:value-type="float">
            <text:p>4000588465</text:p>
          </table:table-cell>
          <table:table-cell office:value-type="float" office:value="3990376160" calcext:value-type="float">
            <text:p>3990376160</text:p>
          </table:table-cell>
          <table:table-cell office:value-type="float" office:value="4000462255" calcext:value-type="float">
            <text:p>4000462255</text:p>
          </table:table-cell>
          <table:table-cell office:value-type="float" office:value="4000389794" calcext:value-type="float">
            <text:p>4000389794</text:p>
          </table:table-cell>
          <table:table-cell office:value-type="float" office:value="5167897398" calcext:value-type="float">
            <text:p>51678973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12180070" calcext:value-type="float">
            <text:p>3912180070</text:p>
          </table:table-cell>
          <table:table-cell/>
          <table:table-cell office:value-type="float" office:value="4000525969" calcext:value-type="float">
            <text:p>4000525969</text:p>
          </table:table-cell>
          <table:table-cell office:value-type="float" office:value="3955378927" calcext:value-type="float">
            <text:p>3955378927</text:p>
          </table:table-cell>
          <table:table-cell office:value-type="float" office:value="4000480297" calcext:value-type="float">
            <text:p>4000480297</text:p>
          </table:table-cell>
          <table:table-cell office:value-type="float" office:value="4000432444" calcext:value-type="float">
            <text:p>4000432444</text:p>
          </table:table-cell>
          <table:table-cell office:value-type="float" office:value="5201365268" calcext:value-type="float">
            <text:p>52013652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0847984" calcext:value-type="float">
            <text:p>4000847984</text:p>
          </table:table-cell>
          <table:table-cell/>
          <table:table-cell office:value-type="float" office:value="4000599278" calcext:value-type="float">
            <text:p>4000599278</text:p>
          </table:table-cell>
          <table:table-cell office:value-type="float" office:value="4056528683" calcext:value-type="float">
            <text:p>4056528683</text:p>
          </table:table-cell>
          <table:table-cell office:value-type="float" office:value="4000453225" calcext:value-type="float">
            <text:p>4000453225</text:p>
          </table:table-cell>
          <table:table-cell office:value-type="float" office:value="4000406582" calcext:value-type="float">
            <text:p>4000406582</text:p>
          </table:table-cell>
          <table:table-cell office:value-type="float" office:value="5234654710" calcext:value-type="float">
            <text:p>52346547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11454866" calcext:value-type="float">
            <text:p>4011454866</text:p>
          </table:table-cell>
          <table:table-cell/>
          <table:table-cell office:value-type="float" office:value="4000570221" calcext:value-type="float">
            <text:p>4000570221</text:p>
          </table:table-cell>
          <table:table-cell office:value-type="float" office:value="4037759901" calcext:value-type="float">
            <text:p>4037759901</text:p>
          </table:table-cell>
          <table:table-cell office:value-type="float" office:value="4000440177" calcext:value-type="float">
            <text:p>4000440177</text:p>
          </table:table-cell>
          <table:table-cell office:value-type="float" office:value="4000404089" calcext:value-type="float">
            <text:p>4000404089</text:p>
          </table:table-cell>
          <table:table-cell office:value-type="float" office:value="5267853908" calcext:value-type="float">
            <text:p>52678539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0933251" calcext:value-type="float">
            <text:p>4000933251</text:p>
          </table:table-cell>
          <table:table-cell/>
          <table:table-cell office:value-type="float" office:value="4000497476" calcext:value-type="float">
            <text:p>4000497476</text:p>
          </table:table-cell>
          <table:table-cell office:value-type="float" office:value="4131326072" calcext:value-type="float">
            <text:p>4131326072</text:p>
          </table:table-cell>
          <table:table-cell office:value-type="float" office:value="4000493888" calcext:value-type="float">
            <text:p>4000493888</text:p>
          </table:table-cell>
          <table:table-cell office:value-type="float" office:value="4000396858" calcext:value-type="float">
            <text:p>4000396858</text:p>
          </table:table-cell>
          <table:table-cell office:value-type="float" office:value="5301172050" calcext:value-type="float">
            <text:p>53011720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1206997" calcext:value-type="float">
            <text:p>4001206997</text:p>
          </table:table-cell>
          <table:table-cell/>
          <table:table-cell office:value-type="float" office:value="4100586353" calcext:value-type="float">
            <text:p>4100586353</text:p>
          </table:table-cell>
          <table:table-cell office:value-type="float" office:value="4059916917" calcext:value-type="float">
            <text:p>4059916917</text:p>
          </table:table-cell>
          <table:table-cell office:value-type="float" office:value="4100470220" calcext:value-type="float">
            <text:p>4100470220</text:p>
          </table:table-cell>
          <table:table-cell office:value-type="float" office:value="4100410925" calcext:value-type="float">
            <text:p>4100410925</text:p>
          </table:table-cell>
          <table:table-cell office:value-type="float" office:value="5333989926" calcext:value-type="float">
            <text:p>53339899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1592912" calcext:value-type="float">
            <text:p>4101592912</text:p>
          </table:table-cell>
          <table:table-cell/>
          <table:table-cell office:value-type="float" office:value="4100591123" calcext:value-type="float">
            <text:p>4100591123</text:p>
          </table:table-cell>
          <table:table-cell office:value-type="float" office:value="4188918440" calcext:value-type="float">
            <text:p>4188918440</text:p>
          </table:table-cell>
          <table:table-cell office:value-type="float" office:value="4100475572" calcext:value-type="float">
            <text:p>4100475572</text:p>
          </table:table-cell>
          <table:table-cell office:value-type="float" office:value="4100399092" calcext:value-type="float">
            <text:p>4100399092</text:p>
          </table:table-cell>
          <table:table-cell office:value-type="float" office:value="5367318270" calcext:value-type="float">
            <text:p>536731827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1410955" calcext:value-type="float">
            <text:p>4101410955</text:p>
          </table:table-cell>
          <table:table-cell/>
          <table:table-cell office:value-type="float" office:value="4100526631" calcext:value-type="float">
            <text:p>4100526631</text:p>
          </table:table-cell>
          <table:table-cell office:value-type="float" office:value="4140867350" calcext:value-type="float">
            <text:p>4140867350</text:p>
          </table:table-cell>
          <table:table-cell office:value-type="float" office:value="4100509889" calcext:value-type="float">
            <text:p>4100509889</text:p>
          </table:table-cell>
          <table:table-cell office:value-type="float" office:value="4100409707" calcext:value-type="float">
            <text:p>4100409707</text:p>
          </table:table-cell>
          <table:table-cell office:value-type="float" office:value="5400684583" calcext:value-type="float">
            <text:p>54006845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1169712" calcext:value-type="float">
            <text:p>4101169712</text:p>
          </table:table-cell>
          <table:table-cell/>
          <table:table-cell office:value-type="float" office:value="4100555077" calcext:value-type="float">
            <text:p>4100555077</text:p>
          </table:table-cell>
          <table:table-cell office:value-type="float" office:value="4162224996" calcext:value-type="float">
            <text:p>4162224996</text:p>
          </table:table-cell>
          <table:table-cell office:value-type="float" office:value="4100494552" calcext:value-type="float">
            <text:p>4100494552</text:p>
          </table:table-cell>
          <table:table-cell office:value-type="float" office:value="4100398456" calcext:value-type="float">
            <text:p>4100398456</text:p>
          </table:table-cell>
          <table:table-cell office:value-type="float" office:value="5433923695" calcext:value-type="float">
            <text:p>54339236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0748205" calcext:value-type="float">
            <text:p>4100748205</text:p>
          </table:table-cell>
          <table:table-cell/>
          <table:table-cell office:value-type="float" office:value="4200608267" calcext:value-type="float">
            <text:p>4200608267</text:p>
          </table:table-cell>
          <table:table-cell office:value-type="float" office:value="4142106764" calcext:value-type="float">
            <text:p>4142106764</text:p>
          </table:table-cell>
          <table:table-cell office:value-type="float" office:value="4200649438" calcext:value-type="float">
            <text:p>4200649438</text:p>
          </table:table-cell>
          <table:table-cell office:value-type="float" office:value="4200405909" calcext:value-type="float">
            <text:p>4200405909</text:p>
          </table:table-cell>
          <table:table-cell office:value-type="float" office:value="5467533457" calcext:value-type="float">
            <text:p>54675334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01296059" calcext:value-type="float">
            <text:p>4201296059</text:p>
          </table:table-cell>
          <table:table-cell/>
          <table:table-cell office:value-type="float" office:value="4200510521" calcext:value-type="float">
            <text:p>4200510521</text:p>
          </table:table-cell>
          <table:table-cell office:value-type="float" office:value="4243998505" calcext:value-type="float">
            <text:p>4243998505</text:p>
          </table:table-cell>
          <table:table-cell office:value-type="float" office:value="4200814377" calcext:value-type="float">
            <text:p>4200814377</text:p>
          </table:table-cell>
          <table:table-cell office:value-type="float" office:value="4200405371" calcext:value-type="float">
            <text:p>4200405371</text:p>
          </table:table-cell>
          <table:table-cell office:value-type="float" office:value="5500653936" calcext:value-type="float">
            <text:p>55006539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2744027" calcext:value-type="float">
            <text:p>4242744027</text:p>
          </table:table-cell>
          <table:table-cell/>
          <table:table-cell office:value-type="float" office:value="4200607560" calcext:value-type="float">
            <text:p>4200607560</text:p>
          </table:table-cell>
          <table:table-cell office:value-type="float" office:value="4214790582" calcext:value-type="float">
            <text:p>4214790582</text:p>
          </table:table-cell>
          <table:table-cell office:value-type="float" office:value="4200565555" calcext:value-type="float">
            <text:p>4200565555</text:p>
          </table:table-cell>
          <table:table-cell office:value-type="float" office:value="4200411765" calcext:value-type="float">
            <text:p>4200411765</text:p>
          </table:table-cell>
          <table:table-cell office:value-type="float" office:value="5533939244" calcext:value-type="float">
            <text:p>5533939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01285591" calcext:value-type="float">
            <text:p>4201285591</text:p>
          </table:table-cell>
          <table:table-cell/>
          <table:table-cell office:value-type="float" office:value="4200557195" calcext:value-type="float">
            <text:p>4200557195</text:p>
          </table:table-cell>
          <table:table-cell office:value-type="float" office:value="4228563693" calcext:value-type="float">
            <text:p>4228563693</text:p>
          </table:table-cell>
          <table:table-cell office:value-type="float" office:value="4200495603" calcext:value-type="float">
            <text:p>4200495603</text:p>
          </table:table-cell>
          <table:table-cell office:value-type="float" office:value="4200407374" calcext:value-type="float">
            <text:p>4200407374</text:p>
          </table:table-cell>
          <table:table-cell office:value-type="float" office:value="5567273914" calcext:value-type="float">
            <text:p>55672739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00871058" calcext:value-type="float">
            <text:p>4200871058</text:p>
          </table:table-cell>
          <table:table-cell/>
          <table:table-cell office:value-type="float" office:value="4300525541" calcext:value-type="float">
            <text:p>4300525541</text:p>
          </table:table-cell>
          <table:table-cell office:value-type="float" office:value="4201396650" calcext:value-type="float">
            <text:p>4201396650</text:p>
          </table:table-cell>
          <table:table-cell office:value-type="float" office:value="4300464872" calcext:value-type="float">
            <text:p>4300464872</text:p>
          </table:table-cell>
          <table:table-cell office:value-type="float" office:value="4300407859" calcext:value-type="float">
            <text:p>4300407859</text:p>
          </table:table-cell>
          <table:table-cell office:value-type="float" office:value="5600812797" calcext:value-type="float">
            <text:p>56008127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5111058" calcext:value-type="float">
            <text:p>4345111058</text:p>
          </table:table-cell>
          <table:table-cell/>
          <table:table-cell office:value-type="float" office:value="4300564232" calcext:value-type="float">
            <text:p>4300564232</text:p>
          </table:table-cell>
          <table:table-cell office:value-type="float" office:value="4316834624" calcext:value-type="float">
            <text:p>4316834624</text:p>
          </table:table-cell>
          <table:table-cell office:value-type="float" office:value="4300515518" calcext:value-type="float">
            <text:p>4300515518</text:p>
          </table:table-cell>
          <table:table-cell office:value-type="float" office:value="4300404373" calcext:value-type="float">
            <text:p>4300404373</text:p>
          </table:table-cell>
          <table:table-cell office:value-type="float" office:value="5633971918" calcext:value-type="float">
            <text:p>56339719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0536758" calcext:value-type="float">
            <text:p>4300536758</text:p>
          </table:table-cell>
          <table:table-cell/>
          <table:table-cell office:value-type="float" office:value="4300593584" calcext:value-type="float">
            <text:p>4300593584</text:p>
          </table:table-cell>
          <table:table-cell office:value-type="float" office:value="4302263150" calcext:value-type="float">
            <text:p>4302263150</text:p>
          </table:table-cell>
          <table:table-cell office:value-type="float" office:value="4300537385" calcext:value-type="float">
            <text:p>4300537385</text:p>
          </table:table-cell>
          <table:table-cell office:value-type="float" office:value="4300407754" calcext:value-type="float">
            <text:p>4300407754</text:p>
          </table:table-cell>
          <table:table-cell office:value-type="float" office:value="5667273206" calcext:value-type="float">
            <text:p>56672732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0387308" calcext:value-type="float">
            <text:p>4300387308</text:p>
          </table:table-cell>
          <table:table-cell/>
          <table:table-cell office:value-type="float" office:value="4400529525" calcext:value-type="float">
            <text:p>4400529525</text:p>
          </table:table-cell>
          <table:table-cell office:value-type="float" office:value="4301069286" calcext:value-type="float">
            <text:p>4301069286</text:p>
          </table:table-cell>
          <table:table-cell office:value-type="float" office:value="4400530131" calcext:value-type="float">
            <text:p>4400530131</text:p>
          </table:table-cell>
          <table:table-cell office:value-type="float" office:value="4400409522" calcext:value-type="float">
            <text:p>4400409522</text:p>
          </table:table-cell>
          <table:table-cell office:value-type="float" office:value="5700699251" calcext:value-type="float">
            <text:p>57006992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1379306" calcext:value-type="float">
            <text:p>4301379306</text:p>
          </table:table-cell>
          <table:table-cell/>
          <table:table-cell office:value-type="float" office:value="4400624844" calcext:value-type="float">
            <text:p>4400624844</text:p>
          </table:table-cell>
          <table:table-cell office:value-type="float" office:value="4308951818" calcext:value-type="float">
            <text:p>4308951818</text:p>
          </table:table-cell>
          <table:table-cell office:value-type="float" office:value="4400465851" calcext:value-type="float">
            <text:p>4400465851</text:p>
          </table:table-cell>
          <table:table-cell office:value-type="float" office:value="4400403535" calcext:value-type="float">
            <text:p>4400403535</text:p>
          </table:table-cell>
          <table:table-cell office:value-type="float" office:value="5733954841" calcext:value-type="float">
            <text:p>57339548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00389685" calcext:value-type="float">
            <text:p>4400389685</text:p>
          </table:table-cell>
          <table:table-cell/>
          <table:table-cell office:value-type="float" office:value="4400581077" calcext:value-type="float">
            <text:p>4400581077</text:p>
          </table:table-cell>
          <table:table-cell office:value-type="float" office:value="4403483047" calcext:value-type="float">
            <text:p>4403483047</text:p>
          </table:table-cell>
          <table:table-cell office:value-type="float" office:value="4400497632" calcext:value-type="float">
            <text:p>4400497632</text:p>
          </table:table-cell>
          <table:table-cell office:value-type="float" office:value="4400409116" calcext:value-type="float">
            <text:p>4400409116</text:p>
          </table:table-cell>
          <table:table-cell office:value-type="float" office:value="5767441162" calcext:value-type="float">
            <text:p>57674411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00500035" calcext:value-type="float">
            <text:p>4400500035</text:p>
          </table:table-cell>
          <table:table-cell/>
          <table:table-cell office:value-type="float" office:value="4400586664" calcext:value-type="float">
            <text:p>4400586664</text:p>
          </table:table-cell>
          <table:table-cell office:value-type="float" office:value="4401585490" calcext:value-type="float">
            <text:p>4401585490</text:p>
          </table:table-cell>
          <table:table-cell office:value-type="float" office:value="4400529931" calcext:value-type="float">
            <text:p>4400529931</text:p>
          </table:table-cell>
          <table:table-cell office:value-type="float" office:value="4400417003" calcext:value-type="float">
            <text:p>4400417003</text:p>
          </table:table-cell>
          <table:table-cell office:value-type="float" office:value="5800632097" calcext:value-type="float">
            <text:p>58006320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00654621" calcext:value-type="float">
            <text:p>4400654621</text:p>
          </table:table-cell>
          <table:table-cell/>
          <table:table-cell office:value-type="float" office:value="4400536672" calcext:value-type="float">
            <text:p>4400536672</text:p>
          </table:table-cell>
          <table:table-cell office:value-type="float" office:value="4400997781" calcext:value-type="float">
            <text:p>4400997781</text:p>
          </table:table-cell>
          <table:table-cell office:value-type="float" office:value="4400536852" calcext:value-type="float">
            <text:p>4400536852</text:p>
          </table:table-cell>
          <table:table-cell office:value-type="float" office:value="4400408438" calcext:value-type="float">
            <text:p>4400408438</text:p>
          </table:table-cell>
          <table:table-cell office:value-type="float" office:value="5833962996" calcext:value-type="float">
            <text:p>58339629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00927235" calcext:value-type="float">
            <text:p>4400927235</text:p>
          </table:table-cell>
          <table:table-cell/>
          <table:table-cell office:value-type="float" office:value="4500596009" calcext:value-type="float">
            <text:p>4500596009</text:p>
          </table:table-cell>
          <table:table-cell office:value-type="float" office:value="4411558048" calcext:value-type="float">
            <text:p>4411558048</text:p>
          </table:table-cell>
          <table:table-cell office:value-type="float" office:value="4500541408" calcext:value-type="float">
            <text:p>4500541408</text:p>
          </table:table-cell>
          <table:table-cell office:value-type="float" office:value="4500409338" calcext:value-type="float">
            <text:p>4500409338</text:p>
          </table:table-cell>
          <table:table-cell office:value-type="float" office:value="5867299628" calcext:value-type="float">
            <text:p>58672996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00411057" calcext:value-type="float">
            <text:p>4500411057</text:p>
          </table:table-cell>
          <table:table-cell/>
          <table:table-cell office:value-type="float" office:value="4500688497" calcext:value-type="float">
            <text:p>4500688497</text:p>
          </table:table-cell>
          <table:table-cell office:value-type="float" office:value="4509005229" calcext:value-type="float">
            <text:p>4509005229</text:p>
          </table:table-cell>
          <table:table-cell office:value-type="float" office:value="4500555519" calcext:value-type="float">
            <text:p>4500555519</text:p>
          </table:table-cell>
          <table:table-cell office:value-type="float" office:value="4500414477" calcext:value-type="float">
            <text:p>4500414477</text:p>
          </table:table-cell>
          <table:table-cell office:value-type="float" office:value="5900599792" calcext:value-type="float">
            <text:p>59005997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00758998" calcext:value-type="float">
            <text:p>4500758998</text:p>
          </table:table-cell>
          <table:table-cell/>
          <table:table-cell office:value-type="float" office:value="4500527783" calcext:value-type="float">
            <text:p>4500527783</text:p>
          </table:table-cell>
          <table:table-cell office:value-type="float" office:value="4508060823" calcext:value-type="float">
            <text:p>4508060823</text:p>
          </table:table-cell>
          <table:table-cell office:value-type="float" office:value="4500633990" calcext:value-type="float">
            <text:p>4500633990</text:p>
          </table:table-cell>
          <table:table-cell office:value-type="float" office:value="4500417126" calcext:value-type="float">
            <text:p>4500417126</text:p>
          </table:table-cell>
          <table:table-cell office:value-type="float" office:value="5933929025" calcext:value-type="float">
            <text:p>59339290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00439152" calcext:value-type="float">
            <text:p>4500439152</text:p>
          </table:table-cell>
          <table:table-cell/>
          <table:table-cell office:value-type="float" office:value="4500591361" calcext:value-type="float">
            <text:p>4500591361</text:p>
          </table:table-cell>
          <table:table-cell office:value-type="float" office:value="4508055101" calcext:value-type="float">
            <text:p>4508055101</text:p>
          </table:table-cell>
          <table:table-cell office:value-type="float" office:value="4500583592" calcext:value-type="float">
            <text:p>4500583592</text:p>
          </table:table-cell>
          <table:table-cell office:value-type="float" office:value="4500411641" calcext:value-type="float">
            <text:p>4500411641</text:p>
          </table:table-cell>
          <table:table-cell office:value-type="float" office:value="5967302720" calcext:value-type="float">
            <text:p>59673027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00823333" calcext:value-type="float">
            <text:p>4500823333</text:p>
          </table:table-cell>
          <table:table-cell/>
          <table:table-cell office:value-type="float" office:value="4600592654" calcext:value-type="float">
            <text:p>4600592654</text:p>
          </table:table-cell>
          <table:table-cell office:value-type="float" office:value="4503035439" calcext:value-type="float">
            <text:p>4503035439</text:p>
          </table:table-cell>
          <table:table-cell office:value-type="float" office:value="4600567289" calcext:value-type="float">
            <text:p>4600567289</text:p>
          </table:table-cell>
          <table:table-cell office:value-type="float" office:value="4600426067" calcext:value-type="float">
            <text:p>4600426067</text:p>
          </table:table-cell>
          <table:table-cell office:value-type="float" office:value="6000997589" calcext:value-type="float">
            <text:p>6000997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00879749" calcext:value-type="float">
            <text:p>4600879749</text:p>
          </table:table-cell>
          <table:table-cell/>
          <table:table-cell office:value-type="float" office:value="4600510392" calcext:value-type="float">
            <text:p>4600510392</text:p>
          </table:table-cell>
          <table:table-cell office:value-type="float" office:value="4642226579" calcext:value-type="float">
            <text:p>4642226579</text:p>
          </table:table-cell>
          <table:table-cell office:value-type="float" office:value="4600608172" calcext:value-type="float">
            <text:p>4600608172</text:p>
          </table:table-cell>
          <table:table-cell office:value-type="float" office:value="4600426081" calcext:value-type="float">
            <text:p>4600426081</text:p>
          </table:table-cell>
          <table:table-cell office:value-type="float" office:value="6034795607" calcext:value-type="float">
            <text:p>60347956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00642542" calcext:value-type="float">
            <text:p>4600642542</text:p>
          </table:table-cell>
          <table:table-cell/>
          <table:table-cell office:value-type="float" office:value="4600694223" calcext:value-type="float">
            <text:p>4600694223</text:p>
          </table:table-cell>
          <table:table-cell office:value-type="float" office:value="4608923675" calcext:value-type="float">
            <text:p>4608923675</text:p>
          </table:table-cell>
          <table:table-cell office:value-type="float" office:value="4600614910" calcext:value-type="float">
            <text:p>4600614910</text:p>
          </table:table-cell>
          <table:table-cell office:value-type="float" office:value="4600417095" calcext:value-type="float">
            <text:p>4600417095</text:p>
          </table:table-cell>
          <table:table-cell office:value-type="float" office:value="6068027109" calcext:value-type="float">
            <text:p>60680271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01111650" calcext:value-type="float">
            <text:p>4601111650</text:p>
          </table:table-cell>
          <table:table-cell/>
          <table:table-cell office:value-type="float" office:value="4600539872" calcext:value-type="float">
            <text:p>4600539872</text:p>
          </table:table-cell>
          <table:table-cell office:value-type="float" office:value="4602263316" calcext:value-type="float">
            <text:p>4602263316</text:p>
          </table:table-cell>
          <table:table-cell office:value-type="float" office:value="4601815811" calcext:value-type="float">
            <text:p>4601815811</text:p>
          </table:table-cell>
          <table:table-cell office:value-type="float" office:value="4600432394" calcext:value-type="float">
            <text:p>4600432394</text:p>
          </table:table-cell>
          <table:table-cell office:value-type="float" office:value="6101543143" calcext:value-type="float">
            <text:p>61015431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00569399" calcext:value-type="float">
            <text:p>4600569399</text:p>
          </table:table-cell>
          <table:table-cell/>
          <table:table-cell office:value-type="float" office:value="4700541788" calcext:value-type="float">
            <text:p>4700541788</text:p>
          </table:table-cell>
          <table:table-cell office:value-type="float" office:value="4606457812" calcext:value-type="float">
            <text:p>4606457812</text:p>
          </table:table-cell>
          <table:table-cell office:value-type="float" office:value="4701524477" calcext:value-type="float">
            <text:p>4701524477</text:p>
          </table:table-cell>
          <table:table-cell office:value-type="float" office:value="4700410437" calcext:value-type="float">
            <text:p>4700410437</text:p>
          </table:table-cell>
          <table:table-cell office:value-type="float" office:value="6134472222" calcext:value-type="float">
            <text:p>61344722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0456365" calcext:value-type="float">
            <text:p>4700456365</text:p>
          </table:table-cell>
          <table:table-cell/>
          <table:table-cell office:value-type="float" office:value="4700659030" calcext:value-type="float">
            <text:p>4700659030</text:p>
          </table:table-cell>
          <table:table-cell office:value-type="float" office:value="4703195679" calcext:value-type="float">
            <text:p>4703195679</text:p>
          </table:table-cell>
          <table:table-cell office:value-type="float" office:value="4701801072" calcext:value-type="float">
            <text:p>4701801072</text:p>
          </table:table-cell>
          <table:table-cell office:value-type="float" office:value="4700423608" calcext:value-type="float">
            <text:p>4700423608</text:p>
          </table:table-cell>
          <table:table-cell office:value-type="float" office:value="6168112216" calcext:value-type="float">
            <text:p>61681122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1027345" calcext:value-type="float">
            <text:p>4701027345</text:p>
          </table:table-cell>
          <table:table-cell/>
          <table:table-cell office:value-type="float" office:value="4700543681" calcext:value-type="float">
            <text:p>4700543681</text:p>
          </table:table-cell>
          <table:table-cell office:value-type="float" office:value="4704601776" calcext:value-type="float">
            <text:p>4704601776</text:p>
          </table:table-cell>
          <table:table-cell office:value-type="float" office:value="4700552803" calcext:value-type="float">
            <text:p>4700552803</text:p>
          </table:table-cell>
          <table:table-cell office:value-type="float" office:value="4700420145" calcext:value-type="float">
            <text:p>4700420145</text:p>
          </table:table-cell>
          <table:table-cell office:value-type="float" office:value="6201330369" calcext:value-type="float">
            <text:p>62013303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0929209" calcext:value-type="float">
            <text:p>4700929209</text:p>
          </table:table-cell>
          <table:table-cell/>
          <table:table-cell office:value-type="float" office:value="4800709178" calcext:value-type="float">
            <text:p>4800709178</text:p>
          </table:table-cell>
          <table:table-cell office:value-type="float" office:value="4701024712" calcext:value-type="float">
            <text:p>4701024712</text:p>
          </table:table-cell>
          <table:table-cell office:value-type="float" office:value="4800496278" calcext:value-type="float">
            <text:p>4800496278</text:p>
          </table:table-cell>
          <table:table-cell office:value-type="float" office:value="4800427164" calcext:value-type="float">
            <text:p>4800427164</text:p>
          </table:table-cell>
          <table:table-cell office:value-type="float" office:value="6234717404" calcext:value-type="float">
            <text:p>62347174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0583338" calcext:value-type="float">
            <text:p>4700583338</text:p>
          </table:table-cell>
          <table:table-cell/>
          <table:table-cell office:value-type="float" office:value="4800555175" calcext:value-type="float">
            <text:p>4800555175</text:p>
          </table:table-cell>
          <table:table-cell office:value-type="float" office:value="4721114981" calcext:value-type="float">
            <text:p>4721114981</text:p>
          </table:table-cell>
          <table:table-cell office:value-type="float" office:value="4800578235" calcext:value-type="float">
            <text:p>4800578235</text:p>
          </table:table-cell>
          <table:table-cell office:value-type="float" office:value="4800423827" calcext:value-type="float">
            <text:p>4800423827</text:p>
          </table:table-cell>
          <table:table-cell office:value-type="float" office:value="6268213679" calcext:value-type="float">
            <text:p>62682136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0584823" calcext:value-type="float">
            <text:p>4800584823</text:p>
          </table:table-cell>
          <table:table-cell/>
          <table:table-cell office:value-type="float" office:value="4800548655" calcext:value-type="float">
            <text:p>4800548655</text:p>
          </table:table-cell>
          <table:table-cell office:value-type="float" office:value="4805408388" calcext:value-type="float">
            <text:p>4805408388</text:p>
          </table:table-cell>
          <table:table-cell office:value-type="float" office:value="4800531658" calcext:value-type="float">
            <text:p>4800531658</text:p>
          </table:table-cell>
          <table:table-cell office:value-type="float" office:value="4800421262" calcext:value-type="float">
            <text:p>4800421262</text:p>
          </table:table-cell>
          <table:table-cell office:value-type="float" office:value="6301112101" calcext:value-type="float">
            <text:p>63011121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0449197" calcext:value-type="float">
            <text:p>4800449197</text:p>
          </table:table-cell>
          <table:table-cell/>
          <table:table-cell office:value-type="float" office:value="4800700245" calcext:value-type="float">
            <text:p>4800700245</text:p>
          </table:table-cell>
          <table:table-cell office:value-type="float" office:value="4801493361" calcext:value-type="float">
            <text:p>4801493361</text:p>
          </table:table-cell>
          <table:table-cell office:value-type="float" office:value="4800562597" calcext:value-type="float">
            <text:p>4800562597</text:p>
          </table:table-cell>
          <table:table-cell office:value-type="float" office:value="4800427680" calcext:value-type="float">
            <text:p>4800427680</text:p>
          </table:table-cell>
          <table:table-cell office:value-type="float" office:value="6334623453" calcext:value-type="float">
            <text:p>63346234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0941238" calcext:value-type="float">
            <text:p>4800941238</text:p>
          </table:table-cell>
          <table:table-cell/>
          <table:table-cell office:value-type="float" office:value="4800543154" calcext:value-type="float">
            <text:p>4800543154</text:p>
          </table:table-cell>
          <table:table-cell office:value-type="float" office:value="4801454303" calcext:value-type="float">
            <text:p>4801454303</text:p>
          </table:table-cell>
          <table:table-cell office:value-type="float" office:value="4800510693" calcext:value-type="float">
            <text:p>4800510693</text:p>
          </table:table-cell>
          <table:table-cell office:value-type="float" office:value="4800427649" calcext:value-type="float">
            <text:p>4800427649</text:p>
          </table:table-cell>
          <table:table-cell office:value-type="float" office:value="6367711743" calcext:value-type="float">
            <text:p>63677117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0645135" calcext:value-type="float">
            <text:p>4800645135</text:p>
          </table:table-cell>
          <table:table-cell/>
          <table:table-cell office:value-type="float" office:value="4900651427" calcext:value-type="float">
            <text:p>4900651427</text:p>
          </table:table-cell>
          <table:table-cell office:value-type="float" office:value="4807230148" calcext:value-type="float">
            <text:p>4807230148</text:p>
          </table:table-cell>
          <table:table-cell office:value-type="float" office:value="4900540952" calcext:value-type="float">
            <text:p>4900540952</text:p>
          </table:table-cell>
          <table:table-cell office:value-type="float" office:value="4900430811" calcext:value-type="float">
            <text:p>4900430811</text:p>
          </table:table-cell>
          <table:table-cell office:value-type="float" office:value="6400878945" calcext:value-type="float">
            <text:p>64008789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0465072" calcext:value-type="float">
            <text:p>4900465072</text:p>
          </table:table-cell>
          <table:table-cell/>
          <table:table-cell office:value-type="float" office:value="4900630212" calcext:value-type="float">
            <text:p>4900630212</text:p>
          </table:table-cell>
          <table:table-cell office:value-type="float" office:value="4902762307" calcext:value-type="float">
            <text:p>4902762307</text:p>
          </table:table-cell>
          <table:table-cell office:value-type="float" office:value="4900574751" calcext:value-type="float">
            <text:p>4900574751</text:p>
          </table:table-cell>
          <table:table-cell office:value-type="float" office:value="4900424498" calcext:value-type="float">
            <text:p>4900424498</text:p>
          </table:table-cell>
          <table:table-cell office:value-type="float" office:value="6434002952" calcext:value-type="float">
            <text:p>64340029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0527676" calcext:value-type="float">
            <text:p>4900527676</text:p>
          </table:table-cell>
          <table:table-cell/>
          <table:table-cell office:value-type="float" office:value="4900544691" calcext:value-type="float">
            <text:p>4900544691</text:p>
          </table:table-cell>
          <table:table-cell office:value-type="float" office:value="4901391886" calcext:value-type="float">
            <text:p>4901391886</text:p>
          </table:table-cell>
          <table:table-cell office:value-type="float" office:value="4900534263" calcext:value-type="float">
            <text:p>4900534263</text:p>
          </table:table-cell>
          <table:table-cell office:value-type="float" office:value="4900427300" calcext:value-type="float">
            <text:p>4900427300</text:p>
          </table:table-cell>
          <table:table-cell office:value-type="float" office:value="6467391577" calcext:value-type="float">
            <text:p>64673915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0544504" calcext:value-type="float">
            <text:p>4900544504</text:p>
          </table:table-cell>
          <table:table-cell/>
          <table:table-cell office:value-type="float" office:value="4900673912" calcext:value-type="float">
            <text:p>4900673912</text:p>
          </table:table-cell>
          <table:table-cell office:value-type="float" office:value="4900904277" calcext:value-type="float">
            <text:p>4900904277</text:p>
          </table:table-cell>
          <table:table-cell office:value-type="float" office:value="4900565389" calcext:value-type="float">
            <text:p>4900565389</text:p>
          </table:table-cell>
          <table:table-cell office:value-type="float" office:value="4900426136" calcext:value-type="float">
            <text:p>4900426136</text:p>
          </table:table-cell>
          <table:table-cell office:value-type="float" office:value="6500644353" calcext:value-type="float">
            <text:p>65006443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1053298" calcext:value-type="float">
            <text:p>4901053298</text:p>
          </table:table-cell>
          <table:table-cell/>
          <table:table-cell office:value-type="float" office:value="5000594737" calcext:value-type="float">
            <text:p>5000594737</text:p>
          </table:table-cell>
          <table:table-cell office:value-type="float" office:value="4902046722" calcext:value-type="float">
            <text:p>4902046722</text:p>
          </table:table-cell>
          <table:table-cell office:value-type="float" office:value="5000572435" calcext:value-type="float">
            <text:p>5000572435</text:p>
          </table:table-cell>
          <table:table-cell office:value-type="float" office:value="5000435681" calcext:value-type="float">
            <text:p>5000435681</text:p>
          </table:table-cell>
          <table:table-cell office:value-type="float" office:value="6533981186" calcext:value-type="float">
            <text:p>65339811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0933765" calcext:value-type="float">
            <text:p>5000933765</text:p>
          </table:table-cell>
          <table:table-cell/>
          <table:table-cell office:value-type="float" office:value="5000662869" calcext:value-type="float">
            <text:p>5000662869</text:p>
          </table:table-cell>
          <table:table-cell office:value-type="float" office:value="5001197383" calcext:value-type="float">
            <text:p>5001197383</text:p>
          </table:table-cell>
          <table:table-cell office:value-type="float" office:value="5000588295" calcext:value-type="float">
            <text:p>5000588295</text:p>
          </table:table-cell>
          <table:table-cell office:value-type="float" office:value="5000426221" calcext:value-type="float">
            <text:p>5000426221</text:p>
          </table:table-cell>
          <table:table-cell office:value-type="float" office:value="6567519169" calcext:value-type="float">
            <text:p>65675191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0478782" calcext:value-type="float">
            <text:p>5000478782</text:p>
          </table:table-cell>
          <table:table-cell/>
          <table:table-cell office:value-type="float" office:value="5000612709" calcext:value-type="float">
            <text:p>5000612709</text:p>
          </table:table-cell>
          <table:table-cell office:value-type="float" office:value="5043065192" calcext:value-type="float">
            <text:p>5043065192</text:p>
          </table:table-cell>
          <table:table-cell office:value-type="float" office:value="5000484707" calcext:value-type="float">
            <text:p>5000484707</text:p>
          </table:table-cell>
          <table:table-cell office:value-type="float" office:value="5000436570" calcext:value-type="float">
            <text:p>5000436570</text:p>
          </table:table-cell>
          <table:table-cell office:value-type="float" office:value="6600673825" calcext:value-type="float">
            <text:p>6600673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0494000" calcext:value-type="float">
            <text:p>5000494000</text:p>
          </table:table-cell>
          <table:table-cell/>
          <table:table-cell office:value-type="float" office:value="5000550596" calcext:value-type="float">
            <text:p>5000550596</text:p>
          </table:table-cell>
          <table:table-cell office:value-type="float" office:value="5053066311" calcext:value-type="float">
            <text:p>5053066311</text:p>
          </table:table-cell>
          <table:table-cell office:value-type="float" office:value="5000525261" calcext:value-type="float">
            <text:p>5000525261</text:p>
          </table:table-cell>
          <table:table-cell office:value-type="float" office:value="5000431212" calcext:value-type="float">
            <text:p>5000431212</text:p>
          </table:table-cell>
          <table:table-cell office:value-type="float" office:value="6633991553" calcext:value-type="float">
            <text:p>66339915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0544977" calcext:value-type="float">
            <text:p>5000544977</text:p>
          </table:table-cell>
          <table:table-cell/>
          <table:table-cell office:value-type="float" office:value="5100685569" calcext:value-type="float">
            <text:p>5100685569</text:p>
          </table:table-cell>
          <table:table-cell office:value-type="float" office:value="5044736667" calcext:value-type="float">
            <text:p>5044736667</text:p>
          </table:table-cell>
          <table:table-cell office:value-type="float" office:value="5100546535" calcext:value-type="float">
            <text:p>5100546535</text:p>
          </table:table-cell>
          <table:table-cell office:value-type="float" office:value="5100473150" calcext:value-type="float">
            <text:p>5100473150</text:p>
          </table:table-cell>
          <table:table-cell office:value-type="float" office:value="6667400497" calcext:value-type="float">
            <text:p>6667400497</text:p>
          </table:table-cell>
          <table:table-cell table:number-columns-repeated="12"/>
        </table:table-row>
        <table:table-row table:style-name="ro1" table:number-rows-repeated="104837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ort_nop_chart" table:style-name="ta1">
        <table:shapes>
          <draw:frame draw:z-index="0" draw:style-name="gr1" draw:text-style-name="P1" svg:width="1359.58pt" svg:height="634.71pt" svg:x="0.03pt" svg:y="0pt">
            <loext:p draw:notify-on-update-of-ranges="short_nop.K2:short_nop.K2 short_nop.K3:short_nop.K80 short_nop.L2:short_nop.L2 short_nop.L3:short_nop.L80 short_nop.M2:short_nop.M2 short_nop.M3:short_nop.M80 short_nop.N2:short_nop.N2 short_nop.N3:short_nop.N80 short_nop.O2:short_nop.O2 short_nop.O3:short_nop.O80 short_nop.P2:short_nop.P2 short_nop.P3:short_nop.P80 short_nop.Q2:short_nop.Q2 short_nop.Q3:short_nop.Q80 short_nop.R2:short_nop.R2 short_nop.R3:short_nop.R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long_nop" table:style-name="ta1">
        <table:table-column table:style-name="co1" table:number-columns-repeated="12" table:default-cell-style-name="Default"/>
        <table:table-column table:style-name="co1" table:number-columns-repeated="5" table:default-cell-style-name="ce2"/>
        <table:table-column table:style-name="co1" table:number-columns-repeated="3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uops</text:p>
          </table:table-cell>
          <table:table-cell office:value-type="string" calcext:value-type="string">
            <text:p>Coffee Lake</text:p>
          </table:table-cell>
          <table:table-cell office:value-type="string" calcext:value-type="string">
            <text:p>Skylake</text:p>
          </table:table-cell>
          <table:table-cell office:value-type="string" calcext:value-type="string">
            <text:p>Haswell</text:p>
          </table:table-cell>
          <table:table-cell office:value-type="string" calcext:value-type="string">
            <text:p>Broadwell</text:p>
          </table:table-cell>
          <table:table-cell office:value-type="string" calcext:value-type="string">
            <text:p>IvyBridge</text:p>
          </table:table-cell>
          <table:table-cell office:value-type="string" calcext:value-type="string">
            <text:p>Sandy Bridge</text:p>
          </table:table-cell>
          <table:table-cell office:value-type="string" calcext:value-type="string">
            <text:p>Nehalem</text:p>
          </table:table-cell>
          <table:table-cell table:number-columns-repeated="2"/>
          <table:table-cell office:value-type="string" calcext:value-type="string">
            <text:p>uops</text:p>
          </table:table-cell>
          <table:table-cell table:style-name="ce2" table:formula="of:=[.B2]" office:value-type="string" office:string-value="Coffee Lake" calcext:value-type="string">
            <text:p>Coffee Lake</text:p>
          </table:table-cell>
          <table:table-cell table:formula="of:=[.C2]" office:value-type="string" office:string-value="Skylake" calcext:value-type="string">
            <text:p>Skylake</text:p>
          </table:table-cell>
          <table:table-cell table:formula="of:=[.D2]" office:value-type="string" office:string-value="Haswell" calcext:value-type="string">
            <text:p>Haswell</text:p>
          </table:table-cell>
          <table:table-cell table:formula="of:=[.E2]" office:value-type="string" office:string-value="Broadwell" calcext:value-type="string">
            <text:p>Broadwell</text:p>
          </table:table-cell>
          <table:table-cell table:formula="of:=[.F2]" office:value-type="string" office:string-value="IvyBridge" calcext:value-type="string">
            <text:p>IvyBridge</text:p>
          </table:table-cell>
          <table:table-cell table:formula="of:=[.G2]" office:value-type="string" office:string-value="Sandy Bridge" calcext:value-type="string">
            <text:p>Sandy Bridge</text:p>
          </table:table-cell>
          <table:table-cell table:style-name="ce2" table:formula="of:=[.H2]" office:value-type="string" office:string-value="Nehalem" calcext:value-type="string">
            <text:p>Nehalem</text:p>
          </table:table-cell>
          <table:table-cell table:style-name="ce2" table:formula="of:=[.I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377162" calcext:value-type="float">
            <text:p>100377162</text:p>
          </table:table-cell>
          <table:table-cell office:value-type="float" office:value="100577590" calcext:value-type="float">
            <text:p>100577590</text:p>
          </table:table-cell>
          <table:table-cell office:value-type="float" office:value="154991297" calcext:value-type="float">
            <text:p>154991297</text:p>
          </table:table-cell>
          <table:table-cell office:value-type="float" office:value="103822490" calcext:value-type="float">
            <text:p>103822490</text:p>
          </table:table-cell>
          <table:table-cell office:value-type="float" office:value="100304616" calcext:value-type="float">
            <text:p>100304616</text:p>
          </table:table-cell>
          <table:table-cell office:value-type="float" office:value="100242508" calcext:value-type="float">
            <text:p>100242508</text:p>
          </table:table-cell>
          <table:table-cell office:value-type="float" office:value="200544986" calcext:value-type="float">
            <text:p>200544986</text:p>
          </table:table-cell>
          <table:table-cell table:number-columns-repeated="2"/>
          <table:table-cell table:formula="of:=[.A3]" office:value-type="float" office:value="3" calcext:value-type="float">
            <text:p>3</text:p>
          </table:table-cell>
          <table:table-cell table:style-name="ce2" table:formula="of:=[.B3]/[$Params.$B$1]" office:value-type="float" office:value="1.00377162" calcext:value-type="float">
            <text:p>1.00</text:p>
          </table:table-cell>
          <table:table-cell table:formula="of:=[.C3]/[$Params.$B$1]" office:value-type="float" office:value="1.0057759" calcext:value-type="float">
            <text:p>1.01</text:p>
          </table:table-cell>
          <table:table-cell table:formula="of:=[.D3]/[$Params.$B$1]" office:value-type="float" office:value="1.54991297" calcext:value-type="float">
            <text:p>1.55</text:p>
          </table:table-cell>
          <table:table-cell table:formula="of:=[.E3]/[$Params.$B$1]" office:value-type="float" office:value="1.0382249" calcext:value-type="float">
            <text:p>1.04</text:p>
          </table:table-cell>
          <table:table-cell table:formula="of:=[.F3]/[$Params.$B$1]" office:value-type="float" office:value="1.00304616" calcext:value-type="float">
            <text:p>1.00</text:p>
          </table:table-cell>
          <table:table-cell table:formula="of:=[.G3]/[$Params.$B$1]" office:value-type="float" office:value="1.00242508" calcext:value-type="float">
            <text:p>1.00</text:p>
          </table:table-cell>
          <table:table-cell table:style-name="ce2" table:formula="of:=[.H3]/[$Params.$B$1]" office:value-type="float" office:value="2.00544986" calcext:value-type="float">
            <text:p>2.01</text:p>
          </table:table-cell>
          <table:table-cell table:style-name="ce2" table:formula="of:=[.I3]/[$Params.$B$1]" office:value-type="float" office:value="0" calcext:value-type="float">
            <text:p>0.00</text:p>
          </table:table-cell>
          <table:table-cell table:formula="of:=[.A3]/[.R3]" office:value-type="float" office:value="1.49592371259783" calcext:value-type="float">
            <text:p>1.4959237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245968" calcext:value-type="float">
            <text:p>100245968</text:p>
          </table:table-cell>
          <table:table-cell office:value-type="float" office:value="100466222" calcext:value-type="float">
            <text:p>100466222</text:p>
          </table:table-cell>
          <table:table-cell office:value-type="float" office:value="134235058" calcext:value-type="float">
            <text:p>134235058</text:p>
          </table:table-cell>
          <table:table-cell office:value-type="float" office:value="101211654" calcext:value-type="float">
            <text:p>101211654</text:p>
          </table:table-cell>
          <table:table-cell office:value-type="float" office:value="100322227" calcext:value-type="float">
            <text:p>100322227</text:p>
          </table:table-cell>
          <table:table-cell office:value-type="float" office:value="100245765" calcext:value-type="float">
            <text:p>100245765</text:p>
          </table:table-cell>
          <table:table-cell office:value-type="float" office:value="200333151" calcext:value-type="float">
            <text:p>200333151</text:p>
          </table:table-cell>
          <table:table-cell table:number-columns-repeated="2"/>
          <table:table-cell table:formula="of:=[.A4]" office:value-type="float" office:value="4" calcext:value-type="float">
            <text:p>4</text:p>
          </table:table-cell>
          <table:table-cell table:style-name="ce2" table:formula="of:=[.B4]/[$Params.$B$1]" office:value-type="float" office:value="1.00245968" calcext:value-type="float">
            <text:p>1.00</text:p>
          </table:table-cell>
          <table:table-cell table:formula="of:=[.C4]/[$Params.$B$1]" office:value-type="float" office:value="1.00466222" calcext:value-type="float">
            <text:p>1.00</text:p>
          </table:table-cell>
          <table:table-cell table:formula="of:=[.D4]/[$Params.$B$1]" office:value-type="float" office:value="1.34235058" calcext:value-type="float">
            <text:p>1.34</text:p>
          </table:table-cell>
          <table:table-cell table:formula="of:=[.E4]/[$Params.$B$1]" office:value-type="float" office:value="1.01211654" calcext:value-type="float">
            <text:p>1.01</text:p>
          </table:table-cell>
          <table:table-cell table:formula="of:=[.F4]/[$Params.$B$1]" office:value-type="float" office:value="1.00322227" calcext:value-type="float">
            <text:p>1.00</text:p>
          </table:table-cell>
          <table:table-cell table:formula="of:=[.G4]/[$Params.$B$1]" office:value-type="float" office:value="1.00245765" calcext:value-type="float">
            <text:p>1.00</text:p>
          </table:table-cell>
          <table:table-cell table:style-name="ce2" table:formula="of:=[.H4]/[$Params.$B$1]" office:value-type="float" office:value="2.00333151" calcext:value-type="float">
            <text:p>2.00</text:p>
          </table:table-cell>
          <table:table-cell table:style-name="ce2" table:formula="of:=[.I4]/[$Params.$B$1]" office:value-type="float" office:value="0" calcext:value-type="float">
            <text:p>0.00</text:p>
          </table:table-cell>
          <table:table-cell table:formula="of:=[.A4]/[.R4]" office:value-type="float" office:value="1.99667403025074" calcext:value-type="float">
            <text:p>1.99667403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358009" calcext:value-type="float">
            <text:p>125358009</text:p>
          </table:table-cell>
          <table:table-cell office:value-type="float" office:value="133823907" calcext:value-type="float">
            <text:p>133823907</text:p>
          </table:table-cell>
          <table:table-cell office:value-type="float" office:value="134211645" calcext:value-type="float">
            <text:p>134211645</text:p>
          </table:table-cell>
          <table:table-cell office:value-type="float" office:value="133621105" calcext:value-type="float">
            <text:p>133621105</text:p>
          </table:table-cell>
          <table:table-cell office:value-type="float" office:value="200309737" calcext:value-type="float">
            <text:p>200309737</text:p>
          </table:table-cell>
          <table:table-cell office:value-type="float" office:value="200246169" calcext:value-type="float">
            <text:p>200246169</text:p>
          </table:table-cell>
          <table:table-cell office:value-type="float" office:value="200363715" calcext:value-type="float">
            <text:p>200363715</text:p>
          </table:table-cell>
          <table:table-cell table:number-columns-repeated="2"/>
          <table:table-cell table:formula="of:=[.A5]" office:value-type="float" office:value="5" calcext:value-type="float">
            <text:p>5</text:p>
          </table:table-cell>
          <table:table-cell table:style-name="ce2" table:formula="of:=[.B5]/[$Params.$B$1]" office:value-type="float" office:value="1.25358009" calcext:value-type="float">
            <text:p>1.25</text:p>
          </table:table-cell>
          <table:table-cell table:formula="of:=[.C5]/[$Params.$B$1]" office:value-type="float" office:value="1.33823907" calcext:value-type="float">
            <text:p>1.34</text:p>
          </table:table-cell>
          <table:table-cell table:formula="of:=[.D5]/[$Params.$B$1]" office:value-type="float" office:value="1.34211645" calcext:value-type="float">
            <text:p>1.34</text:p>
          </table:table-cell>
          <table:table-cell table:formula="of:=[.E5]/[$Params.$B$1]" office:value-type="float" office:value="1.33621105" calcext:value-type="float">
            <text:p>1.34</text:p>
          </table:table-cell>
          <table:table-cell table:formula="of:=[.F5]/[$Params.$B$1]" office:value-type="float" office:value="2.00309737" calcext:value-type="float">
            <text:p>2.00</text:p>
          </table:table-cell>
          <table:table-cell table:formula="of:=[.G5]/[$Params.$B$1]" office:value-type="float" office:value="2.00246169" calcext:value-type="float">
            <text:p>2.00</text:p>
          </table:table-cell>
          <table:table-cell table:style-name="ce2" table:formula="of:=[.H5]/[$Params.$B$1]" office:value-type="float" office:value="2.00363715" calcext:value-type="float">
            <text:p>2.00</text:p>
          </table:table-cell>
          <table:table-cell table:style-name="ce2" table:formula="of:=[.I5]/[$Params.$B$1]" office:value-type="float" office:value="0" calcext:value-type="float">
            <text:p>0.00</text:p>
          </table:table-cell>
          <table:table-cell table:formula="of:=[.A5]/[.R5]" office:value-type="float" office:value="2.49546181552882" calcext:value-type="float">
            <text:p>2.49546181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268932" calcext:value-type="float">
            <text:p>150268932</text:p>
          </table:table-cell>
          <table:table-cell office:value-type="float" office:value="150445790" calcext:value-type="float">
            <text:p>150445790</text:p>
          </table:table-cell>
          <table:table-cell office:value-type="float" office:value="160241874" calcext:value-type="float">
            <text:p>160241874</text:p>
          </table:table-cell>
          <table:table-cell office:value-type="float" office:value="160272806" calcext:value-type="float">
            <text:p>160272806</text:p>
          </table:table-cell>
          <table:table-cell office:value-type="float" office:value="200324036" calcext:value-type="float">
            <text:p>200324036</text:p>
          </table:table-cell>
          <table:table-cell office:value-type="float" office:value="200248617" calcext:value-type="float">
            <text:p>200248617</text:p>
          </table:table-cell>
          <table:table-cell office:value-type="float" office:value="300361396" calcext:value-type="float">
            <text:p>300361396</text:p>
          </table:table-cell>
          <table:table-cell table:number-columns-repeated="2"/>
          <table:table-cell table:formula="of:=[.A6]" office:value-type="float" office:value="6" calcext:value-type="float">
            <text:p>6</text:p>
          </table:table-cell>
          <table:table-cell table:style-name="ce2" table:formula="of:=[.B6]/[$Params.$B$1]" office:value-type="float" office:value="1.50268932" calcext:value-type="float">
            <text:p>1.50</text:p>
          </table:table-cell>
          <table:table-cell table:formula="of:=[.C6]/[$Params.$B$1]" office:value-type="float" office:value="1.5044579" calcext:value-type="float">
            <text:p>1.50</text:p>
          </table:table-cell>
          <table:table-cell table:formula="of:=[.D6]/[$Params.$B$1]" office:value-type="float" office:value="1.60241874" calcext:value-type="float">
            <text:p>1.60</text:p>
          </table:table-cell>
          <table:table-cell table:formula="of:=[.E6]/[$Params.$B$1]" office:value-type="float" office:value="1.60272806" calcext:value-type="float">
            <text:p>1.60</text:p>
          </table:table-cell>
          <table:table-cell table:formula="of:=[.F6]/[$Params.$B$1]" office:value-type="float" office:value="2.00324036" calcext:value-type="float">
            <text:p>2.00</text:p>
          </table:table-cell>
          <table:table-cell table:formula="of:=[.G6]/[$Params.$B$1]" office:value-type="float" office:value="2.00248617" calcext:value-type="float">
            <text:p>2.00</text:p>
          </table:table-cell>
          <table:table-cell table:style-name="ce2" table:formula="of:=[.H6]/[$Params.$B$1]" office:value-type="float" office:value="3.00361396" calcext:value-type="float">
            <text:p>3.00</text:p>
          </table:table-cell>
          <table:table-cell table:style-name="ce2" table:formula="of:=[.I6]/[$Params.$B$1]" office:value-type="float" office:value="0" calcext:value-type="float">
            <text:p>0.00</text:p>
          </table:table-cell>
          <table:table-cell table:formula="of:=[.A6]/[.R6]" office:value-type="float" office:value="1.99759359222049" calcext:value-type="float">
            <text:p>1.99759359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289140" calcext:value-type="float">
            <text:p>200289140</text:p>
          </table:table-cell>
          <table:table-cell office:value-type="float" office:value="200646276" calcext:value-type="float">
            <text:p>200646276</text:p>
          </table:table-cell>
          <table:table-cell office:value-type="float" office:value="175310139" calcext:value-type="float">
            <text:p>175310139</text:p>
          </table:table-cell>
          <table:table-cell office:value-type="float" office:value="204062151" calcext:value-type="float">
            <text:p>204062151</text:p>
          </table:table-cell>
          <table:table-cell office:value-type="float" office:value="200315790" calcext:value-type="float">
            <text:p>200315790</text:p>
          </table:table-cell>
          <table:table-cell office:value-type="float" office:value="200246667" calcext:value-type="float">
            <text:p>200246667</text:p>
          </table:table-cell>
          <table:table-cell office:value-type="float" office:value="300358426" calcext:value-type="float">
            <text:p>300358426</text:p>
          </table:table-cell>
          <table:table-cell table:number-columns-repeated="2"/>
          <table:table-cell table:formula="of:=[.A7]" office:value-type="float" office:value="7" calcext:value-type="float">
            <text:p>7</text:p>
          </table:table-cell>
          <table:table-cell table:style-name="ce2" table:formula="of:=[.B7]/[$Params.$B$1]" office:value-type="float" office:value="2.0028914" calcext:value-type="float">
            <text:p>2.00</text:p>
          </table:table-cell>
          <table:table-cell table:formula="of:=[.C7]/[$Params.$B$1]" office:value-type="float" office:value="2.00646276" calcext:value-type="float">
            <text:p>2.01</text:p>
          </table:table-cell>
          <table:table-cell table:formula="of:=[.D7]/[$Params.$B$1]" office:value-type="float" office:value="1.75310139" calcext:value-type="float">
            <text:p>1.75</text:p>
          </table:table-cell>
          <table:table-cell table:formula="of:=[.E7]/[$Params.$B$1]" office:value-type="float" office:value="2.04062151" calcext:value-type="float">
            <text:p>2.04</text:p>
          </table:table-cell>
          <table:table-cell table:formula="of:=[.F7]/[$Params.$B$1]" office:value-type="float" office:value="2.0031579" calcext:value-type="float">
            <text:p>2.00</text:p>
          </table:table-cell>
          <table:table-cell table:formula="of:=[.G7]/[$Params.$B$1]" office:value-type="float" office:value="2.00246667" calcext:value-type="float">
            <text:p>2.00</text:p>
          </table:table-cell>
          <table:table-cell table:style-name="ce2" table:formula="of:=[.H7]/[$Params.$B$1]" office:value-type="float" office:value="3.00358426" calcext:value-type="float">
            <text:p>3.00</text:p>
          </table:table-cell>
          <table:table-cell table:style-name="ce2" table:formula="of:=[.I7]/[$Params.$B$1]" office:value-type="float" office:value="0" calcext:value-type="float">
            <text:p>0.00</text:p>
          </table:table-cell>
          <table:table-cell table:formula="of:=[.A7]/[.R7]" office:value-type="float" office:value="2.33054890226386" calcext:value-type="float">
            <text:p>2.33054890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231812" calcext:value-type="float">
            <text:p>200231812</text:p>
          </table:table-cell>
          <table:table-cell office:value-type="float" office:value="200602199" calcext:value-type="float">
            <text:p>200602199</text:p>
          </table:table-cell>
          <table:table-cell office:value-type="float" office:value="200250397" calcext:value-type="float">
            <text:p>200250397</text:p>
          </table:table-cell>
          <table:table-cell office:value-type="float" office:value="200451902" calcext:value-type="float">
            <text:p>200451902</text:p>
          </table:table-cell>
          <table:table-cell office:value-type="float" office:value="200310814" calcext:value-type="float">
            <text:p>200310814</text:p>
          </table:table-cell>
          <table:table-cell office:value-type="float" office:value="200255538" calcext:value-type="float">
            <text:p>200255538</text:p>
          </table:table-cell>
          <table:table-cell office:value-type="float" office:value="300297543" calcext:value-type="float">
            <text:p>300297543</text:p>
          </table:table-cell>
          <table:table-cell table:number-columns-repeated="2"/>
          <table:table-cell table:formula="of:=[.A8]" office:value-type="float" office:value="8" calcext:value-type="float">
            <text:p>8</text:p>
          </table:table-cell>
          <table:table-cell table:style-name="ce2" table:formula="of:=[.B8]/[$Params.$B$1]" office:value-type="float" office:value="2.00231812" calcext:value-type="float">
            <text:p>2.00</text:p>
          </table:table-cell>
          <table:table-cell table:formula="of:=[.C8]/[$Params.$B$1]" office:value-type="float" office:value="2.00602199" calcext:value-type="float">
            <text:p>2.01</text:p>
          </table:table-cell>
          <table:table-cell table:formula="of:=[.D8]/[$Params.$B$1]" office:value-type="float" office:value="2.00250397" calcext:value-type="float">
            <text:p>2.00</text:p>
          </table:table-cell>
          <table:table-cell table:formula="of:=[.E8]/[$Params.$B$1]" office:value-type="float" office:value="2.00451902" calcext:value-type="float">
            <text:p>2.00</text:p>
          </table:table-cell>
          <table:table-cell table:formula="of:=[.F8]/[$Params.$B$1]" office:value-type="float" office:value="2.00310814" calcext:value-type="float">
            <text:p>2.00</text:p>
          </table:table-cell>
          <table:table-cell table:formula="of:=[.G8]/[$Params.$B$1]" office:value-type="float" office:value="2.00255538" calcext:value-type="float">
            <text:p>2.00</text:p>
          </table:table-cell>
          <table:table-cell table:style-name="ce2" table:formula="of:=[.H8]/[$Params.$B$1]" office:value-type="float" office:value="3.00297543" calcext:value-type="float">
            <text:p>3.00</text:p>
          </table:table-cell>
          <table:table-cell table:style-name="ce2" table:formula="of:=[.I8]/[$Params.$B$1]" office:value-type="float" office:value="0" calcext:value-type="float">
            <text:p>0.00</text:p>
          </table:table-cell>
          <table:table-cell table:formula="of:=[.A8]/[.R8]" office:value-type="float" office:value="2.66402446056643" calcext:value-type="float">
            <text:p>2.66402446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5289809" calcext:value-type="float">
            <text:p>225289809</text:p>
          </table:table-cell>
          <table:table-cell office:value-type="float" office:value="233927753" calcext:value-type="float">
            <text:p>233927753</text:p>
          </table:table-cell>
          <table:table-cell office:value-type="float" office:value="233575672" calcext:value-type="float">
            <text:p>233575672</text:p>
          </table:table-cell>
          <table:table-cell office:value-type="float" office:value="239138781" calcext:value-type="float">
            <text:p>239138781</text:p>
          </table:table-cell>
          <table:table-cell office:value-type="float" office:value="300303471" calcext:value-type="float">
            <text:p>300303471</text:p>
          </table:table-cell>
          <table:table-cell office:value-type="float" office:value="300240659" calcext:value-type="float">
            <text:p>300240659</text:p>
          </table:table-cell>
          <table:table-cell office:value-type="float" office:value="300351765" calcext:value-type="float">
            <text:p>300351765</text:p>
          </table:table-cell>
          <table:table-cell table:number-columns-repeated="2"/>
          <table:table-cell table:formula="of:=[.A9]" office:value-type="float" office:value="9" calcext:value-type="float">
            <text:p>9</text:p>
          </table:table-cell>
          <table:table-cell table:style-name="ce2" table:formula="of:=[.B9]/[$Params.$B$1]" office:value-type="float" office:value="2.25289809" calcext:value-type="float">
            <text:p>2.25</text:p>
          </table:table-cell>
          <table:table-cell table:formula="of:=[.C9]/[$Params.$B$1]" office:value-type="float" office:value="2.33927753" calcext:value-type="float">
            <text:p>2.34</text:p>
          </table:table-cell>
          <table:table-cell table:formula="of:=[.D9]/[$Params.$B$1]" office:value-type="float" office:value="2.33575672" calcext:value-type="float">
            <text:p>2.34</text:p>
          </table:table-cell>
          <table:table-cell table:formula="of:=[.E9]/[$Params.$B$1]" office:value-type="float" office:value="2.39138781" calcext:value-type="float">
            <text:p>2.39</text:p>
          </table:table-cell>
          <table:table-cell table:formula="of:=[.F9]/[$Params.$B$1]" office:value-type="float" office:value="3.00303471" calcext:value-type="float">
            <text:p>3.00</text:p>
          </table:table-cell>
          <table:table-cell table:formula="of:=[.G9]/[$Params.$B$1]" office:value-type="float" office:value="3.00240659" calcext:value-type="float">
            <text:p>3.00</text:p>
          </table:table-cell>
          <table:table-cell table:style-name="ce2" table:formula="of:=[.H9]/[$Params.$B$1]" office:value-type="float" office:value="3.00351765" calcext:value-type="float">
            <text:p>3.00</text:p>
          </table:table-cell>
          <table:table-cell table:style-name="ce2" table:formula="of:=[.I9]/[$Params.$B$1]" office:value-type="float" office:value="0" calcext:value-type="float">
            <text:p>0.00</text:p>
          </table:table-cell>
          <table:table-cell table:formula="of:=[.A9]/[.R9]" office:value-type="float" office:value="2.99648646978985" calcext:value-type="float">
            <text:p>2.99648646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263950" calcext:value-type="float">
            <text:p>250263950</text:p>
          </table:table-cell>
          <table:table-cell office:value-type="float" office:value="267349535" calcext:value-type="float">
            <text:p>267349535</text:p>
          </table:table-cell>
          <table:table-cell office:value-type="float" office:value="266912692" calcext:value-type="float">
            <text:p>266912692</text:p>
          </table:table-cell>
          <table:table-cell office:value-type="float" office:value="267265025" calcext:value-type="float">
            <text:p>267265025</text:p>
          </table:table-cell>
          <table:table-cell office:value-type="float" office:value="300325965" calcext:value-type="float">
            <text:p>300325965</text:p>
          </table:table-cell>
          <table:table-cell office:value-type="float" office:value="300253037" calcext:value-type="float">
            <text:p>300253037</text:p>
          </table:table-cell>
          <table:table-cell office:value-type="float" office:value="400330070" calcext:value-type="float">
            <text:p>400330070</text:p>
          </table:table-cell>
          <table:table-cell table:number-columns-repeated="2"/>
          <table:table-cell table:formula="of:=[.A10]" office:value-type="float" office:value="10" calcext:value-type="float">
            <text:p>10</text:p>
          </table:table-cell>
          <table:table-cell table:style-name="ce2" table:formula="of:=[.B10]/[$Params.$B$1]" office:value-type="float" office:value="2.5026395" calcext:value-type="float">
            <text:p>2.50</text:p>
          </table:table-cell>
          <table:table-cell table:formula="of:=[.C10]/[$Params.$B$1]" office:value-type="float" office:value="2.67349535" calcext:value-type="float">
            <text:p>2.67</text:p>
          </table:table-cell>
          <table:table-cell table:formula="of:=[.D10]/[$Params.$B$1]" office:value-type="float" office:value="2.66912692" calcext:value-type="float">
            <text:p>2.67</text:p>
          </table:table-cell>
          <table:table-cell table:formula="of:=[.E10]/[$Params.$B$1]" office:value-type="float" office:value="2.67265025" calcext:value-type="float">
            <text:p>2.67</text:p>
          </table:table-cell>
          <table:table-cell table:formula="of:=[.F10]/[$Params.$B$1]" office:value-type="float" office:value="3.00325965" calcext:value-type="float">
            <text:p>3.00</text:p>
          </table:table-cell>
          <table:table-cell table:formula="of:=[.G10]/[$Params.$B$1]" office:value-type="float" office:value="3.00253037" calcext:value-type="float">
            <text:p>3.00</text:p>
          </table:table-cell>
          <table:table-cell table:style-name="ce2" table:formula="of:=[.H10]/[$Params.$B$1]" office:value-type="float" office:value="4.0033007" calcext:value-type="float">
            <text:p>4.00</text:p>
          </table:table-cell>
          <table:table-cell table:style-name="ce2" table:formula="of:=[.I10]/[$Params.$B$1]" office:value-type="float" office:value="0" calcext:value-type="float">
            <text:p>0.00</text:p>
          </table:table-cell>
          <table:table-cell table:formula="of:=[.A10]/[.R10]" office:value-type="float" office:value="2.49793876338093" calcext:value-type="float">
            <text:p>2.49793876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5295911" calcext:value-type="float">
            <text:p>275295911</text:p>
          </table:table-cell>
          <table:table-cell office:value-type="float" office:value="300623293" calcext:value-type="float">
            <text:p>300623293</text:p>
          </table:table-cell>
          <table:table-cell office:value-type="float" office:value="300255036" calcext:value-type="float">
            <text:p>300255036</text:p>
          </table:table-cell>
          <table:table-cell office:value-type="float" office:value="294503925" calcext:value-type="float">
            <text:p>294503925</text:p>
          </table:table-cell>
          <table:table-cell office:value-type="float" office:value="300288258" calcext:value-type="float">
            <text:p>300288258</text:p>
          </table:table-cell>
          <table:table-cell office:value-type="float" office:value="300246830" calcext:value-type="float">
            <text:p>300246830</text:p>
          </table:table-cell>
          <table:table-cell office:value-type="float" office:value="400259695" calcext:value-type="float">
            <text:p>400259695</text:p>
          </table:table-cell>
          <table:table-cell table:number-columns-repeated="2"/>
          <table:table-cell table:formula="of:=[.A11]" office:value-type="float" office:value="11" calcext:value-type="float">
            <text:p>11</text:p>
          </table:table-cell>
          <table:table-cell table:style-name="ce2" table:formula="of:=[.B11]/[$Params.$B$1]" office:value-type="float" office:value="2.75295911" calcext:value-type="float">
            <text:p>2.75</text:p>
          </table:table-cell>
          <table:table-cell table:formula="of:=[.C11]/[$Params.$B$1]" office:value-type="float" office:value="3.00623293" calcext:value-type="float">
            <text:p>3.01</text:p>
          </table:table-cell>
          <table:table-cell table:formula="of:=[.D11]/[$Params.$B$1]" office:value-type="float" office:value="3.00255036" calcext:value-type="float">
            <text:p>3.00</text:p>
          </table:table-cell>
          <table:table-cell table:formula="of:=[.E11]/[$Params.$B$1]" office:value-type="float" office:value="2.94503925" calcext:value-type="float">
            <text:p>2.95</text:p>
          </table:table-cell>
          <table:table-cell table:formula="of:=[.F11]/[$Params.$B$1]" office:value-type="float" office:value="3.00288258" calcext:value-type="float">
            <text:p>3.00</text:p>
          </table:table-cell>
          <table:table-cell table:formula="of:=[.G11]/[$Params.$B$1]" office:value-type="float" office:value="3.0024683" calcext:value-type="float">
            <text:p>3.00</text:p>
          </table:table-cell>
          <table:table-cell table:style-name="ce2" table:formula="of:=[.H11]/[$Params.$B$1]" office:value-type="float" office:value="4.00259695" calcext:value-type="float">
            <text:p>4.00</text:p>
          </table:table-cell>
          <table:table-cell table:style-name="ce2" table:formula="of:=[.I11]/[$Params.$B$1]" office:value-type="float" office:value="0" calcext:value-type="float">
            <text:p>0.00</text:p>
          </table:table-cell>
          <table:table-cell table:formula="of:=[.A11]/[.R11]" office:value-type="float" office:value="2.74821575527359" calcext:value-type="float">
            <text:p>2.74821575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345496" calcext:value-type="float">
            <text:p>300345496</text:p>
          </table:table-cell>
          <table:table-cell office:value-type="float" office:value="300814923" calcext:value-type="float">
            <text:p>300814923</text:p>
          </table:table-cell>
          <table:table-cell office:value-type="float" office:value="300273377" calcext:value-type="float">
            <text:p>300273377</text:p>
          </table:table-cell>
          <table:table-cell office:value-type="float" office:value="300385041" calcext:value-type="float">
            <text:p>300385041</text:p>
          </table:table-cell>
          <table:table-cell office:value-type="float" office:value="300255425" calcext:value-type="float">
            <text:p>300255425</text:p>
          </table:table-cell>
          <table:table-cell office:value-type="float" office:value="300246823" calcext:value-type="float">
            <text:p>300246823</text:p>
          </table:table-cell>
          <table:table-cell office:value-type="float" office:value="400590851" calcext:value-type="float">
            <text:p>400590851</text:p>
          </table:table-cell>
          <table:table-cell table:number-columns-repeated="2"/>
          <table:table-cell table:formula="of:=[.A12]" office:value-type="float" office:value="12" calcext:value-type="float">
            <text:p>12</text:p>
          </table:table-cell>
          <table:table-cell table:style-name="ce2" table:formula="of:=[.B12]/[$Params.$B$1]" office:value-type="float" office:value="3.00345496" calcext:value-type="float">
            <text:p>3.00</text:p>
          </table:table-cell>
          <table:table-cell table:formula="of:=[.C12]/[$Params.$B$1]" office:value-type="float" office:value="3.00814923" calcext:value-type="float">
            <text:p>3.01</text:p>
          </table:table-cell>
          <table:table-cell table:formula="of:=[.D12]/[$Params.$B$1]" office:value-type="float" office:value="3.00273377" calcext:value-type="float">
            <text:p>3.00</text:p>
          </table:table-cell>
          <table:table-cell table:formula="of:=[.E12]/[$Params.$B$1]" office:value-type="float" office:value="3.00385041" calcext:value-type="float">
            <text:p>3.00</text:p>
          </table:table-cell>
          <table:table-cell table:formula="of:=[.F12]/[$Params.$B$1]" office:value-type="float" office:value="3.00255425" calcext:value-type="float">
            <text:p>3.00</text:p>
          </table:table-cell>
          <table:table-cell table:formula="of:=[.G12]/[$Params.$B$1]" office:value-type="float" office:value="3.00246823" calcext:value-type="float">
            <text:p>3.00</text:p>
          </table:table-cell>
          <table:table-cell table:style-name="ce2" table:formula="of:=[.H12]/[$Params.$B$1]" office:value-type="float" office:value="4.00590851" calcext:value-type="float">
            <text:p>4.01</text:p>
          </table:table-cell>
          <table:table-cell table:style-name="ce2" table:formula="of:=[.I12]/[$Params.$B$1]" office:value-type="float" office:value="0" calcext:value-type="float">
            <text:p>0.00</text:p>
          </table:table-cell>
          <table:table-cell table:formula="of:=[.A12]/[.R12]" office:value-type="float" office:value="2.99557515356236" calcext:value-type="float">
            <text:p>2.99557515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5299913" calcext:value-type="float">
            <text:p>325299913</text:p>
          </table:table-cell>
          <table:table-cell office:value-type="float" office:value="350679806" calcext:value-type="float">
            <text:p>350679806</text:p>
          </table:table-cell>
          <table:table-cell office:value-type="float" office:value="350255744" calcext:value-type="float">
            <text:p>350255744</text:p>
          </table:table-cell>
          <table:table-cell office:value-type="float" office:value="350306518" calcext:value-type="float">
            <text:p>350306518</text:p>
          </table:table-cell>
          <table:table-cell office:value-type="float" office:value="400232009" calcext:value-type="float">
            <text:p>400232009</text:p>
          </table:table-cell>
          <table:table-cell office:value-type="float" office:value="400248831" calcext:value-type="float">
            <text:p>400248831</text:p>
          </table:table-cell>
          <table:table-cell office:value-type="float" office:value="433683122" calcext:value-type="float">
            <text:p>433683122</text:p>
          </table:table-cell>
          <table:table-cell table:number-columns-repeated="2"/>
          <table:table-cell table:formula="of:=[.A13]" office:value-type="float" office:value="13" calcext:value-type="float">
            <text:p>13</text:p>
          </table:table-cell>
          <table:table-cell table:style-name="ce2" table:formula="of:=[.B13]/[$Params.$B$1]" office:value-type="float" office:value="3.25299913" calcext:value-type="float">
            <text:p>3.25</text:p>
          </table:table-cell>
          <table:table-cell table:formula="of:=[.C13]/[$Params.$B$1]" office:value-type="float" office:value="3.50679806" calcext:value-type="float">
            <text:p>3.51</text:p>
          </table:table-cell>
          <table:table-cell table:formula="of:=[.D13]/[$Params.$B$1]" office:value-type="float" office:value="3.50255744" calcext:value-type="float">
            <text:p>3.50</text:p>
          </table:table-cell>
          <table:table-cell table:formula="of:=[.E13]/[$Params.$B$1]" office:value-type="float" office:value="3.50306518" calcext:value-type="float">
            <text:p>3.50</text:p>
          </table:table-cell>
          <table:table-cell table:formula="of:=[.F13]/[$Params.$B$1]" office:value-type="float" office:value="4.00232009" calcext:value-type="float">
            <text:p>4.00</text:p>
          </table:table-cell>
          <table:table-cell table:formula="of:=[.G13]/[$Params.$B$1]" office:value-type="float" office:value="4.00248831" calcext:value-type="float">
            <text:p>4.00</text:p>
          </table:table-cell>
          <table:table-cell table:style-name="ce2" table:formula="of:=[.H13]/[$Params.$B$1]" office:value-type="float" office:value="4.33683122" calcext:value-type="float">
            <text:p>4.34</text:p>
          </table:table-cell>
          <table:table-cell table:style-name="ce2" table:formula="of:=[.I13]/[$Params.$B$1]" office:value-type="float" office:value="0" calcext:value-type="float">
            <text:p>0.00</text:p>
          </table:table-cell>
          <table:table-cell table:formula="of:=[.A13]/[.R13]" office:value-type="float" office:value="2.99758033931512" calcext:value-type="float">
            <text:p>2.99758033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0187562" calcext:value-type="float">
            <text:p>350187562</text:p>
          </table:table-cell>
          <table:table-cell office:value-type="float" office:value="350665121" calcext:value-type="float">
            <text:p>350665121</text:p>
          </table:table-cell>
          <table:table-cell office:value-type="float" office:value="350240939" calcext:value-type="float">
            <text:p>350240939</text:p>
          </table:table-cell>
          <table:table-cell office:value-type="float" office:value="350357276" calcext:value-type="float">
            <text:p>350357276</text:p>
          </table:table-cell>
          <table:table-cell office:value-type="float" office:value="400284213" calcext:value-type="float">
            <text:p>400284213</text:p>
          </table:table-cell>
          <table:table-cell office:value-type="float" office:value="400251790" calcext:value-type="float">
            <text:p>400251790</text:p>
          </table:table-cell>
          <table:table-cell office:value-type="float" office:value="500366872" calcext:value-type="float">
            <text:p>500366872</text:p>
          </table:table-cell>
          <table:table-cell table:number-columns-repeated="2"/>
          <table:table-cell table:formula="of:=[.A14]" office:value-type="float" office:value="14" calcext:value-type="float">
            <text:p>14</text:p>
          </table:table-cell>
          <table:table-cell table:style-name="ce2" table:formula="of:=[.B14]/[$Params.$B$1]" office:value-type="float" office:value="3.50187562" calcext:value-type="float">
            <text:p>3.50</text:p>
          </table:table-cell>
          <table:table-cell table:formula="of:=[.C14]/[$Params.$B$1]" office:value-type="float" office:value="3.50665121" calcext:value-type="float">
            <text:p>3.51</text:p>
          </table:table-cell>
          <table:table-cell table:formula="of:=[.D14]/[$Params.$B$1]" office:value-type="float" office:value="3.50240939" calcext:value-type="float">
            <text:p>3.50</text:p>
          </table:table-cell>
          <table:table-cell table:formula="of:=[.E14]/[$Params.$B$1]" office:value-type="float" office:value="3.50357276" calcext:value-type="float">
            <text:p>3.50</text:p>
          </table:table-cell>
          <table:table-cell table:formula="of:=[.F14]/[$Params.$B$1]" office:value-type="float" office:value="4.00284213" calcext:value-type="float">
            <text:p>4.00</text:p>
          </table:table-cell>
          <table:table-cell table:formula="of:=[.G14]/[$Params.$B$1]" office:value-type="float" office:value="4.0025179" calcext:value-type="float">
            <text:p>4.00</text:p>
          </table:table-cell>
          <table:table-cell table:style-name="ce2" table:formula="of:=[.H14]/[$Params.$B$1]" office:value-type="float" office:value="5.00366872" calcext:value-type="float">
            <text:p>5.00</text:p>
          </table:table-cell>
          <table:table-cell table:style-name="ce2" table:formula="of:=[.I14]/[$Params.$B$1]" office:value-type="float" office:value="0" calcext:value-type="float">
            <text:p>0.00</text:p>
          </table:table-cell>
          <table:table-cell table:formula="of:=[.A14]/[.R14]" office:value-type="float" office:value="2.79794702315944" calcext:value-type="float">
            <text:p>2.79794702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5348911" calcext:value-type="float">
            <text:p>375348911</text:p>
          </table:table-cell>
          <table:table-cell office:value-type="float" office:value="400694317" calcext:value-type="float">
            <text:p>400694317</text:p>
          </table:table-cell>
          <table:table-cell office:value-type="float" office:value="400255855" calcext:value-type="float">
            <text:p>400255855</text:p>
          </table:table-cell>
          <table:table-cell office:value-type="float" office:value="451112294" calcext:value-type="float">
            <text:p>451112294</text:p>
          </table:table-cell>
          <table:table-cell office:value-type="float" office:value="400307246" calcext:value-type="float">
            <text:p>400307246</text:p>
          </table:table-cell>
          <table:table-cell office:value-type="float" office:value="400260623" calcext:value-type="float">
            <text:p>400260623</text:p>
          </table:table-cell>
          <table:table-cell office:value-type="float" office:value="500413243" calcext:value-type="float">
            <text:p>500413243</text:p>
          </table:table-cell>
          <table:table-cell table:number-columns-repeated="2"/>
          <table:table-cell table:formula="of:=[.A15]" office:value-type="float" office:value="15" calcext:value-type="float">
            <text:p>15</text:p>
          </table:table-cell>
          <table:table-cell table:style-name="ce2" table:formula="of:=[.B15]/[$Params.$B$1]" office:value-type="float" office:value="3.75348911" calcext:value-type="float">
            <text:p>3.75</text:p>
          </table:table-cell>
          <table:table-cell table:formula="of:=[.C15]/[$Params.$B$1]" office:value-type="float" office:value="4.00694317" calcext:value-type="float">
            <text:p>4.01</text:p>
          </table:table-cell>
          <table:table-cell table:formula="of:=[.D15]/[$Params.$B$1]" office:value-type="float" office:value="4.00255855" calcext:value-type="float">
            <text:p>4.00</text:p>
          </table:table-cell>
          <table:table-cell table:formula="of:=[.E15]/[$Params.$B$1]" office:value-type="float" office:value="4.51112294" calcext:value-type="float">
            <text:p>4.51</text:p>
          </table:table-cell>
          <table:table-cell table:formula="of:=[.F15]/[$Params.$B$1]" office:value-type="float" office:value="4.00307246" calcext:value-type="float">
            <text:p>4.00</text:p>
          </table:table-cell>
          <table:table-cell table:formula="of:=[.G15]/[$Params.$B$1]" office:value-type="float" office:value="4.00260623" calcext:value-type="float">
            <text:p>4.00</text:p>
          </table:table-cell>
          <table:table-cell table:style-name="ce2" table:formula="of:=[.H15]/[$Params.$B$1]" office:value-type="float" office:value="5.00413243" calcext:value-type="float">
            <text:p>5.00</text:p>
          </table:table-cell>
          <table:table-cell table:style-name="ce2" table:formula="of:=[.I15]/[$Params.$B$1]" office:value-type="float" office:value="0" calcext:value-type="float">
            <text:p>0.00</text:p>
          </table:table-cell>
          <table:table-cell table:formula="of:=[.A15]/[.R15]" office:value-type="float" office:value="2.99752258954506" calcext:value-type="float">
            <text:p>2.99752258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242455" calcext:value-type="float">
            <text:p>400242455</text:p>
          </table:table-cell>
          <table:table-cell office:value-type="float" office:value="400719692" calcext:value-type="float">
            <text:p>400719692</text:p>
          </table:table-cell>
          <table:table-cell office:value-type="float" office:value="400241970" calcext:value-type="float">
            <text:p>400241970</text:p>
          </table:table-cell>
          <table:table-cell office:value-type="float" office:value="404203391" calcext:value-type="float">
            <text:p>404203391</text:p>
          </table:table-cell>
          <table:table-cell office:value-type="float" office:value="400316644" calcext:value-type="float">
            <text:p>400316644</text:p>
          </table:table-cell>
          <table:table-cell office:value-type="float" office:value="400255005" calcext:value-type="float">
            <text:p>400255005</text:p>
          </table:table-cell>
          <table:table-cell office:value-type="float" office:value="533725350" calcext:value-type="float">
            <text:p>533725350</text:p>
          </table:table-cell>
          <table:table-cell table:number-columns-repeated="2"/>
          <table:table-cell table:formula="of:=[.A16]" office:value-type="float" office:value="16" calcext:value-type="float">
            <text:p>16</text:p>
          </table:table-cell>
          <table:table-cell table:style-name="ce2" table:formula="of:=[.B16]/[$Params.$B$1]" office:value-type="float" office:value="4.00242455" calcext:value-type="float">
            <text:p>4.00</text:p>
          </table:table-cell>
          <table:table-cell table:formula="of:=[.C16]/[$Params.$B$1]" office:value-type="float" office:value="4.00719692" calcext:value-type="float">
            <text:p>4.01</text:p>
          </table:table-cell>
          <table:table-cell table:formula="of:=[.D16]/[$Params.$B$1]" office:value-type="float" office:value="4.0024197" calcext:value-type="float">
            <text:p>4.00</text:p>
          </table:table-cell>
          <table:table-cell table:formula="of:=[.E16]/[$Params.$B$1]" office:value-type="float" office:value="4.04203391" calcext:value-type="float">
            <text:p>4.04</text:p>
          </table:table-cell>
          <table:table-cell table:formula="of:=[.F16]/[$Params.$B$1]" office:value-type="float" office:value="4.00316644" calcext:value-type="float">
            <text:p>4.00</text:p>
          </table:table-cell>
          <table:table-cell table:formula="of:=[.G16]/[$Params.$B$1]" office:value-type="float" office:value="4.00255005" calcext:value-type="float">
            <text:p>4.00</text:p>
          </table:table-cell>
          <table:table-cell table:style-name="ce2" table:formula="of:=[.H16]/[$Params.$B$1]" office:value-type="float" office:value="5.3372535" calcext:value-type="float">
            <text:p>5.34</text:p>
          </table:table-cell>
          <table:table-cell table:style-name="ce2" table:formula="of:=[.I16]/[$Params.$B$1]" office:value-type="float" office:value="0" calcext:value-type="float">
            <text:p>0.00</text:p>
          </table:table-cell>
          <table:table-cell table:formula="of:=[.A16]/[.R16]" office:value-type="float" office:value="2.99779652587234" calcext:value-type="float">
            <text:p>2.99779652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5299537" calcext:value-type="float">
            <text:p>425299537</text:p>
          </table:table-cell>
          <table:table-cell office:value-type="float" office:value="450874351" calcext:value-type="float">
            <text:p>450874351</text:p>
          </table:table-cell>
          <table:table-cell office:value-type="float" office:value="450256170" calcext:value-type="float">
            <text:p>450256170</text:p>
          </table:table-cell>
          <table:table-cell office:value-type="float" office:value="451358583" calcext:value-type="float">
            <text:p>451358583</text:p>
          </table:table-cell>
          <table:table-cell office:value-type="float" office:value="500309433" calcext:value-type="float">
            <text:p>500309433</text:p>
          </table:table-cell>
          <table:table-cell office:value-type="float" office:value="500258304" calcext:value-type="float">
            <text:p>500258304</text:p>
          </table:table-cell>
          <table:table-cell office:value-type="float" office:value="576029783" calcext:value-type="float">
            <text:p>576029783</text:p>
          </table:table-cell>
          <table:table-cell table:number-columns-repeated="2"/>
          <table:table-cell table:formula="of:=[.A17]" office:value-type="float" office:value="17" calcext:value-type="float">
            <text:p>17</text:p>
          </table:table-cell>
          <table:table-cell table:style-name="ce2" table:formula="of:=[.B17]/[$Params.$B$1]" office:value-type="float" office:value="4.25299537" calcext:value-type="float">
            <text:p>4.25</text:p>
          </table:table-cell>
          <table:table-cell table:formula="of:=[.C17]/[$Params.$B$1]" office:value-type="float" office:value="4.50874351" calcext:value-type="float">
            <text:p>4.51</text:p>
          </table:table-cell>
          <table:table-cell table:formula="of:=[.D17]/[$Params.$B$1]" office:value-type="float" office:value="4.5025617" calcext:value-type="float">
            <text:p>4.50</text:p>
          </table:table-cell>
          <table:table-cell table:formula="of:=[.E17]/[$Params.$B$1]" office:value-type="float" office:value="4.51358583" calcext:value-type="float">
            <text:p>4.51</text:p>
          </table:table-cell>
          <table:table-cell table:formula="of:=[.F17]/[$Params.$B$1]" office:value-type="float" office:value="5.00309433" calcext:value-type="float">
            <text:p>5.00</text:p>
          </table:table-cell>
          <table:table-cell table:formula="of:=[.G17]/[$Params.$B$1]" office:value-type="float" office:value="5.00258304" calcext:value-type="float">
            <text:p>5.00</text:p>
          </table:table-cell>
          <table:table-cell table:style-name="ce2" table:formula="of:=[.H17]/[$Params.$B$1]" office:value-type="float" office:value="5.76029783" calcext:value-type="float">
            <text:p>5.76</text:p>
          </table:table-cell>
          <table:table-cell table:style-name="ce2" table:formula="of:=[.I17]/[$Params.$B$1]" office:value-type="float" office:value="0" calcext:value-type="float">
            <text:p>0.00</text:p>
          </table:table-cell>
          <table:table-cell table:formula="of:=[.A17]/[.R17]" office:value-type="float" office:value="2.95123629050271" calcext:value-type="float">
            <text:p>2.95123629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238785" calcext:value-type="float">
            <text:p>450238785</text:p>
          </table:table-cell>
          <table:table-cell office:value-type="float" office:value="450702937" calcext:value-type="float">
            <text:p>450702937</text:p>
          </table:table-cell>
          <table:table-cell office:value-type="float" office:value="450261240" calcext:value-type="float">
            <text:p>450261240</text:p>
          </table:table-cell>
          <table:table-cell office:value-type="float" office:value="479770678" calcext:value-type="float">
            <text:p>479770678</text:p>
          </table:table-cell>
          <table:table-cell office:value-type="float" office:value="500349493" calcext:value-type="float">
            <text:p>500349493</text:p>
          </table:table-cell>
          <table:table-cell office:value-type="float" office:value="500262327" calcext:value-type="float">
            <text:p>500262327</text:p>
          </table:table-cell>
          <table:table-cell office:value-type="float" office:value="600364014" calcext:value-type="float">
            <text:p>600364014</text:p>
          </table:table-cell>
          <table:table-cell table:number-columns-repeated="2"/>
          <table:table-cell table:formula="of:=[.A18]" office:value-type="float" office:value="18" calcext:value-type="float">
            <text:p>18</text:p>
          </table:table-cell>
          <table:table-cell table:style-name="ce2" table:formula="of:=[.B18]/[$Params.$B$1]" office:value-type="float" office:value="4.50238785" calcext:value-type="float">
            <text:p>4.50</text:p>
          </table:table-cell>
          <table:table-cell table:formula="of:=[.C18]/[$Params.$B$1]" office:value-type="float" office:value="4.50702937" calcext:value-type="float">
            <text:p>4.51</text:p>
          </table:table-cell>
          <table:table-cell table:formula="of:=[.D18]/[$Params.$B$1]" office:value-type="float" office:value="4.5026124" calcext:value-type="float">
            <text:p>4.50</text:p>
          </table:table-cell>
          <table:table-cell table:formula="of:=[.E18]/[$Params.$B$1]" office:value-type="float" office:value="4.79770678" calcext:value-type="float">
            <text:p>4.80</text:p>
          </table:table-cell>
          <table:table-cell table:formula="of:=[.F18]/[$Params.$B$1]" office:value-type="float" office:value="5.00349493" calcext:value-type="float">
            <text:p>5.00</text:p>
          </table:table-cell>
          <table:table-cell table:formula="of:=[.G18]/[$Params.$B$1]" office:value-type="float" office:value="5.00262327" calcext:value-type="float">
            <text:p>5.00</text:p>
          </table:table-cell>
          <table:table-cell table:style-name="ce2" table:formula="of:=[.H18]/[$Params.$B$1]" office:value-type="float" office:value="6.00364014" calcext:value-type="float">
            <text:p>6.00</text:p>
          </table:table-cell>
          <table:table-cell table:style-name="ce2" table:formula="of:=[.I18]/[$Params.$B$1]" office:value-type="float" office:value="0" calcext:value-type="float">
            <text:p>0.00</text:p>
          </table:table-cell>
          <table:table-cell table:formula="of:=[.A18]/[.R18]" office:value-type="float" office:value="2.99818103354876" calcext:value-type="float">
            <text:p>2.99818103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5259516" calcext:value-type="float">
            <text:p>475259516</text:p>
          </table:table-cell>
          <table:table-cell office:value-type="float" office:value="500646741" calcext:value-type="float">
            <text:p>500646741</text:p>
          </table:table-cell>
          <table:table-cell office:value-type="float" office:value="500269386" calcext:value-type="float">
            <text:p>500269386</text:p>
          </table:table-cell>
          <table:table-cell office:value-type="float" office:value="511014522" calcext:value-type="float">
            <text:p>511014522</text:p>
          </table:table-cell>
          <table:table-cell office:value-type="float" office:value="500297536" calcext:value-type="float">
            <text:p>500297536</text:p>
          </table:table-cell>
          <table:table-cell office:value-type="float" office:value="500262763" calcext:value-type="float">
            <text:p>500262763</text:p>
          </table:table-cell>
          <table:table-cell office:value-type="float" office:value="633635629" calcext:value-type="float">
            <text:p>633635629</text:p>
          </table:table-cell>
          <table:table-cell table:number-columns-repeated="2"/>
          <table:table-cell table:formula="of:=[.A19]" office:value-type="float" office:value="19" calcext:value-type="float">
            <text:p>19</text:p>
          </table:table-cell>
          <table:table-cell table:style-name="ce2" table:formula="of:=[.B19]/[$Params.$B$1]" office:value-type="float" office:value="4.75259516" calcext:value-type="float">
            <text:p>4.75</text:p>
          </table:table-cell>
          <table:table-cell table:formula="of:=[.C19]/[$Params.$B$1]" office:value-type="float" office:value="5.00646741" calcext:value-type="float">
            <text:p>5.01</text:p>
          </table:table-cell>
          <table:table-cell table:formula="of:=[.D19]/[$Params.$B$1]" office:value-type="float" office:value="5.00269386" calcext:value-type="float">
            <text:p>5.00</text:p>
          </table:table-cell>
          <table:table-cell table:formula="of:=[.E19]/[$Params.$B$1]" office:value-type="float" office:value="5.11014522" calcext:value-type="float">
            <text:p>5.11</text:p>
          </table:table-cell>
          <table:table-cell table:formula="of:=[.F19]/[$Params.$B$1]" office:value-type="float" office:value="5.00297536" calcext:value-type="float">
            <text:p>5.00</text:p>
          </table:table-cell>
          <table:table-cell table:formula="of:=[.G19]/[$Params.$B$1]" office:value-type="float" office:value="5.00262763" calcext:value-type="float">
            <text:p>5.00</text:p>
          </table:table-cell>
          <table:table-cell table:style-name="ce2" table:formula="of:=[.H19]/[$Params.$B$1]" office:value-type="float" office:value="6.33635629" calcext:value-type="float">
            <text:p>6.34</text:p>
          </table:table-cell>
          <table:table-cell table:style-name="ce2" table:formula="of:=[.I19]/[$Params.$B$1]" office:value-type="float" office:value="0" calcext:value-type="float">
            <text:p>0.00</text:p>
          </table:table-cell>
          <table:table-cell table:formula="of:=[.A19]/[.R19]" office:value-type="float" office:value="2.99856875630332" calcext:value-type="float">
            <text:p>2.99856875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252415" calcext:value-type="float">
            <text:p>500252415</text:p>
          </table:table-cell>
          <table:table-cell office:value-type="float" office:value="500668634" calcext:value-type="float">
            <text:p>500668634</text:p>
          </table:table-cell>
          <table:table-cell office:value-type="float" office:value="500253816" calcext:value-type="float">
            <text:p>500253816</text:p>
          </table:table-cell>
          <table:table-cell office:value-type="float" office:value="501291461" calcext:value-type="float">
            <text:p>501291461</text:p>
          </table:table-cell>
          <table:table-cell office:value-type="float" office:value="500327463" calcext:value-type="float">
            <text:p>500327463</text:p>
          </table:table-cell>
          <table:table-cell office:value-type="float" office:value="500252242" calcext:value-type="float">
            <text:p>500252242</text:p>
          </table:table-cell>
          <table:table-cell office:value-type="float" office:value="666990748" calcext:value-type="float">
            <text:p>666990748</text:p>
          </table:table-cell>
          <table:table-cell table:number-columns-repeated="2"/>
          <table:table-cell table:formula="of:=[.A20]" office:value-type="float" office:value="20" calcext:value-type="float">
            <text:p>20</text:p>
          </table:table-cell>
          <table:table-cell table:style-name="ce2" table:formula="of:=[.B20]/[$Params.$B$1]" office:value-type="float" office:value="5.00252415" calcext:value-type="float">
            <text:p>5.00</text:p>
          </table:table-cell>
          <table:table-cell table:formula="of:=[.C20]/[$Params.$B$1]" office:value-type="float" office:value="5.00668634" calcext:value-type="float">
            <text:p>5.01</text:p>
          </table:table-cell>
          <table:table-cell table:formula="of:=[.D20]/[$Params.$B$1]" office:value-type="float" office:value="5.00253816" calcext:value-type="float">
            <text:p>5.00</text:p>
          </table:table-cell>
          <table:table-cell table:formula="of:=[.E20]/[$Params.$B$1]" office:value-type="float" office:value="5.01291461" calcext:value-type="float">
            <text:p>5.01</text:p>
          </table:table-cell>
          <table:table-cell table:formula="of:=[.F20]/[$Params.$B$1]" office:value-type="float" office:value="5.00327463" calcext:value-type="float">
            <text:p>5.00</text:p>
          </table:table-cell>
          <table:table-cell table:formula="of:=[.G20]/[$Params.$B$1]" office:value-type="float" office:value="5.00252242" calcext:value-type="float">
            <text:p>5.00</text:p>
          </table:table-cell>
          <table:table-cell table:style-name="ce2" table:formula="of:=[.H20]/[$Params.$B$1]" office:value-type="float" office:value="6.66990748" calcext:value-type="float">
            <text:p>6.67</text:p>
          </table:table-cell>
          <table:table-cell table:style-name="ce2" table:formula="of:=[.I20]/[$Params.$B$1]" office:value-type="float" office:value="0" calcext:value-type="float">
            <text:p>0.00</text:p>
          </table:table-cell>
          <table:table-cell table:formula="of:=[.A20]/[.R20]" office:value-type="float" office:value="2.99854234259933" calcext:value-type="float">
            <text:p>2.99854234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5217217" calcext:value-type="float">
            <text:p>525217217</text:p>
          </table:table-cell>
          <table:table-cell office:value-type="float" office:value="550844543" calcext:value-type="float">
            <text:p>550844543</text:p>
          </table:table-cell>
          <table:table-cell office:value-type="float" office:value="550258097" calcext:value-type="float">
            <text:p>550258097</text:p>
          </table:table-cell>
          <table:table-cell office:value-type="float" office:value="555065218" calcext:value-type="float">
            <text:p>555065218</text:p>
          </table:table-cell>
          <table:table-cell office:value-type="float" office:value="600325301" calcext:value-type="float">
            <text:p>600325301</text:p>
          </table:table-cell>
          <table:table-cell office:value-type="float" office:value="600248790" calcext:value-type="float">
            <text:p>600248790</text:p>
          </table:table-cell>
          <table:table-cell office:value-type="float" office:value="700318953" calcext:value-type="float">
            <text:p>700318953</text:p>
          </table:table-cell>
          <table:table-cell table:number-columns-repeated="2"/>
          <table:table-cell table:formula="of:=[.A21]" office:value-type="float" office:value="21" calcext:value-type="float">
            <text:p>21</text:p>
          </table:table-cell>
          <table:table-cell table:style-name="ce2" table:formula="of:=[.B21]/[$Params.$B$1]" office:value-type="float" office:value="5.25217217" calcext:value-type="float">
            <text:p>5.25</text:p>
          </table:table-cell>
          <table:table-cell table:formula="of:=[.C21]/[$Params.$B$1]" office:value-type="float" office:value="5.50844543" calcext:value-type="float">
            <text:p>5.51</text:p>
          </table:table-cell>
          <table:table-cell table:formula="of:=[.D21]/[$Params.$B$1]" office:value-type="float" office:value="5.50258097" calcext:value-type="float">
            <text:p>5.50</text:p>
          </table:table-cell>
          <table:table-cell table:formula="of:=[.E21]/[$Params.$B$1]" office:value-type="float" office:value="5.55065218" calcext:value-type="float">
            <text:p>5.55</text:p>
          </table:table-cell>
          <table:table-cell table:formula="of:=[.F21]/[$Params.$B$1]" office:value-type="float" office:value="6.00325301" calcext:value-type="float">
            <text:p>6.00</text:p>
          </table:table-cell>
          <table:table-cell table:formula="of:=[.G21]/[$Params.$B$1]" office:value-type="float" office:value="6.0024879" calcext:value-type="float">
            <text:p>6.00</text:p>
          </table:table-cell>
          <table:table-cell table:style-name="ce2" table:formula="of:=[.H21]/[$Params.$B$1]" office:value-type="float" office:value="7.00318953" calcext:value-type="float">
            <text:p>7.00</text:p>
          </table:table-cell>
          <table:table-cell table:style-name="ce2" table:formula="of:=[.I21]/[$Params.$B$1]" office:value-type="float" office:value="0" calcext:value-type="float">
            <text:p>0.00</text:p>
          </table:table-cell>
          <table:table-cell table:formula="of:=[.A21]/[.R21]" office:value-type="float" office:value="2.99863368113072" calcext:value-type="float">
            <text:p>2.99863368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0363597" calcext:value-type="float">
            <text:p>550363597</text:p>
          </table:table-cell>
          <table:table-cell office:value-type="float" office:value="550703557" calcext:value-type="float">
            <text:p>550703557</text:p>
          </table:table-cell>
          <table:table-cell office:value-type="float" office:value="550347248" calcext:value-type="float">
            <text:p>550347248</text:p>
          </table:table-cell>
          <table:table-cell office:value-type="float" office:value="571899462" calcext:value-type="float">
            <text:p>571899462</text:p>
          </table:table-cell>
          <table:table-cell office:value-type="float" office:value="600380231" calcext:value-type="float">
            <text:p>600380231</text:p>
          </table:table-cell>
          <table:table-cell office:value-type="float" office:value="600269998" calcext:value-type="float">
            <text:p>600269998</text:p>
          </table:table-cell>
          <table:table-cell office:value-type="float" office:value="733713088" calcext:value-type="float">
            <text:p>733713088</text:p>
          </table:table-cell>
          <table:table-cell table:number-columns-repeated="2"/>
          <table:table-cell table:formula="of:=[.A22]" office:value-type="float" office:value="22" calcext:value-type="float">
            <text:p>22</text:p>
          </table:table-cell>
          <table:table-cell table:style-name="ce2" table:formula="of:=[.B22]/[$Params.$B$1]" office:value-type="float" office:value="5.50363597" calcext:value-type="float">
            <text:p>5.50</text:p>
          </table:table-cell>
          <table:table-cell table:formula="of:=[.C22]/[$Params.$B$1]" office:value-type="float" office:value="5.50703557" calcext:value-type="float">
            <text:p>5.51</text:p>
          </table:table-cell>
          <table:table-cell table:formula="of:=[.D22]/[$Params.$B$1]" office:value-type="float" office:value="5.50347248" calcext:value-type="float">
            <text:p>5.50</text:p>
          </table:table-cell>
          <table:table-cell table:formula="of:=[.E22]/[$Params.$B$1]" office:value-type="float" office:value="5.71899462" calcext:value-type="float">
            <text:p>5.72</text:p>
          </table:table-cell>
          <table:table-cell table:formula="of:=[.F22]/[$Params.$B$1]" office:value-type="float" office:value="6.00380231" calcext:value-type="float">
            <text:p>6.00</text:p>
          </table:table-cell>
          <table:table-cell table:formula="of:=[.G22]/[$Params.$B$1]" office:value-type="float" office:value="6.00269998" calcext:value-type="float">
            <text:p>6.00</text:p>
          </table:table-cell>
          <table:table-cell table:style-name="ce2" table:formula="of:=[.H22]/[$Params.$B$1]" office:value-type="float" office:value="7.33713088" calcext:value-type="float">
            <text:p>7.34</text:p>
          </table:table-cell>
          <table:table-cell table:style-name="ce2" table:formula="of:=[.I22]/[$Params.$B$1]" office:value-type="float" office:value="0" calcext:value-type="float">
            <text:p>0.00</text:p>
          </table:table-cell>
          <table:table-cell table:formula="of:=[.A22]/[.R22]" office:value-type="float" office:value="2.99844726226282" calcext:value-type="float">
            <text:p>2.99844726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5272479" calcext:value-type="float">
            <text:p>575272479</text:p>
          </table:table-cell>
          <table:table-cell office:value-type="float" office:value="600841319" calcext:value-type="float">
            <text:p>600841319</text:p>
          </table:table-cell>
          <table:table-cell office:value-type="float" office:value="600260689" calcext:value-type="float">
            <text:p>600260689</text:p>
          </table:table-cell>
          <table:table-cell office:value-type="float" office:value="601244637" calcext:value-type="float">
            <text:p>601244637</text:p>
          </table:table-cell>
          <table:table-cell office:value-type="float" office:value="600326305" calcext:value-type="float">
            <text:p>600326305</text:p>
          </table:table-cell>
          <table:table-cell office:value-type="float" office:value="600265016" calcext:value-type="float">
            <text:p>600265016</text:p>
          </table:table-cell>
          <table:table-cell office:value-type="float" office:value="767006393" calcext:value-type="float">
            <text:p>767006393</text:p>
          </table:table-cell>
          <table:table-cell table:number-columns-repeated="2"/>
          <table:table-cell table:formula="of:=[.A23]" office:value-type="float" office:value="23" calcext:value-type="float">
            <text:p>23</text:p>
          </table:table-cell>
          <table:table-cell table:style-name="ce2" table:formula="of:=[.B23]/[$Params.$B$1]" office:value-type="float" office:value="5.75272479" calcext:value-type="float">
            <text:p>5.75</text:p>
          </table:table-cell>
          <table:table-cell table:formula="of:=[.C23]/[$Params.$B$1]" office:value-type="float" office:value="6.00841319" calcext:value-type="float">
            <text:p>6.01</text:p>
          </table:table-cell>
          <table:table-cell table:formula="of:=[.D23]/[$Params.$B$1]" office:value-type="float" office:value="6.00260689" calcext:value-type="float">
            <text:p>6.00</text:p>
          </table:table-cell>
          <table:table-cell table:formula="of:=[.E23]/[$Params.$B$1]" office:value-type="float" office:value="6.01244637" calcext:value-type="float">
            <text:p>6.01</text:p>
          </table:table-cell>
          <table:table-cell table:formula="of:=[.F23]/[$Params.$B$1]" office:value-type="float" office:value="6.00326305" calcext:value-type="float">
            <text:p>6.00</text:p>
          </table:table-cell>
          <table:table-cell table:formula="of:=[.G23]/[$Params.$B$1]" office:value-type="float" office:value="6.00265016" calcext:value-type="float">
            <text:p>6.00</text:p>
          </table:table-cell>
          <table:table-cell table:style-name="ce2" table:formula="of:=[.H23]/[$Params.$B$1]" office:value-type="float" office:value="7.67006393" calcext:value-type="float">
            <text:p>7.67</text:p>
          </table:table-cell>
          <table:table-cell table:style-name="ce2" table:formula="of:=[.I23]/[$Params.$B$1]" office:value-type="float" office:value="0" calcext:value-type="float">
            <text:p>0.00</text:p>
          </table:table-cell>
          <table:table-cell table:formula="of:=[.A23]/[.R23]" office:value-type="float" office:value="2.99867122489551" calcext:value-type="float">
            <text:p>2.99867122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338096" calcext:value-type="float">
            <text:p>600338096</text:p>
          </table:table-cell>
          <table:table-cell office:value-type="float" office:value="600908352" calcext:value-type="float">
            <text:p>600908352</text:p>
          </table:table-cell>
          <table:table-cell office:value-type="float" office:value="600266872" calcext:value-type="float">
            <text:p>600266872</text:p>
          </table:table-cell>
          <table:table-cell office:value-type="float" office:value="600354758" calcext:value-type="float">
            <text:p>600354758</text:p>
          </table:table-cell>
          <table:table-cell office:value-type="float" office:value="600303379" calcext:value-type="float">
            <text:p>600303379</text:p>
          </table:table-cell>
          <table:table-cell office:value-type="float" office:value="600268044" calcext:value-type="float">
            <text:p>600268044</text:p>
          </table:table-cell>
          <table:table-cell office:value-type="float" office:value="800435102" calcext:value-type="float">
            <text:p>800435102</text:p>
          </table:table-cell>
          <table:table-cell table:number-columns-repeated="2"/>
          <table:table-cell table:formula="of:=[.A24]" office:value-type="float" office:value="24" calcext:value-type="float">
            <text:p>24</text:p>
          </table:table-cell>
          <table:table-cell table:style-name="ce2" table:formula="of:=[.B24]/[$Params.$B$1]" office:value-type="float" office:value="6.00338096" calcext:value-type="float">
            <text:p>6.00</text:p>
          </table:table-cell>
          <table:table-cell table:formula="of:=[.C24]/[$Params.$B$1]" office:value-type="float" office:value="6.00908352" calcext:value-type="float">
            <text:p>6.01</text:p>
          </table:table-cell>
          <table:table-cell table:formula="of:=[.D24]/[$Params.$B$1]" office:value-type="float" office:value="6.00266872" calcext:value-type="float">
            <text:p>6.00</text:p>
          </table:table-cell>
          <table:table-cell table:formula="of:=[.E24]/[$Params.$B$1]" office:value-type="float" office:value="6.00354758" calcext:value-type="float">
            <text:p>6.00</text:p>
          </table:table-cell>
          <table:table-cell table:formula="of:=[.F24]/[$Params.$B$1]" office:value-type="float" office:value="6.00303379" calcext:value-type="float">
            <text:p>6.00</text:p>
          </table:table-cell>
          <table:table-cell table:formula="of:=[.G24]/[$Params.$B$1]" office:value-type="float" office:value="6.00268044" calcext:value-type="float">
            <text:p>6.00</text:p>
          </table:table-cell>
          <table:table-cell table:style-name="ce2" table:formula="of:=[.H24]/[$Params.$B$1]" office:value-type="float" office:value="8.00435102" calcext:value-type="float">
            <text:p>8.00</text:p>
          </table:table-cell>
          <table:table-cell table:style-name="ce2" table:formula="of:=[.I24]/[$Params.$B$1]" office:value-type="float" office:value="0" calcext:value-type="float">
            <text:p>0.00</text:p>
          </table:table-cell>
          <table:table-cell table:formula="of:=[.A24]/[.R24]" office:value-type="float" office:value="2.99836925442583" calcext:value-type="float">
            <text:p>2.99836925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5339046" calcext:value-type="float">
            <text:p>625339046</text:p>
          </table:table-cell>
          <table:table-cell office:value-type="float" office:value="662809686" calcext:value-type="float">
            <text:p>662809686</text:p>
          </table:table-cell>
          <table:table-cell office:value-type="float" office:value="650259268" calcext:value-type="float">
            <text:p>650259268</text:p>
          </table:table-cell>
          <table:table-cell office:value-type="float" office:value="650309739" calcext:value-type="float">
            <text:p>650309739</text:p>
          </table:table-cell>
          <table:table-cell office:value-type="float" office:value="700294048" calcext:value-type="float">
            <text:p>700294048</text:p>
          </table:table-cell>
          <table:table-cell office:value-type="float" office:value="700261024" calcext:value-type="float">
            <text:p>700261024</text:p>
          </table:table-cell>
          <table:table-cell office:value-type="float" office:value="833730110" calcext:value-type="float">
            <text:p>833730110</text:p>
          </table:table-cell>
          <table:table-cell table:number-columns-repeated="2"/>
          <table:table-cell table:formula="of:=[.A25]" office:value-type="float" office:value="25" calcext:value-type="float">
            <text:p>25</text:p>
          </table:table-cell>
          <table:table-cell table:style-name="ce2" table:formula="of:=[.B25]/[$Params.$B$1]" office:value-type="float" office:value="6.25339046" calcext:value-type="float">
            <text:p>6.25</text:p>
          </table:table-cell>
          <table:table-cell table:formula="of:=[.C25]/[$Params.$B$1]" office:value-type="float" office:value="6.62809686" calcext:value-type="float">
            <text:p>6.63</text:p>
          </table:table-cell>
          <table:table-cell table:formula="of:=[.D25]/[$Params.$B$1]" office:value-type="float" office:value="6.50259268" calcext:value-type="float">
            <text:p>6.50</text:p>
          </table:table-cell>
          <table:table-cell table:formula="of:=[.E25]/[$Params.$B$1]" office:value-type="float" office:value="6.50309739" calcext:value-type="float">
            <text:p>6.50</text:p>
          </table:table-cell>
          <table:table-cell table:formula="of:=[.F25]/[$Params.$B$1]" office:value-type="float" office:value="7.00294048" calcext:value-type="float">
            <text:p>7.00</text:p>
          </table:table-cell>
          <table:table-cell table:formula="of:=[.G25]/[$Params.$B$1]" office:value-type="float" office:value="7.00261024" calcext:value-type="float">
            <text:p>7.00</text:p>
          </table:table-cell>
          <table:table-cell table:style-name="ce2" table:formula="of:=[.H25]/[$Params.$B$1]" office:value-type="float" office:value="8.3373011" calcext:value-type="float">
            <text:p>8.34</text:p>
          </table:table-cell>
          <table:table-cell table:style-name="ce2" table:formula="of:=[.I25]/[$Params.$B$1]" office:value-type="float" office:value="0" calcext:value-type="float">
            <text:p>0.00</text:p>
          </table:table-cell>
          <table:table-cell table:formula="of:=[.A25]/[.R25]" office:value-type="float" office:value="2.99857228378138" calcext:value-type="float">
            <text:p>2.99857228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50298449" calcext:value-type="float">
            <text:p>650298449</text:p>
          </table:table-cell>
          <table:table-cell office:value-type="float" office:value="656534998" calcext:value-type="float">
            <text:p>656534998</text:p>
          </table:table-cell>
          <table:table-cell office:value-type="float" office:value="650283371" calcext:value-type="float">
            <text:p>650283371</text:p>
          </table:table-cell>
          <table:table-cell office:value-type="float" office:value="650458329" calcext:value-type="float">
            <text:p>650458329</text:p>
          </table:table-cell>
          <table:table-cell office:value-type="float" office:value="700352971" calcext:value-type="float">
            <text:p>700352971</text:p>
          </table:table-cell>
          <table:table-cell office:value-type="float" office:value="700270956" calcext:value-type="float">
            <text:p>700270956</text:p>
          </table:table-cell>
          <table:table-cell office:value-type="float" office:value="867061313" calcext:value-type="float">
            <text:p>867061313</text:p>
          </table:table-cell>
          <table:table-cell table:number-columns-repeated="2"/>
          <table:table-cell table:formula="of:=[.A26]" office:value-type="float" office:value="26" calcext:value-type="float">
            <text:p>26</text:p>
          </table:table-cell>
          <table:table-cell table:style-name="ce2" table:formula="of:=[.B26]/[$Params.$B$1]" office:value-type="float" office:value="6.50298449" calcext:value-type="float">
            <text:p>6.50</text:p>
          </table:table-cell>
          <table:table-cell table:formula="of:=[.C26]/[$Params.$B$1]" office:value-type="float" office:value="6.56534998" calcext:value-type="float">
            <text:p>6.57</text:p>
          </table:table-cell>
          <table:table-cell table:formula="of:=[.D26]/[$Params.$B$1]" office:value-type="float" office:value="6.50283371" calcext:value-type="float">
            <text:p>6.50</text:p>
          </table:table-cell>
          <table:table-cell table:formula="of:=[.E26]/[$Params.$B$1]" office:value-type="float" office:value="6.50458329" calcext:value-type="float">
            <text:p>6.50</text:p>
          </table:table-cell>
          <table:table-cell table:formula="of:=[.F26]/[$Params.$B$1]" office:value-type="float" office:value="7.00352971" calcext:value-type="float">
            <text:p>7.00</text:p>
          </table:table-cell>
          <table:table-cell table:formula="of:=[.G26]/[$Params.$B$1]" office:value-type="float" office:value="7.00270956" calcext:value-type="float">
            <text:p>7.00</text:p>
          </table:table-cell>
          <table:table-cell table:style-name="ce2" table:formula="of:=[.H26]/[$Params.$B$1]" office:value-type="float" office:value="8.67061313" calcext:value-type="float">
            <text:p>8.67</text:p>
          </table:table-cell>
          <table:table-cell table:style-name="ce2" table:formula="of:=[.I26]/[$Params.$B$1]" office:value-type="float" office:value="0" calcext:value-type="float">
            <text:p>0.00</text:p>
          </table:table-cell>
          <table:table-cell table:formula="of:=[.A26]/[.R26]" office:value-type="float" office:value="2.99863453831667" calcext:value-type="float">
            <text:p>2.99863453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5300470" calcext:value-type="float">
            <text:p>675300470</text:p>
          </table:table-cell>
          <table:table-cell office:value-type="float" office:value="700936087" calcext:value-type="float">
            <text:p>700936087</text:p>
          </table:table-cell>
          <table:table-cell office:value-type="float" office:value="700262828" calcext:value-type="float">
            <text:p>700262828</text:p>
          </table:table-cell>
          <table:table-cell office:value-type="float" office:value="700338429" calcext:value-type="float">
            <text:p>700338429</text:p>
          </table:table-cell>
          <table:table-cell office:value-type="float" office:value="700375544" calcext:value-type="float">
            <text:p>700375544</text:p>
          </table:table-cell>
          <table:table-cell office:value-type="float" office:value="675836622" calcext:value-type="float">
            <text:p>675836622</text:p>
          </table:table-cell>
          <table:table-cell office:value-type="float" office:value="900490096" calcext:value-type="float">
            <text:p>900490096</text:p>
          </table:table-cell>
          <table:table-cell table:number-columns-repeated="2"/>
          <table:table-cell table:formula="of:=[.A27]" office:value-type="float" office:value="27" calcext:value-type="float">
            <text:p>27</text:p>
          </table:table-cell>
          <table:table-cell table:style-name="ce2" table:formula="of:=[.B27]/[$Params.$B$1]" office:value-type="float" office:value="6.7530047" calcext:value-type="float">
            <text:p>6.75</text:p>
          </table:table-cell>
          <table:table-cell table:formula="of:=[.C27]/[$Params.$B$1]" office:value-type="float" office:value="7.00936087" calcext:value-type="float">
            <text:p>7.01</text:p>
          </table:table-cell>
          <table:table-cell table:formula="of:=[.D27]/[$Params.$B$1]" office:value-type="float" office:value="7.00262828" calcext:value-type="float">
            <text:p>7.00</text:p>
          </table:table-cell>
          <table:table-cell table:formula="of:=[.E27]/[$Params.$B$1]" office:value-type="float" office:value="7.00338429" calcext:value-type="float">
            <text:p>7.00</text:p>
          </table:table-cell>
          <table:table-cell table:formula="of:=[.F27]/[$Params.$B$1]" office:value-type="float" office:value="7.00375544" calcext:value-type="float">
            <text:p>7.00</text:p>
          </table:table-cell>
          <table:table-cell table:formula="of:=[.G27]/[$Params.$B$1]" office:value-type="float" office:value="6.75836622" calcext:value-type="float">
            <text:p>6.76</text:p>
          </table:table-cell>
          <table:table-cell table:style-name="ce2" table:formula="of:=[.H27]/[$Params.$B$1]" office:value-type="float" office:value="9.00490096" calcext:value-type="float">
            <text:p>9.00</text:p>
          </table:table-cell>
          <table:table-cell table:style-name="ce2" table:formula="of:=[.I27]/[$Params.$B$1]" office:value-type="float" office:value="0" calcext:value-type="float">
            <text:p>0.00</text:p>
          </table:table-cell>
          <table:table-cell table:formula="of:=[.A27]/[.R27]" office:value-type="float" office:value="2.99836723579023" calcext:value-type="float">
            <text:p>2.99836723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0395201" calcext:value-type="float">
            <text:p>700395201</text:p>
          </table:table-cell>
          <table:table-cell office:value-type="float" office:value="700808297" calcext:value-type="float">
            <text:p>700808297</text:p>
          </table:table-cell>
          <table:table-cell office:value-type="float" office:value="700269606" calcext:value-type="float">
            <text:p>700269606</text:p>
          </table:table-cell>
          <table:table-cell office:value-type="float" office:value="744356438" calcext:value-type="float">
            <text:p>744356438</text:p>
          </table:table-cell>
          <table:table-cell office:value-type="float" office:value="700336111" calcext:value-type="float">
            <text:p>700336111</text:p>
          </table:table-cell>
          <table:table-cell office:value-type="float" office:value="700265827" calcext:value-type="float">
            <text:p>700265827</text:p>
          </table:table-cell>
          <table:table-cell office:value-type="float" office:value="933682715" calcext:value-type="float">
            <text:p>933682715</text:p>
          </table:table-cell>
          <table:table-cell table:number-columns-repeated="2"/>
          <table:table-cell table:formula="of:=[.A28]" office:value-type="float" office:value="28" calcext:value-type="float">
            <text:p>28</text:p>
          </table:table-cell>
          <table:table-cell table:style-name="ce2" table:formula="of:=[.B28]/[$Params.$B$1]" office:value-type="float" office:value="7.00395201" calcext:value-type="float">
            <text:p>7.00</text:p>
          </table:table-cell>
          <table:table-cell table:formula="of:=[.C28]/[$Params.$B$1]" office:value-type="float" office:value="7.00808297" calcext:value-type="float">
            <text:p>7.01</text:p>
          </table:table-cell>
          <table:table-cell table:formula="of:=[.D28]/[$Params.$B$1]" office:value-type="float" office:value="7.00269606" calcext:value-type="float">
            <text:p>7.00</text:p>
          </table:table-cell>
          <table:table-cell table:formula="of:=[.E28]/[$Params.$B$1]" office:value-type="float" office:value="7.44356438" calcext:value-type="float">
            <text:p>7.44</text:p>
          </table:table-cell>
          <table:table-cell table:formula="of:=[.F28]/[$Params.$B$1]" office:value-type="float" office:value="7.00336111" calcext:value-type="float">
            <text:p>7.00</text:p>
          </table:table-cell>
          <table:table-cell table:formula="of:=[.G28]/[$Params.$B$1]" office:value-type="float" office:value="7.00265827" calcext:value-type="float">
            <text:p>7.00</text:p>
          </table:table-cell>
          <table:table-cell table:style-name="ce2" table:formula="of:=[.H28]/[$Params.$B$1]" office:value-type="float" office:value="9.33682715" calcext:value-type="float">
            <text:p>9.34</text:p>
          </table:table-cell>
          <table:table-cell table:style-name="ce2" table:formula="of:=[.I28]/[$Params.$B$1]" office:value-type="float" office:value="0" calcext:value-type="float">
            <text:p>0.00</text:p>
          </table:table-cell>
          <table:table-cell table:formula="of:=[.A28]/[.R28]" office:value-type="float" office:value="2.99887740772838" calcext:value-type="float">
            <text:p>2.99887740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25302712" calcext:value-type="float">
            <text:p>725302712</text:p>
          </table:table-cell>
          <table:table-cell office:value-type="float" office:value="750774505" calcext:value-type="float">
            <text:p>750774505</text:p>
          </table:table-cell>
          <table:table-cell office:value-type="float" office:value="800293566" calcext:value-type="float">
            <text:p>800293566</text:p>
          </table:table-cell>
          <table:table-cell office:value-type="float" office:value="801603358" calcext:value-type="float">
            <text:p>801603358</text:p>
          </table:table-cell>
          <table:table-cell office:value-type="float" office:value="800331609" calcext:value-type="float">
            <text:p>800331609</text:p>
          </table:table-cell>
          <table:table-cell office:value-type="float" office:value="800259773" calcext:value-type="float">
            <text:p>800259773</text:p>
          </table:table-cell>
          <table:table-cell office:value-type="float" office:value="967066872" calcext:value-type="float">
            <text:p>967066872</text:p>
          </table:table-cell>
          <table:table-cell table:number-columns-repeated="2"/>
          <table:table-cell table:formula="of:=[.A29]" office:value-type="float" office:value="29" calcext:value-type="float">
            <text:p>29</text:p>
          </table:table-cell>
          <table:table-cell table:style-name="ce2" table:formula="of:=[.B29]/[$Params.$B$1]" office:value-type="float" office:value="7.25302712" calcext:value-type="float">
            <text:p>7.25</text:p>
          </table:table-cell>
          <table:table-cell table:formula="of:=[.C29]/[$Params.$B$1]" office:value-type="float" office:value="7.50774505" calcext:value-type="float">
            <text:p>7.51</text:p>
          </table:table-cell>
          <table:table-cell table:formula="of:=[.D29]/[$Params.$B$1]" office:value-type="float" office:value="8.00293566" calcext:value-type="float">
            <text:p>8.00</text:p>
          </table:table-cell>
          <table:table-cell table:formula="of:=[.E29]/[$Params.$B$1]" office:value-type="float" office:value="8.01603358" calcext:value-type="float">
            <text:p>8.02</text:p>
          </table:table-cell>
          <table:table-cell table:formula="of:=[.F29]/[$Params.$B$1]" office:value-type="float" office:value="8.00331609" calcext:value-type="float">
            <text:p>8.00</text:p>
          </table:table-cell>
          <table:table-cell table:formula="of:=[.G29]/[$Params.$B$1]" office:value-type="float" office:value="8.00259773" calcext:value-type="float">
            <text:p>8.00</text:p>
          </table:table-cell>
          <table:table-cell table:style-name="ce2" table:formula="of:=[.H29]/[$Params.$B$1]" office:value-type="float" office:value="9.67066872" calcext:value-type="float">
            <text:p>9.67</text:p>
          </table:table-cell>
          <table:table-cell table:style-name="ce2" table:formula="of:=[.I29]/[$Params.$B$1]" office:value-type="float" office:value="0" calcext:value-type="float">
            <text:p>0.00</text:p>
          </table:table-cell>
          <table:table-cell table:formula="of:=[.A29]/[.R29]" office:value-type="float" office:value="2.99875849743719" calcext:value-type="float">
            <text:p>2.99875849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2674692" calcext:value-type="float">
            <text:p>752674692</text:p>
          </table:table-cell>
          <table:table-cell office:value-type="float" office:value="750945234" calcext:value-type="float">
            <text:p>750945234</text:p>
          </table:table-cell>
          <table:table-cell office:value-type="float" office:value="800269220" calcext:value-type="float">
            <text:p>800269220</text:p>
          </table:table-cell>
          <table:table-cell office:value-type="float" office:value="800349348" calcext:value-type="float">
            <text:p>800349348</text:p>
          </table:table-cell>
          <table:table-cell office:value-type="float" office:value="800364194" calcext:value-type="float">
            <text:p>800364194</text:p>
          </table:table-cell>
          <table:table-cell office:value-type="float" office:value="800272098" calcext:value-type="float">
            <text:p>800272098</text:p>
          </table:table-cell>
          <table:table-cell office:value-type="float" office:value="1000354298" calcext:value-type="float">
            <text:p>1000354298</text:p>
          </table:table-cell>
          <table:table-cell table:number-columns-repeated="2"/>
          <table:table-cell table:formula="of:=[.A30]" office:value-type="float" office:value="30" calcext:value-type="float">
            <text:p>30</text:p>
          </table:table-cell>
          <table:table-cell table:style-name="ce2" table:formula="of:=[.B30]/[$Params.$B$1]" office:value-type="float" office:value="7.52674692" calcext:value-type="float">
            <text:p>7.53</text:p>
          </table:table-cell>
          <table:table-cell table:formula="of:=[.C30]/[$Params.$B$1]" office:value-type="float" office:value="7.50945234" calcext:value-type="float">
            <text:p>7.51</text:p>
          </table:table-cell>
          <table:table-cell table:formula="of:=[.D30]/[$Params.$B$1]" office:value-type="float" office:value="8.0026922" calcext:value-type="float">
            <text:p>8.00</text:p>
          </table:table-cell>
          <table:table-cell table:formula="of:=[.E30]/[$Params.$B$1]" office:value-type="float" office:value="8.00349348" calcext:value-type="float">
            <text:p>8.00</text:p>
          </table:table-cell>
          <table:table-cell table:formula="of:=[.F30]/[$Params.$B$1]" office:value-type="float" office:value="8.00364194" calcext:value-type="float">
            <text:p>8.00</text:p>
          </table:table-cell>
          <table:table-cell table:formula="of:=[.G30]/[$Params.$B$1]" office:value-type="float" office:value="8.00272098" calcext:value-type="float">
            <text:p>8.00</text:p>
          </table:table-cell>
          <table:table-cell table:style-name="ce2" table:formula="of:=[.H30]/[$Params.$B$1]" office:value-type="float" office:value="10.00354298" calcext:value-type="float">
            <text:p>10.00</text:p>
          </table:table-cell>
          <table:table-cell table:style-name="ce2" table:formula="of:=[.I30]/[$Params.$B$1]" office:value-type="float" office:value="0" calcext:value-type="float">
            <text:p>0.00</text:p>
          </table:table-cell>
          <table:table-cell table:formula="of:=[.A30]/[.R30]" office:value-type="float" office:value="2.99893748244784" calcext:value-type="float">
            <text:p>2.99893748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75351713" calcext:value-type="float">
            <text:p>775351713</text:p>
          </table:table-cell>
          <table:table-cell office:value-type="float" office:value="800722444" calcext:value-type="float">
            <text:p>800722444</text:p>
          </table:table-cell>
          <table:table-cell office:value-type="float" office:value="800359817" calcext:value-type="float">
            <text:p>800359817</text:p>
          </table:table-cell>
          <table:table-cell office:value-type="float" office:value="801693012" calcext:value-type="float">
            <text:p>801693012</text:p>
          </table:table-cell>
          <table:table-cell office:value-type="float" office:value="800383349" calcext:value-type="float">
            <text:p>800383349</text:p>
          </table:table-cell>
          <table:table-cell office:value-type="float" office:value="800289650" calcext:value-type="float">
            <text:p>800289650</text:p>
          </table:table-cell>
          <table:table-cell office:value-type="float" office:value="1033715571" calcext:value-type="float">
            <text:p>1033715571</text:p>
          </table:table-cell>
          <table:table-cell table:number-columns-repeated="2"/>
          <table:table-cell table:formula="of:=[.A31]" office:value-type="float" office:value="31" calcext:value-type="float">
            <text:p>31</text:p>
          </table:table-cell>
          <table:table-cell table:style-name="ce2" table:formula="of:=[.B31]/[$Params.$B$1]" office:value-type="float" office:value="7.75351713" calcext:value-type="float">
            <text:p>7.75</text:p>
          </table:table-cell>
          <table:table-cell table:formula="of:=[.C31]/[$Params.$B$1]" office:value-type="float" office:value="8.00722444" calcext:value-type="float">
            <text:p>8.01</text:p>
          </table:table-cell>
          <table:table-cell table:formula="of:=[.D31]/[$Params.$B$1]" office:value-type="float" office:value="8.00359817" calcext:value-type="float">
            <text:p>8.00</text:p>
          </table:table-cell>
          <table:table-cell table:formula="of:=[.E31]/[$Params.$B$1]" office:value-type="float" office:value="8.01693012" calcext:value-type="float">
            <text:p>8.02</text:p>
          </table:table-cell>
          <table:table-cell table:formula="of:=[.F31]/[$Params.$B$1]" office:value-type="float" office:value="8.00383349" calcext:value-type="float">
            <text:p>8.00</text:p>
          </table:table-cell>
          <table:table-cell table:formula="of:=[.G31]/[$Params.$B$1]" office:value-type="float" office:value="8.0028965" calcext:value-type="float">
            <text:p>8.00</text:p>
          </table:table-cell>
          <table:table-cell table:style-name="ce2" table:formula="of:=[.H31]/[$Params.$B$1]" office:value-type="float" office:value="10.33715571" calcext:value-type="float">
            <text:p>10.34</text:p>
          </table:table-cell>
          <table:table-cell table:style-name="ce2" table:formula="of:=[.I31]/[$Params.$B$1]" office:value-type="float" office:value="0" calcext:value-type="float">
            <text:p>0.00</text:p>
          </table:table-cell>
          <table:table-cell table:formula="of:=[.A31]/[.R31]" office:value-type="float" office:value="2.99889068808464" calcext:value-type="float">
            <text:p>2.99889068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340421" calcext:value-type="float">
            <text:p>800340421</text:p>
          </table:table-cell>
          <table:table-cell office:value-type="float" office:value="800996153" calcext:value-type="float">
            <text:p>800996153</text:p>
          </table:table-cell>
          <table:table-cell office:value-type="float" office:value="800298242" calcext:value-type="float">
            <text:p>800298242</text:p>
          </table:table-cell>
          <table:table-cell office:value-type="float" office:value="800398060" calcext:value-type="float">
            <text:p>800398060</text:p>
          </table:table-cell>
          <table:table-cell office:value-type="float" office:value="800382586" calcext:value-type="float">
            <text:p>800382586</text:p>
          </table:table-cell>
          <table:table-cell office:value-type="float" office:value="800279648" calcext:value-type="float">
            <text:p>800279648</text:p>
          </table:table-cell>
          <table:table-cell office:value-type="float" office:value="1067068400" calcext:value-type="float">
            <text:p>1067068400</text:p>
          </table:table-cell>
          <table:table-cell table:number-columns-repeated="2"/>
          <table:table-cell table:formula="of:=[.A32]" office:value-type="float" office:value="32" calcext:value-type="float">
            <text:p>32</text:p>
          </table:table-cell>
          <table:table-cell table:style-name="ce2" table:formula="of:=[.B32]/[$Params.$B$1]" office:value-type="float" office:value="8.00340421" calcext:value-type="float">
            <text:p>8.00</text:p>
          </table:table-cell>
          <table:table-cell table:formula="of:=[.C32]/[$Params.$B$1]" office:value-type="float" office:value="8.00996153" calcext:value-type="float">
            <text:p>8.01</text:p>
          </table:table-cell>
          <table:table-cell table:formula="of:=[.D32]/[$Params.$B$1]" office:value-type="float" office:value="8.00298242" calcext:value-type="float">
            <text:p>8.00</text:p>
          </table:table-cell>
          <table:table-cell table:formula="of:=[.E32]/[$Params.$B$1]" office:value-type="float" office:value="8.0039806" calcext:value-type="float">
            <text:p>8.00</text:p>
          </table:table-cell>
          <table:table-cell table:formula="of:=[.F32]/[$Params.$B$1]" office:value-type="float" office:value="8.00382586" calcext:value-type="float">
            <text:p>8.00</text:p>
          </table:table-cell>
          <table:table-cell table:formula="of:=[.G32]/[$Params.$B$1]" office:value-type="float" office:value="8.00279648" calcext:value-type="float">
            <text:p>8.00</text:p>
          </table:table-cell>
          <table:table-cell table:style-name="ce2" table:formula="of:=[.H32]/[$Params.$B$1]" office:value-type="float" office:value="10.670684" calcext:value-type="float">
            <text:p>10.67</text:p>
          </table:table-cell>
          <table:table-cell table:style-name="ce2" table:formula="of:=[.I32]/[$Params.$B$1]" office:value-type="float" office:value="0" calcext:value-type="float">
            <text:p>0.00</text:p>
          </table:table-cell>
          <table:table-cell table:formula="of:=[.A32]/[.R32]" office:value-type="float" office:value="2.99887055037896" calcext:value-type="float">
            <text:p>2.99887055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5348613" calcext:value-type="float">
            <text:p>825348613</text:p>
          </table:table-cell>
          <table:table-cell office:value-type="float" office:value="900737826" calcext:value-type="float">
            <text:p>900737826</text:p>
          </table:table-cell>
          <table:table-cell office:value-type="float" office:value="900283667" calcext:value-type="float">
            <text:p>900283667</text:p>
          </table:table-cell>
          <table:table-cell office:value-type="float" office:value="900338889" calcext:value-type="float">
            <text:p>900338889</text:p>
          </table:table-cell>
          <table:table-cell office:value-type="float" office:value="900421121" calcext:value-type="float">
            <text:p>900421121</text:p>
          </table:table-cell>
          <table:table-cell office:value-type="float" office:value="900275190" calcext:value-type="float">
            <text:p>900275190</text:p>
          </table:table-cell>
          <table:table-cell office:value-type="float" office:value="1100413081" calcext:value-type="float">
            <text:p>1100413081</text:p>
          </table:table-cell>
          <table:table-cell table:number-columns-repeated="2"/>
          <table:table-cell table:formula="of:=[.A33]" office:value-type="float" office:value="33" calcext:value-type="float">
            <text:p>33</text:p>
          </table:table-cell>
          <table:table-cell table:style-name="ce2" table:formula="of:=[.B33]/[$Params.$B$1]" office:value-type="float" office:value="8.25348613" calcext:value-type="float">
            <text:p>8.25</text:p>
          </table:table-cell>
          <table:table-cell table:formula="of:=[.C33]/[$Params.$B$1]" office:value-type="float" office:value="9.00737826" calcext:value-type="float">
            <text:p>9.01</text:p>
          </table:table-cell>
          <table:table-cell table:formula="of:=[.D33]/[$Params.$B$1]" office:value-type="float" office:value="9.00283667" calcext:value-type="float">
            <text:p>9.00</text:p>
          </table:table-cell>
          <table:table-cell table:formula="of:=[.E33]/[$Params.$B$1]" office:value-type="float" office:value="9.00338889" calcext:value-type="float">
            <text:p>9.00</text:p>
          </table:table-cell>
          <table:table-cell table:formula="of:=[.F33]/[$Params.$B$1]" office:value-type="float" office:value="9.00421121" calcext:value-type="float">
            <text:p>9.00</text:p>
          </table:table-cell>
          <table:table-cell table:formula="of:=[.G33]/[$Params.$B$1]" office:value-type="float" office:value="9.0027519" calcext:value-type="float">
            <text:p>9.00</text:p>
          </table:table-cell>
          <table:table-cell table:style-name="ce2" table:formula="of:=[.H33]/[$Params.$B$1]" office:value-type="float" office:value="11.00413081" calcext:value-type="float">
            <text:p>11.00</text:p>
          </table:table-cell>
          <table:table-cell table:style-name="ce2" table:formula="of:=[.I33]/[$Params.$B$1]" office:value-type="float" office:value="0" calcext:value-type="float">
            <text:p>0.00</text:p>
          </table:table-cell>
          <table:table-cell table:formula="of:=[.A33]/[.R33]" office:value-type="float" office:value="2.99887383835998" calcext:value-type="float">
            <text:p>2.99887383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31281245" calcext:value-type="float">
            <text:p>1031281245</text:p>
          </table:table-cell>
          <table:table-cell office:value-type="float" office:value="900723386" calcext:value-type="float">
            <text:p>900723386</text:p>
          </table:table-cell>
          <table:table-cell office:value-type="float" office:value="900277582" calcext:value-type="float">
            <text:p>900277582</text:p>
          </table:table-cell>
          <table:table-cell office:value-type="float" office:value="921940503" calcext:value-type="float">
            <text:p>921940503</text:p>
          </table:table-cell>
          <table:table-cell office:value-type="float" office:value="900370055" calcext:value-type="float">
            <text:p>900370055</text:p>
          </table:table-cell>
          <table:table-cell office:value-type="float" office:value="900272934" calcext:value-type="float">
            <text:p>900272934</text:p>
          </table:table-cell>
          <table:table-cell office:value-type="float" office:value="1133724512" calcext:value-type="float">
            <text:p>1133724512</text:p>
          </table:table-cell>
          <table:table-cell table:number-columns-repeated="2"/>
          <table:table-cell table:formula="of:=[.A34]" office:value-type="float" office:value="34" calcext:value-type="float">
            <text:p>34</text:p>
          </table:table-cell>
          <table:table-cell table:style-name="ce2" table:formula="of:=[.B34]/[$Params.$B$1]" office:value-type="float" office:value="10.31281245" calcext:value-type="float">
            <text:p>10.31</text:p>
          </table:table-cell>
          <table:table-cell table:formula="of:=[.C34]/[$Params.$B$1]" office:value-type="float" office:value="9.00723386" calcext:value-type="float">
            <text:p>9.01</text:p>
          </table:table-cell>
          <table:table-cell table:formula="of:=[.D34]/[$Params.$B$1]" office:value-type="float" office:value="9.00277582" calcext:value-type="float">
            <text:p>9.00</text:p>
          </table:table-cell>
          <table:table-cell table:formula="of:=[.E34]/[$Params.$B$1]" office:value-type="float" office:value="9.21940503" calcext:value-type="float">
            <text:p>9.22</text:p>
          </table:table-cell>
          <table:table-cell table:formula="of:=[.F34]/[$Params.$B$1]" office:value-type="float" office:value="9.00370055" calcext:value-type="float">
            <text:p>9.00</text:p>
          </table:table-cell>
          <table:table-cell table:formula="of:=[.G34]/[$Params.$B$1]" office:value-type="float" office:value="9.00272934" calcext:value-type="float">
            <text:p>9.00</text:p>
          </table:table-cell>
          <table:table-cell table:style-name="ce2" table:formula="of:=[.H34]/[$Params.$B$1]" office:value-type="float" office:value="11.33724512" calcext:value-type="float">
            <text:p>11.34</text:p>
          </table:table-cell>
          <table:table-cell table:style-name="ce2" table:formula="of:=[.I34]/[$Params.$B$1]" office:value-type="float" office:value="0" calcext:value-type="float">
            <text:p>0.00</text:p>
          </table:table-cell>
          <table:table-cell table:formula="of:=[.A34]/[.R34]" office:value-type="float" office:value="2.99896488433691" calcext:value-type="float">
            <text:p>2.99896488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75395577" calcext:value-type="float">
            <text:p>875395577</text:p>
          </table:table-cell>
          <table:table-cell office:value-type="float" office:value="900819150" calcext:value-type="float">
            <text:p>900819150</text:p>
          </table:table-cell>
          <table:table-cell office:value-type="float" office:value="900307306" calcext:value-type="float">
            <text:p>900307306</text:p>
          </table:table-cell>
          <table:table-cell office:value-type="float" office:value="901050897" calcext:value-type="float">
            <text:p>901050897</text:p>
          </table:table-cell>
          <table:table-cell office:value-type="float" office:value="900349571" calcext:value-type="float">
            <text:p>900349571</text:p>
          </table:table-cell>
          <table:table-cell office:value-type="float" office:value="900388684" calcext:value-type="float">
            <text:p>900388684</text:p>
          </table:table-cell>
          <table:table-cell office:value-type="float" office:value="1167058162" calcext:value-type="float">
            <text:p>1167058162</text:p>
          </table:table-cell>
          <table:table-cell table:number-columns-repeated="2"/>
          <table:table-cell table:formula="of:=[.A35]" office:value-type="float" office:value="35" calcext:value-type="float">
            <text:p>35</text:p>
          </table:table-cell>
          <table:table-cell table:style-name="ce2" table:formula="of:=[.B35]/[$Params.$B$1]" office:value-type="float" office:value="8.75395577" calcext:value-type="float">
            <text:p>8.75</text:p>
          </table:table-cell>
          <table:table-cell table:formula="of:=[.C35]/[$Params.$B$1]" office:value-type="float" office:value="9.0081915" calcext:value-type="float">
            <text:p>9.01</text:p>
          </table:table-cell>
          <table:table-cell table:formula="of:=[.D35]/[$Params.$B$1]" office:value-type="float" office:value="9.00307306" calcext:value-type="float">
            <text:p>9.00</text:p>
          </table:table-cell>
          <table:table-cell table:formula="of:=[.E35]/[$Params.$B$1]" office:value-type="float" office:value="9.01050897" calcext:value-type="float">
            <text:p>9.01</text:p>
          </table:table-cell>
          <table:table-cell table:formula="of:=[.F35]/[$Params.$B$1]" office:value-type="float" office:value="9.00349571" calcext:value-type="float">
            <text:p>9.00</text:p>
          </table:table-cell>
          <table:table-cell table:formula="of:=[.G35]/[$Params.$B$1]" office:value-type="float" office:value="9.00388684" calcext:value-type="float">
            <text:p>9.00</text:p>
          </table:table-cell>
          <table:table-cell table:style-name="ce2" table:formula="of:=[.H35]/[$Params.$B$1]" office:value-type="float" office:value="11.67058162" calcext:value-type="float">
            <text:p>11.67</text:p>
          </table:table-cell>
          <table:table-cell table:style-name="ce2" table:formula="of:=[.I35]/[$Params.$B$1]" office:value-type="float" office:value="0" calcext:value-type="float">
            <text:p>0.00</text:p>
          </table:table-cell>
          <table:table-cell table:formula="of:=[.A35]/[.R35]" office:value-type="float" office:value="2.99899363541746" calcext:value-type="float">
            <text:p>2.99899363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0297245" calcext:value-type="float">
            <text:p>900297245</text:p>
          </table:table-cell>
          <table:table-cell office:value-type="float" office:value="900742661" calcext:value-type="float">
            <text:p>900742661</text:p>
          </table:table-cell>
          <table:table-cell office:value-type="float" office:value="900289782" calcext:value-type="float">
            <text:p>900289782</text:p>
          </table:table-cell>
          <table:table-cell office:value-type="float" office:value="900327737" calcext:value-type="float">
            <text:p>900327737</text:p>
          </table:table-cell>
          <table:table-cell office:value-type="float" office:value="900366899" calcext:value-type="float">
            <text:p>900366899</text:p>
          </table:table-cell>
          <table:table-cell office:value-type="float" office:value="900463591" calcext:value-type="float">
            <text:p>900463591</text:p>
          </table:table-cell>
          <table:table-cell office:value-type="float" office:value="1200332602" calcext:value-type="float">
            <text:p>1200332602</text:p>
          </table:table-cell>
          <table:table-cell table:number-columns-repeated="2"/>
          <table:table-cell table:formula="of:=[.A36]" office:value-type="float" office:value="36" calcext:value-type="float">
            <text:p>36</text:p>
          </table:table-cell>
          <table:table-cell table:style-name="ce2" table:formula="of:=[.B36]/[$Params.$B$1]" office:value-type="float" office:value="9.00297245" calcext:value-type="float">
            <text:p>9.00</text:p>
          </table:table-cell>
          <table:table-cell table:formula="of:=[.C36]/[$Params.$B$1]" office:value-type="float" office:value="9.00742661" calcext:value-type="float">
            <text:p>9.01</text:p>
          </table:table-cell>
          <table:table-cell table:formula="of:=[.D36]/[$Params.$B$1]" office:value-type="float" office:value="9.00289782" calcext:value-type="float">
            <text:p>9.00</text:p>
          </table:table-cell>
          <table:table-cell table:formula="of:=[.E36]/[$Params.$B$1]" office:value-type="float" office:value="9.00327737" calcext:value-type="float">
            <text:p>9.00</text:p>
          </table:table-cell>
          <table:table-cell table:formula="of:=[.F36]/[$Params.$B$1]" office:value-type="float" office:value="9.00366899" calcext:value-type="float">
            <text:p>9.00</text:p>
          </table:table-cell>
          <table:table-cell table:formula="of:=[.G36]/[$Params.$B$1]" office:value-type="float" office:value="9.00463591" calcext:value-type="float">
            <text:p>9.00</text:p>
          </table:table-cell>
          <table:table-cell table:style-name="ce2" table:formula="of:=[.H36]/[$Params.$B$1]" office:value-type="float" office:value="12.00332602" calcext:value-type="float">
            <text:p>12.00</text:p>
          </table:table-cell>
          <table:table-cell table:style-name="ce2" table:formula="of:=[.I36]/[$Params.$B$1]" office:value-type="float" office:value="0" calcext:value-type="float">
            <text:p>0.00</text:p>
          </table:table-cell>
          <table:table-cell table:formula="of:=[.A36]/[.R36]" office:value-type="float" office:value="2.99916872540299" calcext:value-type="float">
            <text:p>2.99916872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5300945" calcext:value-type="float">
            <text:p>925300945</text:p>
          </table:table-cell>
          <table:table-cell office:value-type="float" office:value="1001054212" calcext:value-type="float">
            <text:p>1001054212</text:p>
          </table:table-cell>
          <table:table-cell office:value-type="float" office:value="1000372903" calcext:value-type="float">
            <text:p>1000372903</text:p>
          </table:table-cell>
          <table:table-cell office:value-type="float" office:value="1000345040" calcext:value-type="float">
            <text:p>1000345040</text:p>
          </table:table-cell>
          <table:table-cell office:value-type="float" office:value="1000330190" calcext:value-type="float">
            <text:p>1000330190</text:p>
          </table:table-cell>
          <table:table-cell office:value-type="float" office:value="925296667" calcext:value-type="float">
            <text:p>925296667</text:p>
          </table:table-cell>
          <table:table-cell office:value-type="float" office:value="1233679923" calcext:value-type="float">
            <text:p>1233679923</text:p>
          </table:table-cell>
          <table:table-cell table:number-columns-repeated="2"/>
          <table:table-cell table:formula="of:=[.A37]" office:value-type="float" office:value="37" calcext:value-type="float">
            <text:p>37</text:p>
          </table:table-cell>
          <table:table-cell table:style-name="ce2" table:formula="of:=[.B37]/[$Params.$B$1]" office:value-type="float" office:value="9.25300945" calcext:value-type="float">
            <text:p>9.25</text:p>
          </table:table-cell>
          <table:table-cell table:formula="of:=[.C37]/[$Params.$B$1]" office:value-type="float" office:value="10.01054212" calcext:value-type="float">
            <text:p>10.01</text:p>
          </table:table-cell>
          <table:table-cell table:formula="of:=[.D37]/[$Params.$B$1]" office:value-type="float" office:value="10.00372903" calcext:value-type="float">
            <text:p>10.00</text:p>
          </table:table-cell>
          <table:table-cell table:formula="of:=[.E37]/[$Params.$B$1]" office:value-type="float" office:value="10.0034504" calcext:value-type="float">
            <text:p>10.00</text:p>
          </table:table-cell>
          <table:table-cell table:formula="of:=[.F37]/[$Params.$B$1]" office:value-type="float" office:value="10.0033019" calcext:value-type="float">
            <text:p>10.00</text:p>
          </table:table-cell>
          <table:table-cell table:formula="of:=[.G37]/[$Params.$B$1]" office:value-type="float" office:value="9.25296667" calcext:value-type="float">
            <text:p>9.25</text:p>
          </table:table-cell>
          <table:table-cell table:style-name="ce2" table:formula="of:=[.H37]/[$Params.$B$1]" office:value-type="float" office:value="12.33679923" calcext:value-type="float">
            <text:p>12.34</text:p>
          </table:table-cell>
          <table:table-cell table:style-name="ce2" table:formula="of:=[.I37]/[$Params.$B$1]" office:value-type="float" office:value="0" calcext:value-type="float">
            <text:p>0.00</text:p>
          </table:table-cell>
          <table:table-cell table:formula="of:=[.A37]/[.R37]" office:value-type="float" office:value="2.99915718090194" calcext:value-type="float">
            <text:p>2.99915718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0363460" calcext:value-type="float">
            <text:p>950363460</text:p>
          </table:table-cell>
          <table:table-cell office:value-type="float" office:value="1000756719" calcext:value-type="float">
            <text:p>1000756719</text:p>
          </table:table-cell>
          <table:table-cell office:value-type="float" office:value="1000285568" calcext:value-type="float">
            <text:p>1000285568</text:p>
          </table:table-cell>
          <table:table-cell office:value-type="float" office:value="1000354143" calcext:value-type="float">
            <text:p>1000354143</text:p>
          </table:table-cell>
          <table:table-cell office:value-type="float" office:value="1000326530" calcext:value-type="float">
            <text:p>1000326530</text:p>
          </table:table-cell>
          <table:table-cell office:value-type="float" office:value="950300388" calcext:value-type="float">
            <text:p>950300388</text:p>
          </table:table-cell>
          <table:table-cell office:value-type="float" office:value="1267009619" calcext:value-type="float">
            <text:p>1267009619</text:p>
          </table:table-cell>
          <table:table-cell table:number-columns-repeated="2"/>
          <table:table-cell table:formula="of:=[.A38]" office:value-type="float" office:value="38" calcext:value-type="float">
            <text:p>38</text:p>
          </table:table-cell>
          <table:table-cell table:style-name="ce2" table:formula="of:=[.B38]/[$Params.$B$1]" office:value-type="float" office:value="9.5036346" calcext:value-type="float">
            <text:p>9.50</text:p>
          </table:table-cell>
          <table:table-cell table:formula="of:=[.C38]/[$Params.$B$1]" office:value-type="float" office:value="10.00756719" calcext:value-type="float">
            <text:p>10.01</text:p>
          </table:table-cell>
          <table:table-cell table:formula="of:=[.D38]/[$Params.$B$1]" office:value-type="float" office:value="10.00285568" calcext:value-type="float">
            <text:p>10.00</text:p>
          </table:table-cell>
          <table:table-cell table:formula="of:=[.E38]/[$Params.$B$1]" office:value-type="float" office:value="10.00354143" calcext:value-type="float">
            <text:p>10.00</text:p>
          </table:table-cell>
          <table:table-cell table:formula="of:=[.F38]/[$Params.$B$1]" office:value-type="float" office:value="10.0032653" calcext:value-type="float">
            <text:p>10.00</text:p>
          </table:table-cell>
          <table:table-cell table:formula="of:=[.G38]/[$Params.$B$1]" office:value-type="float" office:value="9.50300388" calcext:value-type="float">
            <text:p>9.50</text:p>
          </table:table-cell>
          <table:table-cell table:style-name="ce2" table:formula="of:=[.H38]/[$Params.$B$1]" office:value-type="float" office:value="12.67009619" calcext:value-type="float">
            <text:p>12.67</text:p>
          </table:table-cell>
          <table:table-cell table:style-name="ce2" table:formula="of:=[.I38]/[$Params.$B$1]" office:value-type="float" office:value="0" calcext:value-type="float">
            <text:p>0.00</text:p>
          </table:table-cell>
          <table:table-cell table:formula="of:=[.A38]/[.R38]" office:value-type="float" office:value="2.99918796433384" calcext:value-type="float">
            <text:p>2.99918796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5309429" calcext:value-type="float">
            <text:p>975309429</text:p>
          </table:table-cell>
          <table:table-cell office:value-type="float" office:value="1001072994" calcext:value-type="float">
            <text:p>1001072994</text:p>
          </table:table-cell>
          <table:table-cell office:value-type="float" office:value="1000292455" calcext:value-type="float">
            <text:p>1000292455</text:p>
          </table:table-cell>
          <table:table-cell office:value-type="float" office:value="1006209215" calcext:value-type="float">
            <text:p>1006209215</text:p>
          </table:table-cell>
          <table:table-cell office:value-type="float" office:value="1000403752" calcext:value-type="float">
            <text:p>1000403752</text:p>
          </table:table-cell>
          <table:table-cell office:value-type="float" office:value="1000275976" calcext:value-type="float">
            <text:p>1000275976</text:p>
          </table:table-cell>
          <table:table-cell office:value-type="float" office:value="1300346040" calcext:value-type="float">
            <text:p>1300346040</text:p>
          </table:table-cell>
          <table:table-cell table:number-columns-repeated="2"/>
          <table:table-cell table:formula="of:=[.A39]" office:value-type="float" office:value="39" calcext:value-type="float">
            <text:p>39</text:p>
          </table:table-cell>
          <table:table-cell table:style-name="ce2" table:formula="of:=[.B39]/[$Params.$B$1]" office:value-type="float" office:value="9.75309429" calcext:value-type="float">
            <text:p>9.75</text:p>
          </table:table-cell>
          <table:table-cell table:formula="of:=[.C39]/[$Params.$B$1]" office:value-type="float" office:value="10.01072994" calcext:value-type="float">
            <text:p>10.01</text:p>
          </table:table-cell>
          <table:table-cell table:formula="of:=[.D39]/[$Params.$B$1]" office:value-type="float" office:value="10.00292455" calcext:value-type="float">
            <text:p>10.00</text:p>
          </table:table-cell>
          <table:table-cell table:formula="of:=[.E39]/[$Params.$B$1]" office:value-type="float" office:value="10.06209215" calcext:value-type="float">
            <text:p>10.06</text:p>
          </table:table-cell>
          <table:table-cell table:formula="of:=[.F39]/[$Params.$B$1]" office:value-type="float" office:value="10.00403752" calcext:value-type="float">
            <text:p>10.00</text:p>
          </table:table-cell>
          <table:table-cell table:formula="of:=[.G39]/[$Params.$B$1]" office:value-type="float" office:value="10.00275976" calcext:value-type="float">
            <text:p>10.00</text:p>
          </table:table-cell>
          <table:table-cell table:style-name="ce2" table:formula="of:=[.H39]/[$Params.$B$1]" office:value-type="float" office:value="13.0034604" calcext:value-type="float">
            <text:p>13.00</text:p>
          </table:table-cell>
          <table:table-cell table:style-name="ce2" table:formula="of:=[.I39]/[$Params.$B$1]" office:value-type="float" office:value="0" calcext:value-type="float">
            <text:p>0.00</text:p>
          </table:table-cell>
          <table:table-cell table:formula="of:=[.A39]/[.R39]" office:value-type="float" office:value="2.99920165866003" calcext:value-type="float">
            <text:p>2.99920165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2569524" calcext:value-type="float">
            <text:p>1002569524</text:p>
          </table:table-cell>
          <table:table-cell office:value-type="float" office:value="1000835142" calcext:value-type="float">
            <text:p>1000835142</text:p>
          </table:table-cell>
          <table:table-cell office:value-type="float" office:value="1000308281" calcext:value-type="float">
            <text:p>1000308281</text:p>
          </table:table-cell>
          <table:table-cell office:value-type="float" office:value="1014618297" calcext:value-type="float">
            <text:p>1014618297</text:p>
          </table:table-cell>
          <table:table-cell office:value-type="float" office:value="1000315842" calcext:value-type="float">
            <text:p>1000315842</text:p>
          </table:table-cell>
          <table:table-cell office:value-type="float" office:value="1000284682" calcext:value-type="float">
            <text:p>1000284682</text:p>
          </table:table-cell>
          <table:table-cell office:value-type="float" office:value="1333848944" calcext:value-type="float">
            <text:p>1333848944</text:p>
          </table:table-cell>
          <table:table-cell table:number-columns-repeated="2"/>
          <table:table-cell table:formula="of:=[.A40]" office:value-type="float" office:value="40" calcext:value-type="float">
            <text:p>40</text:p>
          </table:table-cell>
          <table:table-cell table:style-name="ce2" table:formula="of:=[.B40]/[$Params.$B$1]" office:value-type="float" office:value="10.02569524" calcext:value-type="float">
            <text:p>10.03</text:p>
          </table:table-cell>
          <table:table-cell table:formula="of:=[.C40]/[$Params.$B$1]" office:value-type="float" office:value="10.00835142" calcext:value-type="float">
            <text:p>10.01</text:p>
          </table:table-cell>
          <table:table-cell table:formula="of:=[.D40]/[$Params.$B$1]" office:value-type="float" office:value="10.00308281" calcext:value-type="float">
            <text:p>10.00</text:p>
          </table:table-cell>
          <table:table-cell table:formula="of:=[.E40]/[$Params.$B$1]" office:value-type="float" office:value="10.14618297" calcext:value-type="float">
            <text:p>10.15</text:p>
          </table:table-cell>
          <table:table-cell table:formula="of:=[.F40]/[$Params.$B$1]" office:value-type="float" office:value="10.00315842" calcext:value-type="float">
            <text:p>10.00</text:p>
          </table:table-cell>
          <table:table-cell table:formula="of:=[.G40]/[$Params.$B$1]" office:value-type="float" office:value="10.00284682" calcext:value-type="float">
            <text:p>10.00</text:p>
          </table:table-cell>
          <table:table-cell table:style-name="ce2" table:formula="of:=[.H40]/[$Params.$B$1]" office:value-type="float" office:value="13.33848944" calcext:value-type="float">
            <text:p>13.34</text:p>
          </table:table-cell>
          <table:table-cell table:style-name="ce2" table:formula="of:=[.I40]/[$Params.$B$1]" office:value-type="float" office:value="0" calcext:value-type="float">
            <text:p>0.00</text:p>
          </table:table-cell>
          <table:table-cell table:formula="of:=[.A40]/[.R40]" office:value-type="float" office:value="2.99884032445581" calcext:value-type="float">
            <text:p>2.99884032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6030331" calcext:value-type="float">
            <text:p>1026030331</text:p>
          </table:table-cell>
          <table:table-cell office:value-type="float" office:value="1100860455" calcext:value-type="float">
            <text:p>1100860455</text:p>
          </table:table-cell>
          <table:table-cell office:value-type="float" office:value="1100292266" calcext:value-type="float">
            <text:p>1100292266</text:p>
          </table:table-cell>
          <table:table-cell office:value-type="float" office:value="1100952244" calcext:value-type="float">
            <text:p>1100952244</text:p>
          </table:table-cell>
          <table:table-cell office:value-type="float" office:value="1100354173" calcext:value-type="float">
            <text:p>1100354173</text:p>
          </table:table-cell>
          <table:table-cell office:value-type="float" office:value="1050279559" calcext:value-type="float">
            <text:p>1050279559</text:p>
          </table:table-cell>
          <table:table-cell office:value-type="float" office:value="1367019303" calcext:value-type="float">
            <text:p>1367019303</text:p>
          </table:table-cell>
          <table:table-cell table:number-columns-repeated="2"/>
          <table:table-cell table:formula="of:=[.A41]" office:value-type="float" office:value="41" calcext:value-type="float">
            <text:p>41</text:p>
          </table:table-cell>
          <table:table-cell table:style-name="ce2" table:formula="of:=[.B41]/[$Params.$B$1]" office:value-type="float" office:value="10.26030331" calcext:value-type="float">
            <text:p>10.26</text:p>
          </table:table-cell>
          <table:table-cell table:formula="of:=[.C41]/[$Params.$B$1]" office:value-type="float" office:value="11.00860455" calcext:value-type="float">
            <text:p>11.01</text:p>
          </table:table-cell>
          <table:table-cell table:formula="of:=[.D41]/[$Params.$B$1]" office:value-type="float" office:value="11.00292266" calcext:value-type="float">
            <text:p>11.00</text:p>
          </table:table-cell>
          <table:table-cell table:formula="of:=[.E41]/[$Params.$B$1]" office:value-type="float" office:value="11.00952244" calcext:value-type="float">
            <text:p>11.01</text:p>
          </table:table-cell>
          <table:table-cell table:formula="of:=[.F41]/[$Params.$B$1]" office:value-type="float" office:value="11.00354173" calcext:value-type="float">
            <text:p>11.00</text:p>
          </table:table-cell>
          <table:table-cell table:formula="of:=[.G41]/[$Params.$B$1]" office:value-type="float" office:value="10.50279559" calcext:value-type="float">
            <text:p>10.50</text:p>
          </table:table-cell>
          <table:table-cell table:style-name="ce2" table:formula="of:=[.H41]/[$Params.$B$1]" office:value-type="float" office:value="13.67019303" calcext:value-type="float">
            <text:p>13.67</text:p>
          </table:table-cell>
          <table:table-cell table:style-name="ce2" table:formula="of:=[.I41]/[$Params.$B$1]" office:value-type="float" office:value="0" calcext:value-type="float">
            <text:p>0.00</text:p>
          </table:table-cell>
          <table:table-cell table:formula="of:=[.A41]/[.R41]" office:value-type="float" office:value="2.99922611992554" calcext:value-type="float">
            <text:p>2.99922611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50685106" calcext:value-type="float">
            <text:p>1050685106</text:p>
          </table:table-cell>
          <table:table-cell office:value-type="float" office:value="1101071969" calcext:value-type="float">
            <text:p>1101071969</text:p>
          </table:table-cell>
          <table:table-cell office:value-type="float" office:value="1100324468" calcext:value-type="float">
            <text:p>1100324468</text:p>
          </table:table-cell>
          <table:table-cell office:value-type="float" office:value="1100530396" calcext:value-type="float">
            <text:p>1100530396</text:p>
          </table:table-cell>
          <table:table-cell office:value-type="float" office:value="1100375433" calcext:value-type="float">
            <text:p>1100375433</text:p>
          </table:table-cell>
          <table:table-cell office:value-type="float" office:value="1050274114" calcext:value-type="float">
            <text:p>1050274114</text:p>
          </table:table-cell>
          <table:table-cell office:value-type="float" office:value="1400369066" calcext:value-type="float">
            <text:p>1400369066</text:p>
          </table:table-cell>
          <table:table-cell table:number-columns-repeated="2"/>
          <table:table-cell table:formula="of:=[.A42]" office:value-type="float" office:value="42" calcext:value-type="float">
            <text:p>42</text:p>
          </table:table-cell>
          <table:table-cell table:style-name="ce2" table:formula="of:=[.B42]/[$Params.$B$1]" office:value-type="float" office:value="10.50685106" calcext:value-type="float">
            <text:p>10.51</text:p>
          </table:table-cell>
          <table:table-cell table:formula="of:=[.C42]/[$Params.$B$1]" office:value-type="float" office:value="11.01071969" calcext:value-type="float">
            <text:p>11.01</text:p>
          </table:table-cell>
          <table:table-cell table:formula="of:=[.D42]/[$Params.$B$1]" office:value-type="float" office:value="11.00324468" calcext:value-type="float">
            <text:p>11.00</text:p>
          </table:table-cell>
          <table:table-cell table:formula="of:=[.E42]/[$Params.$B$1]" office:value-type="float" office:value="11.00530396" calcext:value-type="float">
            <text:p>11.01</text:p>
          </table:table-cell>
          <table:table-cell table:formula="of:=[.F42]/[$Params.$B$1]" office:value-type="float" office:value="11.00375433" calcext:value-type="float">
            <text:p>11.00</text:p>
          </table:table-cell>
          <table:table-cell table:formula="of:=[.G42]/[$Params.$B$1]" office:value-type="float" office:value="10.50274114" calcext:value-type="float">
            <text:p>10.50</text:p>
          </table:table-cell>
          <table:table-cell table:style-name="ce2" table:formula="of:=[.H42]/[$Params.$B$1]" office:value-type="float" office:value="14.00369066" calcext:value-type="float">
            <text:p>14.00</text:p>
          </table:table-cell>
          <table:table-cell table:style-name="ce2" table:formula="of:=[.I42]/[$Params.$B$1]" office:value-type="float" office:value="0" calcext:value-type="float">
            <text:p>0.00</text:p>
          </table:table-cell>
          <table:table-cell table:formula="of:=[.A42]/[.R42]" office:value-type="float" office:value="2.99920935271502" calcext:value-type="float">
            <text:p>2.99920935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75305134" calcext:value-type="float">
            <text:p>1075305134</text:p>
          </table:table-cell>
          <table:table-cell office:value-type="float" office:value="1100868731" calcext:value-type="float">
            <text:p>1100868731</text:p>
          </table:table-cell>
          <table:table-cell office:value-type="float" office:value="1100356092" calcext:value-type="float">
            <text:p>1100356092</text:p>
          </table:table-cell>
          <table:table-cell office:value-type="float" office:value="1100363563" calcext:value-type="float">
            <text:p>1100363563</text:p>
          </table:table-cell>
          <table:table-cell office:value-type="float" office:value="1100373386" calcext:value-type="float">
            <text:p>1100373386</text:p>
          </table:table-cell>
          <table:table-cell office:value-type="float" office:value="1075279306" calcext:value-type="float">
            <text:p>1075279306</text:p>
          </table:table-cell>
          <table:table-cell office:value-type="float" office:value="1433752511" calcext:value-type="float">
            <text:p>1433752511</text:p>
          </table:table-cell>
          <table:table-cell table:number-columns-repeated="2"/>
          <table:table-cell table:formula="of:=[.A43]" office:value-type="float" office:value="43" calcext:value-type="float">
            <text:p>43</text:p>
          </table:table-cell>
          <table:table-cell table:style-name="ce2" table:formula="of:=[.B43]/[$Params.$B$1]" office:value-type="float" office:value="10.75305134" calcext:value-type="float">
            <text:p>10.75</text:p>
          </table:table-cell>
          <table:table-cell table:formula="of:=[.C43]/[$Params.$B$1]" office:value-type="float" office:value="11.00868731" calcext:value-type="float">
            <text:p>11.01</text:p>
          </table:table-cell>
          <table:table-cell table:formula="of:=[.D43]/[$Params.$B$1]" office:value-type="float" office:value="11.00356092" calcext:value-type="float">
            <text:p>11.00</text:p>
          </table:table-cell>
          <table:table-cell table:formula="of:=[.E43]/[$Params.$B$1]" office:value-type="float" office:value="11.00363563" calcext:value-type="float">
            <text:p>11.00</text:p>
          </table:table-cell>
          <table:table-cell table:formula="of:=[.F43]/[$Params.$B$1]" office:value-type="float" office:value="11.00373386" calcext:value-type="float">
            <text:p>11.00</text:p>
          </table:table-cell>
          <table:table-cell table:formula="of:=[.G43]/[$Params.$B$1]" office:value-type="float" office:value="10.75279306" calcext:value-type="float">
            <text:p>10.75</text:p>
          </table:table-cell>
          <table:table-cell table:style-name="ce2" table:formula="of:=[.H43]/[$Params.$B$1]" office:value-type="float" office:value="14.33752511" calcext:value-type="float">
            <text:p>14.34</text:p>
          </table:table-cell>
          <table:table-cell table:style-name="ce2" table:formula="of:=[.I43]/[$Params.$B$1]" office:value-type="float" office:value="0" calcext:value-type="float">
            <text:p>0.00</text:p>
          </table:table-cell>
          <table:table-cell table:formula="of:=[.A43]/[.R43]" office:value-type="float" office:value="2.99912290790053" calcext:value-type="float">
            <text:p>2.99912290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00348408" calcext:value-type="float">
            <text:p>1100348408</text:p>
          </table:table-cell>
          <table:table-cell office:value-type="float" office:value="1100947015" calcext:value-type="float">
            <text:p>1100947015</text:p>
          </table:table-cell>
          <table:table-cell office:value-type="float" office:value="1100305807" calcext:value-type="float">
            <text:p>1100305807</text:p>
          </table:table-cell>
          <table:table-cell office:value-type="float" office:value="1100631749" calcext:value-type="float">
            <text:p>1100631749</text:p>
          </table:table-cell>
          <table:table-cell office:value-type="float" office:value="1100333197" calcext:value-type="float">
            <text:p>1100333197</text:p>
          </table:table-cell>
          <table:table-cell office:value-type="float" office:value="1100280272" calcext:value-type="float">
            <text:p>1100280272</text:p>
          </table:table-cell>
          <table:table-cell office:value-type="float" office:value="1466994567" calcext:value-type="float">
            <text:p>1466994567</text:p>
          </table:table-cell>
          <table:table-cell table:number-columns-repeated="2"/>
          <table:table-cell table:formula="of:=[.A44]" office:value-type="float" office:value="44" calcext:value-type="float">
            <text:p>44</text:p>
          </table:table-cell>
          <table:table-cell table:style-name="ce2" table:formula="of:=[.B44]/[$Params.$B$1]" office:value-type="float" office:value="11.00348408" calcext:value-type="float">
            <text:p>11.00</text:p>
          </table:table-cell>
          <table:table-cell table:formula="of:=[.C44]/[$Params.$B$1]" office:value-type="float" office:value="11.00947015" calcext:value-type="float">
            <text:p>11.01</text:p>
          </table:table-cell>
          <table:table-cell table:formula="of:=[.D44]/[$Params.$B$1]" office:value-type="float" office:value="11.00305807" calcext:value-type="float">
            <text:p>11.00</text:p>
          </table:table-cell>
          <table:table-cell table:formula="of:=[.E44]/[$Params.$B$1]" office:value-type="float" office:value="11.00631749" calcext:value-type="float">
            <text:p>11.01</text:p>
          </table:table-cell>
          <table:table-cell table:formula="of:=[.F44]/[$Params.$B$1]" office:value-type="float" office:value="11.00333197" calcext:value-type="float">
            <text:p>11.00</text:p>
          </table:table-cell>
          <table:table-cell table:formula="of:=[.G44]/[$Params.$B$1]" office:value-type="float" office:value="11.00280272" calcext:value-type="float">
            <text:p>11.00</text:p>
          </table:table-cell>
          <table:table-cell table:style-name="ce2" table:formula="of:=[.H44]/[$Params.$B$1]" office:value-type="float" office:value="14.66994567" calcext:value-type="float">
            <text:p>14.67</text:p>
          </table:table-cell>
          <table:table-cell table:style-name="ce2" table:formula="of:=[.I44]/[$Params.$B$1]" office:value-type="float" office:value="0" calcext:value-type="float">
            <text:p>0.00</text:p>
          </table:table-cell>
          <table:table-cell table:formula="of:=[.A44]/[.R44]" office:value-type="float" office:value="2.99932944468771" calcext:value-type="float">
            <text:p>2.99932944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25366835" calcext:value-type="float">
            <text:p>1125366835</text:p>
          </table:table-cell>
          <table:table-cell office:value-type="float" office:value="1200933330" calcext:value-type="float">
            <text:p>1200933330</text:p>
          </table:table-cell>
          <table:table-cell office:value-type="float" office:value="1200299478" calcext:value-type="float">
            <text:p>1200299478</text:p>
          </table:table-cell>
          <table:table-cell office:value-type="float" office:value="1200386161" calcext:value-type="float">
            <text:p>1200386161</text:p>
          </table:table-cell>
          <table:table-cell office:value-type="float" office:value="1200425783" calcext:value-type="float">
            <text:p>1200425783</text:p>
          </table:table-cell>
          <table:table-cell office:value-type="float" office:value="1200278110" calcext:value-type="float">
            <text:p>1200278110</text:p>
          </table:table-cell>
          <table:table-cell office:value-type="float" office:value="1500380240" calcext:value-type="float">
            <text:p>1500380240</text:p>
          </table:table-cell>
          <table:table-cell table:number-columns-repeated="2"/>
          <table:table-cell table:formula="of:=[.A45]" office:value-type="float" office:value="45" calcext:value-type="float">
            <text:p>45</text:p>
          </table:table-cell>
          <table:table-cell table:style-name="ce2" table:formula="of:=[.B45]/[$Params.$B$1]" office:value-type="float" office:value="11.25366835" calcext:value-type="float">
            <text:p>11.25</text:p>
          </table:table-cell>
          <table:table-cell table:formula="of:=[.C45]/[$Params.$B$1]" office:value-type="float" office:value="12.0093333" calcext:value-type="float">
            <text:p>12.01</text:p>
          </table:table-cell>
          <table:table-cell table:formula="of:=[.D45]/[$Params.$B$1]" office:value-type="float" office:value="12.00299478" calcext:value-type="float">
            <text:p>12.00</text:p>
          </table:table-cell>
          <table:table-cell table:formula="of:=[.E45]/[$Params.$B$1]" office:value-type="float" office:value="12.00386161" calcext:value-type="float">
            <text:p>12.00</text:p>
          </table:table-cell>
          <table:table-cell table:formula="of:=[.F45]/[$Params.$B$1]" office:value-type="float" office:value="12.00425783" calcext:value-type="float">
            <text:p>12.00</text:p>
          </table:table-cell>
          <table:table-cell table:formula="of:=[.G45]/[$Params.$B$1]" office:value-type="float" office:value="12.0027811" calcext:value-type="float">
            <text:p>12.00</text:p>
          </table:table-cell>
          <table:table-cell table:style-name="ce2" table:formula="of:=[.H45]/[$Params.$B$1]" office:value-type="float" office:value="15.0038024" calcext:value-type="float">
            <text:p>15.00</text:p>
          </table:table-cell>
          <table:table-cell table:style-name="ce2" table:formula="of:=[.I45]/[$Params.$B$1]" office:value-type="float" office:value="0" calcext:value-type="float">
            <text:p>0.00</text:p>
          </table:table-cell>
          <table:table-cell table:formula="of:=[.A45]/[.R45]" office:value-type="float" office:value="2.99923971272775" calcext:value-type="float">
            <text:p>2.99923971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50317745" calcext:value-type="float">
            <text:p>1150317745</text:p>
          </table:table-cell>
          <table:table-cell office:value-type="float" office:value="1201159736" calcext:value-type="float">
            <text:p>1201159736</text:p>
          </table:table-cell>
          <table:table-cell office:value-type="float" office:value="1200312073" calcext:value-type="float">
            <text:p>1200312073</text:p>
          </table:table-cell>
          <table:table-cell office:value-type="float" office:value="1201985646" calcext:value-type="float">
            <text:p>1201985646</text:p>
          </table:table-cell>
          <table:table-cell office:value-type="float" office:value="1200355756" calcext:value-type="float">
            <text:p>1200355756</text:p>
          </table:table-cell>
          <table:table-cell office:value-type="float" office:value="1200295284" calcext:value-type="float">
            <text:p>1200295284</text:p>
          </table:table-cell>
          <table:table-cell office:value-type="float" office:value="1533699392" calcext:value-type="float">
            <text:p>1533699392</text:p>
          </table:table-cell>
          <table:table-cell table:number-columns-repeated="2"/>
          <table:table-cell table:formula="of:=[.A46]" office:value-type="float" office:value="46" calcext:value-type="float">
            <text:p>46</text:p>
          </table:table-cell>
          <table:table-cell table:style-name="ce2" table:formula="of:=[.B46]/[$Params.$B$1]" office:value-type="float" office:value="11.50317745" calcext:value-type="float">
            <text:p>11.50</text:p>
          </table:table-cell>
          <table:table-cell table:formula="of:=[.C46]/[$Params.$B$1]" office:value-type="float" office:value="12.01159736" calcext:value-type="float">
            <text:p>12.01</text:p>
          </table:table-cell>
          <table:table-cell table:formula="of:=[.D46]/[$Params.$B$1]" office:value-type="float" office:value="12.00312073" calcext:value-type="float">
            <text:p>12.00</text:p>
          </table:table-cell>
          <table:table-cell table:formula="of:=[.E46]/[$Params.$B$1]" office:value-type="float" office:value="12.01985646" calcext:value-type="float">
            <text:p>12.02</text:p>
          </table:table-cell>
          <table:table-cell table:formula="of:=[.F46]/[$Params.$B$1]" office:value-type="float" office:value="12.00355756" calcext:value-type="float">
            <text:p>12.00</text:p>
          </table:table-cell>
          <table:table-cell table:formula="of:=[.G46]/[$Params.$B$1]" office:value-type="float" office:value="12.00295284" calcext:value-type="float">
            <text:p>12.00</text:p>
          </table:table-cell>
          <table:table-cell table:style-name="ce2" table:formula="of:=[.H46]/[$Params.$B$1]" office:value-type="float" office:value="15.33699392" calcext:value-type="float">
            <text:p>15.34</text:p>
          </table:table-cell>
          <table:table-cell table:style-name="ce2" table:formula="of:=[.I46]/[$Params.$B$1]" office:value-type="float" office:value="0" calcext:value-type="float">
            <text:p>0.00</text:p>
          </table:table-cell>
          <table:table-cell table:formula="of:=[.A46]/[.R46]" office:value-type="float" office:value="2.9992839692017" calcext:value-type="float">
            <text:p>2.99928396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75436691" calcext:value-type="float">
            <text:p>1175436691</text:p>
          </table:table-cell>
          <table:table-cell office:value-type="float" office:value="1200862595" calcext:value-type="float">
            <text:p>1200862595</text:p>
          </table:table-cell>
          <table:table-cell office:value-type="float" office:value="1200305093" calcext:value-type="float">
            <text:p>1200305093</text:p>
          </table:table-cell>
          <table:table-cell office:value-type="float" office:value="1217592910" calcext:value-type="float">
            <text:p>1217592910</text:p>
          </table:table-cell>
          <table:table-cell office:value-type="float" office:value="1200341458" calcext:value-type="float">
            <text:p>1200341458</text:p>
          </table:table-cell>
          <table:table-cell office:value-type="float" office:value="1200286238" calcext:value-type="float">
            <text:p>1200286238</text:p>
          </table:table-cell>
          <table:table-cell office:value-type="float" office:value="1567051335" calcext:value-type="float">
            <text:p>1567051335</text:p>
          </table:table-cell>
          <table:table-cell table:number-columns-repeated="2"/>
          <table:table-cell table:formula="of:=[.A47]" office:value-type="float" office:value="47" calcext:value-type="float">
            <text:p>47</text:p>
          </table:table-cell>
          <table:table-cell table:style-name="ce2" table:formula="of:=[.B47]/[$Params.$B$1]" office:value-type="float" office:value="11.75436691" calcext:value-type="float">
            <text:p>11.75</text:p>
          </table:table-cell>
          <table:table-cell table:formula="of:=[.C47]/[$Params.$B$1]" office:value-type="float" office:value="12.00862595" calcext:value-type="float">
            <text:p>12.01</text:p>
          </table:table-cell>
          <table:table-cell table:formula="of:=[.D47]/[$Params.$B$1]" office:value-type="float" office:value="12.00305093" calcext:value-type="float">
            <text:p>12.00</text:p>
          </table:table-cell>
          <table:table-cell table:formula="of:=[.E47]/[$Params.$B$1]" office:value-type="float" office:value="12.1759291" calcext:value-type="float">
            <text:p>12.18</text:p>
          </table:table-cell>
          <table:table-cell table:formula="of:=[.F47]/[$Params.$B$1]" office:value-type="float" office:value="12.00341458" calcext:value-type="float">
            <text:p>12.00</text:p>
          </table:table-cell>
          <table:table-cell table:formula="of:=[.G47]/[$Params.$B$1]" office:value-type="float" office:value="12.00286238" calcext:value-type="float">
            <text:p>12.00</text:p>
          </table:table-cell>
          <table:table-cell table:style-name="ce2" table:formula="of:=[.H47]/[$Params.$B$1]" office:value-type="float" office:value="15.67051335" calcext:value-type="float">
            <text:p>15.67</text:p>
          </table:table-cell>
          <table:table-cell table:style-name="ce2" table:formula="of:=[.I4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0367025" calcext:value-type="float">
            <text:p>1200367025</text:p>
          </table:table-cell>
          <table:table-cell office:value-type="float" office:value="1200969131" calcext:value-type="float">
            <text:p>1200969131</text:p>
          </table:table-cell>
          <table:table-cell office:value-type="float" office:value="1200371538" calcext:value-type="float">
            <text:p>1200371538</text:p>
          </table:table-cell>
          <table:table-cell office:value-type="float" office:value="1202210633" calcext:value-type="float">
            <text:p>1202210633</text:p>
          </table:table-cell>
          <table:table-cell office:value-type="float" office:value="1200385711" calcext:value-type="float">
            <text:p>1200385711</text:p>
          </table:table-cell>
          <table:table-cell office:value-type="float" office:value="1200291106" calcext:value-type="float">
            <text:p>1200291106</text:p>
          </table:table-cell>
          <table:table-cell office:value-type="float" office:value="1600566223" calcext:value-type="float">
            <text:p>1600566223</text:p>
          </table:table-cell>
          <table:table-cell table:number-columns-repeated="2"/>
          <table:table-cell table:formula="of:=[.A48]" office:value-type="float" office:value="48" calcext:value-type="float">
            <text:p>48</text:p>
          </table:table-cell>
          <table:table-cell table:style-name="ce2" table:formula="of:=[.B48]/[$Params.$B$1]" office:value-type="float" office:value="12.00367025" calcext:value-type="float">
            <text:p>12.00</text:p>
          </table:table-cell>
          <table:table-cell table:formula="of:=[.C48]/[$Params.$B$1]" office:value-type="float" office:value="12.00969131" calcext:value-type="float">
            <text:p>12.01</text:p>
          </table:table-cell>
          <table:table-cell table:formula="of:=[.D48]/[$Params.$B$1]" office:value-type="float" office:value="12.00371538" calcext:value-type="float">
            <text:p>12.00</text:p>
          </table:table-cell>
          <table:table-cell table:formula="of:=[.E48]/[$Params.$B$1]" office:value-type="float" office:value="12.02210633" calcext:value-type="float">
            <text:p>12.02</text:p>
          </table:table-cell>
          <table:table-cell table:formula="of:=[.F48]/[$Params.$B$1]" office:value-type="float" office:value="12.00385711" calcext:value-type="float">
            <text:p>12.00</text:p>
          </table:table-cell>
          <table:table-cell table:formula="of:=[.G48]/[$Params.$B$1]" office:value-type="float" office:value="12.00291106" calcext:value-type="float">
            <text:p>12.00</text:p>
          </table:table-cell>
          <table:table-cell table:style-name="ce2" table:formula="of:=[.H48]/[$Params.$B$1]" office:value-type="float" office:value="16.00566223" calcext:value-type="float">
            <text:p>16.01</text:p>
          </table:table-cell>
          <table:table-cell table:style-name="ce2" table:formula="of:=[.I4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25474557" calcext:value-type="float">
            <text:p>1225474557</text:p>
          </table:table-cell>
          <table:table-cell office:value-type="float" office:value="1301036245" calcext:value-type="float">
            <text:p>1301036245</text:p>
          </table:table-cell>
          <table:table-cell office:value-type="float" office:value="1300312146" calcext:value-type="float">
            <text:p>1300312146</text:p>
          </table:table-cell>
          <table:table-cell office:value-type="float" office:value="1300368349" calcext:value-type="float">
            <text:p>1300368349</text:p>
          </table:table-cell>
          <table:table-cell office:value-type="float" office:value="1300402915" calcext:value-type="float">
            <text:p>1300402915</text:p>
          </table:table-cell>
          <table:table-cell office:value-type="float" office:value="1300427088" calcext:value-type="float">
            <text:p>1300427088</text:p>
          </table:table-cell>
          <table:table-cell office:value-type="float" office:value="1633930420" calcext:value-type="float">
            <text:p>1633930420</text:p>
          </table:table-cell>
          <table:table-cell table:number-columns-repeated="2"/>
          <table:table-cell table:formula="of:=[.A49]" office:value-type="float" office:value="49" calcext:value-type="float">
            <text:p>49</text:p>
          </table:table-cell>
          <table:table-cell table:style-name="ce2" table:formula="of:=[.B49]/[$Params.$B$1]" office:value-type="float" office:value="12.25474557" calcext:value-type="float">
            <text:p>12.25</text:p>
          </table:table-cell>
          <table:table-cell table:formula="of:=[.C49]/[$Params.$B$1]" office:value-type="float" office:value="13.01036245" calcext:value-type="float">
            <text:p>13.01</text:p>
          </table:table-cell>
          <table:table-cell table:formula="of:=[.D49]/[$Params.$B$1]" office:value-type="float" office:value="13.00312146" calcext:value-type="float">
            <text:p>13.00</text:p>
          </table:table-cell>
          <table:table-cell table:formula="of:=[.E49]/[$Params.$B$1]" office:value-type="float" office:value="13.00368349" calcext:value-type="float">
            <text:p>13.00</text:p>
          </table:table-cell>
          <table:table-cell table:formula="of:=[.F49]/[$Params.$B$1]" office:value-type="float" office:value="13.00402915" calcext:value-type="float">
            <text:p>13.00</text:p>
          </table:table-cell>
          <table:table-cell table:formula="of:=[.G49]/[$Params.$B$1]" office:value-type="float" office:value="13.00427088" calcext:value-type="float">
            <text:p>13.00</text:p>
          </table:table-cell>
          <table:table-cell table:style-name="ce2" table:formula="of:=[.H49]/[$Params.$B$1]" office:value-type="float" office:value="16.3393042" calcext:value-type="float">
            <text:p>16.34</text:p>
          </table:table-cell>
          <table:table-cell table:style-name="ce2" table:formula="of:=[.I4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0347074" calcext:value-type="float">
            <text:p>1250347074</text:p>
          </table:table-cell>
          <table:table-cell office:value-type="float" office:value="1300817416" calcext:value-type="float">
            <text:p>1300817416</text:p>
          </table:table-cell>
          <table:table-cell office:value-type="float" office:value="1300320672" calcext:value-type="float">
            <text:p>1300320672</text:p>
          </table:table-cell>
          <table:table-cell office:value-type="float" office:value="1301463828" calcext:value-type="float">
            <text:p>1301463828</text:p>
          </table:table-cell>
          <table:table-cell office:value-type="float" office:value="1300384635" calcext:value-type="float">
            <text:p>1300384635</text:p>
          </table:table-cell>
          <table:table-cell office:value-type="float" office:value="1300430094" calcext:value-type="float">
            <text:p>1300430094</text:p>
          </table:table-cell>
          <table:table-cell office:value-type="float" office:value="1667403206" calcext:value-type="float">
            <text:p>1667403206</text:p>
          </table:table-cell>
          <table:table-cell table:number-columns-repeated="2"/>
          <table:table-cell table:formula="of:=[.A50]" office:value-type="float" office:value="50" calcext:value-type="float">
            <text:p>50</text:p>
          </table:table-cell>
          <table:table-cell table:style-name="ce2" table:formula="of:=[.B50]/[$Params.$B$1]" office:value-type="float" office:value="12.50347074" calcext:value-type="float">
            <text:p>12.50</text:p>
          </table:table-cell>
          <table:table-cell table:formula="of:=[.C50]/[$Params.$B$1]" office:value-type="float" office:value="13.00817416" calcext:value-type="float">
            <text:p>13.01</text:p>
          </table:table-cell>
          <table:table-cell table:formula="of:=[.D50]/[$Params.$B$1]" office:value-type="float" office:value="13.00320672" calcext:value-type="float">
            <text:p>13.00</text:p>
          </table:table-cell>
          <table:table-cell table:formula="of:=[.E50]/[$Params.$B$1]" office:value-type="float" office:value="13.01463828" calcext:value-type="float">
            <text:p>13.01</text:p>
          </table:table-cell>
          <table:table-cell table:formula="of:=[.F50]/[$Params.$B$1]" office:value-type="float" office:value="13.00384635" calcext:value-type="float">
            <text:p>13.00</text:p>
          </table:table-cell>
          <table:table-cell table:formula="of:=[.G50]/[$Params.$B$1]" office:value-type="float" office:value="13.00430094" calcext:value-type="float">
            <text:p>13.00</text:p>
          </table:table-cell>
          <table:table-cell table:style-name="ce2" table:formula="of:=[.H50]/[$Params.$B$1]" office:value-type="float" office:value="16.67403206" calcext:value-type="float">
            <text:p>16.67</text:p>
          </table:table-cell>
          <table:table-cell table:style-name="ce2" table:formula="of:=[.I5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75319937" calcext:value-type="float">
            <text:p>1275319937</text:p>
          </table:table-cell>
          <table:table-cell office:value-type="float" office:value="1301018111" calcext:value-type="float">
            <text:p>1301018111</text:p>
          </table:table-cell>
          <table:table-cell office:value-type="float" office:value="1300309141" calcext:value-type="float">
            <text:p>1300309141</text:p>
          </table:table-cell>
          <table:table-cell office:value-type="float" office:value="1301804650" calcext:value-type="float">
            <text:p>1301804650</text:p>
          </table:table-cell>
          <table:table-cell office:value-type="float" office:value="1300416878" calcext:value-type="float">
            <text:p>1300416878</text:p>
          </table:table-cell>
          <table:table-cell office:value-type="float" office:value="1300441976" calcext:value-type="float">
            <text:p>1300441976</text:p>
          </table:table-cell>
          <table:table-cell office:value-type="float" office:value="1700621340" calcext:value-type="float">
            <text:p>1700621340</text:p>
          </table:table-cell>
          <table:table-cell table:number-columns-repeated="2"/>
          <table:table-cell table:formula="of:=[.A51]" office:value-type="float" office:value="51" calcext:value-type="float">
            <text:p>51</text:p>
          </table:table-cell>
          <table:table-cell table:style-name="ce2" table:formula="of:=[.B51]/[$Params.$B$1]" office:value-type="float" office:value="12.75319937" calcext:value-type="float">
            <text:p>12.75</text:p>
          </table:table-cell>
          <table:table-cell table:formula="of:=[.C51]/[$Params.$B$1]" office:value-type="float" office:value="13.01018111" calcext:value-type="float">
            <text:p>13.01</text:p>
          </table:table-cell>
          <table:table-cell table:formula="of:=[.D51]/[$Params.$B$1]" office:value-type="float" office:value="13.00309141" calcext:value-type="float">
            <text:p>13.00</text:p>
          </table:table-cell>
          <table:table-cell table:formula="of:=[.E51]/[$Params.$B$1]" office:value-type="float" office:value="13.0180465" calcext:value-type="float">
            <text:p>13.02</text:p>
          </table:table-cell>
          <table:table-cell table:formula="of:=[.F51]/[$Params.$B$1]" office:value-type="float" office:value="13.00416878" calcext:value-type="float">
            <text:p>13.00</text:p>
          </table:table-cell>
          <table:table-cell table:formula="of:=[.G51]/[$Params.$B$1]" office:value-type="float" office:value="13.00441976" calcext:value-type="float">
            <text:p>13.00</text:p>
          </table:table-cell>
          <table:table-cell table:style-name="ce2" table:formula="of:=[.H51]/[$Params.$B$1]" office:value-type="float" office:value="17.0062134" calcext:value-type="float">
            <text:p>17.01</text:p>
          </table:table-cell>
          <table:table-cell table:style-name="ce2" table:formula="of:=[.I5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00365025" calcext:value-type="float">
            <text:p>1300365025</text:p>
          </table:table-cell>
          <table:table-cell office:value-type="float" office:value="1300928771" calcext:value-type="float">
            <text:p>1300928771</text:p>
          </table:table-cell>
          <table:table-cell office:value-type="float" office:value="1300318155" calcext:value-type="float">
            <text:p>1300318155</text:p>
          </table:table-cell>
          <table:table-cell office:value-type="float" office:value="1300417804" calcext:value-type="float">
            <text:p>1300417804</text:p>
          </table:table-cell>
          <table:table-cell office:value-type="float" office:value="1300351796" calcext:value-type="float">
            <text:p>1300351796</text:p>
          </table:table-cell>
          <table:table-cell office:value-type="float" office:value="1300300166" calcext:value-type="float">
            <text:p>1300300166</text:p>
          </table:table-cell>
          <table:table-cell office:value-type="float" office:value="1733971442" calcext:value-type="float">
            <text:p>1733971442</text:p>
          </table:table-cell>
          <table:table-cell table:number-columns-repeated="2"/>
          <table:table-cell table:formula="of:=[.A52]" office:value-type="float" office:value="52" calcext:value-type="float">
            <text:p>52</text:p>
          </table:table-cell>
          <table:table-cell table:style-name="ce2" table:formula="of:=[.B52]/[$Params.$B$1]" office:value-type="float" office:value="13.00365025" calcext:value-type="float">
            <text:p>13.00</text:p>
          </table:table-cell>
          <table:table-cell table:formula="of:=[.C52]/[$Params.$B$1]" office:value-type="float" office:value="13.00928771" calcext:value-type="float">
            <text:p>13.01</text:p>
          </table:table-cell>
          <table:table-cell table:formula="of:=[.D52]/[$Params.$B$1]" office:value-type="float" office:value="13.00318155" calcext:value-type="float">
            <text:p>13.00</text:p>
          </table:table-cell>
          <table:table-cell table:formula="of:=[.E52]/[$Params.$B$1]" office:value-type="float" office:value="13.00417804" calcext:value-type="float">
            <text:p>13.00</text:p>
          </table:table-cell>
          <table:table-cell table:formula="of:=[.F52]/[$Params.$B$1]" office:value-type="float" office:value="13.00351796" calcext:value-type="float">
            <text:p>13.00</text:p>
          </table:table-cell>
          <table:table-cell table:formula="of:=[.G52]/[$Params.$B$1]" office:value-type="float" office:value="13.00300166" calcext:value-type="float">
            <text:p>13.00</text:p>
          </table:table-cell>
          <table:table-cell table:style-name="ce2" table:formula="of:=[.H52]/[$Params.$B$1]" office:value-type="float" office:value="17.33971442" calcext:value-type="float">
            <text:p>17.34</text:p>
          </table:table-cell>
          <table:table-cell table:style-name="ce2" table:formula="of:=[.I5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25299587" calcext:value-type="float">
            <text:p>1325299587</text:p>
          </table:table-cell>
          <table:table-cell office:value-type="float" office:value="1401099286" calcext:value-type="float">
            <text:p>1401099286</text:p>
          </table:table-cell>
          <table:table-cell office:value-type="float" office:value="1400393597" calcext:value-type="float">
            <text:p>1400393597</text:p>
          </table:table-cell>
          <table:table-cell office:value-type="float" office:value="1400379170" calcext:value-type="float">
            <text:p>1400379170</text:p>
          </table:table-cell>
          <table:table-cell office:value-type="float" office:value="1400385797" calcext:value-type="float">
            <text:p>1400385797</text:p>
          </table:table-cell>
          <table:table-cell office:value-type="float" office:value="1325295951" calcext:value-type="float">
            <text:p>1325295951</text:p>
          </table:table-cell>
          <table:table-cell office:value-type="float" office:value="1767299197" calcext:value-type="float">
            <text:p>1767299197</text:p>
          </table:table-cell>
          <table:table-cell table:number-columns-repeated="2"/>
          <table:table-cell table:formula="of:=[.A53]" office:value-type="float" office:value="53" calcext:value-type="float">
            <text:p>53</text:p>
          </table:table-cell>
          <table:table-cell table:style-name="ce2" table:formula="of:=[.B53]/[$Params.$B$1]" office:value-type="float" office:value="13.25299587" calcext:value-type="float">
            <text:p>13.25</text:p>
          </table:table-cell>
          <table:table-cell table:formula="of:=[.C53]/[$Params.$B$1]" office:value-type="float" office:value="14.01099286" calcext:value-type="float">
            <text:p>14.01</text:p>
          </table:table-cell>
          <table:table-cell table:formula="of:=[.D53]/[$Params.$B$1]" office:value-type="float" office:value="14.00393597" calcext:value-type="float">
            <text:p>14.00</text:p>
          </table:table-cell>
          <table:table-cell table:formula="of:=[.E53]/[$Params.$B$1]" office:value-type="float" office:value="14.0037917" calcext:value-type="float">
            <text:p>14.00</text:p>
          </table:table-cell>
          <table:table-cell table:formula="of:=[.F53]/[$Params.$B$1]" office:value-type="float" office:value="14.00385797" calcext:value-type="float">
            <text:p>14.00</text:p>
          </table:table-cell>
          <table:table-cell table:formula="of:=[.G53]/[$Params.$B$1]" office:value-type="float" office:value="13.25295951" calcext:value-type="float">
            <text:p>13.25</text:p>
          </table:table-cell>
          <table:table-cell table:style-name="ce2" table:formula="of:=[.H53]/[$Params.$B$1]" office:value-type="float" office:value="17.67299197" calcext:value-type="float">
            <text:p>17.67</text:p>
          </table:table-cell>
          <table:table-cell table:style-name="ce2" table:formula="of:=[.I5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50431027" calcext:value-type="float">
            <text:p>1350431027</text:p>
          </table:table-cell>
          <table:table-cell office:value-type="float" office:value="1401214017" calcext:value-type="float">
            <text:p>1401214017</text:p>
          </table:table-cell>
          <table:table-cell office:value-type="float" office:value="1400321296" calcext:value-type="float">
            <text:p>1400321296</text:p>
          </table:table-cell>
          <table:table-cell office:value-type="float" office:value="1401732517" calcext:value-type="float">
            <text:p>1401732517</text:p>
          </table:table-cell>
          <table:table-cell office:value-type="float" office:value="1400326202" calcext:value-type="float">
            <text:p>1400326202</text:p>
          </table:table-cell>
          <table:table-cell office:value-type="float" office:value="1350294247" calcext:value-type="float">
            <text:p>1350294247</text:p>
          </table:table-cell>
          <table:table-cell office:value-type="float" office:value="1800623741" calcext:value-type="float">
            <text:p>1800623741</text:p>
          </table:table-cell>
          <table:table-cell table:number-columns-repeated="2"/>
          <table:table-cell table:formula="of:=[.A54]" office:value-type="float" office:value="54" calcext:value-type="float">
            <text:p>54</text:p>
          </table:table-cell>
          <table:table-cell table:style-name="ce2" table:formula="of:=[.B54]/[$Params.$B$1]" office:value-type="float" office:value="13.50431027" calcext:value-type="float">
            <text:p>13.50</text:p>
          </table:table-cell>
          <table:table-cell table:formula="of:=[.C54]/[$Params.$B$1]" office:value-type="float" office:value="14.01214017" calcext:value-type="float">
            <text:p>14.01</text:p>
          </table:table-cell>
          <table:table-cell table:formula="of:=[.D54]/[$Params.$B$1]" office:value-type="float" office:value="14.00321296" calcext:value-type="float">
            <text:p>14.00</text:p>
          </table:table-cell>
          <table:table-cell table:formula="of:=[.E54]/[$Params.$B$1]" office:value-type="float" office:value="14.01732517" calcext:value-type="float">
            <text:p>14.02</text:p>
          </table:table-cell>
          <table:table-cell table:formula="of:=[.F54]/[$Params.$B$1]" office:value-type="float" office:value="14.00326202" calcext:value-type="float">
            <text:p>14.00</text:p>
          </table:table-cell>
          <table:table-cell table:formula="of:=[.G54]/[$Params.$B$1]" office:value-type="float" office:value="13.50294247" calcext:value-type="float">
            <text:p>13.50</text:p>
          </table:table-cell>
          <table:table-cell table:style-name="ce2" table:formula="of:=[.H54]/[$Params.$B$1]" office:value-type="float" office:value="18.00623741" calcext:value-type="float">
            <text:p>18.01</text:p>
          </table:table-cell>
          <table:table-cell table:style-name="ce2" table:formula="of:=[.I5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75274725" calcext:value-type="float">
            <text:p>1375274725</text:p>
          </table:table-cell>
          <table:table-cell office:value-type="float" office:value="1401190201" calcext:value-type="float">
            <text:p>1401190201</text:p>
          </table:table-cell>
          <table:table-cell office:value-type="float" office:value="1400322815" calcext:value-type="float">
            <text:p>1400322815</text:p>
          </table:table-cell>
          <table:table-cell office:value-type="float" office:value="1400644521" calcext:value-type="float">
            <text:p>1400644521</text:p>
          </table:table-cell>
          <table:table-cell office:value-type="float" office:value="1400340668" calcext:value-type="float">
            <text:p>1400340668</text:p>
          </table:table-cell>
          <table:table-cell office:value-type="float" office:value="1400300136" calcext:value-type="float">
            <text:p>1400300136</text:p>
          </table:table-cell>
          <table:table-cell office:value-type="float" office:value="1834024576" calcext:value-type="float">
            <text:p>1834024576</text:p>
          </table:table-cell>
          <table:table-cell table:number-columns-repeated="2"/>
          <table:table-cell table:formula="of:=[.A55]" office:value-type="float" office:value="55" calcext:value-type="float">
            <text:p>55</text:p>
          </table:table-cell>
          <table:table-cell table:style-name="ce2" table:formula="of:=[.B55]/[$Params.$B$1]" office:value-type="float" office:value="13.75274725" calcext:value-type="float">
            <text:p>13.75</text:p>
          </table:table-cell>
          <table:table-cell table:formula="of:=[.C55]/[$Params.$B$1]" office:value-type="float" office:value="14.01190201" calcext:value-type="float">
            <text:p>14.01</text:p>
          </table:table-cell>
          <table:table-cell table:formula="of:=[.D55]/[$Params.$B$1]" office:value-type="float" office:value="14.00322815" calcext:value-type="float">
            <text:p>14.00</text:p>
          </table:table-cell>
          <table:table-cell table:formula="of:=[.E55]/[$Params.$B$1]" office:value-type="float" office:value="14.00644521" calcext:value-type="float">
            <text:p>14.01</text:p>
          </table:table-cell>
          <table:table-cell table:formula="of:=[.F55]/[$Params.$B$1]" office:value-type="float" office:value="14.00340668" calcext:value-type="float">
            <text:p>14.00</text:p>
          </table:table-cell>
          <table:table-cell table:formula="of:=[.G55]/[$Params.$B$1]" office:value-type="float" office:value="14.00300136" calcext:value-type="float">
            <text:p>14.00</text:p>
          </table:table-cell>
          <table:table-cell table:style-name="ce2" table:formula="of:=[.H55]/[$Params.$B$1]" office:value-type="float" office:value="18.34024576" calcext:value-type="float">
            <text:p>18.34</text:p>
          </table:table-cell>
          <table:table-cell table:style-name="ce2" table:formula="of:=[.I5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00337349" calcext:value-type="float">
            <text:p>1400337349</text:p>
          </table:table-cell>
          <table:table-cell office:value-type="float" office:value="1400966223" calcext:value-type="float">
            <text:p>1400966223</text:p>
          </table:table-cell>
          <table:table-cell office:value-type="float" office:value="1400316530" calcext:value-type="float">
            <text:p>1400316530</text:p>
          </table:table-cell>
          <table:table-cell office:value-type="float" office:value="1429689353" calcext:value-type="float">
            <text:p>1429689353</text:p>
          </table:table-cell>
          <table:table-cell office:value-type="float" office:value="1400284760" calcext:value-type="float">
            <text:p>1400284760</text:p>
          </table:table-cell>
          <table:table-cell office:value-type="float" office:value="1400293110" calcext:value-type="float">
            <text:p>1400293110</text:p>
          </table:table-cell>
          <table:table-cell office:value-type="float" office:value="1867301259" calcext:value-type="float">
            <text:p>1867301259</text:p>
          </table:table-cell>
          <table:table-cell table:number-columns-repeated="2"/>
          <table:table-cell table:formula="of:=[.A56]" office:value-type="float" office:value="56" calcext:value-type="float">
            <text:p>56</text:p>
          </table:table-cell>
          <table:table-cell table:style-name="ce2" table:formula="of:=[.B56]/[$Params.$B$1]" office:value-type="float" office:value="14.00337349" calcext:value-type="float">
            <text:p>14.00</text:p>
          </table:table-cell>
          <table:table-cell table:formula="of:=[.C56]/[$Params.$B$1]" office:value-type="float" office:value="14.00966223" calcext:value-type="float">
            <text:p>14.01</text:p>
          </table:table-cell>
          <table:table-cell table:formula="of:=[.D56]/[$Params.$B$1]" office:value-type="float" office:value="14.0031653" calcext:value-type="float">
            <text:p>14.00</text:p>
          </table:table-cell>
          <table:table-cell table:formula="of:=[.E56]/[$Params.$B$1]" office:value-type="float" office:value="14.29689353" calcext:value-type="float">
            <text:p>14.30</text:p>
          </table:table-cell>
          <table:table-cell table:formula="of:=[.F56]/[$Params.$B$1]" office:value-type="float" office:value="14.0028476" calcext:value-type="float">
            <text:p>14.00</text:p>
          </table:table-cell>
          <table:table-cell table:formula="of:=[.G56]/[$Params.$B$1]" office:value-type="float" office:value="14.0029311" calcext:value-type="float">
            <text:p>14.00</text:p>
          </table:table-cell>
          <table:table-cell table:style-name="ce2" table:formula="of:=[.H56]/[$Params.$B$1]" office:value-type="float" office:value="18.67301259" calcext:value-type="float">
            <text:p>18.67</text:p>
          </table:table-cell>
          <table:table-cell table:style-name="ce2" table:formula="of:=[.I5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25461260" calcext:value-type="float">
            <text:p>1425461260</text:p>
          </table:table-cell>
          <table:table-cell office:value-type="float" office:value="1474014554" calcext:value-type="float">
            <text:p>1474014554</text:p>
          </table:table-cell>
          <table:table-cell office:value-type="float" office:value="1433657751" calcext:value-type="float">
            <text:p>1433657751</text:p>
          </table:table-cell>
          <table:table-cell office:value-type="float" office:value="1433763820" calcext:value-type="float">
            <text:p>1433763820</text:p>
          </table:table-cell>
          <table:table-cell office:value-type="float" office:value="1433707323" calcext:value-type="float">
            <text:p>1433707323</text:p>
          </table:table-cell>
          <table:table-cell office:value-type="float" office:value="1450299072" calcext:value-type="float">
            <text:p>1450299072</text:p>
          </table:table-cell>
          <table:table-cell office:value-type="float" office:value="1900783968" calcext:value-type="float">
            <text:p>1900783968</text:p>
          </table:table-cell>
          <table:table-cell table:number-columns-repeated="2"/>
          <table:table-cell table:formula="of:=[.A57]" office:value-type="float" office:value="57" calcext:value-type="float">
            <text:p>57</text:p>
          </table:table-cell>
          <table:table-cell table:style-name="ce2" table:formula="of:=[.B57]/[$Params.$B$1]" office:value-type="float" office:value="14.2546126" calcext:value-type="float">
            <text:p>14.25</text:p>
          </table:table-cell>
          <table:table-cell table:formula="of:=[.C57]/[$Params.$B$1]" office:value-type="float" office:value="14.74014554" calcext:value-type="float">
            <text:p>14.74</text:p>
          </table:table-cell>
          <table:table-cell table:formula="of:=[.D57]/[$Params.$B$1]" office:value-type="float" office:value="14.33657751" calcext:value-type="float">
            <text:p>14.34</text:p>
          </table:table-cell>
          <table:table-cell table:formula="of:=[.E57]/[$Params.$B$1]" office:value-type="float" office:value="14.3376382" calcext:value-type="float">
            <text:p>14.34</text:p>
          </table:table-cell>
          <table:table-cell table:formula="of:=[.F57]/[$Params.$B$1]" office:value-type="float" office:value="14.33707323" calcext:value-type="float">
            <text:p>14.34</text:p>
          </table:table-cell>
          <table:table-cell table:formula="of:=[.G57]/[$Params.$B$1]" office:value-type="float" office:value="14.50299072" calcext:value-type="float">
            <text:p>14.50</text:p>
          </table:table-cell>
          <table:table-cell table:style-name="ce2" table:formula="of:=[.H57]/[$Params.$B$1]" office:value-type="float" office:value="19.00783968" calcext:value-type="float">
            <text:p>19.01</text:p>
          </table:table-cell>
          <table:table-cell table:style-name="ce2" table:formula="of:=[.I5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0430431" calcext:value-type="float">
            <text:p>1450430431</text:p>
          </table:table-cell>
          <table:table-cell office:value-type="float" office:value="1486613142" calcext:value-type="float">
            <text:p>1486613142</text:p>
          </table:table-cell>
          <table:table-cell office:value-type="float" office:value="1450314133" calcext:value-type="float">
            <text:p>1450314133</text:p>
          </table:table-cell>
          <table:table-cell office:value-type="float" office:value="1450434987" calcext:value-type="float">
            <text:p>1450434987</text:p>
          </table:table-cell>
          <table:table-cell office:value-type="float" office:value="1450357412" calcext:value-type="float">
            <text:p>1450357412</text:p>
          </table:table-cell>
          <table:table-cell office:value-type="float" office:value="1450295942" calcext:value-type="float">
            <text:p>1450295942</text:p>
          </table:table-cell>
          <table:table-cell office:value-type="float" office:value="1933938454" calcext:value-type="float">
            <text:p>1933938454</text:p>
          </table:table-cell>
          <table:table-cell table:number-columns-repeated="2"/>
          <table:table-cell table:formula="of:=[.A58]" office:value-type="float" office:value="58" calcext:value-type="float">
            <text:p>58</text:p>
          </table:table-cell>
          <table:table-cell table:style-name="ce2" table:formula="of:=[.B58]/[$Params.$B$1]" office:value-type="float" office:value="14.50430431" calcext:value-type="float">
            <text:p>14.50</text:p>
          </table:table-cell>
          <table:table-cell table:formula="of:=[.C58]/[$Params.$B$1]" office:value-type="float" office:value="14.86613142" calcext:value-type="float">
            <text:p>14.87</text:p>
          </table:table-cell>
          <table:table-cell table:formula="of:=[.D58]/[$Params.$B$1]" office:value-type="float" office:value="14.50314133" calcext:value-type="float">
            <text:p>14.50</text:p>
          </table:table-cell>
          <table:table-cell table:formula="of:=[.E58]/[$Params.$B$1]" office:value-type="float" office:value="14.50434987" calcext:value-type="float">
            <text:p>14.50</text:p>
          </table:table-cell>
          <table:table-cell table:formula="of:=[.F58]/[$Params.$B$1]" office:value-type="float" office:value="14.50357412" calcext:value-type="float">
            <text:p>14.50</text:p>
          </table:table-cell>
          <table:table-cell table:formula="of:=[.G58]/[$Params.$B$1]" office:value-type="float" office:value="14.50295942" calcext:value-type="float">
            <text:p>14.50</text:p>
          </table:table-cell>
          <table:table-cell table:style-name="ce2" table:formula="of:=[.H58]/[$Params.$B$1]" office:value-type="float" office:value="19.33938454" calcext:value-type="float">
            <text:p>19.34</text:p>
          </table:table-cell>
          <table:table-cell table:style-name="ce2" table:formula="of:=[.I5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76746048" calcext:value-type="float">
            <text:p>1476746048</text:p>
          </table:table-cell>
          <table:table-cell office:value-type="float" office:value="1494245786" calcext:value-type="float">
            <text:p>1494245786</text:p>
          </table:table-cell>
          <table:table-cell office:value-type="float" office:value="1475405244" calcext:value-type="float">
            <text:p>1475405244</text:p>
          </table:table-cell>
          <table:table-cell office:value-type="float" office:value="1475484923" calcext:value-type="float">
            <text:p>1475484923</text:p>
          </table:table-cell>
          <table:table-cell office:value-type="float" office:value="1476326637" calcext:value-type="float">
            <text:p>1476326637</text:p>
          </table:table-cell>
          <table:table-cell office:value-type="float" office:value="1475307513" calcext:value-type="float">
            <text:p>1475307513</text:p>
          </table:table-cell>
          <table:table-cell office:value-type="float" office:value="1967250675" calcext:value-type="float">
            <text:p>1967250675</text:p>
          </table:table-cell>
          <table:table-cell table:number-columns-repeated="2"/>
          <table:table-cell table:formula="of:=[.A59]" office:value-type="float" office:value="59" calcext:value-type="float">
            <text:p>59</text:p>
          </table:table-cell>
          <table:table-cell table:style-name="ce2" table:formula="of:=[.B59]/[$Params.$B$1]" office:value-type="float" office:value="14.76746048" calcext:value-type="float">
            <text:p>14.77</text:p>
          </table:table-cell>
          <table:table-cell table:formula="of:=[.C59]/[$Params.$B$1]" office:value-type="float" office:value="14.94245786" calcext:value-type="float">
            <text:p>14.94</text:p>
          </table:table-cell>
          <table:table-cell table:formula="of:=[.D59]/[$Params.$B$1]" office:value-type="float" office:value="14.75405244" calcext:value-type="float">
            <text:p>14.75</text:p>
          </table:table-cell>
          <table:table-cell table:formula="of:=[.E59]/[$Params.$B$1]" office:value-type="float" office:value="14.75484923" calcext:value-type="float">
            <text:p>14.75</text:p>
          </table:table-cell>
          <table:table-cell table:formula="of:=[.F59]/[$Params.$B$1]" office:value-type="float" office:value="14.76326637" calcext:value-type="float">
            <text:p>14.76</text:p>
          </table:table-cell>
          <table:table-cell table:formula="of:=[.G59]/[$Params.$B$1]" office:value-type="float" office:value="14.75307513" calcext:value-type="float">
            <text:p>14.75</text:p>
          </table:table-cell>
          <table:table-cell table:style-name="ce2" table:formula="of:=[.H59]/[$Params.$B$1]" office:value-type="float" office:value="19.67250675" calcext:value-type="float">
            <text:p>19.67</text:p>
          </table:table-cell>
          <table:table-cell table:style-name="ce2" table:formula="of:=[.I5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0734772" calcext:value-type="float">
            <text:p>1500734772</text:p>
          </table:table-cell>
          <table:table-cell office:value-type="float" office:value="1501031030" calcext:value-type="float">
            <text:p>1501031030</text:p>
          </table:table-cell>
          <table:table-cell office:value-type="float" office:value="1500342792" calcext:value-type="float">
            <text:p>1500342792</text:p>
          </table:table-cell>
          <table:table-cell office:value-type="float" office:value="1500439398" calcext:value-type="float">
            <text:p>1500439398</text:p>
          </table:table-cell>
          <table:table-cell office:value-type="float" office:value="1500429491" calcext:value-type="float">
            <text:p>1500429491</text:p>
          </table:table-cell>
          <table:table-cell office:value-type="float" office:value="1500306662" calcext:value-type="float">
            <text:p>1500306662</text:p>
          </table:table-cell>
          <table:table-cell office:value-type="float" office:value="2000695600" calcext:value-type="float">
            <text:p>2000695600</text:p>
          </table:table-cell>
          <table:table-cell table:number-columns-repeated="2"/>
          <table:table-cell table:formula="of:=[.A60]" office:value-type="float" office:value="60" calcext:value-type="float">
            <text:p>60</text:p>
          </table:table-cell>
          <table:table-cell table:style-name="ce2" table:formula="of:=[.B60]/[$Params.$B$1]" office:value-type="float" office:value="15.00734772" calcext:value-type="float">
            <text:p>15.01</text:p>
          </table:table-cell>
          <table:table-cell table:formula="of:=[.C60]/[$Params.$B$1]" office:value-type="float" office:value="15.0103103" calcext:value-type="float">
            <text:p>15.01</text:p>
          </table:table-cell>
          <table:table-cell table:formula="of:=[.D60]/[$Params.$B$1]" office:value-type="float" office:value="15.00342792" calcext:value-type="float">
            <text:p>15.00</text:p>
          </table:table-cell>
          <table:table-cell table:formula="of:=[.E60]/[$Params.$B$1]" office:value-type="float" office:value="15.00439398" calcext:value-type="float">
            <text:p>15.00</text:p>
          </table:table-cell>
          <table:table-cell table:formula="of:=[.F60]/[$Params.$B$1]" office:value-type="float" office:value="15.00429491" calcext:value-type="float">
            <text:p>15.00</text:p>
          </table:table-cell>
          <table:table-cell table:formula="of:=[.G60]/[$Params.$B$1]" office:value-type="float" office:value="15.00306662" calcext:value-type="float">
            <text:p>15.00</text:p>
          </table:table-cell>
          <table:table-cell table:style-name="ce2" table:formula="of:=[.H60]/[$Params.$B$1]" office:value-type="float" office:value="20.006956" calcext:value-type="float">
            <text:p>20.01</text:p>
          </table:table-cell>
          <table:table-cell table:style-name="ce2" table:formula="of:=[.I6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25312692" calcext:value-type="float">
            <text:p>1525312692</text:p>
          </table:table-cell>
          <table:table-cell office:value-type="float" office:value="1578211948" calcext:value-type="float">
            <text:p>1578211948</text:p>
          </table:table-cell>
          <table:table-cell office:value-type="float" office:value="1550380197" calcext:value-type="float">
            <text:p>1550380197</text:p>
          </table:table-cell>
          <table:table-cell office:value-type="float" office:value="1550692721" calcext:value-type="float">
            <text:p>1550692721</text:p>
          </table:table-cell>
          <table:table-cell office:value-type="float" office:value="1550447321" calcext:value-type="float">
            <text:p>1550447321</text:p>
          </table:table-cell>
          <table:table-cell office:value-type="float" office:value="1600298661" calcext:value-type="float">
            <text:p>1600298661</text:p>
          </table:table-cell>
          <table:table-cell office:value-type="float" office:value="2034009966" calcext:value-type="float">
            <text:p>2034009966</text:p>
          </table:table-cell>
          <table:table-cell table:number-columns-repeated="2"/>
          <table:table-cell table:formula="of:=[.A61]" office:value-type="float" office:value="61" calcext:value-type="float">
            <text:p>61</text:p>
          </table:table-cell>
          <table:table-cell table:style-name="ce2" table:formula="of:=[.B61]/[$Params.$B$1]" office:value-type="float" office:value="15.25312692" calcext:value-type="float">
            <text:p>15.25</text:p>
          </table:table-cell>
          <table:table-cell table:formula="of:=[.C61]/[$Params.$B$1]" office:value-type="float" office:value="15.78211948" calcext:value-type="float">
            <text:p>15.78</text:p>
          </table:table-cell>
          <table:table-cell table:formula="of:=[.D61]/[$Params.$B$1]" office:value-type="float" office:value="15.50380197" calcext:value-type="float">
            <text:p>15.50</text:p>
          </table:table-cell>
          <table:table-cell table:formula="of:=[.E61]/[$Params.$B$1]" office:value-type="float" office:value="15.50692721" calcext:value-type="float">
            <text:p>15.51</text:p>
          </table:table-cell>
          <table:table-cell table:formula="of:=[.F61]/[$Params.$B$1]" office:value-type="float" office:value="15.50447321" calcext:value-type="float">
            <text:p>15.50</text:p>
          </table:table-cell>
          <table:table-cell table:formula="of:=[.G61]/[$Params.$B$1]" office:value-type="float" office:value="16.00298661" calcext:value-type="float">
            <text:p>16.00</text:p>
          </table:table-cell>
          <table:table-cell table:style-name="ce2" table:formula="of:=[.H61]/[$Params.$B$1]" office:value-type="float" office:value="20.34009966" calcext:value-type="float">
            <text:p>20.34</text:p>
          </table:table-cell>
          <table:table-cell table:style-name="ce2" table:formula="of:=[.I6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50994016" calcext:value-type="float">
            <text:p>1550994016</text:p>
          </table:table-cell>
          <table:table-cell office:value-type="float" office:value="1587155395" calcext:value-type="float">
            <text:p>1587155395</text:p>
          </table:table-cell>
          <table:table-cell office:value-type="float" office:value="1550346654" calcext:value-type="float">
            <text:p>1550346654</text:p>
          </table:table-cell>
          <table:table-cell office:value-type="float" office:value="1551482956" calcext:value-type="float">
            <text:p>1551482956</text:p>
          </table:table-cell>
          <table:table-cell office:value-type="float" office:value="1550440553" calcext:value-type="float">
            <text:p>1550440553</text:p>
          </table:table-cell>
          <table:table-cell office:value-type="float" office:value="1600293986" calcext:value-type="float">
            <text:p>1600293986</text:p>
          </table:table-cell>
          <table:table-cell office:value-type="float" office:value="2067304066" calcext:value-type="float">
            <text:p>2067304066</text:p>
          </table:table-cell>
          <table:table-cell table:number-columns-repeated="2"/>
          <table:table-cell table:formula="of:=[.A62]" office:value-type="float" office:value="62" calcext:value-type="float">
            <text:p>62</text:p>
          </table:table-cell>
          <table:table-cell table:style-name="ce2" table:formula="of:=[.B62]/[$Params.$B$1]" office:value-type="float" office:value="15.50994016" calcext:value-type="float">
            <text:p>15.51</text:p>
          </table:table-cell>
          <table:table-cell table:formula="of:=[.C62]/[$Params.$B$1]" office:value-type="float" office:value="15.87155395" calcext:value-type="float">
            <text:p>15.87</text:p>
          </table:table-cell>
          <table:table-cell table:formula="of:=[.D62]/[$Params.$B$1]" office:value-type="float" office:value="15.50346654" calcext:value-type="float">
            <text:p>15.50</text:p>
          </table:table-cell>
          <table:table-cell table:formula="of:=[.E62]/[$Params.$B$1]" office:value-type="float" office:value="15.51482956" calcext:value-type="float">
            <text:p>15.51</text:p>
          </table:table-cell>
          <table:table-cell table:formula="of:=[.F62]/[$Params.$B$1]" office:value-type="float" office:value="15.50440553" calcext:value-type="float">
            <text:p>15.50</text:p>
          </table:table-cell>
          <table:table-cell table:formula="of:=[.G62]/[$Params.$B$1]" office:value-type="float" office:value="16.00293986" calcext:value-type="float">
            <text:p>16.00</text:p>
          </table:table-cell>
          <table:table-cell table:style-name="ce2" table:formula="of:=[.H62]/[$Params.$B$1]" office:value-type="float" office:value="20.67304066" calcext:value-type="float">
            <text:p>20.67</text:p>
          </table:table-cell>
          <table:table-cell table:style-name="ce2" table:formula="of:=[.I6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76124036" calcext:value-type="float">
            <text:p>1576124036</text:p>
          </table:table-cell>
          <table:table-cell office:value-type="float" office:value="1576370789" calcext:value-type="float">
            <text:p>1576370789</text:p>
          </table:table-cell>
          <table:table-cell office:value-type="float" office:value="1600352763" calcext:value-type="float">
            <text:p>1600352763</text:p>
          </table:table-cell>
          <table:table-cell office:value-type="float" office:value="1601983579" calcext:value-type="float">
            <text:p>1601983579</text:p>
          </table:table-cell>
          <table:table-cell office:value-type="float" office:value="1600416548" calcext:value-type="float">
            <text:p>1600416548</text:p>
          </table:table-cell>
          <table:table-cell office:value-type="float" office:value="1600301865" calcext:value-type="float">
            <text:p>1600301865</text:p>
          </table:table-cell>
          <table:table-cell office:value-type="float" office:value="2100720152" calcext:value-type="float">
            <text:p>2100720152</text:p>
          </table:table-cell>
          <table:table-cell table:number-columns-repeated="2"/>
          <table:table-cell table:formula="of:=[.A63]" office:value-type="float" office:value="63" calcext:value-type="float">
            <text:p>63</text:p>
          </table:table-cell>
          <table:table-cell table:style-name="ce2" table:formula="of:=[.B63]/[$Params.$B$1]" office:value-type="float" office:value="15.76124036" calcext:value-type="float">
            <text:p>15.76</text:p>
          </table:table-cell>
          <table:table-cell table:formula="of:=[.C63]/[$Params.$B$1]" office:value-type="float" office:value="15.76370789" calcext:value-type="float">
            <text:p>15.76</text:p>
          </table:table-cell>
          <table:table-cell table:formula="of:=[.D63]/[$Params.$B$1]" office:value-type="float" office:value="16.00352763" calcext:value-type="float">
            <text:p>16.00</text:p>
          </table:table-cell>
          <table:table-cell table:formula="of:=[.E63]/[$Params.$B$1]" office:value-type="float" office:value="16.01983579" calcext:value-type="float">
            <text:p>16.02</text:p>
          </table:table-cell>
          <table:table-cell table:formula="of:=[.F63]/[$Params.$B$1]" office:value-type="float" office:value="16.00416548" calcext:value-type="float">
            <text:p>16.00</text:p>
          </table:table-cell>
          <table:table-cell table:formula="of:=[.G63]/[$Params.$B$1]" office:value-type="float" office:value="16.00301865" calcext:value-type="float">
            <text:p>16.00</text:p>
          </table:table-cell>
          <table:table-cell table:style-name="ce2" table:formula="of:=[.H63]/[$Params.$B$1]" office:value-type="float" office:value="21.00720152" calcext:value-type="float">
            <text:p>21.01</text:p>
          </table:table-cell>
          <table:table-cell table:style-name="ce2" table:formula="of:=[.I6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89250608" calcext:value-type="float">
            <text:p>1889250608</text:p>
          </table:table-cell>
          <table:table-cell office:value-type="float" office:value="1601195131" calcext:value-type="float">
            <text:p>1601195131</text:p>
          </table:table-cell>
          <table:table-cell office:value-type="float" office:value="1600316080" calcext:value-type="float">
            <text:p>1600316080</text:p>
          </table:table-cell>
          <table:table-cell office:value-type="float" office:value="1601832265" calcext:value-type="float">
            <text:p>1601832265</text:p>
          </table:table-cell>
          <table:table-cell office:value-type="float" office:value="1600395757" calcext:value-type="float">
            <text:p>1600395757</text:p>
          </table:table-cell>
          <table:table-cell office:value-type="float" office:value="1600299818" calcext:value-type="float">
            <text:p>1600299818</text:p>
          </table:table-cell>
          <table:table-cell office:value-type="float" office:value="2133950724" calcext:value-type="float">
            <text:p>2133950724</text:p>
          </table:table-cell>
          <table:table-cell table:number-columns-repeated="2"/>
          <table:table-cell table:formula="of:=[.A64]" office:value-type="float" office:value="64" calcext:value-type="float">
            <text:p>64</text:p>
          </table:table-cell>
          <table:table-cell table:style-name="ce2" table:formula="of:=[.B64]/[$Params.$B$1]" office:value-type="float" office:value="18.89250608" calcext:value-type="float">
            <text:p>18.89</text:p>
          </table:table-cell>
          <table:table-cell table:formula="of:=[.C64]/[$Params.$B$1]" office:value-type="float" office:value="16.01195131" calcext:value-type="float">
            <text:p>16.01</text:p>
          </table:table-cell>
          <table:table-cell table:formula="of:=[.D64]/[$Params.$B$1]" office:value-type="float" office:value="16.0031608" calcext:value-type="float">
            <text:p>16.00</text:p>
          </table:table-cell>
          <table:table-cell table:formula="of:=[.E64]/[$Params.$B$1]" office:value-type="float" office:value="16.01832265" calcext:value-type="float">
            <text:p>16.02</text:p>
          </table:table-cell>
          <table:table-cell table:formula="of:=[.F64]/[$Params.$B$1]" office:value-type="float" office:value="16.00395757" calcext:value-type="float">
            <text:p>16.00</text:p>
          </table:table-cell>
          <table:table-cell table:formula="of:=[.G64]/[$Params.$B$1]" office:value-type="float" office:value="16.00299818" calcext:value-type="float">
            <text:p>16.00</text:p>
          </table:table-cell>
          <table:table-cell table:style-name="ce2" table:formula="of:=[.H64]/[$Params.$B$1]" office:value-type="float" office:value="21.33950724" calcext:value-type="float">
            <text:p>21.34</text:p>
          </table:table-cell>
          <table:table-cell table:style-name="ce2" table:formula="of:=[.I6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25627898" calcext:value-type="float">
            <text:p>1625627898</text:p>
          </table:table-cell>
          <table:table-cell office:value-type="float" office:value="1626222996" calcext:value-type="float">
            <text:p>1626222996</text:p>
          </table:table-cell>
          <table:table-cell office:value-type="float" office:value="1700348717" calcext:value-type="float">
            <text:p>1700348717</text:p>
          </table:table-cell>
          <table:table-cell office:value-type="float" office:value="1700515326" calcext:value-type="float">
            <text:p>1700515326</text:p>
          </table:table-cell>
          <table:table-cell office:value-type="float" office:value="1700401545" calcext:value-type="float">
            <text:p>1700401545</text:p>
          </table:table-cell>
          <table:table-cell office:value-type="float" office:value="1700303691" calcext:value-type="float">
            <text:p>1700303691</text:p>
          </table:table-cell>
          <table:table-cell office:value-type="float" office:value="2167337708" calcext:value-type="float">
            <text:p>2167337708</text:p>
          </table:table-cell>
          <table:table-cell table:number-columns-repeated="2"/>
          <table:table-cell table:formula="of:=[.A65]" office:value-type="float" office:value="65" calcext:value-type="float">
            <text:p>65</text:p>
          </table:table-cell>
          <table:table-cell table:style-name="ce2" table:formula="of:=[.B65]/[$Params.$B$1]" office:value-type="float" office:value="16.25627898" calcext:value-type="float">
            <text:p>16.26</text:p>
          </table:table-cell>
          <table:table-cell table:formula="of:=[.C65]/[$Params.$B$1]" office:value-type="float" office:value="16.26222996" calcext:value-type="float">
            <text:p>16.26</text:p>
          </table:table-cell>
          <table:table-cell table:formula="of:=[.D65]/[$Params.$B$1]" office:value-type="float" office:value="17.00348717" calcext:value-type="float">
            <text:p>17.00</text:p>
          </table:table-cell>
          <table:table-cell table:formula="of:=[.E65]/[$Params.$B$1]" office:value-type="float" office:value="17.00515326" calcext:value-type="float">
            <text:p>17.01</text:p>
          </table:table-cell>
          <table:table-cell table:formula="of:=[.F65]/[$Params.$B$1]" office:value-type="float" office:value="17.00401545" calcext:value-type="float">
            <text:p>17.00</text:p>
          </table:table-cell>
          <table:table-cell table:formula="of:=[.G65]/[$Params.$B$1]" office:value-type="float" office:value="17.00303691" calcext:value-type="float">
            <text:p>17.00</text:p>
          </table:table-cell>
          <table:table-cell table:style-name="ce2" table:formula="of:=[.H65]/[$Params.$B$1]" office:value-type="float" office:value="21.67337708" calcext:value-type="float">
            <text:p>21.67</text:p>
          </table:table-cell>
          <table:table-cell table:style-name="ce2" table:formula="of:=[.I6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50713302" calcext:value-type="float">
            <text:p>1650713302</text:p>
          </table:table-cell>
          <table:table-cell office:value-type="float" office:value="1651294197" calcext:value-type="float">
            <text:p>1651294197</text:p>
          </table:table-cell>
          <table:table-cell office:value-type="float" office:value="1700414215" calcext:value-type="float">
            <text:p>1700414215</text:p>
          </table:table-cell>
          <table:table-cell office:value-type="float" office:value="1702033876" calcext:value-type="float">
            <text:p>1702033876</text:p>
          </table:table-cell>
          <table:table-cell office:value-type="float" office:value="1700495097" calcext:value-type="float">
            <text:p>1700495097</text:p>
          </table:table-cell>
          <table:table-cell office:value-type="float" office:value="1700309754" calcext:value-type="float">
            <text:p>1700309754</text:p>
          </table:table-cell>
          <table:table-cell office:value-type="float" office:value="2200701573" calcext:value-type="float">
            <text:p>2200701573</text:p>
          </table:table-cell>
          <table:table-cell table:number-columns-repeated="2"/>
          <table:table-cell table:formula="of:=[.A66]" office:value-type="float" office:value="66" calcext:value-type="float">
            <text:p>66</text:p>
          </table:table-cell>
          <table:table-cell table:style-name="ce2" table:formula="of:=[.B66]/[$Params.$B$1]" office:value-type="float" office:value="16.50713302" calcext:value-type="float">
            <text:p>16.51</text:p>
          </table:table-cell>
          <table:table-cell table:formula="of:=[.C66]/[$Params.$B$1]" office:value-type="float" office:value="16.51294197" calcext:value-type="float">
            <text:p>16.51</text:p>
          </table:table-cell>
          <table:table-cell table:formula="of:=[.D66]/[$Params.$B$1]" office:value-type="float" office:value="17.00414215" calcext:value-type="float">
            <text:p>17.00</text:p>
          </table:table-cell>
          <table:table-cell table:formula="of:=[.E66]/[$Params.$B$1]" office:value-type="float" office:value="17.02033876" calcext:value-type="float">
            <text:p>17.02</text:p>
          </table:table-cell>
          <table:table-cell table:formula="of:=[.F66]/[$Params.$B$1]" office:value-type="float" office:value="17.00495097" calcext:value-type="float">
            <text:p>17.00</text:p>
          </table:table-cell>
          <table:table-cell table:formula="of:=[.G66]/[$Params.$B$1]" office:value-type="float" office:value="17.00309754" calcext:value-type="float">
            <text:p>17.00</text:p>
          </table:table-cell>
          <table:table-cell table:style-name="ce2" table:formula="of:=[.H66]/[$Params.$B$1]" office:value-type="float" office:value="22.00701573" calcext:value-type="float">
            <text:p>22.01</text:p>
          </table:table-cell>
          <table:table-cell table:style-name="ce2" table:formula="of:=[.I6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84855522" calcext:value-type="float">
            <text:p>1684855522</text:p>
          </table:table-cell>
          <table:table-cell office:value-type="float" office:value="1676558189" calcext:value-type="float">
            <text:p>1676558189</text:p>
          </table:table-cell>
          <table:table-cell office:value-type="float" office:value="1700675871" calcext:value-type="float">
            <text:p>1700675871</text:p>
          </table:table-cell>
          <table:table-cell office:value-type="float" office:value="1711645689" calcext:value-type="float">
            <text:p>1711645689</text:p>
          </table:table-cell>
          <table:table-cell office:value-type="float" office:value="1700423455" calcext:value-type="float">
            <text:p>1700423455</text:p>
          </table:table-cell>
          <table:table-cell office:value-type="float" office:value="1700302680" calcext:value-type="float">
            <text:p>1700302680</text:p>
          </table:table-cell>
          <table:table-cell office:value-type="float" office:value="2234109725" calcext:value-type="float">
            <text:p>2234109725</text:p>
          </table:table-cell>
          <table:table-cell table:number-columns-repeated="2"/>
          <table:table-cell table:formula="of:=[.A67]" office:value-type="float" office:value="67" calcext:value-type="float">
            <text:p>67</text:p>
          </table:table-cell>
          <table:table-cell table:style-name="ce2" table:formula="of:=[.B67]/[$Params.$B$1]" office:value-type="float" office:value="16.84855522" calcext:value-type="float">
            <text:p>16.85</text:p>
          </table:table-cell>
          <table:table-cell table:formula="of:=[.C67]/[$Params.$B$1]" office:value-type="float" office:value="16.76558189" calcext:value-type="float">
            <text:p>16.77</text:p>
          </table:table-cell>
          <table:table-cell table:formula="of:=[.D67]/[$Params.$B$1]" office:value-type="float" office:value="17.00675871" calcext:value-type="float">
            <text:p>17.01</text:p>
          </table:table-cell>
          <table:table-cell table:formula="of:=[.E67]/[$Params.$B$1]" office:value-type="float" office:value="17.11645689" calcext:value-type="float">
            <text:p>17.12</text:p>
          </table:table-cell>
          <table:table-cell table:formula="of:=[.F67]/[$Params.$B$1]" office:value-type="float" office:value="17.00423455" calcext:value-type="float">
            <text:p>17.00</text:p>
          </table:table-cell>
          <table:table-cell table:formula="of:=[.G67]/[$Params.$B$1]" office:value-type="float" office:value="17.0030268" calcext:value-type="float">
            <text:p>17.00</text:p>
          </table:table-cell>
          <table:table-cell table:style-name="ce2" table:formula="of:=[.H67]/[$Params.$B$1]" office:value-type="float" office:value="22.34109725" calcext:value-type="float">
            <text:p>22.34</text:p>
          </table:table-cell>
          <table:table-cell table:style-name="ce2" table:formula="of:=[.I6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09717861" calcext:value-type="float">
            <text:p>1709717861</text:p>
          </table:table-cell>
          <table:table-cell office:value-type="float" office:value="1701075589" calcext:value-type="float">
            <text:p>1701075589</text:p>
          </table:table-cell>
          <table:table-cell office:value-type="float" office:value="1700430252" calcext:value-type="float">
            <text:p>1700430252</text:p>
          </table:table-cell>
          <table:table-cell office:value-type="float" office:value="1700526555" calcext:value-type="float">
            <text:p>1700526555</text:p>
          </table:table-cell>
          <table:table-cell office:value-type="float" office:value="1700400715" calcext:value-type="float">
            <text:p>1700400715</text:p>
          </table:table-cell>
          <table:table-cell office:value-type="float" office:value="1700298870" calcext:value-type="float">
            <text:p>1700298870</text:p>
          </table:table-cell>
          <table:table-cell office:value-type="float" office:value="2267413538" calcext:value-type="float">
            <text:p>2267413538</text:p>
          </table:table-cell>
          <table:table-cell table:number-columns-repeated="2"/>
          <table:table-cell table:formula="of:=[.A68]" office:value-type="float" office:value="68" calcext:value-type="float">
            <text:p>68</text:p>
          </table:table-cell>
          <table:table-cell table:style-name="ce2" table:formula="of:=[.B68]/[$Params.$B$1]" office:value-type="float" office:value="17.09717861" calcext:value-type="float">
            <text:p>17.10</text:p>
          </table:table-cell>
          <table:table-cell table:formula="of:=[.C68]/[$Params.$B$1]" office:value-type="float" office:value="17.01075589" calcext:value-type="float">
            <text:p>17.01</text:p>
          </table:table-cell>
          <table:table-cell table:formula="of:=[.D68]/[$Params.$B$1]" office:value-type="float" office:value="17.00430252" calcext:value-type="float">
            <text:p>17.00</text:p>
          </table:table-cell>
          <table:table-cell table:formula="of:=[.E68]/[$Params.$B$1]" office:value-type="float" office:value="17.00526555" calcext:value-type="float">
            <text:p>17.01</text:p>
          </table:table-cell>
          <table:table-cell table:formula="of:=[.F68]/[$Params.$B$1]" office:value-type="float" office:value="17.00400715" calcext:value-type="float">
            <text:p>17.00</text:p>
          </table:table-cell>
          <table:table-cell table:formula="of:=[.G68]/[$Params.$B$1]" office:value-type="float" office:value="17.0029887" calcext:value-type="float">
            <text:p>17.00</text:p>
          </table:table-cell>
          <table:table-cell table:style-name="ce2" table:formula="of:=[.H68]/[$Params.$B$1]" office:value-type="float" office:value="22.67413538" calcext:value-type="float">
            <text:p>22.67</text:p>
          </table:table-cell>
          <table:table-cell table:style-name="ce2" table:formula="of:=[.I6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34775560" calcext:value-type="float">
            <text:p>1734775560</text:p>
          </table:table-cell>
          <table:table-cell office:value-type="float" office:value="1726648999" calcext:value-type="float">
            <text:p>1726648999</text:p>
          </table:table-cell>
          <table:table-cell office:value-type="float" office:value="1725361490" calcext:value-type="float">
            <text:p>1725361490</text:p>
          </table:table-cell>
          <table:table-cell office:value-type="float" office:value="1725466899" calcext:value-type="float">
            <text:p>1725466899</text:p>
          </table:table-cell>
          <table:table-cell office:value-type="float" office:value="1725395046" calcext:value-type="float">
            <text:p>1725395046</text:p>
          </table:table-cell>
          <table:table-cell office:value-type="float" office:value="1725308414" calcext:value-type="float">
            <text:p>1725308414</text:p>
          </table:table-cell>
          <table:table-cell office:value-type="float" office:value="2300566860" calcext:value-type="float">
            <text:p>2300566860</text:p>
          </table:table-cell>
          <table:table-cell table:number-columns-repeated="2"/>
          <table:table-cell table:formula="of:=[.A69]" office:value-type="float" office:value="69" calcext:value-type="float">
            <text:p>69</text:p>
          </table:table-cell>
          <table:table-cell table:style-name="ce2" table:formula="of:=[.B69]/[$Params.$B$1]" office:value-type="float" office:value="17.3477556" calcext:value-type="float">
            <text:p>17.35</text:p>
          </table:table-cell>
          <table:table-cell table:formula="of:=[.C69]/[$Params.$B$1]" office:value-type="float" office:value="17.26648999" calcext:value-type="float">
            <text:p>17.27</text:p>
          </table:table-cell>
          <table:table-cell table:formula="of:=[.D69]/[$Params.$B$1]" office:value-type="float" office:value="17.2536149" calcext:value-type="float">
            <text:p>17.25</text:p>
          </table:table-cell>
          <table:table-cell table:formula="of:=[.E69]/[$Params.$B$1]" office:value-type="float" office:value="17.25466899" calcext:value-type="float">
            <text:p>17.25</text:p>
          </table:table-cell>
          <table:table-cell table:formula="of:=[.F69]/[$Params.$B$1]" office:value-type="float" office:value="17.25395046" calcext:value-type="float">
            <text:p>17.25</text:p>
          </table:table-cell>
          <table:table-cell table:formula="of:=[.G69]/[$Params.$B$1]" office:value-type="float" office:value="17.25308414" calcext:value-type="float">
            <text:p>17.25</text:p>
          </table:table-cell>
          <table:table-cell table:style-name="ce2" table:formula="of:=[.H69]/[$Params.$B$1]" office:value-type="float" office:value="23.0056686" calcext:value-type="float">
            <text:p>23.01</text:p>
          </table:table-cell>
          <table:table-cell table:style-name="ce2" table:formula="of:=[.I6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83314044" calcext:value-type="float">
            <text:p>1783314044</text:p>
          </table:table-cell>
          <table:table-cell office:value-type="float" office:value="1751175861" calcext:value-type="float">
            <text:p>1751175861</text:p>
          </table:table-cell>
          <table:table-cell office:value-type="float" office:value="1750349627" calcext:value-type="float">
            <text:p>1750349627</text:p>
          </table:table-cell>
          <table:table-cell office:value-type="float" office:value="1750423466" calcext:value-type="float">
            <text:p>1750423466</text:p>
          </table:table-cell>
          <table:table-cell office:value-type="float" office:value="1750454159" calcext:value-type="float">
            <text:p>1750454159</text:p>
          </table:table-cell>
          <table:table-cell office:value-type="float" office:value="1750312735" calcext:value-type="float">
            <text:p>1750312735</text:p>
          </table:table-cell>
          <table:table-cell office:value-type="float" office:value="2334012585" calcext:value-type="float">
            <text:p>2334012585</text:p>
          </table:table-cell>
          <table:table-cell table:number-columns-repeated="2"/>
          <table:table-cell table:formula="of:=[.A70]" office:value-type="float" office:value="70" calcext:value-type="float">
            <text:p>70</text:p>
          </table:table-cell>
          <table:table-cell table:style-name="ce2" table:formula="of:=[.B70]/[$Params.$B$1]" office:value-type="float" office:value="17.83314044" calcext:value-type="float">
            <text:p>17.83</text:p>
          </table:table-cell>
          <table:table-cell table:formula="of:=[.C70]/[$Params.$B$1]" office:value-type="float" office:value="17.51175861" calcext:value-type="float">
            <text:p>17.51</text:p>
          </table:table-cell>
          <table:table-cell table:formula="of:=[.D70]/[$Params.$B$1]" office:value-type="float" office:value="17.50349627" calcext:value-type="float">
            <text:p>17.50</text:p>
          </table:table-cell>
          <table:table-cell table:formula="of:=[.E70]/[$Params.$B$1]" office:value-type="float" office:value="17.50423466" calcext:value-type="float">
            <text:p>17.50</text:p>
          </table:table-cell>
          <table:table-cell table:formula="of:=[.F70]/[$Params.$B$1]" office:value-type="float" office:value="17.50454159" calcext:value-type="float">
            <text:p>17.50</text:p>
          </table:table-cell>
          <table:table-cell table:formula="of:=[.G70]/[$Params.$B$1]" office:value-type="float" office:value="17.50312735" calcext:value-type="float">
            <text:p>17.50</text:p>
          </table:table-cell>
          <table:table-cell table:style-name="ce2" table:formula="of:=[.H70]/[$Params.$B$1]" office:value-type="float" office:value="23.34012585" calcext:value-type="float">
            <text:p>23.34</text:p>
          </table:table-cell>
          <table:table-cell table:style-name="ce2" table:formula="of:=[.I7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85203059" calcext:value-type="float">
            <text:p>1885203059</text:p>
          </table:table-cell>
          <table:table-cell office:value-type="float" office:value="1776169817" calcext:value-type="float">
            <text:p>1776169817</text:p>
          </table:table-cell>
          <table:table-cell office:value-type="float" office:value="1800352147" calcext:value-type="float">
            <text:p>1800352147</text:p>
          </table:table-cell>
          <table:table-cell office:value-type="float" office:value="1800683339" calcext:value-type="float">
            <text:p>1800683339</text:p>
          </table:table-cell>
          <table:table-cell office:value-type="float" office:value="1800505515" calcext:value-type="float">
            <text:p>1800505515</text:p>
          </table:table-cell>
          <table:table-cell office:value-type="float" office:value="1800312515" calcext:value-type="float">
            <text:p>1800312515</text:p>
          </table:table-cell>
          <table:table-cell office:value-type="float" office:value="2367322796" calcext:value-type="float">
            <text:p>2367322796</text:p>
          </table:table-cell>
          <table:table-cell table:number-columns-repeated="2"/>
          <table:table-cell table:formula="of:=[.A71]" office:value-type="float" office:value="71" calcext:value-type="float">
            <text:p>71</text:p>
          </table:table-cell>
          <table:table-cell table:style-name="ce2" table:formula="of:=[.B71]/[$Params.$B$1]" office:value-type="float" office:value="18.85203059" calcext:value-type="float">
            <text:p>18.85</text:p>
          </table:table-cell>
          <table:table-cell table:formula="of:=[.C71]/[$Params.$B$1]" office:value-type="float" office:value="17.76169817" calcext:value-type="float">
            <text:p>17.76</text:p>
          </table:table-cell>
          <table:table-cell table:formula="of:=[.D71]/[$Params.$B$1]" office:value-type="float" office:value="18.00352147" calcext:value-type="float">
            <text:p>18.00</text:p>
          </table:table-cell>
          <table:table-cell table:formula="of:=[.E71]/[$Params.$B$1]" office:value-type="float" office:value="18.00683339" calcext:value-type="float">
            <text:p>18.01</text:p>
          </table:table-cell>
          <table:table-cell table:formula="of:=[.F71]/[$Params.$B$1]" office:value-type="float" office:value="18.00505515" calcext:value-type="float">
            <text:p>18.01</text:p>
          </table:table-cell>
          <table:table-cell table:formula="of:=[.G71]/[$Params.$B$1]" office:value-type="float" office:value="18.00312515" calcext:value-type="float">
            <text:p>18.00</text:p>
          </table:table-cell>
          <table:table-cell table:style-name="ce2" table:formula="of:=[.H71]/[$Params.$B$1]" office:value-type="float" office:value="23.67322796" calcext:value-type="float">
            <text:p>23.67</text:p>
          </table:table-cell>
          <table:table-cell table:style-name="ce2" table:formula="of:=[.I7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09369498" calcext:value-type="float">
            <text:p>1809369498</text:p>
          </table:table-cell>
          <table:table-cell office:value-type="float" office:value="1801160791" calcext:value-type="float">
            <text:p>1801160791</text:p>
          </table:table-cell>
          <table:table-cell office:value-type="float" office:value="1800359631" calcext:value-type="float">
            <text:p>1800359631</text:p>
          </table:table-cell>
          <table:table-cell office:value-type="float" office:value="1801176639" calcext:value-type="float">
            <text:p>1801176639</text:p>
          </table:table-cell>
          <table:table-cell office:value-type="float" office:value="1800416108" calcext:value-type="float">
            <text:p>1800416108</text:p>
          </table:table-cell>
          <table:table-cell office:value-type="float" office:value="1800311180" calcext:value-type="float">
            <text:p>1800311180</text:p>
          </table:table-cell>
          <table:table-cell office:value-type="float" office:value="2401034331" calcext:value-type="float">
            <text:p>2401034331</text:p>
          </table:table-cell>
          <table:table-cell table:number-columns-repeated="2"/>
          <table:table-cell table:formula="of:=[.A72]" office:value-type="float" office:value="72" calcext:value-type="float">
            <text:p>72</text:p>
          </table:table-cell>
          <table:table-cell table:style-name="ce2" table:formula="of:=[.B72]/[$Params.$B$1]" office:value-type="float" office:value="18.09369498" calcext:value-type="float">
            <text:p>18.09</text:p>
          </table:table-cell>
          <table:table-cell table:formula="of:=[.C72]/[$Params.$B$1]" office:value-type="float" office:value="18.01160791" calcext:value-type="float">
            <text:p>18.01</text:p>
          </table:table-cell>
          <table:table-cell table:formula="of:=[.D72]/[$Params.$B$1]" office:value-type="float" office:value="18.00359631" calcext:value-type="float">
            <text:p>18.00</text:p>
          </table:table-cell>
          <table:table-cell table:formula="of:=[.E72]/[$Params.$B$1]" office:value-type="float" office:value="18.01176639" calcext:value-type="float">
            <text:p>18.01</text:p>
          </table:table-cell>
          <table:table-cell table:formula="of:=[.F72]/[$Params.$B$1]" office:value-type="float" office:value="18.00416108" calcext:value-type="float">
            <text:p>18.00</text:p>
          </table:table-cell>
          <table:table-cell table:formula="of:=[.G72]/[$Params.$B$1]" office:value-type="float" office:value="18.0031118" calcext:value-type="float">
            <text:p>18.00</text:p>
          </table:table-cell>
          <table:table-cell table:style-name="ce2" table:formula="of:=[.H72]/[$Params.$B$1]" office:value-type="float" office:value="24.01034331" calcext:value-type="float">
            <text:p>24.01</text:p>
          </table:table-cell>
          <table:table-cell table:style-name="ce2" table:formula="of:=[.I7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25748198" calcext:value-type="float">
            <text:p>1825748198</text:p>
          </table:table-cell>
          <table:table-cell office:value-type="float" office:value="1826212479" calcext:value-type="float">
            <text:p>1826212479</text:p>
          </table:table-cell>
          <table:table-cell office:value-type="float" office:value="1850435024" calcext:value-type="float">
            <text:p>1850435024</text:p>
          </table:table-cell>
          <table:table-cell office:value-type="float" office:value="1850458903" calcext:value-type="float">
            <text:p>1850458903</text:p>
          </table:table-cell>
          <table:table-cell office:value-type="float" office:value="1850508033" calcext:value-type="float">
            <text:p>1850508033</text:p>
          </table:table-cell>
          <table:table-cell office:value-type="float" office:value="1850314214" calcext:value-type="float">
            <text:p>1850314214</text:p>
          </table:table-cell>
          <table:table-cell office:value-type="float" office:value="2434070287" calcext:value-type="float">
            <text:p>2434070287</text:p>
          </table:table-cell>
          <table:table-cell table:number-columns-repeated="2"/>
          <table:table-cell table:formula="of:=[.A73]" office:value-type="float" office:value="73" calcext:value-type="float">
            <text:p>73</text:p>
          </table:table-cell>
          <table:table-cell table:style-name="ce2" table:formula="of:=[.B73]/[$Params.$B$1]" office:value-type="float" office:value="18.25748198" calcext:value-type="float">
            <text:p>18.26</text:p>
          </table:table-cell>
          <table:table-cell table:formula="of:=[.C73]/[$Params.$B$1]" office:value-type="float" office:value="18.26212479" calcext:value-type="float">
            <text:p>18.26</text:p>
          </table:table-cell>
          <table:table-cell table:formula="of:=[.D73]/[$Params.$B$1]" office:value-type="float" office:value="18.50435024" calcext:value-type="float">
            <text:p>18.50</text:p>
          </table:table-cell>
          <table:table-cell table:formula="of:=[.E73]/[$Params.$B$1]" office:value-type="float" office:value="18.50458903" calcext:value-type="float">
            <text:p>18.50</text:p>
          </table:table-cell>
          <table:table-cell table:formula="of:=[.F73]/[$Params.$B$1]" office:value-type="float" office:value="18.50508033" calcext:value-type="float">
            <text:p>18.51</text:p>
          </table:table-cell>
          <table:table-cell table:formula="of:=[.G73]/[$Params.$B$1]" office:value-type="float" office:value="18.50314214" calcext:value-type="float">
            <text:p>18.50</text:p>
          </table:table-cell>
          <table:table-cell table:style-name="ce2" table:formula="of:=[.H73]/[$Params.$B$1]" office:value-type="float" office:value="24.34070287" calcext:value-type="float">
            <text:p>24.34</text:p>
          </table:table-cell>
          <table:table-cell table:style-name="ce2" table:formula="of:=[.I7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59271701" calcext:value-type="float">
            <text:p>1859271701</text:p>
          </table:table-cell>
          <table:table-cell office:value-type="float" office:value="1851362442" calcext:value-type="float">
            <text:p>1851362442</text:p>
          </table:table-cell>
          <table:table-cell office:value-type="float" office:value="1850360869" calcext:value-type="float">
            <text:p>1850360869</text:p>
          </table:table-cell>
          <table:table-cell office:value-type="float" office:value="1850499915" calcext:value-type="float">
            <text:p>1850499915</text:p>
          </table:table-cell>
          <table:table-cell office:value-type="float" office:value="1850424254" calcext:value-type="float">
            <text:p>1850424254</text:p>
          </table:table-cell>
          <table:table-cell office:value-type="float" office:value="1850333777" calcext:value-type="float">
            <text:p>1850333777</text:p>
          </table:table-cell>
          <table:table-cell office:value-type="float" office:value="2467405131" calcext:value-type="float">
            <text:p>2467405131</text:p>
          </table:table-cell>
          <table:table-cell table:number-columns-repeated="2"/>
          <table:table-cell table:formula="of:=[.A74]" office:value-type="float" office:value="74" calcext:value-type="float">
            <text:p>74</text:p>
          </table:table-cell>
          <table:table-cell table:style-name="ce2" table:formula="of:=[.B74]/[$Params.$B$1]" office:value-type="float" office:value="18.59271701" calcext:value-type="float">
            <text:p>18.59</text:p>
          </table:table-cell>
          <table:table-cell table:formula="of:=[.C74]/[$Params.$B$1]" office:value-type="float" office:value="18.51362442" calcext:value-type="float">
            <text:p>18.51</text:p>
          </table:table-cell>
          <table:table-cell table:formula="of:=[.D74]/[$Params.$B$1]" office:value-type="float" office:value="18.50360869" calcext:value-type="float">
            <text:p>18.50</text:p>
          </table:table-cell>
          <table:table-cell table:formula="of:=[.E74]/[$Params.$B$1]" office:value-type="float" office:value="18.50499915" calcext:value-type="float">
            <text:p>18.50</text:p>
          </table:table-cell>
          <table:table-cell table:formula="of:=[.F74]/[$Params.$B$1]" office:value-type="float" office:value="18.50424254" calcext:value-type="float">
            <text:p>18.50</text:p>
          </table:table-cell>
          <table:table-cell table:formula="of:=[.G74]/[$Params.$B$1]" office:value-type="float" office:value="18.50333777" calcext:value-type="float">
            <text:p>18.50</text:p>
          </table:table-cell>
          <table:table-cell table:style-name="ce2" table:formula="of:=[.H74]/[$Params.$B$1]" office:value-type="float" office:value="24.67405131" calcext:value-type="float">
            <text:p>24.67</text:p>
          </table:table-cell>
          <table:table-cell table:style-name="ce2" table:formula="of:=[.I7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75381703" calcext:value-type="float">
            <text:p>1875381703</text:p>
          </table:table-cell>
          <table:table-cell office:value-type="float" office:value="1876355234" calcext:value-type="float">
            <text:p>1876355234</text:p>
          </table:table-cell>
          <table:table-cell office:value-type="float" office:value="1875423344" calcext:value-type="float">
            <text:p>1875423344</text:p>
          </table:table-cell>
          <table:table-cell office:value-type="float" office:value="1875478603" calcext:value-type="float">
            <text:p>1875478603</text:p>
          </table:table-cell>
          <table:table-cell office:value-type="float" office:value="1875627353" calcext:value-type="float">
            <text:p>1875627353</text:p>
          </table:table-cell>
          <table:table-cell office:value-type="float" office:value="1875305918" calcext:value-type="float">
            <text:p>1875305918</text:p>
          </table:table-cell>
          <table:table-cell office:value-type="float" office:value="2500800866" calcext:value-type="float">
            <text:p>2500800866</text:p>
          </table:table-cell>
          <table:table-cell table:number-columns-repeated="2"/>
          <table:table-cell table:formula="of:=[.A75]" office:value-type="float" office:value="75" calcext:value-type="float">
            <text:p>75</text:p>
          </table:table-cell>
          <table:table-cell table:style-name="ce2" table:formula="of:=[.B75]/[$Params.$B$1]" office:value-type="float" office:value="18.75381703" calcext:value-type="float">
            <text:p>18.75</text:p>
          </table:table-cell>
          <table:table-cell table:formula="of:=[.C75]/[$Params.$B$1]" office:value-type="float" office:value="18.76355234" calcext:value-type="float">
            <text:p>18.76</text:p>
          </table:table-cell>
          <table:table-cell table:formula="of:=[.D75]/[$Params.$B$1]" office:value-type="float" office:value="18.75423344" calcext:value-type="float">
            <text:p>18.75</text:p>
          </table:table-cell>
          <table:table-cell table:formula="of:=[.E75]/[$Params.$B$1]" office:value-type="float" office:value="18.75478603" calcext:value-type="float">
            <text:p>18.75</text:p>
          </table:table-cell>
          <table:table-cell table:formula="of:=[.F75]/[$Params.$B$1]" office:value-type="float" office:value="18.75627353" calcext:value-type="float">
            <text:p>18.76</text:p>
          </table:table-cell>
          <table:table-cell table:formula="of:=[.G75]/[$Params.$B$1]" office:value-type="float" office:value="18.75305918" calcext:value-type="float">
            <text:p>18.75</text:p>
          </table:table-cell>
          <table:table-cell table:style-name="ce2" table:formula="of:=[.H75]/[$Params.$B$1]" office:value-type="float" office:value="25.00800866" calcext:value-type="float">
            <text:p>25.01</text:p>
          </table:table-cell>
          <table:table-cell table:style-name="ce2" table:formula="of:=[.I7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01239114" calcext:value-type="float">
            <text:p>1901239114</text:p>
          </table:table-cell>
          <table:table-cell office:value-type="float" office:value="1901202535" calcext:value-type="float">
            <text:p>1901202535</text:p>
          </table:table-cell>
          <table:table-cell office:value-type="float" office:value="1900352457" calcext:value-type="float">
            <text:p>1900352457</text:p>
          </table:table-cell>
          <table:table-cell office:value-type="float" office:value="1900450198" calcext:value-type="float">
            <text:p>1900450198</text:p>
          </table:table-cell>
          <table:table-cell office:value-type="float" office:value="1900489684" calcext:value-type="float">
            <text:p>1900489684</text:p>
          </table:table-cell>
          <table:table-cell office:value-type="float" office:value="1900313033" calcext:value-type="float">
            <text:p>1900313033</text:p>
          </table:table-cell>
          <table:table-cell office:value-type="float" office:value="2534205001" calcext:value-type="float">
            <text:p>2534205001</text:p>
          </table:table-cell>
          <table:table-cell table:number-columns-repeated="2"/>
          <table:table-cell table:formula="of:=[.A76]" office:value-type="float" office:value="76" calcext:value-type="float">
            <text:p>76</text:p>
          </table:table-cell>
          <table:table-cell table:style-name="ce2" table:formula="of:=[.B76]/[$Params.$B$1]" office:value-type="float" office:value="19.01239114" calcext:value-type="float">
            <text:p>19.01</text:p>
          </table:table-cell>
          <table:table-cell table:formula="of:=[.C76]/[$Params.$B$1]" office:value-type="float" office:value="19.01202535" calcext:value-type="float">
            <text:p>19.01</text:p>
          </table:table-cell>
          <table:table-cell table:formula="of:=[.D76]/[$Params.$B$1]" office:value-type="float" office:value="19.00352457" calcext:value-type="float">
            <text:p>19.00</text:p>
          </table:table-cell>
          <table:table-cell table:formula="of:=[.E76]/[$Params.$B$1]" office:value-type="float" office:value="19.00450198" calcext:value-type="float">
            <text:p>19.00</text:p>
          </table:table-cell>
          <table:table-cell table:formula="of:=[.F76]/[$Params.$B$1]" office:value-type="float" office:value="19.00489684" calcext:value-type="float">
            <text:p>19.00</text:p>
          </table:table-cell>
          <table:table-cell table:formula="of:=[.G76]/[$Params.$B$1]" office:value-type="float" office:value="19.00313033" calcext:value-type="float">
            <text:p>19.00</text:p>
          </table:table-cell>
          <table:table-cell table:style-name="ce2" table:formula="of:=[.H76]/[$Params.$B$1]" office:value-type="float" office:value="25.34205001" calcext:value-type="float">
            <text:p>25.34</text:p>
          </table:table-cell>
          <table:table-cell table:style-name="ce2" table:formula="of:=[.I7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25632286" calcext:value-type="float">
            <text:p>1925632286</text:p>
          </table:table-cell>
          <table:table-cell office:value-type="float" office:value="1926153939" calcext:value-type="float">
            <text:p>1926153939</text:p>
          </table:table-cell>
          <table:table-cell office:value-type="float" office:value="2000363541" calcext:value-type="float">
            <text:p>2000363541</text:p>
          </table:table-cell>
          <table:table-cell office:value-type="float" office:value="2000672735" calcext:value-type="float">
            <text:p>2000672735</text:p>
          </table:table-cell>
          <table:table-cell office:value-type="float" office:value="2000512652" calcext:value-type="float">
            <text:p>2000512652</text:p>
          </table:table-cell>
          <table:table-cell office:value-type="float" office:value="2000324795" calcext:value-type="float">
            <text:p>2000324795</text:p>
          </table:table-cell>
          <table:table-cell office:value-type="float" office:value="2567370139" calcext:value-type="float">
            <text:p>2567370139</text:p>
          </table:table-cell>
          <table:table-cell table:number-columns-repeated="2"/>
          <table:table-cell table:formula="of:=[.A77]" office:value-type="float" office:value="77" calcext:value-type="float">
            <text:p>77</text:p>
          </table:table-cell>
          <table:table-cell table:style-name="ce2" table:formula="of:=[.B77]/[$Params.$B$1]" office:value-type="float" office:value="19.25632286" calcext:value-type="float">
            <text:p>19.26</text:p>
          </table:table-cell>
          <table:table-cell table:formula="of:=[.C77]/[$Params.$B$1]" office:value-type="float" office:value="19.26153939" calcext:value-type="float">
            <text:p>19.26</text:p>
          </table:table-cell>
          <table:table-cell table:formula="of:=[.D77]/[$Params.$B$1]" office:value-type="float" office:value="20.00363541" calcext:value-type="float">
            <text:p>20.00</text:p>
          </table:table-cell>
          <table:table-cell table:formula="of:=[.E77]/[$Params.$B$1]" office:value-type="float" office:value="20.00672735" calcext:value-type="float">
            <text:p>20.01</text:p>
          </table:table-cell>
          <table:table-cell table:formula="of:=[.F77]/[$Params.$B$1]" office:value-type="float" office:value="20.00512652" calcext:value-type="float">
            <text:p>20.01</text:p>
          </table:table-cell>
          <table:table-cell table:formula="of:=[.G77]/[$Params.$B$1]" office:value-type="float" office:value="20.00324795" calcext:value-type="float">
            <text:p>20.00</text:p>
          </table:table-cell>
          <table:table-cell table:style-name="ce2" table:formula="of:=[.H77]/[$Params.$B$1]" office:value-type="float" office:value="25.67370139" calcext:value-type="float">
            <text:p>25.67</text:p>
          </table:table-cell>
          <table:table-cell table:style-name="ce2" table:formula="of:=[.I7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50479497" calcext:value-type="float">
            <text:p>1950479497</text:p>
          </table:table-cell>
          <table:table-cell office:value-type="float" office:value="1951455296" calcext:value-type="float">
            <text:p>1951455296</text:p>
          </table:table-cell>
          <table:table-cell office:value-type="float" office:value="2000357104" calcext:value-type="float">
            <text:p>2000357104</text:p>
          </table:table-cell>
          <table:table-cell office:value-type="float" office:value="2000510115" calcext:value-type="float">
            <text:p>2000510115</text:p>
          </table:table-cell>
          <table:table-cell office:value-type="float" office:value="2000504028" calcext:value-type="float">
            <text:p>2000504028</text:p>
          </table:table-cell>
          <table:table-cell office:value-type="float" office:value="2000324706" calcext:value-type="float">
            <text:p>2000324706</text:p>
          </table:table-cell>
          <table:table-cell office:value-type="float" office:value="2600793384" calcext:value-type="float">
            <text:p>2600793384</text:p>
          </table:table-cell>
          <table:table-cell table:number-columns-repeated="2"/>
          <table:table-cell table:formula="of:=[.A78]" office:value-type="float" office:value="78" calcext:value-type="float">
            <text:p>78</text:p>
          </table:table-cell>
          <table:table-cell table:style-name="ce2" table:formula="of:=[.B78]/[$Params.$B$1]" office:value-type="float" office:value="19.50479497" calcext:value-type="float">
            <text:p>19.50</text:p>
          </table:table-cell>
          <table:table-cell table:formula="of:=[.C78]/[$Params.$B$1]" office:value-type="float" office:value="19.51455296" calcext:value-type="float">
            <text:p>19.51</text:p>
          </table:table-cell>
          <table:table-cell table:formula="of:=[.D78]/[$Params.$B$1]" office:value-type="float" office:value="20.00357104" calcext:value-type="float">
            <text:p>20.00</text:p>
          </table:table-cell>
          <table:table-cell table:formula="of:=[.E78]/[$Params.$B$1]" office:value-type="float" office:value="20.00510115" calcext:value-type="float">
            <text:p>20.01</text:p>
          </table:table-cell>
          <table:table-cell table:formula="of:=[.F78]/[$Params.$B$1]" office:value-type="float" office:value="20.00504028" calcext:value-type="float">
            <text:p>20.01</text:p>
          </table:table-cell>
          <table:table-cell table:formula="of:=[.G78]/[$Params.$B$1]" office:value-type="float" office:value="20.00324706" calcext:value-type="float">
            <text:p>20.00</text:p>
          </table:table-cell>
          <table:table-cell table:style-name="ce2" table:formula="of:=[.H78]/[$Params.$B$1]" office:value-type="float" office:value="26.00793384" calcext:value-type="float">
            <text:p>26.01</text:p>
          </table:table-cell>
          <table:table-cell table:style-name="ce2" table:formula="of:=[.I7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78369666" calcext:value-type="float">
            <text:p>1978369666</text:p>
          </table:table-cell>
          <table:table-cell office:value-type="float" office:value="1976449804" calcext:value-type="float">
            <text:p>1976449804</text:p>
          </table:table-cell>
          <table:table-cell office:value-type="float" office:value="2000363511" calcext:value-type="float">
            <text:p>2000363511</text:p>
          </table:table-cell>
          <table:table-cell office:value-type="float" office:value="2018643327" calcext:value-type="float">
            <text:p>2018643327</text:p>
          </table:table-cell>
          <table:table-cell office:value-type="float" office:value="2000477702" calcext:value-type="float">
            <text:p>2000477702</text:p>
          </table:table-cell>
          <table:table-cell office:value-type="float" office:value="2000316970" calcext:value-type="float">
            <text:p>2000316970</text:p>
          </table:table-cell>
          <table:table-cell office:value-type="float" office:value="2634225460" calcext:value-type="float">
            <text:p>2634225460</text:p>
          </table:table-cell>
          <table:table-cell table:number-columns-repeated="2"/>
          <table:table-cell table:formula="of:=[.A79]" office:value-type="float" office:value="79" calcext:value-type="float">
            <text:p>79</text:p>
          </table:table-cell>
          <table:table-cell table:style-name="ce2" table:formula="of:=[.B79]/[$Params.$B$1]" office:value-type="float" office:value="19.78369666" calcext:value-type="float">
            <text:p>19.78</text:p>
          </table:table-cell>
          <table:table-cell table:formula="of:=[.C79]/[$Params.$B$1]" office:value-type="float" office:value="19.76449804" calcext:value-type="float">
            <text:p>19.76</text:p>
          </table:table-cell>
          <table:table-cell table:formula="of:=[.D79]/[$Params.$B$1]" office:value-type="float" office:value="20.00363511" calcext:value-type="float">
            <text:p>20.00</text:p>
          </table:table-cell>
          <table:table-cell table:formula="of:=[.E79]/[$Params.$B$1]" office:value-type="float" office:value="20.18643327" calcext:value-type="float">
            <text:p>20.19</text:p>
          </table:table-cell>
          <table:table-cell table:formula="of:=[.F79]/[$Params.$B$1]" office:value-type="float" office:value="20.00477702" calcext:value-type="float">
            <text:p>20.00</text:p>
          </table:table-cell>
          <table:table-cell table:formula="of:=[.G79]/[$Params.$B$1]" office:value-type="float" office:value="20.0031697" calcext:value-type="float">
            <text:p>20.00</text:p>
          </table:table-cell>
          <table:table-cell table:style-name="ce2" table:formula="of:=[.H79]/[$Params.$B$1]" office:value-type="float" office:value="26.3422546" calcext:value-type="float">
            <text:p>26.34</text:p>
          </table:table-cell>
          <table:table-cell table:style-name="ce2" table:formula="of:=[.I7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0734357" calcext:value-type="float">
            <text:p>2000734357</text:p>
          </table:table-cell>
          <table:table-cell office:value-type="float" office:value="2001662480" calcext:value-type="float">
            <text:p>2001662480</text:p>
          </table:table-cell>
          <table:table-cell office:value-type="float" office:value="2000451126" calcext:value-type="float">
            <text:p>2000451126</text:p>
          </table:table-cell>
          <table:table-cell office:value-type="float" office:value="2004438852" calcext:value-type="float">
            <text:p>2004438852</text:p>
          </table:table-cell>
          <table:table-cell office:value-type="float" office:value="2000425252" calcext:value-type="float">
            <text:p>2000425252</text:p>
          </table:table-cell>
          <table:table-cell office:value-type="float" office:value="2000320554" calcext:value-type="float">
            <text:p>2000320554</text:p>
          </table:table-cell>
          <table:table-cell office:value-type="float" office:value="2667523526" calcext:value-type="float">
            <text:p>2667523526</text:p>
          </table:table-cell>
          <table:table-cell table:number-columns-repeated="2"/>
          <table:table-cell table:formula="of:=[.A80]" office:value-type="float" office:value="80" calcext:value-type="float">
            <text:p>80</text:p>
          </table:table-cell>
          <table:table-cell table:style-name="ce2" table:formula="of:=[.B80]/[$Params.$B$1]" office:value-type="float" office:value="20.00734357" calcext:value-type="float">
            <text:p>20.01</text:p>
          </table:table-cell>
          <table:table-cell table:formula="of:=[.C80]/[$Params.$B$1]" office:value-type="float" office:value="20.0166248" calcext:value-type="float">
            <text:p>20.02</text:p>
          </table:table-cell>
          <table:table-cell table:formula="of:=[.D80]/[$Params.$B$1]" office:value-type="float" office:value="20.00451126" calcext:value-type="float">
            <text:p>20.00</text:p>
          </table:table-cell>
          <table:table-cell table:formula="of:=[.E80]/[$Params.$B$1]" office:value-type="float" office:value="20.04438852" calcext:value-type="float">
            <text:p>20.04</text:p>
          </table:table-cell>
          <table:table-cell table:formula="of:=[.F80]/[$Params.$B$1]" office:value-type="float" office:value="20.00425252" calcext:value-type="float">
            <text:p>20.00</text:p>
          </table:table-cell>
          <table:table-cell table:formula="of:=[.G80]/[$Params.$B$1]" office:value-type="float" office:value="20.00320554" calcext:value-type="float">
            <text:p>20.00</text:p>
          </table:table-cell>
          <table:table-cell table:style-name="ce2" table:formula="of:=[.H80]/[$Params.$B$1]" office:value-type="float" office:value="26.67523526" calcext:value-type="float">
            <text:p>26.68</text:p>
          </table:table-cell>
          <table:table-cell table:style-name="ce2" table:formula="of:=[.I8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25485282" calcext:value-type="float">
            <text:p>2025485282</text:p>
          </table:table-cell>
          <table:table-cell office:value-type="float" office:value="2027088387" calcext:value-type="float">
            <text:p>2027088387</text:p>
          </table:table-cell>
          <table:table-cell office:value-type="float" office:value="2050459088" calcext:value-type="float">
            <text:p>2050459088</text:p>
          </table:table-cell>
          <table:table-cell office:value-type="float" office:value="2050613295" calcext:value-type="float">
            <text:p>2050613295</text:p>
          </table:table-cell>
          <table:table-cell office:value-type="float" office:value="2050565053" calcext:value-type="float">
            <text:p>2050565053</text:p>
          </table:table-cell>
          <table:table-cell office:value-type="float" office:value="2100327311" calcext:value-type="float">
            <text:p>2100327311</text:p>
          </table:table-cell>
          <table:table-cell office:value-type="float" office:value="2700753334" calcext:value-type="float">
            <text:p>2700753334</text:p>
          </table:table-cell>
          <table:table-cell table:number-columns-repeated="2"/>
          <table:table-cell table:formula="of:=[.A81]" office:value-type="float" office:value="81" calcext:value-type="float">
            <text:p>81</text:p>
          </table:table-cell>
          <table:table-cell table:style-name="ce2" table:formula="of:=[.B81]/[$Params.$B$1]" office:value-type="float" office:value="20.25485282" calcext:value-type="float">
            <text:p>20.25</text:p>
          </table:table-cell>
          <table:table-cell table:formula="of:=[.C81]/[$Params.$B$1]" office:value-type="float" office:value="20.27088387" calcext:value-type="float">
            <text:p>20.27</text:p>
          </table:table-cell>
          <table:table-cell table:formula="of:=[.D81]/[$Params.$B$1]" office:value-type="float" office:value="20.50459088" calcext:value-type="float">
            <text:p>20.50</text:p>
          </table:table-cell>
          <table:table-cell table:formula="of:=[.E81]/[$Params.$B$1]" office:value-type="float" office:value="20.50613295" calcext:value-type="float">
            <text:p>20.51</text:p>
          </table:table-cell>
          <table:table-cell table:formula="of:=[.F81]/[$Params.$B$1]" office:value-type="float" office:value="20.50565053" calcext:value-type="float">
            <text:p>20.51</text:p>
          </table:table-cell>
          <table:table-cell table:formula="of:=[.G81]/[$Params.$B$1]" office:value-type="float" office:value="21.00327311" calcext:value-type="float">
            <text:p>21.00</text:p>
          </table:table-cell>
          <table:table-cell table:style-name="ce2" table:formula="of:=[.H81]/[$Params.$B$1]" office:value-type="float" office:value="27.00753334" calcext:value-type="float">
            <text:p>27.01</text:p>
          </table:table-cell>
          <table:table-cell table:style-name="ce2" table:formula="of:=[.I8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50634127" calcext:value-type="float">
            <text:p>2050634127</text:p>
          </table:table-cell>
          <table:table-cell office:value-type="float" office:value="2051508369" calcext:value-type="float">
            <text:p>2051508369</text:p>
          </table:table-cell>
          <table:table-cell office:value-type="float" office:value="2050349587" calcext:value-type="float">
            <text:p>2050349587</text:p>
          </table:table-cell>
          <table:table-cell office:value-type="float" office:value="2050691049" calcext:value-type="float">
            <text:p>2050691049</text:p>
          </table:table-cell>
          <table:table-cell office:value-type="float" office:value="2050417649" calcext:value-type="float">
            <text:p>2050417649</text:p>
          </table:table-cell>
          <table:table-cell office:value-type="float" office:value="2100326636" calcext:value-type="float">
            <text:p>2100326636</text:p>
          </table:table-cell>
          <table:table-cell office:value-type="float" office:value="2734049074" calcext:value-type="float">
            <text:p>2734049074</text:p>
          </table:table-cell>
          <table:table-cell table:number-columns-repeated="2"/>
          <table:table-cell table:formula="of:=[.A82]" office:value-type="float" office:value="82" calcext:value-type="float">
            <text:p>82</text:p>
          </table:table-cell>
          <table:table-cell table:style-name="ce2" table:formula="of:=[.B82]/[$Params.$B$1]" office:value-type="float" office:value="20.50634127" calcext:value-type="float">
            <text:p>20.51</text:p>
          </table:table-cell>
          <table:table-cell table:formula="of:=[.C82]/[$Params.$B$1]" office:value-type="float" office:value="20.51508369" calcext:value-type="float">
            <text:p>20.52</text:p>
          </table:table-cell>
          <table:table-cell table:formula="of:=[.D82]/[$Params.$B$1]" office:value-type="float" office:value="20.50349587" calcext:value-type="float">
            <text:p>20.50</text:p>
          </table:table-cell>
          <table:table-cell table:formula="of:=[.E82]/[$Params.$B$1]" office:value-type="float" office:value="20.50691049" calcext:value-type="float">
            <text:p>20.51</text:p>
          </table:table-cell>
          <table:table-cell table:formula="of:=[.F82]/[$Params.$B$1]" office:value-type="float" office:value="20.50417649" calcext:value-type="float">
            <text:p>20.50</text:p>
          </table:table-cell>
          <table:table-cell table:formula="of:=[.G82]/[$Params.$B$1]" office:value-type="float" office:value="21.00326636" calcext:value-type="float">
            <text:p>21.00</text:p>
          </table:table-cell>
          <table:table-cell table:style-name="ce2" table:formula="of:=[.H82]/[$Params.$B$1]" office:value-type="float" office:value="27.34049074" calcext:value-type="float">
            <text:p>27.34</text:p>
          </table:table-cell>
          <table:table-cell table:style-name="ce2" table:formula="of:=[.I8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75285715" calcext:value-type="float">
            <text:p>2075285715</text:p>
          </table:table-cell>
          <table:table-cell office:value-type="float" office:value="2076277660" calcext:value-type="float">
            <text:p>2076277660</text:p>
          </table:table-cell>
          <table:table-cell office:value-type="float" office:value="2100363315" calcext:value-type="float">
            <text:p>2100363315</text:p>
          </table:table-cell>
          <table:table-cell office:value-type="float" office:value="2100731593" calcext:value-type="float">
            <text:p>2100731593</text:p>
          </table:table-cell>
          <table:table-cell office:value-type="float" office:value="2100466381" calcext:value-type="float">
            <text:p>2100466381</text:p>
          </table:table-cell>
          <table:table-cell office:value-type="float" office:value="2100321155" calcext:value-type="float">
            <text:p>2100321155</text:p>
          </table:table-cell>
          <table:table-cell office:value-type="float" office:value="2767588483" calcext:value-type="float">
            <text:p>2767588483</text:p>
          </table:table-cell>
          <table:table-cell table:number-columns-repeated="2"/>
          <table:table-cell table:formula="of:=[.A83]" office:value-type="float" office:value="83" calcext:value-type="float">
            <text:p>83</text:p>
          </table:table-cell>
          <table:table-cell table:style-name="ce2" table:formula="of:=[.B83]/[$Params.$B$1]" office:value-type="float" office:value="20.75285715" calcext:value-type="float">
            <text:p>20.75</text:p>
          </table:table-cell>
          <table:table-cell table:formula="of:=[.C83]/[$Params.$B$1]" office:value-type="float" office:value="20.7627766" calcext:value-type="float">
            <text:p>20.76</text:p>
          </table:table-cell>
          <table:table-cell table:formula="of:=[.D83]/[$Params.$B$1]" office:value-type="float" office:value="21.00363315" calcext:value-type="float">
            <text:p>21.00</text:p>
          </table:table-cell>
          <table:table-cell table:formula="of:=[.E83]/[$Params.$B$1]" office:value-type="float" office:value="21.00731593" calcext:value-type="float">
            <text:p>21.01</text:p>
          </table:table-cell>
          <table:table-cell table:formula="of:=[.F83]/[$Params.$B$1]" office:value-type="float" office:value="21.00466381" calcext:value-type="float">
            <text:p>21.00</text:p>
          </table:table-cell>
          <table:table-cell table:formula="of:=[.G83]/[$Params.$B$1]" office:value-type="float" office:value="21.00321155" calcext:value-type="float">
            <text:p>21.00</text:p>
          </table:table-cell>
          <table:table-cell table:style-name="ce2" table:formula="of:=[.H83]/[$Params.$B$1]" office:value-type="float" office:value="27.67588483" calcext:value-type="float">
            <text:p>27.68</text:p>
          </table:table-cell>
          <table:table-cell table:style-name="ce2" table:formula="of:=[.I8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00308691" calcext:value-type="float">
            <text:p>2100308691</text:p>
          </table:table-cell>
          <table:table-cell office:value-type="float" office:value="2101235756" calcext:value-type="float">
            <text:p>2101235756</text:p>
          </table:table-cell>
          <table:table-cell office:value-type="float" office:value="2100376098" calcext:value-type="float">
            <text:p>2100376098</text:p>
          </table:table-cell>
          <table:table-cell office:value-type="float" office:value="2100502661" calcext:value-type="float">
            <text:p>2100502661</text:p>
          </table:table-cell>
          <table:table-cell office:value-type="float" office:value="2100467274" calcext:value-type="float">
            <text:p>2100467274</text:p>
          </table:table-cell>
          <table:table-cell office:value-type="float" office:value="2100329622" calcext:value-type="float">
            <text:p>2100329622</text:p>
          </table:table-cell>
          <table:table-cell office:value-type="float" office:value="2800764853" calcext:value-type="float">
            <text:p>2800764853</text:p>
          </table:table-cell>
          <table:table-cell table:number-columns-repeated="2"/>
          <table:table-cell table:formula="of:=[.A84]" office:value-type="float" office:value="84" calcext:value-type="float">
            <text:p>84</text:p>
          </table:table-cell>
          <table:table-cell table:style-name="ce2" table:formula="of:=[.B84]/[$Params.$B$1]" office:value-type="float" office:value="21.00308691" calcext:value-type="float">
            <text:p>21.00</text:p>
          </table:table-cell>
          <table:table-cell table:formula="of:=[.C84]/[$Params.$B$1]" office:value-type="float" office:value="21.01235756" calcext:value-type="float">
            <text:p>21.01</text:p>
          </table:table-cell>
          <table:table-cell table:formula="of:=[.D84]/[$Params.$B$1]" office:value-type="float" office:value="21.00376098" calcext:value-type="float">
            <text:p>21.00</text:p>
          </table:table-cell>
          <table:table-cell table:formula="of:=[.E84]/[$Params.$B$1]" office:value-type="float" office:value="21.00502661" calcext:value-type="float">
            <text:p>21.01</text:p>
          </table:table-cell>
          <table:table-cell table:formula="of:=[.F84]/[$Params.$B$1]" office:value-type="float" office:value="21.00467274" calcext:value-type="float">
            <text:p>21.00</text:p>
          </table:table-cell>
          <table:table-cell table:formula="of:=[.G84]/[$Params.$B$1]" office:value-type="float" office:value="21.00329622" calcext:value-type="float">
            <text:p>21.00</text:p>
          </table:table-cell>
          <table:table-cell table:style-name="ce2" table:formula="of:=[.H84]/[$Params.$B$1]" office:value-type="float" office:value="28.00764853" calcext:value-type="float">
            <text:p>28.01</text:p>
          </table:table-cell>
          <table:table-cell table:style-name="ce2" table:formula="of:=[.I8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25607483" calcext:value-type="float">
            <text:p>2125607483</text:p>
          </table:table-cell>
          <table:table-cell office:value-type="float" office:value="2126390393" calcext:value-type="float">
            <text:p>2126390393</text:p>
          </table:table-cell>
          <table:table-cell office:value-type="float" office:value="2125378772" calcext:value-type="float">
            <text:p>2125378772</text:p>
          </table:table-cell>
          <table:table-cell office:value-type="float" office:value="2125497763" calcext:value-type="float">
            <text:p>2125497763</text:p>
          </table:table-cell>
          <table:table-cell office:value-type="float" office:value="2125456864" calcext:value-type="float">
            <text:p>2125456864</text:p>
          </table:table-cell>
          <table:table-cell office:value-type="float" office:value="2125325057" calcext:value-type="float">
            <text:p>2125325057</text:p>
          </table:table-cell>
          <table:table-cell office:value-type="float" office:value="2834057682" calcext:value-type="float">
            <text:p>2834057682</text:p>
          </table:table-cell>
          <table:table-cell table:number-columns-repeated="2"/>
          <table:table-cell table:formula="of:=[.A85]" office:value-type="float" office:value="85" calcext:value-type="float">
            <text:p>85</text:p>
          </table:table-cell>
          <table:table-cell table:style-name="ce2" table:formula="of:=[.B85]/[$Params.$B$1]" office:value-type="float" office:value="21.25607483" calcext:value-type="float">
            <text:p>21.26</text:p>
          </table:table-cell>
          <table:table-cell table:formula="of:=[.C85]/[$Params.$B$1]" office:value-type="float" office:value="21.26390393" calcext:value-type="float">
            <text:p>21.26</text:p>
          </table:table-cell>
          <table:table-cell table:formula="of:=[.D85]/[$Params.$B$1]" office:value-type="float" office:value="21.25378772" calcext:value-type="float">
            <text:p>21.25</text:p>
          </table:table-cell>
          <table:table-cell table:formula="of:=[.E85]/[$Params.$B$1]" office:value-type="float" office:value="21.25497763" calcext:value-type="float">
            <text:p>21.25</text:p>
          </table:table-cell>
          <table:table-cell table:formula="of:=[.F85]/[$Params.$B$1]" office:value-type="float" office:value="21.25456864" calcext:value-type="float">
            <text:p>21.25</text:p>
          </table:table-cell>
          <table:table-cell table:formula="of:=[.G85]/[$Params.$B$1]" office:value-type="float" office:value="21.25325057" calcext:value-type="float">
            <text:p>21.25</text:p>
          </table:table-cell>
          <table:table-cell table:style-name="ce2" table:formula="of:=[.H85]/[$Params.$B$1]" office:value-type="float" office:value="28.34057682" calcext:value-type="float">
            <text:p>28.34</text:p>
          </table:table-cell>
          <table:table-cell table:style-name="ce2" table:formula="of:=[.I8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50437439" calcext:value-type="float">
            <text:p>2150437439</text:p>
          </table:table-cell>
          <table:table-cell office:value-type="float" office:value="2151397908" calcext:value-type="float">
            <text:p>2151397908</text:p>
          </table:table-cell>
          <table:table-cell office:value-type="float" office:value="2150458172" calcext:value-type="float">
            <text:p>2150458172</text:p>
          </table:table-cell>
          <table:table-cell office:value-type="float" office:value="2155811105" calcext:value-type="float">
            <text:p>2155811105</text:p>
          </table:table-cell>
          <table:table-cell office:value-type="float" office:value="2150427445" calcext:value-type="float">
            <text:p>2150427445</text:p>
          </table:table-cell>
          <table:table-cell office:value-type="float" office:value="2150325856" calcext:value-type="float">
            <text:p>2150325856</text:p>
          </table:table-cell>
          <table:table-cell office:value-type="float" office:value="2867488856" calcext:value-type="float">
            <text:p>2867488856</text:p>
          </table:table-cell>
          <table:table-cell table:number-columns-repeated="2"/>
          <table:table-cell table:formula="of:=[.A86]" office:value-type="float" office:value="86" calcext:value-type="float">
            <text:p>86</text:p>
          </table:table-cell>
          <table:table-cell table:style-name="ce2" table:formula="of:=[.B86]/[$Params.$B$1]" office:value-type="float" office:value="21.50437439" calcext:value-type="float">
            <text:p>21.50</text:p>
          </table:table-cell>
          <table:table-cell table:formula="of:=[.C86]/[$Params.$B$1]" office:value-type="float" office:value="21.51397908" calcext:value-type="float">
            <text:p>21.51</text:p>
          </table:table-cell>
          <table:table-cell table:formula="of:=[.D86]/[$Params.$B$1]" office:value-type="float" office:value="21.50458172" calcext:value-type="float">
            <text:p>21.50</text:p>
          </table:table-cell>
          <table:table-cell table:formula="of:=[.E86]/[$Params.$B$1]" office:value-type="float" office:value="21.55811105" calcext:value-type="float">
            <text:p>21.56</text:p>
          </table:table-cell>
          <table:table-cell table:formula="of:=[.F86]/[$Params.$B$1]" office:value-type="float" office:value="21.50427445" calcext:value-type="float">
            <text:p>21.50</text:p>
          </table:table-cell>
          <table:table-cell table:formula="of:=[.G86]/[$Params.$B$1]" office:value-type="float" office:value="21.50325856" calcext:value-type="float">
            <text:p>21.50</text:p>
          </table:table-cell>
          <table:table-cell table:style-name="ce2" table:formula="of:=[.H86]/[$Params.$B$1]" office:value-type="float" office:value="28.67488856" calcext:value-type="float">
            <text:p>28.67</text:p>
          </table:table-cell>
          <table:table-cell table:style-name="ce2" table:formula="of:=[.I8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75413533" calcext:value-type="float">
            <text:p>2175413533</text:p>
          </table:table-cell>
          <table:table-cell office:value-type="float" office:value="2176502424" calcext:value-type="float">
            <text:p>2176502424</text:p>
          </table:table-cell>
          <table:table-cell office:value-type="float" office:value="2200413576" calcext:value-type="float">
            <text:p>2200413576</text:p>
          </table:table-cell>
          <table:table-cell office:value-type="float" office:value="2201074810" calcext:value-type="float">
            <text:p>2201074810</text:p>
          </table:table-cell>
          <table:table-cell office:value-type="float" office:value="2200506592" calcext:value-type="float">
            <text:p>2200506592</text:p>
          </table:table-cell>
          <table:table-cell office:value-type="float" office:value="2200329003" calcext:value-type="float">
            <text:p>2200329003</text:p>
          </table:table-cell>
          <table:table-cell office:value-type="float" office:value="2900792303" calcext:value-type="float">
            <text:p>2900792303</text:p>
          </table:table-cell>
          <table:table-cell table:number-columns-repeated="2"/>
          <table:table-cell table:formula="of:=[.A87]" office:value-type="float" office:value="87" calcext:value-type="float">
            <text:p>87</text:p>
          </table:table-cell>
          <table:table-cell table:style-name="ce2" table:formula="of:=[.B87]/[$Params.$B$1]" office:value-type="float" office:value="21.75413533" calcext:value-type="float">
            <text:p>21.75</text:p>
          </table:table-cell>
          <table:table-cell table:formula="of:=[.C87]/[$Params.$B$1]" office:value-type="float" office:value="21.76502424" calcext:value-type="float">
            <text:p>21.77</text:p>
          </table:table-cell>
          <table:table-cell table:formula="of:=[.D87]/[$Params.$B$1]" office:value-type="float" office:value="22.00413576" calcext:value-type="float">
            <text:p>22.00</text:p>
          </table:table-cell>
          <table:table-cell table:formula="of:=[.E87]/[$Params.$B$1]" office:value-type="float" office:value="22.0107481" calcext:value-type="float">
            <text:p>22.01</text:p>
          </table:table-cell>
          <table:table-cell table:formula="of:=[.F87]/[$Params.$B$1]" office:value-type="float" office:value="22.00506592" calcext:value-type="float">
            <text:p>22.01</text:p>
          </table:table-cell>
          <table:table-cell table:formula="of:=[.G87]/[$Params.$B$1]" office:value-type="float" office:value="22.00329003" calcext:value-type="float">
            <text:p>22.00</text:p>
          </table:table-cell>
          <table:table-cell table:style-name="ce2" table:formula="of:=[.H87]/[$Params.$B$1]" office:value-type="float" office:value="29.00792303" calcext:value-type="float">
            <text:p>29.01</text:p>
          </table:table-cell>
          <table:table-cell table:style-name="ce2" table:formula="of:=[.I8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00492079" calcext:value-type="float">
            <text:p>2200492079</text:p>
          </table:table-cell>
          <table:table-cell office:value-type="float" office:value="2201697022" calcext:value-type="float">
            <text:p>2201697022</text:p>
          </table:table-cell>
          <table:table-cell office:value-type="float" office:value="2200380164" calcext:value-type="float">
            <text:p>2200380164</text:p>
          </table:table-cell>
          <table:table-cell office:value-type="float" office:value="2200671479" calcext:value-type="float">
            <text:p>2200671479</text:p>
          </table:table-cell>
          <table:table-cell office:value-type="float" office:value="2203124168" calcext:value-type="float">
            <text:p>2203124168</text:p>
          </table:table-cell>
          <table:table-cell office:value-type="float" office:value="2200326044" calcext:value-type="float">
            <text:p>2200326044</text:p>
          </table:table-cell>
          <table:table-cell office:value-type="float" office:value="2933776766" calcext:value-type="float">
            <text:p>2933776766</text:p>
          </table:table-cell>
          <table:table-cell table:number-columns-repeated="2"/>
          <table:table-cell table:formula="of:=[.A88]" office:value-type="float" office:value="88" calcext:value-type="float">
            <text:p>88</text:p>
          </table:table-cell>
          <table:table-cell table:style-name="ce2" table:formula="of:=[.B88]/[$Params.$B$1]" office:value-type="float" office:value="22.00492079" calcext:value-type="float">
            <text:p>22.00</text:p>
          </table:table-cell>
          <table:table-cell table:formula="of:=[.C88]/[$Params.$B$1]" office:value-type="float" office:value="22.01697022" calcext:value-type="float">
            <text:p>22.02</text:p>
          </table:table-cell>
          <table:table-cell table:formula="of:=[.D88]/[$Params.$B$1]" office:value-type="float" office:value="22.00380164" calcext:value-type="float">
            <text:p>22.00</text:p>
          </table:table-cell>
          <table:table-cell table:formula="of:=[.E88]/[$Params.$B$1]" office:value-type="float" office:value="22.00671479" calcext:value-type="float">
            <text:p>22.01</text:p>
          </table:table-cell>
          <table:table-cell table:formula="of:=[.F88]/[$Params.$B$1]" office:value-type="float" office:value="22.03124168" calcext:value-type="float">
            <text:p>22.03</text:p>
          </table:table-cell>
          <table:table-cell table:formula="of:=[.G88]/[$Params.$B$1]" office:value-type="float" office:value="22.00326044" calcext:value-type="float">
            <text:p>22.00</text:p>
          </table:table-cell>
          <table:table-cell table:style-name="ce2" table:formula="of:=[.H88]/[$Params.$B$1]" office:value-type="float" office:value="29.33776766" calcext:value-type="float">
            <text:p>29.34</text:p>
          </table:table-cell>
          <table:table-cell table:style-name="ce2" table:formula="of:=[.I8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48589957" calcext:value-type="float">
            <text:p>2248589957</text:p>
          </table:table-cell>
          <table:table-cell office:value-type="float" office:value="2226832082" calcext:value-type="float">
            <text:p>2226832082</text:p>
          </table:table-cell>
          <table:table-cell office:value-type="float" office:value="2233716813" calcext:value-type="float">
            <text:p>2233716813</text:p>
          </table:table-cell>
          <table:table-cell office:value-type="float" office:value="2233950799" calcext:value-type="float">
            <text:p>2233950799</text:p>
          </table:table-cell>
          <table:table-cell office:value-type="float" office:value="2234173575" calcext:value-type="float">
            <text:p>2234173575</text:p>
          </table:table-cell>
          <table:table-cell office:value-type="float" office:value="2250325596" calcext:value-type="float">
            <text:p>2250325596</text:p>
          </table:table-cell>
          <table:table-cell office:value-type="float" office:value="2967509003" calcext:value-type="float">
            <text:p>2967509003</text:p>
          </table:table-cell>
          <table:table-cell table:number-columns-repeated="2"/>
          <table:table-cell table:formula="of:=[.A89]" office:value-type="float" office:value="89" calcext:value-type="float">
            <text:p>89</text:p>
          </table:table-cell>
          <table:table-cell table:style-name="ce2" table:formula="of:=[.B89]/[$Params.$B$1]" office:value-type="float" office:value="22.48589957" calcext:value-type="float">
            <text:p>22.49</text:p>
          </table:table-cell>
          <table:table-cell table:formula="of:=[.C89]/[$Params.$B$1]" office:value-type="float" office:value="22.26832082" calcext:value-type="float">
            <text:p>22.27</text:p>
          </table:table-cell>
          <table:table-cell table:formula="of:=[.D89]/[$Params.$B$1]" office:value-type="float" office:value="22.33716813" calcext:value-type="float">
            <text:p>22.34</text:p>
          </table:table-cell>
          <table:table-cell table:formula="of:=[.E89]/[$Params.$B$1]" office:value-type="float" office:value="22.33950799" calcext:value-type="float">
            <text:p>22.34</text:p>
          </table:table-cell>
          <table:table-cell table:formula="of:=[.F89]/[$Params.$B$1]" office:value-type="float" office:value="22.34173575" calcext:value-type="float">
            <text:p>22.34</text:p>
          </table:table-cell>
          <table:table-cell table:formula="of:=[.G89]/[$Params.$B$1]" office:value-type="float" office:value="22.50325596" calcext:value-type="float">
            <text:p>22.50</text:p>
          </table:table-cell>
          <table:table-cell table:style-name="ce2" table:formula="of:=[.H89]/[$Params.$B$1]" office:value-type="float" office:value="29.67509003" calcext:value-type="float">
            <text:p>29.68</text:p>
          </table:table-cell>
          <table:table-cell table:style-name="ce2" table:formula="of:=[.I8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73195382" calcext:value-type="float">
            <text:p>2473195382</text:p>
          </table:table-cell>
          <table:table-cell office:value-type="float" office:value="2251548041" calcext:value-type="float">
            <text:p>2251548041</text:p>
          </table:table-cell>
          <table:table-cell office:value-type="float" office:value="2250394135" calcext:value-type="float">
            <text:p>2250394135</text:p>
          </table:table-cell>
          <table:table-cell office:value-type="float" office:value="2250450288" calcext:value-type="float">
            <text:p>2250450288</text:p>
          </table:table-cell>
          <table:table-cell office:value-type="float" office:value="2250920882" calcext:value-type="float">
            <text:p>2250920882</text:p>
          </table:table-cell>
          <table:table-cell office:value-type="float" office:value="2250329083" calcext:value-type="float">
            <text:p>2250329083</text:p>
          </table:table-cell>
          <table:table-cell office:value-type="float" office:value="3000794345" calcext:value-type="float">
            <text:p>3000794345</text:p>
          </table:table-cell>
          <table:table-cell table:number-columns-repeated="2"/>
          <table:table-cell table:formula="of:=[.A90]" office:value-type="float" office:value="90" calcext:value-type="float">
            <text:p>90</text:p>
          </table:table-cell>
          <table:table-cell table:style-name="ce2" table:formula="of:=[.B90]/[$Params.$B$1]" office:value-type="float" office:value="24.73195382" calcext:value-type="float">
            <text:p>24.73</text:p>
          </table:table-cell>
          <table:table-cell table:formula="of:=[.C90]/[$Params.$B$1]" office:value-type="float" office:value="22.51548041" calcext:value-type="float">
            <text:p>22.52</text:p>
          </table:table-cell>
          <table:table-cell table:formula="of:=[.D90]/[$Params.$B$1]" office:value-type="float" office:value="22.50394135" calcext:value-type="float">
            <text:p>22.50</text:p>
          </table:table-cell>
          <table:table-cell table:formula="of:=[.E90]/[$Params.$B$1]" office:value-type="float" office:value="22.50450288" calcext:value-type="float">
            <text:p>22.50</text:p>
          </table:table-cell>
          <table:table-cell table:formula="of:=[.F90]/[$Params.$B$1]" office:value-type="float" office:value="22.50920882" calcext:value-type="float">
            <text:p>22.51</text:p>
          </table:table-cell>
          <table:table-cell table:formula="of:=[.G90]/[$Params.$B$1]" office:value-type="float" office:value="22.50329083" calcext:value-type="float">
            <text:p>22.50</text:p>
          </table:table-cell>
          <table:table-cell table:style-name="ce2" table:formula="of:=[.H90]/[$Params.$B$1]" office:value-type="float" office:value="30.00794345" calcext:value-type="float">
            <text:p>30.01</text:p>
          </table:table-cell>
          <table:table-cell table:style-name="ce2" table:formula="of:=[.I9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75574725" calcext:value-type="float">
            <text:p>2275574725</text:p>
          </table:table-cell>
          <table:table-cell office:value-type="float" office:value="2276342678" calcext:value-type="float">
            <text:p>2276342678</text:p>
          </table:table-cell>
          <table:table-cell office:value-type="float" office:value="2275461463" calcext:value-type="float">
            <text:p>2275461463</text:p>
          </table:table-cell>
          <table:table-cell office:value-type="float" office:value="2275607912" calcext:value-type="float">
            <text:p>2275607912</text:p>
          </table:table-cell>
          <table:table-cell office:value-type="float" office:value="2275910070" calcext:value-type="float">
            <text:p>2275910070</text:p>
          </table:table-cell>
          <table:table-cell office:value-type="float" office:value="2275328878" calcext:value-type="float">
            <text:p>2275328878</text:p>
          </table:table-cell>
          <table:table-cell office:value-type="float" office:value="3033911414" calcext:value-type="float">
            <text:p>3033911414</text:p>
          </table:table-cell>
          <table:table-cell table:number-columns-repeated="2"/>
          <table:table-cell table:formula="of:=[.A91]" office:value-type="float" office:value="91" calcext:value-type="float">
            <text:p>91</text:p>
          </table:table-cell>
          <table:table-cell table:style-name="ce2" table:formula="of:=[.B91]/[$Params.$B$1]" office:value-type="float" office:value="22.75574725" calcext:value-type="float">
            <text:p>22.76</text:p>
          </table:table-cell>
          <table:table-cell table:formula="of:=[.C91]/[$Params.$B$1]" office:value-type="float" office:value="22.76342678" calcext:value-type="float">
            <text:p>22.76</text:p>
          </table:table-cell>
          <table:table-cell table:formula="of:=[.D91]/[$Params.$B$1]" office:value-type="float" office:value="22.75461463" calcext:value-type="float">
            <text:p>22.75</text:p>
          </table:table-cell>
          <table:table-cell table:formula="of:=[.E91]/[$Params.$B$1]" office:value-type="float" office:value="22.75607912" calcext:value-type="float">
            <text:p>22.76</text:p>
          </table:table-cell>
          <table:table-cell table:formula="of:=[.F91]/[$Params.$B$1]" office:value-type="float" office:value="22.7591007" calcext:value-type="float">
            <text:p>22.76</text:p>
          </table:table-cell>
          <table:table-cell table:formula="of:=[.G91]/[$Params.$B$1]" office:value-type="float" office:value="22.75328878" calcext:value-type="float">
            <text:p>22.75</text:p>
          </table:table-cell>
          <table:table-cell table:style-name="ce2" table:formula="of:=[.H91]/[$Params.$B$1]" office:value-type="float" office:value="30.33911414" calcext:value-type="float">
            <text:p>30.34</text:p>
          </table:table-cell>
          <table:table-cell table:style-name="ce2" table:formula="of:=[.I9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00650317" calcext:value-type="float">
            <text:p>2300650317</text:p>
          </table:table-cell>
          <table:table-cell office:value-type="float" office:value="2301428379" calcext:value-type="float">
            <text:p>2301428379</text:p>
          </table:table-cell>
          <table:table-cell office:value-type="float" office:value="2300482677" calcext:value-type="float">
            <text:p>2300482677</text:p>
          </table:table-cell>
          <table:table-cell office:value-type="float" office:value="2300610544" calcext:value-type="float">
            <text:p>2300610544</text:p>
          </table:table-cell>
          <table:table-cell office:value-type="float" office:value="2300793142" calcext:value-type="float">
            <text:p>2300793142</text:p>
          </table:table-cell>
          <table:table-cell office:value-type="float" office:value="2300336113" calcext:value-type="float">
            <text:p>2300336113</text:p>
          </table:table-cell>
          <table:table-cell office:value-type="float" office:value="3067267610" calcext:value-type="float">
            <text:p>3067267610</text:p>
          </table:table-cell>
          <table:table-cell table:number-columns-repeated="2"/>
          <table:table-cell table:formula="of:=[.A92]" office:value-type="float" office:value="92" calcext:value-type="float">
            <text:p>92</text:p>
          </table:table-cell>
          <table:table-cell table:style-name="ce2" table:formula="of:=[.B92]/[$Params.$B$1]" office:value-type="float" office:value="23.00650317" calcext:value-type="float">
            <text:p>23.01</text:p>
          </table:table-cell>
          <table:table-cell table:formula="of:=[.C92]/[$Params.$B$1]" office:value-type="float" office:value="23.01428379" calcext:value-type="float">
            <text:p>23.01</text:p>
          </table:table-cell>
          <table:table-cell table:formula="of:=[.D92]/[$Params.$B$1]" office:value-type="float" office:value="23.00482677" calcext:value-type="float">
            <text:p>23.00</text:p>
          </table:table-cell>
          <table:table-cell table:formula="of:=[.E92]/[$Params.$B$1]" office:value-type="float" office:value="23.00610544" calcext:value-type="float">
            <text:p>23.01</text:p>
          </table:table-cell>
          <table:table-cell table:formula="of:=[.F92]/[$Params.$B$1]" office:value-type="float" office:value="23.00793142" calcext:value-type="float">
            <text:p>23.01</text:p>
          </table:table-cell>
          <table:table-cell table:formula="of:=[.G92]/[$Params.$B$1]" office:value-type="float" office:value="23.00336113" calcext:value-type="float">
            <text:p>23.00</text:p>
          </table:table-cell>
          <table:table-cell table:style-name="ce2" table:formula="of:=[.H92]/[$Params.$B$1]" office:value-type="float" office:value="30.6726761" calcext:value-type="float">
            <text:p>30.67</text:p>
          </table:table-cell>
          <table:table-cell table:style-name="ce2" table:formula="of:=[.I9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25580487" calcext:value-type="float">
            <text:p>2325580487</text:p>
          </table:table-cell>
          <table:table-cell office:value-type="float" office:value="2326390398" calcext:value-type="float">
            <text:p>2326390398</text:p>
          </table:table-cell>
          <table:table-cell office:value-type="float" office:value="2350393798" calcext:value-type="float">
            <text:p>2350393798</text:p>
          </table:table-cell>
          <table:table-cell office:value-type="float" office:value="2350875836" calcext:value-type="float">
            <text:p>2350875836</text:p>
          </table:table-cell>
          <table:table-cell office:value-type="float" office:value="2350980599" calcext:value-type="float">
            <text:p>2350980599</text:p>
          </table:table-cell>
          <table:table-cell office:value-type="float" office:value="2400335014" calcext:value-type="float">
            <text:p>2400335014</text:p>
          </table:table-cell>
          <table:table-cell office:value-type="float" office:value="3100634885" calcext:value-type="float">
            <text:p>3100634885</text:p>
          </table:table-cell>
          <table:table-cell table:number-columns-repeated="2"/>
          <table:table-cell table:formula="of:=[.A93]" office:value-type="float" office:value="93" calcext:value-type="float">
            <text:p>93</text:p>
          </table:table-cell>
          <table:table-cell table:style-name="ce2" table:formula="of:=[.B93]/[$Params.$B$1]" office:value-type="float" office:value="23.25580487" calcext:value-type="float">
            <text:p>23.26</text:p>
          </table:table-cell>
          <table:table-cell table:formula="of:=[.C93]/[$Params.$B$1]" office:value-type="float" office:value="23.26390398" calcext:value-type="float">
            <text:p>23.26</text:p>
          </table:table-cell>
          <table:table-cell table:formula="of:=[.D93]/[$Params.$B$1]" office:value-type="float" office:value="23.50393798" calcext:value-type="float">
            <text:p>23.50</text:p>
          </table:table-cell>
          <table:table-cell table:formula="of:=[.E93]/[$Params.$B$1]" office:value-type="float" office:value="23.50875836" calcext:value-type="float">
            <text:p>23.51</text:p>
          </table:table-cell>
          <table:table-cell table:formula="of:=[.F93]/[$Params.$B$1]" office:value-type="float" office:value="23.50980599" calcext:value-type="float">
            <text:p>23.51</text:p>
          </table:table-cell>
          <table:table-cell table:formula="of:=[.G93]/[$Params.$B$1]" office:value-type="float" office:value="24.00335014" calcext:value-type="float">
            <text:p>24.00</text:p>
          </table:table-cell>
          <table:table-cell table:style-name="ce2" table:formula="of:=[.H93]/[$Params.$B$1]" office:value-type="float" office:value="31.00634885" calcext:value-type="float">
            <text:p>31.01</text:p>
          </table:table-cell>
          <table:table-cell table:style-name="ce2" table:formula="of:=[.I9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56362071" calcext:value-type="float">
            <text:p>2356362071</text:p>
          </table:table-cell>
          <table:table-cell office:value-type="float" office:value="2351652892" calcext:value-type="float">
            <text:p>2351652892</text:p>
          </table:table-cell>
          <table:table-cell office:value-type="float" office:value="2350402515" calcext:value-type="float">
            <text:p>2350402515</text:p>
          </table:table-cell>
          <table:table-cell office:value-type="float" office:value="2393340556" calcext:value-type="float">
            <text:p>2393340556</text:p>
          </table:table-cell>
          <table:table-cell office:value-type="float" office:value="2351693778" calcext:value-type="float">
            <text:p>2351693778</text:p>
          </table:table-cell>
          <table:table-cell office:value-type="float" office:value="2400336082" calcext:value-type="float">
            <text:p>2400336082</text:p>
          </table:table-cell>
          <table:table-cell office:value-type="float" office:value="3133866044" calcext:value-type="float">
            <text:p>3133866044</text:p>
          </table:table-cell>
          <table:table-cell table:number-columns-repeated="2"/>
          <table:table-cell table:formula="of:=[.A94]" office:value-type="float" office:value="94" calcext:value-type="float">
            <text:p>94</text:p>
          </table:table-cell>
          <table:table-cell table:style-name="ce2" table:formula="of:=[.B94]/[$Params.$B$1]" office:value-type="float" office:value="23.56362071" calcext:value-type="float">
            <text:p>23.56</text:p>
          </table:table-cell>
          <table:table-cell table:formula="of:=[.C94]/[$Params.$B$1]" office:value-type="float" office:value="23.51652892" calcext:value-type="float">
            <text:p>23.52</text:p>
          </table:table-cell>
          <table:table-cell table:formula="of:=[.D94]/[$Params.$B$1]" office:value-type="float" office:value="23.50402515" calcext:value-type="float">
            <text:p>23.50</text:p>
          </table:table-cell>
          <table:table-cell table:formula="of:=[.E94]/[$Params.$B$1]" office:value-type="float" office:value="23.93340556" calcext:value-type="float">
            <text:p>23.93</text:p>
          </table:table-cell>
          <table:table-cell table:formula="of:=[.F94]/[$Params.$B$1]" office:value-type="float" office:value="23.51693778" calcext:value-type="float">
            <text:p>23.52</text:p>
          </table:table-cell>
          <table:table-cell table:formula="of:=[.G94]/[$Params.$B$1]" office:value-type="float" office:value="24.00336082" calcext:value-type="float">
            <text:p>24.00</text:p>
          </table:table-cell>
          <table:table-cell table:style-name="ce2" table:formula="of:=[.H94]/[$Params.$B$1]" office:value-type="float" office:value="31.33866044" calcext:value-type="float">
            <text:p>31.34</text:p>
          </table:table-cell>
          <table:table-cell table:style-name="ce2" table:formula="of:=[.I9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76560241" calcext:value-type="float">
            <text:p>2376560241</text:p>
          </table:table-cell>
          <table:table-cell office:value-type="float" office:value="2376184767" calcext:value-type="float">
            <text:p>2376184767</text:p>
          </table:table-cell>
          <table:table-cell office:value-type="float" office:value="2400421352" calcext:value-type="float">
            <text:p>2400421352</text:p>
          </table:table-cell>
          <table:table-cell office:value-type="float" office:value="2410327903" calcext:value-type="float">
            <text:p>2410327903</text:p>
          </table:table-cell>
          <table:table-cell office:value-type="float" office:value="2400520073" calcext:value-type="float">
            <text:p>2400520073</text:p>
          </table:table-cell>
          <table:table-cell office:value-type="float" office:value="2400344225" calcext:value-type="float">
            <text:p>2400344225</text:p>
          </table:table-cell>
          <table:table-cell office:value-type="float" office:value="3167290015" calcext:value-type="float">
            <text:p>3167290015</text:p>
          </table:table-cell>
          <table:table-cell table:number-columns-repeated="2"/>
          <table:table-cell table:formula="of:=[.A95]" office:value-type="float" office:value="95" calcext:value-type="float">
            <text:p>95</text:p>
          </table:table-cell>
          <table:table-cell table:style-name="ce2" table:formula="of:=[.B95]/[$Params.$B$1]" office:value-type="float" office:value="23.76560241" calcext:value-type="float">
            <text:p>23.77</text:p>
          </table:table-cell>
          <table:table-cell table:formula="of:=[.C95]/[$Params.$B$1]" office:value-type="float" office:value="23.76184767" calcext:value-type="float">
            <text:p>23.76</text:p>
          </table:table-cell>
          <table:table-cell table:formula="of:=[.D95]/[$Params.$B$1]" office:value-type="float" office:value="24.00421352" calcext:value-type="float">
            <text:p>24.00</text:p>
          </table:table-cell>
          <table:table-cell table:formula="of:=[.E95]/[$Params.$B$1]" office:value-type="float" office:value="24.10327903" calcext:value-type="float">
            <text:p>24.10</text:p>
          </table:table-cell>
          <table:table-cell table:formula="of:=[.F95]/[$Params.$B$1]" office:value-type="float" office:value="24.00520073" calcext:value-type="float">
            <text:p>24.01</text:p>
          </table:table-cell>
          <table:table-cell table:formula="of:=[.G95]/[$Params.$B$1]" office:value-type="float" office:value="24.00344225" calcext:value-type="float">
            <text:p>24.00</text:p>
          </table:table-cell>
          <table:table-cell table:style-name="ce2" table:formula="of:=[.H95]/[$Params.$B$1]" office:value-type="float" office:value="31.67290015" calcext:value-type="float">
            <text:p>31.67</text:p>
          </table:table-cell>
          <table:table-cell table:style-name="ce2" table:formula="of:=[.I9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01088220" calcext:value-type="float">
            <text:p>2401088220</text:p>
          </table:table-cell>
          <table:table-cell office:value-type="float" office:value="2401558586" calcext:value-type="float">
            <text:p>2401558586</text:p>
          </table:table-cell>
          <table:table-cell office:value-type="float" office:value="2400484404" calcext:value-type="float">
            <text:p>2400484404</text:p>
          </table:table-cell>
          <table:table-cell office:value-type="float" office:value="2430824193" calcext:value-type="float">
            <text:p>2430824193</text:p>
          </table:table-cell>
          <table:table-cell office:value-type="float" office:value="2400497433" calcext:value-type="float">
            <text:p>2400497433</text:p>
          </table:table-cell>
          <table:table-cell office:value-type="float" office:value="2400327354" calcext:value-type="float">
            <text:p>2400327354</text:p>
          </table:table-cell>
          <table:table-cell office:value-type="float" office:value="3200582012" calcext:value-type="float">
            <text:p>3200582012</text:p>
          </table:table-cell>
          <table:table-cell table:number-columns-repeated="2"/>
          <table:table-cell table:formula="of:=[.A96]" office:value-type="float" office:value="96" calcext:value-type="float">
            <text:p>96</text:p>
          </table:table-cell>
          <table:table-cell table:style-name="ce2" table:formula="of:=[.B96]/[$Params.$B$1]" office:value-type="float" office:value="24.0108822" calcext:value-type="float">
            <text:p>24.01</text:p>
          </table:table-cell>
          <table:table-cell table:formula="of:=[.C96]/[$Params.$B$1]" office:value-type="float" office:value="24.01558586" calcext:value-type="float">
            <text:p>24.02</text:p>
          </table:table-cell>
          <table:table-cell table:formula="of:=[.D96]/[$Params.$B$1]" office:value-type="float" office:value="24.00484404" calcext:value-type="float">
            <text:p>24.00</text:p>
          </table:table-cell>
          <table:table-cell table:formula="of:=[.E96]/[$Params.$B$1]" office:value-type="float" office:value="24.30824193" calcext:value-type="float">
            <text:p>24.31</text:p>
          </table:table-cell>
          <table:table-cell table:formula="of:=[.F96]/[$Params.$B$1]" office:value-type="float" office:value="24.00497433" calcext:value-type="float">
            <text:p>24.00</text:p>
          </table:table-cell>
          <table:table-cell table:formula="of:=[.G96]/[$Params.$B$1]" office:value-type="float" office:value="24.00327354" calcext:value-type="float">
            <text:p>24.00</text:p>
          </table:table-cell>
          <table:table-cell table:style-name="ce2" table:formula="of:=[.H96]/[$Params.$B$1]" office:value-type="float" office:value="32.00582012" calcext:value-type="float">
            <text:p>32.01</text:p>
          </table:table-cell>
          <table:table-cell table:style-name="ce2" table:formula="of:=[.I9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25859643" calcext:value-type="float">
            <text:p>2425859643</text:p>
          </table:table-cell>
          <table:table-cell office:value-type="float" office:value="2426389615" calcext:value-type="float">
            <text:p>2426389615</text:p>
          </table:table-cell>
          <table:table-cell office:value-type="float" office:value="2500438463" calcext:value-type="float">
            <text:p>2500438463</text:p>
          </table:table-cell>
          <table:table-cell office:value-type="float" office:value="2578012525" calcext:value-type="float">
            <text:p>2578012525</text:p>
          </table:table-cell>
          <table:table-cell office:value-type="float" office:value="2500472282" calcext:value-type="float">
            <text:p>2500472282</text:p>
          </table:table-cell>
          <table:table-cell office:value-type="float" office:value="2500352656" calcext:value-type="float">
            <text:p>2500352656</text:p>
          </table:table-cell>
          <table:table-cell office:value-type="float" office:value="3233850790" calcext:value-type="float">
            <text:p>3233850790</text:p>
          </table:table-cell>
          <table:table-cell table:number-columns-repeated="2"/>
          <table:table-cell table:formula="of:=[.A97]" office:value-type="float" office:value="97" calcext:value-type="float">
            <text:p>97</text:p>
          </table:table-cell>
          <table:table-cell table:style-name="ce2" table:formula="of:=[.B97]/[$Params.$B$1]" office:value-type="float" office:value="24.25859643" calcext:value-type="float">
            <text:p>24.26</text:p>
          </table:table-cell>
          <table:table-cell table:formula="of:=[.C97]/[$Params.$B$1]" office:value-type="float" office:value="24.26389615" calcext:value-type="float">
            <text:p>24.26</text:p>
          </table:table-cell>
          <table:table-cell table:formula="of:=[.D97]/[$Params.$B$1]" office:value-type="float" office:value="25.00438463" calcext:value-type="float">
            <text:p>25.00</text:p>
          </table:table-cell>
          <table:table-cell table:formula="of:=[.E97]/[$Params.$B$1]" office:value-type="float" office:value="25.78012525" calcext:value-type="float">
            <text:p>25.78</text:p>
          </table:table-cell>
          <table:table-cell table:formula="of:=[.F97]/[$Params.$B$1]" office:value-type="float" office:value="25.00472282" calcext:value-type="float">
            <text:p>25.00</text:p>
          </table:table-cell>
          <table:table-cell table:formula="of:=[.G97]/[$Params.$B$1]" office:value-type="float" office:value="25.00352656" calcext:value-type="float">
            <text:p>25.00</text:p>
          </table:table-cell>
          <table:table-cell table:style-name="ce2" table:formula="of:=[.H97]/[$Params.$B$1]" office:value-type="float" office:value="32.3385079" calcext:value-type="float">
            <text:p>32.34</text:p>
          </table:table-cell>
          <table:table-cell table:style-name="ce2" table:formula="of:=[.I9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50697151" calcext:value-type="float">
            <text:p>2450697151</text:p>
          </table:table-cell>
          <table:table-cell office:value-type="float" office:value="2451546509" calcext:value-type="float">
            <text:p>2451546509</text:p>
          </table:table-cell>
          <table:table-cell office:value-type="float" office:value="2500401389" calcext:value-type="float">
            <text:p>2500401389</text:p>
          </table:table-cell>
          <table:table-cell office:value-type="float" office:value="2529523053" calcext:value-type="float">
            <text:p>2529523053</text:p>
          </table:table-cell>
          <table:table-cell office:value-type="float" office:value="2500500548" calcext:value-type="float">
            <text:p>2500500548</text:p>
          </table:table-cell>
          <table:table-cell office:value-type="float" office:value="2500337163" calcext:value-type="float">
            <text:p>2500337163</text:p>
          </table:table-cell>
          <table:table-cell office:value-type="float" office:value="3267409170" calcext:value-type="float">
            <text:p>3267409170</text:p>
          </table:table-cell>
          <table:table-cell table:number-columns-repeated="2"/>
          <table:table-cell table:formula="of:=[.A98]" office:value-type="float" office:value="98" calcext:value-type="float">
            <text:p>98</text:p>
          </table:table-cell>
          <table:table-cell table:style-name="ce2" table:formula="of:=[.B98]/[$Params.$B$1]" office:value-type="float" office:value="24.50697151" calcext:value-type="float">
            <text:p>24.51</text:p>
          </table:table-cell>
          <table:table-cell table:formula="of:=[.C98]/[$Params.$B$1]" office:value-type="float" office:value="24.51546509" calcext:value-type="float">
            <text:p>24.52</text:p>
          </table:table-cell>
          <table:table-cell table:formula="of:=[.D98]/[$Params.$B$1]" office:value-type="float" office:value="25.00401389" calcext:value-type="float">
            <text:p>25.00</text:p>
          </table:table-cell>
          <table:table-cell table:formula="of:=[.E98]/[$Params.$B$1]" office:value-type="float" office:value="25.29523053" calcext:value-type="float">
            <text:p>25.30</text:p>
          </table:table-cell>
          <table:table-cell table:formula="of:=[.F98]/[$Params.$B$1]" office:value-type="float" office:value="25.00500548" calcext:value-type="float">
            <text:p>25.01</text:p>
          </table:table-cell>
          <table:table-cell table:formula="of:=[.G98]/[$Params.$B$1]" office:value-type="float" office:value="25.00337163" calcext:value-type="float">
            <text:p>25.00</text:p>
          </table:table-cell>
          <table:table-cell table:style-name="ce2" table:formula="of:=[.H98]/[$Params.$B$1]" office:value-type="float" office:value="32.6740917" calcext:value-type="float">
            <text:p>32.67</text:p>
          </table:table-cell>
          <table:table-cell table:style-name="ce2" table:formula="of:=[.I9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694887561" calcext:value-type="float">
            <text:p>2694887561</text:p>
          </table:table-cell>
          <table:table-cell office:value-type="float" office:value="2476712668" calcext:value-type="float">
            <text:p>2476712668</text:p>
          </table:table-cell>
          <table:table-cell office:value-type="float" office:value="2500401276" calcext:value-type="float">
            <text:p>2500401276</text:p>
          </table:table-cell>
          <table:table-cell office:value-type="float" office:value="2577804116" calcext:value-type="float">
            <text:p>2577804116</text:p>
          </table:table-cell>
          <table:table-cell office:value-type="float" office:value="2500483244" calcext:value-type="float">
            <text:p>2500483244</text:p>
          </table:table-cell>
          <table:table-cell office:value-type="float" office:value="2500334316" calcext:value-type="float">
            <text:p>2500334316</text:p>
          </table:table-cell>
          <table:table-cell office:value-type="float" office:value="3300515563" calcext:value-type="float">
            <text:p>3300515563</text:p>
          </table:table-cell>
          <table:table-cell table:number-columns-repeated="2"/>
          <table:table-cell table:formula="of:=[.A99]" office:value-type="float" office:value="99" calcext:value-type="float">
            <text:p>99</text:p>
          </table:table-cell>
          <table:table-cell table:style-name="ce2" table:formula="of:=[.B99]/[$Params.$B$1]" office:value-type="float" office:value="26.94887561" calcext:value-type="float">
            <text:p>26.95</text:p>
          </table:table-cell>
          <table:table-cell table:formula="of:=[.C99]/[$Params.$B$1]" office:value-type="float" office:value="24.76712668" calcext:value-type="float">
            <text:p>24.77</text:p>
          </table:table-cell>
          <table:table-cell table:formula="of:=[.D99]/[$Params.$B$1]" office:value-type="float" office:value="25.00401276" calcext:value-type="float">
            <text:p>25.00</text:p>
          </table:table-cell>
          <table:table-cell table:formula="of:=[.E99]/[$Params.$B$1]" office:value-type="float" office:value="25.77804116" calcext:value-type="float">
            <text:p>25.78</text:p>
          </table:table-cell>
          <table:table-cell table:formula="of:=[.F99]/[$Params.$B$1]" office:value-type="float" office:value="25.00483244" calcext:value-type="float">
            <text:p>25.00</text:p>
          </table:table-cell>
          <table:table-cell table:formula="of:=[.G99]/[$Params.$B$1]" office:value-type="float" office:value="25.00334316" calcext:value-type="float">
            <text:p>25.00</text:p>
          </table:table-cell>
          <table:table-cell table:style-name="ce2" table:formula="of:=[.H99]/[$Params.$B$1]" office:value-type="float" office:value="33.00515563" calcext:value-type="float">
            <text:p>33.01</text:p>
          </table:table-cell>
          <table:table-cell table:style-name="ce2" table:formula="of:=[.I9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500631203" calcext:value-type="float">
            <text:p>2500631203</text:p>
          </table:table-cell>
          <table:table-cell office:value-type="float" office:value="2502065691" calcext:value-type="float">
            <text:p>2502065691</text:p>
          </table:table-cell>
          <table:table-cell office:value-type="float" office:value="2500395198" calcext:value-type="float">
            <text:p>2500395198</text:p>
          </table:table-cell>
          <table:table-cell office:value-type="float" office:value="2554993405" calcext:value-type="float">
            <text:p>2554993405</text:p>
          </table:table-cell>
          <table:table-cell office:value-type="float" office:value="2500445285" calcext:value-type="float">
            <text:p>2500445285</text:p>
          </table:table-cell>
          <table:table-cell office:value-type="float" office:value="2500336216" calcext:value-type="float">
            <text:p>2500336216</text:p>
          </table:table-cell>
          <table:table-cell office:value-type="float" office:value="3333886148" calcext:value-type="float">
            <text:p>3333886148</text:p>
          </table:table-cell>
          <table:table-cell table:number-columns-repeated="2"/>
          <table:table-cell table:formula="of:=[.A100]" office:value-type="float" office:value="0" calcext:value-type="float">
            <text:p>0</text:p>
          </table:table-cell>
          <table:table-cell table:style-name="ce2" table:formula="of:=[.B100]/[$Params.$B$1]" office:value-type="float" office:value="25.00631203" calcext:value-type="float">
            <text:p>25.01</text:p>
          </table:table-cell>
          <table:table-cell table:formula="of:=[.C100]/[$Params.$B$1]" office:value-type="float" office:value="25.02065691" calcext:value-type="float">
            <text:p>25.02</text:p>
          </table:table-cell>
          <table:table-cell table:formula="of:=[.D100]/[$Params.$B$1]" office:value-type="float" office:value="25.00395198" calcext:value-type="float">
            <text:p>25.00</text:p>
          </table:table-cell>
          <table:table-cell table:formula="of:=[.E100]/[$Params.$B$1]" office:value-type="float" office:value="25.54993405" calcext:value-type="float">
            <text:p>25.55</text:p>
          </table:table-cell>
          <table:table-cell table:formula="of:=[.F100]/[$Params.$B$1]" office:value-type="float" office:value="25.00445285" calcext:value-type="float">
            <text:p>25.00</text:p>
          </table:table-cell>
          <table:table-cell table:formula="of:=[.G100]/[$Params.$B$1]" office:value-type="float" office:value="25.00336216" calcext:value-type="float">
            <text:p>25.00</text:p>
          </table:table-cell>
          <table:table-cell table:style-name="ce2" table:formula="of:=[.H100]/[$Params.$B$1]" office:value-type="float" office:value="33.33886148" calcext:value-type="float">
            <text:p>33.34</text:p>
          </table:table-cell>
          <table:table-cell table:style-name="ce2" table:formula="of:=[.I10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541094005" calcext:value-type="float">
            <text:p>2541094005</text:p>
          </table:table-cell>
          <table:table-cell office:value-type="float" office:value="2526227399" calcext:value-type="float">
            <text:p>2526227399</text:p>
          </table:table-cell>
          <table:table-cell office:value-type="float" office:value="2525433543" calcext:value-type="float">
            <text:p>2525433543</text:p>
          </table:table-cell>
          <table:table-cell office:value-type="float" office:value="2597294997" calcext:value-type="float">
            <text:p>2597294997</text:p>
          </table:table-cell>
          <table:table-cell office:value-type="float" office:value="2525659232" calcext:value-type="float">
            <text:p>2525659232</text:p>
          </table:table-cell>
          <table:table-cell office:value-type="float" office:value="2525333824" calcext:value-type="float">
            <text:p>2525333824</text:p>
          </table:table-cell>
          <table:table-cell office:value-type="float" office:value="3367288515" calcext:value-type="float">
            <text:p>3367288515</text:p>
          </table:table-cell>
          <table:table-cell table:number-columns-repeated="2"/>
          <table:table-cell table:formula="of:=[.A101]" office:value-type="float" office:value="0" calcext:value-type="float">
            <text:p>0</text:p>
          </table:table-cell>
          <table:table-cell table:style-name="ce2" table:formula="of:=[.B101]/[$Params.$B$1]" office:value-type="float" office:value="25.41094005" calcext:value-type="float">
            <text:p>25.41</text:p>
          </table:table-cell>
          <table:table-cell table:formula="of:=[.C101]/[$Params.$B$1]" office:value-type="float" office:value="25.26227399" calcext:value-type="float">
            <text:p>25.26</text:p>
          </table:table-cell>
          <table:table-cell table:formula="of:=[.D101]/[$Params.$B$1]" office:value-type="float" office:value="25.25433543" calcext:value-type="float">
            <text:p>25.25</text:p>
          </table:table-cell>
          <table:table-cell table:formula="of:=[.E101]/[$Params.$B$1]" office:value-type="float" office:value="25.97294997" calcext:value-type="float">
            <text:p>25.97</text:p>
          </table:table-cell>
          <table:table-cell table:formula="of:=[.F101]/[$Params.$B$1]" office:value-type="float" office:value="25.25659232" calcext:value-type="float">
            <text:p>25.26</text:p>
          </table:table-cell>
          <table:table-cell table:formula="of:=[.G101]/[$Params.$B$1]" office:value-type="float" office:value="25.25333824" calcext:value-type="float">
            <text:p>25.25</text:p>
          </table:table-cell>
          <table:table-cell table:style-name="ce2" table:formula="of:=[.H101]/[$Params.$B$1]" office:value-type="float" office:value="33.67288515" calcext:value-type="float">
            <text:p>33.67</text:p>
          </table:table-cell>
          <table:table-cell table:style-name="ce2" table:formula="of:=[.I10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551620948" calcext:value-type="float">
            <text:p>2551620948</text:p>
          </table:table-cell>
          <table:table-cell office:value-type="float" office:value="2551686903" calcext:value-type="float">
            <text:p>2551686903</text:p>
          </table:table-cell>
          <table:table-cell office:value-type="float" office:value="2550558278" calcext:value-type="float">
            <text:p>2550558278</text:p>
          </table:table-cell>
          <table:table-cell office:value-type="float" office:value="2575595447" calcext:value-type="float">
            <text:p>2575595447</text:p>
          </table:table-cell>
          <table:table-cell office:value-type="float" office:value="2550473263" calcext:value-type="float">
            <text:p>2550473263</text:p>
          </table:table-cell>
          <table:table-cell office:value-type="float" office:value="2550337459" calcext:value-type="float">
            <text:p>2550337459</text:p>
          </table:table-cell>
          <table:table-cell office:value-type="float" office:value="3400576830" calcext:value-type="float">
            <text:p>3400576830</text:p>
          </table:table-cell>
          <table:table-cell table:number-columns-repeated="2"/>
          <table:table-cell table:formula="of:=[.A102]" office:value-type="float" office:value="0" calcext:value-type="float">
            <text:p>0</text:p>
          </table:table-cell>
          <table:table-cell table:style-name="ce2" table:formula="of:=[.B102]/[$Params.$B$1]" office:value-type="float" office:value="25.51620948" calcext:value-type="float">
            <text:p>25.52</text:p>
          </table:table-cell>
          <table:table-cell table:formula="of:=[.C102]/[$Params.$B$1]" office:value-type="float" office:value="25.51686903" calcext:value-type="float">
            <text:p>25.52</text:p>
          </table:table-cell>
          <table:table-cell table:formula="of:=[.D102]/[$Params.$B$1]" office:value-type="float" office:value="25.50558278" calcext:value-type="float">
            <text:p>25.51</text:p>
          </table:table-cell>
          <table:table-cell table:formula="of:=[.E102]/[$Params.$B$1]" office:value-type="float" office:value="25.75595447" calcext:value-type="float">
            <text:p>25.76</text:p>
          </table:table-cell>
          <table:table-cell table:formula="of:=[.F102]/[$Params.$B$1]" office:value-type="float" office:value="25.50473263" calcext:value-type="float">
            <text:p>25.50</text:p>
          </table:table-cell>
          <table:table-cell table:formula="of:=[.G102]/[$Params.$B$1]" office:value-type="float" office:value="25.50337459" calcext:value-type="float">
            <text:p>25.50</text:p>
          </table:table-cell>
          <table:table-cell table:style-name="ce2" table:formula="of:=[.H102]/[$Params.$B$1]" office:value-type="float" office:value="34.0057683" calcext:value-type="float">
            <text:p>34.01</text:p>
          </table:table-cell>
          <table:table-cell table:style-name="ce2" table:formula="of:=[.I10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575717722" calcext:value-type="float">
            <text:p>2575717722</text:p>
          </table:table-cell>
          <table:table-cell/>
          <table:table-cell office:value-type="float" office:value="2600422658" calcext:value-type="float">
            <text:p>2600422658</text:p>
          </table:table-cell>
          <table:table-cell office:value-type="float" office:value="2666407496" calcext:value-type="float">
            <text:p>2666407496</text:p>
          </table:table-cell>
          <table:table-cell office:value-type="float" office:value="2600711454" calcext:value-type="float">
            <text:p>2600711454</text:p>
          </table:table-cell>
          <table:table-cell office:value-type="float" office:value="2600343458" calcext:value-type="float">
            <text:p>2600343458</text:p>
          </table:table-cell>
          <table:table-cell office:value-type="float" office:value="3433867682" calcext:value-type="float">
            <text:p>3433867682</text:p>
          </table:table-cell>
          <table:table-cell table:number-columns-repeated="2"/>
          <table:table-cell table:formula="of:=[.A103]" office:value-type="float" office:value="0" calcext:value-type="float">
            <text:p>0</text:p>
          </table:table-cell>
          <table:table-cell table:style-name="ce2" table:formula="of:=[.B103]/[$Params.$B$1]" office:value-type="float" office:value="25.75717722" calcext:value-type="float">
            <text:p>25.76</text:p>
          </table:table-cell>
          <table:table-cell table:formula="of:=[.C103]/[$Params.$B$1]" office:value-type="float" office:value="0" calcext:value-type="float">
            <text:p>0.00</text:p>
          </table:table-cell>
          <table:table-cell table:formula="of:=[.D103]/[$Params.$B$1]" office:value-type="float" office:value="26.00422658" calcext:value-type="float">
            <text:p>26.00</text:p>
          </table:table-cell>
          <table:table-cell table:formula="of:=[.E103]/[$Params.$B$1]" office:value-type="float" office:value="26.66407496" calcext:value-type="float">
            <text:p>26.66</text:p>
          </table:table-cell>
          <table:table-cell table:formula="of:=[.F103]/[$Params.$B$1]" office:value-type="float" office:value="26.00711454" calcext:value-type="float">
            <text:p>26.01</text:p>
          </table:table-cell>
          <table:table-cell table:formula="of:=[.G103]/[$Params.$B$1]" office:value-type="float" office:value="26.00343458" calcext:value-type="float">
            <text:p>26.00</text:p>
          </table:table-cell>
          <table:table-cell table:style-name="ce2" table:formula="of:=[.H103]/[$Params.$B$1]" office:value-type="float" office:value="34.33867682" calcext:value-type="float">
            <text:p>34.34</text:p>
          </table:table-cell>
          <table:table-cell table:style-name="ce2" table:formula="of:=[.I10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608001363" calcext:value-type="float">
            <text:p>2608001363</text:p>
          </table:table-cell>
          <table:table-cell/>
          <table:table-cell office:value-type="float" office:value="2600409797" calcext:value-type="float">
            <text:p>2600409797</text:p>
          </table:table-cell>
          <table:table-cell office:value-type="float" office:value="2662496975" calcext:value-type="float">
            <text:p>2662496975</text:p>
          </table:table-cell>
          <table:table-cell office:value-type="float" office:value="2600524987" calcext:value-type="float">
            <text:p>2600524987</text:p>
          </table:table-cell>
          <table:table-cell office:value-type="float" office:value="2600344035" calcext:value-type="float">
            <text:p>2600344035</text:p>
          </table:table-cell>
          <table:table-cell office:value-type="float" office:value="3467182355" calcext:value-type="float">
            <text:p>3467182355</text:p>
          </table:table-cell>
          <table:table-cell table:number-columns-repeated="2"/>
          <table:table-cell table:formula="of:=[.A104]" office:value-type="float" office:value="0" calcext:value-type="float">
            <text:p>0</text:p>
          </table:table-cell>
          <table:table-cell table:style-name="ce2" table:formula="of:=[.B104]/[$Params.$B$1]" office:value-type="float" office:value="26.08001363" calcext:value-type="float">
            <text:p>26.08</text:p>
          </table:table-cell>
          <table:table-cell table:formula="of:=[.C104]/[$Params.$B$1]" office:value-type="float" office:value="0" calcext:value-type="float">
            <text:p>0.00</text:p>
          </table:table-cell>
          <table:table-cell table:formula="of:=[.D104]/[$Params.$B$1]" office:value-type="float" office:value="26.00409797" calcext:value-type="float">
            <text:p>26.00</text:p>
          </table:table-cell>
          <table:table-cell table:formula="of:=[.E104]/[$Params.$B$1]" office:value-type="float" office:value="26.62496975" calcext:value-type="float">
            <text:p>26.62</text:p>
          </table:table-cell>
          <table:table-cell table:formula="of:=[.F104]/[$Params.$B$1]" office:value-type="float" office:value="26.00524987" calcext:value-type="float">
            <text:p>26.01</text:p>
          </table:table-cell>
          <table:table-cell table:formula="of:=[.G104]/[$Params.$B$1]" office:value-type="float" office:value="26.00344035" calcext:value-type="float">
            <text:p>26.00</text:p>
          </table:table-cell>
          <table:table-cell table:style-name="ce2" table:formula="of:=[.H104]/[$Params.$B$1]" office:value-type="float" office:value="34.67182355" calcext:value-type="float">
            <text:p>34.67</text:p>
          </table:table-cell>
          <table:table-cell table:style-name="ce2" table:formula="of:=[.I10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625690910" calcext:value-type="float">
            <text:p>2625690910</text:p>
          </table:table-cell>
          <table:table-cell/>
          <table:table-cell office:value-type="float" office:value="2650406165" calcext:value-type="float">
            <text:p>2650406165</text:p>
          </table:table-cell>
          <table:table-cell office:value-type="float" office:value="2699846070" calcext:value-type="float">
            <text:p>2699846070</text:p>
          </table:table-cell>
          <table:table-cell office:value-type="float" office:value="2650840850" calcext:value-type="float">
            <text:p>2650840850</text:p>
          </table:table-cell>
          <table:table-cell office:value-type="float" office:value="2650345482" calcext:value-type="float">
            <text:p>2650345482</text:p>
          </table:table-cell>
          <table:table-cell office:value-type="float" office:value="3500653940" calcext:value-type="float">
            <text:p>3500653940</text:p>
          </table:table-cell>
          <table:table-cell table:number-columns-repeated="2"/>
          <table:table-cell table:formula="of:=[.A105]" office:value-type="float" office:value="0" calcext:value-type="float">
            <text:p>0</text:p>
          </table:table-cell>
          <table:table-cell table:style-name="ce2" table:formula="of:=[.B105]/[$Params.$B$1]" office:value-type="float" office:value="26.2569091" calcext:value-type="float">
            <text:p>26.26</text:p>
          </table:table-cell>
          <table:table-cell table:formula="of:=[.C105]/[$Params.$B$1]" office:value-type="float" office:value="0" calcext:value-type="float">
            <text:p>0.00</text:p>
          </table:table-cell>
          <table:table-cell table:formula="of:=[.D105]/[$Params.$B$1]" office:value-type="float" office:value="26.50406165" calcext:value-type="float">
            <text:p>26.50</text:p>
          </table:table-cell>
          <table:table-cell table:formula="of:=[.E105]/[$Params.$B$1]" office:value-type="float" office:value="26.9984607" calcext:value-type="float">
            <text:p>27.00</text:p>
          </table:table-cell>
          <table:table-cell table:formula="of:=[.F105]/[$Params.$B$1]" office:value-type="float" office:value="26.5084085" calcext:value-type="float">
            <text:p>26.51</text:p>
          </table:table-cell>
          <table:table-cell table:formula="of:=[.G105]/[$Params.$B$1]" office:value-type="float" office:value="26.50345482" calcext:value-type="float">
            <text:p>26.50</text:p>
          </table:table-cell>
          <table:table-cell table:style-name="ce2" table:formula="of:=[.H105]/[$Params.$B$1]" office:value-type="float" office:value="35.0065394" calcext:value-type="float">
            <text:p>35.01</text:p>
          </table:table-cell>
          <table:table-cell table:style-name="ce2" table:formula="of:=[.I10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651112708" calcext:value-type="float">
            <text:p>2651112708</text:p>
          </table:table-cell>
          <table:table-cell/>
          <table:table-cell office:value-type="float" office:value="2650498060" calcext:value-type="float">
            <text:p>2650498060</text:p>
          </table:table-cell>
          <table:table-cell office:value-type="float" office:value="2720939351" calcext:value-type="float">
            <text:p>2720939351</text:p>
          </table:table-cell>
          <table:table-cell office:value-type="float" office:value="2650495247" calcext:value-type="float">
            <text:p>2650495247</text:p>
          </table:table-cell>
          <table:table-cell office:value-type="float" office:value="2650339087" calcext:value-type="float">
            <text:p>2650339087</text:p>
          </table:table-cell>
          <table:table-cell office:value-type="float" office:value="3533918955" calcext:value-type="float">
            <text:p>3533918955</text:p>
          </table:table-cell>
          <table:table-cell table:number-columns-repeated="2"/>
          <table:table-cell table:formula="of:=[.A106]" office:value-type="float" office:value="0" calcext:value-type="float">
            <text:p>0</text:p>
          </table:table-cell>
          <table:table-cell table:style-name="ce2" table:formula="of:=[.B106]/[$Params.$B$1]" office:value-type="float" office:value="26.51112708" calcext:value-type="float">
            <text:p>26.51</text:p>
          </table:table-cell>
          <table:table-cell table:formula="of:=[.C106]/[$Params.$B$1]" office:value-type="float" office:value="0" calcext:value-type="float">
            <text:p>0.00</text:p>
          </table:table-cell>
          <table:table-cell table:formula="of:=[.D106]/[$Params.$B$1]" office:value-type="float" office:value="26.5049806" calcext:value-type="float">
            <text:p>26.50</text:p>
          </table:table-cell>
          <table:table-cell table:formula="of:=[.E106]/[$Params.$B$1]" office:value-type="float" office:value="27.20939351" calcext:value-type="float">
            <text:p>27.21</text:p>
          </table:table-cell>
          <table:table-cell table:formula="of:=[.F106]/[$Params.$B$1]" office:value-type="float" office:value="26.50495247" calcext:value-type="float">
            <text:p>26.50</text:p>
          </table:table-cell>
          <table:table-cell table:formula="of:=[.G106]/[$Params.$B$1]" office:value-type="float" office:value="26.50339087" calcext:value-type="float">
            <text:p>26.50</text:p>
          </table:table-cell>
          <table:table-cell table:style-name="ce2" table:formula="of:=[.H106]/[$Params.$B$1]" office:value-type="float" office:value="35.33918955" calcext:value-type="float">
            <text:p>35.34</text:p>
          </table:table-cell>
          <table:table-cell table:style-name="ce2" table:formula="of:=[.I10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676169184" calcext:value-type="float">
            <text:p>2676169184</text:p>
          </table:table-cell>
          <table:table-cell/>
          <table:table-cell office:value-type="float" office:value="2675523130" calcext:value-type="float">
            <text:p>2675523130</text:p>
          </table:table-cell>
          <table:table-cell office:value-type="float" office:value="2765947614" calcext:value-type="float">
            <text:p>2765947614</text:p>
          </table:table-cell>
          <table:table-cell office:value-type="float" office:value="2675446335" calcext:value-type="float">
            <text:p>2675446335</text:p>
          </table:table-cell>
          <table:table-cell office:value-type="float" office:value="2675338173" calcext:value-type="float">
            <text:p>2675338173</text:p>
          </table:table-cell>
          <table:table-cell office:value-type="float" office:value="3567225258" calcext:value-type="float">
            <text:p>3567225258</text:p>
          </table:table-cell>
          <table:table-cell table:number-columns-repeated="2"/>
          <table:table-cell table:formula="of:=[.A107]" office:value-type="float" office:value="0" calcext:value-type="float">
            <text:p>0</text:p>
          </table:table-cell>
          <table:table-cell table:style-name="ce2" table:formula="of:=[.B107]/[$Params.$B$1]" office:value-type="float" office:value="26.76169184" calcext:value-type="float">
            <text:p>26.76</text:p>
          </table:table-cell>
          <table:table-cell table:formula="of:=[.C107]/[$Params.$B$1]" office:value-type="float" office:value="0" calcext:value-type="float">
            <text:p>0.00</text:p>
          </table:table-cell>
          <table:table-cell table:formula="of:=[.D107]/[$Params.$B$1]" office:value-type="float" office:value="26.7552313" calcext:value-type="float">
            <text:p>26.76</text:p>
          </table:table-cell>
          <table:table-cell table:formula="of:=[.E107]/[$Params.$B$1]" office:value-type="float" office:value="27.65947614" calcext:value-type="float">
            <text:p>27.66</text:p>
          </table:table-cell>
          <table:table-cell table:formula="of:=[.F107]/[$Params.$B$1]" office:value-type="float" office:value="26.75446335" calcext:value-type="float">
            <text:p>26.75</text:p>
          </table:table-cell>
          <table:table-cell table:formula="of:=[.G107]/[$Params.$B$1]" office:value-type="float" office:value="26.75338173" calcext:value-type="float">
            <text:p>26.75</text:p>
          </table:table-cell>
          <table:table-cell table:style-name="ce2" table:formula="of:=[.H107]/[$Params.$B$1]" office:value-type="float" office:value="35.67225258" calcext:value-type="float">
            <text:p>35.67</text:p>
          </table:table-cell>
          <table:table-cell table:style-name="ce2" table:formula="of:=[.I10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040886893" calcext:value-type="float">
            <text:p>3040886893</text:p>
          </table:table-cell>
          <table:table-cell/>
          <table:table-cell office:value-type="float" office:value="2700429908" calcext:value-type="float">
            <text:p>2700429908</text:p>
          </table:table-cell>
          <table:table-cell office:value-type="float" office:value="2768456844" calcext:value-type="float">
            <text:p>2768456844</text:p>
          </table:table-cell>
          <table:table-cell office:value-type="float" office:value="2700458529" calcext:value-type="float">
            <text:p>2700458529</text:p>
          </table:table-cell>
          <table:table-cell office:value-type="float" office:value="2700337783" calcext:value-type="float">
            <text:p>2700337783</text:p>
          </table:table-cell>
          <table:table-cell office:value-type="float" office:value="3600527140" calcext:value-type="float">
            <text:p>3600527140</text:p>
          </table:table-cell>
          <table:table-cell table:number-columns-repeated="2"/>
          <table:table-cell table:formula="of:=[.A108]" office:value-type="float" office:value="0" calcext:value-type="float">
            <text:p>0</text:p>
          </table:table-cell>
          <table:table-cell table:style-name="ce2" table:formula="of:=[.B108]/[$Params.$B$1]" office:value-type="float" office:value="30.40886893" calcext:value-type="float">
            <text:p>30.41</text:p>
          </table:table-cell>
          <table:table-cell table:formula="of:=[.C108]/[$Params.$B$1]" office:value-type="float" office:value="0" calcext:value-type="float">
            <text:p>0.00</text:p>
          </table:table-cell>
          <table:table-cell table:formula="of:=[.D108]/[$Params.$B$1]" office:value-type="float" office:value="27.00429908" calcext:value-type="float">
            <text:p>27.00</text:p>
          </table:table-cell>
          <table:table-cell table:formula="of:=[.E108]/[$Params.$B$1]" office:value-type="float" office:value="27.68456844" calcext:value-type="float">
            <text:p>27.68</text:p>
          </table:table-cell>
          <table:table-cell table:formula="of:=[.F108]/[$Params.$B$1]" office:value-type="float" office:value="27.00458529" calcext:value-type="float">
            <text:p>27.00</text:p>
          </table:table-cell>
          <table:table-cell table:formula="of:=[.G108]/[$Params.$B$1]" office:value-type="float" office:value="27.00337783" calcext:value-type="float">
            <text:p>27.00</text:p>
          </table:table-cell>
          <table:table-cell table:style-name="ce2" table:formula="of:=[.H108]/[$Params.$B$1]" office:value-type="float" office:value="36.0052714" calcext:value-type="float">
            <text:p>36.01</text:p>
          </table:table-cell>
          <table:table-cell table:style-name="ce2" table:formula="of:=[.I10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741171496" calcext:value-type="float">
            <text:p>2741171496</text:p>
          </table:table-cell>
          <table:table-cell/>
          <table:table-cell office:value-type="float" office:value="2800430625" calcext:value-type="float">
            <text:p>2800430625</text:p>
          </table:table-cell>
          <table:table-cell office:value-type="float" office:value="2859429918" calcext:value-type="float">
            <text:p>2859429918</text:p>
          </table:table-cell>
          <table:table-cell office:value-type="float" office:value="2800496363" calcext:value-type="float">
            <text:p>2800496363</text:p>
          </table:table-cell>
          <table:table-cell office:value-type="float" office:value="2800351497" calcext:value-type="float">
            <text:p>2800351497</text:p>
          </table:table-cell>
          <table:table-cell office:value-type="float" office:value="3633835199" calcext:value-type="float">
            <text:p>3633835199</text:p>
          </table:table-cell>
          <table:table-cell table:number-columns-repeated="2"/>
          <table:table-cell table:formula="of:=[.A109]" office:value-type="float" office:value="0" calcext:value-type="float">
            <text:p>0</text:p>
          </table:table-cell>
          <table:table-cell table:style-name="ce2" table:formula="of:=[.B109]/[$Params.$B$1]" office:value-type="float" office:value="27.41171496" calcext:value-type="float">
            <text:p>27.41</text:p>
          </table:table-cell>
          <table:table-cell table:formula="of:=[.C109]/[$Params.$B$1]" office:value-type="float" office:value="0" calcext:value-type="float">
            <text:p>0.00</text:p>
          </table:table-cell>
          <table:table-cell table:formula="of:=[.D109]/[$Params.$B$1]" office:value-type="float" office:value="28.00430625" calcext:value-type="float">
            <text:p>28.00</text:p>
          </table:table-cell>
          <table:table-cell table:formula="of:=[.E109]/[$Params.$B$1]" office:value-type="float" office:value="28.59429918" calcext:value-type="float">
            <text:p>28.59</text:p>
          </table:table-cell>
          <table:table-cell table:formula="of:=[.F109]/[$Params.$B$1]" office:value-type="float" office:value="28.00496363" calcext:value-type="float">
            <text:p>28.00</text:p>
          </table:table-cell>
          <table:table-cell table:formula="of:=[.G109]/[$Params.$B$1]" office:value-type="float" office:value="28.00351497" calcext:value-type="float">
            <text:p>28.00</text:p>
          </table:table-cell>
          <table:table-cell table:style-name="ce2" table:formula="of:=[.H109]/[$Params.$B$1]" office:value-type="float" office:value="36.33835199" calcext:value-type="float">
            <text:p>36.34</text:p>
          </table:table-cell>
          <table:table-cell table:style-name="ce2" table:formula="of:=[.I10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750714783" calcext:value-type="float">
            <text:p>2750714783</text:p>
          </table:table-cell>
          <table:table-cell/>
          <table:table-cell office:value-type="float" office:value="2800429041" calcext:value-type="float">
            <text:p>2800429041</text:p>
          </table:table-cell>
          <table:table-cell office:value-type="float" office:value="2853702782" calcext:value-type="float">
            <text:p>2853702782</text:p>
          </table:table-cell>
          <table:table-cell office:value-type="float" office:value="2800401637" calcext:value-type="float">
            <text:p>2800401637</text:p>
          </table:table-cell>
          <table:table-cell office:value-type="float" office:value="2800349083" calcext:value-type="float">
            <text:p>2800349083</text:p>
          </table:table-cell>
          <table:table-cell office:value-type="float" office:value="3667257136" calcext:value-type="float">
            <text:p>3667257136</text:p>
          </table:table-cell>
          <table:table-cell table:number-columns-repeated="2"/>
          <table:table-cell table:formula="of:=[.A110]" office:value-type="float" office:value="0" calcext:value-type="float">
            <text:p>0</text:p>
          </table:table-cell>
          <table:table-cell table:style-name="ce2" table:formula="of:=[.B110]/[$Params.$B$1]" office:value-type="float" office:value="27.50714783" calcext:value-type="float">
            <text:p>27.51</text:p>
          </table:table-cell>
          <table:table-cell table:formula="of:=[.C110]/[$Params.$B$1]" office:value-type="float" office:value="0" calcext:value-type="float">
            <text:p>0.00</text:p>
          </table:table-cell>
          <table:table-cell table:formula="of:=[.D110]/[$Params.$B$1]" office:value-type="float" office:value="28.00429041" calcext:value-type="float">
            <text:p>28.00</text:p>
          </table:table-cell>
          <table:table-cell table:formula="of:=[.E110]/[$Params.$B$1]" office:value-type="float" office:value="28.53702782" calcext:value-type="float">
            <text:p>28.54</text:p>
          </table:table-cell>
          <table:table-cell table:formula="of:=[.F110]/[$Params.$B$1]" office:value-type="float" office:value="28.00401637" calcext:value-type="float">
            <text:p>28.00</text:p>
          </table:table-cell>
          <table:table-cell table:formula="of:=[.G110]/[$Params.$B$1]" office:value-type="float" office:value="28.00349083" calcext:value-type="float">
            <text:p>28.00</text:p>
          </table:table-cell>
          <table:table-cell table:style-name="ce2" table:formula="of:=[.H110]/[$Params.$B$1]" office:value-type="float" office:value="36.67257136" calcext:value-type="float">
            <text:p>36.67</text:p>
          </table:table-cell>
          <table:table-cell table:style-name="ce2" table:formula="of:=[.I11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775707395" calcext:value-type="float">
            <text:p>2775707395</text:p>
          </table:table-cell>
          <table:table-cell/>
          <table:table-cell office:value-type="float" office:value="2800534387" calcext:value-type="float">
            <text:p>2800534387</text:p>
          </table:table-cell>
          <table:table-cell office:value-type="float" office:value="2869496258" calcext:value-type="float">
            <text:p>2869496258</text:p>
          </table:table-cell>
          <table:table-cell office:value-type="float" office:value="2800451220" calcext:value-type="float">
            <text:p>2800451220</text:p>
          </table:table-cell>
          <table:table-cell office:value-type="float" office:value="2800344239" calcext:value-type="float">
            <text:p>2800344239</text:p>
          </table:table-cell>
          <table:table-cell office:value-type="float" office:value="3700674736" calcext:value-type="float">
            <text:p>3700674736</text:p>
          </table:table-cell>
          <table:table-cell table:number-columns-repeated="2"/>
          <table:table-cell table:formula="of:=[.A111]" office:value-type="float" office:value="0" calcext:value-type="float">
            <text:p>0</text:p>
          </table:table-cell>
          <table:table-cell table:style-name="ce2" table:formula="of:=[.B111]/[$Params.$B$1]" office:value-type="float" office:value="27.75707395" calcext:value-type="float">
            <text:p>27.76</text:p>
          </table:table-cell>
          <table:table-cell table:formula="of:=[.C111]/[$Params.$B$1]" office:value-type="float" office:value="0" calcext:value-type="float">
            <text:p>0.00</text:p>
          </table:table-cell>
          <table:table-cell table:formula="of:=[.D111]/[$Params.$B$1]" office:value-type="float" office:value="28.00534387" calcext:value-type="float">
            <text:p>28.01</text:p>
          </table:table-cell>
          <table:table-cell table:formula="of:=[.E111]/[$Params.$B$1]" office:value-type="float" office:value="28.69496258" calcext:value-type="float">
            <text:p>28.69</text:p>
          </table:table-cell>
          <table:table-cell table:formula="of:=[.F111]/[$Params.$B$1]" office:value-type="float" office:value="28.0045122" calcext:value-type="float">
            <text:p>28.00</text:p>
          </table:table-cell>
          <table:table-cell table:formula="of:=[.G111]/[$Params.$B$1]" office:value-type="float" office:value="28.00344239" calcext:value-type="float">
            <text:p>28.00</text:p>
          </table:table-cell>
          <table:table-cell table:style-name="ce2" table:formula="of:=[.H111]/[$Params.$B$1]" office:value-type="float" office:value="37.00674736" calcext:value-type="float">
            <text:p>37.01</text:p>
          </table:table-cell>
          <table:table-cell table:style-name="ce2" table:formula="of:=[.I11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800601279" calcext:value-type="float">
            <text:p>2800601279</text:p>
          </table:table-cell>
          <table:table-cell/>
          <table:table-cell office:value-type="float" office:value="2800484897" calcext:value-type="float">
            <text:p>2800484897</text:p>
          </table:table-cell>
          <table:table-cell office:value-type="float" office:value="2805416880" calcext:value-type="float">
            <text:p>2805416880</text:p>
          </table:table-cell>
          <table:table-cell office:value-type="float" office:value="2800474599" calcext:value-type="float">
            <text:p>2800474599</text:p>
          </table:table-cell>
          <table:table-cell office:value-type="float" office:value="2800355584" calcext:value-type="float">
            <text:p>2800355584</text:p>
          </table:table-cell>
          <table:table-cell office:value-type="float" office:value="3733948904" calcext:value-type="float">
            <text:p>3733948904</text:p>
          </table:table-cell>
          <table:table-cell table:number-columns-repeated="2"/>
          <table:table-cell table:formula="of:=[.A112]" office:value-type="float" office:value="0" calcext:value-type="float">
            <text:p>0</text:p>
          </table:table-cell>
          <table:table-cell table:style-name="ce2" table:formula="of:=[.B112]/[$Params.$B$1]" office:value-type="float" office:value="28.00601279" calcext:value-type="float">
            <text:p>28.01</text:p>
          </table:table-cell>
          <table:table-cell table:formula="of:=[.C112]/[$Params.$B$1]" office:value-type="float" office:value="0" calcext:value-type="float">
            <text:p>0.00</text:p>
          </table:table-cell>
          <table:table-cell table:formula="of:=[.D112]/[$Params.$B$1]" office:value-type="float" office:value="28.00484897" calcext:value-type="float">
            <text:p>28.00</text:p>
          </table:table-cell>
          <table:table-cell table:formula="of:=[.E112]/[$Params.$B$1]" office:value-type="float" office:value="28.0541688" calcext:value-type="float">
            <text:p>28.05</text:p>
          </table:table-cell>
          <table:table-cell table:formula="of:=[.F112]/[$Params.$B$1]" office:value-type="float" office:value="28.00474599" calcext:value-type="float">
            <text:p>28.00</text:p>
          </table:table-cell>
          <table:table-cell table:formula="of:=[.G112]/[$Params.$B$1]" office:value-type="float" office:value="28.00355584" calcext:value-type="float">
            <text:p>28.00</text:p>
          </table:table-cell>
          <table:table-cell table:style-name="ce2" table:formula="of:=[.H112]/[$Params.$B$1]" office:value-type="float" office:value="37.33948904" calcext:value-type="float">
            <text:p>37.34</text:p>
          </table:table-cell>
          <table:table-cell table:style-name="ce2" table:formula="of:=[.I11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826586043" calcext:value-type="float">
            <text:p>2826586043</text:p>
          </table:table-cell>
          <table:table-cell/>
          <table:table-cell office:value-type="float" office:value="2850436630" calcext:value-type="float">
            <text:p>2850436630</text:p>
          </table:table-cell>
          <table:table-cell office:value-type="float" office:value="2863801318" calcext:value-type="float">
            <text:p>2863801318</text:p>
          </table:table-cell>
          <table:table-cell office:value-type="float" office:value="2850467942" calcext:value-type="float">
            <text:p>2850467942</text:p>
          </table:table-cell>
          <table:table-cell office:value-type="float" office:value="2900352619" calcext:value-type="float">
            <text:p>2900352619</text:p>
          </table:table-cell>
          <table:table-cell office:value-type="float" office:value="3767223462" calcext:value-type="float">
            <text:p>3767223462</text:p>
          </table:table-cell>
          <table:table-cell table:number-columns-repeated="2"/>
          <table:table-cell table:formula="of:=[.A113]" office:value-type="float" office:value="0" calcext:value-type="float">
            <text:p>0</text:p>
          </table:table-cell>
          <table:table-cell table:style-name="ce2" table:formula="of:=[.B113]/[$Params.$B$1]" office:value-type="float" office:value="28.26586043" calcext:value-type="float">
            <text:p>28.27</text:p>
          </table:table-cell>
          <table:table-cell table:formula="of:=[.C113]/[$Params.$B$1]" office:value-type="float" office:value="0" calcext:value-type="float">
            <text:p>0.00</text:p>
          </table:table-cell>
          <table:table-cell table:formula="of:=[.D113]/[$Params.$B$1]" office:value-type="float" office:value="28.5043663" calcext:value-type="float">
            <text:p>28.50</text:p>
          </table:table-cell>
          <table:table-cell table:formula="of:=[.E113]/[$Params.$B$1]" office:value-type="float" office:value="28.63801318" calcext:value-type="float">
            <text:p>28.64</text:p>
          </table:table-cell>
          <table:table-cell table:formula="of:=[.F113]/[$Params.$B$1]" office:value-type="float" office:value="28.50467942" calcext:value-type="float">
            <text:p>28.50</text:p>
          </table:table-cell>
          <table:table-cell table:formula="of:=[.G113]/[$Params.$B$1]" office:value-type="float" office:value="29.00352619" calcext:value-type="float">
            <text:p>29.00</text:p>
          </table:table-cell>
          <table:table-cell table:style-name="ce2" table:formula="of:=[.H113]/[$Params.$B$1]" office:value-type="float" office:value="37.67223462" calcext:value-type="float">
            <text:p>37.67</text:p>
          </table:table-cell>
          <table:table-cell table:style-name="ce2" table:formula="of:=[.I11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850665027" calcext:value-type="float">
            <text:p>2850665027</text:p>
          </table:table-cell>
          <table:table-cell/>
          <table:table-cell office:value-type="float" office:value="2850430655" calcext:value-type="float">
            <text:p>2850430655</text:p>
          </table:table-cell>
          <table:table-cell office:value-type="float" office:value="2868933973" calcext:value-type="float">
            <text:p>2868933973</text:p>
          </table:table-cell>
          <table:table-cell office:value-type="float" office:value="2850811232" calcext:value-type="float">
            <text:p>2850811232</text:p>
          </table:table-cell>
          <table:table-cell office:value-type="float" office:value="2900354454" calcext:value-type="float">
            <text:p>2900354454</text:p>
          </table:table-cell>
          <table:table-cell office:value-type="float" office:value="3800526276" calcext:value-type="float">
            <text:p>3800526276</text:p>
          </table:table-cell>
          <table:table-cell table:number-columns-repeated="2"/>
          <table:table-cell table:formula="of:=[.A114]" office:value-type="float" office:value="0" calcext:value-type="float">
            <text:p>0</text:p>
          </table:table-cell>
          <table:table-cell table:style-name="ce2" table:formula="of:=[.B114]/[$Params.$B$1]" office:value-type="float" office:value="28.50665027" calcext:value-type="float">
            <text:p>28.51</text:p>
          </table:table-cell>
          <table:table-cell table:formula="of:=[.C114]/[$Params.$B$1]" office:value-type="float" office:value="0" calcext:value-type="float">
            <text:p>0.00</text:p>
          </table:table-cell>
          <table:table-cell table:formula="of:=[.D114]/[$Params.$B$1]" office:value-type="float" office:value="28.50430655" calcext:value-type="float">
            <text:p>28.50</text:p>
          </table:table-cell>
          <table:table-cell table:formula="of:=[.E114]/[$Params.$B$1]" office:value-type="float" office:value="28.68933973" calcext:value-type="float">
            <text:p>28.69</text:p>
          </table:table-cell>
          <table:table-cell table:formula="of:=[.F114]/[$Params.$B$1]" office:value-type="float" office:value="28.50811232" calcext:value-type="float">
            <text:p>28.51</text:p>
          </table:table-cell>
          <table:table-cell table:formula="of:=[.G114]/[$Params.$B$1]" office:value-type="float" office:value="29.00354454" calcext:value-type="float">
            <text:p>29.00</text:p>
          </table:table-cell>
          <table:table-cell table:style-name="ce2" table:formula="of:=[.H114]/[$Params.$B$1]" office:value-type="float" office:value="38.00526276" calcext:value-type="float">
            <text:p>38.01</text:p>
          </table:table-cell>
          <table:table-cell table:style-name="ce2" table:formula="of:=[.I11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875469334" calcext:value-type="float">
            <text:p>2875469334</text:p>
          </table:table-cell>
          <table:table-cell/>
          <table:table-cell office:value-type="float" office:value="2900479304" calcext:value-type="float">
            <text:p>2900479304</text:p>
          </table:table-cell>
          <table:table-cell office:value-type="float" office:value="2901373504" calcext:value-type="float">
            <text:p>2901373504</text:p>
          </table:table-cell>
          <table:table-cell office:value-type="float" office:value="2900475710" calcext:value-type="float">
            <text:p>2900475710</text:p>
          </table:table-cell>
          <table:table-cell office:value-type="float" office:value="2900356061" calcext:value-type="float">
            <text:p>2900356061</text:p>
          </table:table-cell>
          <table:table-cell office:value-type="float" office:value="3833977013" calcext:value-type="float">
            <text:p>3833977013</text:p>
          </table:table-cell>
          <table:table-cell table:number-columns-repeated="2"/>
          <table:table-cell table:formula="of:=[.A115]" office:value-type="float" office:value="0" calcext:value-type="float">
            <text:p>0</text:p>
          </table:table-cell>
          <table:table-cell table:style-name="ce2" table:formula="of:=[.B115]/[$Params.$B$1]" office:value-type="float" office:value="28.75469334" calcext:value-type="float">
            <text:p>28.75</text:p>
          </table:table-cell>
          <table:table-cell table:formula="of:=[.C115]/[$Params.$B$1]" office:value-type="float" office:value="0" calcext:value-type="float">
            <text:p>0.00</text:p>
          </table:table-cell>
          <table:table-cell table:formula="of:=[.D115]/[$Params.$B$1]" office:value-type="float" office:value="29.00479304" calcext:value-type="float">
            <text:p>29.00</text:p>
          </table:table-cell>
          <table:table-cell table:formula="of:=[.E115]/[$Params.$B$1]" office:value-type="float" office:value="29.01373504" calcext:value-type="float">
            <text:p>29.01</text:p>
          </table:table-cell>
          <table:table-cell table:formula="of:=[.F115]/[$Params.$B$1]" office:value-type="float" office:value="29.0047571" calcext:value-type="float">
            <text:p>29.00</text:p>
          </table:table-cell>
          <table:table-cell table:formula="of:=[.G115]/[$Params.$B$1]" office:value-type="float" office:value="29.00356061" calcext:value-type="float">
            <text:p>29.00</text:p>
          </table:table-cell>
          <table:table-cell table:style-name="ce2" table:formula="of:=[.H115]/[$Params.$B$1]" office:value-type="float" office:value="38.33977013" calcext:value-type="float">
            <text:p>38.34</text:p>
          </table:table-cell>
          <table:table-cell table:style-name="ce2" table:formula="of:=[.I11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900593740" calcext:value-type="float">
            <text:p>2900593740</text:p>
          </table:table-cell>
          <table:table-cell/>
          <table:table-cell office:value-type="float" office:value="2900507744" calcext:value-type="float">
            <text:p>2900507744</text:p>
          </table:table-cell>
          <table:table-cell office:value-type="float" office:value="2922464558" calcext:value-type="float">
            <text:p>2922464558</text:p>
          </table:table-cell>
          <table:table-cell office:value-type="float" office:value="2900447902" calcext:value-type="float">
            <text:p>2900447902</text:p>
          </table:table-cell>
          <table:table-cell office:value-type="float" office:value="2900353477" calcext:value-type="float">
            <text:p>2900353477</text:p>
          </table:table-cell>
          <table:table-cell office:value-type="float" office:value="3867177519" calcext:value-type="float">
            <text:p>3867177519</text:p>
          </table:table-cell>
          <table:table-cell table:number-columns-repeated="2"/>
          <table:table-cell table:formula="of:=[.A116]" office:value-type="float" office:value="0" calcext:value-type="float">
            <text:p>0</text:p>
          </table:table-cell>
          <table:table-cell table:style-name="ce2" table:formula="of:=[.B116]/[$Params.$B$1]" office:value-type="float" office:value="29.0059374" calcext:value-type="float">
            <text:p>29.01</text:p>
          </table:table-cell>
          <table:table-cell table:formula="of:=[.C116]/[$Params.$B$1]" office:value-type="float" office:value="0" calcext:value-type="float">
            <text:p>0.00</text:p>
          </table:table-cell>
          <table:table-cell table:formula="of:=[.D116]/[$Params.$B$1]" office:value-type="float" office:value="29.00507744" calcext:value-type="float">
            <text:p>29.01</text:p>
          </table:table-cell>
          <table:table-cell table:formula="of:=[.E116]/[$Params.$B$1]" office:value-type="float" office:value="29.22464558" calcext:value-type="float">
            <text:p>29.22</text:p>
          </table:table-cell>
          <table:table-cell table:formula="of:=[.F116]/[$Params.$B$1]" office:value-type="float" office:value="29.00447902" calcext:value-type="float">
            <text:p>29.00</text:p>
          </table:table-cell>
          <table:table-cell table:formula="of:=[.G116]/[$Params.$B$1]" office:value-type="float" office:value="29.00353477" calcext:value-type="float">
            <text:p>29.00</text:p>
          </table:table-cell>
          <table:table-cell table:style-name="ce2" table:formula="of:=[.H116]/[$Params.$B$1]" office:value-type="float" office:value="38.67177519" calcext:value-type="float">
            <text:p>38.67</text:p>
          </table:table-cell>
          <table:table-cell table:style-name="ce2" table:formula="of:=[.I11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925937530" calcext:value-type="float">
            <text:p>2925937530</text:p>
          </table:table-cell>
          <table:table-cell/>
          <table:table-cell office:value-type="float" office:value="2925441069" calcext:value-type="float">
            <text:p>2925441069</text:p>
          </table:table-cell>
          <table:table-cell office:value-type="float" office:value="2925618869" calcext:value-type="float">
            <text:p>2925618869</text:p>
          </table:table-cell>
          <table:table-cell office:value-type="float" office:value="2925451834" calcext:value-type="float">
            <text:p>2925451834</text:p>
          </table:table-cell>
          <table:table-cell office:value-type="float" office:value="2925356897" calcext:value-type="float">
            <text:p>2925356897</text:p>
          </table:table-cell>
          <table:table-cell office:value-type="float" office:value="3900529308" calcext:value-type="float">
            <text:p>3900529308</text:p>
          </table:table-cell>
          <table:table-cell table:number-columns-repeated="2"/>
          <table:table-cell table:formula="of:=[.A117]" office:value-type="float" office:value="0" calcext:value-type="float">
            <text:p>0</text:p>
          </table:table-cell>
          <table:table-cell table:style-name="ce2" table:formula="of:=[.B117]/[$Params.$B$1]" office:value-type="float" office:value="29.2593753" calcext:value-type="float">
            <text:p>29.26</text:p>
          </table:table-cell>
          <table:table-cell table:formula="of:=[.C117]/[$Params.$B$1]" office:value-type="float" office:value="0" calcext:value-type="float">
            <text:p>0.00</text:p>
          </table:table-cell>
          <table:table-cell table:formula="of:=[.D117]/[$Params.$B$1]" office:value-type="float" office:value="29.25441069" calcext:value-type="float">
            <text:p>29.25</text:p>
          </table:table-cell>
          <table:table-cell table:formula="of:=[.E117]/[$Params.$B$1]" office:value-type="float" office:value="29.25618869" calcext:value-type="float">
            <text:p>29.26</text:p>
          </table:table-cell>
          <table:table-cell table:formula="of:=[.F117]/[$Params.$B$1]" office:value-type="float" office:value="29.25451834" calcext:value-type="float">
            <text:p>29.25</text:p>
          </table:table-cell>
          <table:table-cell table:formula="of:=[.G117]/[$Params.$B$1]" office:value-type="float" office:value="29.25356897" calcext:value-type="float">
            <text:p>29.25</text:p>
          </table:table-cell>
          <table:table-cell table:style-name="ce2" table:formula="of:=[.H117]/[$Params.$B$1]" office:value-type="float" office:value="39.00529308" calcext:value-type="float">
            <text:p>39.01</text:p>
          </table:table-cell>
          <table:table-cell table:style-name="ce2" table:formula="of:=[.I11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950430308" calcext:value-type="float">
            <text:p>2950430308</text:p>
          </table:table-cell>
          <table:table-cell/>
          <table:table-cell office:value-type="float" office:value="2950450960" calcext:value-type="float">
            <text:p>2950450960</text:p>
          </table:table-cell>
          <table:table-cell office:value-type="float" office:value="2969234062" calcext:value-type="float">
            <text:p>2969234062</text:p>
          </table:table-cell>
          <table:table-cell office:value-type="float" office:value="2950416064" calcext:value-type="float">
            <text:p>2950416064</text:p>
          </table:table-cell>
          <table:table-cell office:value-type="float" office:value="2950355824" calcext:value-type="float">
            <text:p>2950355824</text:p>
          </table:table-cell>
          <table:table-cell office:value-type="float" office:value="3933878156" calcext:value-type="float">
            <text:p>3933878156</text:p>
          </table:table-cell>
          <table:table-cell table:number-columns-repeated="2"/>
          <table:table-cell table:formula="of:=[.A118]" office:value-type="float" office:value="0" calcext:value-type="float">
            <text:p>0</text:p>
          </table:table-cell>
          <table:table-cell table:style-name="ce2" table:formula="of:=[.B118]/[$Params.$B$1]" office:value-type="float" office:value="29.50430308" calcext:value-type="float">
            <text:p>29.50</text:p>
          </table:table-cell>
          <table:table-cell table:formula="of:=[.C118]/[$Params.$B$1]" office:value-type="float" office:value="0" calcext:value-type="float">
            <text:p>0.00</text:p>
          </table:table-cell>
          <table:table-cell table:formula="of:=[.D118]/[$Params.$B$1]" office:value-type="float" office:value="29.5045096" calcext:value-type="float">
            <text:p>29.50</text:p>
          </table:table-cell>
          <table:table-cell table:formula="of:=[.E118]/[$Params.$B$1]" office:value-type="float" office:value="29.69234062" calcext:value-type="float">
            <text:p>29.69</text:p>
          </table:table-cell>
          <table:table-cell table:formula="of:=[.F118]/[$Params.$B$1]" office:value-type="float" office:value="29.50416064" calcext:value-type="float">
            <text:p>29.50</text:p>
          </table:table-cell>
          <table:table-cell table:formula="of:=[.G118]/[$Params.$B$1]" office:value-type="float" office:value="29.50355824" calcext:value-type="float">
            <text:p>29.50</text:p>
          </table:table-cell>
          <table:table-cell table:style-name="ce2" table:formula="of:=[.H118]/[$Params.$B$1]" office:value-type="float" office:value="39.33878156" calcext:value-type="float">
            <text:p>39.34</text:p>
          </table:table-cell>
          <table:table-cell table:style-name="ce2" table:formula="of:=[.I11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2975720120" calcext:value-type="float">
            <text:p>2975720120</text:p>
          </table:table-cell>
          <table:table-cell/>
          <table:table-cell office:value-type="float" office:value="3000529779" calcext:value-type="float">
            <text:p>3000529779</text:p>
          </table:table-cell>
          <table:table-cell office:value-type="float" office:value="3012544221" calcext:value-type="float">
            <text:p>3012544221</text:p>
          </table:table-cell>
          <table:table-cell office:value-type="float" office:value="3000457248" calcext:value-type="float">
            <text:p>3000457248</text:p>
          </table:table-cell>
          <table:table-cell office:value-type="float" office:value="3000367650" calcext:value-type="float">
            <text:p>3000367650</text:p>
          </table:table-cell>
          <table:table-cell office:value-type="float" office:value="3967513849" calcext:value-type="float">
            <text:p>3967513849</text:p>
          </table:table-cell>
          <table:table-cell table:number-columns-repeated="2"/>
          <table:table-cell table:formula="of:=[.A119]" office:value-type="float" office:value="0" calcext:value-type="float">
            <text:p>0</text:p>
          </table:table-cell>
          <table:table-cell table:style-name="ce2" table:formula="of:=[.B119]/[$Params.$B$1]" office:value-type="float" office:value="29.7572012" calcext:value-type="float">
            <text:p>29.76</text:p>
          </table:table-cell>
          <table:table-cell table:formula="of:=[.C119]/[$Params.$B$1]" office:value-type="float" office:value="0" calcext:value-type="float">
            <text:p>0.00</text:p>
          </table:table-cell>
          <table:table-cell table:formula="of:=[.D119]/[$Params.$B$1]" office:value-type="float" office:value="30.00529779" calcext:value-type="float">
            <text:p>30.01</text:p>
          </table:table-cell>
          <table:table-cell table:formula="of:=[.E119]/[$Params.$B$1]" office:value-type="float" office:value="30.12544221" calcext:value-type="float">
            <text:p>30.13</text:p>
          </table:table-cell>
          <table:table-cell table:formula="of:=[.F119]/[$Params.$B$1]" office:value-type="float" office:value="30.00457248" calcext:value-type="float">
            <text:p>30.00</text:p>
          </table:table-cell>
          <table:table-cell table:formula="of:=[.G119]/[$Params.$B$1]" office:value-type="float" office:value="30.0036765" calcext:value-type="float">
            <text:p>30.00</text:p>
          </table:table-cell>
          <table:table-cell table:style-name="ce2" table:formula="of:=[.H119]/[$Params.$B$1]" office:value-type="float" office:value="39.67513849" calcext:value-type="float">
            <text:p>39.68</text:p>
          </table:table-cell>
          <table:table-cell table:style-name="ce2" table:formula="of:=[.I11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000558957" calcext:value-type="float">
            <text:p>3000558957</text:p>
          </table:table-cell>
          <table:table-cell/>
          <table:table-cell office:value-type="float" office:value="3000432848" calcext:value-type="float">
            <text:p>3000432848</text:p>
          </table:table-cell>
          <table:table-cell office:value-type="float" office:value="3000808007" calcext:value-type="float">
            <text:p>3000808007</text:p>
          </table:table-cell>
          <table:table-cell office:value-type="float" office:value="3001360590" calcext:value-type="float">
            <text:p>3001360590</text:p>
          </table:table-cell>
          <table:table-cell office:value-type="float" office:value="3000359178" calcext:value-type="float">
            <text:p>3000359178</text:p>
          </table:table-cell>
          <table:table-cell office:value-type="float" office:value="4001312491" calcext:value-type="float">
            <text:p>4001312491</text:p>
          </table:table-cell>
          <table:table-cell table:number-columns-repeated="2"/>
          <table:table-cell table:formula="of:=[.A120]" office:value-type="float" office:value="0" calcext:value-type="float">
            <text:p>0</text:p>
          </table:table-cell>
          <table:table-cell table:style-name="ce2" table:formula="of:=[.B120]/[$Params.$B$1]" office:value-type="float" office:value="30.00558957" calcext:value-type="float">
            <text:p>30.01</text:p>
          </table:table-cell>
          <table:table-cell table:formula="of:=[.C120]/[$Params.$B$1]" office:value-type="float" office:value="0" calcext:value-type="float">
            <text:p>0.00</text:p>
          </table:table-cell>
          <table:table-cell table:formula="of:=[.D120]/[$Params.$B$1]" office:value-type="float" office:value="30.00432848" calcext:value-type="float">
            <text:p>30.00</text:p>
          </table:table-cell>
          <table:table-cell table:formula="of:=[.E120]/[$Params.$B$1]" office:value-type="float" office:value="30.00808007" calcext:value-type="float">
            <text:p>30.01</text:p>
          </table:table-cell>
          <table:table-cell table:formula="of:=[.F120]/[$Params.$B$1]" office:value-type="float" office:value="30.0136059" calcext:value-type="float">
            <text:p>30.01</text:p>
          </table:table-cell>
          <table:table-cell table:formula="of:=[.G120]/[$Params.$B$1]" office:value-type="float" office:value="30.00359178" calcext:value-type="float">
            <text:p>30.00</text:p>
          </table:table-cell>
          <table:table-cell table:style-name="ce2" table:formula="of:=[.H120]/[$Params.$B$1]" office:value-type="float" office:value="40.01312491" calcext:value-type="float">
            <text:p>40.01</text:p>
          </table:table-cell>
          <table:table-cell table:style-name="ce2" table:formula="of:=[.I12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025422354" calcext:value-type="float">
            <text:p>3025422354</text:p>
          </table:table-cell>
          <table:table-cell/>
          <table:table-cell office:value-type="float" office:value="3033830581" calcext:value-type="float">
            <text:p>3033830581</text:p>
          </table:table-cell>
          <table:table-cell office:value-type="float" office:value="3054261201" calcext:value-type="float">
            <text:p>3054261201</text:p>
          </table:table-cell>
          <table:table-cell office:value-type="float" office:value="3033882987" calcext:value-type="float">
            <text:p>3033882987</text:p>
          </table:table-cell>
          <table:table-cell office:value-type="float" office:value="3050360440" calcext:value-type="float">
            <text:p>3050360440</text:p>
          </table:table-cell>
          <table:table-cell office:value-type="float" office:value="4034800818" calcext:value-type="float">
            <text:p>4034800818</text:p>
          </table:table-cell>
          <table:table-cell table:number-columns-repeated="2"/>
          <table:table-cell table:formula="of:=[.A121]" office:value-type="float" office:value="0" calcext:value-type="float">
            <text:p>0</text:p>
          </table:table-cell>
          <table:table-cell table:style-name="ce2" table:formula="of:=[.B121]/[$Params.$B$1]" office:value-type="float" office:value="30.25422354" calcext:value-type="float">
            <text:p>30.25</text:p>
          </table:table-cell>
          <table:table-cell table:formula="of:=[.C121]/[$Params.$B$1]" office:value-type="float" office:value="0" calcext:value-type="float">
            <text:p>0.00</text:p>
          </table:table-cell>
          <table:table-cell table:formula="of:=[.D121]/[$Params.$B$1]" office:value-type="float" office:value="30.33830581" calcext:value-type="float">
            <text:p>30.34</text:p>
          </table:table-cell>
          <table:table-cell table:formula="of:=[.E121]/[$Params.$B$1]" office:value-type="float" office:value="30.54261201" calcext:value-type="float">
            <text:p>30.54</text:p>
          </table:table-cell>
          <table:table-cell table:formula="of:=[.F121]/[$Params.$B$1]" office:value-type="float" office:value="30.33882987" calcext:value-type="float">
            <text:p>30.34</text:p>
          </table:table-cell>
          <table:table-cell table:formula="of:=[.G121]/[$Params.$B$1]" office:value-type="float" office:value="30.5036044" calcext:value-type="float">
            <text:p>30.50</text:p>
          </table:table-cell>
          <table:table-cell table:style-name="ce2" table:formula="of:=[.H121]/[$Params.$B$1]" office:value-type="float" office:value="40.34800818" calcext:value-type="float">
            <text:p>40.35</text:p>
          </table:table-cell>
          <table:table-cell table:style-name="ce2" table:formula="of:=[.I12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050384282" calcext:value-type="float">
            <text:p>3050384282</text:p>
          </table:table-cell>
          <table:table-cell/>
          <table:table-cell office:value-type="float" office:value="3050445419" calcext:value-type="float">
            <text:p>3050445419</text:p>
          </table:table-cell>
          <table:table-cell office:value-type="float" office:value="3061316840" calcext:value-type="float">
            <text:p>3061316840</text:p>
          </table:table-cell>
          <table:table-cell office:value-type="float" office:value="3050770912" calcext:value-type="float">
            <text:p>3050770912</text:p>
          </table:table-cell>
          <table:table-cell office:value-type="float" office:value="3050350384" calcext:value-type="float">
            <text:p>3050350384</text:p>
          </table:table-cell>
          <table:table-cell office:value-type="float" office:value="4068215713" calcext:value-type="float">
            <text:p>4068215713</text:p>
          </table:table-cell>
          <table:table-cell table:number-columns-repeated="2"/>
          <table:table-cell table:formula="of:=[.A122]" office:value-type="float" office:value="0" calcext:value-type="float">
            <text:p>0</text:p>
          </table:table-cell>
          <table:table-cell table:style-name="ce2" table:formula="of:=[.B122]/[$Params.$B$1]" office:value-type="float" office:value="30.50384282" calcext:value-type="float">
            <text:p>30.50</text:p>
          </table:table-cell>
          <table:table-cell table:formula="of:=[.C122]/[$Params.$B$1]" office:value-type="float" office:value="0" calcext:value-type="float">
            <text:p>0.00</text:p>
          </table:table-cell>
          <table:table-cell table:formula="of:=[.D122]/[$Params.$B$1]" office:value-type="float" office:value="30.50445419" calcext:value-type="float">
            <text:p>30.50</text:p>
          </table:table-cell>
          <table:table-cell table:formula="of:=[.E122]/[$Params.$B$1]" office:value-type="float" office:value="30.6131684" calcext:value-type="float">
            <text:p>30.61</text:p>
          </table:table-cell>
          <table:table-cell table:formula="of:=[.F122]/[$Params.$B$1]" office:value-type="float" office:value="30.50770912" calcext:value-type="float">
            <text:p>30.51</text:p>
          </table:table-cell>
          <table:table-cell table:formula="of:=[.G122]/[$Params.$B$1]" office:value-type="float" office:value="30.50350384" calcext:value-type="float">
            <text:p>30.50</text:p>
          </table:table-cell>
          <table:table-cell table:style-name="ce2" table:formula="of:=[.H122]/[$Params.$B$1]" office:value-type="float" office:value="40.68215713" calcext:value-type="float">
            <text:p>40.68</text:p>
          </table:table-cell>
          <table:table-cell table:style-name="ce2" table:formula="of:=[.I12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4332473679" calcext:value-type="float">
            <text:p>4332473679</text:p>
          </table:table-cell>
          <table:table-cell/>
          <table:table-cell office:value-type="float" office:value="3075500359" calcext:value-type="float">
            <text:p>3075500359</text:p>
          </table:table-cell>
          <table:table-cell office:value-type="float" office:value="3076580264" calcext:value-type="float">
            <text:p>3076580264</text:p>
          </table:table-cell>
          <table:table-cell office:value-type="float" office:value="3075560768" calcext:value-type="float">
            <text:p>3075560768</text:p>
          </table:table-cell>
          <table:table-cell office:value-type="float" office:value="3075471281" calcext:value-type="float">
            <text:p>3075471281</text:p>
          </table:table-cell>
          <table:table-cell office:value-type="float" office:value="4101530017" calcext:value-type="float">
            <text:p>4101530017</text:p>
          </table:table-cell>
          <table:table-cell table:number-columns-repeated="2"/>
          <table:table-cell table:formula="of:=[.A123]" office:value-type="float" office:value="0" calcext:value-type="float">
            <text:p>0</text:p>
          </table:table-cell>
          <table:table-cell table:style-name="ce2" table:formula="of:=[.B123]/[$Params.$B$1]" office:value-type="float" office:value="43.32473679" calcext:value-type="float">
            <text:p>43.32</text:p>
          </table:table-cell>
          <table:table-cell table:formula="of:=[.C123]/[$Params.$B$1]" office:value-type="float" office:value="0" calcext:value-type="float">
            <text:p>0.00</text:p>
          </table:table-cell>
          <table:table-cell table:formula="of:=[.D123]/[$Params.$B$1]" office:value-type="float" office:value="30.75500359" calcext:value-type="float">
            <text:p>30.76</text:p>
          </table:table-cell>
          <table:table-cell table:formula="of:=[.E123]/[$Params.$B$1]" office:value-type="float" office:value="30.76580264" calcext:value-type="float">
            <text:p>30.77</text:p>
          </table:table-cell>
          <table:table-cell table:formula="of:=[.F123]/[$Params.$B$1]" office:value-type="float" office:value="30.75560768" calcext:value-type="float">
            <text:p>30.76</text:p>
          </table:table-cell>
          <table:table-cell table:formula="of:=[.G123]/[$Params.$B$1]" office:value-type="float" office:value="30.75471281" calcext:value-type="float">
            <text:p>30.75</text:p>
          </table:table-cell>
          <table:table-cell table:style-name="ce2" table:formula="of:=[.H123]/[$Params.$B$1]" office:value-type="float" office:value="41.01530017" calcext:value-type="float">
            <text:p>41.02</text:p>
          </table:table-cell>
          <table:table-cell table:style-name="ce2" table:formula="of:=[.I12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100405457" calcext:value-type="float">
            <text:p>3100405457</text:p>
          </table:table-cell>
          <table:table-cell/>
          <table:table-cell office:value-type="float" office:value="3100464427" calcext:value-type="float">
            <text:p>3100464427</text:p>
          </table:table-cell>
          <table:table-cell office:value-type="float" office:value="3106181677" calcext:value-type="float">
            <text:p>3106181677</text:p>
          </table:table-cell>
          <table:table-cell office:value-type="float" office:value="3100555068" calcext:value-type="float">
            <text:p>3100555068</text:p>
          </table:table-cell>
          <table:table-cell office:value-type="float" office:value="3100358719" calcext:value-type="float">
            <text:p>3100358719</text:p>
          </table:table-cell>
          <table:table-cell office:value-type="float" office:value="4134856307" calcext:value-type="float">
            <text:p>4134856307</text:p>
          </table:table-cell>
          <table:table-cell table:number-columns-repeated="2"/>
          <table:table-cell table:formula="of:=[.A124]" office:value-type="float" office:value="0" calcext:value-type="float">
            <text:p>0</text:p>
          </table:table-cell>
          <table:table-cell table:style-name="ce2" table:formula="of:=[.B124]/[$Params.$B$1]" office:value-type="float" office:value="31.00405457" calcext:value-type="float">
            <text:p>31.00</text:p>
          </table:table-cell>
          <table:table-cell table:formula="of:=[.C124]/[$Params.$B$1]" office:value-type="float" office:value="0" calcext:value-type="float">
            <text:p>0.00</text:p>
          </table:table-cell>
          <table:table-cell table:formula="of:=[.D124]/[$Params.$B$1]" office:value-type="float" office:value="31.00464427" calcext:value-type="float">
            <text:p>31.00</text:p>
          </table:table-cell>
          <table:table-cell table:formula="of:=[.E124]/[$Params.$B$1]" office:value-type="float" office:value="31.06181677" calcext:value-type="float">
            <text:p>31.06</text:p>
          </table:table-cell>
          <table:table-cell table:formula="of:=[.F124]/[$Params.$B$1]" office:value-type="float" office:value="31.00555068" calcext:value-type="float">
            <text:p>31.01</text:p>
          </table:table-cell>
          <table:table-cell table:formula="of:=[.G124]/[$Params.$B$1]" office:value-type="float" office:value="31.00358719" calcext:value-type="float">
            <text:p>31.00</text:p>
          </table:table-cell>
          <table:table-cell table:style-name="ce2" table:formula="of:=[.H124]/[$Params.$B$1]" office:value-type="float" office:value="41.34856307" calcext:value-type="float">
            <text:p>41.35</text:p>
          </table:table-cell>
          <table:table-cell table:style-name="ce2" table:formula="of:=[.I12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125467664" calcext:value-type="float">
            <text:p>3125467664</text:p>
          </table:table-cell>
          <table:table-cell/>
          <table:table-cell office:value-type="float" office:value="3150529452" calcext:value-type="float">
            <text:p>3150529452</text:p>
          </table:table-cell>
          <table:table-cell office:value-type="float" office:value="3168694503" calcext:value-type="float">
            <text:p>3168694503</text:p>
          </table:table-cell>
          <table:table-cell office:value-type="float" office:value="3150768990" calcext:value-type="float">
            <text:p>3150768990</text:p>
          </table:table-cell>
          <table:table-cell office:value-type="float" office:value="3200368500" calcext:value-type="float">
            <text:p>3200368500</text:p>
          </table:table-cell>
          <table:table-cell office:value-type="float" office:value="4168314408" calcext:value-type="float">
            <text:p>4168314408</text:p>
          </table:table-cell>
          <table:table-cell table:number-columns-repeated="2"/>
          <table:table-cell table:formula="of:=[.A125]" office:value-type="float" office:value="0" calcext:value-type="float">
            <text:p>0</text:p>
          </table:table-cell>
          <table:table-cell table:style-name="ce2" table:formula="of:=[.B125]/[$Params.$B$1]" office:value-type="float" office:value="31.25467664" calcext:value-type="float">
            <text:p>31.25</text:p>
          </table:table-cell>
          <table:table-cell table:formula="of:=[.C125]/[$Params.$B$1]" office:value-type="float" office:value="0" calcext:value-type="float">
            <text:p>0.00</text:p>
          </table:table-cell>
          <table:table-cell table:formula="of:=[.D125]/[$Params.$B$1]" office:value-type="float" office:value="31.50529452" calcext:value-type="float">
            <text:p>31.51</text:p>
          </table:table-cell>
          <table:table-cell table:formula="of:=[.E125]/[$Params.$B$1]" office:value-type="float" office:value="31.68694503" calcext:value-type="float">
            <text:p>31.69</text:p>
          </table:table-cell>
          <table:table-cell table:formula="of:=[.F125]/[$Params.$B$1]" office:value-type="float" office:value="31.5076899" calcext:value-type="float">
            <text:p>31.51</text:p>
          </table:table-cell>
          <table:table-cell table:formula="of:=[.G125]/[$Params.$B$1]" office:value-type="float" office:value="32.003685" calcext:value-type="float">
            <text:p>32.00</text:p>
          </table:table-cell>
          <table:table-cell table:style-name="ce2" table:formula="of:=[.H125]/[$Params.$B$1]" office:value-type="float" office:value="41.68314408" calcext:value-type="float">
            <text:p>41.68</text:p>
          </table:table-cell>
          <table:table-cell table:style-name="ce2" table:formula="of:=[.I12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150554033" calcext:value-type="float">
            <text:p>3150554033</text:p>
          </table:table-cell>
          <table:table-cell/>
          <table:table-cell office:value-type="float" office:value="3150446417" calcext:value-type="float">
            <text:p>3150446417</text:p>
          </table:table-cell>
          <table:table-cell office:value-type="float" office:value="3173576460" calcext:value-type="float">
            <text:p>3173576460</text:p>
          </table:table-cell>
          <table:table-cell office:value-type="float" office:value="3150668377" calcext:value-type="float">
            <text:p>3150668377</text:p>
          </table:table-cell>
          <table:table-cell office:value-type="float" office:value="3200371102" calcext:value-type="float">
            <text:p>3200371102</text:p>
          </table:table-cell>
          <table:table-cell office:value-type="float" office:value="4200975173" calcext:value-type="float">
            <text:p>4200975173</text:p>
          </table:table-cell>
          <table:table-cell table:number-columns-repeated="2"/>
          <table:table-cell table:formula="of:=[.A126]" office:value-type="float" office:value="0" calcext:value-type="float">
            <text:p>0</text:p>
          </table:table-cell>
          <table:table-cell table:style-name="ce2" table:formula="of:=[.B126]/[$Params.$B$1]" office:value-type="float" office:value="31.50554033" calcext:value-type="float">
            <text:p>31.51</text:p>
          </table:table-cell>
          <table:table-cell table:formula="of:=[.C126]/[$Params.$B$1]" office:value-type="float" office:value="0" calcext:value-type="float">
            <text:p>0.00</text:p>
          </table:table-cell>
          <table:table-cell table:formula="of:=[.D126]/[$Params.$B$1]" office:value-type="float" office:value="31.50446417" calcext:value-type="float">
            <text:p>31.50</text:p>
          </table:table-cell>
          <table:table-cell table:formula="of:=[.E126]/[$Params.$B$1]" office:value-type="float" office:value="31.7357646" calcext:value-type="float">
            <text:p>31.74</text:p>
          </table:table-cell>
          <table:table-cell table:formula="of:=[.F126]/[$Params.$B$1]" office:value-type="float" office:value="31.50668377" calcext:value-type="float">
            <text:p>31.51</text:p>
          </table:table-cell>
          <table:table-cell table:formula="of:=[.G126]/[$Params.$B$1]" office:value-type="float" office:value="32.00371102" calcext:value-type="float">
            <text:p>32.00</text:p>
          </table:table-cell>
          <table:table-cell table:style-name="ce2" table:formula="of:=[.H126]/[$Params.$B$1]" office:value-type="float" office:value="42.00975173" calcext:value-type="float">
            <text:p>42.01</text:p>
          </table:table-cell>
          <table:table-cell table:style-name="ce2" table:formula="of:=[.I12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175466349" calcext:value-type="float">
            <text:p>3175466349</text:p>
          </table:table-cell>
          <table:table-cell/>
          <table:table-cell office:value-type="float" office:value="3200565952" calcext:value-type="float">
            <text:p>3200565952</text:p>
          </table:table-cell>
          <table:table-cell office:value-type="float" office:value="3202125314" calcext:value-type="float">
            <text:p>3202125314</text:p>
          </table:table-cell>
          <table:table-cell office:value-type="float" office:value="3200408798" calcext:value-type="float">
            <text:p>3200408798</text:p>
          </table:table-cell>
          <table:table-cell office:value-type="float" office:value="3200371440" calcext:value-type="float">
            <text:p>3200371440</text:p>
          </table:table-cell>
          <table:table-cell office:value-type="float" office:value="4234641373" calcext:value-type="float">
            <text:p>4234641373</text:p>
          </table:table-cell>
          <table:table-cell table:number-columns-repeated="2"/>
          <table:table-cell table:formula="of:=[.A127]" office:value-type="float" office:value="0" calcext:value-type="float">
            <text:p>0</text:p>
          </table:table-cell>
          <table:table-cell table:style-name="ce2" table:formula="of:=[.B127]/[$Params.$B$1]" office:value-type="float" office:value="31.75466349" calcext:value-type="float">
            <text:p>31.75</text:p>
          </table:table-cell>
          <table:table-cell table:formula="of:=[.C127]/[$Params.$B$1]" office:value-type="float" office:value="0" calcext:value-type="float">
            <text:p>0.00</text:p>
          </table:table-cell>
          <table:table-cell table:formula="of:=[.D127]/[$Params.$B$1]" office:value-type="float" office:value="32.00565952" calcext:value-type="float">
            <text:p>32.01</text:p>
          </table:table-cell>
          <table:table-cell table:formula="of:=[.E127]/[$Params.$B$1]" office:value-type="float" office:value="32.02125314" calcext:value-type="float">
            <text:p>32.02</text:p>
          </table:table-cell>
          <table:table-cell table:formula="of:=[.F127]/[$Params.$B$1]" office:value-type="float" office:value="32.00408798" calcext:value-type="float">
            <text:p>32.00</text:p>
          </table:table-cell>
          <table:table-cell table:formula="of:=[.G127]/[$Params.$B$1]" office:value-type="float" office:value="32.0037144" calcext:value-type="float">
            <text:p>32.00</text:p>
          </table:table-cell>
          <table:table-cell table:style-name="ce2" table:formula="of:=[.H127]/[$Params.$B$1]" office:value-type="float" office:value="42.34641373" calcext:value-type="float">
            <text:p>42.35</text:p>
          </table:table-cell>
          <table:table-cell table:style-name="ce2" table:formula="of:=[.I12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200669642" calcext:value-type="float">
            <text:p>3200669642</text:p>
          </table:table-cell>
          <table:table-cell/>
          <table:table-cell office:value-type="float" office:value="3200551862" calcext:value-type="float">
            <text:p>3200551862</text:p>
          </table:table-cell>
          <table:table-cell office:value-type="float" office:value="3202193791" calcext:value-type="float">
            <text:p>3202193791</text:p>
          </table:table-cell>
          <table:table-cell office:value-type="float" office:value="3200400010" calcext:value-type="float">
            <text:p>3200400010</text:p>
          </table:table-cell>
          <table:table-cell office:value-type="float" office:value="3200354654" calcext:value-type="float">
            <text:p>3200354654</text:p>
          </table:table-cell>
          <table:table-cell office:value-type="float" office:value="4267922382" calcext:value-type="float">
            <text:p>4267922382</text:p>
          </table:table-cell>
          <table:table-cell table:number-columns-repeated="2"/>
          <table:table-cell table:formula="of:=[.A128]" office:value-type="float" office:value="0" calcext:value-type="float">
            <text:p>0</text:p>
          </table:table-cell>
          <table:table-cell table:style-name="ce2" table:formula="of:=[.B128]/[$Params.$B$1]" office:value-type="float" office:value="32.00669642" calcext:value-type="float">
            <text:p>32.01</text:p>
          </table:table-cell>
          <table:table-cell table:formula="of:=[.C128]/[$Params.$B$1]" office:value-type="float" office:value="0" calcext:value-type="float">
            <text:p>0.00</text:p>
          </table:table-cell>
          <table:table-cell table:formula="of:=[.D128]/[$Params.$B$1]" office:value-type="float" office:value="32.00551862" calcext:value-type="float">
            <text:p>32.01</text:p>
          </table:table-cell>
          <table:table-cell table:formula="of:=[.E128]/[$Params.$B$1]" office:value-type="float" office:value="32.02193791" calcext:value-type="float">
            <text:p>32.02</text:p>
          </table:table-cell>
          <table:table-cell table:formula="of:=[.F128]/[$Params.$B$1]" office:value-type="float" office:value="32.0040001" calcext:value-type="float">
            <text:p>32.00</text:p>
          </table:table-cell>
          <table:table-cell table:formula="of:=[.G128]/[$Params.$B$1]" office:value-type="float" office:value="32.00354654" calcext:value-type="float">
            <text:p>32.00</text:p>
          </table:table-cell>
          <table:table-cell table:style-name="ce2" table:formula="of:=[.H128]/[$Params.$B$1]" office:value-type="float" office:value="42.67922382" calcext:value-type="float">
            <text:p>42.68</text:p>
          </table:table-cell>
          <table:table-cell table:style-name="ce2" table:formula="of:=[.I12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225537798" calcext:value-type="float">
            <text:p>3225537798</text:p>
          </table:table-cell>
          <table:table-cell/>
          <table:table-cell office:value-type="float" office:value="3300452202" calcext:value-type="float">
            <text:p>3300452202</text:p>
          </table:table-cell>
          <table:table-cell office:value-type="float" office:value="3300658491" calcext:value-type="float">
            <text:p>3300658491</text:p>
          </table:table-cell>
          <table:table-cell office:value-type="float" office:value="3300493754" calcext:value-type="float">
            <text:p>3300493754</text:p>
          </table:table-cell>
          <table:table-cell office:value-type="float" office:value="3300369044" calcext:value-type="float">
            <text:p>3300369044</text:p>
          </table:table-cell>
          <table:table-cell office:value-type="float" office:value="4301215503" calcext:value-type="float">
            <text:p>4301215503</text:p>
          </table:table-cell>
          <table:table-cell table:number-columns-repeated="2"/>
          <table:table-cell table:formula="of:=[.A129]" office:value-type="float" office:value="0" calcext:value-type="float">
            <text:p>0</text:p>
          </table:table-cell>
          <table:table-cell table:style-name="ce2" table:formula="of:=[.B129]/[$Params.$B$1]" office:value-type="float" office:value="32.25537798" calcext:value-type="float">
            <text:p>32.26</text:p>
          </table:table-cell>
          <table:table-cell table:formula="of:=[.C129]/[$Params.$B$1]" office:value-type="float" office:value="0" calcext:value-type="float">
            <text:p>0.00</text:p>
          </table:table-cell>
          <table:table-cell table:formula="of:=[.D129]/[$Params.$B$1]" office:value-type="float" office:value="33.00452202" calcext:value-type="float">
            <text:p>33.00</text:p>
          </table:table-cell>
          <table:table-cell table:formula="of:=[.E129]/[$Params.$B$1]" office:value-type="float" office:value="33.00658491" calcext:value-type="float">
            <text:p>33.01</text:p>
          </table:table-cell>
          <table:table-cell table:formula="of:=[.F129]/[$Params.$B$1]" office:value-type="float" office:value="33.00493754" calcext:value-type="float">
            <text:p>33.00</text:p>
          </table:table-cell>
          <table:table-cell table:formula="of:=[.G129]/[$Params.$B$1]" office:value-type="float" office:value="33.00369044" calcext:value-type="float">
            <text:p>33.00</text:p>
          </table:table-cell>
          <table:table-cell table:style-name="ce2" table:formula="of:=[.H129]/[$Params.$B$1]" office:value-type="float" office:value="43.01215503" calcext:value-type="float">
            <text:p>43.01</text:p>
          </table:table-cell>
          <table:table-cell table:style-name="ce2" table:formula="of:=[.I12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250359424" calcext:value-type="float">
            <text:p>3250359424</text:p>
          </table:table-cell>
          <table:table-cell/>
          <table:table-cell office:value-type="float" office:value="3300530372" calcext:value-type="float">
            <text:p>3300530372</text:p>
          </table:table-cell>
          <table:table-cell office:value-type="float" office:value="3304570480" calcext:value-type="float">
            <text:p>3304570480</text:p>
          </table:table-cell>
          <table:table-cell office:value-type="float" office:value="3300546512" calcext:value-type="float">
            <text:p>3300546512</text:p>
          </table:table-cell>
          <table:table-cell office:value-type="float" office:value="3300374393" calcext:value-type="float">
            <text:p>3300374393</text:p>
          </table:table-cell>
          <table:table-cell office:value-type="float" office:value="4334649836" calcext:value-type="float">
            <text:p>4334649836</text:p>
          </table:table-cell>
          <table:table-cell table:number-columns-repeated="2"/>
          <table:table-cell table:formula="of:=[.A130]" office:value-type="float" office:value="0" calcext:value-type="float">
            <text:p>0</text:p>
          </table:table-cell>
          <table:table-cell table:style-name="ce2" table:formula="of:=[.B130]/[$Params.$B$1]" office:value-type="float" office:value="32.50359424" calcext:value-type="float">
            <text:p>32.50</text:p>
          </table:table-cell>
          <table:table-cell table:formula="of:=[.C130]/[$Params.$B$1]" office:value-type="float" office:value="0" calcext:value-type="float">
            <text:p>0.00</text:p>
          </table:table-cell>
          <table:table-cell table:formula="of:=[.D130]/[$Params.$B$1]" office:value-type="float" office:value="33.00530372" calcext:value-type="float">
            <text:p>33.01</text:p>
          </table:table-cell>
          <table:table-cell table:formula="of:=[.E130]/[$Params.$B$1]" office:value-type="float" office:value="33.0457048" calcext:value-type="float">
            <text:p>33.05</text:p>
          </table:table-cell>
          <table:table-cell table:formula="of:=[.F130]/[$Params.$B$1]" office:value-type="float" office:value="33.00546512" calcext:value-type="float">
            <text:p>33.01</text:p>
          </table:table-cell>
          <table:table-cell table:formula="of:=[.G130]/[$Params.$B$1]" office:value-type="float" office:value="33.00374393" calcext:value-type="float">
            <text:p>33.00</text:p>
          </table:table-cell>
          <table:table-cell table:style-name="ce2" table:formula="of:=[.H130]/[$Params.$B$1]" office:value-type="float" office:value="43.34649836" calcext:value-type="float">
            <text:p>43.35</text:p>
          </table:table-cell>
          <table:table-cell table:style-name="ce2" table:formula="of:=[.I130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275395339" calcext:value-type="float">
            <text:p>3275395339</text:p>
          </table:table-cell>
          <table:table-cell/>
          <table:table-cell office:value-type="float" office:value="3300465322" calcext:value-type="float">
            <text:p>3300465322</text:p>
          </table:table-cell>
          <table:table-cell office:value-type="float" office:value="3305656017" calcext:value-type="float">
            <text:p>3305656017</text:p>
          </table:table-cell>
          <table:table-cell office:value-type="float" office:value="3300533424" calcext:value-type="float">
            <text:p>3300533424</text:p>
          </table:table-cell>
          <table:table-cell office:value-type="float" office:value="3300364534" calcext:value-type="float">
            <text:p>3300364534</text:p>
          </table:table-cell>
          <table:table-cell office:value-type="float" office:value="4367801573" calcext:value-type="float">
            <text:p>4367801573</text:p>
          </table:table-cell>
          <table:table-cell table:number-columns-repeated="2"/>
          <table:table-cell table:formula="of:=[.A131]" office:value-type="float" office:value="0" calcext:value-type="float">
            <text:p>0</text:p>
          </table:table-cell>
          <table:table-cell table:style-name="ce2" table:formula="of:=[.B131]/[$Params.$B$1]" office:value-type="float" office:value="32.75395339" calcext:value-type="float">
            <text:p>32.75</text:p>
          </table:table-cell>
          <table:table-cell table:formula="of:=[.C131]/[$Params.$B$1]" office:value-type="float" office:value="0" calcext:value-type="float">
            <text:p>0.00</text:p>
          </table:table-cell>
          <table:table-cell table:formula="of:=[.D131]/[$Params.$B$1]" office:value-type="float" office:value="33.00465322" calcext:value-type="float">
            <text:p>33.00</text:p>
          </table:table-cell>
          <table:table-cell table:formula="of:=[.E131]/[$Params.$B$1]" office:value-type="float" office:value="33.05656017" calcext:value-type="float">
            <text:p>33.06</text:p>
          </table:table-cell>
          <table:table-cell table:formula="of:=[.F131]/[$Params.$B$1]" office:value-type="float" office:value="33.00533424" calcext:value-type="float">
            <text:p>33.01</text:p>
          </table:table-cell>
          <table:table-cell table:formula="of:=[.G131]/[$Params.$B$1]" office:value-type="float" office:value="33.00364534" calcext:value-type="float">
            <text:p>33.00</text:p>
          </table:table-cell>
          <table:table-cell table:style-name="ce2" table:formula="of:=[.H131]/[$Params.$B$1]" office:value-type="float" office:value="43.67801573" calcext:value-type="float">
            <text:p>43.68</text:p>
          </table:table-cell>
          <table:table-cell table:style-name="ce2" table:formula="of:=[.I131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300400236" calcext:value-type="float">
            <text:p>3300400236</text:p>
          </table:table-cell>
          <table:table-cell/>
          <table:table-cell office:value-type="float" office:value="3300460479" calcext:value-type="float">
            <text:p>3300460479</text:p>
          </table:table-cell>
          <table:table-cell office:value-type="float" office:value="3300706301" calcext:value-type="float">
            <text:p>3300706301</text:p>
          </table:table-cell>
          <table:table-cell office:value-type="float" office:value="3300492076" calcext:value-type="float">
            <text:p>3300492076</text:p>
          </table:table-cell>
          <table:table-cell office:value-type="float" office:value="3300364650" calcext:value-type="float">
            <text:p>3300364650</text:p>
          </table:table-cell>
          <table:table-cell office:value-type="float" office:value="4400625556" calcext:value-type="float">
            <text:p>4400625556</text:p>
          </table:table-cell>
          <table:table-cell table:number-columns-repeated="2"/>
          <table:table-cell table:formula="of:=[.A132]" office:value-type="float" office:value="0" calcext:value-type="float">
            <text:p>0</text:p>
          </table:table-cell>
          <table:table-cell table:style-name="ce2" table:formula="of:=[.B132]/[$Params.$B$1]" office:value-type="float" office:value="33.00400236" calcext:value-type="float">
            <text:p>33.00</text:p>
          </table:table-cell>
          <table:table-cell table:formula="of:=[.C132]/[$Params.$B$1]" office:value-type="float" office:value="0" calcext:value-type="float">
            <text:p>0.00</text:p>
          </table:table-cell>
          <table:table-cell table:formula="of:=[.D132]/[$Params.$B$1]" office:value-type="float" office:value="33.00460479" calcext:value-type="float">
            <text:p>33.00</text:p>
          </table:table-cell>
          <table:table-cell table:formula="of:=[.E132]/[$Params.$B$1]" office:value-type="float" office:value="33.00706301" calcext:value-type="float">
            <text:p>33.01</text:p>
          </table:table-cell>
          <table:table-cell table:formula="of:=[.F132]/[$Params.$B$1]" office:value-type="float" office:value="33.00492076" calcext:value-type="float">
            <text:p>33.00</text:p>
          </table:table-cell>
          <table:table-cell table:formula="of:=[.G132]/[$Params.$B$1]" office:value-type="float" office:value="33.0036465" calcext:value-type="float">
            <text:p>33.00</text:p>
          </table:table-cell>
          <table:table-cell table:style-name="ce2" table:formula="of:=[.H132]/[$Params.$B$1]" office:value-type="float" office:value="44.00625556" calcext:value-type="float">
            <text:p>44.01</text:p>
          </table:table-cell>
          <table:table-cell table:style-name="ce2" table:formula="of:=[.I132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325543923" calcext:value-type="float">
            <text:p>3325543923</text:p>
          </table:table-cell>
          <table:table-cell/>
          <table:table-cell office:value-type="float" office:value="3325554028" calcext:value-type="float">
            <text:p>3325554028</text:p>
          </table:table-cell>
          <table:table-cell office:value-type="float" office:value="3325808218" calcext:value-type="float">
            <text:p>3325808218</text:p>
          </table:table-cell>
          <table:table-cell office:value-type="float" office:value="3325497377" calcext:value-type="float">
            <text:p>3325497377</text:p>
          </table:table-cell>
          <table:table-cell office:value-type="float" office:value="3325413163" calcext:value-type="float">
            <text:p>3325413163</text:p>
          </table:table-cell>
          <table:table-cell office:value-type="float" office:value="4434261403" calcext:value-type="float">
            <text:p>4434261403</text:p>
          </table:table-cell>
          <table:table-cell table:number-columns-repeated="2"/>
          <table:table-cell table:formula="of:=[.A133]" office:value-type="float" office:value="0" calcext:value-type="float">
            <text:p>0</text:p>
          </table:table-cell>
          <table:table-cell table:style-name="ce2" table:formula="of:=[.B133]/[$Params.$B$1]" office:value-type="float" office:value="33.25543923" calcext:value-type="float">
            <text:p>33.26</text:p>
          </table:table-cell>
          <table:table-cell table:formula="of:=[.C133]/[$Params.$B$1]" office:value-type="float" office:value="0" calcext:value-type="float">
            <text:p>0.00</text:p>
          </table:table-cell>
          <table:table-cell table:formula="of:=[.D133]/[$Params.$B$1]" office:value-type="float" office:value="33.25554028" calcext:value-type="float">
            <text:p>33.26</text:p>
          </table:table-cell>
          <table:table-cell table:formula="of:=[.E133]/[$Params.$B$1]" office:value-type="float" office:value="33.25808218" calcext:value-type="float">
            <text:p>33.26</text:p>
          </table:table-cell>
          <table:table-cell table:formula="of:=[.F133]/[$Params.$B$1]" office:value-type="float" office:value="33.25497377" calcext:value-type="float">
            <text:p>33.25</text:p>
          </table:table-cell>
          <table:table-cell table:formula="of:=[.G133]/[$Params.$B$1]" office:value-type="float" office:value="33.25413163" calcext:value-type="float">
            <text:p>33.25</text:p>
          </table:table-cell>
          <table:table-cell table:style-name="ce2" table:formula="of:=[.H133]/[$Params.$B$1]" office:value-type="float" office:value="44.34261403" calcext:value-type="float">
            <text:p>44.34</text:p>
          </table:table-cell>
          <table:table-cell table:style-name="ce2" table:formula="of:=[.I133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898785790" calcext:value-type="float">
            <text:p>3898785790</text:p>
          </table:table-cell>
          <table:table-cell/>
          <table:table-cell office:value-type="float" office:value="3350562541" calcext:value-type="float">
            <text:p>3350562541</text:p>
          </table:table-cell>
          <table:table-cell office:value-type="float" office:value="3352092034" calcext:value-type="float">
            <text:p>3352092034</text:p>
          </table:table-cell>
          <table:table-cell office:value-type="float" office:value="3351820467" calcext:value-type="float">
            <text:p>3351820467</text:p>
          </table:table-cell>
          <table:table-cell office:value-type="float" office:value="3350384469" calcext:value-type="float">
            <text:p>3350384469</text:p>
          </table:table-cell>
          <table:table-cell office:value-type="float" office:value="4467230647" calcext:value-type="float">
            <text:p>4467230647</text:p>
          </table:table-cell>
          <table:table-cell table:number-columns-repeated="2"/>
          <table:table-cell table:formula="of:=[.A134]" office:value-type="float" office:value="0" calcext:value-type="float">
            <text:p>0</text:p>
          </table:table-cell>
          <table:table-cell table:style-name="ce2" table:formula="of:=[.B134]/[$Params.$B$1]" office:value-type="float" office:value="38.9878579" calcext:value-type="float">
            <text:p>38.99</text:p>
          </table:table-cell>
          <table:table-cell table:formula="of:=[.C134]/[$Params.$B$1]" office:value-type="float" office:value="0" calcext:value-type="float">
            <text:p>0.00</text:p>
          </table:table-cell>
          <table:table-cell table:formula="of:=[.D134]/[$Params.$B$1]" office:value-type="float" office:value="33.50562541" calcext:value-type="float">
            <text:p>33.51</text:p>
          </table:table-cell>
          <table:table-cell table:formula="of:=[.E134]/[$Params.$B$1]" office:value-type="float" office:value="33.52092034" calcext:value-type="float">
            <text:p>33.52</text:p>
          </table:table-cell>
          <table:table-cell table:formula="of:=[.F134]/[$Params.$B$1]" office:value-type="float" office:value="33.51820467" calcext:value-type="float">
            <text:p>33.52</text:p>
          </table:table-cell>
          <table:table-cell table:formula="of:=[.G134]/[$Params.$B$1]" office:value-type="float" office:value="33.50384469" calcext:value-type="float">
            <text:p>33.50</text:p>
          </table:table-cell>
          <table:table-cell table:style-name="ce2" table:formula="of:=[.H134]/[$Params.$B$1]" office:value-type="float" office:value="44.67230647" calcext:value-type="float">
            <text:p>44.67</text:p>
          </table:table-cell>
          <table:table-cell table:style-name="ce2" table:formula="of:=[.I134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375446838" calcext:value-type="float">
            <text:p>3375446838</text:p>
          </table:table-cell>
          <table:table-cell/>
          <table:table-cell office:value-type="float" office:value="3400456819" calcext:value-type="float">
            <text:p>3400456819</text:p>
          </table:table-cell>
          <table:table-cell office:value-type="float" office:value="3401484378" calcext:value-type="float">
            <text:p>3401484378</text:p>
          </table:table-cell>
          <table:table-cell office:value-type="float" office:value="3400510745" calcext:value-type="float">
            <text:p>3400510745</text:p>
          </table:table-cell>
          <table:table-cell office:value-type="float" office:value="3400386920" calcext:value-type="float">
            <text:p>3400386920</text:p>
          </table:table-cell>
          <table:table-cell office:value-type="float" office:value="4500978483" calcext:value-type="float">
            <text:p>4500978483</text:p>
          </table:table-cell>
          <table:table-cell table:number-columns-repeated="2"/>
          <table:table-cell table:formula="of:=[.A135]" office:value-type="float" office:value="0" calcext:value-type="float">
            <text:p>0</text:p>
          </table:table-cell>
          <table:table-cell table:style-name="ce2" table:formula="of:=[.B135]/[$Params.$B$1]" office:value-type="float" office:value="33.75446838" calcext:value-type="float">
            <text:p>33.75</text:p>
          </table:table-cell>
          <table:table-cell table:formula="of:=[.C135]/[$Params.$B$1]" office:value-type="float" office:value="0" calcext:value-type="float">
            <text:p>0.00</text:p>
          </table:table-cell>
          <table:table-cell table:formula="of:=[.D135]/[$Params.$B$1]" office:value-type="float" office:value="34.00456819" calcext:value-type="float">
            <text:p>34.00</text:p>
          </table:table-cell>
          <table:table-cell table:formula="of:=[.E135]/[$Params.$B$1]" office:value-type="float" office:value="34.01484378" calcext:value-type="float">
            <text:p>34.01</text:p>
          </table:table-cell>
          <table:table-cell table:formula="of:=[.F135]/[$Params.$B$1]" office:value-type="float" office:value="34.00510745" calcext:value-type="float">
            <text:p>34.01</text:p>
          </table:table-cell>
          <table:table-cell table:formula="of:=[.G135]/[$Params.$B$1]" office:value-type="float" office:value="34.0038692" calcext:value-type="float">
            <text:p>34.00</text:p>
          </table:table-cell>
          <table:table-cell table:style-name="ce2" table:formula="of:=[.H135]/[$Params.$B$1]" office:value-type="float" office:value="45.00978483" calcext:value-type="float">
            <text:p>45.01</text:p>
          </table:table-cell>
          <table:table-cell table:style-name="ce2" table:formula="of:=[.I135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400455598" calcext:value-type="float">
            <text:p>3400455598</text:p>
          </table:table-cell>
          <table:table-cell/>
          <table:table-cell office:value-type="float" office:value="3400465883" calcext:value-type="float">
            <text:p>3400465883</text:p>
          </table:table-cell>
          <table:table-cell office:value-type="float" office:value="3402328010" calcext:value-type="float">
            <text:p>3402328010</text:p>
          </table:table-cell>
          <table:table-cell office:value-type="float" office:value="3400467337" calcext:value-type="float">
            <text:p>3400467337</text:p>
          </table:table-cell>
          <table:table-cell office:value-type="float" office:value="3400386524" calcext:value-type="float">
            <text:p>3400386524</text:p>
          </table:table-cell>
          <table:table-cell office:value-type="float" office:value="4533922394" calcext:value-type="float">
            <text:p>4533922394</text:p>
          </table:table-cell>
          <table:table-cell table:number-columns-repeated="2"/>
          <table:table-cell table:formula="of:=[.A136]" office:value-type="float" office:value="0" calcext:value-type="float">
            <text:p>0</text:p>
          </table:table-cell>
          <table:table-cell table:style-name="ce2" table:formula="of:=[.B136]/[$Params.$B$1]" office:value-type="float" office:value="34.00455598" calcext:value-type="float">
            <text:p>34.00</text:p>
          </table:table-cell>
          <table:table-cell table:formula="of:=[.C136]/[$Params.$B$1]" office:value-type="float" office:value="0" calcext:value-type="float">
            <text:p>0.00</text:p>
          </table:table-cell>
          <table:table-cell table:formula="of:=[.D136]/[$Params.$B$1]" office:value-type="float" office:value="34.00465883" calcext:value-type="float">
            <text:p>34.00</text:p>
          </table:table-cell>
          <table:table-cell table:formula="of:=[.E136]/[$Params.$B$1]" office:value-type="float" office:value="34.0232801" calcext:value-type="float">
            <text:p>34.02</text:p>
          </table:table-cell>
          <table:table-cell table:formula="of:=[.F136]/[$Params.$B$1]" office:value-type="float" office:value="34.00467337" calcext:value-type="float">
            <text:p>34.00</text:p>
          </table:table-cell>
          <table:table-cell table:formula="of:=[.G136]/[$Params.$B$1]" office:value-type="float" office:value="34.00386524" calcext:value-type="float">
            <text:p>34.00</text:p>
          </table:table-cell>
          <table:table-cell table:style-name="ce2" table:formula="of:=[.H136]/[$Params.$B$1]" office:value-type="float" office:value="45.33922394" calcext:value-type="float">
            <text:p>45.34</text:p>
          </table:table-cell>
          <table:table-cell table:style-name="ce2" table:formula="of:=[.I136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425422646" calcext:value-type="float">
            <text:p>3425422646</text:p>
          </table:table-cell>
          <table:table-cell/>
          <table:table-cell office:value-type="float" office:value="3450605662" calcext:value-type="float">
            <text:p>3450605662</text:p>
          </table:table-cell>
          <table:table-cell office:value-type="float" office:value="3453125998" calcext:value-type="float">
            <text:p>3453125998</text:p>
          </table:table-cell>
          <table:table-cell office:value-type="float" office:value="3450879579" calcext:value-type="float">
            <text:p>3450879579</text:p>
          </table:table-cell>
          <table:table-cell office:value-type="float" office:value="3450382043" calcext:value-type="float">
            <text:p>3450382043</text:p>
          </table:table-cell>
          <table:table-cell office:value-type="float" office:value="4567252342" calcext:value-type="float">
            <text:p>4567252342</text:p>
          </table:table-cell>
          <table:table-cell table:number-columns-repeated="2"/>
          <table:table-cell table:formula="of:=[.A137]" office:value-type="float" office:value="0" calcext:value-type="float">
            <text:p>0</text:p>
          </table:table-cell>
          <table:table-cell table:style-name="ce2" table:formula="of:=[.B137]/[$Params.$B$1]" office:value-type="float" office:value="34.25422646" calcext:value-type="float">
            <text:p>34.25</text:p>
          </table:table-cell>
          <table:table-cell table:formula="of:=[.C137]/[$Params.$B$1]" office:value-type="float" office:value="0" calcext:value-type="float">
            <text:p>0.00</text:p>
          </table:table-cell>
          <table:table-cell table:formula="of:=[.D137]/[$Params.$B$1]" office:value-type="float" office:value="34.50605662" calcext:value-type="float">
            <text:p>34.51</text:p>
          </table:table-cell>
          <table:table-cell table:formula="of:=[.E137]/[$Params.$B$1]" office:value-type="float" office:value="34.53125998" calcext:value-type="float">
            <text:p>34.53</text:p>
          </table:table-cell>
          <table:table-cell table:formula="of:=[.F137]/[$Params.$B$1]" office:value-type="float" office:value="34.50879579" calcext:value-type="float">
            <text:p>34.51</text:p>
          </table:table-cell>
          <table:table-cell table:formula="of:=[.G137]/[$Params.$B$1]" office:value-type="float" office:value="34.50382043" calcext:value-type="float">
            <text:p>34.50</text:p>
          </table:table-cell>
          <table:table-cell table:style-name="ce2" table:formula="of:=[.H137]/[$Params.$B$1]" office:value-type="float" office:value="45.67252342" calcext:value-type="float">
            <text:p>45.67</text:p>
          </table:table-cell>
          <table:table-cell table:style-name="ce2" table:formula="of:=[.I137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450841875" calcext:value-type="float">
            <text:p>3450841875</text:p>
          </table:table-cell>
          <table:table-cell/>
          <table:table-cell office:value-type="float" office:value="3450478928" calcext:value-type="float">
            <text:p>3450478928</text:p>
          </table:table-cell>
          <table:table-cell office:value-type="float" office:value="3467003931" calcext:value-type="float">
            <text:p>3467003931</text:p>
          </table:table-cell>
          <table:table-cell office:value-type="float" office:value="3450979980" calcext:value-type="float">
            <text:p>3450979980</text:p>
          </table:table-cell>
          <table:table-cell office:value-type="float" office:value="3450374041" calcext:value-type="float">
            <text:p>3450374041</text:p>
          </table:table-cell>
          <table:table-cell office:value-type="float" office:value="4600684187" calcext:value-type="float">
            <text:p>4600684187</text:p>
          </table:table-cell>
          <table:table-cell table:number-columns-repeated="2"/>
          <table:table-cell table:formula="of:=[.A138]" office:value-type="float" office:value="0" calcext:value-type="float">
            <text:p>0</text:p>
          </table:table-cell>
          <table:table-cell table:style-name="ce2" table:formula="of:=[.B138]/[$Params.$B$1]" office:value-type="float" office:value="34.50841875" calcext:value-type="float">
            <text:p>34.51</text:p>
          </table:table-cell>
          <table:table-cell table:formula="of:=[.C138]/[$Params.$B$1]" office:value-type="float" office:value="0" calcext:value-type="float">
            <text:p>0.00</text:p>
          </table:table-cell>
          <table:table-cell table:formula="of:=[.D138]/[$Params.$B$1]" office:value-type="float" office:value="34.50478928" calcext:value-type="float">
            <text:p>34.50</text:p>
          </table:table-cell>
          <table:table-cell table:formula="of:=[.E138]/[$Params.$B$1]" office:value-type="float" office:value="34.67003931" calcext:value-type="float">
            <text:p>34.67</text:p>
          </table:table-cell>
          <table:table-cell table:formula="of:=[.F138]/[$Params.$B$1]" office:value-type="float" office:value="34.5097998" calcext:value-type="float">
            <text:p>34.51</text:p>
          </table:table-cell>
          <table:table-cell table:formula="of:=[.G138]/[$Params.$B$1]" office:value-type="float" office:value="34.50374041" calcext:value-type="float">
            <text:p>34.50</text:p>
          </table:table-cell>
          <table:table-cell table:style-name="ce2" table:formula="of:=[.H138]/[$Params.$B$1]" office:value-type="float" office:value="46.00684187" calcext:value-type="float">
            <text:p>46.01</text:p>
          </table:table-cell>
          <table:table-cell table:style-name="ce2" table:formula="of:=[.I138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480575002" calcext:value-type="float">
            <text:p>3480575002</text:p>
          </table:table-cell>
          <table:table-cell/>
          <table:table-cell office:value-type="float" office:value="3475459441" calcext:value-type="float">
            <text:p>3475459441</text:p>
          </table:table-cell>
          <table:table-cell office:value-type="float" office:value="3477219459" calcext:value-type="float">
            <text:p>3477219459</text:p>
          </table:table-cell>
          <table:table-cell office:value-type="float" office:value="3475541772" calcext:value-type="float">
            <text:p>3475541772</text:p>
          </table:table-cell>
          <table:table-cell office:value-type="float" office:value="3475375345" calcext:value-type="float">
            <text:p>3475375345</text:p>
          </table:table-cell>
          <table:table-cell office:value-type="float" office:value="4633981232" calcext:value-type="float">
            <text:p>4633981232</text:p>
          </table:table-cell>
          <table:table-cell table:number-columns-repeated="2"/>
          <table:table-cell table:formula="of:=[.A139]" office:value-type="float" office:value="0" calcext:value-type="float">
            <text:p>0</text:p>
          </table:table-cell>
          <table:table-cell table:style-name="ce2" table:formula="of:=[.B139]/[$Params.$B$1]" office:value-type="float" office:value="34.80575002" calcext:value-type="float">
            <text:p>34.81</text:p>
          </table:table-cell>
          <table:table-cell table:formula="of:=[.C139]/[$Params.$B$1]" office:value-type="float" office:value="0" calcext:value-type="float">
            <text:p>0.00</text:p>
          </table:table-cell>
          <table:table-cell table:formula="of:=[.D139]/[$Params.$B$1]" office:value-type="float" office:value="34.75459441" calcext:value-type="float">
            <text:p>34.75</text:p>
          </table:table-cell>
          <table:table-cell table:formula="of:=[.E139]/[$Params.$B$1]" office:value-type="float" office:value="34.77219459" calcext:value-type="float">
            <text:p>34.77</text:p>
          </table:table-cell>
          <table:table-cell table:formula="of:=[.F139]/[$Params.$B$1]" office:value-type="float" office:value="34.75541772" calcext:value-type="float">
            <text:p>34.76</text:p>
          </table:table-cell>
          <table:table-cell table:formula="of:=[.G139]/[$Params.$B$1]" office:value-type="float" office:value="34.75375345" calcext:value-type="float">
            <text:p>34.75</text:p>
          </table:table-cell>
          <table:table-cell table:style-name="ce2" table:formula="of:=[.H139]/[$Params.$B$1]" office:value-type="float" office:value="46.33981232" calcext:value-type="float">
            <text:p>46.34</text:p>
          </table:table-cell>
          <table:table-cell table:style-name="ce2" table:formula="of:=[.I139]/[$Params.$B$1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float" office:value="3500843017" calcext:value-type="float">
            <text:p>3500843017</text:p>
          </table:table-cell>
          <table:table-cell/>
          <table:table-cell office:value-type="float" office:value="3500558064" calcext:value-type="float">
            <text:p>3500558064</text:p>
          </table:table-cell>
          <table:table-cell office:value-type="float" office:value="3500639877" calcext:value-type="float">
            <text:p>3500639877</text:p>
          </table:table-cell>
          <table:table-cell office:value-type="float" office:value="3500502432" calcext:value-type="float">
            <text:p>3500502432</text:p>
          </table:table-cell>
          <table:table-cell office:value-type="float" office:value="3500378607" calcext:value-type="float">
            <text:p>3500378607</text:p>
          </table:table-cell>
          <table:table-cell office:value-type="float" office:value="4667292145" calcext:value-type="float">
            <text:p>46672921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25381363" calcext:value-type="float">
            <text:p>3525381363</text:p>
          </table:table-cell>
          <table:table-cell/>
          <table:table-cell office:value-type="float" office:value="3600561591" calcext:value-type="float">
            <text:p>3600561591</text:p>
          </table:table-cell>
          <table:table-cell office:value-type="float" office:value="3605050148" calcext:value-type="float">
            <text:p>3605050148</text:p>
          </table:table-cell>
          <table:table-cell office:value-type="float" office:value="3600572161" calcext:value-type="float">
            <text:p>3600572161</text:p>
          </table:table-cell>
          <table:table-cell office:value-type="float" office:value="3600387299" calcext:value-type="float">
            <text:p>3600387299</text:p>
          </table:table-cell>
          <table:table-cell office:value-type="float" office:value="4700599632" calcext:value-type="float">
            <text:p>47005996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3555578" calcext:value-type="float">
            <text:p>4773555578</text:p>
          </table:table-cell>
          <table:table-cell/>
          <table:table-cell office:value-type="float" office:value="3600480323" calcext:value-type="float">
            <text:p>3600480323</text:p>
          </table:table-cell>
          <table:table-cell office:value-type="float" office:value="3601765542" calcext:value-type="float">
            <text:p>3601765542</text:p>
          </table:table-cell>
          <table:table-cell office:value-type="float" office:value="3600518603" calcext:value-type="float">
            <text:p>3600518603</text:p>
          </table:table-cell>
          <table:table-cell office:value-type="float" office:value="3600388511" calcext:value-type="float">
            <text:p>3600388511</text:p>
          </table:table-cell>
          <table:table-cell office:value-type="float" office:value="4733890145" calcext:value-type="float">
            <text:p>47338901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75447391" calcext:value-type="float">
            <text:p>3575447391</text:p>
          </table:table-cell>
          <table:table-cell/>
          <table:table-cell office:value-type="float" office:value="3600472106" calcext:value-type="float">
            <text:p>3600472106</text:p>
          </table:table-cell>
          <table:table-cell office:value-type="float" office:value="3602030286" calcext:value-type="float">
            <text:p>3602030286</text:p>
          </table:table-cell>
          <table:table-cell office:value-type="float" office:value="3600489703" calcext:value-type="float">
            <text:p>3600489703</text:p>
          </table:table-cell>
          <table:table-cell office:value-type="float" office:value="3600389991" calcext:value-type="float">
            <text:p>3600389991</text:p>
          </table:table-cell>
          <table:table-cell office:value-type="float" office:value="4767458311" calcext:value-type="float">
            <text:p>47674583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0497995" calcext:value-type="float">
            <text:p>3600497995</text:p>
          </table:table-cell>
          <table:table-cell/>
          <table:table-cell office:value-type="float" office:value="3600629609" calcext:value-type="float">
            <text:p>3600629609</text:p>
          </table:table-cell>
          <table:table-cell office:value-type="float" office:value="3602433402" calcext:value-type="float">
            <text:p>3602433402</text:p>
          </table:table-cell>
          <table:table-cell office:value-type="float" office:value="3600498464" calcext:value-type="float">
            <text:p>3600498464</text:p>
          </table:table-cell>
          <table:table-cell office:value-type="float" office:value="3600387342" calcext:value-type="float">
            <text:p>3600387342</text:p>
          </table:table-cell>
          <table:table-cell office:value-type="float" office:value="4800596824" calcext:value-type="float">
            <text:p>48005968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5988212" calcext:value-type="float">
            <text:p>3625988212</text:p>
          </table:table-cell>
          <table:table-cell/>
          <table:table-cell office:value-type="float" office:value="3650486139" calcext:value-type="float">
            <text:p>3650486139</text:p>
          </table:table-cell>
          <table:table-cell office:value-type="float" office:value="3651987801" calcext:value-type="float">
            <text:p>3651987801</text:p>
          </table:table-cell>
          <table:table-cell office:value-type="float" office:value="3650489002" calcext:value-type="float">
            <text:p>3650489002</text:p>
          </table:table-cell>
          <table:table-cell office:value-type="float" office:value="3700390254" calcext:value-type="float">
            <text:p>3700390254</text:p>
          </table:table-cell>
          <table:table-cell office:value-type="float" office:value="4833915581" calcext:value-type="float">
            <text:p>48339155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1429455" calcext:value-type="float">
            <text:p>3651429455</text:p>
          </table:table-cell>
          <table:table-cell/>
          <table:table-cell office:value-type="float" office:value="3650490189" calcext:value-type="float">
            <text:p>3650490189</text:p>
          </table:table-cell>
          <table:table-cell office:value-type="float" office:value="3652931677" calcext:value-type="float">
            <text:p>3652931677</text:p>
          </table:table-cell>
          <table:table-cell office:value-type="float" office:value="3650442606" calcext:value-type="float">
            <text:p>3650442606</text:p>
          </table:table-cell>
          <table:table-cell office:value-type="float" office:value="3700388219" calcext:value-type="float">
            <text:p>3700388219</text:p>
          </table:table-cell>
          <table:table-cell office:value-type="float" office:value="4867223835" calcext:value-type="float">
            <text:p>48672238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6637447" calcext:value-type="float">
            <text:p>3676637447</text:p>
          </table:table-cell>
          <table:table-cell/>
          <table:table-cell office:value-type="float" office:value="3700651778" calcext:value-type="float">
            <text:p>3700651778</text:p>
          </table:table-cell>
          <table:table-cell office:value-type="float" office:value="3712558976" calcext:value-type="float">
            <text:p>3712558976</text:p>
          </table:table-cell>
          <table:table-cell office:value-type="float" office:value="3700507332" calcext:value-type="float">
            <text:p>3700507332</text:p>
          </table:table-cell>
          <table:table-cell office:value-type="float" office:value="3700386844" calcext:value-type="float">
            <text:p>3700386844</text:p>
          </table:table-cell>
          <table:table-cell office:value-type="float" office:value="4900718349" calcext:value-type="float">
            <text:p>49007183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0519619" calcext:value-type="float">
            <text:p>3700519619</text:p>
          </table:table-cell>
          <table:table-cell/>
          <table:table-cell office:value-type="float" office:value="3700497365" calcext:value-type="float">
            <text:p>3700497365</text:p>
          </table:table-cell>
          <table:table-cell office:value-type="float" office:value="3778322241" calcext:value-type="float">
            <text:p>3778322241</text:p>
          </table:table-cell>
          <table:table-cell office:value-type="float" office:value="3700431505" calcext:value-type="float">
            <text:p>3700431505</text:p>
          </table:table-cell>
          <table:table-cell office:value-type="float" office:value="3700388292" calcext:value-type="float">
            <text:p>3700388292</text:p>
          </table:table-cell>
          <table:table-cell office:value-type="float" office:value="4933909642" calcext:value-type="float">
            <text:p>4933909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5502896" calcext:value-type="float">
            <text:p>3725502896</text:p>
          </table:table-cell>
          <table:table-cell/>
          <table:table-cell office:value-type="float" office:value="3725485330" calcext:value-type="float">
            <text:p>3725485330</text:p>
          </table:table-cell>
          <table:table-cell office:value-type="float" office:value="3772775186" calcext:value-type="float">
            <text:p>3772775186</text:p>
          </table:table-cell>
          <table:table-cell office:value-type="float" office:value="3725533455" calcext:value-type="float">
            <text:p>3725533455</text:p>
          </table:table-cell>
          <table:table-cell office:value-type="float" office:value="3725397968" calcext:value-type="float">
            <text:p>3725397968</text:p>
          </table:table-cell>
          <table:table-cell office:value-type="float" office:value="4967522448" calcext:value-type="float">
            <text:p>49675224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0834579" calcext:value-type="float">
            <text:p>3750834579</text:p>
          </table:table-cell>
          <table:table-cell/>
          <table:table-cell office:value-type="float" office:value="3750490357" calcext:value-type="float">
            <text:p>3750490357</text:p>
          </table:table-cell>
          <table:table-cell office:value-type="float" office:value="3868248014" calcext:value-type="float">
            <text:p>3868248014</text:p>
          </table:table-cell>
          <table:table-cell office:value-type="float" office:value="3750472740" calcext:value-type="float">
            <text:p>3750472740</text:p>
          </table:table-cell>
          <table:table-cell office:value-type="float" office:value="3750389856" calcext:value-type="float">
            <text:p>3750389856</text:p>
          </table:table-cell>
          <table:table-cell office:value-type="float" office:value="5000610109" calcext:value-type="float">
            <text:p>50006101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5444562" calcext:value-type="float">
            <text:p>3775444562</text:p>
          </table:table-cell>
          <table:table-cell/>
          <table:table-cell office:value-type="float" office:value="3800655281" calcext:value-type="float">
            <text:p>3800655281</text:p>
          </table:table-cell>
          <table:table-cell office:value-type="float" office:value="3848210040" calcext:value-type="float">
            <text:p>3848210040</text:p>
          </table:table-cell>
          <table:table-cell office:value-type="float" office:value="3800789511" calcext:value-type="float">
            <text:p>3800789511</text:p>
          </table:table-cell>
          <table:table-cell office:value-type="float" office:value="3800392646" calcext:value-type="float">
            <text:p>3800392646</text:p>
          </table:table-cell>
          <table:table-cell office:value-type="float" office:value="5033943331" calcext:value-type="float">
            <text:p>50339433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0455432" calcext:value-type="float">
            <text:p>3800455432</text:p>
          </table:table-cell>
          <table:table-cell/>
          <table:table-cell office:value-type="float" office:value="3800478562" calcext:value-type="float">
            <text:p>3800478562</text:p>
          </table:table-cell>
          <table:table-cell office:value-type="float" office:value="3905427627" calcext:value-type="float">
            <text:p>3905427627</text:p>
          </table:table-cell>
          <table:table-cell office:value-type="float" office:value="3800523005" calcext:value-type="float">
            <text:p>3800523005</text:p>
          </table:table-cell>
          <table:table-cell office:value-type="float" office:value="3800388915" calcext:value-type="float">
            <text:p>3800388915</text:p>
          </table:table-cell>
          <table:table-cell office:value-type="float" office:value="5067238433" calcext:value-type="float">
            <text:p>50672384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34884882" calcext:value-type="float">
            <text:p>3834884882</text:p>
          </table:table-cell>
          <table:table-cell/>
          <table:table-cell office:value-type="float" office:value="3833829228" calcext:value-type="float">
            <text:p>3833829228</text:p>
          </table:table-cell>
          <table:table-cell office:value-type="float" office:value="3880846881" calcext:value-type="float">
            <text:p>3880846881</text:p>
          </table:table-cell>
          <table:table-cell office:value-type="float" office:value="3833836659" calcext:value-type="float">
            <text:p>3833836659</text:p>
          </table:table-cell>
          <table:table-cell office:value-type="float" office:value="3850394990" calcext:value-type="float">
            <text:p>3850394990</text:p>
          </table:table-cell>
          <table:table-cell office:value-type="float" office:value="5100556278" calcext:value-type="float">
            <text:p>51005562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50531569" calcext:value-type="float">
            <text:p>3850531569</text:p>
          </table:table-cell>
          <table:table-cell/>
          <table:table-cell office:value-type="float" office:value="3850665936" calcext:value-type="float">
            <text:p>3850665936</text:p>
          </table:table-cell>
          <table:table-cell office:value-type="float" office:value="3919705910" calcext:value-type="float">
            <text:p>3919705910</text:p>
          </table:table-cell>
          <table:table-cell office:value-type="float" office:value="3850632228" calcext:value-type="float">
            <text:p>3850632228</text:p>
          </table:table-cell>
          <table:table-cell office:value-type="float" office:value="3850393412" calcext:value-type="float">
            <text:p>3850393412</text:p>
          </table:table-cell>
          <table:table-cell office:value-type="float" office:value="5133972532" calcext:value-type="float">
            <text:p>51339725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75462720" calcext:value-type="float">
            <text:p>3875462720</text:p>
          </table:table-cell>
          <table:table-cell/>
          <table:table-cell office:value-type="float" office:value="3875505555" calcext:value-type="float">
            <text:p>3875505555</text:p>
          </table:table-cell>
          <table:table-cell office:value-type="float" office:value="3911802463" calcext:value-type="float">
            <text:p>3911802463</text:p>
          </table:table-cell>
          <table:table-cell office:value-type="float" office:value="3875460566" calcext:value-type="float">
            <text:p>3875460566</text:p>
          </table:table-cell>
          <table:table-cell office:value-type="float" office:value="3875390399" calcext:value-type="float">
            <text:p>3875390399</text:p>
          </table:table-cell>
          <table:table-cell office:value-type="float" office:value="5167291934" calcext:value-type="float">
            <text:p>51672919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00417780" calcext:value-type="float">
            <text:p>3900417780</text:p>
          </table:table-cell>
          <table:table-cell/>
          <table:table-cell office:value-type="float" office:value="3900529290" calcext:value-type="float">
            <text:p>3900529290</text:p>
          </table:table-cell>
          <table:table-cell office:value-type="float" office:value="3939140997" calcext:value-type="float">
            <text:p>3939140997</text:p>
          </table:table-cell>
          <table:table-cell office:value-type="float" office:value="3900484323" calcext:value-type="float">
            <text:p>3900484323</text:p>
          </table:table-cell>
          <table:table-cell office:value-type="float" office:value="3900400476" calcext:value-type="float">
            <text:p>3900400476</text:p>
          </table:table-cell>
          <table:table-cell office:value-type="float" office:value="5200744179" calcext:value-type="float">
            <text:p>52007441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25472584" calcext:value-type="float">
            <text:p>3925472584</text:p>
          </table:table-cell>
          <table:table-cell/>
          <table:table-cell office:value-type="float" office:value="3950560114" calcext:value-type="float">
            <text:p>3950560114</text:p>
          </table:table-cell>
          <table:table-cell office:value-type="float" office:value="4015010038" calcext:value-type="float">
            <text:p>4015010038</text:p>
          </table:table-cell>
          <table:table-cell office:value-type="float" office:value="3950633384" calcext:value-type="float">
            <text:p>3950633384</text:p>
          </table:table-cell>
          <table:table-cell office:value-type="float" office:value="4000396266" calcext:value-type="float">
            <text:p>4000396266</text:p>
          </table:table-cell>
          <table:table-cell office:value-type="float" office:value="5234008132" calcext:value-type="float">
            <text:p>523400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0610182" calcext:value-type="float">
            <text:p>3950610182</text:p>
          </table:table-cell>
          <table:table-cell/>
          <table:table-cell office:value-type="float" office:value="3950597523" calcext:value-type="float">
            <text:p>3950597523</text:p>
          </table:table-cell>
          <table:table-cell office:value-type="float" office:value="3987932934" calcext:value-type="float">
            <text:p>3987932934</text:p>
          </table:table-cell>
          <table:table-cell office:value-type="float" office:value="3950909994" calcext:value-type="float">
            <text:p>3950909994</text:p>
          </table:table-cell>
          <table:table-cell office:value-type="float" office:value="4000408882" calcext:value-type="float">
            <text:p>4000408882</text:p>
          </table:table-cell>
          <table:table-cell office:value-type="float" office:value="5267503265" calcext:value-type="float">
            <text:p>52675032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75432448" calcext:value-type="float">
            <text:p>3975432448</text:p>
          </table:table-cell>
          <table:table-cell/>
          <table:table-cell office:value-type="float" office:value="4000522781" calcext:value-type="float">
            <text:p>4000522781</text:p>
          </table:table-cell>
          <table:table-cell office:value-type="float" office:value="4053456202" calcext:value-type="float">
            <text:p>4053456202</text:p>
          </table:table-cell>
          <table:table-cell office:value-type="float" office:value="4000486841" calcext:value-type="float">
            <text:p>4000486841</text:p>
          </table:table-cell>
          <table:table-cell office:value-type="float" office:value="4000436777" calcext:value-type="float">
            <text:p>4000436777</text:p>
          </table:table-cell>
          <table:table-cell office:value-type="float" office:value="5300628780" calcext:value-type="float">
            <text:p>530062878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0449447" calcext:value-type="float">
            <text:p>4000449447</text:p>
          </table:table-cell>
          <table:table-cell/>
          <table:table-cell office:value-type="float" office:value="4000603600" calcext:value-type="float">
            <text:p>4000603600</text:p>
          </table:table-cell>
          <table:table-cell office:value-type="float" office:value="4011872705" calcext:value-type="float">
            <text:p>4011872705</text:p>
          </table:table-cell>
          <table:table-cell office:value-type="float" office:value="4000503912" calcext:value-type="float">
            <text:p>4000503912</text:p>
          </table:table-cell>
          <table:table-cell office:value-type="float" office:value="4000413994" calcext:value-type="float">
            <text:p>4000413994</text:p>
          </table:table-cell>
          <table:table-cell office:value-type="float" office:value="5333962587" calcext:value-type="float">
            <text:p>533396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25444062" calcext:value-type="float">
            <text:p>4025444062</text:p>
          </table:table-cell>
          <table:table-cell/>
          <table:table-cell office:value-type="float" office:value="4100594663" calcext:value-type="float">
            <text:p>4100594663</text:p>
          </table:table-cell>
          <table:table-cell office:value-type="float" office:value="4128705655" calcext:value-type="float">
            <text:p>4128705655</text:p>
          </table:table-cell>
          <table:table-cell office:value-type="float" office:value="4100508699" calcext:value-type="float">
            <text:p>4100508699</text:p>
          </table:table-cell>
          <table:table-cell office:value-type="float" office:value="4100394920" calcext:value-type="float">
            <text:p>4100394920</text:p>
          </table:table-cell>
          <table:table-cell office:value-type="float" office:value="5367481602" calcext:value-type="float">
            <text:p>53674816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50490248" calcext:value-type="float">
            <text:p>4050490248</text:p>
          </table:table-cell>
          <table:table-cell/>
          <table:table-cell office:value-type="float" office:value="4100511156" calcext:value-type="float">
            <text:p>4100511156</text:p>
          </table:table-cell>
          <table:table-cell office:value-type="float" office:value="4121207059" calcext:value-type="float">
            <text:p>4121207059</text:p>
          </table:table-cell>
          <table:table-cell office:value-type="float" office:value="4100483519" calcext:value-type="float">
            <text:p>4100483519</text:p>
          </table:table-cell>
          <table:table-cell office:value-type="float" office:value="4100398343" calcext:value-type="float">
            <text:p>4100398343</text:p>
          </table:table-cell>
          <table:table-cell office:value-type="float" office:value="5400608529" calcext:value-type="float">
            <text:p>54006085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32060911" calcext:value-type="float">
            <text:p>5132060911</text:p>
          </table:table-cell>
          <table:table-cell/>
          <table:table-cell office:value-type="float" office:value="4100565724" calcext:value-type="float">
            <text:p>4100565724</text:p>
          </table:table-cell>
          <table:table-cell office:value-type="float" office:value="4110637153" calcext:value-type="float">
            <text:p>4110637153</text:p>
          </table:table-cell>
          <table:table-cell office:value-type="float" office:value="4100430988" calcext:value-type="float">
            <text:p>4100430988</text:p>
          </table:table-cell>
          <table:table-cell office:value-type="float" office:value="4100401695" calcext:value-type="float">
            <text:p>4100401695</text:p>
          </table:table-cell>
          <table:table-cell office:value-type="float" office:value="5433928176" calcext:value-type="float">
            <text:p>54339281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0390953" calcext:value-type="float">
            <text:p>4100390953</text:p>
          </table:table-cell>
          <table:table-cell/>
          <table:table-cell office:value-type="float" office:value="4100575723" calcext:value-type="float">
            <text:p>4100575723</text:p>
          </table:table-cell>
          <table:table-cell office:value-type="float" office:value="4103582648" calcext:value-type="float">
            <text:p>4103582648</text:p>
          </table:table-cell>
          <table:table-cell office:value-type="float" office:value="4100495749" calcext:value-type="float">
            <text:p>4100495749</text:p>
          </table:table-cell>
          <table:table-cell office:value-type="float" office:value="4100397869" calcext:value-type="float">
            <text:p>4100397869</text:p>
          </table:table-cell>
          <table:table-cell office:value-type="float" office:value="5467276593" calcext:value-type="float">
            <text:p>54672765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25473984" calcext:value-type="float">
            <text:p>4125473984</text:p>
          </table:table-cell>
          <table:table-cell/>
          <table:table-cell office:value-type="float" office:value="4125655960" calcext:value-type="float">
            <text:p>4125655960</text:p>
          </table:table-cell>
          <table:table-cell office:value-type="float" office:value="4164808793" calcext:value-type="float">
            <text:p>4164808793</text:p>
          </table:table-cell>
          <table:table-cell office:value-type="float" office:value="4125722376" calcext:value-type="float">
            <text:p>4125722376</text:p>
          </table:table-cell>
          <table:table-cell office:value-type="float" office:value="4125406778" calcext:value-type="float">
            <text:p>4125406778</text:p>
          </table:table-cell>
          <table:table-cell office:value-type="float" office:value="5500600273" calcext:value-type="float">
            <text:p>55006002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50499914" calcext:value-type="float">
            <text:p>4150499914</text:p>
          </table:table-cell>
          <table:table-cell/>
          <table:table-cell office:value-type="float" office:value="4150632978" calcext:value-type="float">
            <text:p>4150632978</text:p>
          </table:table-cell>
          <table:table-cell office:value-type="float" office:value="4150968892" calcext:value-type="float">
            <text:p>4150968892</text:p>
          </table:table-cell>
          <table:table-cell office:value-type="float" office:value="4150512664" calcext:value-type="float">
            <text:p>4150512664</text:p>
          </table:table-cell>
          <table:table-cell office:value-type="float" office:value="4150416680" calcext:value-type="float">
            <text:p>4150416680</text:p>
          </table:table-cell>
          <table:table-cell office:value-type="float" office:value="5533950755" calcext:value-type="float">
            <text:p>55339507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01756034" calcext:value-type="float">
            <text:p>4201756034</text:p>
          </table:table-cell>
          <table:table-cell/>
          <table:table-cell office:value-type="float" office:value="4200610232" calcext:value-type="float">
            <text:p>4200610232</text:p>
          </table:table-cell>
          <table:table-cell office:value-type="float" office:value="4210743643" calcext:value-type="float">
            <text:p>4210743643</text:p>
          </table:table-cell>
          <table:table-cell office:value-type="float" office:value="4200747021" calcext:value-type="float">
            <text:p>4200747021</text:p>
          </table:table-cell>
          <table:table-cell office:value-type="float" office:value="4200413336" calcext:value-type="float">
            <text:p>4200413336</text:p>
          </table:table-cell>
          <table:table-cell office:value-type="float" office:value="5567926439" calcext:value-type="float">
            <text:p>55679264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0966839" calcext:value-type="float">
            <text:p>4220966839</text:p>
          </table:table-cell>
          <table:table-cell/>
          <table:table-cell office:value-type="float" office:value="4200608071" calcext:value-type="float">
            <text:p>4200608071</text:p>
          </table:table-cell>
          <table:table-cell office:value-type="float" office:value="4223242248" calcext:value-type="float">
            <text:p>4223242248</text:p>
          </table:table-cell>
          <table:table-cell office:value-type="float" office:value="4200505816" calcext:value-type="float">
            <text:p>4200505816</text:p>
          </table:table-cell>
          <table:table-cell office:value-type="float" office:value="4200409106" calcext:value-type="float">
            <text:p>4200409106</text:p>
          </table:table-cell>
          <table:table-cell office:value-type="float" office:value="5601466653" calcext:value-type="float">
            <text:p>56014666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7572488" calcext:value-type="float">
            <text:p>4227572488</text:p>
          </table:table-cell>
          <table:table-cell/>
          <table:table-cell office:value-type="float" office:value="4250624489" calcext:value-type="float">
            <text:p>4250624489</text:p>
          </table:table-cell>
          <table:table-cell office:value-type="float" office:value="4256110023" calcext:value-type="float">
            <text:p>4256110023</text:p>
          </table:table-cell>
          <table:table-cell office:value-type="float" office:value="4250741295" calcext:value-type="float">
            <text:p>4250741295</text:p>
          </table:table-cell>
          <table:table-cell office:value-type="float" office:value="4250406005" calcext:value-type="float">
            <text:p>4250406005</text:p>
          </table:table-cell>
          <table:table-cell office:value-type="float" office:value="5634827090" calcext:value-type="float">
            <text:p>563482709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51537740" calcext:value-type="float">
            <text:p>4251537740</text:p>
          </table:table-cell>
          <table:table-cell/>
          <table:table-cell office:value-type="float" office:value="4250603070" calcext:value-type="float">
            <text:p>4250603070</text:p>
          </table:table-cell>
          <table:table-cell office:value-type="float" office:value="4253876603" calcext:value-type="float">
            <text:p>4253876603</text:p>
          </table:table-cell>
          <table:table-cell office:value-type="float" office:value="4250483595" calcext:value-type="float">
            <text:p>4250483595</text:p>
          </table:table-cell>
          <table:table-cell office:value-type="float" office:value="4250411736" calcext:value-type="float">
            <text:p>4250411736</text:p>
          </table:table-cell>
          <table:table-cell office:value-type="float" office:value="5667863443" calcext:value-type="float">
            <text:p>56678634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76287529" calcext:value-type="float">
            <text:p>4276287529</text:p>
          </table:table-cell>
          <table:table-cell/>
          <table:table-cell office:value-type="float" office:value="4275638697" calcext:value-type="float">
            <text:p>4275638697</text:p>
          </table:table-cell>
          <table:table-cell office:value-type="float" office:value="4278828829" calcext:value-type="float">
            <text:p>4278828829</text:p>
          </table:table-cell>
          <table:table-cell office:value-type="float" office:value="4275512886" calcext:value-type="float">
            <text:p>4275512886</text:p>
          </table:table-cell>
          <table:table-cell office:value-type="float" office:value="4275409486" calcext:value-type="float">
            <text:p>4275409486</text:p>
          </table:table-cell>
          <table:table-cell office:value-type="float" office:value="5701355681" calcext:value-type="float">
            <text:p>57013556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1606549" calcext:value-type="float">
            <text:p>4301606549</text:p>
          </table:table-cell>
          <table:table-cell/>
          <table:table-cell office:value-type="float" office:value="4300535815" calcext:value-type="float">
            <text:p>4300535815</text:p>
          </table:table-cell>
          <table:table-cell office:value-type="float" office:value="4317985612" calcext:value-type="float">
            <text:p>4317985612</text:p>
          </table:table-cell>
          <table:table-cell office:value-type="float" office:value="4300450885" calcext:value-type="float">
            <text:p>4300450885</text:p>
          </table:table-cell>
          <table:table-cell office:value-type="float" office:value="4300396151" calcext:value-type="float">
            <text:p>4300396151</text:p>
          </table:table-cell>
          <table:table-cell office:value-type="float" office:value="5734669274" calcext:value-type="float">
            <text:p>57346692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30977939" calcext:value-type="float">
            <text:p>4330977939</text:p>
          </table:table-cell>
          <table:table-cell/>
          <table:table-cell office:value-type="float" office:value="4400628314" calcext:value-type="float">
            <text:p>4400628314</text:p>
          </table:table-cell>
          <table:table-cell office:value-type="float" office:value="4401259980" calcext:value-type="float">
            <text:p>4401259980</text:p>
          </table:table-cell>
          <table:table-cell office:value-type="float" office:value="4400473982" calcext:value-type="float">
            <text:p>4400473982</text:p>
          </table:table-cell>
          <table:table-cell office:value-type="float" office:value="4400421792" calcext:value-type="float">
            <text:p>4400421792</text:p>
          </table:table-cell>
          <table:table-cell office:value-type="float" office:value="5767659787" calcext:value-type="float">
            <text:p>57676597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81104877" calcext:value-type="float">
            <text:p>4381104877</text:p>
          </table:table-cell>
          <table:table-cell/>
          <table:table-cell office:value-type="float" office:value="4400579256" calcext:value-type="float">
            <text:p>4400579256</text:p>
          </table:table-cell>
          <table:table-cell office:value-type="float" office:value="4402605486" calcext:value-type="float">
            <text:p>4402605486</text:p>
          </table:table-cell>
          <table:table-cell office:value-type="float" office:value="4400489746" calcext:value-type="float">
            <text:p>4400489746</text:p>
          </table:table-cell>
          <table:table-cell office:value-type="float" office:value="4400409686" calcext:value-type="float">
            <text:p>4400409686</text:p>
          </table:table-cell>
          <table:table-cell office:value-type="float" office:value="5801372501" calcext:value-type="float">
            <text:p>58013725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6442898" calcext:value-type="float">
            <text:p>4376442898</text:p>
          </table:table-cell>
          <table:table-cell/>
          <table:table-cell office:value-type="float" office:value="4400596629" calcext:value-type="float">
            <text:p>4400596629</text:p>
          </table:table-cell>
          <table:table-cell office:value-type="float" office:value="4404568590" calcext:value-type="float">
            <text:p>4404568590</text:p>
          </table:table-cell>
          <table:table-cell office:value-type="float" office:value="4400801777" calcext:value-type="float">
            <text:p>4400801777</text:p>
          </table:table-cell>
          <table:table-cell office:value-type="float" office:value="4400408044" calcext:value-type="float">
            <text:p>4400408044</text:p>
          </table:table-cell>
          <table:table-cell office:value-type="float" office:value="5834729240" calcext:value-type="float">
            <text:p>58347292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02233446" calcext:value-type="float">
            <text:p>4402233446</text:p>
          </table:table-cell>
          <table:table-cell/>
          <table:table-cell office:value-type="float" office:value="4400604535" calcext:value-type="float">
            <text:p>4400604535</text:p>
          </table:table-cell>
          <table:table-cell office:value-type="float" office:value="4401113244" calcext:value-type="float">
            <text:p>4401113244</text:p>
          </table:table-cell>
          <table:table-cell office:value-type="float" office:value="4401669793" calcext:value-type="float">
            <text:p>4401669793</text:p>
          </table:table-cell>
          <table:table-cell office:value-type="float" office:value="4400409168" calcext:value-type="float">
            <text:p>4400409168</text:p>
          </table:table-cell>
          <table:table-cell office:value-type="float" office:value="5867844512" calcext:value-type="float">
            <text:p>58678445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26178717" calcext:value-type="float">
            <text:p>4426178717</text:p>
          </table:table-cell>
          <table:table-cell/>
          <table:table-cell office:value-type="float" office:value="4450638503" calcext:value-type="float">
            <text:p>4450638503</text:p>
          </table:table-cell>
          <table:table-cell office:value-type="float" office:value="4463585378" calcext:value-type="float">
            <text:p>4463585378</text:p>
          </table:table-cell>
          <table:table-cell office:value-type="float" office:value="4450584028" calcext:value-type="float">
            <text:p>4450584028</text:p>
          </table:table-cell>
          <table:table-cell office:value-type="float" office:value="4500412388" calcext:value-type="float">
            <text:p>4500412388</text:p>
          </table:table-cell>
          <table:table-cell office:value-type="float" office:value="5901593847" calcext:value-type="float">
            <text:p>59015938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53240702" calcext:value-type="float">
            <text:p>4453240702</text:p>
          </table:table-cell>
          <table:table-cell/>
          <table:table-cell office:value-type="float" office:value="4450515164" calcext:value-type="float">
            <text:p>4450515164</text:p>
          </table:table-cell>
          <table:table-cell office:value-type="float" office:value="4462519738" calcext:value-type="float">
            <text:p>4462519738</text:p>
          </table:table-cell>
          <table:table-cell office:value-type="float" office:value="4450557392" calcext:value-type="float">
            <text:p>4450557392</text:p>
          </table:table-cell>
          <table:table-cell office:value-type="float" office:value="4500417387" calcext:value-type="float">
            <text:p>4500417387</text:p>
          </table:table-cell>
          <table:table-cell office:value-type="float" office:value="5934648534" calcext:value-type="float">
            <text:p>59346485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77227029" calcext:value-type="float">
            <text:p>4477227029</text:p>
          </table:table-cell>
          <table:table-cell/>
          <table:table-cell office:value-type="float" office:value="4500662511" calcext:value-type="float">
            <text:p>4500662511</text:p>
          </table:table-cell>
          <table:table-cell office:value-type="float" office:value="4501530290" calcext:value-type="float">
            <text:p>4501530290</text:p>
          </table:table-cell>
          <table:table-cell office:value-type="float" office:value="4500699166" calcext:value-type="float">
            <text:p>4500699166</text:p>
          </table:table-cell>
          <table:table-cell office:value-type="float" office:value="4500419684" calcext:value-type="float">
            <text:p>4500419684</text:p>
          </table:table-cell>
          <table:table-cell office:value-type="float" office:value="5967509433" calcext:value-type="float">
            <text:p>59675094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01023427" calcext:value-type="float">
            <text:p>4501023427</text:p>
          </table:table-cell>
          <table:table-cell/>
          <table:table-cell office:value-type="float" office:value="4500546616" calcext:value-type="float">
            <text:p>4500546616</text:p>
          </table:table-cell>
          <table:table-cell office:value-type="float" office:value="4500877515" calcext:value-type="float">
            <text:p>4500877515</text:p>
          </table:table-cell>
          <table:table-cell office:value-type="float" office:value="4500675004" calcext:value-type="float">
            <text:p>4500675004</text:p>
          </table:table-cell>
          <table:table-cell office:value-type="float" office:value="4500426467" calcext:value-type="float">
            <text:p>4500426467</text:p>
          </table:table-cell>
          <table:table-cell office:value-type="float" office:value="6000913078" calcext:value-type="float">
            <text:p>60009130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6588977" calcext:value-type="float">
            <text:p>4536588977</text:p>
          </table:table-cell>
          <table:table-cell/>
          <table:table-cell office:value-type="float" office:value="4525552505" calcext:value-type="float">
            <text:p>4525552505</text:p>
          </table:table-cell>
          <table:table-cell office:value-type="float" office:value="4526076133" calcext:value-type="float">
            <text:p>4526076133</text:p>
          </table:table-cell>
          <table:table-cell office:value-type="float" office:value="4525657410" calcext:value-type="float">
            <text:p>4525657410</text:p>
          </table:table-cell>
          <table:table-cell office:value-type="float" office:value="4525426304" calcext:value-type="float">
            <text:p>4525426304</text:p>
          </table:table-cell>
          <table:table-cell office:value-type="float" office:value="6034023705" calcext:value-type="float">
            <text:p>60340237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54783284" calcext:value-type="float">
            <text:p>4554783284</text:p>
          </table:table-cell>
          <table:table-cell/>
          <table:table-cell office:value-type="float" office:value="4550727912" calcext:value-type="float">
            <text:p>4550727912</text:p>
          </table:table-cell>
          <table:table-cell office:value-type="float" office:value="4554997379" calcext:value-type="float">
            <text:p>4554997379</text:p>
          </table:table-cell>
          <table:table-cell office:value-type="float" office:value="4550606065" calcext:value-type="float">
            <text:p>4550606065</text:p>
          </table:table-cell>
          <table:table-cell office:value-type="float" office:value="4550465248" calcext:value-type="float">
            <text:p>4550465248</text:p>
          </table:table-cell>
          <table:table-cell office:value-type="float" office:value="6067614771" calcext:value-type="float">
            <text:p>60676147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90960593" calcext:value-type="float">
            <text:p>4590960593</text:p>
          </table:table-cell>
          <table:table-cell/>
          <table:table-cell office:value-type="float" office:value="4600547973" calcext:value-type="float">
            <text:p>4600547973</text:p>
          </table:table-cell>
          <table:table-cell office:value-type="float" office:value="4601202143" calcext:value-type="float">
            <text:p>4601202143</text:p>
          </table:table-cell>
          <table:table-cell office:value-type="float" office:value="4602395639" calcext:value-type="float">
            <text:p>4602395639</text:p>
          </table:table-cell>
          <table:table-cell office:value-type="float" office:value="4600439788" calcext:value-type="float">
            <text:p>4600439788</text:p>
          </table:table-cell>
          <table:table-cell office:value-type="float" office:value="6100649002" calcext:value-type="float">
            <text:p>61006490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11919399" calcext:value-type="float">
            <text:p>4611919399</text:p>
          </table:table-cell>
          <table:table-cell/>
          <table:table-cell office:value-type="float" office:value="4600642430" calcext:value-type="float">
            <text:p>4600642430</text:p>
          </table:table-cell>
          <table:table-cell office:value-type="float" office:value="4602841170" calcext:value-type="float">
            <text:p>4602841170</text:p>
          </table:table-cell>
          <table:table-cell office:value-type="float" office:value="4600624262" calcext:value-type="float">
            <text:p>4600624262</text:p>
          </table:table-cell>
          <table:table-cell office:value-type="float" office:value="4600430741" calcext:value-type="float">
            <text:p>4600430741</text:p>
          </table:table-cell>
          <table:table-cell office:value-type="float" office:value="6134136150" calcext:value-type="float">
            <text:p>61341361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45821631" calcext:value-type="float">
            <text:p>4645821631</text:p>
          </table:table-cell>
          <table:table-cell/>
          <table:table-cell office:value-type="float" office:value="4633960217" calcext:value-type="float">
            <text:p>4633960217</text:p>
          </table:table-cell>
          <table:table-cell office:value-type="float" office:value="4707283753" calcext:value-type="float">
            <text:p>4707283753</text:p>
          </table:table-cell>
          <table:table-cell office:value-type="float" office:value="4634054950" calcext:value-type="float">
            <text:p>4634054950</text:p>
          </table:table-cell>
          <table:table-cell office:value-type="float" office:value="4650417139" calcext:value-type="float">
            <text:p>4650417139</text:p>
          </table:table-cell>
          <table:table-cell office:value-type="float" office:value="6167394059" calcext:value-type="float">
            <text:p>61673940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50881125" calcext:value-type="float">
            <text:p>4650881125</text:p>
          </table:table-cell>
          <table:table-cell/>
          <table:table-cell office:value-type="float" office:value="4650555490" calcext:value-type="float">
            <text:p>4650555490</text:p>
          </table:table-cell>
          <table:table-cell office:value-type="float" office:value="4714119968" calcext:value-type="float">
            <text:p>4714119968</text:p>
          </table:table-cell>
          <table:table-cell office:value-type="float" office:value="4650602214" calcext:value-type="float">
            <text:p>4650602214</text:p>
          </table:table-cell>
          <table:table-cell office:value-type="float" office:value="4650434288" calcext:value-type="float">
            <text:p>4650434288</text:p>
          </table:table-cell>
          <table:table-cell office:value-type="float" office:value="6200640943" calcext:value-type="float">
            <text:p>62006409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75875142" calcext:value-type="float">
            <text:p>4675875142</text:p>
          </table:table-cell>
          <table:table-cell/>
          <table:table-cell office:value-type="float" office:value="4675750854" calcext:value-type="float">
            <text:p>4675750854</text:p>
          </table:table-cell>
          <table:table-cell office:value-type="float" office:value="4702671107" calcext:value-type="float">
            <text:p>4702671107</text:p>
          </table:table-cell>
          <table:table-cell office:value-type="float" office:value="4675614244" calcext:value-type="float">
            <text:p>4675614244</text:p>
          </table:table-cell>
          <table:table-cell office:value-type="float" office:value="4675420790" calcext:value-type="float">
            <text:p>4675420790</text:p>
          </table:table-cell>
          <table:table-cell office:value-type="float" office:value="6233954947" calcext:value-type="float">
            <text:p>62339549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1883469" calcext:value-type="float">
            <text:p>4701883469</text:p>
          </table:table-cell>
          <table:table-cell/>
          <table:table-cell office:value-type="float" office:value="4700554224" calcext:value-type="float">
            <text:p>4700554224</text:p>
          </table:table-cell>
          <table:table-cell office:value-type="float" office:value="4741834045" calcext:value-type="float">
            <text:p>4741834045</text:p>
          </table:table-cell>
          <table:table-cell office:value-type="float" office:value="4700537609" calcext:value-type="float">
            <text:p>4700537609</text:p>
          </table:table-cell>
          <table:table-cell office:value-type="float" office:value="4700417893" calcext:value-type="float">
            <text:p>4700417893</text:p>
          </table:table-cell>
          <table:table-cell office:value-type="float" office:value="6267539419" calcext:value-type="float">
            <text:p>62675394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2233894" calcext:value-type="float">
            <text:p>5992233894</text:p>
          </table:table-cell>
          <table:table-cell/>
          <table:table-cell office:value-type="float" office:value="4750555475" calcext:value-type="float">
            <text:p>4750555475</text:p>
          </table:table-cell>
          <table:table-cell office:value-type="float" office:value="4789451008" calcext:value-type="float">
            <text:p>4789451008</text:p>
          </table:table-cell>
          <table:table-cell office:value-type="float" office:value="4750703191" calcext:value-type="float">
            <text:p>4750703191</text:p>
          </table:table-cell>
          <table:table-cell office:value-type="float" office:value="4800429882" calcext:value-type="float">
            <text:p>4800429882</text:p>
          </table:table-cell>
          <table:table-cell office:value-type="float" office:value="6300637239" calcext:value-type="float">
            <text:p>63006372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52622337" calcext:value-type="float">
            <text:p>4752622337</text:p>
          </table:table-cell>
          <table:table-cell/>
          <table:table-cell office:value-type="float" office:value="4750683218" calcext:value-type="float">
            <text:p>4750683218</text:p>
          </table:table-cell>
          <table:table-cell office:value-type="float" office:value="4851547932" calcext:value-type="float">
            <text:p>4851547932</text:p>
          </table:table-cell>
          <table:table-cell office:value-type="float" office:value="4750681863" calcext:value-type="float">
            <text:p>4750681863</text:p>
          </table:table-cell>
          <table:table-cell office:value-type="float" office:value="4800433513" calcext:value-type="float">
            <text:p>4800433513</text:p>
          </table:table-cell>
          <table:table-cell office:value-type="float" office:value="6333970698" calcext:value-type="float">
            <text:p>63339706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5474502" calcext:value-type="float">
            <text:p>4775474502</text:p>
          </table:table-cell>
          <table:table-cell/>
          <table:table-cell office:value-type="float" office:value="4800563890" calcext:value-type="float">
            <text:p>4800563890</text:p>
          </table:table-cell>
          <table:table-cell office:value-type="float" office:value="4865976761" calcext:value-type="float">
            <text:p>4865976761</text:p>
          </table:table-cell>
          <table:table-cell office:value-type="float" office:value="4800586994" calcext:value-type="float">
            <text:p>4800586994</text:p>
          </table:table-cell>
          <table:table-cell office:value-type="float" office:value="4800426180" calcext:value-type="float">
            <text:p>4800426180</text:p>
          </table:table-cell>
          <table:table-cell office:value-type="float" office:value="6367321490" calcext:value-type="float">
            <text:p>636732149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30805489" calcext:value-type="float">
            <text:p>5430805489</text:p>
          </table:table-cell>
          <table:table-cell/>
          <table:table-cell office:value-type="float" office:value="4800660104" calcext:value-type="float">
            <text:p>4800660104</text:p>
          </table:table-cell>
          <table:table-cell office:value-type="float" office:value="4817602088" calcext:value-type="float">
            <text:p>4817602088</text:p>
          </table:table-cell>
          <table:table-cell office:value-type="float" office:value="4800787637" calcext:value-type="float">
            <text:p>4800787637</text:p>
          </table:table-cell>
          <table:table-cell office:value-type="float" office:value="4800425186" calcext:value-type="float">
            <text:p>4800425186</text:p>
          </table:table-cell>
          <table:table-cell office:value-type="float" office:value="6400834199" calcext:value-type="float">
            <text:p>64008341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5617484" calcext:value-type="float">
            <text:p>4825617484</text:p>
          </table:table-cell>
          <table:table-cell/>
          <table:table-cell office:value-type="float" office:value="4900628777" calcext:value-type="float">
            <text:p>4900628777</text:p>
          </table:table-cell>
          <table:table-cell office:value-type="float" office:value="4949841691" calcext:value-type="float">
            <text:p>4949841691</text:p>
          </table:table-cell>
          <table:table-cell office:value-type="float" office:value="4900535251" calcext:value-type="float">
            <text:p>4900535251</text:p>
          </table:table-cell>
          <table:table-cell office:value-type="float" office:value="4900442476" calcext:value-type="float">
            <text:p>4900442476</text:p>
          </table:table-cell>
          <table:table-cell office:value-type="float" office:value="6434030148" calcext:value-type="float">
            <text:p>64340301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50494436" calcext:value-type="float">
            <text:p>4850494436</text:p>
          </table:table-cell>
          <table:table-cell/>
          <table:table-cell office:value-type="float" office:value="4900558860" calcext:value-type="float">
            <text:p>4900558860</text:p>
          </table:table-cell>
          <table:table-cell office:value-type="float" office:value="4933039412" calcext:value-type="float">
            <text:p>4933039412</text:p>
          </table:table-cell>
          <table:table-cell office:value-type="float" office:value="4900518174" calcext:value-type="float">
            <text:p>4900518174</text:p>
          </table:table-cell>
          <table:table-cell office:value-type="float" office:value="4900433803" calcext:value-type="float">
            <text:p>4900433803</text:p>
          </table:table-cell>
          <table:table-cell office:value-type="float" office:value="6467360191" calcext:value-type="float">
            <text:p>64673601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45552969" calcext:value-type="float">
            <text:p>5645552969</text:p>
          </table:table-cell>
          <table:table-cell/>
          <table:table-cell office:value-type="float" office:value="4900703470" calcext:value-type="float">
            <text:p>4900703470</text:p>
          </table:table-cell>
          <table:table-cell office:value-type="float" office:value="4939207747" calcext:value-type="float">
            <text:p>4939207747</text:p>
          </table:table-cell>
          <table:table-cell office:value-type="float" office:value="4900536319" calcext:value-type="float">
            <text:p>4900536319</text:p>
          </table:table-cell>
          <table:table-cell office:value-type="float" office:value="4900433283" calcext:value-type="float">
            <text:p>4900433283</text:p>
          </table:table-cell>
          <table:table-cell office:value-type="float" office:value="6500761076" calcext:value-type="float">
            <text:p>65007610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0916262" calcext:value-type="float">
            <text:p>4900916262</text:p>
          </table:table-cell>
          <table:table-cell/>
          <table:table-cell office:value-type="float" office:value="4900559247" calcext:value-type="float">
            <text:p>4900559247</text:p>
          </table:table-cell>
          <table:table-cell office:value-type="float" office:value="4911084974" calcext:value-type="float">
            <text:p>4911084974</text:p>
          </table:table-cell>
          <table:table-cell office:value-type="float" office:value="4900580708" calcext:value-type="float">
            <text:p>4900580708</text:p>
          </table:table-cell>
          <table:table-cell office:value-type="float" office:value="4900448519" calcext:value-type="float">
            <text:p>4900448519</text:p>
          </table:table-cell>
          <table:table-cell office:value-type="float" office:value="6533993715" calcext:value-type="float">
            <text:p>65339937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25465345" calcext:value-type="float">
            <text:p>4925465345</text:p>
          </table:table-cell>
          <table:table-cell/>
          <table:table-cell office:value-type="float" office:value="4925654033" calcext:value-type="float">
            <text:p>4925654033</text:p>
          </table:table-cell>
          <table:table-cell office:value-type="float" office:value="4970771415" calcext:value-type="float">
            <text:p>4970771415</text:p>
          </table:table-cell>
          <table:table-cell office:value-type="float" office:value="4925518657" calcext:value-type="float">
            <text:p>4925518657</text:p>
          </table:table-cell>
          <table:table-cell office:value-type="float" office:value="4925443904" calcext:value-type="float">
            <text:p>4925443904</text:p>
          </table:table-cell>
          <table:table-cell office:value-type="float" office:value="6567334963" calcext:value-type="float">
            <text:p>65673349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0617431" calcext:value-type="float">
            <text:p>4950617431</text:p>
          </table:table-cell>
          <table:table-cell/>
          <table:table-cell office:value-type="float" office:value="4950662522" calcext:value-type="float">
            <text:p>4950662522</text:p>
          </table:table-cell>
          <table:table-cell office:value-type="float" office:value="4954713220" calcext:value-type="float">
            <text:p>4954713220</text:p>
          </table:table-cell>
          <table:table-cell office:value-type="float" office:value="4950555996" calcext:value-type="float">
            <text:p>4950555996</text:p>
          </table:table-cell>
          <table:table-cell office:value-type="float" office:value="4950462490" calcext:value-type="float">
            <text:p>4950462490</text:p>
          </table:table-cell>
          <table:table-cell office:value-type="float" office:value="6600956764" calcext:value-type="float">
            <text:p>66009567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5813505" calcext:value-type="float">
            <text:p>4975813505</text:p>
          </table:table-cell>
          <table:table-cell/>
          <table:table-cell office:value-type="float" office:value="5000638065" calcext:value-type="float">
            <text:p>5000638065</text:p>
          </table:table-cell>
          <table:table-cell office:value-type="float" office:value="5025747936" calcext:value-type="float">
            <text:p>5025747936</text:p>
          </table:table-cell>
          <table:table-cell office:value-type="float" office:value="5001266771" calcext:value-type="float">
            <text:p>5001266771</text:p>
          </table:table-cell>
          <table:table-cell office:value-type="float" office:value="5000441946" calcext:value-type="float">
            <text:p>5000441946</text:p>
          </table:table-cell>
          <table:table-cell office:value-type="float" office:value="6635038241" calcext:value-type="float">
            <text:p>66350382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1968560" calcext:value-type="float">
            <text:p>6511968560</text:p>
          </table:table-cell>
          <table:table-cell/>
          <table:table-cell office:value-type="float" office:value="5000578749" calcext:value-type="float">
            <text:p>5000578749</text:p>
          </table:table-cell>
          <table:table-cell office:value-type="float" office:value="5006731695" calcext:value-type="float">
            <text:p>5006731695</text:p>
          </table:table-cell>
          <table:table-cell office:value-type="float" office:value="5000579774" calcext:value-type="float">
            <text:p>5000579774</text:p>
          </table:table-cell>
          <table:table-cell office:value-type="float" office:value="5000447567" calcext:value-type="float">
            <text:p>5000447567</text:p>
          </table:table-cell>
          <table:table-cell office:value-type="float" office:value="6668200223" calcext:value-type="float">
            <text:p>6668200223</text:p>
          </table:table-cell>
          <table:table-cell table:number-columns-repeated="12"/>
        </table:table-row>
        <table:table-row table:style-name="ro1" table:number-rows-repeated="104837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ong_nop_chart" table:style-name="ta1">
        <table:shapes>
          <draw:frame draw:z-index="0" draw:style-name="gr1" draw:text-style-name="P1" svg:width="1359.58pt" svg:height="634.71pt" svg:x="0.03pt" svg:y="0.03pt">
            <loext:p draw:notify-on-update-of-ranges="long_nop.K2:long_nop.K2 long_nop.K3:long_nop.K80 long_nop.L2:long_nop.L2 long_nop.L3:long_nop.L80 long_nop.M2:long_nop.M2 long_nop.M3:long_nop.M80 long_nop.N2:long_nop.N2 long_nop.N3:long_nop.N80 long_nop.O2:long_nop.O2 long_nop.O3:long_nop.O80 long_nop.P2:long_nop.P2 long_nop.P3:long_nop.P80 long_nop.Q2:long_nop.Q2 long_nop.Q3:long_nop.Q80 long_nop.R2:long_nop.R2 long_nop.R3:long_nop.R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1" loext:min-decimal-places="1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21:45:04.761426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21:38:56.889297045</meta:creation-date>
    <dc:date>2018-11-05T17:40:07.514087513</dc:date>
    <meta:editing-duration>PT1H3M52S</meta:editing-duration>
    <meta:editing-cycles>3</meta:editing-cycles>
    <meta:generator>LibreOffice/5.1.6.2$Linux_X86_64 LibreOffice_project/10m0$Build-2</meta:generator>
    <meta:document-statistic meta:table-count="5" meta:cell-count="53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x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4" style:family="chart" style:data-style-name="N4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4">
      <style:chart-properties chart:symbol-type="none" chart:link-data-style-to-source="true"/>
      <style:graphic-properties draw:stroke="dash" draw:stroke-dash="Fine_20_Dashed" svg:stroke-width="0.076cm" svg:stroke-color="#83caff" draw:fill-color="#83caff"/>
      <style:text-properties fo:font-size="10pt" style:font-size-asian="10pt" style:font-size-complex="10pt"/>
    </style:style>
    <style:style style:name="ch16" style:family="chart" style:data-style-name="N4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7.964cm" svg:height="22.392cm" xlink:href=".." xlink:type="simple" chart:class="chart:line" chart:style-name="ch1">
        <chart:title svg:x="21.531cm" svg:y="0.583cm" chart:style-name="ch2">
          <text:p>Dense nop performance</text:p>
        </chart:title>
        <chart:legend chart:legend-position="end" svg:x="43.756cm" svg:y="9.403cm" style:legend-expansion="high" chart:style-name="ch3"/>
        <chart:plot-area chart:style-name="ch4" table:cell-range-address="short_nop.K2:short_nop.R80" chart:data-source-has-labels="both" svg:x="1.97cm" svg:y="1.809cm" svg:width="40.827cm" svg:height="19.155cm">
          <chartooo:coordinate-region svg:x="3.068cm" svg:y="2.008cm" svg:width="39.542cm" svg:height="18.309cm"/>
          <chart:axis chart:dimension="x" chart:name="primary-x" chart:style-name="ch5" chartooo:axis-type="auto">
            <chartooo:date-scale/>
            <chart:title svg:x="21.201cm" svg:y="21.411cm" chart:style-name="ch6">
              <text:p>Loop uop count</text:p>
            </chart:title>
            <chart:categories table:cell-range-address="short_nop.K3:short_nop.K80"/>
          </chart:axis>
          <chart:axis chart:dimension="y" chart:name="primary-y" chart:style-name="ch7">
            <chart:title svg:x="0.451cm" svg:y="12.555cm" chart:style-name="ch8">
              <text:p>Cycles/Iteration</text:p>
            </chart:title>
            <chart:grid chart:style-name="ch9" chart:class="major"/>
          </chart:axis>
          <chart:series chart:style-name="ch10" chart:values-cell-range-address="short_nop.L3:short_nop.L80" chart:label-cell-address="short_nop.L2:short_nop.L2" chart:class="chart:line">
            <chart:data-point chart:repeated="78"/>
          </chart:series>
          <chart:series chart:style-name="ch11" chart:values-cell-range-address="short_nop.M3:short_nop.M80" chart:label-cell-address="short_nop.M2:short_nop.M2" chart:class="chart:line">
            <chart:data-point chart:repeated="78"/>
          </chart:series>
          <chart:series chart:style-name="ch12" chart:values-cell-range-address="short_nop.N3:short_nop.N80" chart:label-cell-address="short_nop.N2:short_nop.N2" chart:class="chart:line">
            <chart:data-point chart:repeated="78"/>
          </chart:series>
          <chart:series chart:style-name="ch13" chart:values-cell-range-address="short_nop.O3:short_nop.O80" chart:label-cell-address="short_nop.O2:short_nop.O2" chart:class="chart:line">
            <chart:data-point chart:repeated="78"/>
          </chart:series>
          <chart:series chart:style-name="ch14" chart:values-cell-range-address="short_nop.P3:short_nop.P80" chart:label-cell-address="short_nop.P2:short_nop.P2" chart:class="chart:line">
            <chart:data-point chart:repeated="78"/>
          </chart:series>
          <chart:series chart:style-name="ch15" chart:values-cell-range-address="short_nop.Q3:short_nop.Q80" chart:label-cell-address="short_nop.Q2:short_nop.Q2" chart:class="chart:line">
            <chart:data-point chart:repeated="78"/>
          </chart:series>
          <chart:series chart:style-name="ch16" chart:values-cell-range-address="short_nop.R3:short_nop.R80" chart:label-cell-address="short_nop.R2:short_nop.R2" chart:class="chart:line">
            <chart:data-point chart:repeated="7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ffee Lake</text:p>
                <draw:g>
                  <svg:desc>short_nop.L2:short_nop.L2</svg:desc>
                </draw:g>
              </table:table-cell>
              <table:table-cell office:value-type="string">
                <text:p>Skylake</text:p>
                <draw:g>
                  <svg:desc>short_nop.M2:short_nop.M2</svg:desc>
                </draw:g>
              </table:table-cell>
              <table:table-cell office:value-type="string">
                <text:p>Haswell</text:p>
                <draw:g>
                  <svg:desc>short_nop.N2:short_nop.N2</svg:desc>
                </draw:g>
              </table:table-cell>
              <table:table-cell office:value-type="string">
                <text:p>Broadwell</text:p>
                <draw:g>
                  <svg:desc>short_nop.O2:short_nop.O2</svg:desc>
                </draw:g>
              </table:table-cell>
              <table:table-cell office:value-type="string">
                <text:p>IvyBridge</text:p>
                <draw:g>
                  <svg:desc>short_nop.P2:short_nop.P2</svg:desc>
                </draw:g>
              </table:table-cell>
              <table:table-cell office:value-type="string">
                <text:p>Sandy Bridge</text:p>
                <draw:g>
                  <svg:desc>short_nop.Q2:short_nop.Q2</svg:desc>
                </draw:g>
              </table:table-cell>
              <table:table-cell office:value-type="string">
                <text:p>Nehalem</text:p>
                <draw:g>
                  <svg:desc>short_nop.R2:short_nop.R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ort_nop.K3:short_nop.K80</svg:desc>
                </draw:g>
              </table:table-cell>
              <table:table-cell office:value-type="float" office:value="1.00258996">
                <text:p>1.00258996</text:p>
                <draw:g>
                  <svg:desc>short_nop.L3:short_nop.L80</svg:desc>
                </draw:g>
              </table:table-cell>
              <table:table-cell office:value-type="float" office:value="1.00339334">
                <text:p>1.00339334</text:p>
                <draw:g>
                  <svg:desc>short_nop.M3:short_nop.M80</svg:desc>
                </draw:g>
              </table:table-cell>
              <table:table-cell office:value-type="float" office:value="1.42741379">
                <text:p>1.42741379</text:p>
                <draw:g>
                  <svg:desc>short_nop.N3:short_nop.N80</svg:desc>
                </draw:g>
              </table:table-cell>
              <table:table-cell office:value-type="float" office:value="1.00252228">
                <text:p>1.00252228</text:p>
                <draw:g>
                  <svg:desc>short_nop.O3:short_nop.O80</svg:desc>
                </draw:g>
              </table:table-cell>
              <table:table-cell office:value-type="float" office:value="1.00300416">
                <text:p>1.00300416</text:p>
                <draw:g>
                  <svg:desc>short_nop.P3:short_nop.P80</svg:desc>
                </draw:g>
              </table:table-cell>
              <table:table-cell office:value-type="float" office:value="1.0025529">
                <text:p>1.0025529</text:p>
                <draw:g>
                  <svg:desc>short_nop.Q3:short_nop.Q80</svg:desc>
                </draw:g>
              </table:table-cell>
              <table:table-cell office:value-type="float" office:value="2.00367599">
                <text:p>2.00367599</text:p>
                <draw:g>
                  <svg:desc>short_nop.R3:short_nop.R8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0211827">
                <text:p>1.00211827</text:p>
              </table:table-cell>
              <table:table-cell office:value-type="float" office:value="1.00292899">
                <text:p>1.00292899</text:p>
              </table:table-cell>
              <table:table-cell office:value-type="float" office:value="1.48940201">
                <text:p>1.48940201</text:p>
              </table:table-cell>
              <table:table-cell office:value-type="float" office:value="1.00298646">
                <text:p>1.00298646</text:p>
              </table:table-cell>
              <table:table-cell office:value-type="float" office:value="1.00251144">
                <text:p>1.00251144</text:p>
              </table:table-cell>
              <table:table-cell office:value-type="float" office:value="1.00247177">
                <text:p>1.00247177</text:p>
              </table:table-cell>
              <table:table-cell office:value-type="float" office:value="2.00262064">
                <text:p>2.002620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5220887">
                <text:p>1.25220887</text:p>
              </table:table-cell>
              <table:table-cell office:value-type="float" office:value="1.33747793">
                <text:p>1.33747793</text:p>
              </table:table-cell>
              <table:table-cell office:value-type="float" office:value="1.34488217">
                <text:p>1.34488217</text:p>
              </table:table-cell>
              <table:table-cell office:value-type="float" office:value="1.33621299">
                <text:p>1.33621299</text:p>
              </table:table-cell>
              <table:table-cell office:value-type="float" office:value="2.00243389">
                <text:p>2.00243389</text:p>
              </table:table-cell>
              <table:table-cell office:value-type="float" office:value="2.0025031">
                <text:p>2.0025031</text:p>
              </table:table-cell>
              <table:table-cell office:value-type="float" office:value="2.00246288">
                <text:p>2.002462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0246343">
                <text:p>1.50246343</text:p>
              </table:table-cell>
              <table:table-cell office:value-type="float" office:value="1.50324575">
                <text:p>1.50324575</text:p>
              </table:table-cell>
              <table:table-cell office:value-type="float" office:value="1.60233853">
                <text:p>1.60233853</text:p>
              </table:table-cell>
              <table:table-cell office:value-type="float" office:value="1.60265495">
                <text:p>1.60265495</text:p>
              </table:table-cell>
              <table:table-cell office:value-type="float" office:value="2.00220708">
                <text:p>2.00220708</text:p>
              </table:table-cell>
              <table:table-cell office:value-type="float" office:value="2.00258262">
                <text:p>2.00258262</text:p>
              </table:table-cell>
              <table:table-cell office:value-type="float" office:value="3.00478369">
                <text:p>3.004783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00246494">
                <text:p>2.00246494</text:p>
              </table:table-cell>
              <table:table-cell office:value-type="float" office:value="2.00333627">
                <text:p>2.00333627</text:p>
              </table:table-cell>
              <table:table-cell office:value-type="float" office:value="1.75233485">
                <text:p>1.75233485</text:p>
              </table:table-cell>
              <table:table-cell office:value-type="float" office:value="1.75272189">
                <text:p>1.75272189</text:p>
              </table:table-cell>
              <table:table-cell office:value-type="float" office:value="2.00218283">
                <text:p>2.00218283</text:p>
              </table:table-cell>
              <table:table-cell office:value-type="float" office:value="2.00253876">
                <text:p>2.00253876</text:p>
              </table:table-cell>
              <table:table-cell office:value-type="float" office:value="3.00487979">
                <text:p>3.004879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0307365">
                <text:p>2.00307365</text:p>
              </table:table-cell>
              <table:table-cell office:value-type="float" office:value="2.00458793">
                <text:p>2.00458793</text:p>
              </table:table-cell>
              <table:table-cell office:value-type="float" office:value="2.00241653">
                <text:p>2.00241653</text:p>
              </table:table-cell>
              <table:table-cell office:value-type="float" office:value="2.10244513">
                <text:p>2.10244513</text:p>
              </table:table-cell>
              <table:table-cell office:value-type="float" office:value="2.00521661">
                <text:p>2.00521661</text:p>
              </table:table-cell>
              <table:table-cell office:value-type="float" office:value="2.00248005">
                <text:p>2.00248005</text:p>
              </table:table-cell>
              <table:table-cell office:value-type="float" office:value="3.00257407">
                <text:p>3.002574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27634959">
                <text:p>2.27634959</text:p>
              </table:table-cell>
              <table:table-cell office:value-type="float" office:value="2.33710894">
                <text:p>2.33710894</text:p>
              </table:table-cell>
              <table:table-cell office:value-type="float" office:value="2.33574631">
                <text:p>2.33574631</text:p>
              </table:table-cell>
              <table:table-cell office:value-type="float" office:value="2.33604539">
                <text:p>2.33604539</text:p>
              </table:table-cell>
              <table:table-cell office:value-type="float" office:value="3.00311022">
                <text:p>3.00311022</text:p>
              </table:table-cell>
              <table:table-cell office:value-type="float" office:value="3.0025844">
                <text:p>3.0025844</text:p>
              </table:table-cell>
              <table:table-cell office:value-type="float" office:value="3.00283203">
                <text:p>3.002832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0262816">
                <text:p>2.50262816</text:p>
              </table:table-cell>
              <table:table-cell office:value-type="float" office:value="2.66997278">
                <text:p>2.66997278</text:p>
              </table:table-cell>
              <table:table-cell office:value-type="float" office:value="2.66952604">
                <text:p>2.66952604</text:p>
              </table:table-cell>
              <table:table-cell office:value-type="float" office:value="2.66951564">
                <text:p>2.66951564</text:p>
              </table:table-cell>
              <table:table-cell office:value-type="float" office:value="3.00244069">
                <text:p>3.00244069</text:p>
              </table:table-cell>
              <table:table-cell office:value-type="float" office:value="3.00256159">
                <text:p>3.00256159</text:p>
              </table:table-cell>
              <table:table-cell office:value-type="float" office:value="4.00548855">
                <text:p>4.005488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75252718">
                <text:p>2.75252718</text:p>
              </table:table-cell>
              <table:table-cell office:value-type="float" office:value="3.00352423">
                <text:p>3.00352423</text:p>
              </table:table-cell>
              <table:table-cell office:value-type="float" office:value="3.00317955">
                <text:p>3.00317955</text:p>
              </table:table-cell>
              <table:table-cell office:value-type="float" office:value="3.52085549">
                <text:p>3.52085549</text:p>
              </table:table-cell>
              <table:table-cell office:value-type="float" office:value="3.00248302">
                <text:p>3.00248302</text:p>
              </table:table-cell>
              <table:table-cell office:value-type="float" office:value="3.00252615">
                <text:p>3.00252615</text:p>
              </table:table-cell>
              <table:table-cell office:value-type="float" office:value="4.00270844">
                <text:p>4.002708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0272572">
                <text:p>3.00272572</text:p>
              </table:table-cell>
              <table:table-cell office:value-type="float" office:value="3.00380186">
                <text:p>3.00380186</text:p>
              </table:table-cell>
              <table:table-cell office:value-type="float" office:value="3.00255786">
                <text:p>3.00255786</text:p>
              </table:table-cell>
              <table:table-cell office:value-type="float" office:value="3.00312731">
                <text:p>3.00312731</text:p>
              </table:table-cell>
              <table:table-cell office:value-type="float" office:value="3.00590013">
                <text:p>3.00590013</text:p>
              </table:table-cell>
              <table:table-cell office:value-type="float" office:value="3.00258025">
                <text:p>3.00258025</text:p>
              </table:table-cell>
              <table:table-cell office:value-type="float" office:value="4.00255675">
                <text:p>4.002556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25464144">
                <text:p>3.25464144</text:p>
              </table:table-cell>
              <table:table-cell office:value-type="float" office:value="3.5033354">
                <text:p>3.5033354</text:p>
              </table:table-cell>
              <table:table-cell office:value-type="float" office:value="3.50246577">
                <text:p>3.50246577</text:p>
              </table:table-cell>
              <table:table-cell office:value-type="float" office:value="3.50266145">
                <text:p>3.50266145</text:p>
              </table:table-cell>
              <table:table-cell office:value-type="float" office:value="4.00315897">
                <text:p>4.00315897</text:p>
              </table:table-cell>
              <table:table-cell office:value-type="float" office:value="4.00254987">
                <text:p>4.00254987</text:p>
              </table:table-cell>
              <table:table-cell office:value-type="float" office:value="4.33940157">
                <text:p>4.3394015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0405921">
                <text:p>3.50405921</text:p>
              </table:table-cell>
              <table:table-cell office:value-type="float" office:value="3.50335669">
                <text:p>3.50335669</text:p>
              </table:table-cell>
              <table:table-cell office:value-type="float" office:value="3.50241759">
                <text:p>3.50241759</text:p>
              </table:table-cell>
              <table:table-cell office:value-type="float" office:value="3.84147274">
                <text:p>3.84147274</text:p>
              </table:table-cell>
              <table:table-cell office:value-type="float" office:value="4.00238983">
                <text:p>4.00238983</text:p>
              </table:table-cell>
              <table:table-cell office:value-type="float" office:value="4.0026426">
                <text:p>4.0026426</text:p>
              </table:table-cell>
              <table:table-cell office:value-type="float" office:value="5.00271216">
                <text:p>5.002712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75226739">
                <text:p>3.75226739</text:p>
              </table:table-cell>
              <table:table-cell office:value-type="float" office:value="4.00409048">
                <text:p>4.00409048</text:p>
              </table:table-cell>
              <table:table-cell office:value-type="float" office:value="4.002605">
                <text:p>4.002605</text:p>
              </table:table-cell>
              <table:table-cell office:value-type="float" office:value="4.00331044">
                <text:p>4.00331044</text:p>
              </table:table-cell>
              <table:table-cell office:value-type="float" office:value="4.00252285">
                <text:p>4.00252285</text:p>
              </table:table-cell>
              <table:table-cell office:value-type="float" office:value="4.00268338">
                <text:p>4.00268338</text:p>
              </table:table-cell>
              <table:table-cell office:value-type="float" office:value="5.00378086">
                <text:p>5.003780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97747241">
                <text:p>5.97747241</text:p>
              </table:table-cell>
              <table:table-cell office:value-type="float" office:value="4.0038241">
                <text:p>4.0038241</text:p>
              </table:table-cell>
              <table:table-cell office:value-type="float" office:value="4.00250489">
                <text:p>4.00250489</text:p>
              </table:table-cell>
              <table:table-cell office:value-type="float" office:value="4.22064825">
                <text:p>4.22064825</text:p>
              </table:table-cell>
              <table:table-cell office:value-type="float" office:value="4.0066966">
                <text:p>4.0066966</text:p>
              </table:table-cell>
              <table:table-cell office:value-type="float" office:value="4.00254413">
                <text:p>4.00254413</text:p>
              </table:table-cell>
              <table:table-cell office:value-type="float" office:value="5.3396685">
                <text:p>5.339668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25331581">
                <text:p>4.25331581</text:p>
              </table:table-cell>
              <table:table-cell office:value-type="float" office:value="4.50404904">
                <text:p>4.50404904</text:p>
              </table:table-cell>
              <table:table-cell office:value-type="float" office:value="4.91573121">
                <text:p>4.91573121</text:p>
              </table:table-cell>
              <table:table-cell office:value-type="float" office:value="4.91508996">
                <text:p>4.91508996</text:p>
              </table:table-cell>
              <table:table-cell office:value-type="float" office:value="5.00288341">
                <text:p>5.00288341</text:p>
              </table:table-cell>
              <table:table-cell office:value-type="float" office:value="5.00256733">
                <text:p>5.00256733</text:p>
              </table:table-cell>
              <table:table-cell office:value-type="float" office:value="5.66973514">
                <text:p>5.6697351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0256392">
                <text:p>4.50256392</text:p>
              </table:table-cell>
              <table:table-cell office:value-type="float" office:value="4.50356802">
                <text:p>4.50356802</text:p>
              </table:table-cell>
              <table:table-cell office:value-type="float" office:value="4.96345737">
                <text:p>4.96345737</text:p>
              </table:table-cell>
              <table:table-cell office:value-type="float" office:value="5.13733342">
                <text:p>5.13733342</text:p>
              </table:table-cell>
              <table:table-cell office:value-type="float" office:value="5.00247509">
                <text:p>5.00247509</text:p>
              </table:table-cell>
              <table:table-cell office:value-type="float" office:value="5.00261025">
                <text:p>5.00261025</text:p>
              </table:table-cell>
              <table:table-cell office:value-type="float" office:value="6.00656515">
                <text:p>6.006565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.00257804">
                <text:p>5.00257804</text:p>
              </table:table-cell>
              <table:table-cell office:value-type="float" office:value="5.00337921">
                <text:p>5.00337921</text:p>
              </table:table-cell>
              <table:table-cell office:value-type="float" office:value="5.00251987">
                <text:p>5.00251987</text:p>
              </table:table-cell>
              <table:table-cell office:value-type="float" office:value="5.00383119">
                <text:p>5.00383119</text:p>
              </table:table-cell>
              <table:table-cell office:value-type="float" office:value="5.00757921">
                <text:p>5.00757921</text:p>
              </table:table-cell>
              <table:table-cell office:value-type="float" office:value="5.0027409">
                <text:p>5.0027409</text:p>
              </table:table-cell>
              <table:table-cell office:value-type="float" office:value="6.3363466">
                <text:p>6.33634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00649395">
                <text:p>5.00649395</text:p>
              </table:table-cell>
              <table:table-cell office:value-type="float" office:value="5.00359184">
                <text:p>5.00359184</text:p>
              </table:table-cell>
              <table:table-cell office:value-type="float" office:value="5.00266813">
                <text:p>5.00266813</text:p>
              </table:table-cell>
              <table:table-cell office:value-type="float" office:value="5.31842387">
                <text:p>5.31842387</text:p>
              </table:table-cell>
              <table:table-cell office:value-type="float" office:value="5.00267885">
                <text:p>5.00267885</text:p>
              </table:table-cell>
              <table:table-cell office:value-type="float" office:value="5.00266225">
                <text:p>5.00266225</text:p>
              </table:table-cell>
              <table:table-cell office:value-type="float" office:value="6.67152167">
                <text:p>6.671521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00314785">
                <text:p>6.00314785</text:p>
              </table:table-cell>
              <table:table-cell office:value-type="float" office:value="6.00620032">
                <text:p>6.00620032</text:p>
              </table:table-cell>
              <table:table-cell office:value-type="float" office:value="6.00270425">
                <text:p>6.00270425</text:p>
              </table:table-cell>
              <table:table-cell office:value-type="float" office:value="6.00275728">
                <text:p>6.00275728</text:p>
              </table:table-cell>
              <table:table-cell office:value-type="float" office:value="6.0060332">
                <text:p>6.0060332</text:p>
              </table:table-cell>
              <table:table-cell office:value-type="float" office:value="6.00264647">
                <text:p>6.00264647</text:p>
              </table:table-cell>
              <table:table-cell office:value-type="float" office:value="7.00284183">
                <text:p>7.002841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00619446">
                <text:p>6.00619446</text:p>
              </table:table-cell>
              <table:table-cell office:value-type="float" office:value="6.00393047">
                <text:p>6.00393047</text:p>
              </table:table-cell>
              <table:table-cell office:value-type="float" office:value="6.00257508">
                <text:p>6.00257508</text:p>
              </table:table-cell>
              <table:table-cell office:value-type="float" office:value="6.16908368">
                <text:p>6.16908368</text:p>
              </table:table-cell>
              <table:table-cell office:value-type="float" office:value="6.00279529">
                <text:p>6.00279529</text:p>
              </table:table-cell>
              <table:table-cell office:value-type="float" office:value="6.0025966">
                <text:p>6.0025966</text:p>
              </table:table-cell>
              <table:table-cell office:value-type="float" office:value="7.33913704">
                <text:p>7.339137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00386202">
                <text:p>6.00386202</text:p>
              </table:table-cell>
              <table:table-cell office:value-type="float" office:value="6.00672002">
                <text:p>6.00672002</text:p>
              </table:table-cell>
              <table:table-cell office:value-type="float" office:value="6.00258096">
                <text:p>6.00258096</text:p>
              </table:table-cell>
              <table:table-cell office:value-type="float" office:value="6.2939481">
                <text:p>6.2939481</text:p>
              </table:table-cell>
              <table:table-cell office:value-type="float" office:value="6.0025006">
                <text:p>6.0025006</text:p>
              </table:table-cell>
              <table:table-cell office:value-type="float" office:value="6.00265108">
                <text:p>6.00265108</text:p>
              </table:table-cell>
              <table:table-cell office:value-type="float" office:value="7.67034912">
                <text:p>7.670349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00273288">
                <text:p>6.00273288</text:p>
              </table:table-cell>
              <table:table-cell office:value-type="float" office:value="6.00865875">
                <text:p>6.00865875</text:p>
              </table:table-cell>
              <table:table-cell office:value-type="float" office:value="6.00260533">
                <text:p>6.00260533</text:p>
              </table:table-cell>
              <table:table-cell office:value-type="float" office:value="6.00319428">
                <text:p>6.00319428</text:p>
              </table:table-cell>
              <table:table-cell office:value-type="float" office:value="6.00259741">
                <text:p>6.00259741</text:p>
              </table:table-cell>
              <table:table-cell office:value-type="float" office:value="6.00262075">
                <text:p>6.00262075</text:p>
              </table:table-cell>
              <table:table-cell office:value-type="float" office:value="8.00356047">
                <text:p>8.003560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00574479">
                <text:p>7.00574479</text:p>
              </table:table-cell>
              <table:table-cell office:value-type="float" office:value="7.00621984">
                <text:p>7.00621984</text:p>
              </table:table-cell>
              <table:table-cell office:value-type="float" office:value="7.00285702">
                <text:p>7.00285702</text:p>
              </table:table-cell>
              <table:table-cell office:value-type="float" office:value="7.08075697">
                <text:p>7.08075697</text:p>
              </table:table-cell>
              <table:table-cell office:value-type="float" office:value="7.00614617">
                <text:p>7.00614617</text:p>
              </table:table-cell>
              <table:table-cell office:value-type="float" office:value="7.00267105">
                <text:p>7.00267105</text:p>
              </table:table-cell>
              <table:table-cell office:value-type="float" office:value="8.33836557">
                <text:p>8.3383655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.0045951">
                <text:p>7.0045951</text:p>
              </table:table-cell>
              <table:table-cell office:value-type="float" office:value="7.00453221">
                <text:p>7.00453221</text:p>
              </table:table-cell>
              <table:table-cell office:value-type="float" office:value="7.00262187">
                <text:p>7.00262187</text:p>
              </table:table-cell>
              <table:table-cell office:value-type="float" office:value="7.1811737">
                <text:p>7.1811737</text:p>
              </table:table-cell>
              <table:table-cell office:value-type="float" office:value="7.00288365">
                <text:p>7.00288365</text:p>
              </table:table-cell>
              <table:table-cell office:value-type="float" office:value="7.00266607">
                <text:p>7.00266607</text:p>
              </table:table-cell>
              <table:table-cell office:value-type="float" office:value="8.66979217">
                <text:p>8.6697921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.0555562">
                <text:p>7.0555562</text:p>
              </table:table-cell>
              <table:table-cell office:value-type="float" office:value="7.00397301">
                <text:p>7.00397301</text:p>
              </table:table-cell>
              <table:table-cell office:value-type="float" office:value="7.00316627">
                <text:p>7.00316627</text:p>
              </table:table-cell>
              <table:table-cell office:value-type="float" office:value="7.00493043">
                <text:p>7.00493043</text:p>
              </table:table-cell>
              <table:table-cell office:value-type="float" office:value="7.00730822">
                <text:p>7.00730822</text:p>
              </table:table-cell>
              <table:table-cell office:value-type="float" office:value="7.00271912">
                <text:p>7.00271912</text:p>
              </table:table-cell>
              <table:table-cell office:value-type="float" office:value="9.00610967">
                <text:p>9.006109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.17481567">
                <text:p>7.17481567</text:p>
              </table:table-cell>
              <table:table-cell office:value-type="float" office:value="7.00426914">
                <text:p>7.00426914</text:p>
              </table:table-cell>
              <table:table-cell office:value-type="float" office:value="7.00265414">
                <text:p>7.00265414</text:p>
              </table:table-cell>
              <table:table-cell office:value-type="float" office:value="7.32258364">
                <text:p>7.32258364</text:p>
              </table:table-cell>
              <table:table-cell office:value-type="float" office:value="7.0027292">
                <text:p>7.0027292</text:p>
              </table:table-cell>
              <table:table-cell office:value-type="float" office:value="7.00271553">
                <text:p>7.00271553</text:p>
              </table:table-cell>
              <table:table-cell office:value-type="float" office:value="9.33805729">
                <text:p>9.3380572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00239846">
                <text:p>8.00239846</text:p>
              </table:table-cell>
              <table:table-cell office:value-type="float" office:value="8.00392707">
                <text:p>8.00392707</text:p>
              </table:table-cell>
              <table:table-cell office:value-type="float" office:value="8.00281319">
                <text:p>8.00281319</text:p>
              </table:table-cell>
              <table:table-cell office:value-type="float" office:value="8.24758594">
                <text:p>8.24758594</text:p>
              </table:table-cell>
              <table:table-cell office:value-type="float" office:value="8.00743482">
                <text:p>8.00743482</text:p>
              </table:table-cell>
              <table:table-cell office:value-type="float" office:value="8.00272497">
                <text:p>8.00272497</text:p>
              </table:table-cell>
              <table:table-cell office:value-type="float" office:value="9.66994771">
                <text:p>9.669947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00779642">
                <text:p>8.00779642</text:p>
              </table:table-cell>
              <table:table-cell office:value-type="float" office:value="8.00457559">
                <text:p>8.00457559</text:p>
              </table:table-cell>
              <table:table-cell office:value-type="float" office:value="8.00274084">
                <text:p>8.00274084</text:p>
              </table:table-cell>
              <table:table-cell office:value-type="float" office:value="8.00403479">
                <text:p>8.00403479</text:p>
              </table:table-cell>
              <table:table-cell office:value-type="float" office:value="8.00284194">
                <text:p>8.00284194</text:p>
              </table:table-cell>
              <table:table-cell office:value-type="float" office:value="8.00271708">
                <text:p>8.00271708</text:p>
              </table:table-cell>
              <table:table-cell office:value-type="float" office:value="10.00704052">
                <text:p>10.0070405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.00310265">
                <text:p>8.00310265</text:p>
              </table:table-cell>
              <table:table-cell office:value-type="float" office:value="8.0042402">
                <text:p>8.0042402</text:p>
              </table:table-cell>
              <table:table-cell office:value-type="float" office:value="9.00367415">
                <text:p>9.00367415</text:p>
              </table:table-cell>
              <table:table-cell office:value-type="float" office:value="8.3188077">
                <text:p>8.3188077</text:p>
              </table:table-cell>
              <table:table-cell office:value-type="float" office:value="9.00701786">
                <text:p>9.00701786</text:p>
              </table:table-cell>
              <table:table-cell office:value-type="float" office:value="9.0027427">
                <text:p>9.0027427</text:p>
              </table:table-cell>
              <table:table-cell office:value-type="float" office:value="10.33900083">
                <text:p>10.3390008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00759341">
                <text:p>8.00759341</text:p>
              </table:table-cell>
              <table:table-cell office:value-type="float" office:value="8.00594355">
                <text:p>8.00594355</text:p>
              </table:table-cell>
              <table:table-cell office:value-type="float" office:value="9.0029741">
                <text:p>9.0029741</text:p>
              </table:table-cell>
              <table:table-cell office:value-type="float" office:value="8.3856809">
                <text:p>8.3856809</text:p>
              </table:table-cell>
              <table:table-cell office:value-type="float" office:value="9.00603834">
                <text:p>9.00603834</text:p>
              </table:table-cell>
              <table:table-cell office:value-type="float" office:value="9.00268402">
                <text:p>9.00268402</text:p>
              </table:table-cell>
              <table:table-cell office:value-type="float" office:value="10.67225501">
                <text:p>10.6722550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.002746">
                <text:p>9.002746</text:p>
              </table:table-cell>
              <table:table-cell office:value-type="float" office:value="9.00410955">
                <text:p>9.00410955</text:p>
              </table:table-cell>
              <table:table-cell office:value-type="float" office:value="9.00286399">
                <text:p>9.00286399</text:p>
              </table:table-cell>
              <table:table-cell office:value-type="float" office:value="9.00426042">
                <text:p>9.00426042</text:p>
              </table:table-cell>
              <table:table-cell office:value-type="float" office:value="9.00386971">
                <text:p>9.00386971</text:p>
              </table:table-cell>
              <table:table-cell office:value-type="float" office:value="9.00286168">
                <text:p>9.00286168</text:p>
              </table:table-cell>
              <table:table-cell office:value-type="float" office:value="11.00325517">
                <text:p>11.0032551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00813935">
                <text:p>9.00813935</text:p>
              </table:table-cell>
              <table:table-cell office:value-type="float" office:value="9.00468647">
                <text:p>9.00468647</text:p>
              </table:table-cell>
              <table:table-cell office:value-type="float" office:value="9.0030324">
                <text:p>9.0030324</text:p>
              </table:table-cell>
              <table:table-cell office:value-type="float" office:value="9.3539469">
                <text:p>9.3539469</text:p>
              </table:table-cell>
              <table:table-cell office:value-type="float" office:value="9.00698737">
                <text:p>9.00698737</text:p>
              </table:table-cell>
              <table:table-cell office:value-type="float" office:value="9.00269149">
                <text:p>9.00269149</text:p>
              </table:table-cell>
              <table:table-cell office:value-type="float" office:value="11.33815935">
                <text:p>11.338159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.0026348">
                <text:p>9.0026348</text:p>
              </table:table-cell>
              <table:table-cell office:value-type="float" office:value="9.00568564">
                <text:p>9.00568564</text:p>
              </table:table-cell>
              <table:table-cell office:value-type="float" office:value="9.00289188">
                <text:p>9.00289188</text:p>
              </table:table-cell>
              <table:table-cell office:value-type="float" office:value="9.5349427">
                <text:p>9.5349427</text:p>
              </table:table-cell>
              <table:table-cell office:value-type="float" office:value="9.00277589">
                <text:p>9.00277589</text:p>
              </table:table-cell>
              <table:table-cell office:value-type="float" office:value="9.00272787">
                <text:p>9.00272787</text:p>
              </table:table-cell>
              <table:table-cell office:value-type="float" office:value="11.67189514">
                <text:p>11.671895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.1763575">
                <text:p>9.1763575</text:p>
              </table:table-cell>
              <table:table-cell office:value-type="float" office:value="9.00490936">
                <text:p>9.00490936</text:p>
              </table:table-cell>
              <table:table-cell office:value-type="float" office:value="10.00297081">
                <text:p>10.00297081</text:p>
              </table:table-cell>
              <table:table-cell office:value-type="float" office:value="9.15403586">
                <text:p>9.15403586</text:p>
              </table:table-cell>
              <table:table-cell office:value-type="float" office:value="10.00667911">
                <text:p>10.00667911</text:p>
              </table:table-cell>
              <table:table-cell office:value-type="float" office:value="10.0028141">
                <text:p>10.0028141</text:p>
              </table:table-cell>
              <table:table-cell office:value-type="float" office:value="12.00452971">
                <text:p>12.0045297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.0032301">
                <text:p>10.0032301</text:p>
              </table:table-cell>
              <table:table-cell office:value-type="float" office:value="10.00464685">
                <text:p>10.00464685</text:p>
              </table:table-cell>
              <table:table-cell office:value-type="float" office:value="10.00302544">
                <text:p>10.00302544</text:p>
              </table:table-cell>
              <table:table-cell office:value-type="float" office:value="10.14332613">
                <text:p>10.14332613</text:p>
              </table:table-cell>
              <table:table-cell office:value-type="float" office:value="10.00316716">
                <text:p>10.00316716</text:p>
              </table:table-cell>
              <table:table-cell office:value-type="float" office:value="10.00275717">
                <text:p>10.00275717</text:p>
              </table:table-cell>
              <table:table-cell office:value-type="float" office:value="12.33834198">
                <text:p>12.3383419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.00801643">
                <text:p>10.00801643</text:p>
              </table:table-cell>
              <table:table-cell office:value-type="float" office:value="10.0053585">
                <text:p>10.0053585</text:p>
              </table:table-cell>
              <table:table-cell office:value-type="float" office:value="10.00291826">
                <text:p>10.00291826</text:p>
              </table:table-cell>
              <table:table-cell office:value-type="float" office:value="10.00411798">
                <text:p>10.00411798</text:p>
              </table:table-cell>
              <table:table-cell office:value-type="float" office:value="10.00668198">
                <text:p>10.00668198</text:p>
              </table:table-cell>
              <table:table-cell office:value-type="float" office:value="10.00280363">
                <text:p>10.00280363</text:p>
              </table:table-cell>
              <table:table-cell office:value-type="float" office:value="12.66990189">
                <text:p>12.6699018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.00272583">
                <text:p>10.00272583</text:p>
              </table:table-cell>
              <table:table-cell office:value-type="float" office:value="10.0048933">
                <text:p>10.0048933</text:p>
              </table:table-cell>
              <table:table-cell office:value-type="float" office:value="10.00299103">
                <text:p>10.00299103</text:p>
              </table:table-cell>
              <table:table-cell office:value-type="float" office:value="10.58621033">
                <text:p>10.58621033</text:p>
              </table:table-cell>
              <table:table-cell office:value-type="float" office:value="10.0067667">
                <text:p>10.0067667</text:p>
              </table:table-cell>
              <table:table-cell office:value-type="float" office:value="10.00273545">
                <text:p>10.00273545</text:p>
              </table:table-cell>
              <table:table-cell office:value-type="float" office:value="13.00583849">
                <text:p>13.005838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00638607">
                <text:p>10.00638607</text:p>
              </table:table-cell>
              <table:table-cell office:value-type="float" office:value="10.00462594">
                <text:p>10.00462594</text:p>
              </table:table-cell>
              <table:table-cell office:value-type="float" office:value="11.00369376">
                <text:p>11.00369376</text:p>
              </table:table-cell>
              <table:table-cell office:value-type="float" office:value="10.26065372">
                <text:p>10.26065372</text:p>
              </table:table-cell>
              <table:table-cell office:value-type="float" office:value="11.0066162">
                <text:p>11.0066162</text:p>
              </table:table-cell>
              <table:table-cell office:value-type="float" office:value="11.00277437">
                <text:p>11.00277437</text:p>
              </table:table-cell>
              <table:table-cell office:value-type="float" office:value="13.33944868">
                <text:p>13.3394486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00436865">
                <text:p>11.00436865</text:p>
              </table:table-cell>
              <table:table-cell office:value-type="float" office:value="11.00396698">
                <text:p>11.00396698</text:p>
              </table:table-cell>
              <table:table-cell office:value-type="float" office:value="11.00317011">
                <text:p>11.00317011</text:p>
              </table:table-cell>
              <table:table-cell office:value-type="float" office:value="11.29845352">
                <text:p>11.29845352</text:p>
              </table:table-cell>
              <table:table-cell office:value-type="float" office:value="11.00308481">
                <text:p>11.00308481</text:p>
              </table:table-cell>
              <table:table-cell office:value-type="float" office:value="11.00281289">
                <text:p>11.00281289</text:p>
              </table:table-cell>
              <table:table-cell office:value-type="float" office:value="13.67301624">
                <text:p>13.6730162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.00355487">
                <text:p>11.00355487</text:p>
              </table:table-cell>
              <table:table-cell office:value-type="float" office:value="11.00557113">
                <text:p>11.00557113</text:p>
              </table:table-cell>
              <table:table-cell office:value-type="float" office:value="11.00295389">
                <text:p>11.00295389</text:p>
              </table:table-cell>
              <table:table-cell office:value-type="float" office:value="11.24721042">
                <text:p>11.24721042</text:p>
              </table:table-cell>
              <table:table-cell office:value-type="float" office:value="11.00748909">
                <text:p>11.00748909</text:p>
              </table:table-cell>
              <table:table-cell office:value-type="float" office:value="11.00273165">
                <text:p>11.00273165</text:p>
              </table:table-cell>
              <table:table-cell office:value-type="float" office:value="14.00308043">
                <text:p>14.0030804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.17422381">
                <text:p>11.17422381</text:p>
              </table:table-cell>
              <table:table-cell office:value-type="float" office:value="11.00552233">
                <text:p>11.00552233</text:p>
              </table:table-cell>
              <table:table-cell office:value-type="float" office:value="11.00399363">
                <text:p>11.00399363</text:p>
              </table:table-cell>
              <table:table-cell office:value-type="float" office:value="11.4986751">
                <text:p>11.4986751</text:p>
              </table:table-cell>
              <table:table-cell office:value-type="float" office:value="11.00703089">
                <text:p>11.00703089</text:p>
              </table:table-cell>
              <table:table-cell office:value-type="float" office:value="11.00277996">
                <text:p>11.00277996</text:p>
              </table:table-cell>
              <table:table-cell office:value-type="float" office:value="14.34055018">
                <text:p>14.3405501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.00292449">
                <text:p>11.00292449</text:p>
              </table:table-cell>
              <table:table-cell office:value-type="float" office:value="11.00375028">
                <text:p>11.00375028</text:p>
              </table:table-cell>
              <table:table-cell office:value-type="float" office:value="12.0030494">
                <text:p>12.0030494</text:p>
              </table:table-cell>
              <table:table-cell office:value-type="float" office:value="11.25767242">
                <text:p>11.25767242</text:p>
              </table:table-cell>
              <table:table-cell office:value-type="float" office:value="12.00487082">
                <text:p>12.00487082</text:p>
              </table:table-cell>
              <table:table-cell office:value-type="float" office:value="12.00283695">
                <text:p>12.00283695</text:p>
              </table:table-cell>
              <table:table-cell office:value-type="float" office:value="14.67085645">
                <text:p>14.670856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.25583958">
                <text:p>12.25583958</text:p>
              </table:table-cell>
              <table:table-cell office:value-type="float" office:value="12.00518317">
                <text:p>12.00518317</text:p>
              </table:table-cell>
              <table:table-cell office:value-type="float" office:value="12.00340544">
                <text:p>12.00340544</text:p>
              </table:table-cell>
              <table:table-cell office:value-type="float" office:value="12.39445559">
                <text:p>12.39445559</text:p>
              </table:table-cell>
              <table:table-cell office:value-type="float" office:value="12.00413475">
                <text:p>12.00413475</text:p>
              </table:table-cell>
              <table:table-cell office:value-type="float" office:value="12.00278968">
                <text:p>12.00278968</text:p>
              </table:table-cell>
              <table:table-cell office:value-type="float" office:value="15.00336338">
                <text:p>15.0033633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.00349063">
                <text:p>12.00349063</text:p>
              </table:table-cell>
              <table:table-cell office:value-type="float" office:value="12.00440733">
                <text:p>12.00440733</text:p>
              </table:table-cell>
              <table:table-cell office:value-type="float" office:value="12.00300585">
                <text:p>12.00300585</text:p>
              </table:table-cell>
              <table:table-cell office:value-type="float" office:value="12.05790784">
                <text:p>12.05790784</text:p>
              </table:table-cell>
              <table:table-cell office:value-type="float" office:value="12.00716029">
                <text:p>12.00716029</text:p>
              </table:table-cell>
              <table:table-cell office:value-type="float" office:value="12.00281327">
                <text:p>12.00281327</text:p>
              </table:table-cell>
              <table:table-cell office:value-type="float" office:value="15.33962262">
                <text:p>15.3396226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.00820151">
                <text:p>12.00820151</text:p>
              </table:table-cell>
              <table:table-cell office:value-type="float" office:value="12.00513235">
                <text:p>12.00513235</text:p>
              </table:table-cell>
              <table:table-cell office:value-type="float" office:value="13.00314684">
                <text:p>13.00314684</text:p>
              </table:table-cell>
              <table:table-cell office:value-type="float" office:value="12.23994277">
                <text:p>12.23994277</text:p>
              </table:table-cell>
              <table:table-cell office:value-type="float" office:value="13.00687068">
                <text:p>13.00687068</text:p>
              </table:table-cell>
              <table:table-cell office:value-type="float" office:value="13.00291263">
                <text:p>13.00291263</text:p>
              </table:table-cell>
              <table:table-cell office:value-type="float" office:value="15.67289579">
                <text:p>15.6728957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.00572263">
                <text:p>12.00572263</text:p>
              </table:table-cell>
              <table:table-cell office:value-type="float" office:value="12.00500789">
                <text:p>12.00500789</text:p>
              </table:table-cell>
              <table:table-cell office:value-type="float" office:value="13.00305208">
                <text:p>13.00305208</text:p>
              </table:table-cell>
              <table:table-cell office:value-type="float" office:value="12.32990212">
                <text:p>12.32990212</text:p>
              </table:table-cell>
              <table:table-cell office:value-type="float" office:value="13.00685209">
                <text:p>13.00685209</text:p>
              </table:table-cell>
              <table:table-cell office:value-type="float" office:value="13.00301778">
                <text:p>13.00301778</text:p>
              </table:table-cell>
              <table:table-cell office:value-type="float" office:value="16.00605074">
                <text:p>16.0060507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.00344129">
                <text:p>13.00344129</text:p>
              </table:table-cell>
              <table:table-cell office:value-type="float" office:value="13.00567376">
                <text:p>13.00567376</text:p>
              </table:table-cell>
              <table:table-cell office:value-type="float" office:value="13.00316355">
                <text:p>13.00316355</text:p>
              </table:table-cell>
              <table:table-cell office:value-type="float" office:value="13.24362493">
                <text:p>13.24362493</text:p>
              </table:table-cell>
              <table:table-cell office:value-type="float" office:value="13.00602531">
                <text:p>13.00602531</text:p>
              </table:table-cell>
              <table:table-cell office:value-type="float" office:value="13.00291817">
                <text:p>13.00291817</text:p>
              </table:table-cell>
              <table:table-cell office:value-type="float" office:value="16.33928521">
                <text:p>16.339285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09471848">
                <text:p>13.09471848</text:p>
              </table:table-cell>
              <table:table-cell office:value-type="float" office:value="13.00460947">
                <text:p>13.00460947</text:p>
              </table:table-cell>
              <table:table-cell office:value-type="float" office:value="13.00348937">
                <text:p>13.00348937</text:p>
              </table:table-cell>
              <table:table-cell office:value-type="float" office:value="13.30856078">
                <text:p>13.30856078</text:p>
              </table:table-cell>
              <table:table-cell office:value-type="float" office:value="13.00690253">
                <text:p>13.00690253</text:p>
              </table:table-cell>
              <table:table-cell office:value-type="float" office:value="13.0028984">
                <text:p>13.0028984</text:p>
              </table:table-cell>
              <table:table-cell office:value-type="float" office:value="16.67239303">
                <text:p>16.6723930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.00670535">
                <text:p>13.00670535</text:p>
              </table:table-cell>
              <table:table-cell office:value-type="float" office:value="13.00579171">
                <text:p>13.00579171</text:p>
              </table:table-cell>
              <table:table-cell office:value-type="float" office:value="13.00315977">
                <text:p>13.00315977</text:p>
              </table:table-cell>
              <table:table-cell office:value-type="float" office:value="13.34422153">
                <text:p>13.34422153</text:p>
              </table:table-cell>
              <table:table-cell office:value-type="float" office:value="13.0045445">
                <text:p>13.0045445</text:p>
              </table:table-cell>
              <table:table-cell office:value-type="float" office:value="13.00291742">
                <text:p>13.00291742</text:p>
              </table:table-cell>
              <table:table-cell office:value-type="float" office:value="17.00584094">
                <text:p>17.0058409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.00302223">
                <text:p>13.00302223</text:p>
              </table:table-cell>
              <table:table-cell office:value-type="float" office:value="13.00391534">
                <text:p>13.00391534</text:p>
              </table:table-cell>
              <table:table-cell office:value-type="float" office:value="14.00311353">
                <text:p>14.00311353</text:p>
              </table:table-cell>
              <table:table-cell office:value-type="float" office:value="13.31860697">
                <text:p>13.31860697</text:p>
              </table:table-cell>
              <table:table-cell office:value-type="float" office:value="14.00582679">
                <text:p>14.00582679</text:p>
              </table:table-cell>
              <table:table-cell office:value-type="float" office:value="14.0028909">
                <text:p>14.0028909</text:p>
              </table:table-cell>
              <table:table-cell office:value-type="float" office:value="17.33856305">
                <text:p>17.3385630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.00807779">
                <text:p>14.00807779</text:p>
              </table:table-cell>
              <table:table-cell office:value-type="float" office:value="14.00476558">
                <text:p>14.00476558</text:p>
              </table:table-cell>
              <table:table-cell office:value-type="float" office:value="14.00327764">
                <text:p>14.00327764</text:p>
              </table:table-cell>
              <table:table-cell office:value-type="float" office:value="14.07274123">
                <text:p>14.07274123</text:p>
              </table:table-cell>
              <table:table-cell office:value-type="float" office:value="14.006732">
                <text:p>14.006732</text:p>
              </table:table-cell>
              <table:table-cell office:value-type="float" office:value="14.00288904">
                <text:p>14.00288904</text:p>
              </table:table-cell>
              <table:table-cell office:value-type="float" office:value="17.673567">
                <text:p>17.67356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.0062622">
                <text:p>14.0062622</text:p>
              </table:table-cell>
              <table:table-cell office:value-type="float" office:value="14.00452031">
                <text:p>14.00452031</text:p>
              </table:table-cell>
              <table:table-cell office:value-type="float" office:value="14.00436904">
                <text:p>14.00436904</text:p>
              </table:table-cell>
              <table:table-cell office:value-type="float" office:value="14.12155009">
                <text:p>14.12155009</text:p>
              </table:table-cell>
              <table:table-cell office:value-type="float" office:value="14.00606954">
                <text:p>14.00606954</text:p>
              </table:table-cell>
              <table:table-cell office:value-type="float" office:value="14.00292182">
                <text:p>14.00292182</text:p>
              </table:table-cell>
              <table:table-cell office:value-type="float" office:value="18.00550596">
                <text:p>18.0055059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.00546137">
                <text:p>14.00546137</text:p>
              </table:table-cell>
              <table:table-cell office:value-type="float" office:value="14.00460396">
                <text:p>14.00460396</text:p>
              </table:table-cell>
              <table:table-cell office:value-type="float" office:value="14.00315964">
                <text:p>14.00315964</text:p>
              </table:table-cell>
              <table:table-cell office:value-type="float" office:value="14.10516035">
                <text:p>14.10516035</text:p>
              </table:table-cell>
              <table:table-cell office:value-type="float" office:value="14.00629002">
                <text:p>14.00629002</text:p>
              </table:table-cell>
              <table:table-cell office:value-type="float" office:value="14.00291327">
                <text:p>14.00291327</text:p>
              </table:table-cell>
              <table:table-cell office:value-type="float" office:value="18.34016611">
                <text:p>18.3401661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.00347899">
                <text:p>14.00347899</text:p>
              </table:table-cell>
              <table:table-cell office:value-type="float" office:value="14.0050724">
                <text:p>14.0050724</text:p>
              </table:table-cell>
              <table:table-cell office:value-type="float" office:value="15.00335906">
                <text:p>15.00335906</text:p>
              </table:table-cell>
              <table:table-cell office:value-type="float" office:value="14.55835397">
                <text:p>14.55835397</text:p>
              </table:table-cell>
              <table:table-cell office:value-type="float" office:value="15.00615481">
                <text:p>15.00615481</text:p>
              </table:table-cell>
              <table:table-cell office:value-type="float" office:value="15.00296542">
                <text:p>15.00296542</text:p>
              </table:table-cell>
              <table:table-cell office:value-type="float" office:value="18.67035333">
                <text:p>18.6703533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.00958516">
                <text:p>15.00958516</text:p>
              </table:table-cell>
              <table:table-cell office:value-type="float" office:value="15.00460512">
                <text:p>15.00460512</text:p>
              </table:table-cell>
              <table:table-cell office:value-type="float" office:value="15.00332811">
                <text:p>15.00332811</text:p>
              </table:table-cell>
              <table:table-cell office:value-type="float" office:value="15.49385486">
                <text:p>15.49385486</text:p>
              </table:table-cell>
              <table:table-cell office:value-type="float" office:value="15.00563828">
                <text:p>15.00563828</text:p>
              </table:table-cell>
              <table:table-cell office:value-type="float" office:value="15.00310297">
                <text:p>15.00310297</text:p>
              </table:table-cell>
              <table:table-cell office:value-type="float" office:value="19.00654649">
                <text:p>19.0065464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.00717406">
                <text:p>15.00717406</text:p>
              </table:table-cell>
              <table:table-cell office:value-type="float" office:value="15.00502338">
                <text:p>15.00502338</text:p>
              </table:table-cell>
              <table:table-cell office:value-type="float" office:value="15.00428794">
                <text:p>15.00428794</text:p>
              </table:table-cell>
              <table:table-cell office:value-type="float" office:value="15.0369076">
                <text:p>15.0369076</text:p>
              </table:table-cell>
              <table:table-cell office:value-type="float" office:value="15.00797725">
                <text:p>15.00797725</text:p>
              </table:table-cell>
              <table:table-cell office:value-type="float" office:value="15.00304117">
                <text:p>15.00304117</text:p>
              </table:table-cell>
              <table:table-cell office:value-type="float" office:value="19.33716769">
                <text:p>19.3371676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.00456899">
                <text:p>15.00456899</text:p>
              </table:table-cell>
              <table:table-cell office:value-type="float" office:value="15.00486775">
                <text:p>15.00486775</text:p>
              </table:table-cell>
              <table:table-cell office:value-type="float" office:value="15.00337017">
                <text:p>15.00337017</text:p>
              </table:table-cell>
              <table:table-cell office:value-type="float" office:value="15.30736746">
                <text:p>15.30736746</text:p>
              </table:table-cell>
              <table:table-cell office:value-type="float" office:value="15.00658977">
                <text:p>15.00658977</text:p>
              </table:table-cell>
              <table:table-cell office:value-type="float" office:value="15.0030061">
                <text:p>15.0030061</text:p>
              </table:table-cell>
              <table:table-cell office:value-type="float" office:value="19.67251813">
                <text:p>19.6725181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.00497717">
                <text:p>15.00497717</text:p>
              </table:table-cell>
              <table:table-cell office:value-type="float" office:value="15.00637166">
                <text:p>15.00637166</text:p>
              </table:table-cell>
              <table:table-cell office:value-type="float" office:value="16.00340767">
                <text:p>16.00340767</text:p>
              </table:table-cell>
              <table:table-cell office:value-type="float" office:value="15.01758911">
                <text:p>15.01758911</text:p>
              </table:table-cell>
              <table:table-cell office:value-type="float" office:value="16.00691647">
                <text:p>16.00691647</text:p>
              </table:table-cell>
              <table:table-cell office:value-type="float" office:value="16.00298707">
                <text:p>16.00298707</text:p>
              </table:table-cell>
              <table:table-cell office:value-type="float" office:value="20.00440353">
                <text:p>20.0044035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6.00703426">
                <text:p>16.00703426</text:p>
              </table:table-cell>
              <table:table-cell office:value-type="float" office:value="16.00606463">
                <text:p>16.00606463</text:p>
              </table:table-cell>
              <table:table-cell office:value-type="float" office:value="16.00351545">
                <text:p>16.00351545</text:p>
              </table:table-cell>
              <table:table-cell office:value-type="float" office:value="16.00519766">
                <text:p>16.00519766</text:p>
              </table:table-cell>
              <table:table-cell office:value-type="float" office:value="16.00647091">
                <text:p>16.00647091</text:p>
              </table:table-cell>
              <table:table-cell office:value-type="float" office:value="16.00301719">
                <text:p>16.00301719</text:p>
              </table:table-cell>
              <table:table-cell office:value-type="float" office:value="20.3395172">
                <text:p>20.339517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6.00790141">
                <text:p>16.00790141</text:p>
              </table:table-cell>
              <table:table-cell office:value-type="float" office:value="16.00692207">
                <text:p>16.00692207</text:p>
              </table:table-cell>
              <table:table-cell office:value-type="float" office:value="16.00441544">
                <text:p>16.00441544</text:p>
              </table:table-cell>
              <table:table-cell office:value-type="float" office:value="16.00501139">
                <text:p>16.00501139</text:p>
              </table:table-cell>
              <table:table-cell office:value-type="float" office:value="16.00621506">
                <text:p>16.00621506</text:p>
              </table:table-cell>
              <table:table-cell office:value-type="float" office:value="16.00298503">
                <text:p>16.00298503</text:p>
              </table:table-cell>
              <table:table-cell office:value-type="float" office:value="20.67043953">
                <text:p>20.6704395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6.00889457">
                <text:p>16.00889457</text:p>
              </table:table-cell>
              <table:table-cell office:value-type="float" office:value="16.00648919">
                <text:p>16.00648919</text:p>
              </table:table-cell>
              <table:table-cell office:value-type="float" office:value="17.00333983">
                <text:p>17.00333983</text:p>
              </table:table-cell>
              <table:table-cell office:value-type="float" office:value="16.28616592">
                <text:p>16.28616592</text:p>
              </table:table-cell>
              <table:table-cell office:value-type="float" office:value="17.00589477">
                <text:p>17.00589477</text:p>
              </table:table-cell>
              <table:table-cell office:value-type="float" office:value="17.00301541">
                <text:p>17.00301541</text:p>
              </table:table-cell>
              <table:table-cell office:value-type="float" office:value="21.0050067">
                <text:p>21.00500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.00842798">
                <text:p>16.00842798</text:p>
              </table:table-cell>
              <table:table-cell office:value-type="float" office:value="16.00507848">
                <text:p>16.00507848</text:p>
              </table:table-cell>
              <table:table-cell office:value-type="float" office:value="17.00349528">
                <text:p>17.00349528</text:p>
              </table:table-cell>
              <table:table-cell office:value-type="float" office:value="16.00525928">
                <text:p>16.00525928</text:p>
              </table:table-cell>
              <table:table-cell office:value-type="float" office:value="17.00815205">
                <text:p>17.00815205</text:p>
              </table:table-cell>
              <table:table-cell office:value-type="float" office:value="17.00289679">
                <text:p>17.00289679</text:p>
              </table:table-cell>
              <table:table-cell office:value-type="float" office:value="21.34001596">
                <text:p>21.3400159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.00415843">
                <text:p>17.00415843</text:p>
              </table:table-cell>
              <table:table-cell office:value-type="float" office:value="17.00627208">
                <text:p>17.00627208</text:p>
              </table:table-cell>
              <table:table-cell office:value-type="float" office:value="17.00351936">
                <text:p>17.00351936</text:p>
              </table:table-cell>
              <table:table-cell office:value-type="float" office:value="17.27358339">
                <text:p>17.27358339</text:p>
              </table:table-cell>
              <table:table-cell office:value-type="float" office:value="17.00714766">
                <text:p>17.00714766</text:p>
              </table:table-cell>
              <table:table-cell office:value-type="float" office:value="17.00306302">
                <text:p>17.00306302</text:p>
              </table:table-cell>
              <table:table-cell office:value-type="float" office:value="21.67200149">
                <text:p>21.6720014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7.00643426">
                <text:p>17.00643426</text:p>
              </table:table-cell>
              <table:table-cell office:value-type="float" office:value="17.00508317">
                <text:p>17.00508317</text:p>
              </table:table-cell>
              <table:table-cell office:value-type="float" office:value="17.00418652">
                <text:p>17.00418652</text:p>
              </table:table-cell>
              <table:table-cell office:value-type="float" office:value="17.07740139">
                <text:p>17.07740139</text:p>
              </table:table-cell>
              <table:table-cell office:value-type="float" office:value="17.00623756">
                <text:p>17.00623756</text:p>
              </table:table-cell>
              <table:table-cell office:value-type="float" office:value="17.00305446">
                <text:p>17.00305446</text:p>
              </table:table-cell>
              <table:table-cell office:value-type="float" office:value="22.00462153">
                <text:p>22.0046215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7.00639764">
                <text:p>17.00639764</text:p>
              </table:table-cell>
              <table:table-cell office:value-type="float" office:value="17.00517524">
                <text:p>17.00517524</text:p>
              </table:table-cell>
              <table:table-cell office:value-type="float" office:value="17.00343047">
                <text:p>17.00343047</text:p>
              </table:table-cell>
              <table:table-cell office:value-type="float" office:value="17.0480595">
                <text:p>17.0480595</text:p>
              </table:table-cell>
              <table:table-cell office:value-type="float" office:value="17.00504557">
                <text:p>17.00504557</text:p>
              </table:table-cell>
              <table:table-cell office:value-type="float" office:value="17.00303402">
                <text:p>17.00303402</text:p>
              </table:table-cell>
              <table:table-cell office:value-type="float" office:value="22.33810065">
                <text:p>22.3381006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.00707365">
                <text:p>17.00707365</text:p>
              </table:table-cell>
              <table:table-cell office:value-type="float" office:value="17.00500146">
                <text:p>17.00500146</text:p>
              </table:table-cell>
              <table:table-cell office:value-type="float" office:value="18.00349754">
                <text:p>18.00349754</text:p>
              </table:table-cell>
              <table:table-cell office:value-type="float" office:value="17.09030607">
                <text:p>17.09030607</text:p>
              </table:table-cell>
              <table:table-cell office:value-type="float" office:value="18.00717848">
                <text:p>18.00717848</text:p>
              </table:table-cell>
              <table:table-cell office:value-type="float" office:value="18.00304141">
                <text:p>18.00304141</text:p>
              </table:table-cell>
              <table:table-cell office:value-type="float" office:value="22.67250567">
                <text:p>22.6725056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8.00675786">
                <text:p>18.00675786</text:p>
              </table:table-cell>
              <table:table-cell office:value-type="float" office:value="18.00589769">
                <text:p>18.00589769</text:p>
              </table:table-cell>
              <table:table-cell office:value-type="float" office:value="18.00421443">
                <text:p>18.00421443</text:p>
              </table:table-cell>
              <table:table-cell office:value-type="float" office:value="18.08410477">
                <text:p>18.08410477</text:p>
              </table:table-cell>
              <table:table-cell office:value-type="float" office:value="18.00684253">
                <text:p>18.00684253</text:p>
              </table:table-cell>
              <table:table-cell office:value-type="float" office:value="18.00305462">
                <text:p>18.00305462</text:p>
              </table:table-cell>
              <table:table-cell office:value-type="float" office:value="23.00407735">
                <text:p>23.004077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.00624192">
                <text:p>18.00624192</text:p>
              </table:table-cell>
              <table:table-cell office:value-type="float" office:value="18.00525824">
                <text:p>18.00525824</text:p>
              </table:table-cell>
              <table:table-cell office:value-type="float" office:value="18.00347376">
                <text:p>18.00347376</text:p>
              </table:table-cell>
              <table:table-cell office:value-type="float" office:value="18.14858235">
                <text:p>18.14858235</text:p>
              </table:table-cell>
              <table:table-cell office:value-type="float" office:value="18.00486145">
                <text:p>18.00486145</text:p>
              </table:table-cell>
              <table:table-cell office:value-type="float" office:value="18.00307002">
                <text:p>18.00307002</text:p>
              </table:table-cell>
              <table:table-cell office:value-type="float" office:value="23.33788713">
                <text:p>23.3378871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8.00728237">
                <text:p>18.00728237</text:p>
              </table:table-cell>
              <table:table-cell office:value-type="float" office:value="18.0051126">
                <text:p>18.0051126</text:p>
              </table:table-cell>
              <table:table-cell office:value-type="float" office:value="18.00336196">
                <text:p>18.00336196</text:p>
              </table:table-cell>
              <table:table-cell office:value-type="float" office:value="18.08264189">
                <text:p>18.08264189</text:p>
              </table:table-cell>
              <table:table-cell office:value-type="float" office:value="18.00736385">
                <text:p>18.00736385</text:p>
              </table:table-cell>
              <table:table-cell office:value-type="float" office:value="18.00307211">
                <text:p>18.00307211</text:p>
              </table:table-cell>
              <table:table-cell office:value-type="float" office:value="23.67088498">
                <text:p>23.6708849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.13350121">
                <text:p>18.13350121</text:p>
              </table:table-cell>
              <table:table-cell office:value-type="float" office:value="18.00555561">
                <text:p>18.00555561</text:p>
              </table:table-cell>
              <table:table-cell office:value-type="float" office:value="19.00448655">
                <text:p>19.00448655</text:p>
              </table:table-cell>
              <table:table-cell office:value-type="float" office:value="18.19099103">
                <text:p>18.19099103</text:p>
              </table:table-cell>
              <table:table-cell office:value-type="float" office:value="19.00532455">
                <text:p>19.00532455</text:p>
              </table:table-cell>
              <table:table-cell office:value-type="float" office:value="19.00316486">
                <text:p>19.00316486</text:p>
              </table:table-cell>
              <table:table-cell office:value-type="float" office:value="24.00512396">
                <text:p>24.0051239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9.1275501">
                <text:p>19.1275501</text:p>
              </table:table-cell>
              <table:table-cell office:value-type="float" office:value="19.00659383">
                <text:p>19.00659383</text:p>
              </table:table-cell>
              <table:table-cell office:value-type="float" office:value="19.00354499">
                <text:p>19.00354499</text:p>
              </table:table-cell>
              <table:table-cell office:value-type="float" office:value="19.00487097">
                <text:p>19.00487097</text:p>
              </table:table-cell>
              <table:table-cell office:value-type="float" office:value="19.00635226">
                <text:p>19.00635226</text:p>
              </table:table-cell>
              <table:table-cell office:value-type="float" office:value="19.00302682">
                <text:p>19.00302682</text:p>
              </table:table-cell>
              <table:table-cell office:value-type="float" office:value="24.33955787">
                <text:p>24.3395578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9.00348754">
                <text:p>19.00348754</text:p>
              </table:table-cell>
              <table:table-cell office:value-type="float" office:value="19.00694135">
                <text:p>19.00694135</text:p>
              </table:table-cell>
              <table:table-cell office:value-type="float" office:value="19.00360719">
                <text:p>19.00360719</text:p>
              </table:table-cell>
              <table:table-cell office:value-type="float" office:value="19.00632668">
                <text:p>19.00632668</text:p>
              </table:table-cell>
              <table:table-cell office:value-type="float" office:value="19.00480399">
                <text:p>19.00480399</text:p>
              </table:table-cell>
              <table:table-cell office:value-type="float" office:value="19.00312799">
                <text:p>19.00312799</text:p>
              </table:table-cell>
              <table:table-cell office:value-type="float" office:value="24.67083478">
                <text:p>24.6708347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9.00543294">
                <text:p>19.00543294</text:p>
              </table:table-cell>
              <table:table-cell office:value-type="float" office:value="19.00691955">
                <text:p>19.00691955</text:p>
              </table:table-cell>
              <table:table-cell office:value-type="float" office:value="19.00350843">
                <text:p>19.00350843</text:p>
              </table:table-cell>
              <table:table-cell office:value-type="float" office:value="19.0053566">
                <text:p>19.0053566</text:p>
              </table:table-cell>
              <table:table-cell office:value-type="float" office:value="19.0049301">
                <text:p>19.0049301</text:p>
              </table:table-cell>
              <table:table-cell office:value-type="float" office:value="19.00319166">
                <text:p>19.00319166</text:p>
              </table:table-cell>
              <table:table-cell office:value-type="float" office:value="25.00446651">
                <text:p>25.0044665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9.00719821">
                <text:p>19.00719821</text:p>
              </table:table-cell>
              <table:table-cell office:value-type="float" office:value="19.00579549">
                <text:p>19.00579549</text:p>
              </table:table-cell>
              <table:table-cell office:value-type="float" office:value="20.00352706">
                <text:p>20.00352706</text:p>
              </table:table-cell>
              <table:table-cell office:value-type="float" office:value="19.00799892">
                <text:p>19.00799892</text:p>
              </table:table-cell>
              <table:table-cell office:value-type="float" office:value="20.00702218">
                <text:p>20.00702218</text:p>
              </table:table-cell>
              <table:table-cell office:value-type="float" office:value="20.00313268">
                <text:p>20.00313268</text:p>
              </table:table-cell>
              <table:table-cell office:value-type="float" office:value="25.33767359">
                <text:p>25.3376735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0.47688534">
                <text:p>20.47688534</text:p>
              </table:table-cell>
              <table:table-cell office:value-type="float" office:value="20.00572823">
                <text:p>20.00572823</text:p>
              </table:table-cell>
              <table:table-cell office:value-type="float" office:value="20.0041991">
                <text:p>20.0041991</text:p>
              </table:table-cell>
              <table:table-cell office:value-type="float" office:value="20.49250112">
                <text:p>20.49250112</text:p>
              </table:table-cell>
              <table:table-cell office:value-type="float" office:value="20.0045283">
                <text:p>20.0045283</text:p>
              </table:table-cell>
              <table:table-cell office:value-type="float" office:value="20.00316547">
                <text:p>20.00316547</text:p>
              </table:table-cell>
              <table:table-cell office:value-type="float" office:value="25.67104935">
                <text:p>25.6710493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0.0064861">
                <text:p>20.0064861</text:p>
              </table:table-cell>
              <table:table-cell office:value-type="float" office:value="20.00470651">
                <text:p>20.00470651</text:p>
              </table:table-cell>
              <table:table-cell office:value-type="float" office:value="20.00422465">
                <text:p>20.00422465</text:p>
              </table:table-cell>
              <table:table-cell office:value-type="float" office:value="20.00659008">
                <text:p>20.00659008</text:p>
              </table:table-cell>
              <table:table-cell office:value-type="float" office:value="20.00505929">
                <text:p>20.00505929</text:p>
              </table:table-cell>
              <table:table-cell office:value-type="float" office:value="20.00321414">
                <text:p>20.00321414</text:p>
              </table:table-cell>
              <table:table-cell office:value-type="float" office:value="26.00555622">
                <text:p>26.0055562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0.00641027">
                <text:p>20.00641027</text:p>
              </table:table-cell>
              <table:table-cell office:value-type="float" office:value="20.00540701">
                <text:p>20.00540701</text:p>
              </table:table-cell>
              <table:table-cell office:value-type="float" office:value="21.00366105">
                <text:p>21.00366105</text:p>
              </table:table-cell>
              <table:table-cell office:value-type="float" office:value="20.00640618">
                <text:p>20.00640618</text:p>
              </table:table-cell>
              <table:table-cell office:value-type="float" office:value="21.00503697">
                <text:p>21.00503697</text:p>
              </table:table-cell>
              <table:table-cell office:value-type="float" office:value="21.0032214">
                <text:p>21.0032214</text:p>
              </table:table-cell>
              <table:table-cell office:value-type="float" office:value="26.33963841">
                <text:p>26.339638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.00378626">
                <text:p>20.00378626</text:p>
              </table:table-cell>
              <table:table-cell office:value-type="float" office:value="20.00630743">
                <text:p>20.00630743</text:p>
              </table:table-cell>
              <table:table-cell office:value-type="float" office:value="21.00406917">
                <text:p>21.00406917</text:p>
              </table:table-cell>
              <table:table-cell office:value-type="float" office:value="20.23959912">
                <text:p>20.23959912</text:p>
              </table:table-cell>
              <table:table-cell office:value-type="float" office:value="21.00629005">
                <text:p>21.00629005</text:p>
              </table:table-cell>
              <table:table-cell office:value-type="float" office:value="21.00319257">
                <text:p>21.00319257</text:p>
              </table:table-cell>
              <table:table-cell office:value-type="float" office:value="26.67088042">
                <text:p>26.67088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star" chart:symbol-width="0.25cm" chart:symbol-height="0.25cm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x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4" style:family="chart" style:data-style-name="N4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4">
      <style:chart-properties chart:symbol-type="none" chart:link-data-style-to-source="true"/>
      <style:graphic-properties draw:stroke="dash" draw:stroke-dash="Fine_20_Dashed" svg:stroke-width="0.076cm" svg:stroke-color="#83caff" draw:fill-color="#83caff"/>
      <style:text-properties fo:font-size="10pt" style:font-size-asian="10pt" style:font-size-complex="10pt"/>
    </style:style>
    <style:style style:name="ch16" style:family="chart" style:data-style-name="N4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7.964cm" svg:height="22.392cm" xlink:href=".." xlink:type="simple" chart:class="chart:line" chart:style-name="ch1">
        <chart:title svg:x="21.544cm" svg:y="0.583cm" chart:style-name="ch2">
          <text:p>2-byte nop performance</text:p>
        </chart:title>
        <chart:legend chart:legend-position="end" svg:x="43.756cm" svg:y="9.403cm" style:legend-expansion="high" chart:style-name="ch3"/>
        <chart:plot-area chart:style-name="ch4" table:cell-range-address="long_nop.K2:long_nop.R80" chart:data-source-has-labels="both" svg:x="1.97cm" svg:y="1.809cm" svg:width="40.827cm" svg:height="19.155cm">
          <chartooo:coordinate-region svg:x="3.068cm" svg:y="2.008cm" svg:width="39.542cm" svg:height="18.309cm"/>
          <chart:axis chart:dimension="x" chart:name="primary-x" chart:style-name="ch5" chartooo:axis-type="auto">
            <chartooo:date-scale/>
            <chart:title svg:x="21.201cm" svg:y="21.411cm" chart:style-name="ch6">
              <text:p>Loop uop count</text:p>
            </chart:title>
            <chart:categories table:cell-range-address="long_nop.K3:long_nop.K80"/>
          </chart:axis>
          <chart:axis chart:dimension="y" chart:name="primary-y" chart:style-name="ch7">
            <chart:title svg:x="0.451cm" svg:y="12.555cm" chart:style-name="ch8">
              <text:p>Cycles/Iteration</text:p>
            </chart:title>
            <chart:grid chart:style-name="ch9" chart:class="major"/>
          </chart:axis>
          <chart:series chart:style-name="ch10" chart:values-cell-range-address="long_nop.L3:long_nop.L80" chart:label-cell-address="long_nop.L2:long_nop.L2" chart:class="chart:line">
            <chart:data-point chart:repeated="78"/>
          </chart:series>
          <chart:series chart:style-name="ch11" chart:values-cell-range-address="long_nop.M3:long_nop.M80" chart:label-cell-address="long_nop.M2:long_nop.M2" chart:class="chart:line">
            <chart:data-point chart:repeated="78"/>
          </chart:series>
          <chart:series chart:style-name="ch12" chart:values-cell-range-address="long_nop.N3:long_nop.N80" chart:label-cell-address="long_nop.N2:long_nop.N2" chart:class="chart:line">
            <chart:data-point chart:repeated="78"/>
          </chart:series>
          <chart:series chart:style-name="ch13" chart:values-cell-range-address="long_nop.O3:long_nop.O80" chart:label-cell-address="long_nop.O2:long_nop.O2" chart:class="chart:line">
            <chart:data-point chart:repeated="78"/>
          </chart:series>
          <chart:series chart:style-name="ch14" chart:values-cell-range-address="long_nop.P3:long_nop.P80" chart:label-cell-address="long_nop.P2:long_nop.P2" chart:class="chart:line">
            <chart:data-point chart:repeated="78"/>
          </chart:series>
          <chart:series chart:style-name="ch15" chart:values-cell-range-address="long_nop.Q3:long_nop.Q80" chart:label-cell-address="long_nop.Q2:long_nop.Q2" chart:class="chart:line">
            <chart:data-point chart:repeated="78"/>
          </chart:series>
          <chart:series chart:style-name="ch16" chart:values-cell-range-address="long_nop.R3:long_nop.R80" chart:label-cell-address="long_nop.R2:long_nop.R2" chart:class="chart:line">
            <chart:data-point chart:repeated="7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ffee Lake</text:p>
                <draw:g>
                  <svg:desc>long_nop.L2:long_nop.L2</svg:desc>
                </draw:g>
              </table:table-cell>
              <table:table-cell office:value-type="string">
                <text:p>Skylake</text:p>
                <draw:g>
                  <svg:desc>long_nop.M2:long_nop.M2</svg:desc>
                </draw:g>
              </table:table-cell>
              <table:table-cell office:value-type="string">
                <text:p>Haswell</text:p>
                <draw:g>
                  <svg:desc>long_nop.N2:long_nop.N2</svg:desc>
                </draw:g>
              </table:table-cell>
              <table:table-cell office:value-type="string">
                <text:p>Broadwell</text:p>
                <draw:g>
                  <svg:desc>long_nop.O2:long_nop.O2</svg:desc>
                </draw:g>
              </table:table-cell>
              <table:table-cell office:value-type="string">
                <text:p>IvyBridge</text:p>
                <draw:g>
                  <svg:desc>long_nop.P2:long_nop.P2</svg:desc>
                </draw:g>
              </table:table-cell>
              <table:table-cell office:value-type="string">
                <text:p>Sandy Bridge</text:p>
                <draw:g>
                  <svg:desc>long_nop.Q2:long_nop.Q2</svg:desc>
                </draw:g>
              </table:table-cell>
              <table:table-cell office:value-type="string">
                <text:p>Nehalem</text:p>
                <draw:g>
                  <svg:desc>long_nop.R2:long_nop.R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long_nop.K3:long_nop.K80</svg:desc>
                </draw:g>
              </table:table-cell>
              <table:table-cell office:value-type="float" office:value="1.00377162">
                <text:p>1.00377162</text:p>
                <draw:g>
                  <svg:desc>long_nop.L3:long_nop.L80</svg:desc>
                </draw:g>
              </table:table-cell>
              <table:table-cell office:value-type="float" office:value="1.0057759">
                <text:p>1.0057759</text:p>
                <draw:g>
                  <svg:desc>long_nop.M3:long_nop.M80</svg:desc>
                </draw:g>
              </table:table-cell>
              <table:table-cell office:value-type="float" office:value="1.54991297">
                <text:p>1.54991297</text:p>
                <draw:g>
                  <svg:desc>long_nop.N3:long_nop.N80</svg:desc>
                </draw:g>
              </table:table-cell>
              <table:table-cell office:value-type="float" office:value="1.0382249">
                <text:p>1.0382249</text:p>
                <draw:g>
                  <svg:desc>long_nop.O3:long_nop.O80</svg:desc>
                </draw:g>
              </table:table-cell>
              <table:table-cell office:value-type="float" office:value="1.00304616">
                <text:p>1.00304616</text:p>
                <draw:g>
                  <svg:desc>long_nop.P3:long_nop.P80</svg:desc>
                </draw:g>
              </table:table-cell>
              <table:table-cell office:value-type="float" office:value="1.00242508">
                <text:p>1.00242508</text:p>
                <draw:g>
                  <svg:desc>long_nop.Q3:long_nop.Q80</svg:desc>
                </draw:g>
              </table:table-cell>
              <table:table-cell office:value-type="float" office:value="2.00544986">
                <text:p>2.00544986</text:p>
                <draw:g>
                  <svg:desc>long_nop.R3:long_nop.R8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0245968">
                <text:p>1.00245968</text:p>
              </table:table-cell>
              <table:table-cell office:value-type="float" office:value="1.00466222">
                <text:p>1.00466222</text:p>
              </table:table-cell>
              <table:table-cell office:value-type="float" office:value="1.34235058">
                <text:p>1.34235058</text:p>
              </table:table-cell>
              <table:table-cell office:value-type="float" office:value="1.01211654">
                <text:p>1.01211654</text:p>
              </table:table-cell>
              <table:table-cell office:value-type="float" office:value="1.00322227">
                <text:p>1.00322227</text:p>
              </table:table-cell>
              <table:table-cell office:value-type="float" office:value="1.00245765">
                <text:p>1.00245765</text:p>
              </table:table-cell>
              <table:table-cell office:value-type="float" office:value="2.00333151">
                <text:p>2.003331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5358009">
                <text:p>1.25358009</text:p>
              </table:table-cell>
              <table:table-cell office:value-type="float" office:value="1.33823907">
                <text:p>1.33823907</text:p>
              </table:table-cell>
              <table:table-cell office:value-type="float" office:value="1.34211645">
                <text:p>1.34211645</text:p>
              </table:table-cell>
              <table:table-cell office:value-type="float" office:value="1.33621105">
                <text:p>1.33621105</text:p>
              </table:table-cell>
              <table:table-cell office:value-type="float" office:value="2.00309737">
                <text:p>2.00309737</text:p>
              </table:table-cell>
              <table:table-cell office:value-type="float" office:value="2.00246169">
                <text:p>2.00246169</text:p>
              </table:table-cell>
              <table:table-cell office:value-type="float" office:value="2.00363715">
                <text:p>2.003637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0268932">
                <text:p>1.50268932</text:p>
              </table:table-cell>
              <table:table-cell office:value-type="float" office:value="1.5044579">
                <text:p>1.5044579</text:p>
              </table:table-cell>
              <table:table-cell office:value-type="float" office:value="1.60241874">
                <text:p>1.60241874</text:p>
              </table:table-cell>
              <table:table-cell office:value-type="float" office:value="1.60272806">
                <text:p>1.60272806</text:p>
              </table:table-cell>
              <table:table-cell office:value-type="float" office:value="2.00324036">
                <text:p>2.00324036</text:p>
              </table:table-cell>
              <table:table-cell office:value-type="float" office:value="2.00248617">
                <text:p>2.00248617</text:p>
              </table:table-cell>
              <table:table-cell office:value-type="float" office:value="3.00361396">
                <text:p>3.003613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0028914">
                <text:p>2.0028914</text:p>
              </table:table-cell>
              <table:table-cell office:value-type="float" office:value="2.00646276">
                <text:p>2.00646276</text:p>
              </table:table-cell>
              <table:table-cell office:value-type="float" office:value="1.75310139">
                <text:p>1.75310139</text:p>
              </table:table-cell>
              <table:table-cell office:value-type="float" office:value="2.04062151">
                <text:p>2.04062151</text:p>
              </table:table-cell>
              <table:table-cell office:value-type="float" office:value="2.0031579">
                <text:p>2.0031579</text:p>
              </table:table-cell>
              <table:table-cell office:value-type="float" office:value="2.00246667">
                <text:p>2.00246667</text:p>
              </table:table-cell>
              <table:table-cell office:value-type="float" office:value="3.00358426">
                <text:p>3.003584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0231812">
                <text:p>2.00231812</text:p>
              </table:table-cell>
              <table:table-cell office:value-type="float" office:value="2.00602199">
                <text:p>2.00602199</text:p>
              </table:table-cell>
              <table:table-cell office:value-type="float" office:value="2.00250397">
                <text:p>2.00250397</text:p>
              </table:table-cell>
              <table:table-cell office:value-type="float" office:value="2.00451902">
                <text:p>2.00451902</text:p>
              </table:table-cell>
              <table:table-cell office:value-type="float" office:value="2.00310814">
                <text:p>2.00310814</text:p>
              </table:table-cell>
              <table:table-cell office:value-type="float" office:value="2.00255538">
                <text:p>2.00255538</text:p>
              </table:table-cell>
              <table:table-cell office:value-type="float" office:value="3.00297543">
                <text:p>3.002975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25289809">
                <text:p>2.25289809</text:p>
              </table:table-cell>
              <table:table-cell office:value-type="float" office:value="2.33927753">
                <text:p>2.33927753</text:p>
              </table:table-cell>
              <table:table-cell office:value-type="float" office:value="2.33575672">
                <text:p>2.33575672</text:p>
              </table:table-cell>
              <table:table-cell office:value-type="float" office:value="2.39138781">
                <text:p>2.39138781</text:p>
              </table:table-cell>
              <table:table-cell office:value-type="float" office:value="3.00303471">
                <text:p>3.00303471</text:p>
              </table:table-cell>
              <table:table-cell office:value-type="float" office:value="3.00240659">
                <text:p>3.00240659</text:p>
              </table:table-cell>
              <table:table-cell office:value-type="float" office:value="3.00351765">
                <text:p>3.003517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026395">
                <text:p>2.5026395</text:p>
              </table:table-cell>
              <table:table-cell office:value-type="float" office:value="2.67349535">
                <text:p>2.67349535</text:p>
              </table:table-cell>
              <table:table-cell office:value-type="float" office:value="2.66912692">
                <text:p>2.66912692</text:p>
              </table:table-cell>
              <table:table-cell office:value-type="float" office:value="2.67265025">
                <text:p>2.67265025</text:p>
              </table:table-cell>
              <table:table-cell office:value-type="float" office:value="3.00325965">
                <text:p>3.00325965</text:p>
              </table:table-cell>
              <table:table-cell office:value-type="float" office:value="3.00253037">
                <text:p>3.00253037</text:p>
              </table:table-cell>
              <table:table-cell office:value-type="float" office:value="4.0033007">
                <text:p>4.00330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75295911">
                <text:p>2.75295911</text:p>
              </table:table-cell>
              <table:table-cell office:value-type="float" office:value="3.00623293">
                <text:p>3.00623293</text:p>
              </table:table-cell>
              <table:table-cell office:value-type="float" office:value="3.00255036">
                <text:p>3.00255036</text:p>
              </table:table-cell>
              <table:table-cell office:value-type="float" office:value="2.94503925">
                <text:p>2.94503925</text:p>
              </table:table-cell>
              <table:table-cell office:value-type="float" office:value="3.00288258">
                <text:p>3.00288258</text:p>
              </table:table-cell>
              <table:table-cell office:value-type="float" office:value="3.0024683">
                <text:p>3.0024683</text:p>
              </table:table-cell>
              <table:table-cell office:value-type="float" office:value="4.00259695">
                <text:p>4.002596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0345496">
                <text:p>3.00345496</text:p>
              </table:table-cell>
              <table:table-cell office:value-type="float" office:value="3.00814923">
                <text:p>3.00814923</text:p>
              </table:table-cell>
              <table:table-cell office:value-type="float" office:value="3.00273377">
                <text:p>3.00273377</text:p>
              </table:table-cell>
              <table:table-cell office:value-type="float" office:value="3.00385041">
                <text:p>3.00385041</text:p>
              </table:table-cell>
              <table:table-cell office:value-type="float" office:value="3.00255425">
                <text:p>3.00255425</text:p>
              </table:table-cell>
              <table:table-cell office:value-type="float" office:value="3.00246823">
                <text:p>3.00246823</text:p>
              </table:table-cell>
              <table:table-cell office:value-type="float" office:value="4.00590851">
                <text:p>4.005908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25299913">
                <text:p>3.25299913</text:p>
              </table:table-cell>
              <table:table-cell office:value-type="float" office:value="3.50679806">
                <text:p>3.50679806</text:p>
              </table:table-cell>
              <table:table-cell office:value-type="float" office:value="3.50255744">
                <text:p>3.50255744</text:p>
              </table:table-cell>
              <table:table-cell office:value-type="float" office:value="3.50306518">
                <text:p>3.50306518</text:p>
              </table:table-cell>
              <table:table-cell office:value-type="float" office:value="4.00232009">
                <text:p>4.00232009</text:p>
              </table:table-cell>
              <table:table-cell office:value-type="float" office:value="4.00248831">
                <text:p>4.00248831</text:p>
              </table:table-cell>
              <table:table-cell office:value-type="float" office:value="4.33683122">
                <text:p>4.336831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0187562">
                <text:p>3.50187562</text:p>
              </table:table-cell>
              <table:table-cell office:value-type="float" office:value="3.50665121">
                <text:p>3.50665121</text:p>
              </table:table-cell>
              <table:table-cell office:value-type="float" office:value="3.50240939">
                <text:p>3.50240939</text:p>
              </table:table-cell>
              <table:table-cell office:value-type="float" office:value="3.50357276">
                <text:p>3.50357276</text:p>
              </table:table-cell>
              <table:table-cell office:value-type="float" office:value="4.00284213">
                <text:p>4.00284213</text:p>
              </table:table-cell>
              <table:table-cell office:value-type="float" office:value="4.0025179">
                <text:p>4.0025179</text:p>
              </table:table-cell>
              <table:table-cell office:value-type="float" office:value="5.00366872">
                <text:p>5.0036687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75348911">
                <text:p>3.75348911</text:p>
              </table:table-cell>
              <table:table-cell office:value-type="float" office:value="4.00694317">
                <text:p>4.00694317</text:p>
              </table:table-cell>
              <table:table-cell office:value-type="float" office:value="4.00255855">
                <text:p>4.00255855</text:p>
              </table:table-cell>
              <table:table-cell office:value-type="float" office:value="4.51112294">
                <text:p>4.51112294</text:p>
              </table:table-cell>
              <table:table-cell office:value-type="float" office:value="4.00307246">
                <text:p>4.00307246</text:p>
              </table:table-cell>
              <table:table-cell office:value-type="float" office:value="4.00260623">
                <text:p>4.00260623</text:p>
              </table:table-cell>
              <table:table-cell office:value-type="float" office:value="5.00413243">
                <text:p>5.004132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00242455">
                <text:p>4.00242455</text:p>
              </table:table-cell>
              <table:table-cell office:value-type="float" office:value="4.00719692">
                <text:p>4.00719692</text:p>
              </table:table-cell>
              <table:table-cell office:value-type="float" office:value="4.0024197">
                <text:p>4.0024197</text:p>
              </table:table-cell>
              <table:table-cell office:value-type="float" office:value="4.04203391">
                <text:p>4.04203391</text:p>
              </table:table-cell>
              <table:table-cell office:value-type="float" office:value="4.00316644">
                <text:p>4.00316644</text:p>
              </table:table-cell>
              <table:table-cell office:value-type="float" office:value="4.00255005">
                <text:p>4.00255005</text:p>
              </table:table-cell>
              <table:table-cell office:value-type="float" office:value="5.3372535">
                <text:p>5.337253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25299537">
                <text:p>4.25299537</text:p>
              </table:table-cell>
              <table:table-cell office:value-type="float" office:value="4.50874351">
                <text:p>4.50874351</text:p>
              </table:table-cell>
              <table:table-cell office:value-type="float" office:value="4.5025617">
                <text:p>4.5025617</text:p>
              </table:table-cell>
              <table:table-cell office:value-type="float" office:value="4.51358583">
                <text:p>4.51358583</text:p>
              </table:table-cell>
              <table:table-cell office:value-type="float" office:value="5.00309433">
                <text:p>5.00309433</text:p>
              </table:table-cell>
              <table:table-cell office:value-type="float" office:value="5.00258304">
                <text:p>5.00258304</text:p>
              </table:table-cell>
              <table:table-cell office:value-type="float" office:value="5.76029783">
                <text:p>5.760297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0238785">
                <text:p>4.50238785</text:p>
              </table:table-cell>
              <table:table-cell office:value-type="float" office:value="4.50702937">
                <text:p>4.50702937</text:p>
              </table:table-cell>
              <table:table-cell office:value-type="float" office:value="4.5026124">
                <text:p>4.5026124</text:p>
              </table:table-cell>
              <table:table-cell office:value-type="float" office:value="4.79770678">
                <text:p>4.79770678</text:p>
              </table:table-cell>
              <table:table-cell office:value-type="float" office:value="5.00349493">
                <text:p>5.00349493</text:p>
              </table:table-cell>
              <table:table-cell office:value-type="float" office:value="5.00262327">
                <text:p>5.00262327</text:p>
              </table:table-cell>
              <table:table-cell office:value-type="float" office:value="6.00364014">
                <text:p>6.003640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75259516">
                <text:p>4.75259516</text:p>
              </table:table-cell>
              <table:table-cell office:value-type="float" office:value="5.00646741">
                <text:p>5.00646741</text:p>
              </table:table-cell>
              <table:table-cell office:value-type="float" office:value="5.00269386">
                <text:p>5.00269386</text:p>
              </table:table-cell>
              <table:table-cell office:value-type="float" office:value="5.11014522">
                <text:p>5.11014522</text:p>
              </table:table-cell>
              <table:table-cell office:value-type="float" office:value="5.00297536">
                <text:p>5.00297536</text:p>
              </table:table-cell>
              <table:table-cell office:value-type="float" office:value="5.00262763">
                <text:p>5.00262763</text:p>
              </table:table-cell>
              <table:table-cell office:value-type="float" office:value="6.33635629">
                <text:p>6.336356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00252415">
                <text:p>5.00252415</text:p>
              </table:table-cell>
              <table:table-cell office:value-type="float" office:value="5.00668634">
                <text:p>5.00668634</text:p>
              </table:table-cell>
              <table:table-cell office:value-type="float" office:value="5.00253816">
                <text:p>5.00253816</text:p>
              </table:table-cell>
              <table:table-cell office:value-type="float" office:value="5.01291461">
                <text:p>5.01291461</text:p>
              </table:table-cell>
              <table:table-cell office:value-type="float" office:value="5.00327463">
                <text:p>5.00327463</text:p>
              </table:table-cell>
              <table:table-cell office:value-type="float" office:value="5.00252242">
                <text:p>5.00252242</text:p>
              </table:table-cell>
              <table:table-cell office:value-type="float" office:value="6.66990748">
                <text:p>6.6699074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25217217">
                <text:p>5.25217217</text:p>
              </table:table-cell>
              <table:table-cell office:value-type="float" office:value="5.50844543">
                <text:p>5.50844543</text:p>
              </table:table-cell>
              <table:table-cell office:value-type="float" office:value="5.50258097">
                <text:p>5.50258097</text:p>
              </table:table-cell>
              <table:table-cell office:value-type="float" office:value="5.55065218">
                <text:p>5.55065218</text:p>
              </table:table-cell>
              <table:table-cell office:value-type="float" office:value="6.00325301">
                <text:p>6.00325301</text:p>
              </table:table-cell>
              <table:table-cell office:value-type="float" office:value="6.0024879">
                <text:p>6.0024879</text:p>
              </table:table-cell>
              <table:table-cell office:value-type="float" office:value="7.00318953">
                <text:p>7.003189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50363597">
                <text:p>5.50363597</text:p>
              </table:table-cell>
              <table:table-cell office:value-type="float" office:value="5.50703557">
                <text:p>5.50703557</text:p>
              </table:table-cell>
              <table:table-cell office:value-type="float" office:value="5.50347248">
                <text:p>5.50347248</text:p>
              </table:table-cell>
              <table:table-cell office:value-type="float" office:value="5.71899462">
                <text:p>5.71899462</text:p>
              </table:table-cell>
              <table:table-cell office:value-type="float" office:value="6.00380231">
                <text:p>6.00380231</text:p>
              </table:table-cell>
              <table:table-cell office:value-type="float" office:value="6.00269998">
                <text:p>6.00269998</text:p>
              </table:table-cell>
              <table:table-cell office:value-type="float" office:value="7.33713088">
                <text:p>7.3371308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.75272479">
                <text:p>5.75272479</text:p>
              </table:table-cell>
              <table:table-cell office:value-type="float" office:value="6.00841319">
                <text:p>6.00841319</text:p>
              </table:table-cell>
              <table:table-cell office:value-type="float" office:value="6.00260689">
                <text:p>6.00260689</text:p>
              </table:table-cell>
              <table:table-cell office:value-type="float" office:value="6.01244637">
                <text:p>6.01244637</text:p>
              </table:table-cell>
              <table:table-cell office:value-type="float" office:value="6.00326305">
                <text:p>6.00326305</text:p>
              </table:table-cell>
              <table:table-cell office:value-type="float" office:value="6.00265016">
                <text:p>6.00265016</text:p>
              </table:table-cell>
              <table:table-cell office:value-type="float" office:value="7.67006393">
                <text:p>7.670063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00338096">
                <text:p>6.00338096</text:p>
              </table:table-cell>
              <table:table-cell office:value-type="float" office:value="6.00908352">
                <text:p>6.00908352</text:p>
              </table:table-cell>
              <table:table-cell office:value-type="float" office:value="6.00266872">
                <text:p>6.00266872</text:p>
              </table:table-cell>
              <table:table-cell office:value-type="float" office:value="6.00354758">
                <text:p>6.00354758</text:p>
              </table:table-cell>
              <table:table-cell office:value-type="float" office:value="6.00303379">
                <text:p>6.00303379</text:p>
              </table:table-cell>
              <table:table-cell office:value-type="float" office:value="6.00268044">
                <text:p>6.00268044</text:p>
              </table:table-cell>
              <table:table-cell office:value-type="float" office:value="8.00435102">
                <text:p>8.0043510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25339046">
                <text:p>6.25339046</text:p>
              </table:table-cell>
              <table:table-cell office:value-type="float" office:value="6.62809686">
                <text:p>6.62809686</text:p>
              </table:table-cell>
              <table:table-cell office:value-type="float" office:value="6.50259268">
                <text:p>6.50259268</text:p>
              </table:table-cell>
              <table:table-cell office:value-type="float" office:value="6.50309739">
                <text:p>6.50309739</text:p>
              </table:table-cell>
              <table:table-cell office:value-type="float" office:value="7.00294048">
                <text:p>7.00294048</text:p>
              </table:table-cell>
              <table:table-cell office:value-type="float" office:value="7.00261024">
                <text:p>7.00261024</text:p>
              </table:table-cell>
              <table:table-cell office:value-type="float" office:value="8.3373011">
                <text:p>8.337301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0298449">
                <text:p>6.50298449</text:p>
              </table:table-cell>
              <table:table-cell office:value-type="float" office:value="6.56534998">
                <text:p>6.56534998</text:p>
              </table:table-cell>
              <table:table-cell office:value-type="float" office:value="6.50283371">
                <text:p>6.50283371</text:p>
              </table:table-cell>
              <table:table-cell office:value-type="float" office:value="6.50458329">
                <text:p>6.50458329</text:p>
              </table:table-cell>
              <table:table-cell office:value-type="float" office:value="7.00352971">
                <text:p>7.00352971</text:p>
              </table:table-cell>
              <table:table-cell office:value-type="float" office:value="7.00270956">
                <text:p>7.00270956</text:p>
              </table:table-cell>
              <table:table-cell office:value-type="float" office:value="8.67061313">
                <text:p>8.6706131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7530047">
                <text:p>6.7530047</text:p>
              </table:table-cell>
              <table:table-cell office:value-type="float" office:value="7.00936087">
                <text:p>7.00936087</text:p>
              </table:table-cell>
              <table:table-cell office:value-type="float" office:value="7.00262828">
                <text:p>7.00262828</text:p>
              </table:table-cell>
              <table:table-cell office:value-type="float" office:value="7.00338429">
                <text:p>7.00338429</text:p>
              </table:table-cell>
              <table:table-cell office:value-type="float" office:value="7.00375544">
                <text:p>7.00375544</text:p>
              </table:table-cell>
              <table:table-cell office:value-type="float" office:value="6.75836622">
                <text:p>6.75836622</text:p>
              </table:table-cell>
              <table:table-cell office:value-type="float" office:value="9.00490096">
                <text:p>9.0049009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.00395201">
                <text:p>7.00395201</text:p>
              </table:table-cell>
              <table:table-cell office:value-type="float" office:value="7.00808297">
                <text:p>7.00808297</text:p>
              </table:table-cell>
              <table:table-cell office:value-type="float" office:value="7.00269606">
                <text:p>7.00269606</text:p>
              </table:table-cell>
              <table:table-cell office:value-type="float" office:value="7.44356438">
                <text:p>7.44356438</text:p>
              </table:table-cell>
              <table:table-cell office:value-type="float" office:value="7.00336111">
                <text:p>7.00336111</text:p>
              </table:table-cell>
              <table:table-cell office:value-type="float" office:value="7.00265827">
                <text:p>7.00265827</text:p>
              </table:table-cell>
              <table:table-cell office:value-type="float" office:value="9.33682715">
                <text:p>9.3368271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25302712">
                <text:p>7.25302712</text:p>
              </table:table-cell>
              <table:table-cell office:value-type="float" office:value="7.50774505">
                <text:p>7.50774505</text:p>
              </table:table-cell>
              <table:table-cell office:value-type="float" office:value="8.00293566">
                <text:p>8.00293566</text:p>
              </table:table-cell>
              <table:table-cell office:value-type="float" office:value="8.01603358">
                <text:p>8.01603358</text:p>
              </table:table-cell>
              <table:table-cell office:value-type="float" office:value="8.00331609">
                <text:p>8.00331609</text:p>
              </table:table-cell>
              <table:table-cell office:value-type="float" office:value="8.00259773">
                <text:p>8.00259773</text:p>
              </table:table-cell>
              <table:table-cell office:value-type="float" office:value="9.67066872">
                <text:p>9.670668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52674692">
                <text:p>7.52674692</text:p>
              </table:table-cell>
              <table:table-cell office:value-type="float" office:value="7.50945234">
                <text:p>7.50945234</text:p>
              </table:table-cell>
              <table:table-cell office:value-type="float" office:value="8.0026922">
                <text:p>8.0026922</text:p>
              </table:table-cell>
              <table:table-cell office:value-type="float" office:value="8.00349348">
                <text:p>8.00349348</text:p>
              </table:table-cell>
              <table:table-cell office:value-type="float" office:value="8.00364194">
                <text:p>8.00364194</text:p>
              </table:table-cell>
              <table:table-cell office:value-type="float" office:value="8.00272098">
                <text:p>8.00272098</text:p>
              </table:table-cell>
              <table:table-cell office:value-type="float" office:value="10.00354298">
                <text:p>10.0035429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.75351713">
                <text:p>7.75351713</text:p>
              </table:table-cell>
              <table:table-cell office:value-type="float" office:value="8.00722444">
                <text:p>8.00722444</text:p>
              </table:table-cell>
              <table:table-cell office:value-type="float" office:value="8.00359817">
                <text:p>8.00359817</text:p>
              </table:table-cell>
              <table:table-cell office:value-type="float" office:value="8.01693012">
                <text:p>8.01693012</text:p>
              </table:table-cell>
              <table:table-cell office:value-type="float" office:value="8.00383349">
                <text:p>8.00383349</text:p>
              </table:table-cell>
              <table:table-cell office:value-type="float" office:value="8.0028965">
                <text:p>8.0028965</text:p>
              </table:table-cell>
              <table:table-cell office:value-type="float" office:value="10.33715571">
                <text:p>10.3371557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00340421">
                <text:p>8.00340421</text:p>
              </table:table-cell>
              <table:table-cell office:value-type="float" office:value="8.00996153">
                <text:p>8.00996153</text:p>
              </table:table-cell>
              <table:table-cell office:value-type="float" office:value="8.00298242">
                <text:p>8.00298242</text:p>
              </table:table-cell>
              <table:table-cell office:value-type="float" office:value="8.0039806">
                <text:p>8.0039806</text:p>
              </table:table-cell>
              <table:table-cell office:value-type="float" office:value="8.00382586">
                <text:p>8.00382586</text:p>
              </table:table-cell>
              <table:table-cell office:value-type="float" office:value="8.00279648">
                <text:p>8.00279648</text:p>
              </table:table-cell>
              <table:table-cell office:value-type="float" office:value="10.670684">
                <text:p>10.67068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.25348613">
                <text:p>8.25348613</text:p>
              </table:table-cell>
              <table:table-cell office:value-type="float" office:value="9.00737826">
                <text:p>9.00737826</text:p>
              </table:table-cell>
              <table:table-cell office:value-type="float" office:value="9.00283667">
                <text:p>9.00283667</text:p>
              </table:table-cell>
              <table:table-cell office:value-type="float" office:value="9.00338889">
                <text:p>9.00338889</text:p>
              </table:table-cell>
              <table:table-cell office:value-type="float" office:value="9.00421121">
                <text:p>9.00421121</text:p>
              </table:table-cell>
              <table:table-cell office:value-type="float" office:value="9.0027519">
                <text:p>9.0027519</text:p>
              </table:table-cell>
              <table:table-cell office:value-type="float" office:value="11.00413081">
                <text:p>11.0041308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0.31281245">
                <text:p>10.31281245</text:p>
              </table:table-cell>
              <table:table-cell office:value-type="float" office:value="9.00723386">
                <text:p>9.00723386</text:p>
              </table:table-cell>
              <table:table-cell office:value-type="float" office:value="9.00277582">
                <text:p>9.00277582</text:p>
              </table:table-cell>
              <table:table-cell office:value-type="float" office:value="9.21940503">
                <text:p>9.21940503</text:p>
              </table:table-cell>
              <table:table-cell office:value-type="float" office:value="9.00370055">
                <text:p>9.00370055</text:p>
              </table:table-cell>
              <table:table-cell office:value-type="float" office:value="9.00272934">
                <text:p>9.00272934</text:p>
              </table:table-cell>
              <table:table-cell office:value-type="float" office:value="11.33724512">
                <text:p>11.337245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.75395577">
                <text:p>8.75395577</text:p>
              </table:table-cell>
              <table:table-cell office:value-type="float" office:value="9.0081915">
                <text:p>9.0081915</text:p>
              </table:table-cell>
              <table:table-cell office:value-type="float" office:value="9.00307306">
                <text:p>9.00307306</text:p>
              </table:table-cell>
              <table:table-cell office:value-type="float" office:value="9.01050897">
                <text:p>9.01050897</text:p>
              </table:table-cell>
              <table:table-cell office:value-type="float" office:value="9.00349571">
                <text:p>9.00349571</text:p>
              </table:table-cell>
              <table:table-cell office:value-type="float" office:value="9.00388684">
                <text:p>9.00388684</text:p>
              </table:table-cell>
              <table:table-cell office:value-type="float" office:value="11.67058162">
                <text:p>11.6705816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.00297245">
                <text:p>9.00297245</text:p>
              </table:table-cell>
              <table:table-cell office:value-type="float" office:value="9.00742661">
                <text:p>9.00742661</text:p>
              </table:table-cell>
              <table:table-cell office:value-type="float" office:value="9.00289782">
                <text:p>9.00289782</text:p>
              </table:table-cell>
              <table:table-cell office:value-type="float" office:value="9.00327737">
                <text:p>9.00327737</text:p>
              </table:table-cell>
              <table:table-cell office:value-type="float" office:value="9.00366899">
                <text:p>9.00366899</text:p>
              </table:table-cell>
              <table:table-cell office:value-type="float" office:value="9.00463591">
                <text:p>9.00463591</text:p>
              </table:table-cell>
              <table:table-cell office:value-type="float" office:value="12.00332602">
                <text:p>12.0033260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.25300945">
                <text:p>9.25300945</text:p>
              </table:table-cell>
              <table:table-cell office:value-type="float" office:value="10.01054212">
                <text:p>10.01054212</text:p>
              </table:table-cell>
              <table:table-cell office:value-type="float" office:value="10.00372903">
                <text:p>10.00372903</text:p>
              </table:table-cell>
              <table:table-cell office:value-type="float" office:value="10.0034504">
                <text:p>10.0034504</text:p>
              </table:table-cell>
              <table:table-cell office:value-type="float" office:value="10.0033019">
                <text:p>10.0033019</text:p>
              </table:table-cell>
              <table:table-cell office:value-type="float" office:value="9.25296667">
                <text:p>9.25296667</text:p>
              </table:table-cell>
              <table:table-cell office:value-type="float" office:value="12.33679923">
                <text:p>12.3367992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.5036346">
                <text:p>9.5036346</text:p>
              </table:table-cell>
              <table:table-cell office:value-type="float" office:value="10.00756719">
                <text:p>10.00756719</text:p>
              </table:table-cell>
              <table:table-cell office:value-type="float" office:value="10.00285568">
                <text:p>10.00285568</text:p>
              </table:table-cell>
              <table:table-cell office:value-type="float" office:value="10.00354143">
                <text:p>10.00354143</text:p>
              </table:table-cell>
              <table:table-cell office:value-type="float" office:value="10.0032653">
                <text:p>10.0032653</text:p>
              </table:table-cell>
              <table:table-cell office:value-type="float" office:value="9.50300388">
                <text:p>9.50300388</text:p>
              </table:table-cell>
              <table:table-cell office:value-type="float" office:value="12.67009619">
                <text:p>12.670096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.75309429">
                <text:p>9.75309429</text:p>
              </table:table-cell>
              <table:table-cell office:value-type="float" office:value="10.01072994">
                <text:p>10.01072994</text:p>
              </table:table-cell>
              <table:table-cell office:value-type="float" office:value="10.00292455">
                <text:p>10.00292455</text:p>
              </table:table-cell>
              <table:table-cell office:value-type="float" office:value="10.06209215">
                <text:p>10.06209215</text:p>
              </table:table-cell>
              <table:table-cell office:value-type="float" office:value="10.00403752">
                <text:p>10.00403752</text:p>
              </table:table-cell>
              <table:table-cell office:value-type="float" office:value="10.00275976">
                <text:p>10.00275976</text:p>
              </table:table-cell>
              <table:table-cell office:value-type="float" office:value="13.0034604">
                <text:p>13.00346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02569524">
                <text:p>10.02569524</text:p>
              </table:table-cell>
              <table:table-cell office:value-type="float" office:value="10.00835142">
                <text:p>10.00835142</text:p>
              </table:table-cell>
              <table:table-cell office:value-type="float" office:value="10.00308281">
                <text:p>10.00308281</text:p>
              </table:table-cell>
              <table:table-cell office:value-type="float" office:value="10.14618297">
                <text:p>10.14618297</text:p>
              </table:table-cell>
              <table:table-cell office:value-type="float" office:value="10.00315842">
                <text:p>10.00315842</text:p>
              </table:table-cell>
              <table:table-cell office:value-type="float" office:value="10.00284682">
                <text:p>10.00284682</text:p>
              </table:table-cell>
              <table:table-cell office:value-type="float" office:value="13.33848944">
                <text:p>13.3384894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.26030331">
                <text:p>10.26030331</text:p>
              </table:table-cell>
              <table:table-cell office:value-type="float" office:value="11.00860455">
                <text:p>11.00860455</text:p>
              </table:table-cell>
              <table:table-cell office:value-type="float" office:value="11.00292266">
                <text:p>11.00292266</text:p>
              </table:table-cell>
              <table:table-cell office:value-type="float" office:value="11.00952244">
                <text:p>11.00952244</text:p>
              </table:table-cell>
              <table:table-cell office:value-type="float" office:value="11.00354173">
                <text:p>11.00354173</text:p>
              </table:table-cell>
              <table:table-cell office:value-type="float" office:value="10.50279559">
                <text:p>10.50279559</text:p>
              </table:table-cell>
              <table:table-cell office:value-type="float" office:value="13.67019303">
                <text:p>13.6701930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.50685106">
                <text:p>10.50685106</text:p>
              </table:table-cell>
              <table:table-cell office:value-type="float" office:value="11.01071969">
                <text:p>11.01071969</text:p>
              </table:table-cell>
              <table:table-cell office:value-type="float" office:value="11.00324468">
                <text:p>11.00324468</text:p>
              </table:table-cell>
              <table:table-cell office:value-type="float" office:value="11.00530396">
                <text:p>11.00530396</text:p>
              </table:table-cell>
              <table:table-cell office:value-type="float" office:value="11.00375433">
                <text:p>11.00375433</text:p>
              </table:table-cell>
              <table:table-cell office:value-type="float" office:value="10.50274114">
                <text:p>10.50274114</text:p>
              </table:table-cell>
              <table:table-cell office:value-type="float" office:value="14.00369066">
                <text:p>14.0036906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0.75305134">
                <text:p>10.75305134</text:p>
              </table:table-cell>
              <table:table-cell office:value-type="float" office:value="11.00868731">
                <text:p>11.00868731</text:p>
              </table:table-cell>
              <table:table-cell office:value-type="float" office:value="11.00356092">
                <text:p>11.00356092</text:p>
              </table:table-cell>
              <table:table-cell office:value-type="float" office:value="11.00363563">
                <text:p>11.00363563</text:p>
              </table:table-cell>
              <table:table-cell office:value-type="float" office:value="11.00373386">
                <text:p>11.00373386</text:p>
              </table:table-cell>
              <table:table-cell office:value-type="float" office:value="10.75279306">
                <text:p>10.75279306</text:p>
              </table:table-cell>
              <table:table-cell office:value-type="float" office:value="14.33752511">
                <text:p>14.3375251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.00348408">
                <text:p>11.00348408</text:p>
              </table:table-cell>
              <table:table-cell office:value-type="float" office:value="11.00947015">
                <text:p>11.00947015</text:p>
              </table:table-cell>
              <table:table-cell office:value-type="float" office:value="11.00305807">
                <text:p>11.00305807</text:p>
              </table:table-cell>
              <table:table-cell office:value-type="float" office:value="11.00631749">
                <text:p>11.00631749</text:p>
              </table:table-cell>
              <table:table-cell office:value-type="float" office:value="11.00333197">
                <text:p>11.00333197</text:p>
              </table:table-cell>
              <table:table-cell office:value-type="float" office:value="11.00280272">
                <text:p>11.00280272</text:p>
              </table:table-cell>
              <table:table-cell office:value-type="float" office:value="14.66994567">
                <text:p>14.6699456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25366835">
                <text:p>11.25366835</text:p>
              </table:table-cell>
              <table:table-cell office:value-type="float" office:value="12.0093333">
                <text:p>12.0093333</text:p>
              </table:table-cell>
              <table:table-cell office:value-type="float" office:value="12.00299478">
                <text:p>12.00299478</text:p>
              </table:table-cell>
              <table:table-cell office:value-type="float" office:value="12.00386161">
                <text:p>12.00386161</text:p>
              </table:table-cell>
              <table:table-cell office:value-type="float" office:value="12.00425783">
                <text:p>12.00425783</text:p>
              </table:table-cell>
              <table:table-cell office:value-type="float" office:value="12.0027811">
                <text:p>12.0027811</text:p>
              </table:table-cell>
              <table:table-cell office:value-type="float" office:value="15.0038024">
                <text:p>15.003802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50317745">
                <text:p>11.50317745</text:p>
              </table:table-cell>
              <table:table-cell office:value-type="float" office:value="12.01159736">
                <text:p>12.01159736</text:p>
              </table:table-cell>
              <table:table-cell office:value-type="float" office:value="12.00312073">
                <text:p>12.00312073</text:p>
              </table:table-cell>
              <table:table-cell office:value-type="float" office:value="12.01985646">
                <text:p>12.01985646</text:p>
              </table:table-cell>
              <table:table-cell office:value-type="float" office:value="12.00355756">
                <text:p>12.00355756</text:p>
              </table:table-cell>
              <table:table-cell office:value-type="float" office:value="12.00295284">
                <text:p>12.00295284</text:p>
              </table:table-cell>
              <table:table-cell office:value-type="float" office:value="15.33699392">
                <text:p>15.3369939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75436691">
                <text:p>11.75436691</text:p>
              </table:table-cell>
              <table:table-cell office:value-type="float" office:value="12.00862595">
                <text:p>12.00862595</text:p>
              </table:table-cell>
              <table:table-cell office:value-type="float" office:value="12.00305093">
                <text:p>12.00305093</text:p>
              </table:table-cell>
              <table:table-cell office:value-type="float" office:value="12.1759291">
                <text:p>12.1759291</text:p>
              </table:table-cell>
              <table:table-cell office:value-type="float" office:value="12.00341458">
                <text:p>12.00341458</text:p>
              </table:table-cell>
              <table:table-cell office:value-type="float" office:value="12.00286238">
                <text:p>12.00286238</text:p>
              </table:table-cell>
              <table:table-cell office:value-type="float" office:value="15.67051335">
                <text:p>15.6705133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.00367025">
                <text:p>12.00367025</text:p>
              </table:table-cell>
              <table:table-cell office:value-type="float" office:value="12.00969131">
                <text:p>12.00969131</text:p>
              </table:table-cell>
              <table:table-cell office:value-type="float" office:value="12.00371538">
                <text:p>12.00371538</text:p>
              </table:table-cell>
              <table:table-cell office:value-type="float" office:value="12.02210633">
                <text:p>12.02210633</text:p>
              </table:table-cell>
              <table:table-cell office:value-type="float" office:value="12.00385711">
                <text:p>12.00385711</text:p>
              </table:table-cell>
              <table:table-cell office:value-type="float" office:value="12.00291106">
                <text:p>12.00291106</text:p>
              </table:table-cell>
              <table:table-cell office:value-type="float" office:value="16.00566223">
                <text:p>16.0056622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2.25474557">
                <text:p>12.25474557</text:p>
              </table:table-cell>
              <table:table-cell office:value-type="float" office:value="13.01036245">
                <text:p>13.01036245</text:p>
              </table:table-cell>
              <table:table-cell office:value-type="float" office:value="13.00312146">
                <text:p>13.00312146</text:p>
              </table:table-cell>
              <table:table-cell office:value-type="float" office:value="13.00368349">
                <text:p>13.00368349</text:p>
              </table:table-cell>
              <table:table-cell office:value-type="float" office:value="13.00402915">
                <text:p>13.00402915</text:p>
              </table:table-cell>
              <table:table-cell office:value-type="float" office:value="13.00427088">
                <text:p>13.00427088</text:p>
              </table:table-cell>
              <table:table-cell office:value-type="float" office:value="16.3393042">
                <text:p>16.339304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.50347074">
                <text:p>12.50347074</text:p>
              </table:table-cell>
              <table:table-cell office:value-type="float" office:value="13.00817416">
                <text:p>13.00817416</text:p>
              </table:table-cell>
              <table:table-cell office:value-type="float" office:value="13.00320672">
                <text:p>13.00320672</text:p>
              </table:table-cell>
              <table:table-cell office:value-type="float" office:value="13.01463828">
                <text:p>13.01463828</text:p>
              </table:table-cell>
              <table:table-cell office:value-type="float" office:value="13.00384635">
                <text:p>13.00384635</text:p>
              </table:table-cell>
              <table:table-cell office:value-type="float" office:value="13.00430094">
                <text:p>13.00430094</text:p>
              </table:table-cell>
              <table:table-cell office:value-type="float" office:value="16.67403206">
                <text:p>16.6740320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2.75319937">
                <text:p>12.75319937</text:p>
              </table:table-cell>
              <table:table-cell office:value-type="float" office:value="13.01018111">
                <text:p>13.01018111</text:p>
              </table:table-cell>
              <table:table-cell office:value-type="float" office:value="13.00309141">
                <text:p>13.00309141</text:p>
              </table:table-cell>
              <table:table-cell office:value-type="float" office:value="13.0180465">
                <text:p>13.0180465</text:p>
              </table:table-cell>
              <table:table-cell office:value-type="float" office:value="13.00416878">
                <text:p>13.00416878</text:p>
              </table:table-cell>
              <table:table-cell office:value-type="float" office:value="13.00441976">
                <text:p>13.00441976</text:p>
              </table:table-cell>
              <table:table-cell office:value-type="float" office:value="17.0062134">
                <text:p>17.006213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.00365025">
                <text:p>13.00365025</text:p>
              </table:table-cell>
              <table:table-cell office:value-type="float" office:value="13.00928771">
                <text:p>13.00928771</text:p>
              </table:table-cell>
              <table:table-cell office:value-type="float" office:value="13.00318155">
                <text:p>13.00318155</text:p>
              </table:table-cell>
              <table:table-cell office:value-type="float" office:value="13.00417804">
                <text:p>13.00417804</text:p>
              </table:table-cell>
              <table:table-cell office:value-type="float" office:value="13.00351796">
                <text:p>13.00351796</text:p>
              </table:table-cell>
              <table:table-cell office:value-type="float" office:value="13.00300166">
                <text:p>13.00300166</text:p>
              </table:table-cell>
              <table:table-cell office:value-type="float" office:value="17.33971442">
                <text:p>17.3397144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3.25299587">
                <text:p>13.25299587</text:p>
              </table:table-cell>
              <table:table-cell office:value-type="float" office:value="14.01099286">
                <text:p>14.01099286</text:p>
              </table:table-cell>
              <table:table-cell office:value-type="float" office:value="14.00393597">
                <text:p>14.00393597</text:p>
              </table:table-cell>
              <table:table-cell office:value-type="float" office:value="14.0037917">
                <text:p>14.0037917</text:p>
              </table:table-cell>
              <table:table-cell office:value-type="float" office:value="14.00385797">
                <text:p>14.00385797</text:p>
              </table:table-cell>
              <table:table-cell office:value-type="float" office:value="13.25295951">
                <text:p>13.25295951</text:p>
              </table:table-cell>
              <table:table-cell office:value-type="float" office:value="17.67299197">
                <text:p>17.6729919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.50431027">
                <text:p>13.50431027</text:p>
              </table:table-cell>
              <table:table-cell office:value-type="float" office:value="14.01214017">
                <text:p>14.01214017</text:p>
              </table:table-cell>
              <table:table-cell office:value-type="float" office:value="14.00321296">
                <text:p>14.00321296</text:p>
              </table:table-cell>
              <table:table-cell office:value-type="float" office:value="14.01732517">
                <text:p>14.01732517</text:p>
              </table:table-cell>
              <table:table-cell office:value-type="float" office:value="14.00326202">
                <text:p>14.00326202</text:p>
              </table:table-cell>
              <table:table-cell office:value-type="float" office:value="13.50294247">
                <text:p>13.50294247</text:p>
              </table:table-cell>
              <table:table-cell office:value-type="float" office:value="18.00623741">
                <text:p>18.0062374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3.75274725">
                <text:p>13.75274725</text:p>
              </table:table-cell>
              <table:table-cell office:value-type="float" office:value="14.01190201">
                <text:p>14.01190201</text:p>
              </table:table-cell>
              <table:table-cell office:value-type="float" office:value="14.00322815">
                <text:p>14.00322815</text:p>
              </table:table-cell>
              <table:table-cell office:value-type="float" office:value="14.00644521">
                <text:p>14.00644521</text:p>
              </table:table-cell>
              <table:table-cell office:value-type="float" office:value="14.00340668">
                <text:p>14.00340668</text:p>
              </table:table-cell>
              <table:table-cell office:value-type="float" office:value="14.00300136">
                <text:p>14.00300136</text:p>
              </table:table-cell>
              <table:table-cell office:value-type="float" office:value="18.34024576">
                <text:p>18.3402457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.00337349">
                <text:p>14.00337349</text:p>
              </table:table-cell>
              <table:table-cell office:value-type="float" office:value="14.00966223">
                <text:p>14.00966223</text:p>
              </table:table-cell>
              <table:table-cell office:value-type="float" office:value="14.0031653">
                <text:p>14.0031653</text:p>
              </table:table-cell>
              <table:table-cell office:value-type="float" office:value="14.29689353">
                <text:p>14.29689353</text:p>
              </table:table-cell>
              <table:table-cell office:value-type="float" office:value="14.0028476">
                <text:p>14.0028476</text:p>
              </table:table-cell>
              <table:table-cell office:value-type="float" office:value="14.0029311">
                <text:p>14.0029311</text:p>
              </table:table-cell>
              <table:table-cell office:value-type="float" office:value="18.67301259">
                <text:p>18.6730125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.2546126">
                <text:p>14.2546126</text:p>
              </table:table-cell>
              <table:table-cell office:value-type="float" office:value="14.74014554">
                <text:p>14.74014554</text:p>
              </table:table-cell>
              <table:table-cell office:value-type="float" office:value="14.33657751">
                <text:p>14.33657751</text:p>
              </table:table-cell>
              <table:table-cell office:value-type="float" office:value="14.3376382">
                <text:p>14.3376382</text:p>
              </table:table-cell>
              <table:table-cell office:value-type="float" office:value="14.33707323">
                <text:p>14.33707323</text:p>
              </table:table-cell>
              <table:table-cell office:value-type="float" office:value="14.50299072">
                <text:p>14.50299072</text:p>
              </table:table-cell>
              <table:table-cell office:value-type="float" office:value="19.00783968">
                <text:p>19.0078396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.50430431">
                <text:p>14.50430431</text:p>
              </table:table-cell>
              <table:table-cell office:value-type="float" office:value="14.86613142">
                <text:p>14.86613142</text:p>
              </table:table-cell>
              <table:table-cell office:value-type="float" office:value="14.50314133">
                <text:p>14.50314133</text:p>
              </table:table-cell>
              <table:table-cell office:value-type="float" office:value="14.50434987">
                <text:p>14.50434987</text:p>
              </table:table-cell>
              <table:table-cell office:value-type="float" office:value="14.50357412">
                <text:p>14.50357412</text:p>
              </table:table-cell>
              <table:table-cell office:value-type="float" office:value="14.50295942">
                <text:p>14.50295942</text:p>
              </table:table-cell>
              <table:table-cell office:value-type="float" office:value="19.33938454">
                <text:p>19.3393845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.76746048">
                <text:p>14.76746048</text:p>
              </table:table-cell>
              <table:table-cell office:value-type="float" office:value="14.94245786">
                <text:p>14.94245786</text:p>
              </table:table-cell>
              <table:table-cell office:value-type="float" office:value="14.75405244">
                <text:p>14.75405244</text:p>
              </table:table-cell>
              <table:table-cell office:value-type="float" office:value="14.75484923">
                <text:p>14.75484923</text:p>
              </table:table-cell>
              <table:table-cell office:value-type="float" office:value="14.76326637">
                <text:p>14.76326637</text:p>
              </table:table-cell>
              <table:table-cell office:value-type="float" office:value="14.75307513">
                <text:p>14.75307513</text:p>
              </table:table-cell>
              <table:table-cell office:value-type="float" office:value="19.67250675">
                <text:p>19.672506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.00734772">
                <text:p>15.00734772</text:p>
              </table:table-cell>
              <table:table-cell office:value-type="float" office:value="15.0103103">
                <text:p>15.0103103</text:p>
              </table:table-cell>
              <table:table-cell office:value-type="float" office:value="15.00342792">
                <text:p>15.00342792</text:p>
              </table:table-cell>
              <table:table-cell office:value-type="float" office:value="15.00439398">
                <text:p>15.00439398</text:p>
              </table:table-cell>
              <table:table-cell office:value-type="float" office:value="15.00429491">
                <text:p>15.00429491</text:p>
              </table:table-cell>
              <table:table-cell office:value-type="float" office:value="15.00306662">
                <text:p>15.00306662</text:p>
              </table:table-cell>
              <table:table-cell office:value-type="float" office:value="20.006956">
                <text:p>20.00695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.25312692">
                <text:p>15.25312692</text:p>
              </table:table-cell>
              <table:table-cell office:value-type="float" office:value="15.78211948">
                <text:p>15.78211948</text:p>
              </table:table-cell>
              <table:table-cell office:value-type="float" office:value="15.50380197">
                <text:p>15.50380197</text:p>
              </table:table-cell>
              <table:table-cell office:value-type="float" office:value="15.50692721">
                <text:p>15.50692721</text:p>
              </table:table-cell>
              <table:table-cell office:value-type="float" office:value="15.50447321">
                <text:p>15.50447321</text:p>
              </table:table-cell>
              <table:table-cell office:value-type="float" office:value="16.00298661">
                <text:p>16.00298661</text:p>
              </table:table-cell>
              <table:table-cell office:value-type="float" office:value="20.34009966">
                <text:p>20.3400996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.50994016">
                <text:p>15.50994016</text:p>
              </table:table-cell>
              <table:table-cell office:value-type="float" office:value="15.87155395">
                <text:p>15.87155395</text:p>
              </table:table-cell>
              <table:table-cell office:value-type="float" office:value="15.50346654">
                <text:p>15.50346654</text:p>
              </table:table-cell>
              <table:table-cell office:value-type="float" office:value="15.51482956">
                <text:p>15.51482956</text:p>
              </table:table-cell>
              <table:table-cell office:value-type="float" office:value="15.50440553">
                <text:p>15.50440553</text:p>
              </table:table-cell>
              <table:table-cell office:value-type="float" office:value="16.00293986">
                <text:p>16.00293986</text:p>
              </table:table-cell>
              <table:table-cell office:value-type="float" office:value="20.67304066">
                <text:p>20.6730406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76124036">
                <text:p>15.76124036</text:p>
              </table:table-cell>
              <table:table-cell office:value-type="float" office:value="15.76370789">
                <text:p>15.76370789</text:p>
              </table:table-cell>
              <table:table-cell office:value-type="float" office:value="16.00352763">
                <text:p>16.00352763</text:p>
              </table:table-cell>
              <table:table-cell office:value-type="float" office:value="16.01983579">
                <text:p>16.01983579</text:p>
              </table:table-cell>
              <table:table-cell office:value-type="float" office:value="16.00416548">
                <text:p>16.00416548</text:p>
              </table:table-cell>
              <table:table-cell office:value-type="float" office:value="16.00301865">
                <text:p>16.00301865</text:p>
              </table:table-cell>
              <table:table-cell office:value-type="float" office:value="21.00720152">
                <text:p>21.0072015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.89250608">
                <text:p>18.89250608</text:p>
              </table:table-cell>
              <table:table-cell office:value-type="float" office:value="16.01195131">
                <text:p>16.01195131</text:p>
              </table:table-cell>
              <table:table-cell office:value-type="float" office:value="16.0031608">
                <text:p>16.0031608</text:p>
              </table:table-cell>
              <table:table-cell office:value-type="float" office:value="16.01832265">
                <text:p>16.01832265</text:p>
              </table:table-cell>
              <table:table-cell office:value-type="float" office:value="16.00395757">
                <text:p>16.00395757</text:p>
              </table:table-cell>
              <table:table-cell office:value-type="float" office:value="16.00299818">
                <text:p>16.00299818</text:p>
              </table:table-cell>
              <table:table-cell office:value-type="float" office:value="21.33950724">
                <text:p>21.3395072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.25627898">
                <text:p>16.25627898</text:p>
              </table:table-cell>
              <table:table-cell office:value-type="float" office:value="16.26222996">
                <text:p>16.26222996</text:p>
              </table:table-cell>
              <table:table-cell office:value-type="float" office:value="17.00348717">
                <text:p>17.00348717</text:p>
              </table:table-cell>
              <table:table-cell office:value-type="float" office:value="17.00515326">
                <text:p>17.00515326</text:p>
              </table:table-cell>
              <table:table-cell office:value-type="float" office:value="17.00401545">
                <text:p>17.00401545</text:p>
              </table:table-cell>
              <table:table-cell office:value-type="float" office:value="17.00303691">
                <text:p>17.00303691</text:p>
              </table:table-cell>
              <table:table-cell office:value-type="float" office:value="21.67337708">
                <text:p>21.6733770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.50713302">
                <text:p>16.50713302</text:p>
              </table:table-cell>
              <table:table-cell office:value-type="float" office:value="16.51294197">
                <text:p>16.51294197</text:p>
              </table:table-cell>
              <table:table-cell office:value-type="float" office:value="17.00414215">
                <text:p>17.00414215</text:p>
              </table:table-cell>
              <table:table-cell office:value-type="float" office:value="17.02033876">
                <text:p>17.02033876</text:p>
              </table:table-cell>
              <table:table-cell office:value-type="float" office:value="17.00495097">
                <text:p>17.00495097</text:p>
              </table:table-cell>
              <table:table-cell office:value-type="float" office:value="17.00309754">
                <text:p>17.00309754</text:p>
              </table:table-cell>
              <table:table-cell office:value-type="float" office:value="22.00701573">
                <text:p>22.0070157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.84855522">
                <text:p>16.84855522</text:p>
              </table:table-cell>
              <table:table-cell office:value-type="float" office:value="16.76558189">
                <text:p>16.76558189</text:p>
              </table:table-cell>
              <table:table-cell office:value-type="float" office:value="17.00675871">
                <text:p>17.00675871</text:p>
              </table:table-cell>
              <table:table-cell office:value-type="float" office:value="17.11645689">
                <text:p>17.11645689</text:p>
              </table:table-cell>
              <table:table-cell office:value-type="float" office:value="17.00423455">
                <text:p>17.00423455</text:p>
              </table:table-cell>
              <table:table-cell office:value-type="float" office:value="17.0030268">
                <text:p>17.0030268</text:p>
              </table:table-cell>
              <table:table-cell office:value-type="float" office:value="22.34109725">
                <text:p>22.3410972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.09717861">
                <text:p>17.09717861</text:p>
              </table:table-cell>
              <table:table-cell office:value-type="float" office:value="17.01075589">
                <text:p>17.01075589</text:p>
              </table:table-cell>
              <table:table-cell office:value-type="float" office:value="17.00430252">
                <text:p>17.00430252</text:p>
              </table:table-cell>
              <table:table-cell office:value-type="float" office:value="17.00526555">
                <text:p>17.00526555</text:p>
              </table:table-cell>
              <table:table-cell office:value-type="float" office:value="17.00400715">
                <text:p>17.00400715</text:p>
              </table:table-cell>
              <table:table-cell office:value-type="float" office:value="17.0029887">
                <text:p>17.0029887</text:p>
              </table:table-cell>
              <table:table-cell office:value-type="float" office:value="22.67413538">
                <text:p>22.6741353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.3477556">
                <text:p>17.3477556</text:p>
              </table:table-cell>
              <table:table-cell office:value-type="float" office:value="17.26648999">
                <text:p>17.26648999</text:p>
              </table:table-cell>
              <table:table-cell office:value-type="float" office:value="17.2536149">
                <text:p>17.2536149</text:p>
              </table:table-cell>
              <table:table-cell office:value-type="float" office:value="17.25466899">
                <text:p>17.25466899</text:p>
              </table:table-cell>
              <table:table-cell office:value-type="float" office:value="17.25395046">
                <text:p>17.25395046</text:p>
              </table:table-cell>
              <table:table-cell office:value-type="float" office:value="17.25308414">
                <text:p>17.25308414</text:p>
              </table:table-cell>
              <table:table-cell office:value-type="float" office:value="23.0056686">
                <text:p>23.00566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83314044">
                <text:p>17.83314044</text:p>
              </table:table-cell>
              <table:table-cell office:value-type="float" office:value="17.51175861">
                <text:p>17.51175861</text:p>
              </table:table-cell>
              <table:table-cell office:value-type="float" office:value="17.50349627">
                <text:p>17.50349627</text:p>
              </table:table-cell>
              <table:table-cell office:value-type="float" office:value="17.50423466">
                <text:p>17.50423466</text:p>
              </table:table-cell>
              <table:table-cell office:value-type="float" office:value="17.50454159">
                <text:p>17.50454159</text:p>
              </table:table-cell>
              <table:table-cell office:value-type="float" office:value="17.50312735">
                <text:p>17.50312735</text:p>
              </table:table-cell>
              <table:table-cell office:value-type="float" office:value="23.34012585">
                <text:p>23.3401258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8.85203059">
                <text:p>18.85203059</text:p>
              </table:table-cell>
              <table:table-cell office:value-type="float" office:value="17.76169817">
                <text:p>17.76169817</text:p>
              </table:table-cell>
              <table:table-cell office:value-type="float" office:value="18.00352147">
                <text:p>18.00352147</text:p>
              </table:table-cell>
              <table:table-cell office:value-type="float" office:value="18.00683339">
                <text:p>18.00683339</text:p>
              </table:table-cell>
              <table:table-cell office:value-type="float" office:value="18.00505515">
                <text:p>18.00505515</text:p>
              </table:table-cell>
              <table:table-cell office:value-type="float" office:value="18.00312515">
                <text:p>18.00312515</text:p>
              </table:table-cell>
              <table:table-cell office:value-type="float" office:value="23.67322796">
                <text:p>23.6732279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.09369498">
                <text:p>18.09369498</text:p>
              </table:table-cell>
              <table:table-cell office:value-type="float" office:value="18.01160791">
                <text:p>18.01160791</text:p>
              </table:table-cell>
              <table:table-cell office:value-type="float" office:value="18.00359631">
                <text:p>18.00359631</text:p>
              </table:table-cell>
              <table:table-cell office:value-type="float" office:value="18.01176639">
                <text:p>18.01176639</text:p>
              </table:table-cell>
              <table:table-cell office:value-type="float" office:value="18.00416108">
                <text:p>18.00416108</text:p>
              </table:table-cell>
              <table:table-cell office:value-type="float" office:value="18.0031118">
                <text:p>18.0031118</text:p>
              </table:table-cell>
              <table:table-cell office:value-type="float" office:value="24.01034331">
                <text:p>24.0103433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8.25748198">
                <text:p>18.25748198</text:p>
              </table:table-cell>
              <table:table-cell office:value-type="float" office:value="18.26212479">
                <text:p>18.26212479</text:p>
              </table:table-cell>
              <table:table-cell office:value-type="float" office:value="18.50435024">
                <text:p>18.50435024</text:p>
              </table:table-cell>
              <table:table-cell office:value-type="float" office:value="18.50458903">
                <text:p>18.50458903</text:p>
              </table:table-cell>
              <table:table-cell office:value-type="float" office:value="18.50508033">
                <text:p>18.50508033</text:p>
              </table:table-cell>
              <table:table-cell office:value-type="float" office:value="18.50314214">
                <text:p>18.50314214</text:p>
              </table:table-cell>
              <table:table-cell office:value-type="float" office:value="24.34070287">
                <text:p>24.3407028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8.59271701">
                <text:p>18.59271701</text:p>
              </table:table-cell>
              <table:table-cell office:value-type="float" office:value="18.51362442">
                <text:p>18.51362442</text:p>
              </table:table-cell>
              <table:table-cell office:value-type="float" office:value="18.50360869">
                <text:p>18.50360869</text:p>
              </table:table-cell>
              <table:table-cell office:value-type="float" office:value="18.50499915">
                <text:p>18.50499915</text:p>
              </table:table-cell>
              <table:table-cell office:value-type="float" office:value="18.50424254">
                <text:p>18.50424254</text:p>
              </table:table-cell>
              <table:table-cell office:value-type="float" office:value="18.50333777">
                <text:p>18.50333777</text:p>
              </table:table-cell>
              <table:table-cell office:value-type="float" office:value="24.67405131">
                <text:p>24.6740513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8.75381703">
                <text:p>18.75381703</text:p>
              </table:table-cell>
              <table:table-cell office:value-type="float" office:value="18.76355234">
                <text:p>18.76355234</text:p>
              </table:table-cell>
              <table:table-cell office:value-type="float" office:value="18.75423344">
                <text:p>18.75423344</text:p>
              </table:table-cell>
              <table:table-cell office:value-type="float" office:value="18.75478603">
                <text:p>18.75478603</text:p>
              </table:table-cell>
              <table:table-cell office:value-type="float" office:value="18.75627353">
                <text:p>18.75627353</text:p>
              </table:table-cell>
              <table:table-cell office:value-type="float" office:value="18.75305918">
                <text:p>18.75305918</text:p>
              </table:table-cell>
              <table:table-cell office:value-type="float" office:value="25.00800866">
                <text:p>25.0080086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9.01239114">
                <text:p>19.01239114</text:p>
              </table:table-cell>
              <table:table-cell office:value-type="float" office:value="19.01202535">
                <text:p>19.01202535</text:p>
              </table:table-cell>
              <table:table-cell office:value-type="float" office:value="19.00352457">
                <text:p>19.00352457</text:p>
              </table:table-cell>
              <table:table-cell office:value-type="float" office:value="19.00450198">
                <text:p>19.00450198</text:p>
              </table:table-cell>
              <table:table-cell office:value-type="float" office:value="19.00489684">
                <text:p>19.00489684</text:p>
              </table:table-cell>
              <table:table-cell office:value-type="float" office:value="19.00313033">
                <text:p>19.00313033</text:p>
              </table:table-cell>
              <table:table-cell office:value-type="float" office:value="25.34205001">
                <text:p>25.342050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9.25632286">
                <text:p>19.25632286</text:p>
              </table:table-cell>
              <table:table-cell office:value-type="float" office:value="19.26153939">
                <text:p>19.26153939</text:p>
              </table:table-cell>
              <table:table-cell office:value-type="float" office:value="20.00363541">
                <text:p>20.00363541</text:p>
              </table:table-cell>
              <table:table-cell office:value-type="float" office:value="20.00672735">
                <text:p>20.00672735</text:p>
              </table:table-cell>
              <table:table-cell office:value-type="float" office:value="20.00512652">
                <text:p>20.00512652</text:p>
              </table:table-cell>
              <table:table-cell office:value-type="float" office:value="20.00324795">
                <text:p>20.00324795</text:p>
              </table:table-cell>
              <table:table-cell office:value-type="float" office:value="25.67370139">
                <text:p>25.6737013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9.50479497">
                <text:p>19.50479497</text:p>
              </table:table-cell>
              <table:table-cell office:value-type="float" office:value="19.51455296">
                <text:p>19.51455296</text:p>
              </table:table-cell>
              <table:table-cell office:value-type="float" office:value="20.00357104">
                <text:p>20.00357104</text:p>
              </table:table-cell>
              <table:table-cell office:value-type="float" office:value="20.00510115">
                <text:p>20.00510115</text:p>
              </table:table-cell>
              <table:table-cell office:value-type="float" office:value="20.00504028">
                <text:p>20.00504028</text:p>
              </table:table-cell>
              <table:table-cell office:value-type="float" office:value="20.00324706">
                <text:p>20.00324706</text:p>
              </table:table-cell>
              <table:table-cell office:value-type="float" office:value="26.00793384">
                <text:p>26.0079338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9.78369666">
                <text:p>19.78369666</text:p>
              </table:table-cell>
              <table:table-cell office:value-type="float" office:value="19.76449804">
                <text:p>19.76449804</text:p>
              </table:table-cell>
              <table:table-cell office:value-type="float" office:value="20.00363511">
                <text:p>20.00363511</text:p>
              </table:table-cell>
              <table:table-cell office:value-type="float" office:value="20.18643327">
                <text:p>20.18643327</text:p>
              </table:table-cell>
              <table:table-cell office:value-type="float" office:value="20.00477702">
                <text:p>20.00477702</text:p>
              </table:table-cell>
              <table:table-cell office:value-type="float" office:value="20.0031697">
                <text:p>20.0031697</text:p>
              </table:table-cell>
              <table:table-cell office:value-type="float" office:value="26.3422546">
                <text:p>26.342254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.00734357">
                <text:p>20.00734357</text:p>
              </table:table-cell>
              <table:table-cell office:value-type="float" office:value="20.0166248">
                <text:p>20.0166248</text:p>
              </table:table-cell>
              <table:table-cell office:value-type="float" office:value="20.00451126">
                <text:p>20.00451126</text:p>
              </table:table-cell>
              <table:table-cell office:value-type="float" office:value="20.04438852">
                <text:p>20.04438852</text:p>
              </table:table-cell>
              <table:table-cell office:value-type="float" office:value="20.00425252">
                <text:p>20.00425252</text:p>
              </table:table-cell>
              <table:table-cell office:value-type="float" office:value="20.00320554">
                <text:p>20.00320554</text:p>
              </table:table-cell>
              <table:table-cell office:value-type="float" office:value="26.67523526">
                <text:p>26.675235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